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Pictures/200000EB0001295E0000C7396B21A514.wmf"/>
  <manifest:file-entry manifest:media-type="text/xml" manifest:full-path="Object 4/content.xml"/>
  <manifest:file-entry manifest:media-type="" manifest:full-path="Object 4/Pictures/2000000D000000DD000000DD8384ABF7.svm"/>
  <manifest:file-entry manifest:media-type="" manifest:full-path="Object 4/Pictures/2000000D000000DD000000DD3F0040E4.svm"/>
  <manifest:file-entry manifest:media-type="" manifest:full-path="Object 4/Pictures/2000000D000000DD000000DD539AEB53.svm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422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3.113cm"/>
    </style:style>
    <style:style style:name="ro1" style:family="table-row">
      <style:table-row-properties style:row-height="0.524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padding="0.071cm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40"/>
    <style:style style:name="ce5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frame draw:z-index="2" draw:style-name="gr1" draw:text-style-name="P1" svg:width="29.932cm" svg:height="17.878cm" svg:x="36.381cm" svg:y="14.351cm">
            <draw:object draw:notify-on-update-of-ranges="Arkusz1.V3:Arkusz1.V26 Arkusz1.W2:Arkusz1.W2 Arkusz1.W3:Arkusz1.W26 Arkusz1.V2:Arkusz1.V26 Arkusz1.AC2:Arkusz1.AC2 Arkusz1.AC2:Arkusz1.AC26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15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1" table:number-columns-repeated="995" table:default-cell-style-name="ce2"/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U [V]</text:p>
          </table:table-cell>
          <table:table-cell table:style-name="ce1" office:value-type="string">
            <text:p>I [A]</text:p>
          </table:table-cell>
          <table:table-cell table:style-name="ce1" office:value-type="string">
            <text:p>P_1\ [kW]</text:p>
          </table:table-cell>
          <table:table-cell table:style-name="ce1" office:value-type="string">
            <text:p>cos#v</text:p>
          </table:table-cell>
          <table:table-cell table:style-name="ce1" office:value-type="string">
            <text:p>f [Hz]</text:p>
          </table:table-cell>
          <table:table-cell table:style-name="ce1" office:value-type="string">
            <text:p>n [o/m]</text:p>
          </table:table-cell>
          <table:table-cell table:style-name="ce1" office:value-type="string">
            <text:p>P_2s\ [kNm]</text:p>
          </table:table-cell>
          <table:table-cell table:style-name="ce1" office:value-type="string">
            <text:p>M_s\ [kNm]</text:p>
          </table:table-cell>
          <table:table-cell table:style-name="ce1" office:value-type="string">
            <text:p>U_1\ [V]</text:p>
          </table:table-cell>
          <table:table-cell table:style-name="ce1" office:value-type="string">
            <text:p>U_2\ [V]</text:p>
          </table:table-cell>
          <table:table-cell table:style-name="ce1" office:value-type="string">
            <text:p>U_3\ [V]</text:p>
          </table:table-cell>
          <table:table-cell table:style-name="ce1" office:value-type="string">
            <text:p>I_1\ [A]</text:p>
          </table:table-cell>
          <table:table-cell table:style-name="ce1" office:value-type="string">
            <text:p>I_2\ [A]</text:p>
          </table:table-cell>
          <table:table-cell table:style-name="ce1" office:value-type="string">
            <text:p>I_3\ [A]</text:p>
          </table:table-cell>
          <table:table-cell/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M przesk</text:p>
          </table:table-cell>
          <table:table-cell table:number-columns-repeated="2"/>
          <table:table-cell table:style-name="ce3" office:value-type="string" table:number-columns-spanned="8" table:number-rows-spanned="1">
            <text:p>ŁR</text:p>
          </table:table-cell>
          <table:covered-table-cell table:number-columns-repeated="7"/>
          <table:table-cell table:number-columns-repeated="995"/>
        </table:table-row>
        <table:table-row table:style-name="ro1">
          <table:table-cell table:style-name="ce1" office:value-type="float" office:value="1">
            <text:p>1,00</text:p>
          </table:table-cell>
          <table:table-cell table:style-name="ce1" office:value-type="float" office:value="240.1">
            <text:p>240,10</text:p>
          </table:table-cell>
          <table:table-cell table:style-name="ce1" office:value-type="float" office:value="5.42">
            <text:p>5,42</text:p>
          </table:table-cell>
          <table:table-cell table:style-name="ce1" office:value-type="float" office:value="-1.396">
            <text:p>-1,40</text:p>
          </table:table-cell>
          <table:table-cell table:style-name="ce1" office:value-type="float" office:value="-0.6191">
            <text:p>-0,62</text:p>
          </table:table-cell>
          <table:table-cell table:style-name="ce1" office:value-type="float" office:value="50.03">
            <text:p>50,03</text:p>
          </table:table-cell>
          <table:table-cell table:style-name="ce1" office:value-type="float" office:value="1212.2">
            <text:p>1212,20</text:p>
          </table:table-cell>
          <table:table-cell table:style-name="ce1" office:value-type="float" office:value="-2.872">
            <text:p>-2,87</text:p>
          </table:table-cell>
          <table:table-cell table:style-name="ce1" office:value-type="float" office:value="-0.0226">
            <text:p>-0,02</text:p>
          </table:table-cell>
          <table:table-cell table:style-name="ce1" office:value-type="float" office:value="240.7">
            <text:p>240,70</text:p>
          </table:table-cell>
          <table:table-cell table:style-name="ce1" office:value-type="float" office:value="239.8">
            <text:p>239,80</text:p>
          </table:table-cell>
          <table:table-cell table:style-name="ce1" office:value-type="float" office:value="239.9">
            <text:p>239,90</text:p>
          </table:table-cell>
          <table:table-cell table:style-name="ce1" office:value-type="float" office:value="5.56">
            <text:p>5,56</text:p>
          </table:table-cell>
          <table:table-cell table:style-name="ce1" office:value-type="float" office:value="5.31">
            <text:p>5,31</text:p>
          </table:table-cell>
          <table:table-cell table:style-name="ce1" office:value-type="float" office:value="5.4">
            <text:p>5,40</text:p>
          </table:table-cell>
          <table:table-cell/>
          <table:table-cell table:style-name="ce1" table:formula="of:=([.G2]-[.$R$2])/[.G2]" office:value-type="float" office:value="0.236924599901006">
            <text:p>0,24</text:p>
          </table:table-cell>
          <table:table-cell table:style-name="ce1" office:value-type="float" office:value="925">
            <text:p>925,00</text:p>
          </table:table-cell>
          <table:table-cell table:style-name="ce1" table:formula="of:=[.I2]*1000" office:value-type="float" office:value="-22.6">
            <text:p>-22,60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T [N*m]</text:p>
          </table:table-cell>
          <table:table-cell/>
          <table:table-cell table:style-name="ce3" office:value-type="string" table:number-columns-spanned="4" table:number-rows-spanned="1">
            <text:p>Kloss</text:p>
          </table:table-cell>
          <table:covered-table-cell table:number-columns-repeated="3"/>
          <table:table-cell office:value-type="string">
            <text:p>T_kloss [N*m]</text:p>
          </table:table-cell>
          <table:table-cell table:number-columns-repeated="995"/>
        </table:table-row>
        <table:table-row table:style-name="ro1">
          <table:table-cell table:style-name="ce1" office:value-type="float" office:value="2">
            <text:p>2,00</text:p>
          </table:table-cell>
          <table:table-cell table:style-name="ce1" office:value-type="float" office:value="239.3">
            <text:p>239,30</text:p>
          </table:table-cell>
          <table:table-cell table:style-name="ce1" office:value-type="float" office:value="4.66">
            <text:p>4,66</text:p>
          </table:table-cell>
          <table:table-cell table:style-name="ce1" office:value-type="float" office:value="-1.273">
            <text:p>-1,27</text:p>
          </table:table-cell>
          <table:table-cell table:style-name="ce1" office:value-type="float" office:value="-0.6584">
            <text:p>-0,66</text:p>
          </table:table-cell>
          <table:table-cell table:style-name="ce1" office:value-type="float" office:value="50.03">
            <text:p>50,03</text:p>
          </table:table-cell>
          <table:table-cell table:style-name="ce1" office:value-type="float" office:value="1181">
            <text:p>1181,00</text:p>
          </table:table-cell>
          <table:table-cell table:style-name="ce1" office:value-type="float" office:value="-2.37">
            <text:p>-2,37</text:p>
          </table:table-cell>
          <table:table-cell table:style-name="ce1" office:value-type="float" office:value="-0.0192">
            <text:p>-0,02</text:p>
          </table:table-cell>
          <table:table-cell table:style-name="ce1" office:value-type="float" office:value="239.8">
            <text:p>239,80</text:p>
          </table:table-cell>
          <table:table-cell table:style-name="ce1" office:value-type="float" office:value="239">
            <text:p>239,00</text:p>
          </table:table-cell>
          <table:table-cell table:style-name="ce1" office:value-type="float" office:value="239.1">
            <text:p>239,10</text:p>
          </table:table-cell>
          <table:table-cell table:style-name="ce1" office:value-type="float" office:value="4.78">
            <text:p>4,78</text:p>
          </table:table-cell>
          <table:table-cell table:style-name="ce1" office:value-type="float" office:value="4.57">
            <text:p>4,57</text:p>
          </table:table-cell>
          <table:table-cell table:style-name="ce1" office:value-type="float" office:value="4.64">
            <text:p>4,64</text:p>
          </table:table-cell>
          <table:table-cell/>
          <table:table-cell table:style-name="ce1" table:formula="of:=([.G3]-[.$R$2])/[.G3]" office:value-type="float" office:value="0.216765453005927">
            <text:p>0,22</text:p>
          </table:table-cell>
          <table:table-cell/>
          <table:table-cell table:style-name="ce1" table:formula="of:=[.I3]*1000" office:value-type="float" office:value="-19.2">
            <text:p>-19,20</text:p>
          </table:table-cell>
          <table:table-cell table:number-columns-repeated="2"/>
          <table:table-cell table:formula="of:=(1-[.G2]/1000)" office:value-type="float" office:value="-0.2122">
            <text:p>-0,21</text:p>
          </table:table-cell>
          <table:table-cell table:style-name="ce4" table:formula="of:=1000*[.I2]" office:value-type="float" office:value="-22.6">
            <text:p>-22,6000</text:p>
          </table:table-cell>
          <table:table-cell/>
          <table:table-cell office:value-type="string">
            <text:p>M_k</text:p>
          </table:table-cell>
          <table:table-cell table:formula="of:=MAX([.W3:.W26])" office:value-type="float" office:value="7.2">
            <text:p>7,20</text:p>
          </table:table-cell>
          <table:table-cell table:number-columns-repeated="2"/>
          <table:table-cell table:formula="of:=2*[.$Z$3]/([.V3]/[.$Z$5]+[.$Z$5]/[.V3])" office:value-type="float" office:value="-6.60412400791576">
            <text:p>-6,60</text:p>
          </table:table-cell>
          <table:table-cell table:number-columns-repeated="995"/>
        </table:table-row>
        <table:table-row table:style-name="ro1">
          <table:table-cell table:style-name="ce1" office:value-type="float" office:value="3">
            <text:p>3,00</text:p>
          </table:table-cell>
          <table:table-cell table:style-name="ce1" office:value-type="float" office:value="239.1">
            <text:p>239,10</text:p>
          </table:table-cell>
          <table:table-cell table:style-name="ce1" office:value-type="float" office:value="4.12">
            <text:p>4,12</text:p>
          </table:table-cell>
          <table:table-cell table:style-name="ce1" office:value-type="float" office:value="-1.165">
            <text:p>-1,17</text:p>
          </table:table-cell>
          <table:table-cell table:style-name="ce1" office:value-type="float" office:value="-0.6826">
            <text:p>-0,68</text:p>
          </table:table-cell>
          <table:table-cell table:style-name="ce1" office:value-type="float" office:value="50.03">
            <text:p>50,03</text:p>
          </table:table-cell>
          <table:table-cell table:style-name="ce1" office:value-type="float" office:value="1156.6">
            <text:p>1156,60</text:p>
          </table:table-cell>
          <table:table-cell table:style-name="ce1" office:value-type="float" office:value="-2.025">
            <text:p>-2,03</text:p>
          </table:table-cell>
          <table:table-cell table:style-name="ce1" office:value-type="float" office:value="-0.0167">
            <text:p>-0,02</text:p>
          </table:table-cell>
          <table:table-cell table:style-name="ce1" office:value-type="float" office:value="239.4">
            <text:p>239,40</text:p>
          </table:table-cell>
          <table:table-cell table:number-columns-repeated="2" table:style-name="ce1" office:value-type="float" office:value="238.9">
            <text:p>238,90</text:p>
          </table:table-cell>
          <table:table-cell table:style-name="ce1" office:value-type="float" office:value="4.22">
            <text:p>4,22</text:p>
          </table:table-cell>
          <table:table-cell table:style-name="ce1" office:value-type="float" office:value="4.04">
            <text:p>4,04</text:p>
          </table:table-cell>
          <table:table-cell table:style-name="ce1" office:value-type="float" office:value="4.1">
            <text:p>4,10</text:p>
          </table:table-cell>
          <table:table-cell/>
          <table:table-cell table:style-name="ce1" table:formula="of:=([.G4]-[.$R$2])/[.G4]" office:value-type="float" office:value="0.200242088881203">
            <text:p>0,20</text:p>
          </table:table-cell>
          <table:table-cell/>
          <table:table-cell table:style-name="ce1" table:formula="of:=[.I4]*1000" office:value-type="float" office:value="-16.7">
            <text:p>-16,70</text:p>
          </table:table-cell>
          <table:table-cell table:number-columns-repeated="2"/>
          <table:table-cell table:formula="of:=(1-[.G3]/1000)" office:value-type="float" office:value="-0.181">
            <text:p>-0,18</text:p>
          </table:table-cell>
          <table:table-cell table:style-name="ce4" table:formula="of:=1000*[.I3]" office:value-type="float" office:value="-19.2">
            <text:p>-19,2000</text:p>
          </table:table-cell>
          <table:table-cell/>
          <table:table-cell office:value-type="string">
            <text:p>s_k indeks</text:p>
          </table:table-cell>
          <table:table-cell table:formula="of:=MATCH([.Z3];[.W3:.W26])" office:value-type="float" office:value="23">
            <text:p>23,00</text:p>
          </table:table-cell>
          <table:table-cell table:number-columns-repeated="2"/>
          <table:table-cell table:formula="of:=2*[.$Z$3]/([.V4]/[.$Z$5]+[.$Z$5]/[.V4])" office:value-type="float" office:value="-6.13601963420558">
            <text:p>-6,14</text:p>
          </table:table-cell>
          <table:table-cell table:number-columns-repeated="995"/>
        </table:table-row>
        <table:table-row table:style-name="ro1">
          <table:table-cell table:style-name="ce1" office:value-type="float" office:value="4">
            <text:p>4,00</text:p>
          </table:table-cell>
          <table:table-cell table:style-name="ce1" office:value-type="float" office:value="239.8">
            <text:p>239,80</text:p>
          </table:table-cell>
          <table:table-cell table:style-name="ce1" office:value-type="float" office:value="3.5">
            <text:p>3,50</text:p>
          </table:table-cell>
          <table:table-cell table:style-name="ce1" office:value-type="float" office:value="-1.02">
            <text:p>-1,02</text:p>
          </table:table-cell>
          <table:table-cell table:style-name="ce1" office:value-type="float" office:value="-0.7022">
            <text:p>-0,70</text:p>
          </table:table-cell>
          <table:table-cell table:style-name="ce1" office:value-type="float" office:value="50.03">
            <text:p>50,03</text:p>
          </table:table-cell>
          <table:table-cell table:style-name="ce1" office:value-type="float" office:value="1131.9">
            <text:p>1131,90</text:p>
          </table:table-cell>
          <table:table-cell table:style-name="ce1" office:value-type="float" office:value="-1.649">
            <text:p>-1,65</text:p>
          </table:table-cell>
          <table:table-cell table:style-name="ce1" office:value-type="float" office:value="-0.0139">
            <text:p>-0,01</text:p>
          </table:table-cell>
          <table:table-cell table:style-name="ce1" office:value-type="float" office:value="240.3">
            <text:p>240,30</text:p>
          </table:table-cell>
          <table:table-cell table:style-name="ce1" office:value-type="float" office:value="239.3">
            <text:p>239,30</text:p>
          </table:table-cell>
          <table:table-cell table:style-name="ce1" office:value-type="float" office:value="239.9">
            <text:p>239,90</text:p>
          </table:table-cell>
          <table:table-cell table:style-name="ce1" office:value-type="float" office:value="3.59">
            <text:p>3,59</text:p>
          </table:table-cell>
          <table:table-cell table:style-name="ce1" office:value-type="float" office:value="3.42">
            <text:p>3,42</text:p>
          </table:table-cell>
          <table:table-cell table:style-name="ce1" office:value-type="float" office:value="3.49">
            <text:p>3,49</text:p>
          </table:table-cell>
          <table:table-cell/>
          <table:table-cell table:style-name="ce1" table:formula="of:=([.G5]-[.$R$2])/[.G5]" office:value-type="float" office:value="0.18278999911653">
            <text:p>0,18</text:p>
          </table:table-cell>
          <table:table-cell/>
          <table:table-cell table:style-name="ce1" table:formula="of:=[.I5]*1000" office:value-type="float" office:value="-13.9">
            <text:p>-13,90</text:p>
          </table:table-cell>
          <table:table-cell table:number-columns-repeated="2"/>
          <table:table-cell table:formula="of:=(1-[.G4]/1000)" office:value-type="float" office:value="-0.1566">
            <text:p>-0,16</text:p>
          </table:table-cell>
          <table:table-cell table:style-name="ce4" table:formula="of:=1000*[.I4]" office:value-type="float" office:value="-16.7">
            <text:p>-16,7000</text:p>
          </table:table-cell>
          <table:table-cell/>
          <table:table-cell office:value-type="string">
            <text:p>s_k</text:p>
          </table:table-cell>
          <table:table-cell table:formula="of:=INDEX([.V3:.V26];[.Z4])" office:value-type="float" office:value="0.3235">
            <text:p>0,32</text:p>
          </table:table-cell>
          <table:table-cell table:number-columns-repeated="2"/>
          <table:table-cell table:formula="of:=2*[.$Z$3]/([.V5]/[.$Z$5]+[.$Z$5]/[.V5])" office:value-type="float" office:value="-5.64738428967467">
            <text:p>-5,65</text:p>
          </table:table-cell>
          <table:table-cell table:number-columns-repeated="995"/>
        </table:table-row>
        <table:table-row table:style-name="ro1">
          <table:table-cell table:style-name="ce1" office:value-type="float" office:value="5">
            <text:p>5,00</text:p>
          </table:table-cell>
          <table:table-cell table:style-name="ce1" office:value-type="float" office:value="239.7">
            <text:p>239,70</text:p>
          </table:table-cell>
          <table:table-cell table:style-name="ce1" office:value-type="float" office:value="3.05">
            <text:p>3,05</text:p>
          </table:table-cell>
          <table:table-cell table:style-name="ce1" office:value-type="float" office:value="-0.899">
            <text:p>-0,90</text:p>
          </table:table-cell>
          <table:table-cell table:style-name="ce1" office:value-type="float" office:value="-0.7091">
            <text:p>-0,71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1111.6">
            <text:p>1111,60</text:p>
          </table:table-cell>
          <table:table-cell table:style-name="ce1" office:value-type="float" office:value="-1.384">
            <text:p>-1,38</text:p>
          </table:table-cell>
          <table:table-cell table:style-name="ce1" office:value-type="float" office:value="-0.0119">
            <text:p>-0,01</text:p>
          </table:table-cell>
          <table:table-cell table:style-name="ce1" office:value-type="float" office:value="240">
            <text:p>240,00</text:p>
          </table:table-cell>
          <table:table-cell table:style-name="ce1" office:value-type="float" office:value="239.2">
            <text:p>239,20</text:p>
          </table:table-cell>
          <table:table-cell table:style-name="ce1" office:value-type="float" office:value="239.8">
            <text:p>239,80</text:p>
          </table:table-cell>
          <table:table-cell table:style-name="ce1" office:value-type="float" office:value="3.13">
            <text:p>3,13</text:p>
          </table:table-cell>
          <table:table-cell table:style-name="ce1" office:value-type="float" office:value="2.99">
            <text:p>2,99</text:p>
          </table:table-cell>
          <table:table-cell table:style-name="ce1" office:value-type="float" office:value="3.04">
            <text:p>3,04</text:p>
          </table:table-cell>
          <table:table-cell/>
          <table:table-cell table:style-name="ce1" table:formula="of:=([.G6]-[.$R$2])/[.G6]" office:value-type="float" office:value="0.167866138898884">
            <text:p>0,17</text:p>
          </table:table-cell>
          <table:table-cell/>
          <table:table-cell table:style-name="ce1" table:formula="of:=[.I6]*1000" office:value-type="float" office:value="-11.9">
            <text:p>-11,90</text:p>
          </table:table-cell>
          <table:table-cell table:number-columns-repeated="2"/>
          <table:table-cell table:formula="of:=(1-[.G5]/1000)" office:value-type="float" office:value="-0.1319">
            <text:p>-0,13</text:p>
          </table:table-cell>
          <table:table-cell table:style-name="ce4" table:formula="of:=1000*[.I5]" office:value-type="float" office:value="-13.9">
            <text:p>-13,9000</text:p>
          </table:table-cell>
          <table:table-cell table:number-columns-repeated="5"/>
          <table:table-cell table:formula="of:=2*[.$Z$3]/([.V6]/[.$Z$5]+[.$Z$5]/[.V6])" office:value-type="float" office:value="-5.03436021966761">
            <text:p>-5,03</text:p>
          </table:table-cell>
          <table:table-cell table:number-columns-repeated="995"/>
        </table:table-row>
        <table:table-row table:style-name="ro1">
          <table:table-cell table:style-name="ce1" office:value-type="float" office:value="6">
            <text:p>6,00</text:p>
          </table:table-cell>
          <table:table-cell table:style-name="ce1" office:value-type="float" office:value="240.5">
            <text:p>240,50</text:p>
          </table:table-cell>
          <table:table-cell table:style-name="ce1" office:value-type="float" office:value="2.32">
            <text:p>2,32</text:p>
          </table:table-cell>
          <table:table-cell table:style-name="ce1" office:value-type="float" office:value="-0.669">
            <text:p>-0,67</text:p>
          </table:table-cell>
          <table:table-cell table:style-name="ce1" office:value-type="float" office:value="-0.693">
            <text:p>-0,69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1078.4">
            <text:p>1078,40</text:p>
          </table:table-cell>
          <table:table-cell table:style-name="ce1" office:value-type="float" office:value="-0.962">
            <text:p>-0,96</text:p>
          </table:table-cell>
          <table:table-cell table:style-name="ce1" office:value-type="float" office:value="-0.0085">
            <text:p>-0,01</text:p>
          </table:table-cell>
          <table:table-cell table:style-name="ce1" office:value-type="float" office:value="240.7">
            <text:p>240,70</text:p>
          </table:table-cell>
          <table:table-cell table:style-name="ce1" office:value-type="float" office:value="240.2">
            <text:p>240,20</text:p>
          </table:table-cell>
          <table:table-cell table:style-name="ce1" office:value-type="float" office:value="240.5">
            <text:p>240,50</text:p>
          </table:table-cell>
          <table:table-cell table:style-name="ce1" office:value-type="float" office:value="2.37">
            <text:p>2,37</text:p>
          </table:table-cell>
          <table:table-cell table:style-name="ce1" office:value-type="float" office:value="2.28">
            <text:p>2,28</text:p>
          </table:table-cell>
          <table:table-cell table:style-name="ce1" office:value-type="float" office:value="2.31">
            <text:p>2,31</text:p>
          </table:table-cell>
          <table:table-cell/>
          <table:table-cell table:style-name="ce1" table:formula="of:=([.G7]-[.$R$2])/[.G7]" office:value-type="float" office:value="0.142247774480712">
            <text:p>0,14</text:p>
          </table:table-cell>
          <table:table-cell/>
          <table:table-cell table:style-name="ce1" table:formula="of:=[.I7]*1000" office:value-type="float" office:value="-8.5">
            <text:p>-8,50</text:p>
          </table:table-cell>
          <table:table-cell table:number-columns-repeated="2"/>
          <table:table-cell table:formula="of:=(1-[.G6]/1000)" office:value-type="float" office:value="-0.1116">
            <text:p>-0,11</text:p>
          </table:table-cell>
          <table:table-cell table:style-name="ce4" table:formula="of:=1000*[.I6]" office:value-type="float" office:value="-11.9">
            <text:p>-11,9000</text:p>
          </table:table-cell>
          <table:table-cell table:number-columns-repeated="5"/>
          <table:table-cell table:formula="of:=2*[.$Z$3]/([.V7]/[.$Z$5]+[.$Z$5]/[.V7])" office:value-type="float" office:value="-4.43934421917905">
            <text:p>-4,44</text:p>
          </table:table-cell>
          <table:table-cell table:number-columns-repeated="995"/>
        </table:table-row>
        <table:table-row table:style-name="ro1">
          <table:table-cell table:style-name="ce1" office:value-type="float" office:value="7">
            <text:p>7,00</text:p>
          </table:table-cell>
          <table:table-cell table:style-name="ce1" office:value-type="float" office:value="239.7">
            <text:p>239,70</text:p>
          </table:table-cell>
          <table:table-cell table:style-name="ce1" office:value-type="float" office:value="1.78">
            <text:p>1,78</text:p>
          </table:table-cell>
          <table:table-cell table:style-name="ce1" office:value-type="float" office:value="-0.47">
            <text:p>-0,47</text:p>
          </table:table-cell>
          <table:table-cell table:style-name="ce1" office:value-type="float" office:value="-0.6354">
            <text:p>-0,64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1053.2">
            <text:p>1053,20</text:p>
          </table:table-cell>
          <table:table-cell table:style-name="ce1" office:value-type="float" office:value="-0.656">
            <text:p>-0,66</text:p>
          </table:table-cell>
          <table:table-cell table:style-name="ce1" office:value-type="float" office:value="-0.006">
            <text:p>-0,01</text:p>
          </table:table-cell>
          <table:table-cell table:style-name="ce1" office:value-type="float" office:value="240.1">
            <text:p>240,10</text:p>
          </table:table-cell>
          <table:table-cell table:style-name="ce1" office:value-type="float" office:value="239.4">
            <text:p>239,40</text:p>
          </table:table-cell>
          <table:table-cell table:style-name="ce1" office:value-type="float" office:value="239.6">
            <text:p>239,60</text:p>
          </table:table-cell>
          <table:table-cell table:style-name="ce1" office:value-type="float" office:value="1.81">
            <text:p>1,81</text:p>
          </table:table-cell>
          <table:table-cell table:style-name="ce1" office:value-type="float" office:value="1.75">
            <text:p>1,75</text:p>
          </table:table-cell>
          <table:table-cell table:style-name="ce1" office:value-type="float" office:value="1.78">
            <text:p>1,78</text:p>
          </table:table-cell>
          <table:table-cell/>
          <table:table-cell table:style-name="ce1" table:formula="of:=([.G8]-[.$R$2])/[.G8]" office:value-type="float" office:value="0.121724268894797">
            <text:p>0,12</text:p>
          </table:table-cell>
          <table:table-cell/>
          <table:table-cell table:style-name="ce1" table:formula="of:=[.I8]*1000" office:value-type="float" office:value="-6">
            <text:p>-6,00</text:p>
          </table:table-cell>
          <table:table-cell table:number-columns-repeated="2"/>
          <table:table-cell table:formula="of:=(1-[.G7]/1000)" office:value-type="float" office:value="-0.0784">
            <text:p>-0,08</text:p>
          </table:table-cell>
          <table:table-cell table:style-name="ce4" table:formula="of:=1000*[.I7]" office:value-type="float" office:value="-8.5">
            <text:p>-8,5000</text:p>
          </table:table-cell>
          <table:table-cell table:number-columns-repeated="5"/>
          <table:table-cell table:formula="of:=2*[.$Z$3]/([.V8]/[.$Z$5]+[.$Z$5]/[.V8])" office:value-type="float" office:value="-3.29623179165914">
            <text:p>-3,30</text:p>
          </table:table-cell>
          <table:table-cell table:number-columns-repeated="995"/>
        </table:table-row>
        <table:table-row table:style-name="ro1">
          <table:table-cell table:style-name="ce1" office:value-type="float" office:value="8">
            <text:p>8,00</text:p>
          </table:table-cell>
          <table:table-cell table:style-name="ce1" office:value-type="float" office:value="239.7">
            <text:p>239,70</text:p>
          </table:table-cell>
          <table:table-cell table:style-name="ce1" office:value-type="float" office:value="1.35">
            <text:p>1,35</text:p>
          </table:table-cell>
          <table:table-cell table:style-name="ce1" office:value-type="float" office:value="-0.274">
            <text:p>-0,27</text:p>
          </table:table-cell>
          <table:table-cell table:style-name="ce1" office:value-type="float" office:value="-0.4896">
            <text:p>-0,49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1028.8">
            <text:p>1028,80</text:p>
          </table:table-cell>
          <table:table-cell table:style-name="ce1" office:value-type="float" office:value="-0.397">
            <text:p>-0,40</text:p>
          </table:table-cell>
          <table:table-cell table:style-name="ce1" office:value-type="float" office:value="-0.0037">
            <text:p>0,00</text:p>
          </table:table-cell>
          <table:table-cell table:style-name="ce1" office:value-type="float" office:value="240.1">
            <text:p>240,10</text:p>
          </table:table-cell>
          <table:table-cell table:style-name="ce1" office:value-type="float" office:value="239.3">
            <text:p>239,30</text:p>
          </table:table-cell>
          <table:table-cell table:style-name="ce1" office:value-type="float" office:value="239.6">
            <text:p>239,60</text:p>
          </table:table-cell>
          <table:table-cell table:style-name="ce1" office:value-type="float" office:value="1.36">
            <text:p>1,36</text:p>
          </table:table-cell>
          <table:table-cell table:style-name="ce1" office:value-type="float" office:value="1.32">
            <text:p>1,32</text:p>
          </table:table-cell>
          <table:table-cell table:style-name="ce1" office:value-type="float" office:value="1.36">
            <text:p>1,36</text:p>
          </table:table-cell>
          <table:table-cell/>
          <table:table-cell table:style-name="ce1" table:formula="of:=([.G9]-[.$R$2])/[.G9]" office:value-type="float" office:value="0.100894245723173">
            <text:p>0,10</text:p>
          </table:table-cell>
          <table:table-cell/>
          <table:table-cell table:style-name="ce1" table:formula="of:=[.I9]*1000" office:value-type="float" office:value="-3.7">
            <text:p>-3,70</text:p>
          </table:table-cell>
          <table:table-cell table:number-columns-repeated="2"/>
          <table:table-cell table:formula="of:=(1-[.G8]/1000)" office:value-type="float" office:value="-0.0532000000000001">
            <text:p>-0,05</text:p>
          </table:table-cell>
          <table:table-cell table:style-name="ce4" table:formula="of:=1000*[.I8]" office:value-type="float" office:value="-6">
            <text:p>-6,0000</text:p>
          </table:table-cell>
          <table:table-cell table:number-columns-repeated="5"/>
          <table:table-cell table:formula="of:=2*[.$Z$3]/([.V9]/[.$Z$5]+[.$Z$5]/[.V9])" office:value-type="float" office:value="-2.3057418934005">
            <text:p>-2,31</text:p>
          </table:table-cell>
          <table:table-cell table:number-columns-repeated="995"/>
        </table:table-row>
        <table:table-row table:style-name="ro1">
          <table:table-cell table:style-name="ce1" office:value-type="float" office:value="9">
            <text:p>9,00</text:p>
          </table:table-cell>
          <table:table-cell table:style-name="ce1" office:value-type="float" office:value="240.1">
            <text:p>240,10</text:p>
          </table:table-cell>
          <table:table-cell table:style-name="ce1" office:value-type="float" office:value="1.14">
            <text:p>1,14</text:p>
          </table:table-cell>
          <table:table-cell table:style-name="ce1" office:value-type="float" office:value="-0.14">
            <text:p>-0,14</text:p>
          </table:table-cell>
          <table:table-cell table:style-name="ce1" office:value-type="float" office:value="-0.2953">
            <text:p>-0,30</text:p>
          </table:table-cell>
          <table:table-cell table:style-name="ce1" office:value-type="float" office:value="50.01">
            <text:p>50,01</text:p>
          </table:table-cell>
          <table:table-cell table:style-name="ce1" office:value-type="float" office:value="1012.3">
            <text:p>1012,30</text:p>
          </table:table-cell>
          <table:table-cell table:style-name="ce1" office:value-type="float" office:value="-0.239">
            <text:p>-0,24</text:p>
          </table:table-cell>
          <table:table-cell table:style-name="ce1" office:value-type="float" office:value="-0.0023">
            <text:p>0,00</text:p>
          </table:table-cell>
          <table:table-cell table:style-name="ce1" office:value-type="float" office:value="240.5">
            <text:p>240,50</text:p>
          </table:table-cell>
          <table:table-cell table:style-name="ce1" office:value-type="float" office:value="239.7">
            <text:p>239,70</text:p>
          </table:table-cell>
          <table:table-cell table:style-name="ce1" office:value-type="float" office:value="240">
            <text:p>240,00</text:p>
          </table:table-cell>
          <table:table-cell table:style-name="ce1" office:value-type="float" office:value="1.15">
            <text:p>1,15</text:p>
          </table:table-cell>
          <table:table-cell table:style-name="ce1" office:value-type="float" office:value="1.11">
            <text:p>1,11</text:p>
          </table:table-cell>
          <table:table-cell table:style-name="ce1" office:value-type="float" office:value="1.15">
            <text:p>1,15</text:p>
          </table:table-cell>
          <table:table-cell/>
          <table:table-cell table:style-name="ce1" table:formula="of:=([.G10]-[.$R$2])/[.G10]" office:value-type="float" office:value="0.0862392571372122">
            <text:p>0,09</text:p>
          </table:table-cell>
          <table:table-cell/>
          <table:table-cell table:style-name="ce1" table:formula="of:=[.I10]*1000" office:value-type="float" office:value="-2.3">
            <text:p>-2,30</text:p>
          </table:table-cell>
          <table:table-cell table:number-columns-repeated="2"/>
          <table:table-cell table:formula="of:=(1-[.G9]/1000)" office:value-type="float" office:value="-0.0287999999999999">
            <text:p>-0,03</text:p>
          </table:table-cell>
          <table:table-cell table:style-name="ce4" table:formula="of:=1000*[.I9]" office:value-type="float" office:value="-3.7">
            <text:p>-3,7000</text:p>
          </table:table-cell>
          <table:table-cell table:number-columns-repeated="5"/>
          <table:table-cell table:formula="of:=2*[.$Z$3]/([.V10]/[.$Z$5]+[.$Z$5]/[.V10])" office:value-type="float" office:value="-1.27189771039884">
            <text:p>-1,27</text:p>
          </table:table-cell>
          <table:table-cell table:number-columns-repeated="995"/>
        </table:table-row>
        <table:table-row table:style-name="ro1">
          <table:table-cell table:style-name="ce1" office:value-type="float" office:value="10">
            <text:p>10,00</text:p>
          </table:table-cell>
          <table:table-cell table:style-name="ce1" office:value-type="float" office:value="240.3">
            <text:p>240,30</text:p>
          </table:table-cell>
          <table:table-cell table:style-name="ce1" office:value-type="float" office:value="1.02">
            <text:p>1,02</text:p>
          </table:table-cell>
          <table:table-cell table:style-name="ce1" office:value-type="float" office:value="0.055">
            <text:p>0,06</text:p>
          </table:table-cell>
          <table:table-cell table:style-name="ce1" office:value-type="float" office:value="0.1287">
            <text:p>0,13</text:p>
          </table:table-cell>
          <table:table-cell table:style-name="ce1" office:value-type="float" office:value="50">
            <text:p>50,00</text:p>
          </table:table-cell>
          <table:table-cell table:style-name="ce1" office:value-type="float" office:value="990.4">
            <text:p>990,40</text:p>
          </table:table-cell>
          <table:table-cell table:style-name="ce1" office:value-type="float" office:value="-0.034">
            <text:p>-0,03</text:p>
          </table:table-cell>
          <table:table-cell table:style-name="ce1" office:value-type="float" office:value="-0.0003">
            <text:p>0,00</text:p>
          </table:table-cell>
          <table:table-cell table:style-name="ce1" office:value-type="float" office:value="240.7">
            <text:p>240,70</text:p>
          </table:table-cell>
          <table:table-cell table:style-name="ce1" office:value-type="float" office:value="239.9">
            <text:p>239,90</text:p>
          </table:table-cell>
          <table:table-cell table:style-name="ce1" office:value-type="float" office:value="240.3">
            <text:p>240,30</text:p>
          </table:table-cell>
          <table:table-cell table:style-name="ce1" office:value-type="float" office:value="1.03">
            <text:p>1,03</text:p>
          </table:table-cell>
          <table:table-cell table:style-name="ce1" office:value-type="float" office:value="0.98">
            <text:p>0,98</text:p>
          </table:table-cell>
          <table:table-cell table:style-name="ce1" office:value-type="float" office:value="1.04">
            <text:p>1,04</text:p>
          </table:table-cell>
          <table:table-cell/>
          <table:table-cell table:style-name="ce1" table:formula="of:=([.G11]-[.$R$2])/[.G11]" office:value-type="float" office:value="0.0660339256865912">
            <text:p>0,07</text:p>
          </table:table-cell>
          <table:table-cell/>
          <table:table-cell table:style-name="ce1" table:formula="of:=[.I11]*1000" office:value-type="float" office:value="-0.3">
            <text:p>-0,30</text:p>
          </table:table-cell>
          <table:table-cell table:number-columns-repeated="2"/>
          <table:table-cell table:formula="of:=(1-[.G10]/1000)" office:value-type="float" office:value="-0.0123">
            <text:p>-0,01</text:p>
          </table:table-cell>
          <table:table-cell table:style-name="ce4" table:formula="of:=1000*[.I10]" office:value-type="float" office:value="-2.3">
            <text:p>-2,3000</text:p>
          </table:table-cell>
          <table:table-cell table:number-columns-repeated="5"/>
          <table:table-cell table:formula="of:=2*[.$Z$3]/([.V11]/[.$Z$5]+[.$Z$5]/[.V11])" office:value-type="float" office:value="-0.546721227164654">
            <text:p>-0,55</text:p>
          </table:table-cell>
          <table:table-cell table:number-columns-repeated="995"/>
        </table:table-row>
        <table:table-row table:style-name="ro1">
          <table:table-cell table:style-name="ce1" office:value-type="float" office:value="11">
            <text:p>11,00</text:p>
          </table:table-cell>
          <table:table-cell table:style-name="ce1" office:value-type="float" office:value="238.5">
            <text:p>238,50</text:p>
          </table:table-cell>
          <table:table-cell table:style-name="ce1" office:value-type="float" office:value="1.07">
            <text:p>1,07</text:p>
          </table:table-cell>
          <table:table-cell table:style-name="ce1" office:value-type="float" office:value="0.175">
            <text:p>0,18</text:p>
          </table:table-cell>
          <table:table-cell table:style-name="ce1" office:value-type="float" office:value="0.394">
            <text:p>0,39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975.5">
            <text:p>975,50</text:p>
          </table:table-cell>
          <table:table-cell table:style-name="ce1" office:value-type="float" office:value="0.08">
            <text:p>0,08</text:p>
          </table:table-cell>
          <table:table-cell table:style-name="ce1" office:value-type="float" office:value="0.0008">
            <text:p>0,00</text:p>
          </table:table-cell>
          <table:table-cell table:style-name="ce1" office:value-type="float" office:value="238.8">
            <text:p>238,80</text:p>
          </table:table-cell>
          <table:table-cell table:style-name="ce1" office:value-type="float" office:value="238.1">
            <text:p>238,10</text:p>
          </table:table-cell>
          <table:table-cell table:style-name="ce1" office:value-type="float" office:value="238.5">
            <text:p>238,50</text:p>
          </table:table-cell>
          <table:table-cell table:style-name="ce1" office:value-type="float" office:value="1.09">
            <text:p>1,09</text:p>
          </table:table-cell>
          <table:table-cell table:style-name="ce1" office:value-type="float" office:value="1.03">
            <text:p>1,03</text:p>
          </table:table-cell>
          <table:table-cell table:style-name="ce1" office:value-type="float" office:value="1.1">
            <text:p>1,10</text:p>
          </table:table-cell>
          <table:table-cell/>
          <table:table-cell table:style-name="ce1" table:formula="of:=([.G12]-[.$R$2])/[.G12]" office:value-type="float" office:value="0.0517683239364429">
            <text:p>0,05</text:p>
          </table:table-cell>
          <table:table-cell/>
          <table:table-cell table:style-name="ce1" table:formula="of:=[.I12]*1000" office:value-type="float" office:value="0.8">
            <text:p>0,80</text:p>
          </table:table-cell>
          <table:table-cell table:number-columns-repeated="2"/>
          <table:table-cell table:formula="of:=(1-[.G11]/1000)" office:value-type="float" office:value="0.00960000000000005">
            <text:p>0,01</text:p>
          </table:table-cell>
          <table:table-cell table:style-name="ce4" table:formula="of:=1000*[.I11]" office:value-type="float" office:value="-0.3">
            <text:p>-0,3000</text:p>
          </table:table-cell>
          <table:table-cell table:number-columns-repeated="5"/>
          <table:table-cell table:formula="of:=2*[.$Z$3]/([.V12]/[.$Z$5]+[.$Z$5]/[.V12])" office:value-type="float" office:value="0.426950135095517">
            <text:p>0,43</text:p>
          </table:table-cell>
          <table:table-cell table:number-columns-repeated="995"/>
        </table:table-row>
        <table:table-row table:style-name="ro1">
          <table:table-cell table:style-name="ce1" office:value-type="float" office:value="12">
            <text:p>12,00</text:p>
          </table:table-cell>
          <table:table-cell table:style-name="ce1" office:value-type="float" office:value="239.5">
            <text:p>239,50</text:p>
          </table:table-cell>
          <table:table-cell table:style-name="ce1" office:value-type="float" office:value="1.26">
            <text:p>1,26</text:p>
          </table:table-cell>
          <table:table-cell table:style-name="ce1" office:value-type="float" office:value="0.308">
            <text:p>0,31</text:p>
          </table:table-cell>
          <table:table-cell table:style-name="ce1" office:value-type="float" office:value="0.5914">
            <text:p>0,59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957.6">
            <text:p>957,60</text:p>
          </table:table-cell>
          <table:table-cell table:style-name="ce1" office:value-type="float" office:value="0.192">
            <text:p>0,19</text:p>
          </table:table-cell>
          <table:table-cell table:style-name="ce1" office:value-type="float" office:value="0.0019">
            <text:p>0,00</text:p>
          </table:table-cell>
          <table:table-cell table:style-name="ce1" office:value-type="float" office:value="239.8">
            <text:p>239,80</text:p>
          </table:table-cell>
          <table:table-cell table:style-name="ce1" office:value-type="float" office:value="238.9">
            <text:p>238,90</text:p>
          </table:table-cell>
          <table:table-cell table:style-name="ce1" office:value-type="float" office:value="239.7">
            <text:p>239,70</text:p>
          </table:table-cell>
          <table:table-cell table:style-name="ce1" office:value-type="float" office:value="1.29">
            <text:p>1,29</text:p>
          </table:table-cell>
          <table:table-cell table:style-name="ce1" office:value-type="float" office:value="1.21">
            <text:p>1,21</text:p>
          </table:table-cell>
          <table:table-cell table:style-name="ce1" office:value-type="float" office:value="1.27">
            <text:p>1,27</text:p>
          </table:table-cell>
          <table:table-cell/>
          <table:table-cell table:style-name="ce1" table:formula="of:=([.G13]-[.$R$2])/[.G13]" office:value-type="float" office:value="0.0340434419381788">
            <text:p>0,03</text:p>
          </table:table-cell>
          <table:table-cell/>
          <table:table-cell table:style-name="ce1" table:formula="of:=[.I13]*1000" office:value-type="float" office:value="1.9">
            <text:p>1,90</text:p>
          </table:table-cell>
          <table:table-cell table:number-columns-repeated="2"/>
          <table:table-cell table:formula="of:=(1-[.G12]/1000)" office:value-type="float" office:value="0.0245">
            <text:p>0,02</text:p>
          </table:table-cell>
          <table:table-cell table:style-name="ce4" table:formula="of:=1000*[.I12]" office:value-type="float" office:value="0.8">
            <text:p>0,8000</text:p>
          </table:table-cell>
          <table:table-cell table:number-columns-repeated="5"/>
          <table:table-cell table:formula="of:=2*[.$Z$3]/([.V13]/[.$Z$5]+[.$Z$5]/[.V13])" office:value-type="float" office:value="1.08435239067956">
            <text:p>1,08</text:p>
          </table:table-cell>
          <table:table-cell table:number-columns-repeated="995"/>
        </table:table-row>
        <table:table-row table:style-name="ro1">
          <table:table-cell table:style-name="ce1" office:value-type="float" office:value="13">
            <text:p>13,00</text:p>
          </table:table-cell>
          <table:table-cell table:style-name="ce1" office:value-type="float" office:value="239.4">
            <text:p>239,40</text:p>
          </table:table-cell>
          <table:table-cell table:style-name="ce1" office:value-type="float" office:value="1.57">
            <text:p>1,57</text:p>
          </table:table-cell>
          <table:table-cell table:style-name="ce1" office:value-type="float" office:value="0.473">
            <text:p>0,47</text:p>
          </table:table-cell>
          <table:table-cell table:style-name="ce1" office:value-type="float" office:value="0.7259">
            <text:p>0,73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935.4">
            <text:p>935,40</text:p>
          </table:table-cell>
          <table:table-cell table:style-name="ce1" office:value-type="float" office:value="0.314">
            <text:p>0,31</text:p>
          </table:table-cell>
          <table:table-cell table:style-name="ce1" office:value-type="float" office:value="0.0032">
            <text:p>0,00</text:p>
          </table:table-cell>
          <table:table-cell table:style-name="ce1" office:value-type="float" office:value="239.6">
            <text:p>239,60</text:p>
          </table:table-cell>
          <table:table-cell table:style-name="ce1" office:value-type="float" office:value="239">
            <text:p>239,00</text:p>
          </table:table-cell>
          <table:table-cell table:style-name="ce1" office:value-type="float" office:value="239.6">
            <text:p>239,60</text:p>
          </table:table-cell>
          <table:table-cell table:style-name="ce1" office:value-type="float" office:value="1.62">
            <text:p>1,62</text:p>
          </table:table-cell>
          <table:table-cell table:style-name="ce1" office:value-type="float" office:value="1.51">
            <text:p>1,51</text:p>
          </table:table-cell>
          <table:table-cell table:style-name="ce1" office:value-type="float" office:value="1.59">
            <text:p>1,59</text:p>
          </table:table-cell>
          <table:table-cell/>
          <table:table-cell table:style-name="ce1" table:formula="of:=([.G14]-[.$R$2])/[.G14]" office:value-type="float" office:value="0.0111182381868719">
            <text:p>0,01</text:p>
          </table:table-cell>
          <table:table-cell/>
          <table:table-cell table:style-name="ce1" table:formula="of:=[.I14]*1000" office:value-type="float" office:value="3.2">
            <text:p>3,20</text:p>
          </table:table-cell>
          <table:table-cell table:number-columns-repeated="2"/>
          <table:table-cell table:formula="of:=(1-[.G13]/1000)" office:value-type="float" office:value="0.0424">
            <text:p>0,04</text:p>
          </table:table-cell>
          <table:table-cell table:style-name="ce4" table:formula="of:=1000*[.I13]" office:value-type="float" office:value="1.9">
            <text:p>1,9000</text:p>
          </table:table-cell>
          <table:table-cell table:number-columns-repeated="5"/>
          <table:table-cell table:formula="of:=2*[.$Z$3]/([.V14]/[.$Z$5]+[.$Z$5]/[.V14])" office:value-type="float" office:value="1.85548277543609">
            <text:p>1,86</text:p>
          </table:table-cell>
          <table:table-cell table:number-columns-repeated="995"/>
        </table:table-row>
        <table:table-row table:style-name="ro1">
          <table:table-cell table:style-name="ce1" office:value-type="float" office:value="14">
            <text:p>14,00</text:p>
          </table:table-cell>
          <table:table-cell table:style-name="ce1" office:value-type="float" office:value="238.9">
            <text:p>238,90</text:p>
          </table:table-cell>
          <table:table-cell table:style-name="ce1" office:value-type="float" office:value="1.99">
            <text:p>1,99</text:p>
          </table:table-cell>
          <table:table-cell table:style-name="ce1" office:value-type="float" office:value="0.654">
            <text:p>0,65</text:p>
          </table:table-cell>
          <table:table-cell table:style-name="ce1" office:value-type="float" office:value="0.7943">
            <text:p>0,79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906.7">
            <text:p>906,70</text:p>
          </table:table-cell>
          <table:table-cell table:style-name="ce1" office:value-type="float" office:value="0.424">
            <text:p>0,42</text:p>
          </table:table-cell>
          <table:table-cell table:style-name="ce1" office:value-type="float" office:value="0.0045">
            <text:p>0,00</text:p>
          </table:table-cell>
          <table:table-cell table:style-name="ce1" office:value-type="float" office:value="239.2">
            <text:p>239,20</text:p>
          </table:table-cell>
          <table:table-cell table:style-name="ce1" office:value-type="float" office:value="238.4">
            <text:p>238,40</text:p>
          </table:table-cell>
          <table:table-cell table:style-name="ce1" office:value-type="float" office:value="239">
            <text:p>239,00</text:p>
          </table:table-cell>
          <table:table-cell table:style-name="ce1" office:value-type="float" office:value="2.05">
            <text:p>2,05</text:p>
          </table:table-cell>
          <table:table-cell table:style-name="ce1" office:value-type="float" office:value="1.91">
            <text:p>1,91</text:p>
          </table:table-cell>
          <table:table-cell table:style-name="ce1" office:value-type="float" office:value="2">
            <text:p>2,00</text:p>
          </table:table-cell>
          <table:table-cell/>
          <table:table-cell table:style-name="ce1" table:formula="of:=([.G15]-[.$R$2])/[.G15]" office:value-type="float" office:value="-0.0201830815043564">
            <text:p>-0,02</text:p>
          </table:table-cell>
          <table:table-cell/>
          <table:table-cell table:style-name="ce1" table:formula="of:=[.I15]*1000" office:value-type="float" office:value="4.5">
            <text:p>4,50</text:p>
          </table:table-cell>
          <table:table-cell table:number-columns-repeated="2"/>
          <table:table-cell table:formula="of:=(1-[.G14]/1000)" office:value-type="float" office:value="0.0646">
            <text:p>0,06</text:p>
          </table:table-cell>
          <table:table-cell table:style-name="ce4" table:formula="of:=1000*[.I14]" office:value-type="float" office:value="3.2">
            <text:p>3,2000</text:p>
          </table:table-cell>
          <table:table-cell table:number-columns-repeated="5"/>
          <table:table-cell table:formula="of:=2*[.$Z$3]/([.V15]/[.$Z$5]+[.$Z$5]/[.V15])" office:value-type="float" office:value="2.76527917514852">
            <text:p>2,77</text:p>
          </table:table-cell>
          <table:table-cell table:number-columns-repeated="995"/>
        </table:table-row>
        <table:table-row table:style-name="ro1">
          <table:table-cell table:style-name="ce1" office:value-type="float" office:value="15">
            <text:p>15,00</text:p>
          </table:table-cell>
          <table:table-cell table:style-name="ce1" office:value-type="float" office:value="238.2">
            <text:p>238,20</text:p>
          </table:table-cell>
          <table:table-cell table:style-name="ce1" office:value-type="float" office:value="2.32">
            <text:p>2,32</text:p>
          </table:table-cell>
          <table:table-cell table:style-name="ce1" office:value-type="float" office:value="0.781">
            <text:p>0,78</text:p>
          </table:table-cell>
          <table:table-cell table:style-name="ce1" office:value-type="float" office:value="0.8167">
            <text:p>0,82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883.6">
            <text:p>883,60</text:p>
          </table:table-cell>
          <table:table-cell table:style-name="ce1" office:value-type="float" office:value="0.485">
            <text:p>0,49</text:p>
          </table:table-cell>
          <table:table-cell table:style-name="ce1" office:value-type="float" office:value="0.0052">
            <text:p>0,01</text:p>
          </table:table-cell>
          <table:table-cell table:style-name="ce1" office:value-type="float" office:value="238.5">
            <text:p>238,50</text:p>
          </table:table-cell>
          <table:table-cell table:style-name="ce1" office:value-type="float" office:value="237.8">
            <text:p>237,80</text:p>
          </table:table-cell>
          <table:table-cell table:style-name="ce1" office:value-type="float" office:value="238.3">
            <text:p>238,30</text:p>
          </table:table-cell>
          <table:table-cell table:style-name="ce1" office:value-type="float" office:value="2.39">
            <text:p>2,39</text:p>
          </table:table-cell>
          <table:table-cell table:style-name="ce1" office:value-type="float" office:value="2.23">
            <text:p>2,23</text:p>
          </table:table-cell>
          <table:table-cell table:style-name="ce1" office:value-type="float" office:value="2.33">
            <text:p>2,33</text:p>
          </table:table-cell>
          <table:table-cell/>
          <table:table-cell table:style-name="ce1" table:formula="of:=([.G16]-[.$R$2])/[.G16]" office:value-type="float" office:value="-0.0468537799909461">
            <text:p>-0,05</text:p>
          </table:table-cell>
          <table:table-cell/>
          <table:table-cell table:style-name="ce1" table:formula="of:=[.I16]*1000" office:value-type="float" office:value="5.2">
            <text:p>5,20</text:p>
          </table:table-cell>
          <table:table-cell table:number-columns-repeated="2"/>
          <table:table-cell table:formula="of:=(1-[.G15]/1000)" office:value-type="float" office:value="0.0932999999999999">
            <text:p>0,09</text:p>
          </table:table-cell>
          <table:table-cell table:style-name="ce4" table:formula="of:=1000*[.I15]" office:value-type="float" office:value="4.5">
            <text:p>4,5000</text:p>
          </table:table-cell>
          <table:table-cell table:number-columns-repeated="5"/>
          <table:table-cell table:formula="of:=2*[.$Z$3]/([.V16]/[.$Z$5]+[.$Z$5]/[.V16])" office:value-type="float" office:value="3.83415389626097">
            <text:p>3,83</text:p>
          </table:table-cell>
          <table:table-cell table:number-columns-repeated="995"/>
        </table:table-row>
        <table:table-row table:style-name="ro1">
          <table:table-cell table:style-name="ce1" office:value-type="float" office:value="16">
            <text:p>16,00</text:p>
          </table:table-cell>
          <table:table-cell table:style-name="ce1" office:value-type="float" office:value="238.6">
            <text:p>238,60</text:p>
          </table:table-cell>
          <table:table-cell table:style-name="ce1" office:value-type="float" office:value="2.66">
            <text:p>2,66</text:p>
          </table:table-cell>
          <table:table-cell table:style-name="ce1" office:value-type="float" office:value="0.908">
            <text:p>0,91</text:p>
          </table:table-cell>
          <table:table-cell table:style-name="ce1" office:value-type="float" office:value="0.8259">
            <text:p>0,83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858.6">
            <text:p>858,60</text:p>
          </table:table-cell>
          <table:table-cell table:style-name="ce1" office:value-type="float" office:value="0.532">
            <text:p>0,53</text:p>
          </table:table-cell>
          <table:table-cell table:style-name="ce1" office:value-type="float" office:value="0.0059">
            <text:p>0,01</text:p>
          </table:table-cell>
          <table:table-cell table:style-name="ce1" office:value-type="float" office:value="238.9">
            <text:p>238,90</text:p>
          </table:table-cell>
          <table:table-cell table:style-name="ce1" office:value-type="float" office:value="238.1">
            <text:p>238,10</text:p>
          </table:table-cell>
          <table:table-cell table:style-name="ce1" office:value-type="float" office:value="238.7">
            <text:p>238,70</text:p>
          </table:table-cell>
          <table:table-cell table:style-name="ce1" office:value-type="float" office:value="2.74">
            <text:p>2,74</text:p>
          </table:table-cell>
          <table:table-cell table:style-name="ce1" office:value-type="float" office:value="2.56">
            <text:p>2,56</text:p>
          </table:table-cell>
          <table:table-cell table:style-name="ce1" office:value-type="float" office:value="2.67">
            <text:p>2,67</text:p>
          </table:table-cell>
          <table:table-cell/>
          <table:table-cell table:style-name="ce1" table:formula="of:=([.G17]-[.$R$2])/[.G17]" office:value-type="float" office:value="-0.0773351968320521">
            <text:p>-0,08</text:p>
          </table:table-cell>
          <table:table-cell/>
          <table:table-cell table:style-name="ce1" table:formula="of:=[.I17]*1000" office:value-type="float" office:value="5.9">
            <text:p>5,90</text:p>
          </table:table-cell>
          <table:table-cell table:number-columns-repeated="2"/>
          <table:table-cell table:formula="of:=(1-[.G16]/1000)" office:value-type="float" office:value="0.1164">
            <text:p>0,12</text:p>
          </table:table-cell>
          <table:table-cell table:style-name="ce4" table:formula="of:=1000*[.I16]" office:value-type="float" office:value="5.2">
            <text:p>5,2000</text:p>
          </table:table-cell>
          <table:table-cell table:number-columns-repeated="5"/>
          <table:table-cell table:formula="of:=2*[.$Z$3]/([.V17]/[.$Z$5]+[.$Z$5]/[.V17])" office:value-type="float" office:value="4.58741293765098">
            <text:p>4,59</text:p>
          </table:table-cell>
          <table:table-cell table:number-columns-repeated="995"/>
        </table:table-row>
        <table:table-row table:style-name="ro1">
          <table:table-cell table:style-name="ce1" office:value-type="float" office:value="17">
            <text:p>17,00</text:p>
          </table:table-cell>
          <table:table-cell table:style-name="ce1" office:value-type="float" office:value="238.5">
            <text:p>238,50</text:p>
          </table:table-cell>
          <table:table-cell table:style-name="ce1" office:value-type="float" office:value="2.9">
            <text:p>2,90</text:p>
          </table:table-cell>
          <table:table-cell table:style-name="ce1" office:value-type="float" office:value="0.993">
            <text:p>0,99</text:p>
          </table:table-cell>
          <table:table-cell table:style-name="ce1" office:value-type="float" office:value="0.8281">
            <text:p>0,83</text:p>
          </table:table-cell>
          <table:table-cell table:style-name="ce1" office:value-type="float" office:value="50.01">
            <text:p>50,01</text:p>
          </table:table-cell>
          <table:table-cell table:style-name="ce1" office:value-type="float" office:value="839.9">
            <text:p>839,90</text:p>
          </table:table-cell>
          <table:table-cell table:style-name="ce1" office:value-type="float" office:value="0.555">
            <text:p>0,56</text:p>
          </table:table-cell>
          <table:table-cell table:style-name="ce1" office:value-type="float" office:value="0.0063">
            <text:p>0,01</text:p>
          </table:table-cell>
          <table:table-cell table:style-name="ce1" office:value-type="float" office:value="238.8">
            <text:p>238,80</text:p>
          </table:table-cell>
          <table:table-cell table:style-name="ce1" office:value-type="float" office:value="238">
            <text:p>238,00</text:p>
          </table:table-cell>
          <table:table-cell table:style-name="ce1" office:value-type="float" office:value="238.7">
            <text:p>238,70</text:p>
          </table:table-cell>
          <table:table-cell table:style-name="ce1" office:value-type="float" office:value="3">
            <text:p>3,00</text:p>
          </table:table-cell>
          <table:table-cell table:style-name="ce1" office:value-type="float" office:value="2.8">
            <text:p>2,80</text:p>
          </table:table-cell>
          <table:table-cell table:style-name="ce1" office:value-type="float" office:value="2.91">
            <text:p>2,91</text:p>
          </table:table-cell>
          <table:table-cell/>
          <table:table-cell table:style-name="ce1" table:formula="of:=([.G18]-[.$R$2])/[.G18]" office:value-type="float" office:value="-0.101321585903084">
            <text:p>-0,10</text:p>
          </table:table-cell>
          <table:table-cell/>
          <table:table-cell table:style-name="ce1" table:formula="of:=[.I18]*1000" office:value-type="float" office:value="6.3">
            <text:p>6,30</text:p>
          </table:table-cell>
          <table:table-cell table:number-columns-repeated="2"/>
          <table:table-cell table:formula="of:=(1-[.G17]/1000)" office:value-type="float" office:value="0.1414">
            <text:p>0,14</text:p>
          </table:table-cell>
          <table:table-cell table:style-name="ce4" table:formula="of:=1000*[.I17]" office:value-type="float" office:value="5.9">
            <text:p>5,9000</text:p>
          </table:table-cell>
          <table:table-cell table:number-columns-repeated="5"/>
          <table:table-cell table:formula="of:=2*[.$Z$3]/([.V18]/[.$Z$5]+[.$Z$5]/[.V18])" office:value-type="float" office:value="5.28453901646909">
            <text:p>5,28</text:p>
          </table:table-cell>
          <table:table-cell table:number-columns-repeated="995"/>
        </table:table-row>
        <table:table-row table:style-name="ro1">
          <table:table-cell table:style-name="ce1" office:value-type="float" office:value="18">
            <text:p>18,00</text:p>
          </table:table-cell>
          <table:table-cell table:style-name="ce1" office:value-type="float" office:value="238.1">
            <text:p>238,10</text:p>
          </table:table-cell>
          <table:table-cell table:style-name="ce1" office:value-type="float" office:value="3.3">
            <text:p>3,30</text:p>
          </table:table-cell>
          <table:table-cell table:style-name="ce1" office:value-type="float" office:value="1.123">
            <text:p>1,12</text:p>
          </table:table-cell>
          <table:table-cell table:style-name="ce1" office:value-type="float" office:value="0.8255">
            <text:p>0,83</text:p>
          </table:table-cell>
          <table:table-cell table:style-name="ce1" office:value-type="float" office:value="50">
            <text:p>50,00</text:p>
          </table:table-cell>
          <table:table-cell table:style-name="ce1" office:value-type="float" office:value="806.2">
            <text:p>806,20</text:p>
          </table:table-cell>
          <table:table-cell table:style-name="ce1" office:value-type="float" office:value="0.573">
            <text:p>0,57</text:p>
          </table:table-cell>
          <table:table-cell table:style-name="ce1" office:value-type="float" office:value="0.0068">
            <text:p>0,01</text:p>
          </table:table-cell>
          <table:table-cell table:style-name="ce1" office:value-type="float" office:value="238.3">
            <text:p>238,30</text:p>
          </table:table-cell>
          <table:table-cell table:style-name="ce1" office:value-type="float" office:value="237.6">
            <text:p>237,60</text:p>
          </table:table-cell>
          <table:table-cell table:style-name="ce1" office:value-type="float" office:value="238.2">
            <text:p>238,20</text:p>
          </table:table-cell>
          <table:table-cell table:style-name="ce1" office:value-type="float" office:value="3.4">
            <text:p>3,40</text:p>
          </table:table-cell>
          <table:table-cell table:style-name="ce1" office:value-type="float" office:value="3.18">
            <text:p>3,18</text:p>
          </table:table-cell>
          <table:table-cell table:style-name="ce1" office:value-type="float" office:value="3.31">
            <text:p>3,31</text:p>
          </table:table-cell>
          <table:table-cell/>
          <table:table-cell table:style-name="ce1" table:formula="of:=([.G19]-[.$R$2])/[.G19]" office:value-type="float" office:value="-0.147357975688415">
            <text:p>-0,15</text:p>
          </table:table-cell>
          <table:table-cell/>
          <table:table-cell table:style-name="ce1" table:formula="of:=[.I19]*1000" office:value-type="float" office:value="6.8">
            <text:p>6,80</text:p>
          </table:table-cell>
          <table:table-cell table:number-columns-repeated="2"/>
          <table:table-cell table:formula="of:=(1-[.G18]/1000)" office:value-type="float" office:value="0.1601">
            <text:p>0,16</text:p>
          </table:table-cell>
          <table:table-cell table:style-name="ce4" table:formula="of:=1000*[.I18]" office:value-type="float" office:value="6.3">
            <text:p>6,3000</text:p>
          </table:table-cell>
          <table:table-cell table:number-columns-repeated="5"/>
          <table:table-cell table:formula="of:=2*[.$Z$3]/([.V19]/[.$Z$5]+[.$Z$5]/[.V19])" office:value-type="float" office:value="5.72448152984866">
            <text:p>5,72</text:p>
          </table:table-cell>
          <table:table-cell table:number-columns-repeated="995"/>
        </table:table-row>
        <table:table-row table:style-name="ro1">
          <table:table-cell table:style-name="ce1" office:value-type="float" office:value="19">
            <text:p>19,00</text:p>
          </table:table-cell>
          <table:table-cell table:style-name="ce1" office:value-type="float" office:value="238.5">
            <text:p>238,50</text:p>
          </table:table-cell>
          <table:table-cell table:style-name="ce1" office:value-type="float" office:value="3.48">
            <text:p>3,48</text:p>
          </table:table-cell>
          <table:table-cell table:style-name="ce1" office:value-type="float" office:value="1.182">
            <text:p>1,18</text:p>
          </table:table-cell>
          <table:table-cell table:style-name="ce1" office:value-type="float" office:value="0.8227">
            <text:p>0,82</text:p>
          </table:table-cell>
          <table:table-cell table:style-name="ce1" office:value-type="float" office:value="50.01">
            <text:p>50,01</text:p>
          </table:table-cell>
          <table:table-cell table:style-name="ce1" office:value-type="float" office:value="788.9">
            <text:p>788,90</text:p>
          </table:table-cell>
          <table:table-cell table:style-name="ce1" office:value-type="float" office:value="0.575">
            <text:p>0,58</text:p>
          </table:table-cell>
          <table:table-cell table:style-name="ce1" office:value-type="float" office:value="0.007">
            <text:p>0,01</text:p>
          </table:table-cell>
          <table:table-cell table:style-name="ce1" office:value-type="float" office:value="238.7">
            <text:p>238,70</text:p>
          </table:table-cell>
          <table:table-cell table:style-name="ce1" office:value-type="float" office:value="238.1">
            <text:p>238,10</text:p>
          </table:table-cell>
          <table:table-cell table:style-name="ce1" office:value-type="float" office:value="238.6">
            <text:p>238,60</text:p>
          </table:table-cell>
          <table:table-cell table:style-name="ce1" office:value-type="float" office:value="3.59">
            <text:p>3,59</text:p>
          </table:table-cell>
          <table:table-cell table:style-name="ce1" office:value-type="float" office:value="3.35">
            <text:p>3,35</text:p>
          </table:table-cell>
          <table:table-cell table:style-name="ce1" office:value-type="float" office:value="3.49">
            <text:p>3,49</text:p>
          </table:table-cell>
          <table:table-cell/>
          <table:table-cell table:style-name="ce1" table:formula="of:=([.G20]-[.$R$2])/[.G20]" office:value-type="float" office:value="-0.172518696919762">
            <text:p>-0,17</text:p>
          </table:table-cell>
          <table:table-cell/>
          <table:table-cell table:style-name="ce1" table:formula="of:=[.I20]*1000" office:value-type="float" office:value="7">
            <text:p>7,00</text:p>
          </table:table-cell>
          <table:table-cell table:number-columns-repeated="2"/>
          <table:table-cell table:formula="of:=(1-[.G19]/1000)" office:value-type="float" office:value="0.1938">
            <text:p>0,19</text:p>
          </table:table-cell>
          <table:table-cell table:style-name="ce4" table:formula="of:=1000*[.I19]" office:value-type="float" office:value="6.8">
            <text:p>6,8000</text:p>
          </table:table-cell>
          <table:table-cell table:number-columns-repeated="5"/>
          <table:table-cell table:formula="of:=2*[.$Z$3]/([.V20]/[.$Z$5]+[.$Z$5]/[.V20])" office:value-type="float" office:value="6.34831263388146">
            <text:p>6,35</text:p>
          </table:table-cell>
          <table:table-cell table:number-columns-repeated="995"/>
        </table:table-row>
        <table:table-row table:style-name="ro1">
          <table:table-cell table:style-name="ce1" office:value-type="float" office:value="20">
            <text:p>20,00</text:p>
          </table:table-cell>
          <table:table-cell table:style-name="ce1" office:value-type="float" office:value="238.2">
            <text:p>238,20</text:p>
          </table:table-cell>
          <table:table-cell table:style-name="ce1" office:value-type="float" office:value="3.72">
            <text:p>3,72</text:p>
          </table:table-cell>
          <table:table-cell table:style-name="ce1" office:value-type="float" office:value="1.254">
            <text:p>1,25</text:p>
          </table:table-cell>
          <table:table-cell table:style-name="ce1" office:value-type="float" office:value="0.8174">
            <text:p>0,82</text:p>
          </table:table-cell>
          <table:table-cell table:style-name="ce1" office:value-type="float" office:value="50.01">
            <text:p>50,01</text:p>
          </table:table-cell>
          <table:table-cell table:style-name="ce1" office:value-type="float" office:value="764.7">
            <text:p>764,70</text:p>
          </table:table-cell>
          <table:table-cell table:style-name="ce1" office:value-type="float" office:value="0.569">
            <text:p>0,57</text:p>
          </table:table-cell>
          <table:table-cell table:style-name="ce1" office:value-type="float" office:value="0.0071">
            <text:p>0,01</text:p>
          </table:table-cell>
          <table:table-cell table:style-name="ce1" office:value-type="float" office:value="238.4">
            <text:p>238,40</text:p>
          </table:table-cell>
          <table:table-cell table:style-name="ce1" office:value-type="float" office:value="237.8">
            <text:p>237,80</text:p>
          </table:table-cell>
          <table:table-cell table:style-name="ce1" office:value-type="float" office:value="238.2">
            <text:p>238,20</text:p>
          </table:table-cell>
          <table:table-cell table:style-name="ce1" office:value-type="float" office:value="3.83">
            <text:p>3,83</text:p>
          </table:table-cell>
          <table:table-cell table:style-name="ce1" office:value-type="float" office:value="3.59">
            <text:p>3,59</text:p>
          </table:table-cell>
          <table:table-cell table:style-name="ce1" office:value-type="float" office:value="3.74">
            <text:p>3,74</text:p>
          </table:table-cell>
          <table:table-cell/>
          <table:table-cell table:style-name="ce1" table:formula="of:=([.G21]-[.$R$2])/[.G21]" office:value-type="float" office:value="-0.209624689420688">
            <text:p>-0,21</text:p>
          </table:table-cell>
          <table:table-cell/>
          <table:table-cell table:style-name="ce1" table:formula="of:=[.I21]*1000" office:value-type="float" office:value="7.1">
            <text:p>7,10</text:p>
          </table:table-cell>
          <table:table-cell table:number-columns-repeated="2"/>
          <table:table-cell table:formula="of:=(1-[.G20]/1000)" office:value-type="float" office:value="0.2111">
            <text:p>0,21</text:p>
          </table:table-cell>
          <table:table-cell table:style-name="ce4" table:formula="of:=1000*[.I20]" office:value-type="float" office:value="7">
            <text:p>7,0000</text:p>
          </table:table-cell>
          <table:table-cell table:number-columns-repeated="5"/>
          <table:table-cell table:formula="of:=2*[.$Z$3]/([.V21]/[.$Z$5]+[.$Z$5]/[.V21])" office:value-type="float" office:value="6.59039110290583">
            <text:p>6,59</text:p>
          </table:table-cell>
          <table:table-cell table:number-columns-repeated="995"/>
        </table:table-row>
        <table:table-row table:style-name="ro1">
          <table:table-cell table:style-name="ce1" office:value-type="float" office:value="21">
            <text:p>21,00</text:p>
          </table:table-cell>
          <table:table-cell table:style-name="ce1" office:value-type="float" office:value="238.6">
            <text:p>238,60</text:p>
          </table:table-cell>
          <table:table-cell table:style-name="ce1" office:value-type="float" office:value="4">
            <text:p>4,00</text:p>
          </table:table-cell>
          <table:table-cell table:style-name="ce1" office:value-type="float" office:value="1.338">
            <text:p>1,34</text:p>
          </table:table-cell>
          <table:table-cell table:style-name="ce1" office:value-type="float" office:value="0.8098">
            <text:p>0,81</text:p>
          </table:table-cell>
          <table:table-cell table:style-name="ce1" office:value-type="float" office:value="50.01">
            <text:p>50,01</text:p>
          </table:table-cell>
          <table:table-cell table:style-name="ce1" office:value-type="float" office:value="734.7">
            <text:p>734,70</text:p>
          </table:table-cell>
          <table:table-cell table:style-name="ce1" office:value-type="float" office:value="0.555">
            <text:p>0,56</text:p>
          </table:table-cell>
          <table:table-cell table:style-name="ce1" office:value-type="float" office:value="0.0072">
            <text:p>0,01</text:p>
          </table:table-cell>
          <table:table-cell table:style-name="ce1" office:value-type="float" office:value="238.9">
            <text:p>238,90</text:p>
          </table:table-cell>
          <table:table-cell table:style-name="ce1" office:value-type="float" office:value="238.2">
            <text:p>238,20</text:p>
          </table:table-cell>
          <table:table-cell table:style-name="ce1" office:value-type="float" office:value="238.6">
            <text:p>238,60</text:p>
          </table:table-cell>
          <table:table-cell table:style-name="ce1" office:value-type="float" office:value="4.12">
            <text:p>4,12</text:p>
          </table:table-cell>
          <table:table-cell table:style-name="ce1" office:value-type="float" office:value="3.86">
            <text:p>3,86</text:p>
          </table:table-cell>
          <table:table-cell table:style-name="ce1" office:value-type="float" office:value="4.02">
            <text:p>4,02</text:p>
          </table:table-cell>
          <table:table-cell/>
          <table:table-cell table:style-name="ce1" table:formula="of:=([.G22]-[.$R$2])/[.G22]" office:value-type="float" office:value="-0.259017285967061">
            <text:p>-0,26</text:p>
          </table:table-cell>
          <table:table-cell/>
          <table:table-cell table:style-name="ce1" table:formula="of:=[.I22]*1000" office:value-type="float" office:value="7.2">
            <text:p>7,20</text:p>
          </table:table-cell>
          <table:table-cell table:number-columns-repeated="2"/>
          <table:table-cell table:formula="of:=(1-[.G21]/1000)" office:value-type="float" office:value="0.2353">
            <text:p>0,24</text:p>
          </table:table-cell>
          <table:table-cell table:style-name="ce4" table:formula="of:=1000*[.I21]" office:value-type="float" office:value="7.1">
            <text:p>7,1000</text:p>
          </table:table-cell>
          <table:table-cell table:number-columns-repeated="5"/>
          <table:table-cell table:formula="of:=2*[.$Z$3]/([.V22]/[.$Z$5]+[.$Z$5]/[.V22])" office:value-type="float" office:value="6.84997432169338">
            <text:p>6,85</text:p>
          </table:table-cell>
          <table:table-cell table:number-columns-repeated="995"/>
        </table:table-row>
        <table:table-row table:style-name="ro1">
          <table:table-cell table:style-name="ce1" office:value-type="float" office:value="22">
            <text:p>22,00</text:p>
          </table:table-cell>
          <table:table-cell table:style-name="ce1" office:value-type="float" office:value="238.6">
            <text:p>238,60</text:p>
          </table:table-cell>
          <table:table-cell table:style-name="ce1" office:value-type="float" office:value="4.29">
            <text:p>4,29</text:p>
          </table:table-cell>
          <table:table-cell table:style-name="ce1" office:value-type="float" office:value="1.419">
            <text:p>1,42</text:p>
          </table:table-cell>
          <table:table-cell table:style-name="ce1" office:value-type="float" office:value="0.8002">
            <text:p>0,80</text:p>
          </table:table-cell>
          <table:table-cell table:style-name="ce1" office:value-type="float" office:value="50.01">
            <text:p>50,01</text:p>
          </table:table-cell>
          <table:table-cell table:style-name="ce1" office:value-type="float" office:value="698.4">
            <text:p>698,40</text:p>
          </table:table-cell>
          <table:table-cell table:style-name="ce1" office:value-type="float" office:value="0.528">
            <text:p>0,53</text:p>
          </table:table-cell>
          <table:table-cell table:style-name="ce1" office:value-type="float" office:value="0.0072">
            <text:p>0,01</text:p>
          </table:table-cell>
          <table:table-cell table:style-name="ce1" office:value-type="float" office:value="238.8">
            <text:p>238,80</text:p>
          </table:table-cell>
          <table:table-cell table:style-name="ce1" office:value-type="float" office:value="238.4">
            <text:p>238,40</text:p>
          </table:table-cell>
          <table:table-cell table:style-name="ce1" office:value-type="float" office:value="238.7">
            <text:p>238,70</text:p>
          </table:table-cell>
          <table:table-cell table:style-name="ce1" office:value-type="float" office:value="4.42">
            <text:p>4,42</text:p>
          </table:table-cell>
          <table:table-cell table:style-name="ce1" office:value-type="float" office:value="4.14">
            <text:p>4,14</text:p>
          </table:table-cell>
          <table:table-cell table:style-name="ce1" office:value-type="float" office:value="4.31">
            <text:p>4,31</text:p>
          </table:table-cell>
          <table:table-cell/>
          <table:table-cell table:style-name="ce1" table:formula="of:=([.G23]-[.$R$2])/[.G23]" office:value-type="float" office:value="-0.324455899198167">
            <text:p>-0,32</text:p>
          </table:table-cell>
          <table:table-cell/>
          <table:table-cell table:style-name="ce1" table:formula="of:=[.I23]*1000" office:value-type="float" office:value="7.2">
            <text:p>7,20</text:p>
          </table:table-cell>
          <table:table-cell table:number-columns-repeated="2"/>
          <table:table-cell table:formula="of:=(1-[.G22]/1000)" office:value-type="float" office:value="0.2653">
            <text:p>0,27</text:p>
          </table:table-cell>
          <table:table-cell table:style-name="ce4" table:formula="of:=1000*[.I22]" office:value-type="float" office:value="7.2">
            <text:p>7,2000</text:p>
          </table:table-cell>
          <table:table-cell table:number-columns-repeated="5"/>
          <table:table-cell table:formula="of:=2*[.$Z$3]/([.V23]/[.$Z$5]+[.$Z$5]/[.V23])" office:value-type="float" office:value="7.06066820181455">
            <text:p>7,06</text:p>
          </table:table-cell>
          <table:table-cell table:number-columns-repeated="995"/>
        </table:table-row>
        <table:table-row table:style-name="ro1">
          <table:table-cell table:style-name="ce1" office:value-type="float" office:value="23">
            <text:p>23,00</text:p>
          </table:table-cell>
          <table:table-cell table:style-name="ce1" office:value-type="float" office:value="238.4">
            <text:p>238,40</text:p>
          </table:table-cell>
          <table:table-cell table:style-name="ce1" office:value-type="float" office:value="4.43">
            <text:p>4,43</text:p>
          </table:table-cell>
          <table:table-cell table:style-name="ce1" office:value-type="float" office:value="1.455">
            <text:p>1,46</text:p>
          </table:table-cell>
          <table:table-cell table:style-name="ce1" office:value-type="float" office:value="0.795">
            <text:p>0,80</text:p>
          </table:table-cell>
          <table:table-cell table:style-name="ce1" office:value-type="float" office:value="49.99">
            <text:p>49,99</text:p>
          </table:table-cell>
          <table:table-cell table:style-name="ce1" office:value-type="float" office:value="676.5">
            <text:p>676,50</text:p>
          </table:table-cell>
          <table:table-cell table:style-name="ce1" office:value-type="float" office:value="0.507">
            <text:p>0,51</text:p>
          </table:table-cell>
          <table:table-cell table:style-name="ce1" office:value-type="float" office:value="0.0072">
            <text:p>0,01</text:p>
          </table:table-cell>
          <table:table-cell table:style-name="ce1" office:value-type="float" office:value="238.6">
            <text:p>238,60</text:p>
          </table:table-cell>
          <table:table-cell table:style-name="ce1" office:value-type="float" office:value="238.1">
            <text:p>238,10</text:p>
          </table:table-cell>
          <table:table-cell table:style-name="ce1" office:value-type="float" office:value="238.4">
            <text:p>238,40</text:p>
          </table:table-cell>
          <table:table-cell table:style-name="ce1" office:value-type="float" office:value="4.57">
            <text:p>4,57</text:p>
          </table:table-cell>
          <table:table-cell table:style-name="ce1" office:value-type="float" office:value="4.28">
            <text:p>4,28</text:p>
          </table:table-cell>
          <table:table-cell table:style-name="ce1" office:value-type="float" office:value="4.45">
            <text:p>4,45</text:p>
          </table:table-cell>
          <table:table-cell/>
          <table:table-cell table:style-name="ce1" table:formula="of:=([.G24]-[.$R$2])/[.G24]" office:value-type="float" office:value="-0.367331855136733">
            <text:p>-0,37</text:p>
          </table:table-cell>
          <table:table-cell/>
          <table:table-cell table:style-name="ce1" table:formula="of:=[.I24]*1000" office:value-type="float" office:value="7.2">
            <text:p>7,20</text:p>
          </table:table-cell>
          <table:table-cell table:number-columns-repeated="2"/>
          <table:table-cell table:formula="of:=(1-[.G23]/1000)" office:value-type="float" office:value="0.3016">
            <text:p>0,30</text:p>
          </table:table-cell>
          <table:table-cell table:style-name="ce4" table:formula="of:=1000*[.I23]" office:value-type="float" office:value="7.2">
            <text:p>7,2000</text:p>
          </table:table-cell>
          <table:table-cell table:number-columns-repeated="5"/>
          <table:table-cell table:formula="of:=2*[.$Z$3]/([.V24]/[.$Z$5]+[.$Z$5]/[.V24])" office:value-type="float" office:value="7.18234698078331">
            <text:p>7,18</text:p>
          </table:table-cell>
          <table:table-cell table:number-columns-repeated="995"/>
        </table:table-row>
        <table:table-row table:style-name="ro1">
          <table:table-cell table:style-name="ce1" office:value-type="float" office:value="24">
            <text:p>24,00</text:p>
          </table:table-cell>
          <table:table-cell table:style-name="ce1" office:value-type="float" office:value="238.2">
            <text:p>238,20</text:p>
          </table:table-cell>
          <table:table-cell table:style-name="ce1" office:value-type="float" office:value="4.61">
            <text:p>4,61</text:p>
          </table:table-cell>
          <table:table-cell table:style-name="ce1" office:value-type="float" office:value="1.498">
            <text:p>1,50</text:p>
          </table:table-cell>
          <table:table-cell table:style-name="ce1" office:value-type="float" office:value="0.7881">
            <text:p>0,79</text:p>
          </table:table-cell>
          <table:table-cell table:style-name="ce1" office:value-type="float" office:value="49.99">
            <text:p>49,99</text:p>
          </table:table-cell>
          <table:table-cell table:style-name="ce1" office:value-type="float" office:value="648.4">
            <text:p>648,40</text:p>
          </table:table-cell>
          <table:table-cell table:style-name="ce1" office:value-type="float" office:value="0.479">
            <text:p>0,48</text:p>
          </table:table-cell>
          <table:table-cell table:style-name="ce1" office:value-type="float" office:value="0.0071">
            <text:p>0,01</text:p>
          </table:table-cell>
          <table:table-cell table:style-name="ce1" office:value-type="float" office:value="238.5">
            <text:p>238,50</text:p>
          </table:table-cell>
          <table:table-cell table:style-name="ce1" office:value-type="float" office:value="237.9">
            <text:p>237,90</text:p>
          </table:table-cell>
          <table:table-cell table:style-name="ce1" office:value-type="float" office:value="238.2">
            <text:p>238,20</text:p>
          </table:table-cell>
          <table:table-cell table:style-name="ce1" office:value-type="float" office:value="4.74">
            <text:p>4,74</text:p>
          </table:table-cell>
          <table:table-cell table:style-name="ce1" office:value-type="float" office:value="4.45">
            <text:p>4,45</text:p>
          </table:table-cell>
          <table:table-cell table:style-name="ce1" office:value-type="float" office:value="4.63">
            <text:p>4,63</text:p>
          </table:table-cell>
          <table:table-cell/>
          <table:table-cell table:style-name="ce1" table:formula="of:=([.G25]-[.$R$2])/[.G25]" office:value-type="float" office:value="-0.426588525601481">
            <text:p>-0,43</text:p>
          </table:table-cell>
          <table:table-cell/>
          <table:table-cell table:style-name="ce1" table:formula="of:=[.I25]*1000" office:value-type="float" office:value="7.1">
            <text:p>7,10</text:p>
          </table:table-cell>
          <table:table-cell table:number-columns-repeated="2"/>
          <table:table-cell table:formula="of:=(1-[.G24]/1000)" office:value-type="float" office:value="0.3235">
            <text:p>0,32</text:p>
          </table:table-cell>
          <table:table-cell table:style-name="ce4" table:formula="of:=1000*[.I24]" office:value-type="float" office:value="7.2">
            <text:p>7,2000</text:p>
          </table:table-cell>
          <table:table-cell table:number-columns-repeated="5"/>
          <table:table-cell table:formula="of:=2*[.$Z$3]/([.V25]/[.$Z$5]+[.$Z$5]/[.V25])" office:value-type="float" office:value="7.2">
            <text:p>7,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formula="of:=(1-[.G25]/1000)" office:value-type="float" office:value="0.3516">
            <text:p>0,35</text:p>
          </table:table-cell>
          <table:table-cell table:style-name="ce4" table:formula="of:=1000*[.I25]" office:value-type="float" office:value="7.1">
            <text:p>7,1000</text:p>
          </table:table-cell>
          <table:table-cell table:number-columns-repeated="5"/>
          <table:table-cell table:formula="of:=2*[.$Z$3]/([.V26]/[.$Z$5]+[.$Z$5]/[.V26])" office:value-type="float" office:value="7.17509496558118">
            <text:p>7,18</text:p>
          </table:table-cell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float" office:value="11">
            <text:p>11,00</text:p>
          </table:table-cell>
          <table:table-cell table:style-name="ce1" office:value-type="float" office:value="238.6">
            <text:p>238,60</text:p>
          </table:table-cell>
          <table:table-cell table:style-name="ce1" office:value-type="float" office:value="1.07">
            <text:p>1,07</text:p>
          </table:table-cell>
          <table:table-cell table:style-name="ce1" office:value-type="float" office:value="0.176">
            <text:p>0,18</text:p>
          </table:table-cell>
          <table:table-cell table:style-name="ce1" office:value-type="float" office:value="0.3954">
            <text:p>0,40</text:p>
          </table:table-cell>
          <table:table-cell table:style-name="ce1" office:value-type="float" office:value="50.02">
            <text:p>50,02</text:p>
          </table:table-cell>
          <table:table-cell table:style-name="ce1" office:value-type="float" office:value="974.8">
            <text:p>974,80</text:p>
          </table:table-cell>
          <table:table-cell table:style-name="ce1" office:value-type="float" office:value="0.08">
            <text:p>0,08</text:p>
          </table:table-cell>
          <table:table-cell table:style-name="ce1" office:value-type="float" office:value="0.0008">
            <text:p>0,00</text:p>
          </table:table-cell>
          <table:table-cell table:style-name="ce1" office:value-type="float" office:value="239">
            <text:p>239,00</text:p>
          </table:table-cell>
          <table:table-cell table:style-name="ce1" office:value-type="float" office:value="238.3">
            <text:p>238,30</text:p>
          </table:table-cell>
          <table:table-cell table:style-name="ce1" office:value-type="float" office:value="238.6">
            <text:p>238,60</text:p>
          </table:table-cell>
          <table:table-cell table:style-name="ce1" office:value-type="float" office:value="1.09">
            <text:p>1,09</text:p>
          </table:table-cell>
          <table:table-cell table:style-name="ce1" office:value-type="float" office:value="1.03">
            <text:p>1,03</text:p>
          </table:table-cell>
          <table:table-cell table:style-name="ce1" office:value-type="float" office:value="1.1">
            <text:p>1,10</text:p>
          </table:table-cell>
          <table:table-cell/>
          <table:table-cell table:style-name="ce1" office:value-type="string">
            <text:p>ze wzoru klossa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office:value-type="string">
            <text:p>t(s)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2]/[.$P$35]+[.$P$35]/[.Q2])" office:value-type="float" office:value="-6.88655815669888">
            <text:p>-6,89</text:p>
          </table:table-cell>
          <table:table-cell table:number-columns-repeated="1007"/>
        </table:table-row>
        <table:table-row table:style-name="ro1">
          <table:table-cell table:number-columns-repeated="3"/>
          <table:table-cell>
            <draw:frame table:end-cell-address="Arkusz1.M49" table:end-x="0.978cm" table:end-y="0.255cm" draw:z-index="0" draw:name="Chart 4" draw:style-name="gr2" draw:text-style-name="P1" svg:width="17.511cm" svg:height="8.52cm" svg:x="0.023cm" svg:y="0.086cm">
              <draw:object draw:notify-on-update-of-ranges="Arkusz1.Q2:Arkusz1.Q25 Arkusz1.S2:Arkusz1.S2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  <table:table-cell table:style-name="ce1" table:formula="of:=(2*[.$O$35])/([.Q3]/[.$P$35]+[.$P$35]/[.Q3])" office:value-type="float" office:value="-6.68634792980601">
            <text:p>-6,69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1" office:value-type="string">
            <text:p>tmax</text:p>
          </table:table-cell>
          <table:table-cell table:style-name="ce1" office:value-type="string">
            <text:p>sk</text:p>
          </table:table-cell>
          <table:table-cell table:style-name="ce1" table:formula="of:=(2*[.$O$35])/([.Q4]/[.$P$35]+[.$P$35]/[.Q4])" office:value-type="float" office:value="-6.47533794337804">
            <text:p>-6,48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1" office:value-type="float" office:value="7.2">
            <text:p>7,20</text:p>
          </table:table-cell>
          <table:table-cell table:style-name="ce1" office:value-type="float" office:value="-0.32">
            <text:p>-0,32</text:p>
          </table:table-cell>
          <table:table-cell table:style-name="ce1" table:formula="of:=(2*[.$O$35])/([.Q5]/[.$P$35]+[.$P$35]/[.Q5])" office:value-type="float" office:value="-6.20192012604604">
            <text:p>-6,20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6]/[.$P$35]+[.$P$35]/[.Q6])" office:value-type="float" office:value="-5.92382333763517">
            <text:p>-5,92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7]/[.$P$35]+[.$P$35]/[.Q7])" office:value-type="float" office:value="-5.34497325351127">
            <text:p>-5,34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8]/[.$P$35]+[.$P$35]/[.Q8])" office:value-type="float" office:value="-4.7851966814483">
            <text:p>-4,79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9]/[.$P$35]+[.$P$35]/[.Q9])" office:value-type="float" office:value="-4.12970451733713">
            <text:p>-4,13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0]/[.$P$35]+[.$P$35]/[.Q10])" office:value-type="float" office:value="-3.6179952021733">
            <text:p>-3,62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1]/[.$P$35]+[.$P$35]/[.Q11])" office:value-type="float" office:value="-2.85015889250786">
            <text:p>-2,85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2]/[.$P$35]+[.$P$35]/[.Q12])" office:value-type="float" office:value="-2.27016110536008">
            <text:p>-2,27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3]/[.$P$35]+[.$P$35]/[.Q13])" office:value-type="float" office:value="-1.51481037085324">
            <text:p>-1,51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4]/[.$P$35]+[.$P$35]/[.Q14])" office:value-type="float" office:value="-0.499717469531073">
            <text:p>-0,50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5]/[.$P$35]+[.$P$35]/[.Q15])" office:value-type="float" office:value="0.904639925448033">
            <text:p>0,90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6]/[.$P$35]+[.$P$35]/[.Q16])" office:value-type="float" office:value="2.06416795300122">
            <text:p>2,06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7]/[.$P$35]+[.$P$35]/[.Q17])" office:value-type="float" office:value="3.2880437161305">
            <text:p>3,29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8]/[.$P$35]+[.$P$35]/[.Q18])" office:value-type="float" office:value="4.14401508510035">
            <text:p>4,14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9]/[.$P$35]+[.$P$35]/[.Q19])" office:value-type="float" office:value="5.47096629959009">
            <text:p>5,47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na podstawie wzoru Klossa</text:p>
          </table:table-cell>
          <table:table-cell table:number-columns-repeated="12"/>
          <table:table-cell table:style-name="ce1" table:formula="of:=(2*[.$O$35])/([.Q20]/[.$P$35]+[.$P$35]/[.Q20])" office:value-type="float" office:value="6.01505682520907">
            <text:p>6,02</text:p>
          </table:table-cell>
          <table:table-cell table:number-columns-repeated="1007"/>
        </table:table-row>
        <table:table-row table:style-name="ro1">
          <table:table-cell table:number-columns-repeated="3"/>
          <table:table-cell>
            <draw:frame table:end-cell-address="Arkusz1.M67" table:end-x="1.001cm" table:end-y="0.424cm" draw:z-index="1" draw:name="Chart 1" draw:style-name="gr2" draw:text-style-name="P1" svg:width="17.468cm" svg:height="8.519cm" svg:x="0.089cm" svg:y="0.256cm">
              <draw:object draw:notify-on-update-of-ranges="Arkusz1.Q2:Arkusz1.Q25 Arkusz1.Q32:Arkusz1.Q5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2"/>
          <table:table-cell table:style-name="ce1" table:formula="of:=(2*[.$O$35])/([.Q21]/[.$P$35]+[.$P$35]/[.Q21])" office:value-type="float" office:value="6.60061499637476">
            <text:p>6,60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22]/[.$P$35]+[.$P$35]/[.Q22])" office:value-type="float" office:value="7.04202002857328">
            <text:p>7,04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23]/[.$P$35]+[.$P$35]/[.Q23])" office:value-type="float" office:value="7.19931162349512">
            <text:p>7,20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24]/[.$P$35]+[.$P$35]/[.Q24])" office:value-type="float" office:value="7.13203552214102">
            <text:p>7,13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25]/[.$P$35]+[.$P$35]/[.Q25])" office:value-type="float" office:value="6.91235438256314">
            <text:p>6,91</text:p>
          </table:table-cell>
          <table:table-cell table:number-columns-repeated="100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5" office:value-type="string">
            <text:p>t [s]</text:p>
          </table:table-cell>
          <table:table-cell table:style-name="ce5" office:value-type="string">
            <text:p>U_ab</text:p>
          </table:table-cell>
          <table:table-cell table:style-name="ce5" office:value-type="string">
            <text:p>I_a</text:p>
          </table:table-cell>
          <table:table-cell table:style-name="ce5" office:value-type="string">
            <text:p>U_1</text:p>
          </table:table-cell>
          <table:table-cell table:number-columns-repeated="1020"/>
        </table:table-row>
        <table:table-row table:style-name="ro1">
          <table:table-cell table:style-name="ce5" office:value-type="float" office:value="0.0100000007078052">
            <text:p>0,0100000007</text:p>
          </table:table-cell>
          <table:table-cell table:style-name="ce5" office:value-type="float" office:value="237.317306518555">
            <text:p>237,3173065186</text:p>
          </table:table-cell>
          <table:table-cell table:style-name="ce5" office:value-type="float" office:value="0.00554037187248468">
            <text:p>0,0055403719</text:p>
          </table:table-cell>
          <table:table-cell table:style-name="ce5" office:value-type="float" office:value="-14.5661849975586">
            <text:p>-14,5661849976</text:p>
          </table:table-cell>
          <table:table-cell table:number-columns-repeated="1020"/>
        </table:table-row>
        <table:table-row table:style-name="ro1">
          <table:table-cell table:style-name="ce5" office:value-type="float" office:value="0.0200000014156103">
            <text:p>0,0200000014</text:p>
          </table:table-cell>
          <table:table-cell table:style-name="ce5" office:value-type="float" office:value="237.30583190918">
            <text:p>237,3058319092</text:p>
          </table:table-cell>
          <table:table-cell table:style-name="ce5" office:value-type="float" office:value="0.00558357825502753">
            <text:p>0,0055835783</text:p>
          </table:table-cell>
          <table:table-cell table:style-name="ce5" office:value-type="float" office:value="-14.5074491500854">
            <text:p>-14,5074491501</text:p>
          </table:table-cell>
          <table:table-cell table:number-columns-repeated="1020"/>
        </table:table-row>
        <table:table-row table:style-name="ro1">
          <table:table-cell table:style-name="ce5" office:value-type="float" office:value="0.0300000011920929">
            <text:p>0,0300000012</text:p>
          </table:table-cell>
          <table:table-cell table:style-name="ce5" office:value-type="float" office:value="237.295867919922">
            <text:p>237,2958679199</text:p>
          </table:table-cell>
          <table:table-cell table:style-name="ce5" office:value-type="float" office:value="0.00561534473672509">
            <text:p>0,0056153447</text:p>
          </table:table-cell>
          <table:table-cell table:style-name="ce5" office:value-type="float" office:value="-14.4627075195313">
            <text:p>-14,4627075195</text:p>
          </table:table-cell>
          <table:table-cell/>
          <table:table-cell>
            <draw:frame table:end-cell-address="Arkusz2.S34" table:end-x="1.195cm" table:end-y="0.399cm" draw:z-index="1" draw:style-name="gr1" draw:text-style-name="P1" svg:width="23.137cm" svg:height="15.718cm" svg:x="1.04cm" svg:y="0.339cm">
              <draw:object draw:notify-on-update-of-ranges="Arkusz2.A1:Arkusz2.A1 Arkusz2.A2:Arkusz2.A853 Arkusz2.B1:Arkusz2.B1 Arkusz2.B2:Arkusz2.B853 Arkusz2.C1:Arkusz2.C1 Arkusz2.C2:Arkusz2.C853 Arkusz2.A2:Arkusz2.A853 Arkusz2.A2:Arkusz2.A853 Arkusz2.D1:Arkusz2.D1 Arkusz2.D2:Arkusz2.D85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5"/>
          <table:table-cell>
            <draw:frame table:end-cell-address="Arkusz2.AI37" table:end-x="0.357cm" table:end-y="0.253cm" draw:z-index="0" draw:name="Picture 1" draw:style-name="gr3" draw:text-style-name="P2" svg:width="23.222cm" svg:height="17.272cm" svg:x="0.117cm" svg:y="0.205cm">
              <draw:image xlink:href="Pictures/200000EB0001295E0000C7396B21A514.wmf" xlink:type="simple" xlink:show="embed" xlink:actuate="onLoad">
                <text:p/>
              </draw:image>
            </draw:frame>
          </table:table-cell>
          <table:table-cell table:number-columns-repeated="1002"/>
        </table:table-row>
        <table:table-row table:style-name="ro1">
          <table:table-cell table:style-name="ce5" office:value-type="float" office:value="0.0400000028312206">
            <text:p>0,0400000028</text:p>
          </table:table-cell>
          <table:table-cell table:style-name="ce5" office:value-type="float" office:value="237.288055419922">
            <text:p>237,2880554199</text:p>
          </table:table-cell>
          <table:table-cell table:style-name="ce5" office:value-type="float" office:value="0.00563284428790212">
            <text:p>0,0056328443</text:p>
          </table:table-cell>
          <table:table-cell table:style-name="ce5" office:value-type="float" office:value="-14.4320831298828">
            <text:p>-14,4320831299</text:p>
          </table:table-cell>
          <table:table-cell table:number-columns-repeated="1020"/>
        </table:table-row>
        <table:table-row table:style-name="ro1">
          <table:table-cell table:style-name="ce5" office:value-type="float" office:value="0.0500000044703484">
            <text:p>0,0500000045</text:p>
          </table:table-cell>
          <table:table-cell table:style-name="ce5" office:value-type="float" office:value="237.281875610352">
            <text:p>237,2818756104</text:p>
          </table:table-cell>
          <table:table-cell table:style-name="ce5" office:value-type="float" office:value="0.00563895236700773">
            <text:p>0,0056389524</text:p>
          </table:table-cell>
          <table:table-cell table:style-name="ce5" office:value-type="float" office:value="-14.4126930236816">
            <text:p>-14,4126930237</text:p>
          </table:table-cell>
          <table:table-cell table:number-columns-repeated="1020"/>
        </table:table-row>
        <table:table-row table:style-name="ro1">
          <table:table-cell table:style-name="ce5" office:value-type="float" office:value="0.0600000023841858">
            <text:p>0,0600000024</text:p>
          </table:table-cell>
          <table:table-cell table:style-name="ce5" office:value-type="float" office:value="237.27653503418">
            <text:p>237,2765350342</text:p>
          </table:table-cell>
          <table:table-cell table:style-name="ce5" office:value-type="float" office:value="0.00563836703076959">
            <text:p>0,005638367</text:p>
          </table:table-cell>
          <table:table-cell table:style-name="ce5" office:value-type="float" office:value="-14.4029350280762">
            <text:p>-14,4029350281</text:p>
          </table:table-cell>
          <table:table-cell table:number-columns-repeated="1020"/>
        </table:table-row>
        <table:table-row table:style-name="ro1">
          <table:table-cell table:style-name="ce5" office:value-type="float" office:value="0.0700000077486038">
            <text:p>0,0700000077</text:p>
          </table:table-cell>
          <table:table-cell table:style-name="ce5" office:value-type="float" office:value="237.271102905273">
            <text:p>237,2711029053</text:p>
          </table:table-cell>
          <table:table-cell table:style-name="ce5" office:value-type="float" office:value="0.00563208060339093">
            <text:p>0,0056320806</text:p>
          </table:table-cell>
          <table:table-cell table:style-name="ce5" office:value-type="float" office:value="-14.3991203308105">
            <text:p>-14,3991203308</text:p>
          </table:table-cell>
          <table:table-cell table:number-columns-repeated="1020"/>
        </table:table-row>
        <table:table-row table:style-name="ro1">
          <table:table-cell table:style-name="ce5" office:value-type="float" office:value="0.0800000056624413">
            <text:p>0,0800000057</text:p>
          </table:table-cell>
          <table:table-cell table:style-name="ce5" office:value-type="float" office:value="237.264465332031">
            <text:p>237,264465332</text:p>
          </table:table-cell>
          <table:table-cell table:style-name="ce5" office:value-type="float" office:value="0.00562220579013228">
            <text:p>0,0056222058</text:p>
          </table:table-cell>
          <table:table-cell table:style-name="ce5" office:value-type="float" office:value="-14.3993215560913">
            <text:p>-14,3993215561</text:p>
          </table:table-cell>
          <table:table-cell table:number-columns-repeated="1020"/>
        </table:table-row>
        <table:table-row table:style-name="ro1">
          <table:table-cell table:style-name="ce5" office:value-type="float" office:value="0.0900000035762787">
            <text:p>0,0900000036</text:p>
          </table:table-cell>
          <table:table-cell table:style-name="ce5" office:value-type="float" office:value="237.255996704102">
            <text:p>237,2559967041</text:p>
          </table:table-cell>
          <table:table-cell table:style-name="ce5" office:value-type="float" office:value="0.00561348209157586">
            <text:p>0,0056134821</text:p>
          </table:table-cell>
          <table:table-cell table:style-name="ce5" office:value-type="float" office:value="-14.3999214172363">
            <text:p>-14,3999214172</text:p>
          </table:table-cell>
          <table:table-cell table:number-columns-repeated="1020"/>
        </table:table-row>
        <table:table-row table:style-name="ro1">
          <table:table-cell table:style-name="ce5" office:value-type="float" office:value="0.100000008940697">
            <text:p>0,1000000089</text:p>
          </table:table-cell>
          <table:table-cell table:style-name="ce5" office:value-type="float" office:value="237.245635986328">
            <text:p>237,2456359863</text:p>
          </table:table-cell>
          <table:table-cell table:style-name="ce5" office:value-type="float" office:value="0.00560587923973799">
            <text:p>0,0056058792</text:p>
          </table:table-cell>
          <table:table-cell table:style-name="ce5" office:value-type="float" office:value="-14.3993701934814">
            <text:p>-14,3993701935</text:p>
          </table:table-cell>
          <table:table-cell table:number-columns-repeated="1020"/>
        </table:table-row>
        <table:table-row table:style-name="ro1">
          <table:table-cell table:style-name="ce5" office:value-type="float" office:value="0.110000006854534">
            <text:p>0,1100000069</text:p>
          </table:table-cell>
          <table:table-cell table:style-name="ce5" office:value-type="float" office:value="237.235275268555">
            <text:p>237,2352752686</text:p>
          </table:table-cell>
          <table:table-cell table:style-name="ce5" office:value-type="float" office:value="0.00559806451201439">
            <text:p>0,0055980645</text:p>
          </table:table-cell>
          <table:table-cell table:style-name="ce5" office:value-type="float" office:value="-14.3946838378906">
            <text:p>-14,3946838379</text:p>
          </table:table-cell>
          <table:table-cell table:number-columns-repeated="1020"/>
        </table:table-row>
        <table:table-row table:style-name="ro1">
          <table:table-cell table:style-name="ce5" office:value-type="float" office:value="0.120000004768372">
            <text:p>0,1200000048</text:p>
          </table:table-cell>
          <table:table-cell table:style-name="ce5" office:value-type="float" office:value="237.226425170898">
            <text:p>237,2264251709</text:p>
          </table:table-cell>
          <table:table-cell table:style-name="ce5" office:value-type="float" office:value="0.0055904071778059">
            <text:p>0,0055904072</text:p>
          </table:table-cell>
          <table:table-cell table:style-name="ce5" office:value-type="float" office:value="-14.3849897384644">
            <text:p>-14,3849897385</text:p>
          </table:table-cell>
          <table:table-cell table:number-columns-repeated="1020"/>
        </table:table-row>
        <table:table-row table:style-name="ro1">
          <table:table-cell table:style-name="ce5" office:value-type="float" office:value="0.13000001013279">
            <text:p>0,1300000101</text:p>
          </table:table-cell>
          <table:table-cell table:style-name="ce5" office:value-type="float" office:value="237.220001220703">
            <text:p>237,2200012207</text:p>
          </table:table-cell>
          <table:table-cell table:style-name="ce5" office:value-type="float" office:value="0.00558177661150694">
            <text:p>0,0055817766</text:p>
          </table:table-cell>
          <table:table-cell table:style-name="ce5" office:value-type="float" office:value="-14.3679685592651">
            <text:p>-14,3679685593</text:p>
          </table:table-cell>
          <table:table-cell table:number-columns-repeated="1020"/>
        </table:table-row>
        <table:table-row table:style-name="ro1">
          <table:table-cell table:style-name="ce5" office:value-type="float" office:value="0.140000015497208">
            <text:p>0,1400000155</text:p>
          </table:table-cell>
          <table:table-cell table:style-name="ce5" office:value-type="float" office:value="237.216323852539">
            <text:p>237,2163238525</text:p>
          </table:table-cell>
          <table:table-cell table:style-name="ce5" office:value-type="float" office:value="0.00557043123990297">
            <text:p>0,0055704312</text:p>
          </table:table-cell>
          <table:table-cell table:style-name="ce5" office:value-type="float" office:value="-14.3434963226318">
            <text:p>-14,3434963226</text:p>
          </table:table-cell>
          <table:table-cell table:number-columns-repeated="1020"/>
        </table:table-row>
        <table:table-row table:style-name="ro1">
          <table:table-cell table:style-name="ce5" office:value-type="float" office:value="0.150000005960464">
            <text:p>0,150000006</text:p>
          </table:table-cell>
          <table:table-cell table:style-name="ce5" office:value-type="float" office:value="237.214569091797">
            <text:p>237,2145690918</text:p>
          </table:table-cell>
          <table:table-cell table:style-name="ce5" office:value-type="float" office:value="0.00555793149396777">
            <text:p>0,0055579315</text:p>
          </table:table-cell>
          <table:table-cell table:style-name="ce5" office:value-type="float" office:value="-14.309983253479">
            <text:p>-14,3099832535</text:p>
          </table:table-cell>
          <table:table-cell table:number-columns-repeated="1020"/>
        </table:table-row>
        <table:table-row table:style-name="ro1">
          <table:table-cell table:style-name="ce5" office:value-type="float" office:value="0.160000011324883">
            <text:p>0,1600000113</text:p>
          </table:table-cell>
          <table:table-cell table:style-name="ce5" office:value-type="float" office:value="237.214340209961">
            <text:p>237,21434021</text:p>
          </table:table-cell>
          <table:table-cell table:style-name="ce5" office:value-type="float" office:value="0.00555784162133932">
            <text:p>0,0055578416</text:p>
          </table:table-cell>
          <table:table-cell table:style-name="ce5" office:value-type="float" office:value="-14.2682065963745">
            <text:p>-14,2682065964</text:p>
          </table:table-cell>
          <table:table-cell table:number-columns-repeated="1020"/>
        </table:table-row>
        <table:table-row table:style-name="ro1">
          <table:table-cell table:style-name="ce5" office:value-type="float" office:value="0.170000016689301">
            <text:p>0,1700000167</text:p>
          </table:table-cell>
          <table:table-cell table:style-name="ce5" office:value-type="float" office:value="237.215637207031">
            <text:p>237,215637207</text:p>
          </table:table-cell>
          <table:table-cell table:style-name="ce5" office:value-type="float" office:value="0.00559920584782958">
            <text:p>0,0055992058</text:p>
          </table:table-cell>
          <table:table-cell table:style-name="ce5" office:value-type="float" office:value="-14.2179613113403">
            <text:p>-14,2179613113</text:p>
          </table:table-cell>
          <table:table-cell table:number-columns-repeated="1020"/>
        </table:table-row>
        <table:table-row table:style-name="ro1">
          <table:table-cell table:style-name="ce5" office:value-type="float" office:value="0.180000007152557">
            <text:p>0,1800000072</text:p>
          </table:table-cell>
          <table:table-cell table:style-name="ce5" office:value-type="float" office:value="237.218460083008">
            <text:p>237,218460083</text:p>
          </table:table-cell>
          <table:table-cell table:style-name="ce5" office:value-type="float" office:value="0.00571904424577951">
            <text:p>0,0057190442</text:p>
          </table:table-cell>
          <table:table-cell table:style-name="ce5" office:value-type="float" office:value="-14.161958694458">
            <text:p>-14,1619586945</text:p>
          </table:table-cell>
          <table:table-cell table:number-columns-repeated="1020"/>
        </table:table-row>
        <table:table-row table:style-name="ro1">
          <table:table-cell table:style-name="ce5" office:value-type="float" office:value="0.190000012516975">
            <text:p>0,1900000125</text:p>
          </table:table-cell>
          <table:table-cell table:style-name="ce5" office:value-type="float" office:value="237.222579956055">
            <text:p>237,2225799561</text:p>
          </table:table-cell>
          <table:table-cell table:style-name="ce5" office:value-type="float" office:value="0.00596287287771702">
            <text:p>0,0059628729</text:p>
          </table:table-cell>
          <table:table-cell table:style-name="ce5" office:value-type="float" office:value="-14.1024188995361">
            <text:p>-14,1024188995</text:p>
          </table:table-cell>
          <table:table-cell table:number-columns-repeated="1020"/>
        </table:table-row>
        <table:table-row table:style-name="ro1">
          <table:table-cell table:style-name="ce5" office:value-type="float" office:value="0.200000017881393">
            <text:p>0,2000000179</text:p>
          </table:table-cell>
          <table:table-cell table:style-name="ce5" office:value-type="float" office:value="237.226837158203">
            <text:p>237,2268371582</text:p>
          </table:table-cell>
          <table:table-cell table:style-name="ce5" office:value-type="float" office:value="0.00638690777122974">
            <text:p>0,0063869078</text:p>
          </table:table-cell>
          <table:table-cell table:style-name="ce5" office:value-type="float" office:value="-14.0447912216187">
            <text:p>-14,0447912216</text:p>
          </table:table-cell>
          <table:table-cell table:number-columns-repeated="1020"/>
        </table:table-row>
        <table:table-row table:style-name="ro1">
          <table:table-cell table:style-name="ce5" office:value-type="float" office:value="0.21000000834465">
            <text:p>0,2100000083</text:p>
          </table:table-cell>
          <table:table-cell table:style-name="ce5" office:value-type="float" office:value="237.230102539063">
            <text:p>237,2301025391</text:p>
          </table:table-cell>
          <table:table-cell table:style-name="ce5" office:value-type="float" office:value="0.0070500373840332">
            <text:p>0,0070500374</text:p>
          </table:table-cell>
          <table:table-cell table:style-name="ce5" office:value-type="float" office:value="-13.9945459365845">
            <text:p>-13,9945459366</text:p>
          </table:table-cell>
          <table:table-cell table:number-columns-repeated="1020"/>
        </table:table-row>
        <table:table-row table:style-name="ro1">
          <table:table-cell table:style-name="ce5" office:value-type="float" office:value="0.220000013709068">
            <text:p>0,2200000137</text:p>
          </table:table-cell>
          <table:table-cell table:style-name="ce5" office:value-type="float" office:value="237.230865478516">
            <text:p>237,2308654785</text:p>
          </table:table-cell>
          <table:table-cell table:style-name="ce5" office:value-type="float" office:value="0.00799965392798185">
            <text:p>0,0079996539</text:p>
          </table:table-cell>
          <table:table-cell table:style-name="ce5" office:value-type="float" office:value="-13.961012840271">
            <text:p>-13,9610128403</text:p>
          </table:table-cell>
          <table:table-cell table:number-columns-repeated="1020"/>
        </table:table-row>
        <table:table-row table:style-name="ro1">
          <table:table-cell table:style-name="ce5" office:value-type="float" office:value="0.230000019073486">
            <text:p>0,2300000191</text:p>
          </table:table-cell>
          <table:table-cell table:style-name="ce5" office:value-type="float" office:value="237.228576660156">
            <text:p>237,2285766602</text:p>
          </table:table-cell>
          <table:table-cell table:style-name="ce5" office:value-type="float" office:value="0.00924847554415464">
            <text:p>0,0092484755</text:p>
          </table:table-cell>
          <table:table-cell table:style-name="ce5" office:value-type="float" office:value="-13.9539575576782">
            <text:p>-13,9539575577</text:p>
          </table:table-cell>
          <table:table-cell table:number-columns-repeated="1020"/>
        </table:table-row>
        <table:table-row table:style-name="ro1">
          <table:table-cell table:style-name="ce5" office:value-type="float" office:value="0.240000009536743">
            <text:p>0,2400000095</text:p>
          </table:table-cell>
          <table:table-cell table:style-name="ce5" office:value-type="float" office:value="237.222946166992">
            <text:p>237,222946167</text:p>
          </table:table-cell>
          <table:table-cell table:style-name="ce5" office:value-type="float" office:value="0.0107564888894558">
            <text:p>0,0107564889</text:p>
          </table:table-cell>
          <table:table-cell table:style-name="ce5" office:value-type="float" office:value="-13.9872941970825">
            <text:p>-13,9872941971</text:p>
          </table:table-cell>
          <table:table-cell table:number-columns-repeated="1020"/>
        </table:table-row>
        <table:table-row table:style-name="ro1">
          <table:table-cell table:style-name="ce5" office:value-type="float" office:value="0.250000029802322">
            <text:p>0,2500000298</text:p>
          </table:table-cell>
          <table:table-cell table:style-name="ce5" office:value-type="float" office:value="237.213119506836">
            <text:p>237,2131195068</text:p>
          </table:table-cell>
          <table:table-cell table:style-name="ce5" office:value-type="float" office:value="0.0124134188517928">
            <text:p>0,0124134189</text:p>
          </table:table-cell>
          <table:table-cell table:style-name="ce5" office:value-type="float" office:value="-14.0753078460693">
            <text:p>-14,0753078461</text:p>
          </table:table-cell>
          <table:table-cell table:number-columns-repeated="1020"/>
        </table:table-row>
        <table:table-row table:style-name="ro1">
          <table:table-cell table:style-name="ce5" office:value-type="float" office:value="0.260000020265579">
            <text:p>0,2600000203</text:p>
          </table:table-cell>
          <table:table-cell table:style-name="ce5" office:value-type="float" office:value="237.199737548828">
            <text:p>237,1997375488</text:p>
          </table:table-cell>
          <table:table-cell table:style-name="ce5" office:value-type="float" office:value="0.0140098091214895">
            <text:p>0,0140098091</text:p>
          </table:table-cell>
          <table:table-cell table:style-name="ce5" office:value-type="float" office:value="-14.2362775802612">
            <text:p>-14,2362775803</text:p>
          </table:table-cell>
          <table:table-cell table:number-columns-repeated="1020"/>
        </table:table-row>
        <table:table-row table:style-name="ro1">
          <table:table-cell table:style-name="ce5" office:value-type="float" office:value="0.270000010728836">
            <text:p>0,2700000107</text:p>
          </table:table-cell>
          <table:table-cell table:style-name="ce5" office:value-type="float" office:value="237.184722900391">
            <text:p>237,1847229004</text:p>
          </table:table-cell>
          <table:table-cell table:style-name="ce5" office:value-type="float" office:value="0.0152045292779803">
            <text:p>0,0152045293</text:p>
          </table:table-cell>
          <table:table-cell table:style-name="ce5" office:value-type="float" office:value="-14.4885425567627">
            <text:p>-14,4885425568</text:p>
          </table:table-cell>
          <table:table-cell table:number-columns-repeated="1020"/>
        </table:table-row>
        <table:table-row table:style-name="ro1">
          <table:table-cell table:style-name="ce5" office:value-type="float" office:value="0.280000030994415">
            <text:p>0,280000031</text:p>
          </table:table-cell>
          <table:table-cell table:style-name="ce5" office:value-type="float" office:value="237.170303344727">
            <text:p>237,1703033447</text:p>
          </table:table-cell>
          <table:table-cell table:style-name="ce5" office:value-type="float" office:value="0.015496033243835">
            <text:p>0,0154960332</text:p>
          </table:table-cell>
          <table:table-cell table:style-name="ce5" office:value-type="float" office:value="-14.8533687591553">
            <text:p>-14,8533687592</text:p>
          </table:table-cell>
          <table:table-cell table:number-columns-repeated="1020"/>
        </table:table-row>
        <table:table-row table:style-name="ro1">
          <table:table-cell table:style-name="ce5" office:value-type="float" office:value="0.290000021457672">
            <text:p>0,2900000215</text:p>
          </table:table-cell>
          <table:table-cell table:style-name="ce5" office:value-type="float" office:value="237.157409667969">
            <text:p>237,157409668</text:p>
          </table:table-cell>
          <table:table-cell table:style-name="ce5" office:value-type="float" office:value="0.0142053468152881">
            <text:p>0,0142053468</text:p>
          </table:table-cell>
          <table:table-cell table:style-name="ce5" office:value-type="float" office:value="-15.3504724502563">
            <text:p>-15,3504724503</text:p>
          </table:table-cell>
          <table:table-cell table:number-columns-repeated="1020"/>
        </table:table-row>
        <table:table-row table:style-name="ro1">
          <table:table-cell table:style-name="ce5" office:value-type="float" office:value="0.300000011920929">
            <text:p>0,3000000119</text:p>
          </table:table-cell>
          <table:table-cell table:style-name="ce5" office:value-type="float" office:value="237.146591186523">
            <text:p>237,1465911865</text:p>
          </table:table-cell>
          <table:table-cell table:style-name="ce5" office:value-type="float" office:value="0.010466986335814">
            <text:p>0,0104669863</text:p>
          </table:table-cell>
          <table:table-cell table:style-name="ce5" office:value-type="float" office:value="-16.0002384185791">
            <text:p>-16,0002384186</text:p>
          </table:table-cell>
          <table:table-cell table:number-columns-repeated="1020"/>
        </table:table-row>
        <table:table-row table:style-name="ro1">
          <table:table-cell table:style-name="ce5" office:value-type="float" office:value="0.310000032186508">
            <text:p>0,3100000322</text:p>
          </table:table-cell>
          <table:table-cell table:style-name="ce5" office:value-type="float" office:value="237.138809204102">
            <text:p>237,1388092041</text:p>
          </table:table-cell>
          <table:table-cell table:style-name="ce5" office:value-type="float" office:value="0.00325045664794743">
            <text:p>0,0032504566</text:p>
          </table:table-cell>
          <table:table-cell table:style-name="ce5" office:value-type="float" office:value="-16.8180694580078">
            <text:p>-16,818069458</text:p>
          </table:table-cell>
          <table:table-cell table:number-columns-repeated="1020"/>
        </table:table-row>
        <table:table-row table:style-name="ro1">
          <table:table-cell table:style-name="ce5" office:value-type="float" office:value="0.320000022649765">
            <text:p>0,3200000226</text:p>
          </table:table-cell>
          <table:table-cell table:style-name="ce5" office:value-type="float" office:value="237.134231567383">
            <text:p>237,1342315674</text:p>
          </table:table-cell>
          <table:table-cell table:style-name="ce5" office:value-type="float" office:value="-0.00855832640081644">
            <text:p>-0,0085583264</text:p>
          </table:table-cell>
          <table:table-cell table:style-name="ce5" office:value-type="float" office:value="-17.8153858184814">
            <text:p>-17,8153858185</text:p>
          </table:table-cell>
          <table:table-cell table:number-columns-repeated="1020"/>
        </table:table-row>
        <table:table-row table:style-name="ro1">
          <table:table-cell table:style-name="ce5" office:value-type="float" office:value="0.330000013113022">
            <text:p>0,3300000131</text:p>
          </table:table-cell>
          <table:table-cell table:style-name="ce5" office:value-type="float" office:value="237.134002685547">
            <text:p>237,1340026855</text:p>
          </table:table-cell>
          <table:table-cell table:style-name="ce5" office:value-type="float" office:value="-0.0260081700980663">
            <text:p>-0,0260081701</text:p>
          </table:table-cell>
          <table:table-cell table:style-name="ce5" office:value-type="float" office:value="-18.9925765991211">
            <text:p>-18,9925765991</text:p>
          </table:table-cell>
          <table:table-cell table:number-columns-repeated="1020"/>
        </table:table-row>
        <table:table-row table:style-name="ro1">
          <table:table-cell table:style-name="ce5" office:value-type="float" office:value="0.340000033378601">
            <text:p>0,3400000334</text:p>
          </table:table-cell>
          <table:table-cell table:style-name="ce5" office:value-type="float" office:value="237.138671875">
            <text:p>237,138671875</text:p>
          </table:table-cell>
          <table:table-cell table:style-name="ce5" office:value-type="float" office:value="-0.049842543900013">
            <text:p>-0,0498425439</text:p>
          </table:table-cell>
          <table:table-cell table:style-name="ce5" office:value-type="float" office:value="-20.3385047912598">
            <text:p>-20,3385047913</text:p>
          </table:table-cell>
          <table:table-cell table:number-columns-repeated="1020"/>
        </table:table-row>
        <table:table-row table:style-name="ro1">
          <table:table-cell table:style-name="ce5" office:value-type="float" office:value="0.350000023841858">
            <text:p>0,3500000238</text:p>
          </table:table-cell>
          <table:table-cell table:style-name="ce5" office:value-type="float" office:value="237.149353027344">
            <text:p>237,1493530273</text:p>
          </table:table-cell>
          <table:table-cell table:style-name="ce5" office:value-type="float" office:value="-0.0801416710019112">
            <text:p>-0,080141671</text:p>
          </table:table-cell>
          <table:table-cell table:style-name="ce5" office:value-type="float" office:value="-21.8224105834961">
            <text:p>-21,8224105835</text:p>
          </table:table-cell>
          <table:table-cell table:number-columns-repeated="1020"/>
        </table:table-row>
        <table:table-row table:style-name="ro1">
          <table:table-cell table:style-name="ce5" office:value-type="float" office:value="0.360000014305115">
            <text:p>0,3600000143</text:p>
          </table:table-cell>
          <table:table-cell table:style-name="ce5" office:value-type="float" office:value="237.165588378906">
            <text:p>237,1655883789</text:p>
          </table:table-cell>
          <table:table-cell table:style-name="ce5" office:value-type="float" office:value="-0.115837506949902">
            <text:p>-0,1158375069</text:p>
          </table:table-cell>
          <table:table-cell table:style-name="ce5" office:value-type="float" office:value="-23.3922119140625">
            <text:p>-23,3922119141</text:p>
          </table:table-cell>
          <table:table-cell table:number-columns-repeated="1020"/>
        </table:table-row>
        <table:table-row table:style-name="ro1">
          <table:table-cell table:style-name="ce5" office:value-type="float" office:value="0.370000034570694">
            <text:p>0,3700000346</text:p>
          </table:table-cell>
          <table:table-cell table:style-name="ce5" office:value-type="float" office:value="237.185729980469">
            <text:p>237,1857299805</text:p>
          </table:table-cell>
          <table:table-cell table:style-name="ce5" office:value-type="float" office:value="-0.154097691178322">
            <text:p>-0,1540976912</text:p>
          </table:table-cell>
          <table:table-cell table:style-name="ce5" office:value-type="float" office:value="-24.9648971557617">
            <text:p>-24,9648971558</text:p>
          </table:table-cell>
          <table:table-cell table:number-columns-repeated="1020"/>
        </table:table-row>
        <table:table-row table:style-name="ro1">
          <table:table-cell table:style-name="ce5" office:value-type="float" office:value="0.380000025033951">
            <text:p>0,380000025</text:p>
          </table:table-cell>
          <table:table-cell table:style-name="ce5" office:value-type="float" office:value="237.207931518555">
            <text:p>237,2079315186</text:p>
          </table:table-cell>
          <table:table-cell table:style-name="ce5" office:value-type="float" office:value="-0.189613193273544">
            <text:p>-0,1896131933</text:p>
          </table:table-cell>
          <table:table-cell table:style-name="ce5" office:value-type="float" office:value="-26.4239025115967">
            <text:p>-26,4239025116</text:p>
          </table:table-cell>
          <table:table-cell table:number-columns-repeated="1020"/>
        </table:table-row>
        <table:table-row table:style-name="ro1">
          <table:table-cell table:style-name="ce5" office:value-type="float" office:value="0.390000015497208">
            <text:p>0,3900000155</text:p>
          </table:table-cell>
          <table:table-cell table:style-name="ce5" office:value-type="float" office:value="237.229400634766">
            <text:p>237,2294006348</text:p>
          </table:table-cell>
          <table:table-cell table:style-name="ce5" office:value-type="float" office:value="-0.213851198554039">
            <text:p>-0,2138511986</text:p>
          </table:table-cell>
          <table:table-cell table:style-name="ce5" office:value-type="float" office:value="-27.6094055175781">
            <text:p>-27,6094055176</text:p>
          </table:table-cell>
          <table:table-cell table:number-columns-repeated="1020"/>
        </table:table-row>
        <table:table-row table:style-name="ro1">
          <table:table-cell table:style-name="ce5" office:value-type="float" office:value="0.400000035762787">
            <text:p>0,4000000358</text:p>
          </table:table-cell>
          <table:table-cell table:style-name="ce5" office:value-type="float" office:value="237.245758056641">
            <text:p>237,2457580566</text:p>
          </table:table-cell>
          <table:table-cell table:style-name="ce5" office:value-type="float" office:value="-0.214372664690018">
            <text:p>-0,2143726647</text:p>
          </table:table-cell>
          <table:table-cell table:style-name="ce5" office:value-type="float" office:value="-28.3162174224854">
            <text:p>-28,3162174225</text:p>
          </table:table-cell>
          <table:table-cell table:number-columns-repeated="1020"/>
        </table:table-row>
        <table:table-row table:style-name="ro1">
          <table:table-cell table:style-name="ce5" office:value-type="float" office:value="0.410000026226044">
            <text:p>0,4100000262</text:p>
          </table:table-cell>
          <table:table-cell table:style-name="ce5" office:value-type="float" office:value="237.251327514648">
            <text:p>237,2513275146</text:p>
          </table:table-cell>
          <table:table-cell table:style-name="ce5" office:value-type="float" office:value="-0.174390643835068">
            <text:p>-0,1743906438</text:p>
          </table:table-cell>
          <table:table-cell table:style-name="ce5" office:value-type="float" office:value="-28.2855625152588">
            <text:p>-28,2855625153</text:p>
          </table:table-cell>
          <table:table-cell table:number-columns-repeated="1020"/>
        </table:table-row>
        <table:table-row table:style-name="ro1">
          <table:table-cell table:style-name="ce5" office:value-type="float" office:value="0.420000016689301">
            <text:p>0,4200000167</text:p>
          </table:table-cell>
          <table:table-cell table:style-name="ce5" office:value-type="float" office:value="237.238998413086">
            <text:p>237,2389984131</text:p>
          </table:table-cell>
          <table:table-cell table:style-name="ce5" office:value-type="float" office:value="-0.072817362844944">
            <text:p>-0,0728173628</text:p>
          </table:table-cell>
          <table:table-cell table:style-name="ce5" office:value-type="float" office:value="-27.2060165405273">
            <text:p>-27,2060165405</text:p>
          </table:table-cell>
          <table:table-cell table:number-columns-repeated="1020"/>
        </table:table-row>
        <table:table-row table:style-name="ro1">
          <table:table-cell table:style-name="ce5" office:value-type="float" office:value="0.43000003695488">
            <text:p>0,430000037</text:p>
          </table:table-cell>
          <table:table-cell table:style-name="ce5" office:value-type="float" office:value="237.201568603516">
            <text:p>237,2015686035</text:p>
          </table:table-cell>
          <table:table-cell table:style-name="ce5" office:value-type="float" office:value="0.114860646426678">
            <text:p>0,1148606464</text:p>
          </table:table-cell>
          <table:table-cell table:style-name="ce5" office:value-type="float" office:value="-24.7102947235107">
            <text:p>-24,7102947235</text:p>
          </table:table-cell>
          <table:table-cell table:number-columns-repeated="1020"/>
        </table:table-row>
        <table:table-row table:style-name="ro1">
          <table:table-cell table:style-name="ce5" office:value-type="float" office:value="0.440000027418137">
            <text:p>0,4400000274</text:p>
          </table:table-cell>
          <table:table-cell table:style-name="ce5" office:value-type="float" office:value="237.131820678711">
            <text:p>237,1318206787</text:p>
          </table:table-cell>
          <table:table-cell table:style-name="ce5" office:value-type="float" office:value="0.414456725120544">
            <text:p>0,4144567251</text:p>
          </table:table-cell>
          <table:table-cell table:style-name="ce5" office:value-type="float" office:value="-20.3835735321045">
            <text:p>-20,3835735321</text:p>
          </table:table-cell>
          <table:table-cell table:number-columns-repeated="1020"/>
        </table:table-row>
        <table:table-row table:style-name="ro1">
          <table:table-cell table:style-name="ce5" office:value-type="float" office:value="0.450000017881393">
            <text:p>0,4500000179</text:p>
          </table:table-cell>
          <table:table-cell table:style-name="ce5" office:value-type="float" office:value="237.023712158203">
            <text:p>237,0237121582</text:p>
          </table:table-cell>
          <table:table-cell table:style-name="ce5" office:value-type="float" office:value="0.849206268787384">
            <text:p>0,8492062688</text:p>
          </table:table-cell>
          <table:table-cell table:style-name="ce5" office:value-type="float" office:value="-13.7698373794556">
            <text:p>-13,7698373795</text:p>
          </table:table-cell>
          <table:table-cell table:number-columns-repeated="1020"/>
        </table:table-row>
        <table:table-row table:style-name="ro1">
          <table:table-cell table:style-name="ce5" office:value-type="float" office:value="0.460000038146973">
            <text:p>0,4600000381</text:p>
          </table:table-cell>
          <table:table-cell table:style-name="ce5" office:value-type="float" office:value="236.874557495117">
            <text:p>236,8745574951</text:p>
          </table:table-cell>
          <table:table-cell table:style-name="ce5" office:value-type="float" office:value="1.43362009525299">
            <text:p>1,4336200953</text:p>
          </table:table-cell>
          <table:table-cell table:style-name="ce5" office:value-type="float" office:value="-4.39311647415161">
            <text:p>-4,3931164742</text:p>
          </table:table-cell>
          <table:table-cell table:number-columns-repeated="1020"/>
        </table:table-row>
        <table:table-row table:style-name="ro1">
          <table:table-cell table:style-name="ce5" office:value-type="float" office:value="0.470000028610229">
            <text:p>0,4700000286</text:p>
          </table:table-cell>
          <table:table-cell table:style-name="ce5" office:value-type="float" office:value="236.685729980469">
            <text:p>236,6857299805</text:p>
          </table:table-cell>
          <table:table-cell table:style-name="ce5" office:value-type="float" office:value="2.16464519500732">
            <text:p>2,164645195</text:p>
          </table:table-cell>
          <table:table-cell table:style-name="ce5" office:value-type="float" office:value="8.21937847137451">
            <text:p>8,2193784714</text:p>
          </table:table-cell>
          <table:table-cell table:number-columns-repeated="1020"/>
        </table:table-row>
        <table:table-row table:style-name="ro1">
          <table:table-cell table:style-name="ce5" office:value-type="float" office:value="0.480000019073486">
            <text:p>0,4800000191</text:p>
          </table:table-cell>
          <table:table-cell table:style-name="ce5" office:value-type="float" office:value="236.465133666992">
            <text:p>236,465133667</text:p>
          </table:table-cell>
          <table:table-cell table:style-name="ce5" office:value-type="float" office:value="3.00987410545349">
            <text:p>3,0098741055</text:p>
          </table:table-cell>
          <table:table-cell table:style-name="ce5" office:value-type="float" office:value="24.4959182739258">
            <text:p>24,4959182739</text:p>
          </table:table-cell>
          <table:table-cell table:number-columns-repeated="1020"/>
        </table:table-row>
        <table:table-row table:style-name="ro1">
          <table:table-cell table:style-name="ce5" office:value-type="float" office:value="0.490000039339066">
            <text:p>0,4900000393</text:p>
          </table:table-cell>
          <table:table-cell table:style-name="ce5" office:value-type="float" office:value="236.23095703125">
            <text:p>236,2309570313</text:p>
          </table:table-cell>
          <table:table-cell table:style-name="ce5" office:value-type="float" office:value="3.89459109306335">
            <text:p>3,8945910931</text:p>
          </table:table-cell>
          <table:table-cell table:style-name="ce5" office:value-type="float" office:value="44.7732467651367">
            <text:p>44,7732467651</text:p>
          </table:table-cell>
          <table:table-cell table:number-columns-repeated="1020"/>
        </table:table-row>
        <table:table-row table:style-name="ro1">
          <table:table-cell table:style-name="ce5" office:value-type="float" office:value="0.500000059604645">
            <text:p>0,5000000596</text:p>
          </table:table-cell>
          <table:table-cell table:style-name="ce5" office:value-type="float" office:value="236.007308959961">
            <text:p>236,00730896</text:p>
          </table:table-cell>
          <table:table-cell table:style-name="ce5" office:value-type="float" office:value="4.71840620040894">
            <text:p>4,7184062004</text:p>
          </table:table-cell>
          <table:table-cell table:style-name="ce5" office:value-type="float" office:value="69.2290802001953">
            <text:p>69,2290802002</text:p>
          </table:table-cell>
          <table:table-cell table:number-columns-repeated="1020"/>
        </table:table-row>
        <table:table-row table:style-name="ro1">
          <table:table-cell table:style-name="ce5" office:value-type="float" office:value="0.510000050067902">
            <text:p>0,5100000501</text:p>
          </table:table-cell>
          <table:table-cell table:style-name="ce5" office:value-type="float" office:value="235.812377929688">
            <text:p>235,8123779297</text:p>
          </table:table-cell>
          <table:table-cell table:style-name="ce5" office:value-type="float" office:value="5.40899276733398">
            <text:p>5,4089927673</text:p>
          </table:table-cell>
          <table:table-cell table:style-name="ce5" office:value-type="float" office:value="97.8215942382813">
            <text:p>97,8215942383</text:p>
          </table:table-cell>
          <table:table-cell table:number-columns-repeated="1020"/>
        </table:table-row>
        <table:table-row table:style-name="ro1">
          <table:table-cell table:style-name="ce5" office:value-type="float" office:value="0.520000040531158">
            <text:p>0,5200000405</text:p>
          </table:table-cell>
          <table:table-cell table:style-name="ce5" office:value-type="float" office:value="235.654449462891">
            <text:p>235,6544494629</text:p>
          </table:table-cell>
          <table:table-cell table:style-name="ce5" office:value-type="float" office:value="5.93626689910889">
            <text:p>5,9362668991</text:p>
          </table:table-cell>
          <table:table-cell table:style-name="ce5" office:value-type="float" office:value="130.256866455078">
            <text:p>130,2568664551</text:p>
          </table:table-cell>
          <table:table-cell table:number-columns-repeated="1020"/>
        </table:table-row>
        <table:table-row table:style-name="ro1">
          <table:table-cell table:style-name="ce5" office:value-type="float" office:value="0.530000030994415">
            <text:p>0,530000031</text:p>
          </table:table-cell>
          <table:table-cell table:style-name="ce5" office:value-type="float" office:value="235.535263061523">
            <text:p>235,5352630615</text:p>
          </table:table-cell>
          <table:table-cell table:style-name="ce5" office:value-type="float" office:value="6.29804992675781">
            <text:p>6,2980499268</text:p>
          </table:table-cell>
          <table:table-cell table:style-name="ce5" office:value-type="float" office:value="166.182250976563">
            <text:p>166,1822509766</text:p>
          </table:table-cell>
          <table:table-cell table:number-columns-repeated="1020"/>
        </table:table-row>
        <table:table-row table:style-name="ro1">
          <table:table-cell table:style-name="ce5" office:value-type="float" office:value="0.540000021457672">
            <text:p>0,5400000215</text:p>
          </table:table-cell>
          <table:table-cell table:style-name="ce5" office:value-type="float" office:value="235.451766967773">
            <text:p>235,4517669678</text:p>
          </table:table-cell>
          <table:table-cell table:style-name="ce5" office:value-type="float" office:value="6.50805187225342">
            <text:p>6,5080518723</text:p>
          </table:table-cell>
          <table:table-cell table:style-name="ce5" office:value-type="float" office:value="205.245300292969">
            <text:p>205,245300293</text:p>
          </table:table-cell>
          <table:table-cell table:number-columns-repeated="1020"/>
        </table:table-row>
        <table:table-row table:style-name="ro1">
          <table:table-cell table:style-name="ce5" office:value-type="float" office:value="0.550000011920929">
            <text:p>0,5500000119</text:p>
          </table:table-cell>
          <table:table-cell table:style-name="ce5" office:value-type="float" office:value="235.399063110352">
            <text:p>235,3990631104</text:p>
          </table:table-cell>
          <table:table-cell table:style-name="ce5" office:value-type="float" office:value="6.58783483505249">
            <text:p>6,5878348351</text:p>
          </table:table-cell>
          <table:table-cell table:style-name="ce5" office:value-type="float" office:value="247.016906738281">
            <text:p>247,0169067383</text:p>
          </table:table-cell>
          <table:table-cell table:number-columns-repeated="1020"/>
        </table:table-row>
        <table:table-row table:style-name="ro1">
          <table:table-cell table:style-name="ce5" office:value-type="float" office:value="0.560000061988831">
            <text:p>0,560000062</text:p>
          </table:table-cell>
          <table:table-cell table:style-name="ce5" office:value-type="float" office:value="235.372192382813">
            <text:p>235,3721923828</text:p>
          </table:table-cell>
          <table:table-cell table:style-name="ce5" office:value-type="float" office:value="6.56200742721558">
            <text:p>6,5620074272</text:p>
          </table:table-cell>
          <table:table-cell table:style-name="ce5" office:value-type="float" office:value="291.050170898438">
            <text:p>291,0501708984</text:p>
          </table:table-cell>
          <table:table-cell table:number-columns-repeated="1020"/>
        </table:table-row>
        <table:table-row table:style-name="ro1">
          <table:table-cell table:style-name="ce5" office:value-type="float" office:value="0.570000052452087">
            <text:p>0,5700000525</text:p>
          </table:table-cell>
          <table:table-cell table:style-name="ce5" office:value-type="float" office:value="235.367385864258">
            <text:p>235,3673858643</text:p>
          </table:table-cell>
          <table:table-cell table:style-name="ce5" office:value-type="float" office:value="6.45413494110107">
            <text:p>6,4541349411</text:p>
          </table:table-cell>
          <table:table-cell table:style-name="ce5" office:value-type="float" office:value="336.911071777344">
            <text:p>336,9110717773</text:p>
          </table:table-cell>
          <table:table-cell table:number-columns-repeated="1020"/>
        </table:table-row>
        <table:table-row table:style-name="ro1">
          <table:table-cell table:style-name="ce5" office:value-type="float" office:value="0.580000042915344">
            <text:p>0,5800000429</text:p>
          </table:table-cell>
          <table:table-cell table:style-name="ce5" office:value-type="float" office:value="235.3818359375">
            <text:p>235,3818359375</text:p>
          </table:table-cell>
          <table:table-cell table:style-name="ce5" office:value-type="float" office:value="6.2841157913208">
            <text:p>6,2841157913</text:p>
          </table:table-cell>
          <table:table-cell table:style-name="ce5" office:value-type="float" office:value="384.168029785156">
            <text:p>384,1680297852</text:p>
          </table:table-cell>
          <table:table-cell table:number-columns-repeated="1020"/>
        </table:table-row>
        <table:table-row table:style-name="ro1">
          <table:table-cell table:style-name="ce5" office:value-type="float" office:value="0.590000033378601">
            <text:p>0,5900000334</text:p>
          </table:table-cell>
          <table:table-cell table:style-name="ce5" office:value-type="float" office:value="235.413345336914">
            <text:p>235,4133453369</text:p>
          </table:table-cell>
          <table:table-cell table:style-name="ce5" office:value-type="float" office:value="6.06631517410278">
            <text:p>6,0663151741</text:p>
          </table:table-cell>
          <table:table-cell table:style-name="ce5" office:value-type="float" office:value="432.384674072266">
            <text:p>432,3846740723</text:p>
          </table:table-cell>
          <table:table-cell table:number-columns-repeated="1020"/>
        </table:table-row>
        <table:table-row table:style-name="ro1">
          <table:table-cell table:style-name="ce5" office:value-type="float" office:value="0.600000023841858">
            <text:p>0,6000000238</text:p>
          </table:table-cell>
          <table:table-cell table:style-name="ce5" office:value-type="float" office:value="235.460327148438">
            <text:p>235,4603271484</text:p>
          </table:table-cell>
          <table:table-cell table:style-name="ce5" office:value-type="float" office:value="5.81109666824341">
            <text:p>5,8110966682</text:p>
          </table:table-cell>
          <table:table-cell table:style-name="ce5" office:value-type="float" office:value="481.126434326172">
            <text:p>481,1264343262</text:p>
          </table:table-cell>
          <table:table-cell table:number-columns-repeated="1020"/>
        </table:table-row>
        <table:table-row table:style-name="ro1">
          <table:table-cell table:style-name="ce5" office:value-type="float" office:value="0.610000014305115">
            <text:p>0,6100000143</text:p>
          </table:table-cell>
          <table:table-cell table:style-name="ce5" office:value-type="float" office:value="235.521591186523">
            <text:p>235,5215911865</text:p>
          </table:table-cell>
          <table:table-cell table:style-name="ce5" office:value-type="float" office:value="5.52499771118164">
            <text:p>5,5249977112</text:p>
          </table:table-cell>
          <table:table-cell table:style-name="ce5" office:value-type="float" office:value="529.939636230469">
            <text:p>529,9396362305</text:p>
          </table:table-cell>
          <table:table-cell table:number-columns-repeated="1020"/>
        </table:table-row>
        <table:table-row table:style-name="ro1">
          <table:table-cell table:style-name="ce5" office:value-type="float" office:value="0.620000064373016">
            <text:p>0,6200000644</text:p>
          </table:table-cell>
          <table:table-cell table:style-name="ce5" office:value-type="float" office:value="235.596588134766">
            <text:p>235,5965881348</text:p>
          </table:table-cell>
          <table:table-cell table:style-name="ce5" office:value-type="float" office:value="5.21166324615479">
            <text:p>5,2116632462</text:p>
          </table:table-cell>
          <table:table-cell table:style-name="ce5" office:value-type="float" office:value="578.3583984375">
            <text:p>578,3583984375</text:p>
          </table:table-cell>
          <table:table-cell table:number-columns-repeated="1020"/>
        </table:table-row>
        <table:table-row table:style-name="ro1">
          <table:table-cell table:style-name="ce5" office:value-type="float" office:value="0.630000054836273">
            <text:p>0,6300000548</text:p>
          </table:table-cell>
          <table:table-cell table:style-name="ce5" office:value-type="float" office:value="235.685272216797">
            <text:p>235,6852722168</text:p>
          </table:table-cell>
          <table:table-cell table:style-name="ce5" office:value-type="float" office:value="4.87424373626709">
            <text:p>4,8742437363</text:p>
          </table:table-cell>
          <table:table-cell table:style-name="ce5" office:value-type="float" office:value="625.910583496094">
            <text:p>625,9105834961</text:p>
          </table:table-cell>
          <table:table-cell table:number-columns-repeated="1020"/>
        </table:table-row>
        <table:table-row table:style-name="ro1">
          <table:table-cell table:style-name="ce5" office:value-type="float" office:value="0.64000004529953">
            <text:p>0,6400000453</text:p>
          </table:table-cell>
          <table:table-cell table:style-name="ce5" office:value-type="float" office:value="235.786575317383">
            <text:p>235,7865753174</text:p>
          </table:table-cell>
          <table:table-cell table:style-name="ce5" office:value-type="float" office:value="4.5157732963562">
            <text:p>4,5157732964</text:p>
          </table:table-cell>
          <table:table-cell table:style-name="ce5" office:value-type="float" office:value="672.113647460938">
            <text:p>672,1136474609</text:p>
          </table:table-cell>
          <table:table-cell table:number-columns-repeated="1020"/>
        </table:table-row>
        <table:table-row table:style-name="ro1">
          <table:table-cell table:style-name="ce5" office:value-type="float" office:value="0.650000035762787">
            <text:p>0,6500000358</text:p>
          </table:table-cell>
          <table:table-cell table:style-name="ce5" office:value-type="float" office:value="235.898880004883">
            <text:p>235,8988800049</text:p>
          </table:table-cell>
          <table:table-cell table:style-name="ce5" office:value-type="float" office:value="4.14015054702759">
            <text:p>4,140150547</text:p>
          </table:table-cell>
          <table:table-cell table:style-name="ce5" office:value-type="float" office:value="716.489807128906">
            <text:p>716,4898071289</text:p>
          </table:table-cell>
          <table:table-cell table:number-columns-repeated="1020"/>
        </table:table-row>
        <table:table-row table:style-name="ro1">
          <table:table-cell table:style-name="ce5" office:value-type="float" office:value="0.660000026226044">
            <text:p>0,6600000262</text:p>
          </table:table-cell>
          <table:table-cell table:style-name="ce5" office:value-type="float" office:value="236.019287109375">
            <text:p>236,0192871094</text:p>
          </table:table-cell>
          <table:table-cell table:style-name="ce5" office:value-type="float" office:value="3.75345253944397">
            <text:p>3,7534525394</text:p>
          </table:table-cell>
          <table:table-cell table:style-name="ce5" office:value-type="float" office:value="758.575378417969">
            <text:p>758,575378418</text:p>
          </table:table-cell>
          <table:table-cell table:number-columns-repeated="1020"/>
        </table:table-row>
        <table:table-row table:style-name="ro1">
          <table:table-cell table:style-name="ce5" office:value-type="float" office:value="0.670000016689301">
            <text:p>0,6700000167</text:p>
          </table:table-cell>
          <table:table-cell table:style-name="ce5" office:value-type="float" office:value="236.144149780273">
            <text:p>236,1441497803</text:p>
          </table:table-cell>
          <table:table-cell table:style-name="ce5" office:value-type="float" office:value="3.36386847496033">
            <text:p>3,363868475</text:p>
          </table:table-cell>
          <table:table-cell table:style-name="ce5" office:value-type="float" office:value="797.93994140625">
            <text:p>797,9399414063</text:p>
          </table:table-cell>
          <table:table-cell table:number-columns-repeated="1020"/>
        </table:table-row>
        <table:table-row table:style-name="ro1">
          <table:table-cell table:style-name="ce5" office:value-type="float" office:value="0.680000066757202">
            <text:p>0,6800000668</text:p>
          </table:table-cell>
          <table:table-cell table:style-name="ce5" office:value-type="float" office:value="236.269668579102">
            <text:p>236,2696685791</text:p>
          </table:table-cell>
          <table:table-cell table:style-name="ce5" office:value-type="float" office:value="2.98113632202148">
            <text:p>2,981136322</text:p>
          </table:table-cell>
          <table:table-cell table:style-name="ce5" office:value-type="float" office:value="834.199096679688">
            <text:p>834,1990966797</text:p>
          </table:table-cell>
          <table:table-cell table:number-columns-repeated="1020"/>
        </table:table-row>
        <table:table-row table:style-name="ro1">
          <table:table-cell table:style-name="ce5" office:value-type="float" office:value="0.690000057220459">
            <text:p>0,6900000572</text:p>
          </table:table-cell>
          <table:table-cell table:style-name="ce5" office:value-type="float" office:value="236.392181396484">
            <text:p>236,3921813965</text:p>
          </table:table-cell>
          <table:table-cell table:style-name="ce5" office:value-type="float" office:value="2.61562776565552">
            <text:p>2,6156277657</text:p>
          </table:table-cell>
          <table:table-cell table:style-name="ce5" office:value-type="float" office:value="867.0380859375">
            <text:p>867,0380859375</text:p>
          </table:table-cell>
          <table:table-cell table:number-columns-repeated="1020"/>
        </table:table-row>
        <table:table-row table:style-name="ro1">
          <table:table-cell table:style-name="ce5" office:value-type="float" office:value="0.700000047683716">
            <text:p>0,7000000477</text:p>
          </table:table-cell>
          <table:table-cell table:style-name="ce5" office:value-type="float" office:value="236.50846862793">
            <text:p>236,5084686279</text:p>
          </table:table-cell>
          <table:table-cell table:style-name="ce5" office:value-type="float" office:value="2.277188539505">
            <text:p>2,2771885395</text:p>
          </table:table-cell>
          <table:table-cell table:style-name="ce5" office:value-type="float" office:value="896.23046875">
            <text:p>896,23046875</text:p>
          </table:table-cell>
          <table:table-cell table:number-columns-repeated="1020"/>
        </table:table-row>
        <table:table-row table:style-name="ro1">
          <table:table-cell table:style-name="ce5" office:value-type="float" office:value="0.710000038146973">
            <text:p>0,7100000381</text:p>
          </table:table-cell>
          <table:table-cell table:style-name="ce5" office:value-type="float" office:value="236.615570068359">
            <text:p>236,6155700684</text:p>
          </table:table-cell>
          <table:table-cell table:style-name="ce5" office:value-type="float" office:value="1.97416305541992">
            <text:p>1,9741630554</text:p>
          </table:table-cell>
          <table:table-cell table:style-name="ce5" office:value-type="float" office:value="921.665588378906">
            <text:p>921,6655883789</text:p>
          </table:table-cell>
          <table:table-cell table:number-columns-repeated="1020"/>
        </table:table-row>
        <table:table-row table:style-name="ro1">
          <table:table-cell table:style-name="ce5" office:value-type="float" office:value="0.720000028610229">
            <text:p>0,7200000286</text:p>
          </table:table-cell>
          <table:table-cell table:style-name="ce5" office:value-type="float" office:value="236.71061706543">
            <text:p>236,7106170654</text:p>
          </table:table-cell>
          <table:table-cell table:style-name="ce5" office:value-type="float" office:value="1.71267437934875">
            <text:p>1,7126743793</text:p>
          </table:table-cell>
          <table:table-cell table:style-name="ce5" office:value-type="float" office:value="943.348876953125">
            <text:p>943,3488769531</text:p>
          </table:table-cell>
          <table:table-cell table:number-columns-repeated="1020"/>
        </table:table-row>
        <table:table-row table:style-name="ro1">
          <table:table-cell table:style-name="ce5" office:value-type="float" office:value="0.730000019073486">
            <text:p>0,7300000191</text:p>
          </table:table-cell>
          <table:table-cell table:style-name="ce5" office:value-type="float" office:value="236.791976928711">
            <text:p>236,7919769287</text:p>
          </table:table-cell>
          <table:table-cell table:style-name="ce5" office:value-type="float" office:value="1.49608421325684">
            <text:p>1,4960842133</text:p>
          </table:table-cell>
          <table:table-cell table:style-name="ce5" office:value-type="float" office:value="961.392028808594">
            <text:p>961,3920288086</text:p>
          </table:table-cell>
          <table:table-cell table:number-columns-repeated="1020"/>
        </table:table-row>
        <table:table-row table:style-name="ro1">
          <table:table-cell table:style-name="ce5" office:value-type="float" office:value="0.740000069141388">
            <text:p>0,7400000691</text:p>
          </table:table-cell>
          <table:table-cell table:style-name="ce5" office:value-type="float" office:value="236.858749389648">
            <text:p>236,8587493896</text:p>
          </table:table-cell>
          <table:table-cell table:style-name="ce5" office:value-type="float" office:value="1.32462525367737">
            <text:p>1,3246252537</text:p>
          </table:table-cell>
          <table:table-cell table:style-name="ce5" office:value-type="float" office:value="975.9990234375">
            <text:p>975,9990234375</text:p>
          </table:table-cell>
          <table:table-cell table:number-columns-repeated="1020"/>
        </table:table-row>
        <table:table-row table:style-name="ro1">
          <table:table-cell table:style-name="ce5" office:value-type="float" office:value="0.750000059604645">
            <text:p>0,7500000596</text:p>
          </table:table-cell>
          <table:table-cell table:style-name="ce5" office:value-type="float" office:value="236.911468505859">
            <text:p>236,9114685059</text:p>
          </table:table-cell>
          <table:table-cell table:style-name="ce5" office:value-type="float" office:value="1.19549810886383">
            <text:p>1,1954981089</text:p>
          </table:table-cell>
          <table:table-cell table:style-name="ce5" office:value-type="float" office:value="987.446594238281">
            <text:p>987,4465942383</text:p>
          </table:table-cell>
          <table:table-cell table:number-columns-repeated="1020"/>
        </table:table-row>
        <table:table-row table:style-name="ro1">
          <table:table-cell table:style-name="ce5" office:value-type="float" office:value="0.760000050067902">
            <text:p>0,7600000501</text:p>
          </table:table-cell>
          <table:table-cell table:style-name="ce5" office:value-type="float" office:value="236.950546264648">
            <text:p>236,9505462646</text:p>
          </table:table-cell>
          <table:table-cell table:style-name="ce5" office:value-type="float" office:value="1.10355806350708">
            <text:p>1,1035580635</text:p>
          </table:table-cell>
          <table:table-cell table:style-name="ce5" office:value-type="float" office:value="996.06201171875">
            <text:p>996,0620117188</text:p>
          </table:table-cell>
          <table:table-cell table:number-columns-repeated="1020"/>
        </table:table-row>
        <table:table-row table:style-name="ro1">
          <table:table-cell table:style-name="ce5" office:value-type="float" office:value="0.770000040531158">
            <text:p>0,7700000405</text:p>
          </table:table-cell>
          <table:table-cell table:style-name="ce5" office:value-type="float" office:value="236.977325439453">
            <text:p>236,9773254395</text:p>
          </table:table-cell>
          <table:table-cell table:style-name="ce5" office:value-type="float" office:value="1.04236972332001">
            <text:p>1,0423697233</text:p>
          </table:table-cell>
          <table:table-cell table:style-name="ce5" office:value-type="float" office:value="1002.20904541016">
            <text:p>1002,2090454102</text:p>
          </table:table-cell>
          <table:table-cell table:number-columns-repeated="1020"/>
        </table:table-row>
        <table:table-row table:style-name="ro1">
          <table:table-cell table:style-name="ce5" office:value-type="float" office:value="0.780000030994415">
            <text:p>0,780000031</text:p>
          </table:table-cell>
          <table:table-cell table:style-name="ce5" office:value-type="float" office:value="236.994110107422">
            <text:p>236,9941101074</text:p>
          </table:table-cell>
          <table:table-cell table:style-name="ce5" office:value-type="float" office:value="1.00521767139435">
            <text:p>1,0052176714</text:p>
          </table:table-cell>
          <table:table-cell table:style-name="ce5" office:value-type="float" office:value="1006.26257324219">
            <text:p>1006,2625732422</text:p>
          </table:table-cell>
          <table:table-cell table:number-columns-repeated="1020"/>
        </table:table-row>
        <table:table-row table:style-name="ro1">
          <table:table-cell table:style-name="ce5" office:value-type="float" office:value="0.790000021457672">
            <text:p>0,7900000215</text:p>
          </table:table-cell>
          <table:table-cell table:style-name="ce5" office:value-type="float" office:value="237.003952026367">
            <text:p>237,0039520264</text:p>
          </table:table-cell>
          <table:table-cell table:style-name="ce5" office:value-type="float" office:value="0.985788822174072">
            <text:p>0,9857888222</text:p>
          </table:table-cell>
          <table:table-cell table:style-name="ce5" office:value-type="float" office:value="1008.59405517578">
            <text:p>1008,5940551758</text:p>
          </table:table-cell>
          <table:table-cell table:number-columns-repeated="1020"/>
        </table:table-row>
        <table:table-row table:style-name="ro1">
          <table:table-cell table:style-name="ce5" office:value-type="float" office:value="0.800000071525574">
            <text:p>0,8000000715</text:p>
          </table:table-cell>
          <table:table-cell table:style-name="ce5" office:value-type="float" office:value="237.010055541992">
            <text:p>237,010055542</text:p>
          </table:table-cell>
          <table:table-cell table:style-name="ce5" office:value-type="float" office:value="0.978595197200775">
            <text:p>0,9785951972</text:p>
          </table:table-cell>
          <table:table-cell table:style-name="ce5" office:value-type="float" office:value="1009.55395507813">
            <text:p>1009,5539550781</text:p>
          </table:table-cell>
          <table:table-cell table:number-columns-repeated="1020"/>
        </table:table-row>
        <table:table-row table:style-name="ro1">
          <table:table-cell table:style-name="ce5" office:value-type="float" office:value="0.810000061988831">
            <text:p>0,810000062</text:p>
          </table:table-cell>
          <table:table-cell table:style-name="ce5" office:value-type="float" office:value="237.014831542969">
            <text:p>237,014831543</text:p>
          </table:table-cell>
          <table:table-cell table:style-name="ce5" office:value-type="float" office:value="0.979231834411621">
            <text:p>0,9792318344</text:p>
          </table:table-cell>
          <table:table-cell table:style-name="ce5" office:value-type="float" office:value="1009.46014404297">
            <text:p>1009,460144043</text:p>
          </table:table-cell>
          <table:table-cell table:number-columns-repeated="1020"/>
        </table:table-row>
        <table:table-row table:style-name="ro1">
          <table:table-cell table:style-name="ce5" office:value-type="float" office:value="0.820000052452087">
            <text:p>0,8200000525</text:p>
          </table:table-cell>
          <table:table-cell table:style-name="ce5" office:value-type="float" office:value="237.019607543945">
            <text:p>237,0196075439</text:p>
          </table:table-cell>
          <table:table-cell table:style-name="ce5" office:value-type="float" office:value="0.984355747699738">
            <text:p>0,9843557477</text:p>
          </table:table-cell>
          <table:table-cell table:style-name="ce5" office:value-type="float" office:value="1008.59222412109">
            <text:p>1008,5922241211</text:p>
          </table:table-cell>
          <table:table-cell table:number-columns-repeated="1020"/>
        </table:table-row>
        <table:table-row table:style-name="ro1">
          <table:table-cell table:style-name="ce5" office:value-type="float" office:value="0.830000042915344">
            <text:p>0,8300000429</text:p>
          </table:table-cell>
          <table:table-cell table:style-name="ce5" office:value-type="float" office:value="237.025283813477">
            <text:p>237,0252838135</text:p>
          </table:table-cell>
          <table:table-cell table:style-name="ce5" office:value-type="float" office:value="0.991522610187531">
            <text:p>0,9915226102</text:p>
          </table:table-cell>
          <table:table-cell table:style-name="ce5" office:value-type="float" office:value="1007.19384765625">
            <text:p>1007,1938476563</text:p>
          </table:table-cell>
          <table:table-cell table:number-columns-repeated="1020"/>
        </table:table-row>
        <table:table-row table:style-name="ro1">
          <table:table-cell table:style-name="ce5" office:value-type="float" office:value="0.840000033378601">
            <text:p>0,8400000334</text:p>
          </table:table-cell>
          <table:table-cell table:style-name="ce5" office:value-type="float" office:value="237.032379150391">
            <text:p>237,0323791504</text:p>
          </table:table-cell>
          <table:table-cell table:style-name="ce5" office:value-type="float" office:value="0.999080002307892">
            <text:p>0,9990800023</text:p>
          </table:table-cell>
          <table:table-cell table:style-name="ce5" office:value-type="float" office:value="1005.47320556641">
            <text:p>1005,4732055664</text:p>
          </table:table-cell>
          <table:table-cell table:number-columns-repeated="1020"/>
        </table:table-row>
        <table:table-row table:style-name="ro1">
          <table:table-cell table:style-name="ce5" office:value-type="float" office:value="0.850000023841858">
            <text:p>0,8500000238</text:p>
          </table:table-cell>
          <table:table-cell table:style-name="ce5" office:value-type="float" office:value="237.041000366211">
            <text:p>237,0410003662</text:p>
          </table:table-cell>
          <table:table-cell table:style-name="ce5" office:value-type="float" office:value="1.0060510635376">
            <text:p>1,0060510635</text:p>
          </table:table-cell>
          <table:table-cell table:style-name="ce5" office:value-type="float" office:value="1003.60162353516">
            <text:p>1003,6016235352</text:p>
          </table:table-cell>
          <table:table-cell table:number-columns-repeated="1020"/>
        </table:table-row>
        <table:table-row table:style-name="ro1">
          <table:table-cell table:style-name="ce5" office:value-type="float" office:value="0.86000007390976">
            <text:p>0,8600000739</text:p>
          </table:table-cell>
          <table:table-cell table:style-name="ce5" office:value-type="float" office:value="237.051177978516">
            <text:p>237,0511779785</text:p>
          </table:table-cell>
          <table:table-cell table:style-name="ce5" office:value-type="float" office:value="1.01198291778564">
            <text:p>1,0119829178</text:p>
          </table:table-cell>
          <table:table-cell table:style-name="ce5" office:value-type="float" office:value="1001.71356201172">
            <text:p>1001,7135620117</text:p>
          </table:table-cell>
          <table:table-cell table:number-columns-repeated="1020"/>
        </table:table-row>
        <table:table-row table:style-name="ro1">
          <table:table-cell table:style-name="ce5" office:value-type="float" office:value="0.870000064373016">
            <text:p>0,8700000644</text:p>
          </table:table-cell>
          <table:table-cell table:style-name="ce5" office:value-type="float" office:value="237.063278198242">
            <text:p>237,0632781982</text:p>
          </table:table-cell>
          <table:table-cell table:style-name="ce5" office:value-type="float" office:value="1.01679980754852">
            <text:p>1,0167998075</text:p>
          </table:table-cell>
          <table:table-cell table:style-name="ce5" office:value-type="float" office:value="999.908203125">
            <text:p>999,908203125</text:p>
          </table:table-cell>
          <table:table-cell table:number-columns-repeated="1020"/>
        </table:table-row>
        <table:table-row table:style-name="ro1">
          <table:table-cell table:style-name="ce5" office:value-type="float" office:value="0.880000054836273">
            <text:p>0,8800000548</text:p>
          </table:table-cell>
          <table:table-cell table:style-name="ce5" office:value-type="float" office:value="237.076843261719">
            <text:p>237,0768432617</text:p>
          </table:table-cell>
          <table:table-cell table:style-name="ce5" office:value-type="float" office:value="1.02064335346222">
            <text:p>1,0206433535</text:p>
          </table:table-cell>
          <table:table-cell table:style-name="ce5" office:value-type="float" office:value="998.254455566406">
            <text:p>998,2544555664</text:p>
          </table:table-cell>
          <table:table-cell table:number-columns-repeated="1020"/>
        </table:table-row>
        <table:table-row table:style-name="ro1">
          <table:table-cell table:style-name="ce5" office:value-type="float" office:value="0.89000004529953">
            <text:p>0,8900000453</text:p>
          </table:table-cell>
          <table:table-cell table:style-name="ce5" office:value-type="float" office:value="237.09049987793">
            <text:p>237,0904998779</text:p>
          </table:table-cell>
          <table:table-cell table:style-name="ce5" office:value-type="float" office:value="1.02373623847961">
            <text:p>1,0237362385</text:p>
          </table:table-cell>
          <table:table-cell table:style-name="ce5" office:value-type="float" office:value="996.800964355469">
            <text:p>996,8009643555</text:p>
          </table:table-cell>
          <table:table-cell table:number-columns-repeated="1020"/>
        </table:table-row>
        <table:table-row table:style-name="ro1">
          <table:table-cell table:style-name="ce5" office:value-type="float" office:value="0.900000035762787">
            <text:p>0,9000000358</text:p>
          </table:table-cell>
          <table:table-cell table:style-name="ce5" office:value-type="float" office:value="237.102783203125">
            <text:p>237,1027832031</text:p>
          </table:table-cell>
          <table:table-cell table:style-name="ce5" office:value-type="float" office:value="1.02631437778473">
            <text:p>1,0263143778</text:p>
          </table:table-cell>
          <table:table-cell table:style-name="ce5" office:value-type="float" office:value="995.576232910156">
            <text:p>995,5762329102</text:p>
          </table:table-cell>
          <table:table-cell table:number-columns-repeated="1020"/>
        </table:table-row>
        <table:table-row table:style-name="ro1">
          <table:table-cell table:style-name="ce5" office:value-type="float" office:value="0.910000026226044">
            <text:p>0,9100000262</text:p>
          </table:table-cell>
          <table:table-cell table:style-name="ce5" office:value-type="float" office:value="237.113540649414">
            <text:p>237,1135406494</text:p>
          </table:table-cell>
          <table:table-cell table:style-name="ce5" office:value-type="float" office:value="1.02858412265778">
            <text:p>1,0285841227</text:p>
          </table:table-cell>
          <table:table-cell table:style-name="ce5" office:value-type="float" office:value="994.594177246094">
            <text:p>994,5941772461</text:p>
          </table:table-cell>
          <table:table-cell table:number-columns-repeated="1020"/>
        </table:table-row>
        <table:table-row table:style-name="ro1">
          <table:table-cell table:style-name="ce5" office:value-type="float" office:value="0.920000076293945">
            <text:p>0,9200000763</text:p>
          </table:table-cell>
          <table:table-cell table:style-name="ce5" office:value-type="float" office:value="237.122772216797">
            <text:p>237,1227722168</text:p>
          </table:table-cell>
          <table:table-cell table:style-name="ce5" office:value-type="float" office:value="1.0307252407074">
            <text:p>1,0307252407</text:p>
          </table:table-cell>
          <table:table-cell table:style-name="ce5" office:value-type="float" office:value="993.852416992188">
            <text:p>993,8524169922</text:p>
          </table:table-cell>
          <table:table-cell table:number-columns-repeated="1020"/>
        </table:table-row>
        <table:table-row table:style-name="ro1">
          <table:table-cell table:style-name="ce5" office:value-type="float" office:value="0.930000066757202">
            <text:p>0,9300000668</text:p>
          </table:table-cell>
          <table:table-cell table:style-name="ce5" office:value-type="float" office:value="237.130477905273">
            <text:p>237,1304779053</text:p>
          </table:table-cell>
          <table:table-cell table:style-name="ce5" office:value-type="float" office:value="1.03289461135864">
            <text:p>1,0328946114</text:p>
          </table:table-cell>
          <table:table-cell table:style-name="ce5" office:value-type="float" office:value="993.334533691406">
            <text:p>993,3345336914</text:p>
          </table:table-cell>
          <table:table-cell table:number-columns-repeated="1020"/>
        </table:table-row>
        <table:table-row table:style-name="ro1">
          <table:table-cell table:style-name="ce5" office:value-type="float" office:value="0.940000057220459">
            <text:p>0,9400000572</text:p>
          </table:table-cell>
          <table:table-cell table:style-name="ce5" office:value-type="float" office:value="237.135818481445">
            <text:p>237,1358184814</text:p>
          </table:table-cell>
          <table:table-cell table:style-name="ce5" office:value-type="float" office:value="1.03516328334808">
            <text:p>1,0351632833</text:p>
          </table:table-cell>
          <table:table-cell table:style-name="ce5" office:value-type="float" office:value="993.013488769531">
            <text:p>993,0134887695</text:p>
          </table:table-cell>
          <table:table-cell table:number-columns-repeated="1020"/>
        </table:table-row>
        <table:table-row table:style-name="ro1">
          <table:table-cell table:style-name="ce5" office:value-type="float" office:value="0.950000047683716">
            <text:p>0,9500000477</text:p>
          </table:table-cell>
          <table:table-cell table:style-name="ce5" office:value-type="float" office:value="237.137878417969">
            <text:p>237,137878418</text:p>
          </table:table-cell>
          <table:table-cell table:style-name="ce5" office:value-type="float" office:value="1.03749060630798">
            <text:p>1,0374906063</text:p>
          </table:table-cell>
          <table:table-cell table:style-name="ce5" office:value-type="float" office:value="992.858215332031">
            <text:p>992,858215332</text:p>
          </table:table-cell>
          <table:table-cell table:number-columns-repeated="1020"/>
        </table:table-row>
        <table:table-row table:style-name="ro1">
          <table:table-cell table:style-name="ce5" office:value-type="float" office:value="0.960000038146973">
            <text:p>0,9600000381</text:p>
          </table:table-cell>
          <table:table-cell table:style-name="ce5" office:value-type="float" office:value="237.135513305664">
            <text:p>237,1355133057</text:p>
          </table:table-cell>
          <table:table-cell table:style-name="ce5" office:value-type="float" office:value="1.03971314430237">
            <text:p>1,0397131443</text:p>
          </table:table-cell>
          <table:table-cell table:style-name="ce5" office:value-type="float" office:value="992.836181640625">
            <text:p>992,8361816406</text:p>
          </table:table-cell>
          <table:table-cell table:number-columns-repeated="1020"/>
        </table:table-row>
        <table:table-row table:style-name="ro1">
          <table:table-cell table:style-name="ce5" office:value-type="float" office:value="0.970000088214874">
            <text:p>0,9700000882</text:p>
          </table:table-cell>
          <table:table-cell table:style-name="ce5" office:value-type="float" office:value="237.129165649414">
            <text:p>237,1291656494</text:p>
          </table:table-cell>
          <table:table-cell table:style-name="ce5" office:value-type="float" office:value="1.04151225090027">
            <text:p>1,0415122509</text:p>
          </table:table-cell>
          <table:table-cell table:style-name="ce5" office:value-type="float" office:value="992.919677734375">
            <text:p>992,9196777344</text:p>
          </table:table-cell>
          <table:table-cell table:number-columns-repeated="1020"/>
        </table:table-row>
        <table:table-row table:style-name="ro1">
          <table:table-cell table:style-name="ce5" office:value-type="float" office:value="0.980000078678131">
            <text:p>0,9800000787</text:p>
          </table:table-cell>
          <table:table-cell table:style-name="ce5" office:value-type="float" office:value="237.121170043945">
            <text:p>237,1211700439</text:p>
          </table:table-cell>
          <table:table-cell table:style-name="ce5" office:value-type="float" office:value="1.04241693019867">
            <text:p>1,0424169302</text:p>
          </table:table-cell>
          <table:table-cell table:style-name="ce5" office:value-type="float" office:value="993.082946777344">
            <text:p>993,0829467773</text:p>
          </table:table-cell>
          <table:table-cell table:number-columns-repeated="1020"/>
        </table:table-row>
        <table:table-row table:style-name="ro1">
          <table:table-cell table:style-name="ce5" office:value-type="float" office:value="0.990000069141388">
            <text:p>0,9900000691</text:p>
          </table:table-cell>
          <table:table-cell table:style-name="ce5" office:value-type="float" office:value="237.113922119141">
            <text:p>237,1139221191</text:p>
          </table:table-cell>
          <table:table-cell table:style-name="ce5" office:value-type="float" office:value="1.04178380966187">
            <text:p>1,0417838097</text:p>
          </table:table-cell>
          <table:table-cell table:style-name="ce5" office:value-type="float" office:value="993.298400878906">
            <text:p>993,2984008789</text:p>
          </table:table-cell>
          <table:table-cell table:number-columns-repeated="1020"/>
        </table:table-row>
        <table:table-row table:style-name="ro1">
          <table:table-cell table:style-name="ce5" office:value-type="float" office:value="1.00000011920929">
            <text:p>1,0000001192</text:p>
          </table:table-cell>
          <table:table-cell table:style-name="ce5" office:value-type="float" office:value="237.108276367188">
            <text:p>237,1082763672</text:p>
          </table:table-cell>
          <table:table-cell table:style-name="ce5" office:value-type="float" office:value="1.03869640827179">
            <text:p>1,0386964083</text:p>
          </table:table-cell>
          <table:table-cell table:style-name="ce5" office:value-type="float" office:value="993.537414550781">
            <text:p>993,5374145508</text:p>
          </table:table-cell>
          <table:table-cell table:number-columns-repeated="1020"/>
        </table:table-row>
        <table:table-row table:style-name="ro1">
          <table:table-cell table:style-name="ce5" office:value-type="float" office:value="1.01000010967255">
            <text:p>1,0100001097</text:p>
          </table:table-cell>
          <table:table-cell table:style-name="ce5" office:value-type="float" office:value="237.104919433594">
            <text:p>237,1049194336</text:p>
          </table:table-cell>
          <table:table-cell table:style-name="ce5" office:value-type="float" office:value="1.03192627429962">
            <text:p>1,0319262743</text:p>
          </table:table-cell>
          <table:table-cell table:style-name="ce5" office:value-type="float" office:value="993.775573730469">
            <text:p>993,7755737305</text:p>
          </table:table-cell>
          <table:table-cell table:number-columns-repeated="1020"/>
        </table:table-row>
        <table:table-row table:style-name="ro1">
          <table:table-cell table:style-name="ce5" office:value-type="float" office:value="1.0200001001358">
            <text:p>1,0200001001</text:p>
          </table:table-cell>
          <table:table-cell table:style-name="ce5" office:value-type="float" office:value="237.104080200195">
            <text:p>237,1040802002</text:p>
          </table:table-cell>
          <table:table-cell table:style-name="ce5" office:value-type="float" office:value="1.02002382278442">
            <text:p>1,0200238228</text:p>
          </table:table-cell>
          <table:table-cell table:style-name="ce5" office:value-type="float" office:value="993.990478515625">
            <text:p>993,9904785156</text:p>
          </table:table-cell>
          <table:table-cell table:number-columns-repeated="1020"/>
        </table:table-row>
        <table:table-row table:style-name="ro1">
          <table:table-cell table:style-name="ce5" office:value-type="float" office:value="1.03000009059906">
            <text:p>1,0300000906</text:p>
          </table:table-cell>
          <table:table-cell table:style-name="ce5" office:value-type="float" office:value="237.10595703125">
            <text:p>237,1059570313</text:p>
          </table:table-cell>
          <table:table-cell table:style-name="ce5" office:value-type="float" office:value="1.00147688388824">
            <text:p>1,0014768839</text:p>
          </table:table-cell>
          <table:table-cell table:style-name="ce5" office:value-type="float" office:value="994.162658691406">
            <text:p>994,1626586914</text:p>
          </table:table-cell>
          <table:table-cell table:number-columns-repeated="1020"/>
        </table:table-row>
        <table:table-row table:style-name="ro1">
          <table:table-cell table:style-name="ce5" office:value-type="float" office:value="1.04000008106232">
            <text:p>1,0400000811</text:p>
          </table:table-cell>
          <table:table-cell table:style-name="ce5" office:value-type="float" office:value="237.110778808594">
            <text:p>237,1107788086</text:p>
          </table:table-cell>
          <table:table-cell table:style-name="ce5" office:value-type="float" office:value="0.974988281726837">
            <text:p>0,9749882817</text:p>
          </table:table-cell>
          <table:table-cell table:style-name="ce5" office:value-type="float" office:value="994.271484375">
            <text:p>994,271484375</text:p>
          </table:table-cell>
          <table:table-cell table:number-columns-repeated="1020"/>
        </table:table-row>
        <table:table-row table:style-name="ro1">
          <table:table-cell table:style-name="ce5" office:value-type="float" office:value="1.05000007152557">
            <text:p>1,0500000715</text:p>
          </table:table-cell>
          <table:table-cell table:style-name="ce5" office:value-type="float" office:value="237.118179321289">
            <text:p>237,1181793213</text:p>
          </table:table-cell>
          <table:table-cell table:style-name="ce5" office:value-type="float" office:value="0.939879298210144">
            <text:p>0,9398792982</text:p>
          </table:table-cell>
          <table:table-cell table:style-name="ce5" office:value-type="float" office:value="994.293762207031">
            <text:p>994,293762207</text:p>
          </table:table-cell>
          <table:table-cell table:number-columns-repeated="1020"/>
        </table:table-row>
        <table:table-row table:style-name="ro1">
          <table:table-cell table:style-name="ce5" office:value-type="float" office:value="1.06000006198883">
            <text:p>1,060000062</text:p>
          </table:table-cell>
          <table:table-cell table:style-name="ce5" office:value-type="float" office:value="237.128555297852">
            <text:p>237,1285552979</text:p>
          </table:table-cell>
          <table:table-cell table:style-name="ce5" office:value-type="float" office:value="0.896563112735748">
            <text:p>0,8965631127</text:p>
          </table:table-cell>
          <table:table-cell table:style-name="ce5" office:value-type="float" office:value="994.203796386719">
            <text:p>994,2037963867</text:p>
          </table:table-cell>
          <table:table-cell table:number-columns-repeated="1020"/>
        </table:table-row>
        <table:table-row table:style-name="ro1">
          <table:table-cell table:style-name="ce5" office:value-type="float" office:value="1.07000005245209">
            <text:p>1,0700000525</text:p>
          </table:table-cell>
          <table:table-cell table:style-name="ce5" office:value-type="float" office:value="237.141983032227">
            <text:p>237,1419830322</text:p>
          </table:table-cell>
          <table:table-cell table:style-name="ce5" office:value-type="float" office:value="0.847205996513367">
            <text:p>0,8472059965</text:p>
          </table:table-cell>
          <table:table-cell table:style-name="ce5" office:value-type="float" office:value="993.979370117188">
            <text:p>993,9793701172</text:p>
          </table:table-cell>
          <table:table-cell table:number-columns-repeated="1020"/>
        </table:table-row>
        <table:table-row table:style-name="ro1">
          <table:table-cell table:style-name="ce5" office:value-type="float" office:value="1.08000004291534">
            <text:p>1,0800000429</text:p>
          </table:table-cell>
          <table:table-cell table:style-name="ce5" office:value-type="float" office:value="237.157470703125">
            <text:p>237,1574707031</text:p>
          </table:table-cell>
          <table:table-cell table:style-name="ce5" office:value-type="float" office:value="0.796596527099609">
            <text:p>0,7965965271</text:p>
          </table:table-cell>
          <table:table-cell table:style-name="ce5" office:value-type="float" office:value="993.598876953125">
            <text:p>993,5988769531</text:p>
          </table:table-cell>
          <table:table-cell table:number-columns-repeated="1020"/>
        </table:table-row>
        <table:table-row table:style-name="ro1">
          <table:table-cell table:style-name="ce5" office:value-type="float" office:value="1.0900000333786">
            <text:p>1,0900000334</text:p>
          </table:table-cell>
          <table:table-cell table:style-name="ce5" office:value-type="float" office:value="237.171981811523">
            <text:p>237,1719818115</text:p>
          </table:table-cell>
          <table:table-cell table:style-name="ce5" office:value-type="float" office:value="0.753111064434052">
            <text:p>0,7531110644</text:p>
          </table:table-cell>
          <table:table-cell table:style-name="ce5" office:value-type="float" office:value="993.043518066406">
            <text:p>993,0435180664</text:p>
          </table:table-cell>
          <table:table-cell table:number-columns-repeated="1020"/>
        </table:table-row>
        <table:table-row table:style-name="ro1">
          <table:table-cell table:style-name="ce5" office:value-type="float" office:value="1.10000002384186">
            <text:p>1,1000000238</text:p>
          </table:table-cell>
          <table:table-cell table:style-name="ce5" office:value-type="float" office:value="237.181732177734">
            <text:p>237,1817321777</text:p>
          </table:table-cell>
          <table:table-cell table:style-name="ce5" office:value-type="float" office:value="0.729739487171173">
            <text:p>0,7297394872</text:p>
          </table:table-cell>
          <table:table-cell table:style-name="ce5" office:value-type="float" office:value="992.293884277344">
            <text:p>992,2938842773</text:p>
          </table:table-cell>
          <table:table-cell table:number-columns-repeated="1020"/>
        </table:table-row>
        <table:table-row table:style-name="ro1">
          <table:table-cell table:style-name="ce5" office:value-type="float" office:value="1.11000001430511">
            <text:p>1,1100000143</text:p>
          </table:table-cell>
          <table:table-cell table:style-name="ce5" office:value-type="float" office:value="237.182739257813">
            <text:p>237,1827392578</text:p>
          </table:table-cell>
          <table:table-cell table:style-name="ce5" office:value-type="float" office:value="0.744962096214294">
            <text:p>0,7449620962</text:p>
          </table:table-cell>
          <table:table-cell table:style-name="ce5" office:value-type="float" office:value="991.330932617188">
            <text:p>991,3309326172</text:p>
          </table:table-cell>
          <table:table-cell table:number-columns-repeated="1020"/>
        </table:table-row>
        <table:table-row table:style-name="ro1">
          <table:table-cell table:style-name="ce5" office:value-type="float" office:value="1.12000012397766">
            <text:p>1,120000124</text:p>
          </table:table-cell>
          <table:table-cell table:style-name="ce5" office:value-type="float" office:value="237.170181274414">
            <text:p>237,1701812744</text:p>
          </table:table-cell>
          <table:table-cell table:style-name="ce5" office:value-type="float" office:value="0.823102712631226">
            <text:p>0,8231027126</text:p>
          </table:table-cell>
          <table:table-cell table:style-name="ce5" office:value-type="float" office:value="990.140747070313">
            <text:p>990,1407470703</text:p>
          </table:table-cell>
          <table:table-cell table:number-columns-repeated="1020"/>
        </table:table-row>
        <table:table-row table:style-name="ro1">
          <table:table-cell table:style-name="ce5" office:value-type="float" office:value="1.13000011444092">
            <text:p>1,1300001144</text:p>
          </table:table-cell>
          <table:table-cell table:style-name="ce5" office:value-type="float" office:value="237.13737487793">
            <text:p>237,1373748779</text:p>
          </table:table-cell>
          <table:table-cell table:style-name="ce5" office:value-type="float" office:value="0.9939124584198">
            <text:p>0,9939124584</text:p>
          </table:table-cell>
          <table:table-cell table:style-name="ce5" office:value-type="float" office:value="988.721008300781">
            <text:p>988,7210083008</text:p>
          </table:table-cell>
          <table:table-cell table:number-columns-repeated="1020"/>
        </table:table-row>
        <table:table-row table:style-name="ro1">
          <table:table-cell table:style-name="ce5" office:value-type="float" office:value="1.14000010490417">
            <text:p>1,1400001049</text:p>
          </table:table-cell>
          <table:table-cell table:style-name="ce5" office:value-type="float" office:value="237.076126098633">
            <text:p>237,0761260986</text:p>
          </table:table-cell>
          <table:table-cell table:style-name="ce5" office:value-type="float" office:value="1.29092407226563">
            <text:p>1,2909240723</text:p>
          </table:table-cell>
          <table:table-cell table:style-name="ce5" office:value-type="float" office:value="987.085998535156">
            <text:p>987,0859985352</text:p>
          </table:table-cell>
          <table:table-cell table:number-columns-repeated="1020"/>
        </table:table-row>
        <table:table-row table:style-name="ro1">
          <table:table-cell table:style-name="ce5" office:value-type="float" office:value="1.15000009536743">
            <text:p>1,1500000954</text:p>
          </table:table-cell>
          <table:table-cell table:style-name="ce5" office:value-type="float" office:value="236.977828979492">
            <text:p>236,9778289795</text:p>
          </table:table-cell>
          <table:table-cell table:style-name="ce5" office:value-type="float" office:value="1.74705195426941">
            <text:p>1,7470519543</text:p>
          </table:table-cell>
          <table:table-cell table:style-name="ce5" office:value-type="float" office:value="985.273132324219">
            <text:p>985,2731323242</text:p>
          </table:table-cell>
          <table:table-cell table:number-columns-repeated="1020"/>
        </table:table-row>
        <table:table-row table:style-name="ro1">
          <table:table-cell table:style-name="ce5" office:value-type="float" office:value="1.16000008583069">
            <text:p>1,1600000858</text:p>
          </table:table-cell>
          <table:table-cell table:style-name="ce5" office:value-type="float" office:value="236.836761474609">
            <text:p>236,8367614746</text:p>
          </table:table-cell>
          <table:table-cell table:style-name="ce5" office:value-type="float" office:value="2.38357782363892">
            <text:p>2,3835778236</text:p>
          </table:table-cell>
          <table:table-cell table:style-name="ce5" office:value-type="float" office:value="983.348510742188">
            <text:p>983,3485107422</text:p>
          </table:table-cell>
          <table:table-cell table:number-columns-repeated="1020"/>
        </table:table-row>
        <table:table-row table:style-name="ro1">
          <table:table-cell table:style-name="ce5" office:value-type="float" office:value="1.17000007629395">
            <text:p>1,1700000763</text:p>
          </table:table-cell>
          <table:table-cell table:style-name="ce5" office:value-type="float" office:value="236.655197143555">
            <text:p>236,6551971436</text:p>
          </table:table-cell>
          <table:table-cell table:style-name="ce5" office:value-type="float" office:value="3.19146537780762">
            <text:p>3,1914653778</text:p>
          </table:table-cell>
          <table:table-cell table:style-name="ce5" office:value-type="float" office:value="981.409301757813">
            <text:p>981,4093017578</text:p>
          </table:table-cell>
          <table:table-cell table:number-columns-repeated="1020"/>
        </table:table-row>
        <table:table-row table:style-name="ro1">
          <table:table-cell table:style-name="ce5" office:value-type="float" office:value="1.1800000667572">
            <text:p>1,1800000668</text:p>
          </table:table-cell>
          <table:table-cell table:style-name="ce5" office:value-type="float" office:value="236.447326660156">
            <text:p>236,4473266602</text:p>
          </table:table-cell>
          <table:table-cell table:style-name="ce5" office:value-type="float" office:value="4.11339902877808">
            <text:p>4,1133990288</text:p>
          </table:table-cell>
          <table:table-cell table:style-name="ce5" office:value-type="float" office:value="979.585205078125">
            <text:p>979,5852050781</text:p>
          </table:table-cell>
          <table:table-cell table:number-columns-repeated="1020"/>
        </table:table-row>
        <table:table-row table:style-name="ro1">
          <table:table-cell table:style-name="ce5" office:value-type="float" office:value="1.19000005722046">
            <text:p>1,1900000572</text:p>
          </table:table-cell>
          <table:table-cell table:style-name="ce5" office:value-type="float" office:value="236.242736816406">
            <text:p>236,2427368164</text:p>
          </table:table-cell>
          <table:table-cell table:style-name="ce5" office:value-type="float" office:value="5.02795886993408">
            <text:p>5,0279588699</text:p>
          </table:table-cell>
          <table:table-cell table:style-name="ce5" office:value-type="float" office:value="978.042541503906">
            <text:p>978,0425415039</text:p>
          </table:table-cell>
          <table:table-cell table:number-columns-repeated="1020"/>
        </table:table-row>
        <table:table-row table:style-name="ro1">
          <table:table-cell table:style-name="ce5" office:value-type="float" office:value="1.20000004768372">
            <text:p>1,2000000477</text:p>
          </table:table-cell>
          <table:table-cell table:style-name="ce5" office:value-type="float" office:value="236.082962036133">
            <text:p>236,0829620361</text:p>
          </table:table-cell>
          <table:table-cell table:style-name="ce5" office:value-type="float" office:value="5.76256990432739">
            <text:p>5,7625699043</text:p>
          </table:table-cell>
          <table:table-cell table:style-name="ce5" office:value-type="float" office:value="976.966735839844">
            <text:p>976,9667358398</text:p>
          </table:table-cell>
          <table:table-cell table:number-columns-repeated="1020"/>
        </table:table-row>
        <table:table-row table:style-name="ro1">
          <table:table-cell table:style-name="ce5" office:value-type="float" office:value="1.21000003814697">
            <text:p>1,2100000381</text:p>
          </table:table-cell>
          <table:table-cell table:style-name="ce5" office:value-type="float" office:value="235.997161865234">
            <text:p>235,9971618652</text:p>
          </table:table-cell>
          <table:table-cell table:style-name="ce5" office:value-type="float" office:value="6.18745183944702">
            <text:p>6,1874518394</text:p>
          </table:table-cell>
          <table:table-cell table:style-name="ce5" office:value-type="float" office:value="976.560363769531">
            <text:p>976,5603637695</text:p>
          </table:table-cell>
          <table:table-cell table:number-columns-repeated="1020"/>
        </table:table-row>
        <table:table-row table:style-name="ro1">
          <table:table-cell table:style-name="ce5" office:value-type="float" office:value="1.22000002861023">
            <text:p>1,2200000286</text:p>
          </table:table-cell>
          <table:table-cell table:style-name="ce5" office:value-type="float" office:value="235.982421875">
            <text:p>235,982421875</text:p>
          </table:table-cell>
          <table:table-cell table:style-name="ce5" office:value-type="float" office:value="6.29462242126465">
            <text:p>6,2946224213</text:p>
          </table:table-cell>
          <table:table-cell table:style-name="ce5" office:value-type="float" office:value="977.011535644531">
            <text:p>977,0115356445</text:p>
          </table:table-cell>
          <table:table-cell table:number-columns-repeated="1020"/>
        </table:table-row>
        <table:table-row table:style-name="ro1">
          <table:table-cell table:style-name="ce5" office:value-type="float" office:value="1.23000001907349">
            <text:p>1,2300000191</text:p>
          </table:table-cell>
          <table:table-cell table:style-name="ce5" office:value-type="float" office:value="236.017227172852">
            <text:p>236,0172271729</text:p>
          </table:table-cell>
          <table:table-cell table:style-name="ce5" office:value-type="float" office:value="6.17081308364868">
            <text:p>6,1708130836</text:p>
          </table:table-cell>
          <table:table-cell table:style-name="ce5" office:value-type="float" office:value="978.437927246094">
            <text:p>978,4379272461</text:p>
          </table:table-cell>
          <table:table-cell table:number-columns-repeated="1020"/>
        </table:table-row>
        <table:table-row table:style-name="ro1">
          <table:table-cell table:style-name="ce5" office:value-type="float" office:value="1.24000012874603">
            <text:p>1,2400001287</text:p>
          </table:table-cell>
          <table:table-cell table:style-name="ce5" office:value-type="float" office:value="236.081665039063">
            <text:p>236,0816650391</text:p>
          </table:table-cell>
          <table:table-cell table:style-name="ce5" office:value-type="float" office:value="5.91140556335449">
            <text:p>5,9114055634</text:p>
          </table:table-cell>
          <table:table-cell table:style-name="ce5" office:value-type="float" office:value="980.806396484375">
            <text:p>980,8063964844</text:p>
          </table:table-cell>
          <table:table-cell table:number-columns-repeated="1020"/>
        </table:table-row>
        <table:table-row table:style-name="ro1">
          <table:table-cell table:style-name="ce5" office:value-type="float" office:value="1.25000011920929">
            <text:p>1,2500001192</text:p>
          </table:table-cell>
          <table:table-cell table:style-name="ce5" office:value-type="float" office:value="236.162384033203">
            <text:p>236,1623840332</text:p>
          </table:table-cell>
          <table:table-cell table:style-name="ce5" office:value-type="float" office:value="5.59482526779175">
            <text:p>5,5948252678</text:p>
          </table:table-cell>
          <table:table-cell table:style-name="ce5" office:value-type="float" office:value="983.916625976563">
            <text:p>983,9166259766</text:p>
          </table:table-cell>
          <table:table-cell table:number-columns-repeated="1020"/>
        </table:table-row>
        <table:table-row table:style-name="ro1">
          <table:table-cell table:style-name="ce5" office:value-type="float" office:value="1.26000010967255">
            <text:p>1,2600001097</text:p>
          </table:table-cell>
          <table:table-cell table:style-name="ce5" office:value-type="float" office:value="236.251586914063">
            <text:p>236,2515869141</text:p>
          </table:table-cell>
          <table:table-cell table:style-name="ce5" office:value-type="float" office:value="5.27760601043701">
            <text:p>5,2776060104</text:p>
          </table:table-cell>
          <table:table-cell table:style-name="ce5" office:value-type="float" office:value="987.44873046875">
            <text:p>987,4487304688</text:p>
          </table:table-cell>
          <table:table-cell table:number-columns-repeated="1020"/>
        </table:table-row>
        <table:table-row table:style-name="ro1">
          <table:table-cell table:style-name="ce5" office:value-type="float" office:value="1.2700001001358">
            <text:p>1,2700001001</text:p>
          </table:table-cell>
          <table:table-cell table:style-name="ce5" office:value-type="float" office:value="236.343124389648">
            <text:p>236,3431243896</text:p>
          </table:table-cell>
          <table:table-cell table:style-name="ce5" office:value-type="float" office:value="4.99205112457275">
            <text:p>4,9920511246</text:p>
          </table:table-cell>
          <table:table-cell table:style-name="ce5" office:value-type="float" office:value="991.03125">
            <text:p>991,03125</text:p>
          </table:table-cell>
          <table:table-cell table:number-columns-repeated="1020"/>
        </table:table-row>
        <table:table-row table:style-name="ro1">
          <table:table-cell table:style-name="ce5" office:value-type="float" office:value="1.28000009059906">
            <text:p>1,2800000906</text:p>
          </table:table-cell>
          <table:table-cell table:style-name="ce5" office:value-type="float" office:value="236.428558349609">
            <text:p>236,4285583496</text:p>
          </table:table-cell>
          <table:table-cell table:style-name="ce5" office:value-type="float" office:value="4.75400161743164">
            <text:p>4,7540016174</text:p>
          </table:table-cell>
          <table:table-cell table:style-name="ce5" office:value-type="float" office:value="994.342834472656">
            <text:p>994,3428344727</text:p>
          </table:table-cell>
          <table:table-cell table:number-columns-repeated="1020"/>
        </table:table-row>
        <table:table-row table:style-name="ro1">
          <table:table-cell table:style-name="ce5" office:value-type="float" office:value="1.29000008106232">
            <text:p>1,2900000811</text:p>
          </table:table-cell>
          <table:table-cell table:style-name="ce5" office:value-type="float" office:value="236.500091552734">
            <text:p>236,5000915527</text:p>
          </table:table-cell>
          <table:table-cell table:style-name="ce5" office:value-type="float" office:value="4.56785917282104">
            <text:p>4,5678591728</text:p>
          </table:table-cell>
          <table:table-cell table:style-name="ce5" office:value-type="float" office:value="997.14599609375">
            <text:p>997,1459960938</text:p>
          </table:table-cell>
          <table:table-cell table:number-columns-repeated="1020"/>
        </table:table-row>
        <table:table-row table:style-name="ro1">
          <table:table-cell table:style-name="ce5" office:value-type="float" office:value="1.30000007152557">
            <text:p>1,3000000715</text:p>
          </table:table-cell>
          <table:table-cell table:style-name="ce5" office:value-type="float" office:value="236.553802490234">
            <text:p>236,5538024902</text:p>
          </table:table-cell>
          <table:table-cell table:style-name="ce5" office:value-type="float" office:value="4.43182849884033">
            <text:p>4,4318284988</text:p>
          </table:table-cell>
          <table:table-cell table:style-name="ce5" office:value-type="float" office:value="999.296813964844">
            <text:p>999,2968139648</text:p>
          </table:table-cell>
          <table:table-cell table:number-columns-repeated="1020"/>
        </table:table-row>
        <table:table-row table:style-name="ro1">
          <table:table-cell table:style-name="ce5" office:value-type="float" office:value="1.31000006198883">
            <text:p>1,310000062</text:p>
          </table:table-cell>
          <table:table-cell table:style-name="ce5" office:value-type="float" office:value="236.587905883789">
            <text:p>236,5879058838</text:p>
          </table:table-cell>
          <table:table-cell table:style-name="ce5" office:value-type="float" office:value="4.33958053588867">
            <text:p>4,3395805359</text:p>
          </table:table-cell>
          <table:table-cell table:style-name="ce5" office:value-type="float" office:value="1000.73834228516">
            <text:p>1000,7383422852</text:p>
          </table:table-cell>
          <table:table-cell table:number-columns-repeated="1020"/>
        </table:table-row>
        <table:table-row table:style-name="ro1">
          <table:table-cell table:style-name="ce5" office:value-type="float" office:value="1.32000005245209">
            <text:p>1,3200000525</text:p>
          </table:table-cell>
          <table:table-cell table:style-name="ce5" office:value-type="float" office:value="236.603164672852">
            <text:p>236,6031646729</text:p>
          </table:table-cell>
          <table:table-cell table:style-name="ce5" office:value-type="float" office:value="4.28219413757324">
            <text:p>4,2821941376</text:p>
          </table:table-cell>
          <table:table-cell table:style-name="ce5" office:value-type="float" office:value="1001.48669433594">
            <text:p>1001,4866943359</text:p>
          </table:table-cell>
          <table:table-cell table:number-columns-repeated="1020"/>
        </table:table-row>
        <table:table-row table:style-name="ro1">
          <table:table-cell table:style-name="ce5" office:value-type="float" office:value="1.33000004291534">
            <text:p>1,3300000429</text:p>
          </table:table-cell>
          <table:table-cell table:style-name="ce5" office:value-type="float" office:value="236.602615356445">
            <text:p>236,6026153564</text:p>
          </table:table-cell>
          <table:table-cell table:style-name="ce5" office:value-type="float" office:value="4.25098466873169">
            <text:p>4,2509846687</text:p>
          </table:table-cell>
          <table:table-cell table:style-name="ce5" office:value-type="float" office:value="1001.61303710938">
            <text:p>1001,6130371094</text:p>
          </table:table-cell>
          <table:table-cell table:number-columns-repeated="1020"/>
        </table:table-row>
        <table:table-row table:style-name="ro1">
          <table:table-cell table:style-name="ce5" office:value-type="float" office:value="1.3400000333786">
            <text:p>1,3400000334</text:p>
          </table:table-cell>
          <table:table-cell table:style-name="ce5" office:value-type="float" office:value="236.590057373047">
            <text:p>236,590057373</text:p>
          </table:table-cell>
          <table:table-cell table:style-name="ce5" office:value-type="float" office:value="4.23784112930298">
            <text:p>4,2378411293</text:p>
          </table:table-cell>
          <table:table-cell table:style-name="ce5" office:value-type="float" office:value="1001.22735595703">
            <text:p>1001,227355957</text:p>
          </table:table-cell>
          <table:table-cell table:number-columns-repeated="1020"/>
        </table:table-row>
        <table:table-row table:style-name="ro1">
          <table:table-cell table:style-name="ce5" office:value-type="float" office:value="1.35000002384186">
            <text:p>1,3500000238</text:p>
          </table:table-cell>
          <table:table-cell table:style-name="ce5" office:value-type="float" office:value="236.569595336914">
            <text:p>236,5695953369</text:p>
          </table:table-cell>
          <table:table-cell table:style-name="ce5" office:value-type="float" office:value="4.23606204986572">
            <text:p>4,2360620499</text:p>
          </table:table-cell>
          <table:table-cell table:style-name="ce5" office:value-type="float" office:value="1000.45825195313">
            <text:p>1000,4582519531</text:p>
          </table:table-cell>
          <table:table-cell table:number-columns-repeated="1020"/>
        </table:table-row>
        <table:table-row table:style-name="ro1">
          <table:table-cell table:style-name="ce5" office:value-type="float" office:value="1.3600001335144">
            <text:p>1,3600001335</text:p>
          </table:table-cell>
          <table:table-cell table:style-name="ce5" office:value-type="float" office:value="236.544891357422">
            <text:p>236,5448913574</text:p>
          </table:table-cell>
          <table:table-cell table:style-name="ce5" office:value-type="float" office:value="4.24071216583252">
            <text:p>4,2407121658</text:p>
          </table:table-cell>
          <table:table-cell table:style-name="ce5" office:value-type="float" office:value="999.444091796875">
            <text:p>999,4440917969</text:p>
          </table:table-cell>
          <table:table-cell table:number-columns-repeated="1020"/>
        </table:table-row>
        <table:table-row table:style-name="ro1">
          <table:table-cell table:style-name="ce5" office:value-type="float" office:value="1.37000012397766">
            <text:p>1,370000124</text:p>
          </table:table-cell>
          <table:table-cell table:style-name="ce5" office:value-type="float" office:value="236.519195556641">
            <text:p>236,5191955566</text:p>
          </table:table-cell>
          <table:table-cell table:style-name="ce5" office:value-type="float" office:value="4.24820947647095">
            <text:p>4,2482094765</text:p>
          </table:table-cell>
          <table:table-cell table:style-name="ce5" office:value-type="float" office:value="998.321472167969">
            <text:p>998,321472168</text:p>
          </table:table-cell>
          <table:table-cell table:number-columns-repeated="1020"/>
        </table:table-row>
        <table:table-row table:style-name="ro1">
          <table:table-cell table:style-name="ce5" office:value-type="float" office:value="1.38000011444092">
            <text:p>1,3800001144</text:p>
          </table:table-cell>
          <table:table-cell table:style-name="ce5" office:value-type="float" office:value="236.495132446289">
            <text:p>236,4951324463</text:p>
          </table:table-cell>
          <table:table-cell table:style-name="ce5" office:value-type="float" office:value="4.25638341903687">
            <text:p>4,256383419</text:p>
          </table:table-cell>
          <table:table-cell table:style-name="ce5" office:value-type="float" office:value="997.215393066406">
            <text:p>997,2153930664</text:p>
          </table:table-cell>
          <table:table-cell table:number-columns-repeated="1020"/>
        </table:table-row>
        <table:table-row table:style-name="ro1">
          <table:table-cell table:style-name="ce5" office:value-type="float" office:value="1.39000010490417">
            <text:p>1,3900001049</text:p>
          </table:table-cell>
          <table:table-cell table:style-name="ce5" office:value-type="float" office:value="236.474761962891">
            <text:p>236,4747619629</text:p>
          </table:table-cell>
          <table:table-cell table:style-name="ce5" office:value-type="float" office:value="4.26395177841187">
            <text:p>4,2639517784</text:p>
          </table:table-cell>
          <table:table-cell table:style-name="ce5" office:value-type="float" office:value="996.228332519531">
            <text:p>996,2283325195</text:p>
          </table:table-cell>
          <table:table-cell table:number-columns-repeated="1020"/>
        </table:table-row>
        <table:table-row table:style-name="ro1">
          <table:table-cell table:style-name="ce5" office:value-type="float" office:value="1.40000009536743">
            <text:p>1,4000000954</text:p>
          </table:table-cell>
          <table:table-cell table:style-name="ce5" office:value-type="float" office:value="236.458969116211">
            <text:p>236,4589691162</text:p>
          </table:table-cell>
          <table:table-cell table:style-name="ce5" office:value-type="float" office:value="4.27013444900513">
            <text:p>4,270134449</text:p>
          </table:table-cell>
          <table:table-cell table:style-name="ce5" office:value-type="float" office:value="995.438110351563">
            <text:p>995,4381103516</text:p>
          </table:table-cell>
          <table:table-cell table:number-columns-repeated="1020"/>
        </table:table-row>
        <table:table-row table:style-name="ro1">
          <table:table-cell table:style-name="ce5" office:value-type="float" office:value="1.41000008583069">
            <text:p>1,4100000858</text:p>
          </table:table-cell>
          <table:table-cell table:style-name="ce5" office:value-type="float" office:value="236.447799682617">
            <text:p>236,4477996826</text:p>
          </table:table-cell>
          <table:table-cell table:style-name="ce5" office:value-type="float" office:value="4.27474594116211">
            <text:p>4,2747459412</text:p>
          </table:table-cell>
          <table:table-cell table:style-name="ce5" office:value-type="float" office:value="994.890197753906">
            <text:p>994,8901977539</text:p>
          </table:table-cell>
          <table:table-cell table:number-columns-repeated="1020"/>
        </table:table-row>
        <table:table-row table:style-name="ro1">
          <table:table-cell table:style-name="ce5" office:value-type="float" office:value="1.42000007629395">
            <text:p>1,4200000763</text:p>
          </table:table-cell>
          <table:table-cell table:style-name="ce5" office:value-type="float" office:value="236.441345214844">
            <text:p>236,4413452148</text:p>
          </table:table-cell>
          <table:table-cell table:style-name="ce5" office:value-type="float" office:value="4.27806806564331">
            <text:p>4,2780680656</text:p>
          </table:table-cell>
          <table:table-cell table:style-name="ce5" office:value-type="float" office:value="994.602661132813">
            <text:p>994,6026611328</text:p>
          </table:table-cell>
          <table:table-cell table:number-columns-repeated="1020"/>
        </table:table-row>
        <table:table-row table:style-name="ro1">
          <table:table-cell table:style-name="ce5" office:value-type="float" office:value="1.4300000667572">
            <text:p>1,4300000668</text:p>
          </table:table-cell>
          <table:table-cell table:style-name="ce5" office:value-type="float" office:value="236.439910888672">
            <text:p>236,4399108887</text:p>
          </table:table-cell>
          <table:table-cell table:style-name="ce5" office:value-type="float" office:value="4.28063344955444">
            <text:p>4,2806334496</text:p>
          </table:table-cell>
          <table:table-cell table:style-name="ce5" office:value-type="float" office:value="994.566040039063">
            <text:p>994,5660400391</text:p>
          </table:table-cell>
          <table:table-cell table:number-columns-repeated="1020"/>
        </table:table-row>
        <table:table-row table:style-name="ro1">
          <table:table-cell table:style-name="ce5" office:value-type="float" office:value="1.44000005722046">
            <text:p>1,4400000572</text:p>
          </table:table-cell>
          <table:table-cell table:style-name="ce5" office:value-type="float" office:value="236.44416809082">
            <text:p>236,4441680908</text:p>
          </table:table-cell>
          <table:table-cell table:style-name="ce5" office:value-type="float" office:value="4.28295707702637">
            <text:p>4,282957077</text:p>
          </table:table-cell>
          <table:table-cell table:style-name="ce5" office:value-type="float" office:value="994.749572753906">
            <text:p>994,7495727539</text:p>
          </table:table-cell>
          <table:table-cell table:number-columns-repeated="1020"/>
        </table:table-row>
        <table:table-row table:style-name="ro1">
          <table:table-cell table:style-name="ce5" office:value-type="float" office:value="1.45000004768372">
            <text:p>1,4500000477</text:p>
          </table:table-cell>
          <table:table-cell table:style-name="ce5" office:value-type="float" office:value="236.453079223633">
            <text:p>236,4530792236</text:p>
          </table:table-cell>
          <table:table-cell table:style-name="ce5" office:value-type="float" office:value="4.28514432907104">
            <text:p>4,2851443291</text:p>
          </table:table-cell>
          <table:table-cell table:style-name="ce5" office:value-type="float" office:value="995.105590820313">
            <text:p>995,1055908203</text:p>
          </table:table-cell>
          <table:table-cell table:number-columns-repeated="1020"/>
        </table:table-row>
        <table:table-row table:style-name="ro1">
          <table:table-cell table:style-name="ce5" office:value-type="float" office:value="1.46000003814697">
            <text:p>1,4600000381</text:p>
          </table:table-cell>
          <table:table-cell table:style-name="ce5" office:value-type="float" office:value="236.465591430664">
            <text:p>236,4655914307</text:p>
          </table:table-cell>
          <table:table-cell table:style-name="ce5" office:value-type="float" office:value="4.28700017929077">
            <text:p>4,2870001793</text:p>
          </table:table-cell>
          <table:table-cell table:style-name="ce5" office:value-type="float" office:value="995.581970214844">
            <text:p>995,5819702148</text:p>
          </table:table-cell>
          <table:table-cell table:number-columns-repeated="1020"/>
        </table:table-row>
        <table:table-row table:style-name="ro1">
          <table:table-cell table:style-name="ce5" office:value-type="float" office:value="1.47000014781952">
            <text:p>1,4700001478</text:p>
          </table:table-cell>
          <table:table-cell table:style-name="ce5" office:value-type="float" office:value="236.481155395508">
            <text:p>236,4811553955</text:p>
          </table:table-cell>
          <table:table-cell table:style-name="ce5" office:value-type="float" office:value="4.28844785690308">
            <text:p>4,2884478569</text:p>
          </table:table-cell>
          <table:table-cell table:style-name="ce5" office:value-type="float" office:value="996.12109375">
            <text:p>996,12109375</text:p>
          </table:table-cell>
          <table:table-cell table:number-columns-repeated="1020"/>
        </table:table-row>
        <table:table-row table:style-name="ro1">
          <table:table-cell table:style-name="ce5" office:value-type="float" office:value="1.48000013828278">
            <text:p>1,4800001383</text:p>
          </table:table-cell>
          <table:table-cell table:style-name="ce5" office:value-type="float" office:value="236.499771118164">
            <text:p>236,4997711182</text:p>
          </table:table-cell>
          <table:table-cell table:style-name="ce5" office:value-type="float" office:value="4.28963232040405">
            <text:p>4,2896323204</text:p>
          </table:table-cell>
          <table:table-cell table:style-name="ce5" office:value-type="float" office:value="996.667114257813">
            <text:p>996,6671142578</text:p>
          </table:table-cell>
          <table:table-cell table:number-columns-repeated="1020"/>
        </table:table-row>
        <table:table-row table:style-name="ro1">
          <table:table-cell table:style-name="ce5" office:value-type="float" office:value="1.49000012874603">
            <text:p>1,4900001287</text:p>
          </table:table-cell>
          <table:table-cell table:style-name="ce5" office:value-type="float" office:value="236.520751953125">
            <text:p>236,5207519531</text:p>
          </table:table-cell>
          <table:table-cell table:style-name="ce5" office:value-type="float" office:value="4.29069566726685">
            <text:p>4,2906956673</text:p>
          </table:table-cell>
          <table:table-cell table:style-name="ce5" office:value-type="float" office:value="997.17333984375">
            <text:p>997,1733398438</text:p>
          </table:table-cell>
          <table:table-cell table:number-columns-repeated="1020"/>
        </table:table-row>
        <table:table-row table:style-name="ro1">
          <table:table-cell table:style-name="ce5" office:value-type="float" office:value="1.50000011920929">
            <text:p>1,5000001192</text:p>
          </table:table-cell>
          <table:table-cell table:style-name="ce5" office:value-type="float" office:value="236.542709350586">
            <text:p>236,5427093506</text:p>
          </table:table-cell>
          <table:table-cell table:style-name="ce5" office:value-type="float" office:value="4.29164409637451">
            <text:p>4,2916440964</text:p>
          </table:table-cell>
          <table:table-cell table:style-name="ce5" office:value-type="float" office:value="997.606140136719">
            <text:p>997,6061401367</text:p>
          </table:table-cell>
          <table:table-cell table:number-columns-repeated="1020"/>
        </table:table-row>
        <table:table-row table:style-name="ro1">
          <table:table-cell table:style-name="ce5" office:value-type="float" office:value="1.51000010967255">
            <text:p>1,5100001097</text:p>
          </table:table-cell>
          <table:table-cell table:style-name="ce5" office:value-type="float" office:value="236.563995361328">
            <text:p>236,5639953613</text:p>
          </table:table-cell>
          <table:table-cell table:style-name="ce5" office:value-type="float" office:value="4.29230499267578">
            <text:p>4,2923049927</text:p>
          </table:table-cell>
          <table:table-cell table:style-name="ce5" office:value-type="float" office:value="997.944091796875">
            <text:p>997,9440917969</text:p>
          </table:table-cell>
          <table:table-cell table:number-columns-repeated="1020"/>
        </table:table-row>
        <table:table-row table:style-name="ro1">
          <table:table-cell table:style-name="ce5" office:value-type="float" office:value="1.5200001001358">
            <text:p>1,5200001001</text:p>
          </table:table-cell>
          <table:table-cell table:style-name="ce5" office:value-type="float" office:value="236.583755493164">
            <text:p>236,5837554932</text:p>
          </table:table-cell>
          <table:table-cell table:style-name="ce5" office:value-type="float" office:value="4.29247951507568">
            <text:p>4,2924795151</text:p>
          </table:table-cell>
          <table:table-cell table:style-name="ce5" office:value-type="float" office:value="998.179992675781">
            <text:p>998,1799926758</text:p>
          </table:table-cell>
          <table:table-cell table:number-columns-repeated="1020"/>
        </table:table-row>
        <table:table-row table:style-name="ro1">
          <table:table-cell table:style-name="ce5" office:value-type="float" office:value="1.53000009059906">
            <text:p>1,5300000906</text:p>
          </table:table-cell>
          <table:table-cell table:style-name="ce5" office:value-type="float" office:value="236.601303100586">
            <text:p>236,6013031006</text:p>
          </table:table-cell>
          <table:table-cell table:style-name="ce5" office:value-type="float" office:value="4.29218578338623">
            <text:p>4,2921857834</text:p>
          </table:table-cell>
          <table:table-cell table:style-name="ce5" office:value-type="float" office:value="998.315246582031">
            <text:p>998,315246582</text:p>
          </table:table-cell>
          <table:table-cell table:number-columns-repeated="1020"/>
        </table:table-row>
        <table:table-row table:style-name="ro1">
          <table:table-cell table:style-name="ce5" office:value-type="float" office:value="1.54000008106232">
            <text:p>1,5400000811</text:p>
          </table:table-cell>
          <table:table-cell table:style-name="ce5" office:value-type="float" office:value="236.616027832031">
            <text:p>236,616027832</text:p>
          </table:table-cell>
          <table:table-cell table:style-name="ce5" office:value-type="float" office:value="4.29158544540405">
            <text:p>4,2915854454</text:p>
          </table:table-cell>
          <table:table-cell table:style-name="ce5" office:value-type="float" office:value="998.359252929688">
            <text:p>998,3592529297</text:p>
          </table:table-cell>
          <table:table-cell table:number-columns-repeated="1020"/>
        </table:table-row>
        <table:table-row table:style-name="ro1">
          <table:table-cell table:style-name="ce5" office:value-type="float" office:value="1.55000007152557">
            <text:p>1,5500000715</text:p>
          </table:table-cell>
          <table:table-cell table:style-name="ce5" office:value-type="float" office:value="236.62907409668">
            <text:p>236,6290740967</text:p>
          </table:table-cell>
          <table:table-cell table:style-name="ce5" office:value-type="float" office:value="4.29085969924927">
            <text:p>4,2908596992</text:p>
          </table:table-cell>
          <table:table-cell table:style-name="ce5" office:value-type="float" office:value="998.32666015625">
            <text:p>998,3266601563</text:p>
          </table:table-cell>
          <table:table-cell table:number-columns-repeated="1020"/>
        </table:table-row>
        <table:table-row table:style-name="ro1">
          <table:table-cell table:style-name="ce5" office:value-type="float" office:value="1.56000006198883">
            <text:p>1,560000062</text:p>
          </table:table-cell>
          <table:table-cell table:style-name="ce5" office:value-type="float" office:value="236.640594482422">
            <text:p>236,6405944824</text:p>
          </table:table-cell>
          <table:table-cell table:style-name="ce5" office:value-type="float" office:value="4.29014873504639">
            <text:p>4,290148735</text:p>
          </table:table-cell>
          <table:table-cell table:style-name="ce5" office:value-type="float" office:value="998.239929199219">
            <text:p>998,2399291992</text:p>
          </table:table-cell>
          <table:table-cell table:number-columns-repeated="1020"/>
        </table:table-row>
        <table:table-row table:style-name="ro1">
          <table:table-cell table:style-name="ce5" office:value-type="float" office:value="1.57000005245209">
            <text:p>1,5700000525</text:p>
          </table:table-cell>
          <table:table-cell table:style-name="ce5" office:value-type="float" office:value="236.650588989258">
            <text:p>236,6505889893</text:p>
          </table:table-cell>
          <table:table-cell table:style-name="ce5" office:value-type="float" office:value="4.28942155838013">
            <text:p>4,2894215584</text:p>
          </table:table-cell>
          <table:table-cell table:style-name="ce5" office:value-type="float" office:value="998.121643066406">
            <text:p>998,1216430664</text:p>
          </table:table-cell>
          <table:table-cell table:number-columns-repeated="1020"/>
        </table:table-row>
        <table:table-row table:style-name="ro1">
          <table:table-cell table:style-name="ce5" office:value-type="float" office:value="1.58000004291534">
            <text:p>1,5800000429</text:p>
          </table:table-cell>
          <table:table-cell table:style-name="ce5" office:value-type="float" office:value="236.659149169922">
            <text:p>236,6591491699</text:p>
          </table:table-cell>
          <table:table-cell table:style-name="ce5" office:value-type="float" office:value="4.28862237930298">
            <text:p>4,2886223793</text:p>
          </table:table-cell>
          <table:table-cell table:style-name="ce5" office:value-type="float" office:value="997.99462890625">
            <text:p>997,9946289063</text:p>
          </table:table-cell>
          <table:table-cell table:number-columns-repeated="1020"/>
        </table:table-row>
        <table:table-row table:style-name="ro1">
          <table:table-cell table:style-name="ce5" office:value-type="float" office:value="1.59000015258789">
            <text:p>1,5900001526</text:p>
          </table:table-cell>
          <table:table-cell table:style-name="ce5" office:value-type="float" office:value="236.667388916016">
            <text:p>236,667388916</text:p>
          </table:table-cell>
          <table:table-cell table:style-name="ce5" office:value-type="float" office:value="4.28784036636353">
            <text:p>4,2878403664</text:p>
          </table:table-cell>
          <table:table-cell table:style-name="ce5" office:value-type="float" office:value="997.875854492188">
            <text:p>997,8758544922</text:p>
          </table:table-cell>
          <table:table-cell table:number-columns-repeated="1020"/>
        </table:table-row>
        <table:table-row table:style-name="ro1">
          <table:table-cell table:style-name="ce5" office:value-type="float" office:value="1.60000014305115">
            <text:p>1,6000001431</text:p>
          </table:table-cell>
          <table:table-cell table:style-name="ce5" office:value-type="float" office:value="236.675399780273">
            <text:p>236,6753997803</text:p>
          </table:table-cell>
          <table:table-cell table:style-name="ce5" office:value-type="float" office:value="4.28717565536499">
            <text:p>4,2871756554</text:p>
          </table:table-cell>
          <table:table-cell table:style-name="ce5" office:value-type="float" office:value="997.779418945313">
            <text:p>997,7794189453</text:p>
          </table:table-cell>
          <table:table-cell table:number-columns-repeated="1020"/>
        </table:table-row>
        <table:table-row table:style-name="ro1">
          <table:table-cell table:style-name="ce5" office:value-type="float" office:value="1.6100001335144">
            <text:p>1,6100001335</text:p>
          </table:table-cell>
          <table:table-cell table:style-name="ce5" office:value-type="float" office:value="236.682037353516">
            <text:p>236,6820373535</text:p>
          </table:table-cell>
          <table:table-cell table:style-name="ce5" office:value-type="float" office:value="4.28674125671387">
            <text:p>4,2867412567</text:p>
          </table:table-cell>
          <table:table-cell table:style-name="ce5" office:value-type="float" office:value="997.711608886719">
            <text:p>997,7116088867</text:p>
          </table:table-cell>
          <table:table-cell table:number-columns-repeated="1020"/>
        </table:table-row>
        <table:table-row table:style-name="ro1">
          <table:table-cell table:style-name="ce5" office:value-type="float" office:value="1.62000012397766">
            <text:p>1,620000124</text:p>
          </table:table-cell>
          <table:table-cell table:style-name="ce5" office:value-type="float" office:value="236.686599731445">
            <text:p>236,6865997314</text:p>
          </table:table-cell>
          <table:table-cell table:style-name="ce5" office:value-type="float" office:value="4.28662061691284">
            <text:p>4,2866206169</text:p>
          </table:table-cell>
          <table:table-cell table:style-name="ce5" office:value-type="float" office:value="997.675903320313">
            <text:p>997,6759033203</text:p>
          </table:table-cell>
          <table:table-cell table:number-columns-repeated="1020"/>
        </table:table-row>
        <table:table-row table:style-name="ro1">
          <table:table-cell table:style-name="ce5" office:value-type="float" office:value="1.63000011444092">
            <text:p>1,6300001144</text:p>
          </table:table-cell>
          <table:table-cell table:style-name="ce5" office:value-type="float" office:value="236.688812255859">
            <text:p>236,6888122559</text:p>
          </table:table-cell>
          <table:table-cell table:style-name="ce5" office:value-type="float" office:value="4.28668832778931">
            <text:p>4,2866883278</text:p>
          </table:table-cell>
          <table:table-cell table:style-name="ce5" office:value-type="float" office:value="997.670654296875">
            <text:p>997,6706542969</text:p>
          </table:table-cell>
          <table:table-cell table:number-columns-repeated="1020"/>
        </table:table-row>
        <table:table-row table:style-name="ro1">
          <table:table-cell table:style-name="ce5" office:value-type="float" office:value="1.64000010490417">
            <text:p>1,6400001049</text:p>
          </table:table-cell>
          <table:table-cell table:style-name="ce5" office:value-type="float" office:value="236.689498901367">
            <text:p>236,6894989014</text:p>
          </table:table-cell>
          <table:table-cell table:style-name="ce5" office:value-type="float" office:value="4.28667259216309">
            <text:p>4,2866725922</text:p>
          </table:table-cell>
          <table:table-cell table:style-name="ce5" office:value-type="float" office:value="997.690734863281">
            <text:p>997,6907348633</text:p>
          </table:table-cell>
          <table:table-cell table:number-columns-repeated="1020"/>
        </table:table-row>
        <table:table-row table:style-name="ro1">
          <table:table-cell table:style-name="ce5" office:value-type="float" office:value="1.65000009536743">
            <text:p>1,6500000954</text:p>
          </table:table-cell>
          <table:table-cell table:style-name="ce5" office:value-type="float" office:value="236.688629150391">
            <text:p>236,6886291504</text:p>
          </table:table-cell>
          <table:table-cell table:style-name="ce5" office:value-type="float" office:value="4.28642845153809">
            <text:p>4,2864284515</text:p>
          </table:table-cell>
          <table:table-cell table:style-name="ce5" office:value-type="float" office:value="997.729125976563">
            <text:p>997,7291259766</text:p>
          </table:table-cell>
          <table:table-cell table:number-columns-repeated="1020"/>
        </table:table-row>
        <table:table-row table:style-name="ro1">
          <table:table-cell table:style-name="ce5" office:value-type="float" office:value="1.66000008583069">
            <text:p>1,6600000858</text:p>
          </table:table-cell>
          <table:table-cell table:style-name="ce5" office:value-type="float" office:value="236.685653686523">
            <text:p>236,6856536865</text:p>
          </table:table-cell>
          <table:table-cell table:style-name="ce5" office:value-type="float" office:value="4.2860050201416">
            <text:p>4,2860050201</text:p>
          </table:table-cell>
          <table:table-cell table:style-name="ce5" office:value-type="float" office:value="997.77734375">
            <text:p>997,77734375</text:p>
          </table:table-cell>
          <table:table-cell table:number-columns-repeated="1020"/>
        </table:table-row>
        <table:table-row table:style-name="ro1">
          <table:table-cell table:style-name="ce5" office:value-type="float" office:value="1.67000007629395">
            <text:p>1,6700000763</text:p>
          </table:table-cell>
          <table:table-cell table:style-name="ce5" office:value-type="float" office:value="236.680847167969">
            <text:p>236,680847168</text:p>
          </table:table-cell>
          <table:table-cell table:style-name="ce5" office:value-type="float" office:value="4.28553152084351">
            <text:p>4,2855315208</text:p>
          </table:table-cell>
          <table:table-cell table:style-name="ce5" office:value-type="float" office:value="997.826110839844">
            <text:p>997,8261108398</text:p>
          </table:table-cell>
          <table:table-cell table:number-columns-repeated="1020"/>
        </table:table-row>
        <table:table-row table:style-name="ro1">
          <table:table-cell table:style-name="ce5" office:value-type="float" office:value="1.6800000667572">
            <text:p>1,6800000668</text:p>
          </table:table-cell>
          <table:table-cell table:style-name="ce5" office:value-type="float" office:value="236.674514770508">
            <text:p>236,6745147705</text:p>
          </table:table-cell>
          <table:table-cell table:style-name="ce5" office:value-type="float" office:value="4.28508996963501">
            <text:p>4,2850899696</text:p>
          </table:table-cell>
          <table:table-cell table:style-name="ce5" office:value-type="float" office:value="997.869689941406">
            <text:p>997,8696899414</text:p>
          </table:table-cell>
          <table:table-cell table:number-columns-repeated="1020"/>
        </table:table-row>
        <table:table-row table:style-name="ro1">
          <table:table-cell table:style-name="ce5" office:value-type="float" office:value="1.69000005722046">
            <text:p>1,6900000572</text:p>
          </table:table-cell>
          <table:table-cell table:style-name="ce5" office:value-type="float" office:value="236.666656494141">
            <text:p>236,6666564941</text:p>
          </table:table-cell>
          <table:table-cell table:style-name="ce5" office:value-type="float" office:value="4.28458404541016">
            <text:p>4,2845840454</text:p>
          </table:table-cell>
          <table:table-cell table:style-name="ce5" office:value-type="float" office:value="997.904174804688">
            <text:p>997,9041748047</text:p>
          </table:table-cell>
          <table:table-cell table:number-columns-repeated="1020"/>
        </table:table-row>
        <table:table-row table:style-name="ro1">
          <table:table-cell table:style-name="ce5" office:value-type="float" office:value="1.70000004768372">
            <text:p>1,7000000477</text:p>
          </table:table-cell>
          <table:table-cell table:style-name="ce5" office:value-type="float" office:value="236.658203125">
            <text:p>236,658203125</text:p>
          </table:table-cell>
          <table:table-cell table:style-name="ce5" office:value-type="float" office:value="4.28383684158325">
            <text:p>4,2838368416</text:p>
          </table:table-cell>
          <table:table-cell table:style-name="ce5" office:value-type="float" office:value="997.929809570313">
            <text:p>997,9298095703</text:p>
          </table:table-cell>
          <table:table-cell table:number-columns-repeated="1020"/>
        </table:table-row>
        <table:table-row table:style-name="ro1">
          <table:table-cell table:style-name="ce5" office:value-type="float" office:value="1.71000015735626">
            <text:p>1,7100001574</text:p>
          </table:table-cell>
          <table:table-cell table:style-name="ce5" office:value-type="float" office:value="236.650955200195">
            <text:p>236,6509552002</text:p>
          </table:table-cell>
          <table:table-cell table:style-name="ce5" office:value-type="float" office:value="4.28288745880127">
            <text:p>4,2828874588</text:p>
          </table:table-cell>
          <table:table-cell table:style-name="ce5" office:value-type="float" office:value="997.94384765625">
            <text:p>997,9438476563</text:p>
          </table:table-cell>
          <table:table-cell table:number-columns-repeated="1020"/>
        </table:table-row>
        <table:table-row table:style-name="ro1">
          <table:table-cell table:style-name="ce5" office:value-type="float" office:value="1.72000014781952">
            <text:p>1,7200001478</text:p>
          </table:table-cell>
          <table:table-cell table:style-name="ce5" office:value-type="float" office:value="236.645935058594">
            <text:p>236,6459350586</text:p>
          </table:table-cell>
          <table:table-cell table:style-name="ce5" office:value-type="float" office:value="4.28191518783569">
            <text:p>4,2819151878</text:p>
          </table:table-cell>
          <table:table-cell table:style-name="ce5" office:value-type="float" office:value="997.948120117188">
            <text:p>997,9481201172</text:p>
          </table:table-cell>
          <table:table-cell table:number-columns-repeated="1020"/>
        </table:table-row>
        <table:table-row table:style-name="ro1">
          <table:table-cell table:style-name="ce5" office:value-type="float" office:value="1.73000013828278">
            <text:p>1,7300001383</text:p>
          </table:table-cell>
          <table:table-cell table:style-name="ce5" office:value-type="float" office:value="236.643829345703">
            <text:p>236,6438293457</text:p>
          </table:table-cell>
          <table:table-cell table:style-name="ce5" office:value-type="float" office:value="4.28103399276733">
            <text:p>4,2810339928</text:p>
          </table:table-cell>
          <table:table-cell table:style-name="ce5" office:value-type="float" office:value="997.943542480469">
            <text:p>997,9435424805</text:p>
          </table:table-cell>
          <table:table-cell table:number-columns-repeated="1020"/>
        </table:table-row>
        <table:table-row table:style-name="ro1">
          <table:table-cell table:style-name="ce5" office:value-type="float" office:value="1.74000012874603">
            <text:p>1,7400001287</text:p>
          </table:table-cell>
          <table:table-cell table:style-name="ce5" office:value-type="float" office:value="236.643753051758">
            <text:p>236,6437530518</text:p>
          </table:table-cell>
          <table:table-cell table:style-name="ce5" office:value-type="float" office:value="4.28032302856445">
            <text:p>4,2803230286</text:p>
          </table:table-cell>
          <table:table-cell table:style-name="ce5" office:value-type="float" office:value="997.934875488281">
            <text:p>997,9348754883</text:p>
          </table:table-cell>
          <table:table-cell table:number-columns-repeated="1020"/>
        </table:table-row>
        <table:table-row table:style-name="ro1">
          <table:table-cell table:style-name="ce5" office:value-type="float" office:value="1.75000011920929">
            <text:p>1,7500001192</text:p>
          </table:table-cell>
          <table:table-cell table:style-name="ce5" office:value-type="float" office:value="236.645263671875">
            <text:p>236,6452636719</text:p>
          </table:table-cell>
          <table:table-cell table:style-name="ce5" office:value-type="float" office:value="4.27974462509155">
            <text:p>4,2797446251</text:p>
          </table:table-cell>
          <table:table-cell table:style-name="ce5" office:value-type="float" office:value="997.92578125">
            <text:p>997,92578125</text:p>
          </table:table-cell>
          <table:table-cell table:number-columns-repeated="1020"/>
        </table:table-row>
        <table:table-row table:style-name="ro1">
          <table:table-cell table:style-name="ce5" office:value-type="float" office:value="1.76000010967255">
            <text:p>1,7600001097</text:p>
          </table:table-cell>
          <table:table-cell table:style-name="ce5" office:value-type="float" office:value="236.648391723633">
            <text:p>236,6483917236</text:p>
          </table:table-cell>
          <table:table-cell table:style-name="ce5" office:value-type="float" office:value="4.2791314125061">
            <text:p>4,2791314125</text:p>
          </table:table-cell>
          <table:table-cell table:style-name="ce5" office:value-type="float" office:value="997.922424316406">
            <text:p>997,9224243164</text:p>
          </table:table-cell>
          <table:table-cell table:number-columns-repeated="1020"/>
        </table:table-row>
        <table:table-row table:style-name="ro1">
          <table:table-cell table:style-name="ce5" office:value-type="float" office:value="1.7700001001358">
            <text:p>1,7700001001</text:p>
          </table:table-cell>
          <table:table-cell table:style-name="ce5" office:value-type="float" office:value="236.653045654297">
            <text:p>236,6530456543</text:p>
          </table:table-cell>
          <table:table-cell table:style-name="ce5" office:value-type="float" office:value="4.27842473983765">
            <text:p>4,2784247398</text:p>
          </table:table-cell>
          <table:table-cell table:style-name="ce5" office:value-type="float" office:value="997.925170898438">
            <text:p>997,9251708984</text:p>
          </table:table-cell>
          <table:table-cell table:number-columns-repeated="1020"/>
        </table:table-row>
        <table:table-row table:style-name="ro1">
          <table:table-cell table:style-name="ce5" office:value-type="float" office:value="1.78000009059906">
            <text:p>1,7800000906</text:p>
          </table:table-cell>
          <table:table-cell table:style-name="ce5" office:value-type="float" office:value="236.658920288086">
            <text:p>236,6589202881</text:p>
          </table:table-cell>
          <table:table-cell table:style-name="ce5" office:value-type="float" office:value="4.27772569656372">
            <text:p>4,2777256966</text:p>
          </table:table-cell>
          <table:table-cell table:style-name="ce5" office:value-type="float" office:value="997.932739257813">
            <text:p>997,9327392578</text:p>
          </table:table-cell>
          <table:table-cell table:number-columns-repeated="1020"/>
        </table:table-row>
        <table:table-row table:style-name="ro1">
          <table:table-cell table:style-name="ce5" office:value-type="float" office:value="1.79000008106232">
            <text:p>1,7900000811</text:p>
          </table:table-cell>
          <table:table-cell table:style-name="ce5" office:value-type="float" office:value="236.665802001953">
            <text:p>236,665802002</text:p>
          </table:table-cell>
          <table:table-cell table:style-name="ce5" office:value-type="float" office:value="4.27717304229736">
            <text:p>4,2771730423</text:p>
          </table:table-cell>
          <table:table-cell table:style-name="ce5" office:value-type="float" office:value="997.943420410156">
            <text:p>997,9434204102</text:p>
          </table:table-cell>
          <table:table-cell table:number-columns-repeated="1020"/>
        </table:table-row>
        <table:table-row table:style-name="ro1">
          <table:table-cell table:style-name="ce5" office:value-type="float" office:value="1.80000007152557">
            <text:p>1,8000000715</text:p>
          </table:table-cell>
          <table:table-cell table:style-name="ce5" office:value-type="float" office:value="236.673889160156">
            <text:p>236,6738891602</text:p>
          </table:table-cell>
          <table:table-cell table:style-name="ce5" office:value-type="float" office:value="4.2768759727478">
            <text:p>4,2768759727</text:p>
          </table:table-cell>
          <table:table-cell table:style-name="ce5" office:value-type="float" office:value="997.956848144531">
            <text:p>997,9568481445</text:p>
          </table:table-cell>
          <table:table-cell table:number-columns-repeated="1020"/>
        </table:table-row>
        <table:table-row table:style-name="ro1">
          <table:table-cell table:style-name="ce5" office:value-type="float" office:value="1.81000006198883">
            <text:p>1,810000062</text:p>
          </table:table-cell>
          <table:table-cell table:style-name="ce5" office:value-type="float" office:value="236.683135986328">
            <text:p>236,6831359863</text:p>
          </table:table-cell>
          <table:table-cell table:style-name="ce5" office:value-type="float" office:value="4.27678966522217">
            <text:p>4,2767896652</text:p>
          </table:table-cell>
          <table:table-cell table:style-name="ce5" office:value-type="float" office:value="997.970275878906">
            <text:p>997,9702758789</text:p>
          </table:table-cell>
          <table:table-cell table:number-columns-repeated="1020"/>
        </table:table-row>
        <table:table-row table:style-name="ro1">
          <table:table-cell table:style-name="ce5" office:value-type="float" office:value="1.82000005245209">
            <text:p>1,8200000525</text:p>
          </table:table-cell>
          <table:table-cell table:style-name="ce5" office:value-type="float" office:value="236.693328857422">
            <text:p>236,6933288574</text:p>
          </table:table-cell>
          <table:table-cell table:style-name="ce5" office:value-type="float" office:value="4.27673673629761">
            <text:p>4,2767367363</text:p>
          </table:table-cell>
          <table:table-cell table:style-name="ce5" office:value-type="float" office:value="997.983520507813">
            <text:p>997,9835205078</text:p>
          </table:table-cell>
          <table:table-cell table:number-columns-repeated="1020"/>
        </table:table-row>
        <table:table-row table:style-name="ro1">
          <table:table-cell table:style-name="ce5" office:value-type="float" office:value="1.83000016212463">
            <text:p>1,8300001621</text:p>
          </table:table-cell>
          <table:table-cell table:style-name="ce5" office:value-type="float" office:value="236.705001831055">
            <text:p>236,7050018311</text:p>
          </table:table-cell>
          <table:table-cell table:style-name="ce5" office:value-type="float" office:value="4.27666330337524">
            <text:p>4,2766633034</text:p>
          </table:table-cell>
          <table:table-cell table:style-name="ce5" office:value-type="float" office:value="997.9951171875">
            <text:p>997,9951171875</text:p>
          </table:table-cell>
          <table:table-cell table:number-columns-repeated="1020"/>
        </table:table-row>
        <table:table-row table:style-name="ro1">
          <table:table-cell table:style-name="ce5" office:value-type="float" office:value="1.84000015258789">
            <text:p>1,8400001526</text:p>
          </table:table-cell>
          <table:table-cell table:style-name="ce5" office:value-type="float" office:value="236.717880249023">
            <text:p>236,717880249</text:p>
          </table:table-cell>
          <table:table-cell table:style-name="ce5" office:value-type="float" office:value="4.27665662765503">
            <text:p>4,2766566277</text:p>
          </table:table-cell>
          <table:table-cell table:style-name="ce5" office:value-type="float" office:value="998.003356933594">
            <text:p>998,0033569336</text:p>
          </table:table-cell>
          <table:table-cell table:number-columns-repeated="1020"/>
        </table:table-row>
        <table:table-row table:style-name="ro1">
          <table:table-cell table:style-name="ce5" office:value-type="float" office:value="1.85000014305115">
            <text:p>1,8500001431</text:p>
          </table:table-cell>
          <table:table-cell table:style-name="ce5" office:value-type="float" office:value="236.730850219727">
            <text:p>236,7308502197</text:p>
          </table:table-cell>
          <table:table-cell table:style-name="ce5" office:value-type="float" office:value="4.2768349647522">
            <text:p>4,2768349648</text:p>
          </table:table-cell>
          <table:table-cell table:style-name="ce5" office:value-type="float" office:value="998.005493164063">
            <text:p>998,0054931641</text:p>
          </table:table-cell>
          <table:table-cell table:number-columns-repeated="1020"/>
        </table:table-row>
        <table:table-row table:style-name="ro1">
          <table:table-cell table:style-name="ce5" office:value-type="float" office:value="1.8600001335144">
            <text:p>1,8600001335</text:p>
          </table:table-cell>
          <table:table-cell table:style-name="ce5" office:value-type="float" office:value="236.74382019043">
            <text:p>236,7438201904</text:p>
          </table:table-cell>
          <table:table-cell table:style-name="ce5" office:value-type="float" office:value="4.27730464935303">
            <text:p>4,2773046494</text:p>
          </table:table-cell>
          <table:table-cell table:style-name="ce5" office:value-type="float" office:value="998.001525878906">
            <text:p>998,0015258789</text:p>
          </table:table-cell>
          <table:table-cell table:number-columns-repeated="1020"/>
        </table:table-row>
        <table:table-row table:style-name="ro1">
          <table:table-cell table:style-name="ce5" office:value-type="float" office:value="1.87000012397766">
            <text:p>1,870000124</text:p>
          </table:table-cell>
          <table:table-cell table:style-name="ce5" office:value-type="float" office:value="236.756790161133">
            <text:p>236,7567901611</text:p>
          </table:table-cell>
          <table:table-cell table:style-name="ce5" office:value-type="float" office:value="4.27800798416138">
            <text:p>4,2780079842</text:p>
          </table:table-cell>
          <table:table-cell table:style-name="ce5" office:value-type="float" office:value="997.992065429688">
            <text:p>997,9920654297</text:p>
          </table:table-cell>
          <table:table-cell table:number-columns-repeated="1020"/>
        </table:table-row>
        <table:table-row table:style-name="ro1">
          <table:table-cell table:style-name="ce5" office:value-type="float" office:value="1.88000011444092">
            <text:p>1,8800001144</text:p>
          </table:table-cell>
          <table:table-cell table:style-name="ce5" office:value-type="float" office:value="236.769760131836">
            <text:p>236,7697601318</text:p>
          </table:table-cell>
          <table:table-cell table:style-name="ce5" office:value-type="float" office:value="4.27873468399048">
            <text:p>4,278734684</text:p>
          </table:table-cell>
          <table:table-cell table:style-name="ce5" office:value-type="float" office:value="997.979553222656">
            <text:p>997,9795532227</text:p>
          </table:table-cell>
          <table:table-cell table:number-columns-repeated="1020"/>
        </table:table-row>
        <table:table-row table:style-name="ro1">
          <table:table-cell table:style-name="ce5" office:value-type="float" office:value="1.89000010490417">
            <text:p>1,8900001049</text:p>
          </table:table-cell>
          <table:table-cell table:style-name="ce5" office:value-type="float" office:value="236.782043457031">
            <text:p>236,782043457</text:p>
          </table:table-cell>
          <table:table-cell table:style-name="ce5" office:value-type="float" office:value="4.27940511703491">
            <text:p>4,279405117</text:p>
          </table:table-cell>
          <table:table-cell table:style-name="ce5" office:value-type="float" office:value="997.964904785156">
            <text:p>997,9649047852</text:p>
          </table:table-cell>
          <table:table-cell table:number-columns-repeated="1020"/>
        </table:table-row>
        <table:table-row table:style-name="ro1">
          <table:table-cell table:style-name="ce5" office:value-type="float" office:value="1.90000009536743">
            <text:p>1,9000000954</text:p>
          </table:table-cell>
          <table:table-cell table:style-name="ce5" office:value-type="float" office:value="236.793350219727">
            <text:p>236,7933502197</text:p>
          </table:table-cell>
          <table:table-cell table:style-name="ce5" office:value-type="float" office:value="4.28012371063232">
            <text:p>4,2801237106</text:p>
          </table:table-cell>
          <table:table-cell table:style-name="ce5" office:value-type="float" office:value="997.950256347656">
            <text:p>997,9502563477</text:p>
          </table:table-cell>
          <table:table-cell table:number-columns-repeated="1020"/>
        </table:table-row>
        <table:table-row table:style-name="ro1">
          <table:table-cell table:style-name="ce5" office:value-type="float" office:value="1.91000008583069">
            <text:p>1,9100000858</text:p>
          </table:table-cell>
          <table:table-cell table:style-name="ce5" office:value-type="float" office:value="236.804870605469">
            <text:p>236,8048706055</text:p>
          </table:table-cell>
          <table:table-cell table:style-name="ce5" office:value-type="float" office:value="4.28102827072144">
            <text:p>4,2810282707</text:p>
          </table:table-cell>
          <table:table-cell table:style-name="ce5" office:value-type="float" office:value="997.937316894531">
            <text:p>997,9373168945</text:p>
          </table:table-cell>
          <table:table-cell table:number-columns-repeated="1020"/>
        </table:table-row>
        <table:table-row table:style-name="ro1">
          <table:table-cell table:style-name="ce5" office:value-type="float" office:value="1.92000007629395">
            <text:p>1,9200000763</text:p>
          </table:table-cell>
          <table:table-cell table:style-name="ce5" office:value-type="float" office:value="236.817764282227">
            <text:p>236,8177642822</text:p>
          </table:table-cell>
          <table:table-cell table:style-name="ce5" office:value-type="float" office:value="4.28216934204102">
            <text:p>4,282169342</text:p>
          </table:table-cell>
          <table:table-cell table:style-name="ce5" office:value-type="float" office:value="997.930297851563">
            <text:p>997,9302978516</text:p>
          </table:table-cell>
          <table:table-cell table:number-columns-repeated="1020"/>
        </table:table-row>
        <table:table-row table:style-name="ro1">
          <table:table-cell table:style-name="ce5" office:value-type="float" office:value="1.9300000667572">
            <text:p>1,9300000668</text:p>
          </table:table-cell>
          <table:table-cell table:style-name="ce5" office:value-type="float" office:value="236.83203125">
            <text:p>236,83203125</text:p>
          </table:table-cell>
          <table:table-cell table:style-name="ce5" office:value-type="float" office:value="4.28336143493652">
            <text:p>4,2833614349</text:p>
          </table:table-cell>
          <table:table-cell table:style-name="ce5" office:value-type="float" office:value="997.931091308594">
            <text:p>997,9310913086</text:p>
          </table:table-cell>
          <table:table-cell table:number-columns-repeated="1020"/>
        </table:table-row>
        <table:table-row table:style-name="ro1">
          <table:table-cell table:style-name="ce5" office:value-type="float" office:value="1.94000017642975">
            <text:p>1,9400001764</text:p>
          </table:table-cell>
          <table:table-cell table:style-name="ce5" office:value-type="float" office:value="236.846527099609">
            <text:p>236,8465270996</text:p>
          </table:table-cell>
          <table:table-cell table:style-name="ce5" office:value-type="float" office:value="4.28427410125732">
            <text:p>4,2842741013</text:p>
          </table:table-cell>
          <table:table-cell table:style-name="ce5" office:value-type="float" office:value="997.940551757813">
            <text:p>997,9405517578</text:p>
          </table:table-cell>
          <table:table-cell table:number-columns-repeated="1020"/>
        </table:table-row>
        <table:table-row table:style-name="ro1">
          <table:table-cell table:style-name="ce5" office:value-type="float" office:value="1.95000016689301">
            <text:p>1,9500001669</text:p>
          </table:table-cell>
          <table:table-cell table:style-name="ce5" office:value-type="float" office:value="236.861022949219">
            <text:p>236,8610229492</text:p>
          </table:table-cell>
          <table:table-cell table:style-name="ce5" office:value-type="float" office:value="4.28477048873901">
            <text:p>4,2847704887</text:p>
          </table:table-cell>
          <table:table-cell table:style-name="ce5" office:value-type="float" office:value="997.956115722656">
            <text:p>997,9561157227</text:p>
          </table:table-cell>
          <table:table-cell table:number-columns-repeated="1020"/>
        </table:table-row>
        <table:table-row table:style-name="ro1">
          <table:table-cell table:style-name="ce5" office:value-type="float" office:value="1.96000015735626">
            <text:p>1,9600001574</text:p>
          </table:table-cell>
          <table:table-cell table:style-name="ce5" office:value-type="float" office:value="236.875518798828">
            <text:p>236,8755187988</text:p>
          </table:table-cell>
          <table:table-cell table:style-name="ce5" office:value-type="float" office:value="4.28492593765259">
            <text:p>4,2849259377</text:p>
          </table:table-cell>
          <table:table-cell table:style-name="ce5" office:value-type="float" office:value="997.9755859375">
            <text:p>997,9755859375</text:p>
          </table:table-cell>
          <table:table-cell table:number-columns-repeated="1020"/>
        </table:table-row>
        <table:table-row table:style-name="ro1">
          <table:table-cell table:style-name="ce5" office:value-type="float" office:value="1.97000014781952">
            <text:p>1,9700001478</text:p>
          </table:table-cell>
          <table:table-cell table:style-name="ce5" office:value-type="float" office:value="236.889923095703">
            <text:p>236,8899230957</text:p>
          </table:table-cell>
          <table:table-cell table:style-name="ce5" office:value-type="float" office:value="4.28485059738159">
            <text:p>4,2848505974</text:p>
          </table:table-cell>
          <table:table-cell table:style-name="ce5" office:value-type="float" office:value="997.995666503906">
            <text:p>997,9956665039</text:p>
          </table:table-cell>
          <table:table-cell table:number-columns-repeated="1020"/>
        </table:table-row>
        <table:table-row table:style-name="ro1">
          <table:table-cell table:style-name="ce5" office:value-type="float" office:value="1.98000013828278">
            <text:p>1,9800001383</text:p>
          </table:table-cell>
          <table:table-cell table:style-name="ce5" office:value-type="float" office:value="236.903121948242">
            <text:p>236,9031219482</text:p>
          </table:table-cell>
          <table:table-cell table:style-name="ce5" office:value-type="float" office:value="4.28467178344727">
            <text:p>4,2846717834</text:p>
          </table:table-cell>
          <table:table-cell table:style-name="ce5" office:value-type="float" office:value="998.015319824219">
            <text:p>998,0153198242</text:p>
          </table:table-cell>
          <table:table-cell table:number-columns-repeated="1020"/>
        </table:table-row>
        <table:table-row table:style-name="ro1">
          <table:table-cell table:style-name="ce5" office:value-type="float" office:value="1.99000012874603">
            <text:p>1,9900001287</text:p>
          </table:table-cell>
          <table:table-cell table:style-name="ce5" office:value-type="float" office:value="236.914794921875">
            <text:p>236,9147949219</text:p>
          </table:table-cell>
          <table:table-cell table:style-name="ce5" office:value-type="float" office:value="4.28439235687256">
            <text:p>4,2843923569</text:p>
          </table:table-cell>
          <table:table-cell table:style-name="ce5" office:value-type="float" office:value="998.033630371094">
            <text:p>998,0336303711</text:p>
          </table:table-cell>
          <table:table-cell table:number-columns-repeated="1020"/>
        </table:table-row>
        <table:table-row table:style-name="ro1">
          <table:table-cell table:style-name="ce5" office:value-type="float" office:value="2.00000023841858">
            <text:p>2,0000002384</text:p>
          </table:table-cell>
          <table:table-cell table:style-name="ce5" office:value-type="float" office:value="236.924789428711">
            <text:p>236,9247894287</text:p>
          </table:table-cell>
          <table:table-cell table:style-name="ce5" office:value-type="float" office:value="4.28385066986084">
            <text:p>4,2838506699</text:p>
          </table:table-cell>
          <table:table-cell table:style-name="ce5" office:value-type="float" office:value="998.049194335938">
            <text:p>998,0491943359</text:p>
          </table:table-cell>
          <table:table-cell table:number-columns-repeated="1020"/>
        </table:table-row>
        <table:table-row table:style-name="ro1">
          <table:table-cell table:style-name="ce5" office:value-type="float" office:value="2.01000022888184">
            <text:p>2,0100002289</text:p>
          </table:table-cell>
          <table:table-cell table:style-name="ce5" office:value-type="float" office:value="236.931640625">
            <text:p>236,931640625</text:p>
          </table:table-cell>
          <table:table-cell table:style-name="ce5" office:value-type="float" office:value="4.28299808502197">
            <text:p>4,282998085</text:p>
          </table:table-cell>
          <table:table-cell table:style-name="ce5" office:value-type="float" office:value="998.058654785156">
            <text:p>998,0586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2.02000021934509">
            <text:p>2,0200002193</text:p>
          </table:table-cell>
          <table:table-cell table:style-name="ce5" office:value-type="float" office:value="236.934005737305">
            <text:p>236,9340057373</text:p>
          </table:table-cell>
          <table:table-cell table:style-name="ce5" office:value-type="float" office:value="4.28196668624878">
            <text:p>4,2819666862</text:p>
          </table:table-cell>
          <table:table-cell table:style-name="ce5" office:value-type="float" office:value="998.061157226563">
            <text:p>998,0611572266</text:p>
          </table:table-cell>
          <table:table-cell table:number-columns-repeated="1020"/>
        </table:table-row>
        <table:table-row table:style-name="ro1">
          <table:table-cell table:style-name="ce5" office:value-type="float" office:value="2.03000020980835">
            <text:p>2,0300002098</text:p>
          </table:table-cell>
          <table:table-cell table:style-name="ce5" office:value-type="float" office:value="236.932479858398">
            <text:p>236,9324798584</text:p>
          </table:table-cell>
          <table:table-cell table:style-name="ce5" office:value-type="float" office:value="4.2809534072876">
            <text:p>4,2809534073</text:p>
          </table:table-cell>
          <table:table-cell table:style-name="ce5" office:value-type="float" office:value="998.056884765625">
            <text:p>998,0568847656</text:p>
          </table:table-cell>
          <table:table-cell table:number-columns-repeated="1020"/>
        </table:table-row>
        <table:table-row table:style-name="ro1">
          <table:table-cell table:style-name="ce5" office:value-type="float" office:value="2.04000020027161">
            <text:p>2,0400002003</text:p>
          </table:table-cell>
          <table:table-cell table:style-name="ce5" office:value-type="float" office:value="236.928131103516">
            <text:p>236,9281311035</text:p>
          </table:table-cell>
          <table:table-cell table:style-name="ce5" office:value-type="float" office:value="4.28016185760498">
            <text:p>4,2801618576</text:p>
          </table:table-cell>
          <table:table-cell table:style-name="ce5" office:value-type="float" office:value="998.048645019531">
            <text:p>998,0486450195</text:p>
          </table:table-cell>
          <table:table-cell table:number-columns-repeated="1020"/>
        </table:table-row>
        <table:table-row table:style-name="ro1">
          <table:table-cell table:style-name="ce5" office:value-type="float" office:value="2.05000019073486">
            <text:p>2,0500001907</text:p>
          </table:table-cell>
          <table:table-cell table:style-name="ce5" office:value-type="float" office:value="236.922103881836">
            <text:p>236,9221038818</text:p>
          </table:table-cell>
          <table:table-cell table:style-name="ce5" office:value-type="float" office:value="4.27960348129272">
            <text:p>4,2796034813</text:p>
          </table:table-cell>
          <table:table-cell table:style-name="ce5" office:value-type="float" office:value="998.037658691406">
            <text:p>998,0376586914</text:p>
          </table:table-cell>
          <table:table-cell table:number-columns-repeated="1020"/>
        </table:table-row>
        <table:table-row table:style-name="ro1">
          <table:table-cell table:style-name="ce5" office:value-type="float" office:value="2.06000018119812">
            <text:p>2,0600001812</text:p>
          </table:table-cell>
          <table:table-cell table:style-name="ce5" office:value-type="float" office:value="236.915237426758">
            <text:p>236,9152374268</text:p>
          </table:table-cell>
          <table:table-cell table:style-name="ce5" office:value-type="float" office:value="4.27912044525146">
            <text:p>4,2791204453</text:p>
          </table:table-cell>
          <table:table-cell table:style-name="ce5" office:value-type="float" office:value="998.025756835938">
            <text:p>998,0257568359</text:p>
          </table:table-cell>
          <table:table-cell table:number-columns-repeated="1020"/>
        </table:table-row>
        <table:table-row table:style-name="ro1">
          <table:table-cell table:style-name="ce5" office:value-type="float" office:value="2.07000017166138">
            <text:p>2,0700001717</text:p>
          </table:table-cell>
          <table:table-cell table:style-name="ce5" office:value-type="float" office:value="236.909255981445">
            <text:p>236,9092559814</text:p>
          </table:table-cell>
          <table:table-cell table:style-name="ce5" office:value-type="float" office:value="4.27864599227905">
            <text:p>4,2786459923</text:p>
          </table:table-cell>
          <table:table-cell table:style-name="ce5" office:value-type="float" office:value="998.01171875">
            <text:p>998,01171875</text:p>
          </table:table-cell>
          <table:table-cell table:number-columns-repeated="1020"/>
        </table:table-row>
        <table:table-row table:style-name="ro1">
          <table:table-cell table:style-name="ce5" office:value-type="float" office:value="2.08000016212463">
            <text:p>2,0800001621</text:p>
          </table:table-cell>
          <table:table-cell table:style-name="ce5" office:value-type="float" office:value="236.905899047852">
            <text:p>236,9058990479</text:p>
          </table:table-cell>
          <table:table-cell table:style-name="ce5" office:value-type="float" office:value="4.27823209762573">
            <text:p>4,2782320976</text:p>
          </table:table-cell>
          <table:table-cell table:style-name="ce5" office:value-type="float" office:value="997.995971679688">
            <text:p>997,9959716797</text:p>
          </table:table-cell>
          <table:table-cell table:number-columns-repeated="1020"/>
        </table:table-row>
        <table:table-row table:style-name="ro1">
          <table:table-cell table:style-name="ce5" office:value-type="float" office:value="2.09000015258789">
            <text:p>2,0900001526</text:p>
          </table:table-cell>
          <table:table-cell table:style-name="ce5" office:value-type="float" office:value="236.906433105469">
            <text:p>236,9064331055</text:p>
          </table:table-cell>
          <table:table-cell table:style-name="ce5" office:value-type="float" office:value="4.27795505523682">
            <text:p>4,2779550552</text:p>
          </table:table-cell>
          <table:table-cell table:style-name="ce5" office:value-type="float" office:value="997.97705078125">
            <text:p>997,9770507813</text:p>
          </table:table-cell>
          <table:table-cell table:number-columns-repeated="1020"/>
        </table:table-row>
        <table:table-row table:style-name="ro1">
          <table:table-cell table:style-name="ce5" office:value-type="float" office:value="2.10000014305115">
            <text:p>2,1000001431</text:p>
          </table:table-cell>
          <table:table-cell table:style-name="ce5" office:value-type="float" office:value="236.911544799805">
            <text:p>236,9115447998</text:p>
          </table:table-cell>
          <table:table-cell table:style-name="ce5" office:value-type="float" office:value="4.27791595458984">
            <text:p>4,2779159546</text:p>
          </table:table-cell>
          <table:table-cell table:style-name="ce5" office:value-type="float" office:value="997.958129882813">
            <text:p>997,9581298828</text:p>
          </table:table-cell>
          <table:table-cell table:number-columns-repeated="1020"/>
        </table:table-row>
        <table:table-row table:style-name="ro1">
          <table:table-cell table:style-name="ce5" office:value-type="float" office:value="2.1100001335144">
            <text:p>2,1100001335</text:p>
          </table:table-cell>
          <table:table-cell table:style-name="ce5" office:value-type="float" office:value="236.921234130859">
            <text:p>236,9212341309</text:p>
          </table:table-cell>
          <table:table-cell table:style-name="ce5" office:value-type="float" office:value="4.27808856964111">
            <text:p>4,2780885696</text:p>
          </table:table-cell>
          <table:table-cell table:style-name="ce5" office:value-type="float" office:value="997.941955566406">
            <text:p>997,9419555664</text:p>
          </table:table-cell>
          <table:table-cell table:number-columns-repeated="1020"/>
        </table:table-row>
        <table:table-row table:style-name="ro1">
          <table:table-cell table:style-name="ce5" office:value-type="float" office:value="2.12000012397766">
            <text:p>2,120000124</text:p>
          </table:table-cell>
          <table:table-cell table:style-name="ce5" office:value-type="float" office:value="236.935180664063">
            <text:p>236,9351806641</text:p>
          </table:table-cell>
          <table:table-cell table:style-name="ce5" office:value-type="float" office:value="4.2782564163208">
            <text:p>4,2782564163</text:p>
          </table:table-cell>
          <table:table-cell table:style-name="ce5" office:value-type="float" office:value="997.931884765625">
            <text:p>997,9318847656</text:p>
          </table:table-cell>
          <table:table-cell table:number-columns-repeated="1020"/>
        </table:table-row>
        <table:table-row table:style-name="ro1">
          <table:table-cell table:style-name="ce5" office:value-type="float" office:value="2.13000011444092">
            <text:p>2,1300001144</text:p>
          </table:table-cell>
          <table:table-cell table:style-name="ce5" office:value-type="float" office:value="236.951416015625">
            <text:p>236,9514160156</text:p>
          </table:table-cell>
          <table:table-cell table:style-name="ce5" office:value-type="float" office:value="4.27829217910767">
            <text:p>4,2782921791</text:p>
          </table:table-cell>
          <table:table-cell table:style-name="ce5" office:value-type="float" office:value="997.927917480469">
            <text:p>997,9279174805</text:p>
          </table:table-cell>
          <table:table-cell table:number-columns-repeated="1020"/>
        </table:table-row>
        <table:table-row table:style-name="ro1">
          <table:table-cell table:style-name="ce5" office:value-type="float" office:value="2.14000010490417">
            <text:p>2,1400001049</text:p>
          </table:table-cell>
          <table:table-cell table:style-name="ce5" office:value-type="float" office:value="236.968200683594">
            <text:p>236,9682006836</text:p>
          </table:table-cell>
          <table:table-cell table:style-name="ce5" office:value-type="float" office:value="4.27826309204102">
            <text:p>4,278263092</text:p>
          </table:table-cell>
          <table:table-cell table:style-name="ce5" office:value-type="float" office:value="997.928771972656">
            <text:p>997,9287719727</text:p>
          </table:table-cell>
          <table:table-cell table:number-columns-repeated="1020"/>
        </table:table-row>
        <table:table-row table:style-name="ro1">
          <table:table-cell table:style-name="ce5" office:value-type="float" office:value="2.15000009536743">
            <text:p>2,1500000954</text:p>
          </table:table-cell>
          <table:table-cell table:style-name="ce5" office:value-type="float" office:value="236.984985351563">
            <text:p>236,9849853516</text:p>
          </table:table-cell>
          <table:table-cell table:style-name="ce5" office:value-type="float" office:value="4.27828407287598">
            <text:p>4,2782840729</text:p>
          </table:table-cell>
          <table:table-cell table:style-name="ce5" office:value-type="float" office:value="997.932739257813">
            <text:p>997,9327392578</text:p>
          </table:table-cell>
          <table:table-cell table:number-columns-repeated="1020"/>
        </table:table-row>
        <table:table-row table:style-name="ro1">
          <table:table-cell table:style-name="ce5" office:value-type="float" office:value="2.16000008583069">
            <text:p>2,1600000858</text:p>
          </table:table-cell>
          <table:table-cell table:style-name="ce5" office:value-type="float" office:value="237.001083374023">
            <text:p>237,001083374</text:p>
          </table:table-cell>
          <table:table-cell table:style-name="ce5" office:value-type="float" office:value="4.27843141555786">
            <text:p>4,2784314156</text:p>
          </table:table-cell>
          <table:table-cell table:style-name="ce5" office:value-type="float" office:value="997.941162109375">
            <text:p>997,9411621094</text:p>
          </table:table-cell>
          <table:table-cell table:number-columns-repeated="1020"/>
        </table:table-row>
        <table:table-row table:style-name="ro1">
          <table:table-cell table:style-name="ce5" office:value-type="float" office:value="2.17000007629395">
            <text:p>2,1700000763</text:p>
          </table:table-cell>
          <table:table-cell table:style-name="ce5" office:value-type="float" office:value="237.014663696289">
            <text:p>237,0146636963</text:p>
          </table:table-cell>
          <table:table-cell table:style-name="ce5" office:value-type="float" office:value="4.2786340713501">
            <text:p>4,2786340714</text:p>
          </table:table-cell>
          <table:table-cell table:style-name="ce5" office:value-type="float" office:value="997.953674316406">
            <text:p>997,9536743164</text:p>
          </table:table-cell>
          <table:table-cell table:number-columns-repeated="1020"/>
        </table:table-row>
        <table:table-row table:style-name="ro1">
          <table:table-cell table:style-name="ce5" office:value-type="float" office:value="2.1800000667572">
            <text:p>2,1800000668</text:p>
          </table:table-cell>
          <table:table-cell table:style-name="ce5" office:value-type="float" office:value="237.023742675781">
            <text:p>237,0237426758</text:p>
          </table:table-cell>
          <table:table-cell table:style-name="ce5" office:value-type="float" office:value="4.27869844436646">
            <text:p>4,2786984444</text:p>
          </table:table-cell>
          <table:table-cell table:style-name="ce5" office:value-type="float" office:value="997.971008300781">
            <text:p>997,9710083008</text:p>
          </table:table-cell>
          <table:table-cell table:number-columns-repeated="1020"/>
        </table:table-row>
        <table:table-row table:style-name="ro1">
          <table:table-cell table:style-name="ce5" office:value-type="float" office:value="2.19000005722046">
            <text:p>2,1900000572</text:p>
          </table:table-cell>
          <table:table-cell table:style-name="ce5" office:value-type="float" office:value="237.026947021484">
            <text:p>237,0269470215</text:p>
          </table:table-cell>
          <table:table-cell table:style-name="ce5" office:value-type="float" office:value="4.27856397628784">
            <text:p>4,2785639763</text:p>
          </table:table-cell>
          <table:table-cell table:style-name="ce5" office:value-type="float" office:value="997.988708496094">
            <text:p>997,9887084961</text:p>
          </table:table-cell>
          <table:table-cell table:number-columns-repeated="1020"/>
        </table:table-row>
        <table:table-row table:style-name="ro1">
          <table:table-cell table:style-name="ce5" office:value-type="float" office:value="2.20000004768372">
            <text:p>2,2000000477</text:p>
          </table:table-cell>
          <table:table-cell table:style-name="ce5" office:value-type="float" office:value="237.024887084961">
            <text:p>237,024887085</text:p>
          </table:table-cell>
          <table:table-cell table:style-name="ce5" office:value-type="float" office:value="4.27834892272949">
            <text:p>4,2783489227</text:p>
          </table:table-cell>
          <table:table-cell table:style-name="ce5" office:value-type="float" office:value="998.005493164063">
            <text:p>998,0054931641</text:p>
          </table:table-cell>
          <table:table-cell table:number-columns-repeated="1020"/>
        </table:table-row>
        <table:table-row table:style-name="ro1">
          <table:table-cell table:style-name="ce5" office:value-type="float" office:value="2.21000003814697">
            <text:p>2,2100000381</text:p>
          </table:table-cell>
          <table:table-cell table:style-name="ce5" office:value-type="float" office:value="237.018569946289">
            <text:p>237,0185699463</text:p>
          </table:table-cell>
          <table:table-cell table:style-name="ce5" office:value-type="float" office:value="4.27819967269897">
            <text:p>4,2781996727</text:p>
          </table:table-cell>
          <table:table-cell table:style-name="ce5" office:value-type="float" office:value="998.020141601563">
            <text:p>998,0201416016</text:p>
          </table:table-cell>
          <table:table-cell table:number-columns-repeated="1020"/>
        </table:table-row>
        <table:table-row table:style-name="ro1">
          <table:table-cell table:style-name="ce5" office:value-type="float" office:value="2.22000002861023">
            <text:p>2,2200000286</text:p>
          </table:table-cell>
          <table:table-cell table:style-name="ce5" office:value-type="float" office:value="237.009201049805">
            <text:p>237,0092010498</text:p>
          </table:table-cell>
          <table:table-cell table:style-name="ce5" office:value-type="float" office:value="4.2782564163208">
            <text:p>4,2782564163</text:p>
          </table:table-cell>
          <table:table-cell table:style-name="ce5" office:value-type="float" office:value="998.034057617188">
            <text:p>998,0340576172</text:p>
          </table:table-cell>
          <table:table-cell table:number-columns-repeated="1020"/>
        </table:table-row>
        <table:table-row table:style-name="ro1">
          <table:table-cell table:style-name="ce5" office:value-type="float" office:value="2.23000001907349">
            <text:p>2,2300000191</text:p>
          </table:table-cell>
          <table:table-cell table:style-name="ce5" office:value-type="float" office:value="236.997985839844">
            <text:p>236,9979858398</text:p>
          </table:table-cell>
          <table:table-cell table:style-name="ce5" office:value-type="float" office:value="4.27853059768677">
            <text:p>4,2785305977</text:p>
          </table:table-cell>
          <table:table-cell table:style-name="ce5" office:value-type="float" office:value="998.047973632813">
            <text:p>998,0479736328</text:p>
          </table:table-cell>
          <table:table-cell table:number-columns-repeated="1020"/>
        </table:table-row>
        <table:table-row table:style-name="ro1">
          <table:table-cell table:style-name="ce5" office:value-type="float" office:value="2.24000024795532">
            <text:p>2,240000248</text:p>
          </table:table-cell>
          <table:table-cell table:style-name="ce5" office:value-type="float" office:value="236.985321044922">
            <text:p>236,9853210449</text:p>
          </table:table-cell>
          <table:table-cell table:style-name="ce5" office:value-type="float" office:value="4.27886152267456">
            <text:p>4,2788615227</text:p>
          </table:table-cell>
          <table:table-cell table:style-name="ce5" office:value-type="float" office:value="998.063232421875">
            <text:p>998,0632324219</text:p>
          </table:table-cell>
          <table:table-cell table:number-columns-repeated="1020"/>
        </table:table-row>
        <table:table-row table:style-name="ro1">
          <table:table-cell table:style-name="ce5" office:value-type="float" office:value="2.25000023841858">
            <text:p>2,2500002384</text:p>
          </table:table-cell>
          <table:table-cell table:style-name="ce5" office:value-type="float" office:value="236.971206665039">
            <text:p>236,971206665</text:p>
          </table:table-cell>
          <table:table-cell table:style-name="ce5" office:value-type="float" office:value="4.27916145324707">
            <text:p>4,2791614532</text:p>
          </table:table-cell>
          <table:table-cell table:style-name="ce5" office:value-type="float" office:value="998.078491210938">
            <text:p>998,0784912109</text:p>
          </table:table-cell>
          <table:table-cell table:number-columns-repeated="1020"/>
        </table:table-row>
        <table:table-row table:style-name="ro1">
          <table:table-cell table:style-name="ce5" office:value-type="float" office:value="2.26000022888184">
            <text:p>2,2600002289</text:p>
          </table:table-cell>
          <table:table-cell table:style-name="ce5" office:value-type="float" office:value="236.95556640625">
            <text:p>236,9555664063</text:p>
          </table:table-cell>
          <table:table-cell table:style-name="ce5" office:value-type="float" office:value="4.27951288223267">
            <text:p>4,2795128822</text:p>
          </table:table-cell>
          <table:table-cell table:style-name="ce5" office:value-type="float" office:value="998.091552734375">
            <text:p>998,0915527344</text:p>
          </table:table-cell>
          <table:table-cell table:number-columns-repeated="1020"/>
        </table:table-row>
        <table:table-row table:style-name="ro1">
          <table:table-cell table:style-name="ce5" office:value-type="float" office:value="2.27000021934509">
            <text:p>2,2700002193</text:p>
          </table:table-cell>
          <table:table-cell table:style-name="ce5" office:value-type="float" office:value="236.93879699707">
            <text:p>236,9387969971</text:p>
          </table:table-cell>
          <table:table-cell table:style-name="ce5" office:value-type="float" office:value="4.28000688552856">
            <text:p>4,2800068855</text:p>
          </table:table-cell>
          <table:table-cell table:style-name="ce5" office:value-type="float" office:value="998.100219726563">
            <text:p>998,1002197266</text:p>
          </table:table-cell>
          <table:table-cell table:number-columns-repeated="1020"/>
        </table:table-row>
        <table:table-row table:style-name="ro1">
          <table:table-cell table:style-name="ce5" office:value-type="float" office:value="2.28000020980835">
            <text:p>2,2800002098</text:p>
          </table:table-cell>
          <table:table-cell table:style-name="ce5" office:value-type="float" office:value="236.921691894531">
            <text:p>236,9216918945</text:p>
          </table:table-cell>
          <table:table-cell table:style-name="ce5" office:value-type="float" office:value="4.28069114685059">
            <text:p>4,2806911469</text:p>
          </table:table-cell>
          <table:table-cell table:style-name="ce5" office:value-type="float" office:value="998.104797363281">
            <text:p>998,1047973633</text:p>
          </table:table-cell>
          <table:table-cell table:number-columns-repeated="1020"/>
        </table:table-row>
        <table:table-row table:style-name="ro1">
          <table:table-cell table:style-name="ce5" office:value-type="float" office:value="2.29000020027161">
            <text:p>2,2900002003</text:p>
          </table:table-cell>
          <table:table-cell table:style-name="ce5" office:value-type="float" office:value="236.904037475586">
            <text:p>236,9040374756</text:p>
          </table:table-cell>
          <table:table-cell table:style-name="ce5" office:value-type="float" office:value="4.28149080276489">
            <text:p>4,2814908028</text:p>
          </table:table-cell>
          <table:table-cell table:style-name="ce5" office:value-type="float" office:value="998.104187011719">
            <text:p>998,1041870117</text:p>
          </table:table-cell>
          <table:table-cell table:number-columns-repeated="1020"/>
        </table:table-row>
        <table:table-row table:style-name="ro1">
          <table:table-cell table:style-name="ce5" office:value-type="float" office:value="2.30000019073486">
            <text:p>2,3000001907</text:p>
          </table:table-cell>
          <table:table-cell table:style-name="ce5" office:value-type="float" office:value="236.886566162109">
            <text:p>236,8865661621</text:p>
          </table:table-cell>
          <table:table-cell table:style-name="ce5" office:value-type="float" office:value="4.28219509124756">
            <text:p>4,2821950912</text:p>
          </table:table-cell>
          <table:table-cell table:style-name="ce5" office:value-type="float" office:value="998.099670410156">
            <text:p>998,0996704102</text:p>
          </table:table-cell>
          <table:table-cell table:number-columns-repeated="1020"/>
        </table:table-row>
        <table:table-row table:style-name="ro1">
          <table:table-cell table:style-name="ce5" office:value-type="float" office:value="2.31000018119812">
            <text:p>2,3100001812</text:p>
          </table:table-cell>
          <table:table-cell table:style-name="ce5" office:value-type="float" office:value="236.870895385742">
            <text:p>236,8708953857</text:p>
          </table:table-cell>
          <table:table-cell table:style-name="ce5" office:value-type="float" office:value="4.28271865844727">
            <text:p>4,2827186584</text:p>
          </table:table-cell>
          <table:table-cell table:style-name="ce5" office:value-type="float" office:value="998.092956542969">
            <text:p>998,092956543</text:p>
          </table:table-cell>
          <table:table-cell table:number-columns-repeated="1020"/>
        </table:table-row>
        <table:table-row table:style-name="ro1">
          <table:table-cell table:style-name="ce5" office:value-type="float" office:value="2.32000017166138">
            <text:p>2,3200001717</text:p>
          </table:table-cell>
          <table:table-cell table:style-name="ce5" office:value-type="float" office:value="236.85823059082">
            <text:p>236,8582305908</text:p>
          </table:table-cell>
          <table:table-cell table:style-name="ce5" office:value-type="float" office:value="4.28314208984375">
            <text:p>4,2831420898</text:p>
          </table:table-cell>
          <table:table-cell table:style-name="ce5" office:value-type="float" office:value="998.086242675781">
            <text:p>998,0862426758</text:p>
          </table:table-cell>
          <table:table-cell table:number-columns-repeated="1020"/>
        </table:table-row>
        <table:table-row table:style-name="ro1">
          <table:table-cell table:style-name="ce5" office:value-type="float" office:value="2.33000016212463">
            <text:p>2,3300001621</text:p>
          </table:table-cell>
          <table:table-cell table:style-name="ce5" office:value-type="float" office:value="236.848617553711">
            <text:p>236,8486175537</text:p>
          </table:table-cell>
          <table:table-cell table:style-name="ce5" office:value-type="float" office:value="4.28354549407959">
            <text:p>4,2835454941</text:p>
          </table:table-cell>
          <table:table-cell table:style-name="ce5" office:value-type="float" office:value="998.080810546875">
            <text:p>998,0808105469</text:p>
          </table:table-cell>
          <table:table-cell table:number-columns-repeated="1020"/>
        </table:table-row>
        <table:table-row table:style-name="ro1">
          <table:table-cell table:style-name="ce5" office:value-type="float" office:value="2.34000015258789">
            <text:p>2,3400001526</text:p>
          </table:table-cell>
          <table:table-cell table:style-name="ce5" office:value-type="float" office:value="236.842056274414">
            <text:p>236,8420562744</text:p>
          </table:table-cell>
          <table:table-cell table:style-name="ce5" office:value-type="float" office:value="4.28399276733398">
            <text:p>4,2839927673</text:p>
          </table:table-cell>
          <table:table-cell table:style-name="ce5" office:value-type="float" office:value="998.078430175781">
            <text:p>998,0784301758</text:p>
          </table:table-cell>
          <table:table-cell table:number-columns-repeated="1020"/>
        </table:table-row>
        <table:table-row table:style-name="ro1">
          <table:table-cell table:style-name="ce5" office:value-type="float" office:value="2.35000014305115">
            <text:p>2,3500001431</text:p>
          </table:table-cell>
          <table:table-cell table:style-name="ce5" office:value-type="float" office:value="236.83854675293">
            <text:p>236,8385467529</text:p>
          </table:table-cell>
          <table:table-cell table:style-name="ce5" office:value-type="float" office:value="4.2844409942627">
            <text:p>4,2844409943</text:p>
          </table:table-cell>
          <table:table-cell table:style-name="ce5" office:value-type="float" office:value="998.079956054688">
            <text:p>998,0799560547</text:p>
          </table:table-cell>
          <table:table-cell table:number-columns-repeated="1020"/>
        </table:table-row>
        <table:table-row table:style-name="ro1">
          <table:table-cell table:style-name="ce5" office:value-type="float" office:value="2.3600001335144">
            <text:p>2,3600001335</text:p>
          </table:table-cell>
          <table:table-cell table:style-name="ce5" office:value-type="float" office:value="236.837860107422">
            <text:p>236,8378601074</text:p>
          </table:table-cell>
          <table:table-cell table:style-name="ce5" office:value-type="float" office:value="4.28469705581665">
            <text:p>4,2846970558</text:p>
          </table:table-cell>
          <table:table-cell table:style-name="ce5" office:value-type="float" office:value="998.087585449219">
            <text:p>998,0875854492</text:p>
          </table:table-cell>
          <table:table-cell table:number-columns-repeated="1020"/>
        </table:table-row>
        <table:table-row table:style-name="ro1">
          <table:table-cell table:style-name="ce5" office:value-type="float" office:value="2.37000012397766">
            <text:p>2,370000124</text:p>
          </table:table-cell>
          <table:table-cell table:style-name="ce5" office:value-type="float" office:value="236.838623046875">
            <text:p>236,8386230469</text:p>
          </table:table-cell>
          <table:table-cell table:style-name="ce5" office:value-type="float" office:value="4.28467321395874">
            <text:p>4,284673214</text:p>
          </table:table-cell>
          <table:table-cell table:style-name="ce5" office:value-type="float" office:value="998.101318359375">
            <text:p>998,1013183594</text:p>
          </table:table-cell>
          <table:table-cell table:number-columns-repeated="1020"/>
        </table:table-row>
        <table:table-row table:style-name="ro1">
          <table:table-cell table:style-name="ce5" office:value-type="float" office:value="2.38000011444092">
            <text:p>2,3800001144</text:p>
          </table:table-cell>
          <table:table-cell table:style-name="ce5" office:value-type="float" office:value="236.839218139648">
            <text:p>236,8392181396</text:p>
          </table:table-cell>
          <table:table-cell table:style-name="ce5" office:value-type="float" office:value="4.28444480895996">
            <text:p>4,284444809</text:p>
          </table:table-cell>
          <table:table-cell table:style-name="ce5" office:value-type="float" office:value="998.118408203125">
            <text:p>998,1184082031</text:p>
          </table:table-cell>
          <table:table-cell table:number-columns-repeated="1020"/>
        </table:table-row>
        <table:table-row table:style-name="ro1">
          <table:table-cell table:style-name="ce5" office:value-type="float" office:value="2.39000010490417">
            <text:p>2,3900001049</text:p>
          </table:table-cell>
          <table:table-cell table:style-name="ce5" office:value-type="float" office:value="236.837951660156">
            <text:p>236,8379516602</text:p>
          </table:table-cell>
          <table:table-cell table:style-name="ce5" office:value-type="float" office:value="4.28412246704102">
            <text:p>4,284122467</text:p>
          </table:table-cell>
          <table:table-cell table:style-name="ce5" office:value-type="float" office:value="998.135498046875">
            <text:p>998,1354980469</text:p>
          </table:table-cell>
          <table:table-cell table:number-columns-repeated="1020"/>
        </table:table-row>
        <table:table-row table:style-name="ro1">
          <table:table-cell table:style-name="ce5" office:value-type="float" office:value="2.40000009536743">
            <text:p>2,4000000954</text:p>
          </table:table-cell>
          <table:table-cell table:style-name="ce5" office:value-type="float" office:value="236.833679199219">
            <text:p>236,8336791992</text:p>
          </table:table-cell>
          <table:table-cell table:style-name="ce5" office:value-type="float" office:value="4.28381490707397">
            <text:p>4,2838149071</text:p>
          </table:table-cell>
          <table:table-cell table:style-name="ce5" office:value-type="float" office:value="998.150390625">
            <text:p>998,150390625</text:p>
          </table:table-cell>
          <table:table-cell table:number-columns-repeated="1020"/>
        </table:table-row>
        <table:table-row table:style-name="ro1">
          <table:table-cell table:style-name="ce5" office:value-type="float" office:value="2.41000008583069">
            <text:p>2,4100000858</text:p>
          </table:table-cell>
          <table:table-cell table:style-name="ce5" office:value-type="float" office:value="236.826217651367">
            <text:p>236,8262176514</text:p>
          </table:table-cell>
          <table:table-cell table:style-name="ce5" office:value-type="float" office:value="4.28353643417358">
            <text:p>4,2835364342</text:p>
          </table:table-cell>
          <table:table-cell table:style-name="ce5" office:value-type="float" office:value="998.160766601563">
            <text:p>998,1607666016</text:p>
          </table:table-cell>
          <table:table-cell table:number-columns-repeated="1020"/>
        </table:table-row>
        <table:table-row table:style-name="ro1">
          <table:table-cell table:style-name="ce5" office:value-type="float" office:value="2.42000007629395">
            <text:p>2,4200000763</text:p>
          </table:table-cell>
          <table:table-cell table:style-name="ce5" office:value-type="float" office:value="236.815734863281">
            <text:p>236,8157348633</text:p>
          </table:table-cell>
          <table:table-cell table:style-name="ce5" office:value-type="float" office:value="4.28316688537598">
            <text:p>4,2831668854</text:p>
          </table:table-cell>
          <table:table-cell table:style-name="ce5" office:value-type="float" office:value="998.166564941406">
            <text:p>998,1665649414</text:p>
          </table:table-cell>
          <table:table-cell table:number-columns-repeated="1020"/>
        </table:table-row>
        <table:table-row table:style-name="ro1">
          <table:table-cell table:style-name="ce5" office:value-type="float" office:value="2.4300000667572">
            <text:p>2,4300000668</text:p>
          </table:table-cell>
          <table:table-cell table:style-name="ce5" office:value-type="float" office:value="236.803344726563">
            <text:p>236,8033447266</text:p>
          </table:table-cell>
          <table:table-cell table:style-name="ce5" office:value-type="float" office:value="4.28268432617188">
            <text:p>4,2826843262</text:p>
          </table:table-cell>
          <table:table-cell table:style-name="ce5" office:value-type="float" office:value="998.166259765625">
            <text:p>998,1662597656</text:p>
          </table:table-cell>
          <table:table-cell table:number-columns-repeated="1020"/>
        </table:table-row>
        <table:table-row table:style-name="ro1">
          <table:table-cell table:style-name="ce5" office:value-type="float" office:value="2.44000005722046">
            <text:p>2,4400000572</text:p>
          </table:table-cell>
          <table:table-cell table:style-name="ce5" office:value-type="float" office:value="236.79052734375">
            <text:p>236,7905273438</text:p>
          </table:table-cell>
          <table:table-cell table:style-name="ce5" office:value-type="float" office:value="4.28222036361694">
            <text:p>4,2822203636</text:p>
          </table:table-cell>
          <table:table-cell table:style-name="ce5" office:value-type="float" office:value="998.158630371094">
            <text:p>998,1586303711</text:p>
          </table:table-cell>
          <table:table-cell table:number-columns-repeated="1020"/>
        </table:table-row>
        <table:table-row table:style-name="ro1">
          <table:table-cell table:style-name="ce5" office:value-type="float" office:value="2.45000004768372">
            <text:p>2,4500000477</text:p>
          </table:table-cell>
          <table:table-cell table:style-name="ce5" office:value-type="float" office:value="236.777709960938">
            <text:p>236,7777099609</text:p>
          </table:table-cell>
          <table:table-cell table:style-name="ce5" office:value-type="float" office:value="4.28189086914063">
            <text:p>4,2818908691</text:p>
          </table:table-cell>
          <table:table-cell table:style-name="ce5" office:value-type="float" office:value="998.143615722656">
            <text:p>998,1436157227</text:p>
          </table:table-cell>
          <table:table-cell table:number-columns-repeated="1020"/>
        </table:table-row>
        <table:table-row table:style-name="ro1">
          <table:table-cell table:style-name="ce5" office:value-type="float" office:value="2.46000003814697">
            <text:p>2,4600000381</text:p>
          </table:table-cell>
          <table:table-cell table:style-name="ce5" office:value-type="float" office:value="236.764892578125">
            <text:p>236,7648925781</text:p>
          </table:table-cell>
          <table:table-cell table:style-name="ce5" office:value-type="float" office:value="4.28179931640625">
            <text:p>4,2817993164</text:p>
          </table:table-cell>
          <table:table-cell table:style-name="ce5" office:value-type="float" office:value="998.123779296875">
            <text:p>998,1237792969</text:p>
          </table:table-cell>
          <table:table-cell table:number-columns-repeated="1020"/>
        </table:table-row>
        <table:table-row table:style-name="ro1">
          <table:table-cell table:style-name="ce5" office:value-type="float" office:value="2.47000026702881">
            <text:p>2,470000267</text:p>
          </table:table-cell>
          <table:table-cell table:style-name="ce5" office:value-type="float" office:value="236.752166748047">
            <text:p>236,752166748</text:p>
          </table:table-cell>
          <table:table-cell table:style-name="ce5" office:value-type="float" office:value="4.28191947937012">
            <text:p>4,2819194794</text:p>
          </table:table-cell>
          <table:table-cell table:style-name="ce5" office:value-type="float" office:value="998.101196289063">
            <text:p>998,1011962891</text:p>
          </table:table-cell>
          <table:table-cell table:number-columns-repeated="1020"/>
        </table:table-row>
        <table:table-row table:style-name="ro1">
          <table:table-cell table:style-name="ce5" office:value-type="float" office:value="2.48000025749207">
            <text:p>2,4800002575</text:p>
          </table:table-cell>
          <table:table-cell table:style-name="ce5" office:value-type="float" office:value="236.740493774414">
            <text:p>236,7404937744</text:p>
          </table:table-cell>
          <table:table-cell table:style-name="ce5" office:value-type="float" office:value="4.28202199935913">
            <text:p>4,2820219994</text:p>
          </table:table-cell>
          <table:table-cell table:style-name="ce5" office:value-type="float" office:value="998.07861328125">
            <text:p>998,0786132813</text:p>
          </table:table-cell>
          <table:table-cell table:number-columns-repeated="1020"/>
        </table:table-row>
        <table:table-row table:style-name="ro1">
          <table:table-cell table:style-name="ce5" office:value-type="float" office:value="2.49000024795532">
            <text:p>2,490000248</text:p>
          </table:table-cell>
          <table:table-cell table:style-name="ce5" office:value-type="float" office:value="236.730270385742">
            <text:p>236,7302703857</text:p>
          </table:table-cell>
          <table:table-cell table:style-name="ce5" office:value-type="float" office:value="4.28195810317993">
            <text:p>4,2819581032</text:p>
          </table:table-cell>
          <table:table-cell table:style-name="ce5" office:value-type="float" office:value="998.056030273438">
            <text:p>998,0560302734</text:p>
          </table:table-cell>
          <table:table-cell table:number-columns-repeated="1020"/>
        </table:table-row>
        <table:table-row table:style-name="ro1">
          <table:table-cell table:style-name="ce5" office:value-type="float" office:value="2.50000023841858">
            <text:p>2,5000002384</text:p>
          </table:table-cell>
          <table:table-cell table:style-name="ce5" office:value-type="float" office:value="236.721496582031">
            <text:p>236,721496582</text:p>
          </table:table-cell>
          <table:table-cell table:style-name="ce5" office:value-type="float" office:value="4.2817907333374">
            <text:p>4,2817907333</text:p>
          </table:table-cell>
          <table:table-cell table:style-name="ce5" office:value-type="float" office:value="998.032897949219">
            <text:p>998,0328979492</text:p>
          </table:table-cell>
          <table:table-cell table:number-columns-repeated="1020"/>
        </table:table-row>
        <table:table-row table:style-name="ro1">
          <table:table-cell table:style-name="ce5" office:value-type="float" office:value="2.51000022888184">
            <text:p>2,5100002289</text:p>
          </table:table-cell>
          <table:table-cell table:style-name="ce5" office:value-type="float" office:value="236.714248657227">
            <text:p>236,7142486572</text:p>
          </table:table-cell>
          <table:table-cell table:style-name="ce5" office:value-type="float" office:value="4.28160953521729">
            <text:p>4,2816095352</text:p>
          </table:table-cell>
          <table:table-cell table:style-name="ce5" office:value-type="float" office:value="998.009399414063">
            <text:p>998,0093994141</text:p>
          </table:table-cell>
          <table:table-cell table:number-columns-repeated="1020"/>
        </table:table-row>
        <table:table-row table:style-name="ro1">
          <table:table-cell table:style-name="ce5" office:value-type="float" office:value="2.52000021934509">
            <text:p>2,5200002193</text:p>
          </table:table-cell>
          <table:table-cell table:style-name="ce5" office:value-type="float" office:value="236.708526611328">
            <text:p>236,7085266113</text:p>
          </table:table-cell>
          <table:table-cell table:style-name="ce5" office:value-type="float" office:value="4.28146743774414">
            <text:p>4,2814674377</text:p>
          </table:table-cell>
          <table:table-cell table:style-name="ce5" office:value-type="float" office:value="997.988037109375">
            <text:p>997,9880371094</text:p>
          </table:table-cell>
          <table:table-cell table:number-columns-repeated="1020"/>
        </table:table-row>
        <table:table-row table:style-name="ro1">
          <table:table-cell table:style-name="ce5" office:value-type="float" office:value="2.53000020980835">
            <text:p>2,5300002098</text:p>
          </table:table-cell>
          <table:table-cell table:style-name="ce5" office:value-type="float" office:value="236.703643798828">
            <text:p>236,7036437988</text:p>
          </table:table-cell>
          <table:table-cell table:style-name="ce5" office:value-type="float" office:value="4.28130531311035">
            <text:p>4,2813053131</text:p>
          </table:table-cell>
          <table:table-cell table:style-name="ce5" office:value-type="float" office:value="997.970031738281">
            <text:p>997,9700317383</text:p>
          </table:table-cell>
          <table:table-cell table:number-columns-repeated="1020"/>
        </table:table-row>
        <table:table-row table:style-name="ro1">
          <table:table-cell table:style-name="ce5" office:value-type="float" office:value="2.54000020027161">
            <text:p>2,5400002003</text:p>
          </table:table-cell>
          <table:table-cell table:style-name="ce5" office:value-type="float" office:value="236.698211669922">
            <text:p>236,6982116699</text:p>
          </table:table-cell>
          <table:table-cell table:style-name="ce5" office:value-type="float" office:value="4.28093290328979">
            <text:p>4,2809329033</text:p>
          </table:table-cell>
          <table:table-cell table:style-name="ce5" office:value-type="float" office:value="997.958129882813">
            <text:p>997,9581298828</text:p>
          </table:table-cell>
          <table:table-cell table:number-columns-repeated="1020"/>
        </table:table-row>
        <table:table-row table:style-name="ro1">
          <table:table-cell table:style-name="ce5" office:value-type="float" office:value="2.55000019073486">
            <text:p>2,5500001907</text:p>
          </table:table-cell>
          <table:table-cell table:style-name="ce5" office:value-type="float" office:value="236.691268920898">
            <text:p>236,6912689209</text:p>
          </table:table-cell>
          <table:table-cell table:style-name="ce5" office:value-type="float" office:value="4.2802882194519">
            <text:p>4,2802882195</text:p>
          </table:table-cell>
          <table:table-cell table:style-name="ce5" office:value-type="float" office:value="997.952331542969">
            <text:p>997,952331543</text:p>
          </table:table-cell>
          <table:table-cell table:number-columns-repeated="1020"/>
        </table:table-row>
        <table:table-row table:style-name="ro1">
          <table:table-cell table:style-name="ce5" office:value-type="float" office:value="2.56000018119812">
            <text:p>2,5600001812</text:p>
          </table:table-cell>
          <table:table-cell table:style-name="ce5" office:value-type="float" office:value="236.682708740234">
            <text:p>236,6827087402</text:p>
          </table:table-cell>
          <table:table-cell table:style-name="ce5" office:value-type="float" office:value="4.27950477600098">
            <text:p>4,279504776</text:p>
          </table:table-cell>
          <table:table-cell table:style-name="ce5" office:value-type="float" office:value="997.951354980469">
            <text:p>997,9513549805</text:p>
          </table:table-cell>
          <table:table-cell table:number-columns-repeated="1020"/>
        </table:table-row>
        <table:table-row table:style-name="ro1">
          <table:table-cell table:style-name="ce5" office:value-type="float" office:value="2.57000017166138">
            <text:p>2,5700001717</text:p>
          </table:table-cell>
          <table:table-cell table:style-name="ce5" office:value-type="float" office:value="236.671508789063">
            <text:p>236,6715087891</text:p>
          </table:table-cell>
          <table:table-cell table:style-name="ce5" office:value-type="float" office:value="4.27874517440796">
            <text:p>4,2787451744</text:p>
          </table:table-cell>
          <table:table-cell table:style-name="ce5" office:value-type="float" office:value="997.952941894531">
            <text:p>997,9529418945</text:p>
          </table:table-cell>
          <table:table-cell table:number-columns-repeated="1020"/>
        </table:table-row>
        <table:table-row table:style-name="ro1">
          <table:table-cell table:style-name="ce5" office:value-type="float" office:value="2.58000016212463">
            <text:p>2,5800001621</text:p>
          </table:table-cell>
          <table:table-cell table:style-name="ce5" office:value-type="float" office:value="236.658508300781">
            <text:p>236,6585083008</text:p>
          </table:table-cell>
          <table:table-cell table:style-name="ce5" office:value-type="float" office:value="4.2781777381897">
            <text:p>4,2781777382</text:p>
          </table:table-cell>
          <table:table-cell table:style-name="ce5" office:value-type="float" office:value="997.958374023438">
            <text:p>997,9583740234</text:p>
          </table:table-cell>
          <table:table-cell table:number-columns-repeated="1020"/>
        </table:table-row>
        <table:table-row table:style-name="ro1">
          <table:table-cell table:style-name="ce5" office:value-type="float" office:value="2.59000015258789">
            <text:p>2,5900001526</text:p>
          </table:table-cell>
          <table:table-cell table:style-name="ce5" office:value-type="float" office:value="236.645080566406">
            <text:p>236,6450805664</text:p>
          </table:table-cell>
          <table:table-cell table:style-name="ce5" office:value-type="float" office:value="4.27786302566528">
            <text:p>4,2778630257</text:p>
          </table:table-cell>
          <table:table-cell table:style-name="ce5" office:value-type="float" office:value="997.966613769531">
            <text:p>997,9666137695</text:p>
          </table:table-cell>
          <table:table-cell table:number-columns-repeated="1020"/>
        </table:table-row>
        <table:table-row table:style-name="ro1">
          <table:table-cell table:style-name="ce5" office:value-type="float" office:value="2.60000014305115">
            <text:p>2,6000001431</text:p>
          </table:table-cell>
          <table:table-cell table:style-name="ce5" office:value-type="float" office:value="236.631652832031">
            <text:p>236,631652832</text:p>
          </table:table-cell>
          <table:table-cell table:style-name="ce5" office:value-type="float" office:value="4.27762174606323">
            <text:p>4,2776217461</text:p>
          </table:table-cell>
          <table:table-cell table:style-name="ce5" office:value-type="float" office:value="997.979248046875">
            <text:p>997,9792480469</text:p>
          </table:table-cell>
          <table:table-cell table:number-columns-repeated="1020"/>
        </table:table-row>
        <table:table-row table:style-name="ro1">
          <table:table-cell table:style-name="ce5" office:value-type="float" office:value="2.6100001335144">
            <text:p>2,6100001335</text:p>
          </table:table-cell>
          <table:table-cell table:style-name="ce5" office:value-type="float" office:value="236.618225097656">
            <text:p>236,6182250977</text:p>
          </table:table-cell>
          <table:table-cell table:style-name="ce5" office:value-type="float" office:value="4.27734327316284">
            <text:p>4,2773432732</text:p>
          </table:table-cell>
          <table:table-cell table:style-name="ce5" office:value-type="float" office:value="997.992370605469">
            <text:p>997,9923706055</text:p>
          </table:table-cell>
          <table:table-cell table:number-columns-repeated="1020"/>
        </table:table-row>
        <table:table-row table:style-name="ro1">
          <table:table-cell table:style-name="ce5" office:value-type="float" office:value="2.62000012397766">
            <text:p>2,620000124</text:p>
          </table:table-cell>
          <table:table-cell table:style-name="ce5" office:value-type="float" office:value="236.604797363281">
            <text:p>236,6047973633</text:p>
          </table:table-cell>
          <table:table-cell table:style-name="ce5" office:value-type="float" office:value="4.27711009979248">
            <text:p>4,2771100998</text:p>
          </table:table-cell>
          <table:table-cell table:style-name="ce5" office:value-type="float" office:value="998.005187988281">
            <text:p>998,0051879883</text:p>
          </table:table-cell>
          <table:table-cell table:number-columns-repeated="1020"/>
        </table:table-row>
        <table:table-row table:style-name="ro1">
          <table:table-cell table:style-name="ce5" office:value-type="float" office:value="2.63000011444092">
            <text:p>2,6300001144</text:p>
          </table:table-cell>
          <table:table-cell table:style-name="ce5" office:value-type="float" office:value="236.591690063477">
            <text:p>236,5916900635</text:p>
          </table:table-cell>
          <table:table-cell table:style-name="ce5" office:value-type="float" office:value="4.27705001831055">
            <text:p>4,2770500183</text:p>
          </table:table-cell>
          <table:table-cell table:style-name="ce5" office:value-type="float" office:value="998.015563964844">
            <text:p>998,0155639648</text:p>
          </table:table-cell>
          <table:table-cell table:number-columns-repeated="1020"/>
        </table:table-row>
        <table:table-row table:style-name="ro1">
          <table:table-cell table:style-name="ce5" office:value-type="float" office:value="2.64000010490417">
            <text:p>2,6400001049</text:p>
          </table:table-cell>
          <table:table-cell table:style-name="ce5" office:value-type="float" office:value="236.580017089844">
            <text:p>236,5800170898</text:p>
          </table:table-cell>
          <table:table-cell table:style-name="ce5" office:value-type="float" office:value="4.27727651596069">
            <text:p>4,277276516</text:p>
          </table:table-cell>
          <table:table-cell table:style-name="ce5" office:value-type="float" office:value="998.024841308594">
            <text:p>998,0248413086</text:p>
          </table:table-cell>
          <table:table-cell table:number-columns-repeated="1020"/>
        </table:table-row>
        <table:table-row table:style-name="ro1">
          <table:table-cell table:style-name="ce5" office:value-type="float" office:value="2.65000009536743">
            <text:p>2,6500000954</text:p>
          </table:table-cell>
          <table:table-cell table:style-name="ce5" office:value-type="float" office:value="236.569961547852">
            <text:p>236,5699615479</text:p>
          </table:table-cell>
          <table:table-cell table:style-name="ce5" office:value-type="float" office:value="4.27778100967407">
            <text:p>4,2777810097</text:p>
          </table:table-cell>
          <table:table-cell table:style-name="ce5" office:value-type="float" office:value="998.033996582031">
            <text:p>998,033996582</text:p>
          </table:table-cell>
          <table:table-cell table:number-columns-repeated="1020"/>
        </table:table-row>
        <table:table-row table:style-name="ro1">
          <table:table-cell table:style-name="ce5" office:value-type="float" office:value="2.66000008583069">
            <text:p>2,6600000858</text:p>
          </table:table-cell>
          <table:table-cell table:style-name="ce5" office:value-type="float" office:value="236.562149047852">
            <text:p>236,5621490479</text:p>
          </table:table-cell>
          <table:table-cell table:style-name="ce5" office:value-type="float" office:value="4.27835988998413">
            <text:p>4,27835989</text:p>
          </table:table-cell>
          <table:table-cell table:style-name="ce5" office:value-type="float" office:value="998.044982910156">
            <text:p>998,0449829102</text:p>
          </table:table-cell>
          <table:table-cell table:number-columns-repeated="1020"/>
        </table:table-row>
        <table:table-row table:style-name="ro1">
          <table:table-cell table:style-name="ce5" office:value-type="float" office:value="2.67000007629395">
            <text:p>2,6700000763</text:p>
          </table:table-cell>
          <table:table-cell table:style-name="ce5" office:value-type="float" office:value="236.556747436523">
            <text:p>236,5567474365</text:p>
          </table:table-cell>
          <table:table-cell table:style-name="ce5" office:value-type="float" office:value="4.27890491485596">
            <text:p>4,2789049149</text:p>
          </table:table-cell>
          <table:table-cell table:style-name="ce5" office:value-type="float" office:value="998.055969238281">
            <text:p>998,0559692383</text:p>
          </table:table-cell>
          <table:table-cell table:number-columns-repeated="1020"/>
        </table:table-row>
        <table:table-row table:style-name="ro1">
          <table:table-cell table:style-name="ce5" office:value-type="float" office:value="2.6800000667572">
            <text:p>2,6800000668</text:p>
          </table:table-cell>
          <table:table-cell table:style-name="ce5" office:value-type="float" office:value="236.5537109375">
            <text:p>236,5537109375</text:p>
          </table:table-cell>
          <table:table-cell table:style-name="ce5" office:value-type="float" office:value="4.27949810028076">
            <text:p>4,2794981003</text:p>
          </table:table-cell>
          <table:table-cell table:style-name="ce5" office:value-type="float" office:value="998.066040039063">
            <text:p>998,0660400391</text:p>
          </table:table-cell>
          <table:table-cell table:number-columns-repeated="1020"/>
        </table:table-row>
        <table:table-row table:style-name="ro1">
          <table:table-cell table:style-name="ce5" office:value-type="float" office:value="2.69000005722046">
            <text:p>2,6900000572</text:p>
          </table:table-cell>
          <table:table-cell table:style-name="ce5" office:value-type="float" office:value="236.5537109375">
            <text:p>236,5537109375</text:p>
          </table:table-cell>
          <table:table-cell table:style-name="ce5" office:value-type="float" office:value="4.28022766113281">
            <text:p>4,2802276611</text:p>
          </table:table-cell>
          <table:table-cell table:style-name="ce5" office:value-type="float" office:value="998.072814941406">
            <text:p>998,0728149414</text:p>
          </table:table-cell>
          <table:table-cell table:number-columns-repeated="1020"/>
        </table:table-row>
        <table:table-row table:style-name="ro1">
          <table:table-cell table:style-name="ce5" office:value-type="float" office:value="2.70000004768372">
            <text:p>2,7000000477</text:p>
          </table:table-cell>
          <table:table-cell table:style-name="ce5" office:value-type="float" office:value="236.556762695313">
            <text:p>236,5567626953</text:p>
          </table:table-cell>
          <table:table-cell table:style-name="ce5" office:value-type="float" office:value="4.28116893768311">
            <text:p>4,2811689377</text:p>
          </table:table-cell>
          <table:table-cell table:style-name="ce5" office:value-type="float" office:value="998.076782226563">
            <text:p>998,0767822266</text:p>
          </table:table-cell>
          <table:table-cell table:number-columns-repeated="1020"/>
        </table:table-row>
        <table:table-row table:style-name="ro1">
          <table:table-cell table:style-name="ce5" office:value-type="float" office:value="2.71000027656555">
            <text:p>2,7100002766</text:p>
          </table:table-cell>
          <table:table-cell table:style-name="ce5" office:value-type="float" office:value="236.562713623047">
            <text:p>236,562713623</text:p>
          </table:table-cell>
          <table:table-cell table:style-name="ce5" office:value-type="float" office:value="4.28228282928467">
            <text:p>4,2822828293</text:p>
          </table:table-cell>
          <table:table-cell table:style-name="ce5" office:value-type="float" office:value="998.077392578125">
            <text:p>998,0773925781</text:p>
          </table:table-cell>
          <table:table-cell table:number-columns-repeated="1020"/>
        </table:table-row>
        <table:table-row table:style-name="ro1">
          <table:table-cell table:style-name="ce5" office:value-type="float" office:value="2.72000026702881">
            <text:p>2,720000267</text:p>
          </table:table-cell>
          <table:table-cell table:style-name="ce5" office:value-type="float" office:value="236.570373535156">
            <text:p>236,5703735352</text:p>
          </table:table-cell>
          <table:table-cell table:style-name="ce5" office:value-type="float" office:value="4.28332233428955">
            <text:p>4,2833223343</text:p>
          </table:table-cell>
          <table:table-cell table:style-name="ce5" office:value-type="float" office:value="998.076171875">
            <text:p>998,076171875</text:p>
          </table:table-cell>
          <table:table-cell table:number-columns-repeated="1020"/>
        </table:table-row>
        <table:table-row table:style-name="ro1">
          <table:table-cell table:style-name="ce5" office:value-type="float" office:value="2.73000025749207">
            <text:p>2,7300002575</text:p>
          </table:table-cell>
          <table:table-cell table:style-name="ce5" office:value-type="float" office:value="236.57844543457">
            <text:p>236,5784454346</text:p>
          </table:table-cell>
          <table:table-cell table:style-name="ce5" office:value-type="float" office:value="4.28410482406616">
            <text:p>4,2841048241</text:p>
          </table:table-cell>
          <table:table-cell table:style-name="ce5" office:value-type="float" office:value="998.07373046875">
            <text:p>998,0737304688</text:p>
          </table:table-cell>
          <table:table-cell table:number-columns-repeated="1020"/>
        </table:table-row>
        <table:table-row table:style-name="ro1">
          <table:table-cell table:style-name="ce5" office:value-type="float" office:value="2.74000024795532">
            <text:p>2,740000248</text:p>
          </table:table-cell>
          <table:table-cell table:style-name="ce5" office:value-type="float" office:value="236.585540771484">
            <text:p>236,5855407715</text:p>
          </table:table-cell>
          <table:table-cell table:style-name="ce5" office:value-type="float" office:value="4.2846884727478">
            <text:p>4,2846884727</text:p>
          </table:table-cell>
          <table:table-cell table:style-name="ce5" office:value-type="float" office:value="998.070007324219">
            <text:p>998,0700073242</text:p>
          </table:table-cell>
          <table:table-cell table:number-columns-repeated="1020"/>
        </table:table-row>
        <table:table-row table:style-name="ro1">
          <table:table-cell table:style-name="ce5" office:value-type="float" office:value="2.75000023841858">
            <text:p>2,7500002384</text:p>
          </table:table-cell>
          <table:table-cell table:style-name="ce5" office:value-type="float" office:value="236.591110229492">
            <text:p>236,5911102295</text:p>
          </table:table-cell>
          <table:table-cell table:style-name="ce5" office:value-type="float" office:value="4.28518390655518">
            <text:p>4,2851839066</text:p>
          </table:table-cell>
          <table:table-cell table:style-name="ce5" office:value-type="float" office:value="998.063903808594">
            <text:p>998,0639038086</text:p>
          </table:table-cell>
          <table:table-cell table:number-columns-repeated="1020"/>
        </table:table-row>
        <table:table-row table:style-name="ro1">
          <table:table-cell table:style-name="ce5" office:value-type="float" office:value="2.76000022888184">
            <text:p>2,7600002289</text:p>
          </table:table-cell>
          <table:table-cell table:style-name="ce5" office:value-type="float" office:value="236.595153808594">
            <text:p>236,5951538086</text:p>
          </table:table-cell>
          <table:table-cell table:style-name="ce5" office:value-type="float" office:value="4.28567600250244">
            <text:p>4,2856760025</text:p>
          </table:table-cell>
          <table:table-cell table:style-name="ce5" office:value-type="float" office:value="998.057800292969">
            <text:p>998,057800293</text:p>
          </table:table-cell>
          <table:table-cell table:number-columns-repeated="1020"/>
        </table:table-row>
        <table:table-row table:style-name="ro1">
          <table:table-cell table:style-name="ce5" office:value-type="float" office:value="2.77000021934509">
            <text:p>2,7700002193</text:p>
          </table:table-cell>
          <table:table-cell table:style-name="ce5" office:value-type="float" office:value="236.597671508789">
            <text:p>236,5976715088</text:p>
          </table:table-cell>
          <table:table-cell table:style-name="ce5" office:value-type="float" office:value="4.28614902496338">
            <text:p>4,286149025</text:p>
          </table:table-cell>
          <table:table-cell table:style-name="ce5" office:value-type="float" office:value="998.054443359375">
            <text:p>998,0544433594</text:p>
          </table:table-cell>
          <table:table-cell table:number-columns-repeated="1020"/>
        </table:table-row>
        <table:table-row table:style-name="ro1">
          <table:table-cell table:style-name="ce5" office:value-type="float" office:value="2.78000020980835">
            <text:p>2,7800002098</text:p>
          </table:table-cell>
          <table:table-cell table:style-name="ce5" office:value-type="float" office:value="236.598693847656">
            <text:p>236,5986938477</text:p>
          </table:table-cell>
          <table:table-cell table:style-name="ce5" office:value-type="float" office:value="4.28642845153809">
            <text:p>4,2864284515</text:p>
          </table:table-cell>
          <table:table-cell table:style-name="ce5" office:value-type="float" office:value="998.055541992188">
            <text:p>998,0555419922</text:p>
          </table:table-cell>
          <table:table-cell table:number-columns-repeated="1020"/>
        </table:table-row>
        <table:table-row table:style-name="ro1">
          <table:table-cell table:style-name="ce5" office:value-type="float" office:value="2.79000020027161">
            <text:p>2,7900002003</text:p>
          </table:table-cell>
          <table:table-cell table:style-name="ce5" office:value-type="float" office:value="236.598556518555">
            <text:p>236,5985565186</text:p>
          </table:table-cell>
          <table:table-cell table:style-name="ce5" office:value-type="float" office:value="4.28641557693481">
            <text:p>4,2864155769</text:p>
          </table:table-cell>
          <table:table-cell table:style-name="ce5" office:value-type="float" office:value="998.060729980469">
            <text:p>998,0607299805</text:p>
          </table:table-cell>
          <table:table-cell table:number-columns-repeated="1020"/>
        </table:table-row>
        <table:table-row table:style-name="ro1">
          <table:table-cell table:style-name="ce5" office:value-type="float" office:value="2.80000019073486">
            <text:p>2,8000001907</text:p>
          </table:table-cell>
          <table:table-cell table:style-name="ce5" office:value-type="float" office:value="236.596954345703">
            <text:p>236,5969543457</text:p>
          </table:table-cell>
          <table:table-cell table:style-name="ce5" office:value-type="float" office:value="4.28616094589233">
            <text:p>4,2861609459</text:p>
          </table:table-cell>
          <table:table-cell table:style-name="ce5" office:value-type="float" office:value="998.068664550781">
            <text:p>998,0686645508</text:p>
          </table:table-cell>
          <table:table-cell table:number-columns-repeated="1020"/>
        </table:table-row>
        <table:table-row table:style-name="ro1">
          <table:table-cell table:style-name="ce5" office:value-type="float" office:value="2.81000018119812">
            <text:p>2,8100001812</text:p>
          </table:table-cell>
          <table:table-cell table:style-name="ce5" office:value-type="float" office:value="236.593826293945">
            <text:p>236,5938262939</text:p>
          </table:table-cell>
          <table:table-cell table:style-name="ce5" office:value-type="float" office:value="4.28571748733521">
            <text:p>4,2857174873</text:p>
          </table:table-cell>
          <table:table-cell table:style-name="ce5" office:value-type="float" office:value="998.076599121094">
            <text:p>998,0765991211</text:p>
          </table:table-cell>
          <table:table-cell table:number-columns-repeated="1020"/>
        </table:table-row>
        <table:table-row table:style-name="ro1">
          <table:table-cell table:style-name="ce5" office:value-type="float" office:value="2.82000017166138">
            <text:p>2,8200001717</text:p>
          </table:table-cell>
          <table:table-cell table:style-name="ce5" office:value-type="float" office:value="236.588851928711">
            <text:p>236,5888519287</text:p>
          </table:table-cell>
          <table:table-cell table:style-name="ce5" office:value-type="float" office:value="4.28515243530273">
            <text:p>4,2851524353</text:p>
          </table:table-cell>
          <table:table-cell table:style-name="ce5" office:value-type="float" office:value="998.082885742188">
            <text:p>998,0828857422</text:p>
          </table:table-cell>
          <table:table-cell table:number-columns-repeated="1020"/>
        </table:table-row>
        <table:table-row table:style-name="ro1">
          <table:table-cell table:style-name="ce5" office:value-type="float" office:value="2.83000016212463">
            <text:p>2,8300001621</text:p>
          </table:table-cell>
          <table:table-cell table:style-name="ce5" office:value-type="float" office:value="236.580825805664">
            <text:p>236,5808258057</text:p>
          </table:table-cell>
          <table:table-cell table:style-name="ce5" office:value-type="float" office:value="4.28448295593262">
            <text:p>4,2844829559</text:p>
          </table:table-cell>
          <table:table-cell table:style-name="ce5" office:value-type="float" office:value="998.087158203125">
            <text:p>998,0871582031</text:p>
          </table:table-cell>
          <table:table-cell table:number-columns-repeated="1020"/>
        </table:table-row>
        <table:table-row table:style-name="ro1">
          <table:table-cell table:style-name="ce5" office:value-type="float" office:value="2.84000015258789">
            <text:p>2,8400001526</text:p>
          </table:table-cell>
          <table:table-cell table:style-name="ce5" office:value-type="float" office:value="236.568450927734">
            <text:p>236,5684509277</text:p>
          </table:table-cell>
          <table:table-cell table:style-name="ce5" office:value-type="float" office:value="4.28355026245117">
            <text:p>4,2835502625</text:p>
          </table:table-cell>
          <table:table-cell table:style-name="ce5" office:value-type="float" office:value="998.091430664063">
            <text:p>998,0914306641</text:p>
          </table:table-cell>
          <table:table-cell table:number-columns-repeated="1020"/>
        </table:table-row>
        <table:table-row table:style-name="ro1">
          <table:table-cell table:style-name="ce5" office:value-type="float" office:value="2.85000014305115">
            <text:p>2,8500001431</text:p>
          </table:table-cell>
          <table:table-cell table:style-name="ce5" office:value-type="float" office:value="236.55029296875">
            <text:p>236,5502929688</text:p>
          </table:table-cell>
          <table:table-cell table:style-name="ce5" office:value-type="float" office:value="4.28228807449341">
            <text:p>4,2822880745</text:p>
          </table:table-cell>
          <table:table-cell table:style-name="ce5" office:value-type="float" office:value="998.095703125">
            <text:p>998,095703125</text:p>
          </table:table-cell>
          <table:table-cell table:number-columns-repeated="1020"/>
        </table:table-row>
        <table:table-row table:style-name="ro1">
          <table:table-cell table:style-name="ce5" office:value-type="float" office:value="2.8600001335144">
            <text:p>2,8600001335</text:p>
          </table:table-cell>
          <table:table-cell table:style-name="ce5" office:value-type="float" office:value="236.526031494141">
            <text:p>236,5260314941</text:p>
          </table:table-cell>
          <table:table-cell table:style-name="ce5" office:value-type="float" office:value="4.28089094161987">
            <text:p>4,2808909416</text:p>
          </table:table-cell>
          <table:table-cell table:style-name="ce5" office:value-type="float" office:value="998.099243164063">
            <text:p>998,0992431641</text:p>
          </table:table-cell>
          <table:table-cell table:number-columns-repeated="1020"/>
        </table:table-row>
        <table:table-row table:style-name="ro1">
          <table:table-cell table:style-name="ce5" office:value-type="float" office:value="2.87000012397766">
            <text:p>2,870000124</text:p>
          </table:table-cell>
          <table:table-cell table:style-name="ce5" office:value-type="float" office:value="236.496231079102">
            <text:p>236,4962310791</text:p>
          </table:table-cell>
          <table:table-cell table:style-name="ce5" office:value-type="float" office:value="4.27958917617798">
            <text:p>4,2795891762</text:p>
          </table:table-cell>
          <table:table-cell table:style-name="ce5" office:value-type="float" office:value="998.102600097656">
            <text:p>998,1026000977</text:p>
          </table:table-cell>
          <table:table-cell table:number-columns-repeated="1020"/>
        </table:table-row>
        <table:table-row table:style-name="ro1">
          <table:table-cell table:style-name="ce5" office:value-type="float" office:value="2.88000011444092">
            <text:p>2,8800001144</text:p>
          </table:table-cell>
          <table:table-cell table:style-name="ce5" office:value-type="float" office:value="236.462966918945">
            <text:p>236,4629669189</text:p>
          </table:table-cell>
          <table:table-cell table:style-name="ce5" office:value-type="float" office:value="4.2785964012146">
            <text:p>4,2785964012</text:p>
          </table:table-cell>
          <table:table-cell table:style-name="ce5" office:value-type="float" office:value="998.109436035156">
            <text:p>998,1094360352</text:p>
          </table:table-cell>
          <table:table-cell table:number-columns-repeated="1020"/>
        </table:table-row>
        <table:table-row table:style-name="ro1">
          <table:table-cell table:style-name="ce5" office:value-type="float" office:value="2.89000010490417">
            <text:p>2,8900001049</text:p>
          </table:table-cell>
          <table:table-cell table:style-name="ce5" office:value-type="float" office:value="236.428649902344">
            <text:p>236,4286499023</text:p>
          </table:table-cell>
          <table:table-cell table:style-name="ce5" office:value-type="float" office:value="4.27803754806519">
            <text:p>4,2780375481</text:p>
          </table:table-cell>
          <table:table-cell table:style-name="ce5" office:value-type="float" office:value="998.121643066406">
            <text:p>998,1216430664</text:p>
          </table:table-cell>
          <table:table-cell table:number-columns-repeated="1020"/>
        </table:table-row>
        <table:table-row table:style-name="ro1">
          <table:table-cell table:style-name="ce5" office:value-type="float" office:value="2.90000009536743">
            <text:p>2,9000000954</text:p>
          </table:table-cell>
          <table:table-cell table:style-name="ce5" office:value-type="float" office:value="236.396713256836">
            <text:p>236,3967132568</text:p>
          </table:table-cell>
          <table:table-cell table:style-name="ce5" office:value-type="float" office:value="4.27788352966309">
            <text:p>4,2778835297</text:p>
          </table:table-cell>
          <table:table-cell table:style-name="ce5" office:value-type="float" office:value="998.140869140625">
            <text:p>998,1408691406</text:p>
          </table:table-cell>
          <table:table-cell table:number-columns-repeated="1020"/>
        </table:table-row>
        <table:table-row table:style-name="ro1">
          <table:table-cell table:style-name="ce5" office:value-type="float" office:value="2.91000008583069">
            <text:p>2,9100000858</text:p>
          </table:table-cell>
          <table:table-cell table:style-name="ce5" office:value-type="float" office:value="236.372375488281">
            <text:p>236,3723754883</text:p>
          </table:table-cell>
          <table:table-cell table:style-name="ce5" office:value-type="float" office:value="4.27824449539185">
            <text:p>4,2782444954</text:p>
          </table:table-cell>
          <table:table-cell table:style-name="ce5" office:value-type="float" office:value="998.169555664063">
            <text:p>998,1695556641</text:p>
          </table:table-cell>
          <table:table-cell table:number-columns-repeated="1020"/>
        </table:table-row>
        <table:table-row table:style-name="ro1">
          <table:table-cell table:style-name="ce5" office:value-type="float" office:value="2.92000007629395">
            <text:p>2,9200000763</text:p>
          </table:table-cell>
          <table:table-cell table:style-name="ce5" office:value-type="float" office:value="236.363311767578">
            <text:p>236,3633117676</text:p>
          </table:table-cell>
          <table:table-cell table:style-name="ce5" office:value-type="float" office:value="4.27951288223267">
            <text:p>4,2795128822</text:p>
          </table:table-cell>
          <table:table-cell table:style-name="ce5" office:value-type="float" office:value="998.209167480469">
            <text:p>998,2091674805</text:p>
          </table:table-cell>
          <table:table-cell table:number-columns-repeated="1020"/>
        </table:table-row>
        <table:table-row table:style-name="ro1">
          <table:table-cell table:style-name="ce5" office:value-type="float" office:value="2.9300000667572">
            <text:p>2,9300000668</text:p>
          </table:table-cell>
          <table:table-cell table:style-name="ce5" office:value-type="float" office:value="236.380554199219">
            <text:p>236,3805541992</text:p>
          </table:table-cell>
          <table:table-cell table:style-name="ce5" office:value-type="float" office:value="4.28218364715576">
            <text:p>4,2821836472</text:p>
          </table:table-cell>
          <table:table-cell table:style-name="ce5" office:value-type="float" office:value="998.259521484375">
            <text:p>998,2595214844</text:p>
          </table:table-cell>
          <table:table-cell table:number-columns-repeated="1020"/>
        </table:table-row>
        <table:table-row table:style-name="ro1">
          <table:table-cell table:style-name="ce5" office:value-type="float" office:value="2.94000029563904">
            <text:p>2,9400002956</text:p>
          </table:table-cell>
          <table:table-cell table:style-name="ce5" office:value-type="float" office:value="236.438293457031">
            <text:p>236,438293457</text:p>
          </table:table-cell>
          <table:table-cell table:style-name="ce5" office:value-type="float" office:value="4.28690481185913">
            <text:p>4,2869048119</text:p>
          </table:table-cell>
          <table:table-cell table:style-name="ce5" office:value-type="float" office:value="998.324890136719">
            <text:p>998,3248901367</text:p>
          </table:table-cell>
          <table:table-cell table:number-columns-repeated="1020"/>
        </table:table-row>
        <table:table-row table:style-name="ro1">
          <table:table-cell table:style-name="ce5" office:value-type="float" office:value="2.95000028610229">
            <text:p>2,9500002861</text:p>
          </table:table-cell>
          <table:table-cell table:style-name="ce5" office:value-type="float" office:value="236.554290771484">
            <text:p>236,5542907715</text:p>
          </table:table-cell>
          <table:table-cell table:style-name="ce5" office:value-type="float" office:value="4.29432153701782">
            <text:p>4,294321537</text:p>
          </table:table-cell>
          <table:table-cell table:style-name="ce5" office:value-type="float" office:value="998.406372070313">
            <text:p>998,4063720703</text:p>
          </table:table-cell>
          <table:table-cell table:number-columns-repeated="1020"/>
        </table:table-row>
        <table:table-row table:style-name="ro1">
          <table:table-cell table:style-name="ce5" office:value-type="float" office:value="2.96000027656555">
            <text:p>2,9600002766</text:p>
          </table:table-cell>
          <table:table-cell table:style-name="ce5" office:value-type="float" office:value="236.748016357422">
            <text:p>236,7480163574</text:p>
          </table:table-cell>
          <table:table-cell table:style-name="ce5" office:value-type="float" office:value="4.30485439300537">
            <text:p>4,304854393</text:p>
          </table:table-cell>
          <table:table-cell table:style-name="ce5" office:value-type="float" office:value="998.506164550781">
            <text:p>998,5061645508</text:p>
          </table:table-cell>
          <table:table-cell table:number-columns-repeated="1020"/>
        </table:table-row>
        <table:table-row table:style-name="ro1">
          <table:table-cell table:style-name="ce5" office:value-type="float" office:value="2.97000026702881">
            <text:p>2,970000267</text:p>
          </table:table-cell>
          <table:table-cell table:style-name="ce5" office:value-type="float" office:value="237.038619995117">
            <text:p>237,0386199951</text:p>
          </table:table-cell>
          <table:table-cell table:style-name="ce5" office:value-type="float" office:value="4.31887435913086">
            <text:p>4,3188743591</text:p>
          </table:table-cell>
          <table:table-cell table:style-name="ce5" office:value-type="float" office:value="998.624084472656">
            <text:p>998,6240844727</text:p>
          </table:table-cell>
          <table:table-cell table:number-columns-repeated="1020"/>
        </table:table-row>
        <table:table-row table:style-name="ro1">
          <table:table-cell table:style-name="ce5" office:value-type="float" office:value="2.98000025749207">
            <text:p>2,9800002575</text:p>
          </table:table-cell>
          <table:table-cell table:style-name="ce5" office:value-type="float" office:value="237.442413330078">
            <text:p>237,4424133301</text:p>
          </table:table-cell>
          <table:table-cell table:style-name="ce5" office:value-type="float" office:value="4.33665800094604">
            <text:p>4,3366580009</text:p>
          </table:table-cell>
          <table:table-cell table:style-name="ce5" office:value-type="float" office:value="998.754638671875">
            <text:p>998,7546386719</text:p>
          </table:table-cell>
          <table:table-cell table:number-columns-repeated="1020"/>
        </table:table-row>
        <table:table-row table:style-name="ro1">
          <table:table-cell table:style-name="ce5" office:value-type="float" office:value="2.99000024795532">
            <text:p>2,990000248</text:p>
          </table:table-cell>
          <table:table-cell table:style-name="ce5" office:value-type="float" office:value="237.967514038086">
            <text:p>237,9675140381</text:p>
          </table:table-cell>
          <table:table-cell table:style-name="ce5" office:value-type="float" office:value="4.35793256759644">
            <text:p>4,3579325676</text:p>
          </table:table-cell>
          <table:table-cell table:style-name="ce5" office:value-type="float" office:value="998.891052246094">
            <text:p>998,8910522461</text:p>
          </table:table-cell>
          <table:table-cell table:number-columns-repeated="1020"/>
        </table:table-row>
        <table:table-row table:style-name="ro1">
          <table:table-cell table:style-name="ce5" office:value-type="float" office:value="3.00000023841858">
            <text:p>3,0000002384</text:p>
          </table:table-cell>
          <table:table-cell table:style-name="ce5" office:value-type="float" office:value="238.606063842773">
            <text:p>238,6060638428</text:p>
          </table:table-cell>
          <table:table-cell table:style-name="ce5" office:value-type="float" office:value="4.38163566589355">
            <text:p>4,3816356659</text:p>
          </table:table-cell>
          <table:table-cell table:style-name="ce5" office:value-type="float" office:value="999.023681640625">
            <text:p>999,0236816406</text:p>
          </table:table-cell>
          <table:table-cell table:number-columns-repeated="1020"/>
        </table:table-row>
        <table:table-row table:style-name="ro1">
          <table:table-cell table:style-name="ce5" office:value-type="float" office:value="3.01000022888184">
            <text:p>3,0100002289</text:p>
          </table:table-cell>
          <table:table-cell table:style-name="ce5" office:value-type="float" office:value="239.322540283203">
            <text:p>239,3225402832</text:p>
          </table:table-cell>
          <table:table-cell table:style-name="ce5" office:value-type="float" office:value="4.40549898147583">
            <text:p>4,4054989815</text:p>
          </table:table-cell>
          <table:table-cell table:style-name="ce5" office:value-type="float" office:value="999.140380859375">
            <text:p>999,1403808594</text:p>
          </table:table-cell>
          <table:table-cell table:number-columns-repeated="1020"/>
        </table:table-row>
        <table:table-row table:style-name="ro1">
          <table:table-cell table:style-name="ce5" office:value-type="float" office:value="3.02000021934509">
            <text:p>3,0200002193</text:p>
          </table:table-cell>
          <table:table-cell table:style-name="ce5" office:value-type="float" office:value="240.040542602539">
            <text:p>240,0405426025</text:p>
          </table:table-cell>
          <table:table-cell table:style-name="ce5" office:value-type="float" office:value="4.4254207611084">
            <text:p>4,4254207611</text:p>
          </table:table-cell>
          <table:table-cell table:style-name="ce5" office:value-type="float" office:value="999.230163574219">
            <text:p>999,2301635742</text:p>
          </table:table-cell>
          <table:table-cell table:number-columns-repeated="1020"/>
        </table:table-row>
        <table:table-row table:style-name="ro1">
          <table:table-cell table:style-name="ce5" office:value-type="float" office:value="3.03000020980835">
            <text:p>3,0300002098</text:p>
          </table:table-cell>
          <table:table-cell table:style-name="ce5" office:value-type="float" office:value="240.62922668457">
            <text:p>240,6292266846</text:p>
          </table:table-cell>
          <table:table-cell table:style-name="ce5" office:value-type="float" office:value="4.43528604507446">
            <text:p>4,4352860451</text:p>
          </table:table-cell>
          <table:table-cell table:style-name="ce5" office:value-type="float" office:value="999.276916503906">
            <text:p>999,2769165039</text:p>
          </table:table-cell>
          <table:table-cell table:number-columns-repeated="1020"/>
        </table:table-row>
        <table:table-row table:style-name="ro1">
          <table:table-cell table:style-name="ce5" office:value-type="float" office:value="3.04000020027161">
            <text:p>3,0400002003</text:p>
          </table:table-cell>
          <table:table-cell table:style-name="ce5" office:value-type="float" office:value="240.889266967773">
            <text:p>240,8892669678</text:p>
          </table:table-cell>
          <table:table-cell table:style-name="ce5" office:value-type="float" office:value="4.42666721343994">
            <text:p>4,4266672134</text:p>
          </table:table-cell>
          <table:table-cell table:style-name="ce5" office:value-type="float" office:value="999.260681152344">
            <text:p>999,2606811523</text:p>
          </table:table-cell>
          <table:table-cell table:number-columns-repeated="1020"/>
        </table:table-row>
        <table:table-row table:style-name="ro1">
          <table:table-cell table:style-name="ce5" office:value-type="float" office:value="3.05000019073486">
            <text:p>3,0500001907</text:p>
          </table:table-cell>
          <table:table-cell table:style-name="ce5" office:value-type="float" office:value="240.541366577148">
            <text:p>240,5413665771</text:p>
          </table:table-cell>
          <table:table-cell table:style-name="ce5" office:value-type="float" office:value="4.38843488693237">
            <text:p>4,3884348869</text:p>
          </table:table-cell>
          <table:table-cell table:style-name="ce5" office:value-type="float" office:value="999.157348632813">
            <text:p>999,1573486328</text:p>
          </table:table-cell>
          <table:table-cell table:number-columns-repeated="1020"/>
        </table:table-row>
        <table:table-row table:style-name="ro1">
          <table:table-cell table:style-name="ce5" office:value-type="float" office:value="3.06000018119812">
            <text:p>3,0600001812</text:p>
          </table:table-cell>
          <table:table-cell table:style-name="ce5" office:value-type="float" office:value="239.222244262695">
            <text:p>239,2222442627</text:p>
          </table:table-cell>
          <table:table-cell table:style-name="ce5" office:value-type="float" office:value="4.30696439743042">
            <text:p>4,3069643974</text:p>
          </table:table-cell>
          <table:table-cell table:style-name="ce5" office:value-type="float" office:value="998.940979003906">
            <text:p>998,9409790039</text:p>
          </table:table-cell>
          <table:table-cell table:number-columns-repeated="1020"/>
        </table:table-row>
        <table:table-row table:style-name="ro1">
          <table:table-cell table:style-name="ce5" office:value-type="float" office:value="3.07000017166138">
            <text:p>3,0700001717</text:p>
          </table:table-cell>
          <table:table-cell table:style-name="ce5" office:value-type="float" office:value="236.491760253906">
            <text:p>236,4917602539</text:p>
          </table:table-cell>
          <table:table-cell table:style-name="ce5" office:value-type="float" office:value="4.16680574417114">
            <text:p>4,1668057442</text:p>
          </table:table-cell>
          <table:table-cell table:style-name="ce5" office:value-type="float" office:value="998.580749511719">
            <text:p>998,5807495117</text:p>
          </table:table-cell>
          <table:table-cell table:number-columns-repeated="1020"/>
        </table:table-row>
        <table:table-row table:style-name="ro1">
          <table:table-cell table:style-name="ce5" office:value-type="float" office:value="3.08000016212463">
            <text:p>3,0800001621</text:p>
          </table:table-cell>
          <table:table-cell table:style-name="ce5" office:value-type="float" office:value="231.860412597656">
            <text:p>231,8604125977</text:p>
          </table:table-cell>
          <table:table-cell table:style-name="ce5" office:value-type="float" office:value="3.95219278335571">
            <text:p>3,9521927834</text:p>
          </table:table-cell>
          <table:table-cell table:style-name="ce5" office:value-type="float" office:value="998.04248046875">
            <text:p>998,0424804688</text:p>
          </table:table-cell>
          <table:table-cell table:number-columns-repeated="1020"/>
        </table:table-row>
        <table:table-row table:style-name="ro1">
          <table:table-cell table:style-name="ce5" office:value-type="float" office:value="3.09000015258789">
            <text:p>3,0900001526</text:p>
          </table:table-cell>
          <table:table-cell table:style-name="ce5" office:value-type="float" office:value="224.846740722656">
            <text:p>224,8467407227</text:p>
          </table:table-cell>
          <table:table-cell table:style-name="ce5" office:value-type="float" office:value="3.65019822120667">
            <text:p>3,6501982212</text:p>
          </table:table-cell>
          <table:table-cell table:style-name="ce5" office:value-type="float" office:value="997.286743164063">
            <text:p>997,2867431641</text:p>
          </table:table-cell>
          <table:table-cell table:number-columns-repeated="1020"/>
        </table:table-row>
        <table:table-row table:style-name="ro1">
          <table:table-cell table:style-name="ce5" office:value-type="float" office:value="3.10000014305115">
            <text:p>3,1000001431</text:p>
          </table:table-cell>
          <table:table-cell table:style-name="ce5" office:value-type="float" office:value="215.072662353516">
            <text:p>215,0726623535</text:p>
          </table:table-cell>
          <table:table-cell table:style-name="ce5" office:value-type="float" office:value="3.25519728660583">
            <text:p>3,2551972866</text:p>
          </table:table-cell>
          <table:table-cell table:style-name="ce5" office:value-type="float" office:value="996.272521972656">
            <text:p>996,2725219727</text:p>
          </table:table-cell>
          <table:table-cell table:number-columns-repeated="1020"/>
        </table:table-row>
        <table:table-row table:style-name="ro1">
          <table:table-cell table:style-name="ce5" office:value-type="float" office:value="3.1100001335144">
            <text:p>3,1100001335</text:p>
          </table:table-cell>
          <table:table-cell table:style-name="ce5" office:value-type="float" office:value="202.406372070313">
            <text:p>202,4063720703</text:p>
          </table:table-cell>
          <table:table-cell table:style-name="ce5" office:value-type="float" office:value="2.77477025985718">
            <text:p>2,7747702599</text:p>
          </table:table-cell>
          <table:table-cell table:style-name="ce5" office:value-type="float" office:value="994.961547851563">
            <text:p>994,9615478516</text:p>
          </table:table-cell>
          <table:table-cell table:number-columns-repeated="1020"/>
        </table:table-row>
        <table:table-row table:style-name="ro1">
          <table:table-cell table:style-name="ce5" office:value-type="float" office:value="3.12000012397766">
            <text:p>3,120000124</text:p>
          </table:table-cell>
          <table:table-cell table:style-name="ce5" office:value-type="float" office:value="187.142562866211">
            <text:p>187,1425628662</text:p>
          </table:table-cell>
          <table:table-cell table:style-name="ce5" office:value-type="float" office:value="2.23647046089172">
            <text:p>2,2364704609</text:p>
          </table:table-cell>
          <table:table-cell table:style-name="ce5" office:value-type="float" office:value="993.323974609375">
            <text:p>993,3239746094</text:p>
          </table:table-cell>
          <table:table-cell table:number-columns-repeated="1020"/>
        </table:table-row>
        <table:table-row table:style-name="ro1">
          <table:table-cell table:style-name="ce5" office:value-type="float" office:value="3.13000011444092">
            <text:p>3,1300001144</text:p>
          </table:table-cell>
          <table:table-cell table:style-name="ce5" office:value-type="float" office:value="170.062347412109">
            <text:p>170,0623474121</text:p>
          </table:table-cell>
          <table:table-cell table:style-name="ce5" office:value-type="float" office:value="1.68830943107605">
            <text:p>1,6883094311</text:p>
          </table:table-cell>
          <table:table-cell table:style-name="ce5" office:value-type="float" office:value="991.341247558594">
            <text:p>991,3412475586</text:p>
          </table:table-cell>
          <table:table-cell table:number-columns-repeated="1020"/>
        </table:table-row>
        <table:table-row table:style-name="ro1">
          <table:table-cell table:style-name="ce5" office:value-type="float" office:value="3.14000010490417">
            <text:p>3,1400001049</text:p>
          </table:table-cell>
          <table:table-cell table:style-name="ce5" office:value-type="float" office:value="152.195999145508">
            <text:p>152,1959991455</text:p>
          </table:table-cell>
          <table:table-cell table:style-name="ce5" office:value-type="float" office:value="1.18417286872864">
            <text:p>1,1841728687</text:p>
          </table:table-cell>
          <table:table-cell table:style-name="ce5" office:value-type="float" office:value="989.022583007813">
            <text:p>989,0225830078</text:p>
          </table:table-cell>
          <table:table-cell table:number-columns-repeated="1020"/>
        </table:table-row>
        <table:table-row table:style-name="ro1">
          <table:table-cell table:style-name="ce5" office:value-type="float" office:value="3.15000009536743">
            <text:p>3,1500000954</text:p>
          </table:table-cell>
          <table:table-cell table:style-name="ce5" office:value-type="float" office:value="134.490005493164">
            <text:p>134,4900054932</text:p>
          </table:table-cell>
          <table:table-cell table:style-name="ce5" office:value-type="float" office:value="0.760233104228973">
            <text:p>0,7602331042</text:p>
          </table:table-cell>
          <table:table-cell table:style-name="ce5" office:value-type="float" office:value="986.405029296875">
            <text:p>986,4050292969</text:p>
          </table:table-cell>
          <table:table-cell table:number-columns-repeated="1020"/>
        </table:table-row>
        <table:table-row table:style-name="ro1">
          <table:table-cell table:style-name="ce5" office:value-type="float" office:value="3.16000008583069">
            <text:p>3,1600000858</text:p>
          </table:table-cell>
          <table:table-cell table:style-name="ce5" office:value-type="float" office:value="117.654312133789">
            <text:p>117,6543121338</text:p>
          </table:table-cell>
          <table:table-cell table:style-name="ce5" office:value-type="float" office:value="0.429496437311172">
            <text:p>0,4294964373</text:p>
          </table:table-cell>
          <table:table-cell table:style-name="ce5" office:value-type="float" office:value="983.547729492188">
            <text:p>983,5477294922</text:p>
          </table:table-cell>
          <table:table-cell table:number-columns-repeated="1020"/>
        </table:table-row>
        <table:table-row table:style-name="ro1">
          <table:table-cell table:style-name="ce5" office:value-type="float" office:value="3.17000007629395">
            <text:p>3,1700000763</text:p>
          </table:table-cell>
          <table:table-cell table:style-name="ce5" office:value-type="float" office:value="102.150207519531">
            <text:p>102,1502075195</text:p>
          </table:table-cell>
          <table:table-cell table:style-name="ce5" office:value-type="float" office:value="0.189447402954102">
            <text:p>0,189447403</text:p>
          </table:table-cell>
          <table:table-cell table:style-name="ce5" office:value-type="float" office:value="980.523742675781">
            <text:p>980,5237426758</text:p>
          </table:table-cell>
          <table:table-cell table:number-columns-repeated="1020"/>
        </table:table-row>
        <table:table-row table:style-name="ro1">
          <table:table-cell table:style-name="ce5" office:value-type="float" office:value="3.18000030517578">
            <text:p>3,1800003052</text:p>
          </table:table-cell>
          <table:table-cell table:style-name="ce5" office:value-type="float" office:value="88.2350540161133">
            <text:p>88,2350540161</text:p>
          </table:table-cell>
          <table:table-cell table:style-name="ce5" office:value-type="float" office:value="0.0287326481193304">
            <text:p>0,0287326481</text:p>
          </table:table-cell>
          <table:table-cell table:style-name="ce5" office:value-type="float" office:value="977.398620605469">
            <text:p>977,3986206055</text:p>
          </table:table-cell>
          <table:table-cell table:number-columns-repeated="1020"/>
        </table:table-row>
        <table:table-row table:style-name="ro1">
          <table:table-cell table:style-name="ce5" office:value-type="float" office:value="3.19000029563904">
            <text:p>3,1900002956</text:p>
          </table:table-cell>
          <table:table-cell table:style-name="ce5" office:value-type="float" office:value="76.0103988647461">
            <text:p>76,0103988647</text:p>
          </table:table-cell>
          <table:table-cell table:style-name="ce5" office:value-type="float" office:value="-0.0679443031549454">
            <text:p>-0,0679443032</text:p>
          </table:table-cell>
          <table:table-cell table:style-name="ce5" office:value-type="float" office:value="974.217468261719">
            <text:p>974,2174682617</text:p>
          </table:table-cell>
          <table:table-cell table:number-columns-repeated="1020"/>
        </table:table-row>
        <table:table-row table:style-name="ro1">
          <table:table-cell table:style-name="ce5" office:value-type="float" office:value="3.20000028610229">
            <text:p>3,2000002861</text:p>
          </table:table-cell>
          <table:table-cell table:style-name="ce5" office:value-type="float" office:value="65.4561614990234">
            <text:p>65,456161499</text:p>
          </table:table-cell>
          <table:table-cell table:style-name="ce5" office:value-type="float" office:value="-0.116525180637836">
            <text:p>-0,1165251806</text:p>
          </table:table-cell>
          <table:table-cell table:style-name="ce5" office:value-type="float" office:value="971.011108398438">
            <text:p>971,0111083984</text:p>
          </table:table-cell>
          <table:table-cell table:number-columns-repeated="1020"/>
        </table:table-row>
        <table:table-row table:style-name="ro1">
          <table:table-cell table:style-name="ce5" office:value-type="float" office:value="3.21000027656555">
            <text:p>3,2100002766</text:p>
          </table:table-cell>
          <table:table-cell table:style-name="ce5" office:value-type="float" office:value="56.4643974304199">
            <text:p>56,4643974304</text:p>
          </table:table-cell>
          <table:table-cell table:style-name="ce5" office:value-type="float" office:value="-0.1315977871418">
            <text:p>-0,1315977871</text:p>
          </table:table-cell>
          <table:table-cell table:style-name="ce5" office:value-type="float" office:value="967.801391601563">
            <text:p>967,8013916016</text:p>
          </table:table-cell>
          <table:table-cell table:number-columns-repeated="1020"/>
        </table:table-row>
        <table:table-row table:style-name="ro1">
          <table:table-cell table:style-name="ce5" office:value-type="float" office:value="3.22000026702881">
            <text:p>3,220000267</text:p>
          </table:table-cell>
          <table:table-cell table:style-name="ce5" office:value-type="float" office:value="48.8720512390137">
            <text:p>48,872051239</text:p>
          </table:table-cell>
          <table:table-cell table:style-name="ce5" office:value-type="float" office:value="-0.125365644693375">
            <text:p>-0,1253656447</text:p>
          </table:table-cell>
          <table:table-cell table:style-name="ce5" office:value-type="float" office:value="964.603637695313">
            <text:p>964,6036376953</text:p>
          </table:table-cell>
          <table:table-cell table:number-columns-repeated="1020"/>
        </table:table-row>
        <table:table-row table:style-name="ro1">
          <table:table-cell table:style-name="ce5" office:value-type="float" office:value="3.23000025749207">
            <text:p>3,2300002575</text:p>
          </table:table-cell>
          <table:table-cell table:style-name="ce5" office:value-type="float" office:value="42.4898147583008">
            <text:p>42,4898147583</text:p>
          </table:table-cell>
          <table:table-cell table:style-name="ce5" office:value-type="float" office:value="-0.107302911579609">
            <text:p>-0,1073029116</text:p>
          </table:table-cell>
          <table:table-cell table:style-name="ce5" office:value-type="float" office:value="961.431762695313">
            <text:p>961,4317626953</text:p>
          </table:table-cell>
          <table:table-cell table:number-columns-repeated="1020"/>
        </table:table-row>
        <table:table-row table:style-name="ro1">
          <table:table-cell table:style-name="ce5" office:value-type="float" office:value="3.24000024795532">
            <text:p>3,240000248</text:p>
          </table:table-cell>
          <table:table-cell table:style-name="ce5" office:value-type="float" office:value="37.1265563964844">
            <text:p>37,1265563965</text:p>
          </table:table-cell>
          <table:table-cell table:style-name="ce5" office:value-type="float" office:value="-0.0842537358403206">
            <text:p>-0,0842537358</text:p>
          </table:table-cell>
          <table:table-cell table:style-name="ce5" office:value-type="float" office:value="958.29736328125">
            <text:p>958,2973632813</text:p>
          </table:table-cell>
          <table:table-cell table:number-columns-repeated="1020"/>
        </table:table-row>
        <table:table-row table:style-name="ro1">
          <table:table-cell table:style-name="ce5" office:value-type="float" office:value="3.25000023841858">
            <text:p>3,2500002384</text:p>
          </table:table-cell>
          <table:table-cell table:style-name="ce5" office:value-type="float" office:value="32.6053123474121">
            <text:p>32,6053123474</text:p>
          </table:table-cell>
          <table:table-cell table:style-name="ce5" office:value-type="float" office:value="-0.0607805512845516">
            <text:p>-0,0607805513</text:p>
          </table:table-cell>
          <table:table-cell table:style-name="ce5" office:value-type="float" office:value="955.208984375">
            <text:p>955,208984375</text:p>
          </table:table-cell>
          <table:table-cell table:number-columns-repeated="1020"/>
        </table:table-row>
        <table:table-row table:style-name="ro1">
          <table:table-cell table:style-name="ce5" office:value-type="float" office:value="3.26000022888184">
            <text:p>3,2600002289</text:p>
          </table:table-cell>
          <table:table-cell table:style-name="ce5" office:value-type="float" office:value="28.7718181610107">
            <text:p>28,771818161</text:p>
          </table:table-cell>
          <table:table-cell table:style-name="ce5" office:value-type="float" office:value="-0.0396122746169567">
            <text:p>-0,0396122746</text:p>
          </table:table-cell>
          <table:table-cell table:style-name="ce5" office:value-type="float" office:value="952.169799804688">
            <text:p>952,1697998047</text:p>
          </table:table-cell>
          <table:table-cell table:number-columns-repeated="1020"/>
        </table:table-row>
        <table:table-row table:style-name="ro1">
          <table:table-cell table:style-name="ce5" office:value-type="float" office:value="3.27000021934509">
            <text:p>3,2700002193</text:p>
          </table:table-cell>
          <table:table-cell table:style-name="ce5" office:value-type="float" office:value="25.4969253540039">
            <text:p>25,496925354</text:p>
          </table:table-cell>
          <table:table-cell table:style-name="ce5" office:value-type="float" office:value="-0.0220998767763376">
            <text:p>-0,0220998768</text:p>
          </table:table-cell>
          <table:table-cell table:style-name="ce5" office:value-type="float" office:value="949.184204101563">
            <text:p>949,1842041016</text:p>
          </table:table-cell>
          <table:table-cell table:number-columns-repeated="1020"/>
        </table:table-row>
        <table:table-row table:style-name="ro1">
          <table:table-cell table:style-name="ce5" office:value-type="float" office:value="3.28000020980835">
            <text:p>3,2800002098</text:p>
          </table:table-cell>
          <table:table-cell table:style-name="ce5" office:value-type="float" office:value="22.6754150390625">
            <text:p>22,6754150391</text:p>
          </table:table-cell>
          <table:table-cell table:style-name="ce5" office:value-type="float" office:value="-0.00863429717719555">
            <text:p>-0,0086342972</text:p>
          </table:table-cell>
          <table:table-cell table:style-name="ce5" office:value-type="float" office:value="946.250183105469">
            <text:p>946,2501831055</text:p>
          </table:table-cell>
          <table:table-cell table:number-columns-repeated="1020"/>
        </table:table-row>
        <table:table-row table:style-name="ro1">
          <table:table-cell table:style-name="ce5" office:value-type="float" office:value="3.29000020027161">
            <text:p>3,2900002003</text:p>
          </table:table-cell>
          <table:table-cell table:style-name="ce5" office:value-type="float" office:value="20.2246742248535">
            <text:p>20,2246742249</text:p>
          </table:table-cell>
          <table:table-cell table:style-name="ce5" office:value-type="float" office:value="0.00100184592884034">
            <text:p>0,0010018459</text:p>
          </table:table-cell>
          <table:table-cell table:style-name="ce5" office:value-type="float" office:value="943.364379882813">
            <text:p>943,3643798828</text:p>
          </table:table-cell>
          <table:table-cell table:number-columns-repeated="1020"/>
        </table:table-row>
        <table:table-row table:style-name="ro1">
          <table:table-cell table:style-name="ce5" office:value-type="float" office:value="3.30000019073486">
            <text:p>3,3000001907</text:p>
          </table:table-cell>
          <table:table-cell table:style-name="ce5" office:value-type="float" office:value="18.0806827545166">
            <text:p>18,0806827545</text:p>
          </table:table-cell>
          <table:table-cell table:style-name="ce5" office:value-type="float" office:value="0.00735429301857948">
            <text:p>0,007354293</text:p>
          </table:table-cell>
          <table:table-cell table:style-name="ce5" office:value-type="float" office:value="940.518920898438">
            <text:p>940,5189208984</text:p>
          </table:table-cell>
          <table:table-cell table:number-columns-repeated="1020"/>
        </table:table-row>
        <table:table-row table:style-name="ro1">
          <table:table-cell table:style-name="ce5" office:value-type="float" office:value="3.31000018119812">
            <text:p>3,3100001812</text:p>
          </table:table-cell>
          <table:table-cell table:style-name="ce5" office:value-type="float" office:value="16.1945610046387">
            <text:p>16,1945610046</text:p>
          </table:table-cell>
          <table:table-cell table:style-name="ce5" office:value-type="float" office:value="0.0110923163592815">
            <text:p>0,0110923164</text:p>
          </table:table-cell>
          <table:table-cell table:style-name="ce5" office:value-type="float" office:value="937.710083007813">
            <text:p>937,7100830078</text:p>
          </table:table-cell>
          <table:table-cell table:number-columns-repeated="1020"/>
        </table:table-row>
        <table:table-row table:style-name="ro1">
          <table:table-cell table:style-name="ce5" office:value-type="float" office:value="3.32000017166138">
            <text:p>3,3200001717</text:p>
          </table:table-cell>
          <table:table-cell table:style-name="ce5" office:value-type="float" office:value="14.5292472839355">
            <text:p>14,5292472839</text:p>
          </table:table-cell>
          <table:table-cell table:style-name="ce5" office:value-type="float" office:value="0.0128884417936206">
            <text:p>0,0128884418</text:p>
          </table:table-cell>
          <table:table-cell table:style-name="ce5" office:value-type="float" office:value="934.933227539063">
            <text:p>934,9332275391</text:p>
          </table:table-cell>
          <table:table-cell table:number-columns-repeated="1020"/>
        </table:table-row>
        <table:table-row table:style-name="ro1">
          <table:table-cell table:style-name="ce5" office:value-type="float" office:value="3.33000016212463">
            <text:p>3,3300001621</text:p>
          </table:table-cell>
          <table:table-cell table:style-name="ce5" office:value-type="float" office:value="13.0553312301636">
            <text:p>13,0553312302</text:p>
          </table:table-cell>
          <table:table-cell table:style-name="ce5" office:value-type="float" office:value="0.0133459847420454">
            <text:p>0,0133459847</text:p>
          </table:table-cell>
          <table:table-cell table:style-name="ce5" office:value-type="float" office:value="932.18115234375">
            <text:p>932,1811523438</text:p>
          </table:table-cell>
          <table:table-cell table:number-columns-repeated="1020"/>
        </table:table-row>
        <table:table-row table:style-name="ro1">
          <table:table-cell table:style-name="ce5" office:value-type="float" office:value="3.34000015258789">
            <text:p>3,3400001526</text:p>
          </table:table-cell>
          <table:table-cell table:style-name="ce5" office:value-type="float" office:value="11.7489318847656">
            <text:p>11,7489318848</text:p>
          </table:table-cell>
          <table:table-cell table:style-name="ce5" office:value-type="float" office:value="0.0129603780806065">
            <text:p>0,0129603781</text:p>
          </table:table-cell>
          <table:table-cell table:style-name="ce5" office:value-type="float" office:value="929.452880859375">
            <text:p>929,4528808594</text:p>
          </table:table-cell>
          <table:table-cell table:number-columns-repeated="1020"/>
        </table:table-row>
        <table:table-row table:style-name="ro1">
          <table:table-cell table:style-name="ce5" office:value-type="float" office:value="3.35000014305115">
            <text:p>3,3500001431</text:p>
          </table:table-cell>
          <table:table-cell table:style-name="ce5" office:value-type="float" office:value="10.5924491882324">
            <text:p>10,5924491882</text:p>
          </table:table-cell>
          <table:table-cell table:style-name="ce5" office:value-type="float" office:value="0.0121114635840058">
            <text:p>0,0121114636</text:p>
          </table:table-cell>
          <table:table-cell table:style-name="ce5" office:value-type="float" office:value="926.742370605469">
            <text:p>926,7423706055</text:p>
          </table:table-cell>
          <table:table-cell table:number-columns-repeated="1020"/>
        </table:table-row>
        <table:table-row table:style-name="ro1">
          <table:table-cell table:style-name="ce5" office:value-type="float" office:value="3.3600001335144">
            <text:p>3,3600001335</text:p>
          </table:table-cell>
          <table:table-cell table:style-name="ce5" office:value-type="float" office:value="9.57113552093506">
            <text:p>9,5711355209</text:p>
          </table:table-cell>
          <table:table-cell table:style-name="ce5" office:value-type="float" office:value="0.0110701164230704">
            <text:p>0,0110701164</text:p>
          </table:table-cell>
          <table:table-cell table:style-name="ce5" office:value-type="float" office:value="924.037780761719">
            <text:p>924,0377807617</text:p>
          </table:table-cell>
          <table:table-cell table:number-columns-repeated="1020"/>
        </table:table-row>
        <table:table-row table:style-name="ro1">
          <table:table-cell table:style-name="ce5" office:value-type="float" office:value="3.37000012397766">
            <text:p>3,370000124</text:p>
          </table:table-cell>
          <table:table-cell table:style-name="ce5" office:value-type="float" office:value="8.67114925384521">
            <text:p>8,6711492538</text:p>
          </table:table-cell>
          <table:table-cell table:style-name="ce5" office:value-type="float" office:value="0.0100153312087059">
            <text:p>0,0100153312</text:p>
          </table:table-cell>
          <table:table-cell table:style-name="ce5" office:value-type="float" office:value="921.329345703125">
            <text:p>921,3293457031</text:p>
          </table:table-cell>
          <table:table-cell table:number-columns-repeated="1020"/>
        </table:table-row>
        <table:table-row table:style-name="ro1">
          <table:table-cell table:style-name="ce5" office:value-type="float" office:value="3.38000011444092">
            <text:p>3,3800001144</text:p>
          </table:table-cell>
          <table:table-cell table:style-name="ce5" office:value-type="float" office:value="7.87837505340576">
            <text:p>7,8783750534</text:p>
          </table:table-cell>
          <table:table-cell table:style-name="ce5" office:value-type="float" office:value="0.00905331782996655">
            <text:p>0,0090533178</text:p>
          </table:table-cell>
          <table:table-cell table:style-name="ce5" office:value-type="float" office:value="918.6171875">
            <text:p>918,6171875</text:p>
          </table:table-cell>
          <table:table-cell table:number-columns-repeated="1020"/>
        </table:table-row>
        <table:table-row table:style-name="ro1">
          <table:table-cell table:style-name="ce5" office:value-type="float" office:value="3.39000010490417">
            <text:p>3,3900001049</text:p>
          </table:table-cell>
          <table:table-cell table:style-name="ce5" office:value-type="float" office:value="7.17992115020752">
            <text:p>7,1799211502</text:p>
          </table:table-cell>
          <table:table-cell table:style-name="ce5" office:value-type="float" office:value="0.00823757518082857">
            <text:p>0,0082375752</text:p>
          </table:table-cell>
          <table:table-cell table:style-name="ce5" office:value-type="float" office:value="915.911682128906">
            <text:p>915,9116821289</text:p>
          </table:table-cell>
          <table:table-cell table:number-columns-repeated="1020"/>
        </table:table-row>
        <table:table-row table:style-name="ro1">
          <table:table-cell table:style-name="ce5" office:value-type="float" office:value="3.40000009536743">
            <text:p>3,4000000954</text:p>
          </table:table-cell>
          <table:table-cell table:style-name="ce5" office:value-type="float" office:value="6.56445646286011">
            <text:p>6,5644564629</text:p>
          </table:table-cell>
          <table:table-cell table:style-name="ce5" office:value-type="float" office:value="0.00758783472701907">
            <text:p>0,0075878347</text:p>
          </table:table-cell>
          <table:table-cell table:style-name="ce5" office:value-type="float" office:value="913.227661132813">
            <text:p>913,2276611328</text:p>
          </table:table-cell>
          <table:table-cell table:number-columns-repeated="1020"/>
        </table:table-row>
        <table:table-row table:style-name="ro1">
          <table:table-cell table:style-name="ce5" office:value-type="float" office:value="3.41000032424927">
            <text:p>3,4100003242</text:p>
          </table:table-cell>
          <table:table-cell table:style-name="ce5" office:value-type="float" office:value="6.02289485931396">
            <text:p>6,0228948593</text:p>
          </table:table-cell>
          <table:table-cell table:style-name="ce5" office:value-type="float" office:value="0.00709990598261356">
            <text:p>0,007099906</text:p>
          </table:table-cell>
          <table:table-cell table:style-name="ce5" office:value-type="float" office:value="910.576904296875">
            <text:p>910,5769042969</text:p>
          </table:table-cell>
          <table:table-cell table:number-columns-repeated="1020"/>
        </table:table-row>
        <table:table-row table:style-name="ro1">
          <table:table-cell table:style-name="ce5" office:value-type="float" office:value="3.42000031471252">
            <text:p>3,4200003147</text:p>
          </table:table-cell>
          <table:table-cell table:style-name="ce5" office:value-type="float" office:value="5.54764986038208">
            <text:p>5,5476498604</text:p>
          </table:table-cell>
          <table:table-cell table:style-name="ce5" office:value-type="float" office:value="0.0067559415474534">
            <text:p>0,0067559415</text:p>
          </table:table-cell>
          <table:table-cell table:style-name="ce5" office:value-type="float" office:value="907.962768554688">
            <text:p>907,9627685547</text:p>
          </table:table-cell>
          <table:table-cell table:number-columns-repeated="1020"/>
        </table:table-row>
        <table:table-row table:style-name="ro1">
          <table:table-cell table:style-name="ce5" office:value-type="float" office:value="3.43000030517578">
            <text:p>3,4300003052</text:p>
          </table:table-cell>
          <table:table-cell table:style-name="ce5" office:value-type="float" office:value="5.13177919387817">
            <text:p>5,1317791939</text:p>
          </table:table-cell>
          <table:table-cell table:style-name="ce5" office:value-type="float" office:value="0.00653649028390646">
            <text:p>0,0065364903</text:p>
          </table:table-cell>
          <table:table-cell table:style-name="ce5" office:value-type="float" office:value="905.385192871094">
            <text:p>905,3851928711</text:p>
          </table:table-cell>
          <table:table-cell table:number-columns-repeated="1020"/>
        </table:table-row>
        <table:table-row table:style-name="ro1">
          <table:table-cell table:style-name="ce5" office:value-type="float" office:value="3.44000029563904">
            <text:p>3,4400002956</text:p>
          </table:table-cell>
          <table:table-cell table:style-name="ce5" office:value-type="float" office:value="4.76885652542114">
            <text:p>4,7688565254</text:p>
          </table:table-cell>
          <table:table-cell table:style-name="ce5" office:value-type="float" office:value="0.00642137601971626">
            <text:p>0,006421376</text:p>
          </table:table-cell>
          <table:table-cell table:style-name="ce5" office:value-type="float" office:value="902.839965820313">
            <text:p>902,8399658203</text:p>
          </table:table-cell>
          <table:table-cell table:number-columns-repeated="1020"/>
        </table:table-row>
        <table:table-row table:style-name="ro1">
          <table:table-cell table:style-name="ce5" office:value-type="float" office:value="3.45000028610229">
            <text:p>3,4500002861</text:p>
          </table:table-cell>
          <table:table-cell table:style-name="ce5" office:value-type="float" office:value="4.45235967636108">
            <text:p>4,4523596764</text:p>
          </table:table-cell>
          <table:table-cell table:style-name="ce5" office:value-type="float" office:value="0.0063870563171804">
            <text:p>0,0063870563</text:p>
          </table:table-cell>
          <table:table-cell table:style-name="ce5" office:value-type="float" office:value="900.318115234375">
            <text:p>900,3181152344</text:p>
          </table:table-cell>
          <table:table-cell table:number-columns-repeated="1020"/>
        </table:table-row>
        <table:table-row table:style-name="ro1">
          <table:table-cell table:style-name="ce5" office:value-type="float" office:value="3.46000027656555">
            <text:p>3,4600002766</text:p>
          </table:table-cell>
          <table:table-cell table:style-name="ce5" office:value-type="float" office:value="4.17665386199951">
            <text:p>4,176653862</text:p>
          </table:table-cell>
          <table:table-cell table:style-name="ce5" office:value-type="float" office:value="0.00641203112900257">
            <text:p>0,0064120311</text:p>
          </table:table-cell>
          <table:table-cell table:style-name="ce5" office:value-type="float" office:value="897.805236816406">
            <text:p>897,8052368164</text:p>
          </table:table-cell>
          <table:table-cell table:number-columns-repeated="1020"/>
        </table:table-row>
        <table:table-row table:style-name="ro1">
          <table:table-cell table:style-name="ce5" office:value-type="float" office:value="3.47000026702881">
            <text:p>3,470000267</text:p>
          </table:table-cell>
          <table:table-cell table:style-name="ce5" office:value-type="float" office:value="3.93637990951538">
            <text:p>3,9363799095</text:p>
          </table:table-cell>
          <table:table-cell table:style-name="ce5" office:value-type="float" office:value="0.00648500490933657">
            <text:p>0,0064850049</text:p>
          </table:table-cell>
          <table:table-cell table:style-name="ce5" office:value-type="float" office:value="895.286987304688">
            <text:p>895,2869873047</text:p>
          </table:table-cell>
          <table:table-cell table:number-columns-repeated="1020"/>
        </table:table-row>
        <table:table-row table:style-name="ro1">
          <table:table-cell table:style-name="ce5" office:value-type="float" office:value="3.48000025749207">
            <text:p>3,4800002575</text:p>
          </table:table-cell>
          <table:table-cell table:style-name="ce5" office:value-type="float" office:value="3.72787666320801">
            <text:p>3,7278766632</text:p>
          </table:table-cell>
          <table:table-cell table:style-name="ce5" office:value-type="float" office:value="0.00660090753808618">
            <text:p>0,0066009075</text:p>
          </table:table-cell>
          <table:table-cell table:style-name="ce5" office:value-type="float" office:value="892.749694824219">
            <text:p>892,7496948242</text:p>
          </table:table-cell>
          <table:table-cell table:number-columns-repeated="1020"/>
        </table:table-row>
        <table:table-row table:style-name="ro1">
          <table:table-cell table:style-name="ce5" office:value-type="float" office:value="3.49000024795532">
            <text:p>3,490000248</text:p>
          </table:table-cell>
          <table:table-cell table:style-name="ce5" office:value-type="float" office:value="3.54747223854065">
            <text:p>3,5474722385</text:p>
          </table:table-cell>
          <table:table-cell table:style-name="ce5" office:value-type="float" office:value="0.00674742739647627">
            <text:p>0,0067474274</text:p>
          </table:table-cell>
          <table:table-cell table:style-name="ce5" office:value-type="float" office:value="890.187622070313">
            <text:p>890,1876220703</text:p>
          </table:table-cell>
          <table:table-cell table:number-columns-repeated="1020"/>
        </table:table-row>
        <table:table-row table:style-name="ro1">
          <table:table-cell table:style-name="ce5" office:value-type="float" office:value="3.50000023841858">
            <text:p>3,5000002384</text:p>
          </table:table-cell>
          <table:table-cell table:style-name="ce5" office:value-type="float" office:value="3.39164853096008">
            <text:p>3,391648531</text:p>
          </table:table-cell>
          <table:table-cell table:style-name="ce5" office:value-type="float" office:value="0.00690463045611978">
            <text:p>0,0069046305</text:p>
          </table:table-cell>
          <table:table-cell table:style-name="ce5" office:value-type="float" office:value="887.6064453125">
            <text:p>887,6064453125</text:p>
          </table:table-cell>
          <table:table-cell table:number-columns-repeated="1020"/>
        </table:table-row>
        <table:table-row table:style-name="ro1">
          <table:table-cell table:style-name="ce5" office:value-type="float" office:value="3.51000022888184">
            <text:p>3,5100002289</text:p>
          </table:table-cell>
          <table:table-cell table:style-name="ce5" office:value-type="float" office:value="3.25624942779541">
            <text:p>3,2562494278</text:p>
          </table:table-cell>
          <table:table-cell table:style-name="ce5" office:value-type="float" office:value="0.00705634290352464">
            <text:p>0,0070563429</text:p>
          </table:table-cell>
          <table:table-cell table:style-name="ce5" office:value-type="float" office:value="885.016174316406">
            <text:p>885,0161743164</text:p>
          </table:table-cell>
          <table:table-cell table:number-columns-repeated="1020"/>
        </table:table-row>
        <table:table-row table:style-name="ro1">
          <table:table-cell table:style-name="ce5" office:value-type="float" office:value="3.52000021934509">
            <text:p>3,5200002193</text:p>
          </table:table-cell>
          <table:table-cell table:style-name="ce5" office:value-type="float" office:value="3.13773632049561">
            <text:p>3,1377363205</text:p>
          </table:table-cell>
          <table:table-cell table:style-name="ce5" office:value-type="float" office:value="0.0071946787647903">
            <text:p>0,0071946788</text:p>
          </table:table-cell>
          <table:table-cell table:style-name="ce5" office:value-type="float" office:value="882.424072265625">
            <text:p>882,4240722656</text:p>
          </table:table-cell>
          <table:table-cell table:number-columns-repeated="1020"/>
        </table:table-row>
        <table:table-row table:style-name="ro1">
          <table:table-cell table:style-name="ce5" office:value-type="float" office:value="3.53000020980835">
            <text:p>3,5300002098</text:p>
          </table:table-cell>
          <table:table-cell table:style-name="ce5" office:value-type="float" office:value="3.03349328041077">
            <text:p>3,0334932804</text:p>
          </table:table-cell>
          <table:table-cell table:style-name="ce5" office:value-type="float" office:value="0.00731631927192211">
            <text:p>0,0073163193</text:p>
          </table:table-cell>
          <table:table-cell table:style-name="ce5" office:value-type="float" office:value="879.830688476563">
            <text:p>879,8306884766</text:p>
          </table:table-cell>
          <table:table-cell table:number-columns-repeated="1020"/>
        </table:table-row>
        <table:table-row table:style-name="ro1">
          <table:table-cell table:style-name="ce5" office:value-type="float" office:value="3.54000020027161">
            <text:p>3,5400002003</text:p>
          </table:table-cell>
          <table:table-cell table:style-name="ce5" office:value-type="float" office:value="2.94106078147888">
            <text:p>2,9410607815</text:p>
          </table:table-cell>
          <table:table-cell table:style-name="ce5" office:value-type="float" office:value="0.00741577427834272">
            <text:p>0,0074157743</text:p>
          </table:table-cell>
          <table:table-cell table:style-name="ce5" office:value-type="float" office:value="877.2373046875">
            <text:p>877,2373046875</text:p>
          </table:table-cell>
          <table:table-cell table:number-columns-repeated="1020"/>
        </table:table-row>
        <table:table-row table:style-name="ro1">
          <table:table-cell table:style-name="ce5" office:value-type="float" office:value="3.55000019073486">
            <text:p>3,5500001907</text:p>
          </table:table-cell>
          <table:table-cell table:style-name="ce5" office:value-type="float" office:value="2.85876488685608">
            <text:p>2,8587648869</text:p>
          </table:table-cell>
          <table:table-cell table:style-name="ce5" office:value-type="float" office:value="0.00748690450564027">
            <text:p>0,0074869045</text:p>
          </table:table-cell>
          <table:table-cell table:style-name="ce5" office:value-type="float" office:value="874.643737792969">
            <text:p>874,643737793</text:p>
          </table:table-cell>
          <table:table-cell table:number-columns-repeated="1020"/>
        </table:table-row>
        <table:table-row table:style-name="ro1">
          <table:table-cell table:style-name="ce5" office:value-type="float" office:value="3.56000018119812">
            <text:p>3,5600001812</text:p>
          </table:table-cell>
          <table:table-cell table:style-name="ce5" office:value-type="float" office:value="2.784747838974">
            <text:p>2,784747839</text:p>
          </table:table-cell>
          <table:table-cell table:style-name="ce5" office:value-type="float" office:value="0.00752871902659535">
            <text:p>0,007528719</text:p>
          </table:table-cell>
          <table:table-cell table:style-name="ce5" office:value-type="float" office:value="872.045776367188">
            <text:p>872,0457763672</text:p>
          </table:table-cell>
          <table:table-cell table:number-columns-repeated="1020"/>
        </table:table-row>
        <table:table-row table:style-name="ro1">
          <table:table-cell table:style-name="ce5" office:value-type="float" office:value="3.57000017166138">
            <text:p>3,5700001717</text:p>
          </table:table-cell>
          <table:table-cell table:style-name="ce5" office:value-type="float" office:value="2.71846413612366">
            <text:p>2,7184641361</text:p>
          </table:table-cell>
          <table:table-cell table:style-name="ce5" office:value-type="float" office:value="0.00754064181819558">
            <text:p>0,0075406418</text:p>
          </table:table-cell>
          <table:table-cell table:style-name="ce5" office:value-type="float" office:value="869.443481445313">
            <text:p>869,4434814453</text:p>
          </table:table-cell>
          <table:table-cell table:number-columns-repeated="1020"/>
        </table:table-row>
        <table:table-row table:style-name="ro1">
          <table:table-cell table:style-name="ce5" office:value-type="float" office:value="3.58000016212463">
            <text:p>3,5800001621</text:p>
          </table:table-cell>
          <table:table-cell table:style-name="ce5" office:value-type="float" office:value="2.65917468070984">
            <text:p>2,6591746807</text:p>
          </table:table-cell>
          <table:table-cell table:style-name="ce5" office:value-type="float" office:value="0.0075189471244812">
            <text:p>0,0075189471</text:p>
          </table:table-cell>
          <table:table-cell table:style-name="ce5" office:value-type="float" office:value="866.840942382813">
            <text:p>866,8409423828</text:p>
          </table:table-cell>
          <table:table-cell table:number-columns-repeated="1020"/>
        </table:table-row>
        <table:table-row table:style-name="ro1">
          <table:table-cell table:style-name="ce5" office:value-type="float" office:value="3.59000015258789">
            <text:p>3,5900001526</text:p>
          </table:table-cell>
          <table:table-cell table:style-name="ce5" office:value-type="float" office:value="2.60706353187561">
            <text:p>2,6070635319</text:p>
          </table:table-cell>
          <table:table-cell table:style-name="ce5" office:value-type="float" office:value="0.00746011920273304">
            <text:p>0,0074601192</text:p>
          </table:table-cell>
          <table:table-cell table:style-name="ce5" office:value-type="float" office:value="864.238403320313">
            <text:p>864,2384033203</text:p>
          </table:table-cell>
          <table:table-cell table:number-columns-repeated="1020"/>
        </table:table-row>
        <table:table-row table:style-name="ro1">
          <table:table-cell table:style-name="ce5" office:value-type="float" office:value="3.60000014305115">
            <text:p>3,6000001431</text:p>
          </table:table-cell>
          <table:table-cell table:style-name="ce5" office:value-type="float" office:value="2.56183481216431">
            <text:p>2,5618348122</text:p>
          </table:table-cell>
          <table:table-cell table:style-name="ce5" office:value-type="float" office:value="0.00736633036285639">
            <text:p>0,0073663304</text:p>
          </table:table-cell>
          <table:table-cell table:style-name="ce5" office:value-type="float" office:value="861.635864257813">
            <text:p>861,6358642578</text:p>
          </table:table-cell>
          <table:table-cell table:number-columns-repeated="1020"/>
        </table:table-row>
        <table:table-row table:style-name="ro1">
          <table:table-cell table:style-name="ce5" office:value-type="float" office:value="3.6100001335144">
            <text:p>3,6100001335</text:p>
          </table:table-cell>
          <table:table-cell table:style-name="ce5" office:value-type="float" office:value="2.5226879119873">
            <text:p>2,522687912</text:p>
          </table:table-cell>
          <table:table-cell table:style-name="ce5" office:value-type="float" office:value="0.00724790059030056">
            <text:p>0,0072479006</text:p>
          </table:table-cell>
          <table:table-cell table:style-name="ce5" office:value-type="float" office:value="859.033325195313">
            <text:p>859,0333251953</text:p>
          </table:table-cell>
          <table:table-cell table:number-columns-repeated="1020"/>
        </table:table-row>
        <table:table-row table:style-name="ro1">
          <table:table-cell table:style-name="ce5" office:value-type="float" office:value="3.62000012397766">
            <text:p>3,620000124</text:p>
          </table:table-cell>
          <table:table-cell table:style-name="ce5" office:value-type="float" office:value="2.48880743980408">
            <text:p>2,4888074398</text:p>
          </table:table-cell>
          <table:table-cell table:style-name="ce5" office:value-type="float" office:value="0.007120655849576">
            <text:p>0,0071206558</text:p>
          </table:table-cell>
          <table:table-cell table:style-name="ce5" office:value-type="float" office:value="856.429504394531">
            <text:p>856,4295043945</text:p>
          </table:table-cell>
          <table:table-cell table:number-columns-repeated="1020"/>
        </table:table-row>
        <table:table-row table:style-name="ro1">
          <table:table-cell table:style-name="ce5" office:value-type="float" office:value="3.63000011444092">
            <text:p>3,6300001144</text:p>
          </table:table-cell>
          <table:table-cell table:style-name="ce5" office:value-type="float" office:value="2.45849776268005">
            <text:p>2,4584977627</text:p>
          </table:table-cell>
          <table:table-cell table:style-name="ce5" office:value-type="float" office:value="0.00700351735576987">
            <text:p>0,0070035174</text:p>
          </table:table-cell>
          <table:table-cell table:style-name="ce5" office:value-type="float" office:value="853.819946289063">
            <text:p>853,8199462891</text:p>
          </table:table-cell>
          <table:table-cell table:number-columns-repeated="1020"/>
        </table:table-row>
        <table:table-row table:style-name="ro1">
          <table:table-cell table:style-name="ce5" office:value-type="float" office:value="3.64000010490417">
            <text:p>3,6400001049</text:p>
          </table:table-cell>
          <table:table-cell table:style-name="ce5" office:value-type="float" office:value="2.43082857131958">
            <text:p>2,4308285713</text:p>
          </table:table-cell>
          <table:table-cell table:style-name="ce5" office:value-type="float" office:value="0.00691319117322564">
            <text:p>0,0069131912</text:p>
          </table:table-cell>
          <table:table-cell table:style-name="ce5" office:value-type="float" office:value="851.204284667969">
            <text:p>851,204284668</text:p>
          </table:table-cell>
          <table:table-cell table:number-columns-repeated="1020"/>
        </table:table-row>
        <table:table-row table:style-name="ro1">
          <table:table-cell table:style-name="ce5" office:value-type="float" office:value="3.65000033378601">
            <text:p>3,6500003338</text:p>
          </table:table-cell>
          <table:table-cell table:style-name="ce5" office:value-type="float" office:value="2.40435719490051">
            <text:p>2,4043571949</text:p>
          </table:table-cell>
          <table:table-cell table:style-name="ce5" office:value-type="float" office:value="0.00685766572132707">
            <text:p>0,0068576657</text:p>
          </table:table-cell>
          <table:table-cell table:style-name="ce5" office:value-type="float" office:value="848.584716796875">
            <text:p>848,5847167969</text:p>
          </table:table-cell>
          <table:table-cell table:number-columns-repeated="1020"/>
        </table:table-row>
        <table:table-row table:style-name="ro1">
          <table:table-cell table:style-name="ce5" office:value-type="float" office:value="3.66000032424927">
            <text:p>3,6600003242</text:p>
          </table:table-cell>
          <table:table-cell table:style-name="ce5" office:value-type="float" office:value="2.3793478012085">
            <text:p>2,3793478012</text:p>
          </table:table-cell>
          <table:table-cell table:style-name="ce5" office:value-type="float" office:value="0.00683949096128345">
            <text:p>0,006839491</text:p>
          </table:table-cell>
          <table:table-cell table:style-name="ce5" office:value-type="float" office:value="845.965087890625">
            <text:p>845,9650878906</text:p>
          </table:table-cell>
          <table:table-cell table:number-columns-repeated="1020"/>
        </table:table-row>
        <table:table-row table:style-name="ro1">
          <table:table-cell table:style-name="ce5" office:value-type="float" office:value="3.67000031471252">
            <text:p>3,6700003147</text:p>
          </table:table-cell>
          <table:table-cell table:style-name="ce5" office:value-type="float" office:value="2.35615801811218">
            <text:p>2,3561580181</text:p>
          </table:table-cell>
          <table:table-cell table:style-name="ce5" office:value-type="float" office:value="0.00685925269499421">
            <text:p>0,0068592527</text:p>
          </table:table-cell>
          <table:table-cell table:style-name="ce5" office:value-type="float" office:value="843.345458984375">
            <text:p>843,3454589844</text:p>
          </table:table-cell>
          <table:table-cell table:number-columns-repeated="1020"/>
        </table:table-row>
        <table:table-row table:style-name="ro1">
          <table:table-cell table:style-name="ce5" office:value-type="float" office:value="3.68000030517578">
            <text:p>3,6800003052</text:p>
          </table:table-cell>
          <table:table-cell table:style-name="ce5" office:value-type="float" office:value="2.33511352539063">
            <text:p>2,3351135254</text:p>
          </table:table-cell>
          <table:table-cell table:style-name="ce5" office:value-type="float" office:value="0.0069145429879427">
            <text:p>0,006914543</text:p>
          </table:table-cell>
          <table:table-cell table:style-name="ce5" office:value-type="float" office:value="840.725830078125">
            <text:p>840,7258300781</text:p>
          </table:table-cell>
          <table:table-cell table:number-columns-repeated="1020"/>
        </table:table-row>
        <table:table-row table:style-name="ro1">
          <table:table-cell table:style-name="ce5" office:value-type="float" office:value="3.69000029563904">
            <text:p>3,6900002956</text:p>
          </table:table-cell>
          <table:table-cell table:style-name="ce5" office:value-type="float" office:value="2.31670880317688">
            <text:p>2,3167088032</text:p>
          </table:table-cell>
          <table:table-cell table:style-name="ce5" office:value-type="float" office:value="0.00699846725910902">
            <text:p>0,0069984673</text:p>
          </table:table-cell>
          <table:table-cell table:style-name="ce5" office:value-type="float" office:value="838.106018066406">
            <text:p>838,1060180664</text:p>
          </table:table-cell>
          <table:table-cell table:number-columns-repeated="1020"/>
        </table:table-row>
        <table:table-row table:style-name="ro1">
          <table:table-cell table:style-name="ce5" office:value-type="float" office:value="3.70000028610229">
            <text:p>3,7000002861</text:p>
          </table:table-cell>
          <table:table-cell table:style-name="ce5" office:value-type="float" office:value="2.30008006095886">
            <text:p>2,300080061</text:p>
          </table:table-cell>
          <table:table-cell table:style-name="ce5" office:value-type="float" office:value="0.00709668267518282">
            <text:p>0,0070966827</text:p>
          </table:table-cell>
          <table:table-cell table:style-name="ce5" office:value-type="float" office:value="835.481994628906">
            <text:p>835,4819946289</text:p>
          </table:table-cell>
          <table:table-cell table:number-columns-repeated="1020"/>
        </table:table-row>
        <table:table-row table:style-name="ro1">
          <table:table-cell table:style-name="ce5" office:value-type="float" office:value="3.71000027656555">
            <text:p>3,7100002766</text:p>
          </table:table-cell>
          <table:table-cell table:style-name="ce5" office:value-type="float" office:value="2.28512477874756">
            <text:p>2,2851247787</text:p>
          </table:table-cell>
          <table:table-cell table:style-name="ce5" office:value-type="float" office:value="0.00719310203567147">
            <text:p>0,007193102</text:p>
          </table:table-cell>
          <table:table-cell table:style-name="ce5" office:value-type="float" office:value="832.854919433594">
            <text:p>832,8549194336</text:p>
          </table:table-cell>
          <table:table-cell table:number-columns-repeated="1020"/>
        </table:table-row>
        <table:table-row table:style-name="ro1">
          <table:table-cell table:style-name="ce5" office:value-type="float" office:value="3.72000026702881">
            <text:p>3,720000267</text:p>
          </table:table-cell>
          <table:table-cell table:style-name="ce5" office:value-type="float" office:value="2.27062392234802">
            <text:p>2,2706239223</text:p>
          </table:table-cell>
          <table:table-cell table:style-name="ce5" office:value-type="float" office:value="0.00727648753672838">
            <text:p>0,0072764875</text:p>
          </table:table-cell>
          <table:table-cell table:style-name="ce5" office:value-type="float" office:value="830.226745605469">
            <text:p>830,2267456055</text:p>
          </table:table-cell>
          <table:table-cell table:number-columns-repeated="1020"/>
        </table:table-row>
        <table:table-row table:style-name="ro1">
          <table:table-cell table:style-name="ce5" office:value-type="float" office:value="3.73000025749207">
            <text:p>3,7300002575</text:p>
          </table:table-cell>
          <table:table-cell table:style-name="ce5" office:value-type="float" office:value="2.25621271133423">
            <text:p>2,2562127113</text:p>
          </table:table-cell>
          <table:table-cell table:style-name="ce5" office:value-type="float" office:value="0.00733710546046495">
            <text:p>0,0073371055</text:p>
          </table:table-cell>
          <table:table-cell table:style-name="ce5" office:value-type="float" office:value="827.598937988281">
            <text:p>827,5989379883</text:p>
          </table:table-cell>
          <table:table-cell table:number-columns-repeated="1020"/>
        </table:table-row>
        <table:table-row table:style-name="ro1">
          <table:table-cell table:style-name="ce5" office:value-type="float" office:value="3.74000024795532">
            <text:p>3,740000248</text:p>
          </table:table-cell>
          <table:table-cell table:style-name="ce5" office:value-type="float" office:value="2.24156713485718">
            <text:p>2,2415671349</text:p>
          </table:table-cell>
          <table:table-cell table:style-name="ce5" office:value-type="float" office:value="0.00736547820270061">
            <text:p>0,0073654782</text:p>
          </table:table-cell>
          <table:table-cell table:style-name="ce5" office:value-type="float" office:value="824.975952148438">
            <text:p>824,9759521484</text:p>
          </table:table-cell>
          <table:table-cell table:number-columns-repeated="1020"/>
        </table:table-row>
        <table:table-row table:style-name="ro1">
          <table:table-cell table:style-name="ce5" office:value-type="float" office:value="3.75000023841858">
            <text:p>3,7500002384</text:p>
          </table:table-cell>
          <table:table-cell table:style-name="ce5" office:value-type="float" office:value="2.22636485099792">
            <text:p>2,226364851</text:p>
          </table:table-cell>
          <table:table-cell table:style-name="ce5" office:value-type="float" office:value="0.00735740689560771">
            <text:p>0,0073574069</text:p>
          </table:table-cell>
          <table:table-cell table:style-name="ce5" office:value-type="float" office:value="822.359008789063">
            <text:p>822,3590087891</text:p>
          </table:table-cell>
          <table:table-cell table:number-columns-repeated="1020"/>
        </table:table-row>
        <table:table-row table:style-name="ro1">
          <table:table-cell table:style-name="ce5" office:value-type="float" office:value="3.76000022888184">
            <text:p>3,7600002289</text:p>
          </table:table-cell>
          <table:table-cell table:style-name="ce5" office:value-type="float" office:value="2.21198725700378">
            <text:p>2,211987257</text:p>
          </table:table-cell>
          <table:table-cell table:style-name="ce5" office:value-type="float" office:value="0.00731752207502723">
            <text:p>0,0073175221</text:p>
          </table:table-cell>
          <table:table-cell table:style-name="ce5" office:value-type="float" office:value="819.744262695313">
            <text:p>819,7442626953</text:p>
          </table:table-cell>
          <table:table-cell table:number-columns-repeated="1020"/>
        </table:table-row>
        <table:table-row table:style-name="ro1">
          <table:table-cell table:style-name="ce5" office:value-type="float" office:value="3.77000021934509">
            <text:p>3,7700002193</text:p>
          </table:table-cell>
          <table:table-cell table:style-name="ce5" office:value-type="float" office:value="2.19883680343628">
            <text:p>2,1988368034</text:p>
          </table:table-cell>
          <table:table-cell table:style-name="ce5" office:value-type="float" office:value="0.00725528411567211">
            <text:p>0,0072552841</text:p>
          </table:table-cell>
          <table:table-cell table:style-name="ce5" office:value-type="float" office:value="817.128234863281">
            <text:p>817,1282348633</text:p>
          </table:table-cell>
          <table:table-cell table:number-columns-repeated="1020"/>
        </table:table-row>
        <table:table-row table:style-name="ro1">
          <table:table-cell table:style-name="ce5" office:value-type="float" office:value="3.78000020980835">
            <text:p>3,7800002098</text:p>
          </table:table-cell>
          <table:table-cell table:style-name="ce5" office:value-type="float" office:value="2.18810129165649">
            <text:p>2,1881012917</text:p>
          </table:table-cell>
          <table:table-cell table:style-name="ce5" office:value-type="float" office:value="0.00718045188114047">
            <text:p>0,0071804519</text:p>
          </table:table-cell>
          <table:table-cell table:style-name="ce5" office:value-type="float" office:value="814.511657714844">
            <text:p>814,5116577148</text:p>
          </table:table-cell>
          <table:table-cell table:number-columns-repeated="1020"/>
        </table:table-row>
        <table:table-row table:style-name="ro1">
          <table:table-cell table:style-name="ce5" office:value-type="float" office:value="3.79000020027161">
            <text:p>3,7900002003</text:p>
          </table:table-cell>
          <table:table-cell table:style-name="ce5" office:value-type="float" office:value="2.17934727668762">
            <text:p>2,1793472767</text:p>
          </table:table-cell>
          <table:table-cell table:style-name="ce5" office:value-type="float" office:value="0.00710507109761238">
            <text:p>0,0071050711</text:p>
          </table:table-cell>
          <table:table-cell table:style-name="ce5" office:value-type="float" office:value="811.895080566406">
            <text:p>811,8950805664</text:p>
          </table:table-cell>
          <table:table-cell table:number-columns-repeated="1020"/>
        </table:table-row>
        <table:table-row table:style-name="ro1">
          <table:table-cell table:style-name="ce5" office:value-type="float" office:value="3.80000019073486">
            <text:p>3,8000001907</text:p>
          </table:table-cell>
          <table:table-cell table:style-name="ce5" office:value-type="float" office:value="2.17131090164185">
            <text:p>2,1713109016</text:p>
          </table:table-cell>
          <table:table-cell table:style-name="ce5" office:value-type="float" office:value="0.00704078190028667">
            <text:p>0,0070407819</text:p>
          </table:table-cell>
          <table:table-cell table:style-name="ce5" office:value-type="float" office:value="809.27978515625">
            <text:p>809,2797851563</text:p>
          </table:table-cell>
          <table:table-cell table:number-columns-repeated="1020"/>
        </table:table-row>
        <table:table-row table:style-name="ro1">
          <table:table-cell table:style-name="ce5" office:value-type="float" office:value="3.81000018119812">
            <text:p>3,8100001812</text:p>
          </table:table-cell>
          <table:table-cell table:style-name="ce5" office:value-type="float" office:value="2.16354703903198">
            <text:p>2,163547039</text:p>
          </table:table-cell>
          <table:table-cell table:style-name="ce5" office:value-type="float" office:value="0.00699366861954331">
            <text:p>0,0069936686</text:p>
          </table:table-cell>
          <table:table-cell table:style-name="ce5" office:value-type="float" office:value="806.670227050781">
            <text:p>806,6702270508</text:p>
          </table:table-cell>
          <table:table-cell table:number-columns-repeated="1020"/>
        </table:table-row>
        <table:table-row table:style-name="ro1">
          <table:table-cell table:style-name="ce5" office:value-type="float" office:value="3.82000017166138">
            <text:p>3,8200001717</text:p>
          </table:table-cell>
          <table:table-cell table:style-name="ce5" office:value-type="float" office:value="2.15470409393311">
            <text:p>2,1547040939</text:p>
          </table:table-cell>
          <table:table-cell table:style-name="ce5" office:value-type="float" office:value="0.00696333590894938">
            <text:p>0,0069633359</text:p>
          </table:table-cell>
          <table:table-cell table:style-name="ce5" office:value-type="float" office:value="804.066772460938">
            <text:p>804,0667724609</text:p>
          </table:table-cell>
          <table:table-cell table:number-columns-repeated="1020"/>
        </table:table-row>
        <table:table-row table:style-name="ro1">
          <table:table-cell table:style-name="ce5" office:value-type="float" office:value="3.83000016212463">
            <text:p>3,8300001621</text:p>
          </table:table-cell>
          <table:table-cell table:style-name="ce5" office:value-type="float" office:value="2.14547681808472">
            <text:p>2,1454768181</text:p>
          </table:table-cell>
          <table:table-cell table:style-name="ce5" office:value-type="float" office:value="0.00694735161960125">
            <text:p>0,0069473516</text:p>
          </table:table-cell>
          <table:table-cell table:style-name="ce5" office:value-type="float" office:value="801.468505859375">
            <text:p>801,4685058594</text:p>
          </table:table-cell>
          <table:table-cell table:number-columns-repeated="1020"/>
        </table:table-row>
        <table:table-row table:style-name="ro1">
          <table:table-cell table:style-name="ce5" office:value-type="float" office:value="3.84000015258789">
            <text:p>3,8400001526</text:p>
          </table:table-cell>
          <table:table-cell table:style-name="ce5" office:value-type="float" office:value="2.13624930381775">
            <text:p>2,1362493038</text:p>
          </table:table-cell>
          <table:table-cell table:style-name="ce5" office:value-type="float" office:value="0.00694570504128933">
            <text:p>0,006945705</text:p>
          </table:table-cell>
          <table:table-cell table:style-name="ce5" office:value-type="float" office:value="798.870300292969">
            <text:p>798,870300293</text:p>
          </table:table-cell>
          <table:table-cell table:number-columns-repeated="1020"/>
        </table:table-row>
        <table:table-row table:style-name="ro1">
          <table:table-cell table:style-name="ce5" office:value-type="float" office:value="3.85000014305115">
            <text:p>3,8500001431</text:p>
          </table:table-cell>
          <table:table-cell table:style-name="ce5" office:value-type="float" office:value="2.12756109237671">
            <text:p>2,1275610924</text:p>
          </table:table-cell>
          <table:table-cell table:style-name="ce5" office:value-type="float" office:value="0.00695555191487074">
            <text:p>0,0069555519</text:p>
          </table:table-cell>
          <table:table-cell table:style-name="ce5" office:value-type="float" office:value="796.270812988281">
            <text:p>796,2708129883</text:p>
          </table:table-cell>
          <table:table-cell table:number-columns-repeated="1020"/>
        </table:table-row>
        <table:table-row table:style-name="ro1">
          <table:table-cell table:style-name="ce5" office:value-type="float" office:value="3.8600001335144">
            <text:p>3,8600001335</text:p>
          </table:table-cell>
          <table:table-cell table:style-name="ce5" office:value-type="float" office:value="2.11990094184875">
            <text:p>2,1199009418</text:p>
          </table:table-cell>
          <table:table-cell table:style-name="ce5" office:value-type="float" office:value="0.00697051361203194">
            <text:p>0,0069705136</text:p>
          </table:table-cell>
          <table:table-cell table:style-name="ce5" office:value-type="float" office:value="793.671325683594">
            <text:p>793,6713256836</text:p>
          </table:table-cell>
          <table:table-cell table:number-columns-repeated="1020"/>
        </table:table-row>
        <table:table-row table:style-name="ro1">
          <table:table-cell table:style-name="ce5" office:value-type="float" office:value="3.87000012397766">
            <text:p>3,870000124</text:p>
          </table:table-cell>
          <table:table-cell table:style-name="ce5" office:value-type="float" office:value="2.11165261268616">
            <text:p>2,1116526127</text:p>
          </table:table-cell>
          <table:table-cell table:style-name="ce5" office:value-type="float" office:value="0.00698569975793362">
            <text:p>0,0069856998</text:p>
          </table:table-cell>
          <table:table-cell table:style-name="ce5" office:value-type="float" office:value="791.074035644531">
            <text:p>791,0740356445</text:p>
          </table:table-cell>
          <table:table-cell table:number-columns-repeated="1020"/>
        </table:table-row>
        <table:table-row table:style-name="ro1">
          <table:table-cell table:style-name="ce5" office:value-type="float" office:value="3.8800003528595">
            <text:p>3,8800003529</text:p>
          </table:table-cell>
          <table:table-cell table:style-name="ce5" office:value-type="float" office:value="2.10298681259155">
            <text:p>2,1029868126</text:p>
          </table:table-cell>
          <table:table-cell table:style-name="ce5" office:value-type="float" office:value="0.00699678156524897">
            <text:p>0,0069967816</text:p>
          </table:table-cell>
          <table:table-cell table:style-name="ce5" office:value-type="float" office:value="788.482788085938">
            <text:p>788,4827880859</text:p>
          </table:table-cell>
          <table:table-cell table:number-columns-repeated="1020"/>
        </table:table-row>
        <table:table-row table:style-name="ro1">
          <table:table-cell table:style-name="ce5" office:value-type="float" office:value="3.89000034332275">
            <text:p>3,8900003433</text:p>
          </table:table-cell>
          <table:table-cell table:style-name="ce5" office:value-type="float" office:value="2.09352207183838">
            <text:p>2,0935220718</text:p>
          </table:table-cell>
          <table:table-cell table:style-name="ce5" office:value-type="float" office:value="0.0070025809109211">
            <text:p>0,0070025809</text:p>
          </table:table-cell>
          <table:table-cell table:style-name="ce5" office:value-type="float" office:value="785.897644042969">
            <text:p>785,897644043</text:p>
          </table:table-cell>
          <table:table-cell table:number-columns-repeated="1020"/>
        </table:table-row>
        <table:table-row table:style-name="ro1">
          <table:table-cell table:style-name="ce5" office:value-type="float" office:value="3.90000033378601">
            <text:p>3,9000003338</text:p>
          </table:table-cell>
          <table:table-cell table:style-name="ce5" office:value-type="float" office:value="2.08355641365051">
            <text:p>2,0835564137</text:p>
          </table:table-cell>
          <table:table-cell table:style-name="ce5" office:value-type="float" office:value="0.00700709968805313">
            <text:p>0,0070070997</text:p>
          </table:table-cell>
          <table:table-cell table:style-name="ce5" office:value-type="float" office:value="783.317321777344">
            <text:p>783,3173217773</text:p>
          </table:table-cell>
          <table:table-cell table:number-columns-repeated="1020"/>
        </table:table-row>
        <table:table-row table:style-name="ro1">
          <table:table-cell table:style-name="ce5" office:value-type="float" office:value="3.91000032424927">
            <text:p>3,9100003242</text:p>
          </table:table-cell>
          <table:table-cell table:style-name="ce5" office:value-type="float" office:value="2.074782371521">
            <text:p>2,0747823715</text:p>
          </table:table-cell>
          <table:table-cell table:style-name="ce5" office:value-type="float" office:value="0.00701535306870937">
            <text:p>0,0070153531</text:p>
          </table:table-cell>
          <table:table-cell table:style-name="ce5" office:value-type="float" office:value="780.736755371094">
            <text:p>780,7367553711</text:p>
          </table:table-cell>
          <table:table-cell table:number-columns-repeated="1020"/>
        </table:table-row>
        <table:table-row table:style-name="ro1">
          <table:table-cell table:style-name="ce5" office:value-type="float" office:value="3.92000031471252">
            <text:p>3,9200003147</text:p>
          </table:table-cell>
          <table:table-cell table:style-name="ce5" office:value-type="float" office:value="2.06682109832764">
            <text:p>2,0668210983</text:p>
          </table:table-cell>
          <table:table-cell table:style-name="ce5" office:value-type="float" office:value="0.00703122979030013">
            <text:p>0,0070312298</text:p>
          </table:table-cell>
          <table:table-cell table:style-name="ce5" office:value-type="float" office:value="778.151000976563">
            <text:p>778,1510009766</text:p>
          </table:table-cell>
          <table:table-cell table:number-columns-repeated="1020"/>
        </table:table-row>
        <table:table-row table:style-name="ro1">
          <table:table-cell table:style-name="ce5" office:value-type="float" office:value="3.93000030517578">
            <text:p>3,9300003052</text:p>
          </table:table-cell>
          <table:table-cell table:style-name="ce5" office:value-type="float" office:value="2.06016445159912">
            <text:p>2,0601644516</text:p>
          </table:table-cell>
          <table:table-cell table:style-name="ce5" office:value-type="float" office:value="0.00705372402444482">
            <text:p>0,007053724</text:p>
          </table:table-cell>
          <table:table-cell table:style-name="ce5" office:value-type="float" office:value="775.558959960938">
            <text:p>775,5589599609</text:p>
          </table:table-cell>
          <table:table-cell table:number-columns-repeated="1020"/>
        </table:table-row>
        <table:table-row table:style-name="ro1">
          <table:table-cell table:style-name="ce5" office:value-type="float" office:value="3.94000029563904">
            <text:p>3,9400002956</text:p>
          </table:table-cell>
          <table:table-cell table:style-name="ce5" office:value-type="float" office:value="2.05417823791504">
            <text:p>2,0541782379</text:p>
          </table:table-cell>
          <table:table-cell table:style-name="ce5" office:value-type="float" office:value="0.00707840174436569">
            <text:p>0,0070784017</text:p>
          </table:table-cell>
          <table:table-cell table:style-name="ce5" office:value-type="float" office:value="772.958618164063">
            <text:p>772,9586181641</text:p>
          </table:table-cell>
          <table:table-cell table:number-columns-repeated="1020"/>
        </table:table-row>
        <table:table-row table:style-name="ro1">
          <table:table-cell table:style-name="ce5" office:value-type="float" office:value="3.95000028610229">
            <text:p>3,9500002861</text:p>
          </table:table-cell>
          <table:table-cell table:style-name="ce5" office:value-type="float" office:value="2.0482292175293">
            <text:p>2,0482292175</text:p>
          </table:table-cell>
          <table:table-cell table:style-name="ce5" office:value-type="float" office:value="0.00710587203502655">
            <text:p>0,007105872</text:p>
          </table:table-cell>
          <table:table-cell table:style-name="ce5" office:value-type="float" office:value="770.352111816406">
            <text:p>770,3521118164</text:p>
          </table:table-cell>
          <table:table-cell table:number-columns-repeated="1020"/>
        </table:table-row>
        <table:table-row table:style-name="ro1">
          <table:table-cell table:style-name="ce5" office:value-type="float" office:value="3.96000027656555">
            <text:p>3,9600002766</text:p>
          </table:table-cell>
          <table:table-cell table:style-name="ce5" office:value-type="float" office:value="2.04342412948608">
            <text:p>2,0434241295</text:p>
          </table:table-cell>
          <table:table-cell table:style-name="ce5" office:value-type="float" office:value="0.00714186020195484">
            <text:p>0,0071418602</text:p>
          </table:table-cell>
          <table:table-cell table:style-name="ce5" office:value-type="float" office:value="767.742248535156">
            <text:p>767,7422485352</text:p>
          </table:table-cell>
          <table:table-cell table:number-columns-repeated="1020"/>
        </table:table-row>
        <table:table-row table:style-name="ro1">
          <table:table-cell table:style-name="ce5" office:value-type="float" office:value="3.97000026702881">
            <text:p>3,970000267</text:p>
          </table:table-cell>
          <table:table-cell table:style-name="ce5" office:value-type="float" office:value="2.03873515129089">
            <text:p>2,0387351513</text:p>
          </table:table-cell>
          <table:table-cell table:style-name="ce5" office:value-type="float" office:value="0.00718614878132939">
            <text:p>0,0071861488</text:p>
          </table:table-cell>
          <table:table-cell table:style-name="ce5" office:value-type="float" office:value="765.132385253906">
            <text:p>765,1323852539</text:p>
          </table:table-cell>
          <table:table-cell table:number-columns-repeated="1020"/>
        </table:table-row>
        <table:table-row table:style-name="ro1">
          <table:table-cell table:style-name="ce5" office:value-type="float" office:value="3.98000025749207">
            <text:p>3,9800002575</text:p>
          </table:table-cell>
          <table:table-cell table:style-name="ce5" office:value-type="float" office:value="2.0343017578125">
            <text:p>2,0343017578</text:p>
          </table:table-cell>
          <table:table-cell table:style-name="ce5" office:value-type="float" office:value="0.00722724897786975">
            <text:p>0,007227249</text:p>
          </table:table-cell>
          <table:table-cell table:style-name="ce5" office:value-type="float" office:value="762.522521972656">
            <text:p>762,5225219727</text:p>
          </table:table-cell>
          <table:table-cell table:number-columns-repeated="1020"/>
        </table:table-row>
        <table:table-row table:style-name="ro1">
          <table:table-cell table:style-name="ce5" office:value-type="float" office:value="3.99000024795532">
            <text:p>3,990000248</text:p>
          </table:table-cell>
          <table:table-cell table:style-name="ce5" office:value-type="float" office:value="2.02999901771545">
            <text:p>2,0299990177</text:p>
          </table:table-cell>
          <table:table-cell table:style-name="ce5" office:value-type="float" office:value="0.00725361099466681">
            <text:p>0,007253611</text:p>
          </table:table-cell>
          <table:table-cell table:style-name="ce5" office:value-type="float" office:value="759.912292480469">
            <text:p>759,9122924805</text:p>
          </table:table-cell>
          <table:table-cell table:number-columns-repeated="1020"/>
        </table:table-row>
        <table:table-row table:style-name="ro1">
          <table:table-cell table:style-name="ce5" office:value-type="float" office:value="4.00000047683716">
            <text:p>4,0000004768</text:p>
          </table:table-cell>
          <table:table-cell table:style-name="ce5" office:value-type="float" office:value="2.0247848033905">
            <text:p>2,0247848034</text:p>
          </table:table-cell>
          <table:table-cell table:style-name="ce5" office:value-type="float" office:value="0.00726024573668838">
            <text:p>0,0072602457</text:p>
          </table:table-cell>
          <table:table-cell table:style-name="ce5" office:value-type="float" office:value="757.297241210938">
            <text:p>757,2972412109</text:p>
          </table:table-cell>
          <table:table-cell table:number-columns-repeated="1020"/>
        </table:table-row>
        <table:table-row table:style-name="ro1">
          <table:table-cell table:style-name="ce5" office:value-type="float" office:value="4.01000022888184">
            <text:p>4,0100002289</text:p>
          </table:table-cell>
          <table:table-cell table:style-name="ce5" office:value-type="float" office:value="2.02004671096802">
            <text:p>2,020046711</text:p>
          </table:table-cell>
          <table:table-cell table:style-name="ce5" office:value-type="float" office:value="0.00724587449803948">
            <text:p>0,0072458745</text:p>
          </table:table-cell>
          <table:table-cell table:style-name="ce5" office:value-type="float" office:value="754.676452636719">
            <text:p>754,6764526367</text:p>
          </table:table-cell>
          <table:table-cell table:number-columns-repeated="1020"/>
        </table:table-row>
        <table:table-row table:style-name="ro1">
          <table:table-cell table:style-name="ce5" office:value-type="float" office:value="4.02000045776367">
            <text:p>4,0200004578</text:p>
          </table:table-cell>
          <table:table-cell table:style-name="ce5" office:value-type="float" office:value="2.01523995399475">
            <text:p>2,015239954</text:p>
          </table:table-cell>
          <table:table-cell table:style-name="ce5" office:value-type="float" office:value="0.00721560092642903">
            <text:p>0,0072156009</text:p>
          </table:table-cell>
          <table:table-cell table:style-name="ce5" office:value-type="float" office:value="752.054748535156">
            <text:p>752,0547485352</text:p>
          </table:table-cell>
          <table:table-cell table:number-columns-repeated="1020"/>
        </table:table-row>
        <table:table-row table:style-name="ro1">
          <table:table-cell table:style-name="ce5" office:value-type="float" office:value="4.03000020980835">
            <text:p>4,0300002098</text:p>
          </table:table-cell>
          <table:table-cell table:style-name="ce5" office:value-type="float" office:value="2.01014709472656">
            <text:p>2,0101470947</text:p>
          </table:table-cell>
          <table:table-cell table:style-name="ce5" office:value-type="float" office:value="0.00718301720917225">
            <text:p>0,0071830172</text:p>
          </table:table-cell>
          <table:table-cell table:style-name="ce5" office:value-type="float" office:value="749.437866210938">
            <text:p>749,4378662109</text:p>
          </table:table-cell>
          <table:table-cell table:number-columns-repeated="1020"/>
        </table:table-row>
        <table:table-row table:style-name="ro1">
          <table:table-cell table:style-name="ce5" office:value-type="float" office:value="4.04000043869019">
            <text:p>4,0400004387</text:p>
          </table:table-cell>
          <table:table-cell table:style-name="ce5" office:value-type="float" office:value="2.00549077987671">
            <text:p>2,0054907799</text:p>
          </table:table-cell>
          <table:table-cell table:style-name="ce5" office:value-type="float" office:value="0.00716225104406476">
            <text:p>0,007162251</text:p>
          </table:table-cell>
          <table:table-cell table:style-name="ce5" office:value-type="float" office:value="746.827453613281">
            <text:p>746,8274536133</text:p>
          </table:table-cell>
          <table:table-cell table:number-columns-repeated="1020"/>
        </table:table-row>
        <table:table-row table:style-name="ro1">
          <table:table-cell table:style-name="ce5" office:value-type="float" office:value="4.05000019073486">
            <text:p>4,0500001907</text:p>
          </table:table-cell>
          <table:table-cell table:style-name="ce5" office:value-type="float" office:value="1.99967885017395">
            <text:p>1,9996788502</text:p>
          </table:table-cell>
          <table:table-cell table:style-name="ce5" office:value-type="float" office:value="0.00715728988870978">
            <text:p>0,0071572899</text:p>
          </table:table-cell>
          <table:table-cell table:style-name="ce5" office:value-type="float" office:value="744.225219726563">
            <text:p>744,2252197266</text:p>
          </table:table-cell>
          <table:table-cell table:number-columns-repeated="1020"/>
        </table:table-row>
        <table:table-row table:style-name="ro1">
          <table:table-cell table:style-name="ce5" office:value-type="float" office:value="4.0600004196167">
            <text:p>4,0600004196</text:p>
          </table:table-cell>
          <table:table-cell table:style-name="ce5" office:value-type="float" office:value="1.99355602264404">
            <text:p>1,9935560226</text:p>
          </table:table-cell>
          <table:table-cell table:style-name="ce5" office:value-type="float" office:value="0.00716037396341562">
            <text:p>0,007160374</text:p>
          </table:table-cell>
          <table:table-cell table:style-name="ce5" office:value-type="float" office:value="741.62890625">
            <text:p>741,62890625</text:p>
          </table:table-cell>
          <table:table-cell table:number-columns-repeated="1020"/>
        </table:table-row>
        <table:table-row table:style-name="ro1">
          <table:table-cell table:style-name="ce5" office:value-type="float" office:value="4.07000017166138">
            <text:p>4,0700001717</text:p>
          </table:table-cell>
          <table:table-cell table:style-name="ce5" office:value-type="float" office:value="1.98770236968994">
            <text:p>1,9877023697</text:p>
          </table:table-cell>
          <table:table-cell table:style-name="ce5" office:value-type="float" office:value="0.00716598564758897">
            <text:p>0,0071659856</text:p>
          </table:table-cell>
          <table:table-cell table:style-name="ce5" office:value-type="float" office:value="739.034301757813">
            <text:p>739,0343017578</text:p>
          </table:table-cell>
          <table:table-cell table:number-columns-repeated="1020"/>
        </table:table-row>
        <table:table-row table:style-name="ro1">
          <table:table-cell table:style-name="ce5" office:value-type="float" office:value="4.08000040054321">
            <text:p>4,0800004005</text:p>
          </table:table-cell>
          <table:table-cell table:style-name="ce5" office:value-type="float" office:value="1.9812296628952">
            <text:p>1,9812296629</text:p>
          </table:table-cell>
          <table:table-cell table:style-name="ce5" office:value-type="float" office:value="0.00717609561979771">
            <text:p>0,0071760956</text:p>
          </table:table-cell>
          <table:table-cell table:style-name="ce5" office:value-type="float" office:value="736.439697265625">
            <text:p>736,4396972656</text:p>
          </table:table-cell>
          <table:table-cell table:number-columns-repeated="1020"/>
        </table:table-row>
        <table:table-row table:style-name="ro1">
          <table:table-cell table:style-name="ce5" office:value-type="float" office:value="4.09000015258789">
            <text:p>4,0900001526</text:p>
          </table:table-cell>
          <table:table-cell table:style-name="ce5" office:value-type="float" office:value="1.97526013851166">
            <text:p>1,9752601385</text:p>
          </table:table-cell>
          <table:table-cell table:style-name="ce5" office:value-type="float" office:value="0.0071894652210176">
            <text:p>0,0071894652</text:p>
          </table:table-cell>
          <table:table-cell table:style-name="ce5" office:value-type="float" office:value="733.845092773438">
            <text:p>733,8450927734</text:p>
          </table:table-cell>
          <table:table-cell table:number-columns-repeated="1020"/>
        </table:table-row>
        <table:table-row table:style-name="ro1">
          <table:table-cell table:style-name="ce5" office:value-type="float" office:value="4.10000038146973">
            <text:p>4,1000003815</text:p>
          </table:table-cell>
          <table:table-cell table:style-name="ce5" office:value-type="float" office:value="1.96881461143494">
            <text:p>1,9688146114</text:p>
          </table:table-cell>
          <table:table-cell table:style-name="ce5" office:value-type="float" office:value="0.00720127392560244">
            <text:p>0,0072012739</text:p>
          </table:table-cell>
          <table:table-cell table:style-name="ce5" office:value-type="float" office:value="731.253234863281">
            <text:p>731,2532348633</text:p>
          </table:table-cell>
          <table:table-cell table:number-columns-repeated="1020"/>
        </table:table-row>
        <table:table-row table:style-name="ro1">
          <table:table-cell table:style-name="ce5" office:value-type="float" office:value="4.1100001335144">
            <text:p>4,1100001335</text:p>
          </table:table-cell>
          <table:table-cell table:style-name="ce5" office:value-type="float" office:value="1.96177840232849">
            <text:p>1,9617784023</text:p>
          </table:table-cell>
          <table:table-cell table:style-name="ce5" office:value-type="float" office:value="0.00720943883061409">
            <text:p>0,0072094388</text:p>
          </table:table-cell>
          <table:table-cell table:style-name="ce5" office:value-type="float" office:value="728.66748046875">
            <text:p>728,6674804688</text:p>
          </table:table-cell>
          <table:table-cell table:number-columns-repeated="1020"/>
        </table:table-row>
        <table:table-row table:style-name="ro1">
          <table:table-cell table:style-name="ce5" office:value-type="float" office:value="4.12000036239624">
            <text:p>4,1200003624</text:p>
          </table:table-cell>
          <table:table-cell table:style-name="ce5" office:value-type="float" office:value="1.95586049556732">
            <text:p>1,9558604956</text:p>
          </table:table-cell>
          <table:table-cell table:style-name="ce5" office:value-type="float" office:value="0.00721673760563135">
            <text:p>0,0072167376</text:p>
          </table:table-cell>
          <table:table-cell table:style-name="ce5" office:value-type="float" office:value="726.089538574219">
            <text:p>726,0895385742</text:p>
          </table:table-cell>
          <table:table-cell table:number-columns-repeated="1020"/>
        </table:table-row>
        <table:table-row table:style-name="ro1">
          <table:table-cell table:style-name="ce5" office:value-type="float" office:value="4.13000011444092">
            <text:p>4,1300001144</text:p>
          </table:table-cell>
          <table:table-cell table:style-name="ce5" office:value-type="float" office:value="1.94953870773315">
            <text:p>1,9495387077</text:p>
          </table:table-cell>
          <table:table-cell table:style-name="ce5" office:value-type="float" office:value="0.00723181758075953">
            <text:p>0,0072318176</text:p>
          </table:table-cell>
          <table:table-cell table:style-name="ce5" office:value-type="float" office:value="723.521911621094">
            <text:p>723,5219116211</text:p>
          </table:table-cell>
          <table:table-cell table:number-columns-repeated="1020"/>
        </table:table-row>
        <table:table-row table:style-name="ro1">
          <table:table-cell table:style-name="ce5" office:value-type="float" office:value="4.14000034332275">
            <text:p>4,1400003433</text:p>
          </table:table-cell>
          <table:table-cell table:style-name="ce5" office:value-type="float" office:value="1.94284236431122">
            <text:p>1,9428423643</text:p>
          </table:table-cell>
          <table:table-cell table:style-name="ce5" office:value-type="float" office:value="0.00725850509479642">
            <text:p>0,0072585051</text:p>
          </table:table-cell>
          <table:table-cell table:style-name="ce5" office:value-type="float" office:value="720.959655761719">
            <text:p>720,9596557617</text:p>
          </table:table-cell>
          <table:table-cell table:number-columns-repeated="1020"/>
        </table:table-row>
        <table:table-row table:style-name="ro1">
          <table:table-cell table:style-name="ce5" office:value-type="float" office:value="4.15000009536743">
            <text:p>4,1500000954</text:p>
          </table:table-cell>
          <table:table-cell table:style-name="ce5" office:value-type="float" office:value="1.9363888502121">
            <text:p>1,9363888502</text:p>
          </table:table-cell>
          <table:table-cell table:style-name="ce5" office:value-type="float" office:value="0.00728505617007613">
            <text:p>0,0072850562</text:p>
          </table:table-cell>
          <table:table-cell table:style-name="ce5" office:value-type="float" office:value="718.397399902344">
            <text:p>718,3973999023</text:p>
          </table:table-cell>
          <table:table-cell table:number-columns-repeated="1020"/>
        </table:table-row>
        <table:table-row table:style-name="ro1">
          <table:table-cell table:style-name="ce5" office:value-type="float" office:value="4.16000032424927">
            <text:p>4,1600003242</text:p>
          </table:table-cell>
          <table:table-cell table:style-name="ce5" office:value-type="float" office:value="1.92887127399445">
            <text:p>1,928871274</text:p>
          </table:table-cell>
          <table:table-cell table:style-name="ce5" office:value-type="float" office:value="0.00729283504188061">
            <text:p>0,007292835</text:p>
          </table:table-cell>
          <table:table-cell table:style-name="ce5" office:value-type="float" office:value="715.829956054688">
            <text:p>715,8299560547</text:p>
          </table:table-cell>
          <table:table-cell table:number-columns-repeated="1020"/>
        </table:table-row>
        <table:table-row table:style-name="ro1">
          <table:table-cell table:style-name="ce5" office:value-type="float" office:value="4.17000007629395">
            <text:p>4,1700000763</text:p>
          </table:table-cell>
          <table:table-cell table:style-name="ce5" office:value-type="float" office:value="1.92155885696411">
            <text:p>1,921558857</text:p>
          </table:table-cell>
          <table:table-cell table:style-name="ce5" office:value-type="float" office:value="0.00727303326129913">
            <text:p>0,0072730333</text:p>
          </table:table-cell>
          <table:table-cell table:style-name="ce5" office:value-type="float" office:value="713.256408691406">
            <text:p>713,2564086914</text:p>
          </table:table-cell>
          <table:table-cell table:number-columns-repeated="1020"/>
        </table:table-row>
        <table:table-row table:style-name="ro1">
          <table:table-cell table:style-name="ce5" office:value-type="float" office:value="4.18000030517578">
            <text:p>4,1800003052</text:p>
          </table:table-cell>
          <table:table-cell table:style-name="ce5" office:value-type="float" office:value="1.91416895389557">
            <text:p>1,9141689539</text:p>
          </table:table-cell>
          <table:table-cell table:style-name="ce5" office:value-type="float" office:value="0.00723000383004546">
            <text:p>0,0072300038</text:p>
          </table:table-cell>
          <table:table-cell table:style-name="ce5" office:value-type="float" office:value="710.678039550781">
            <text:p>710,6780395508</text:p>
          </table:table-cell>
          <table:table-cell table:number-columns-repeated="1020"/>
        </table:table-row>
        <table:table-row table:style-name="ro1">
          <table:table-cell table:style-name="ce5" office:value-type="float" office:value="4.19000005722046">
            <text:p>4,1900000572</text:p>
          </table:table-cell>
          <table:table-cell table:style-name="ce5" office:value-type="float" office:value="1.90525126457214">
            <text:p>1,9052512646</text:p>
          </table:table-cell>
          <table:table-cell table:style-name="ce5" office:value-type="float" office:value="0.00717106135562062">
            <text:p>0,0071710614</text:p>
          </table:table-cell>
          <table:table-cell table:style-name="ce5" office:value-type="float" office:value="708.10205078125">
            <text:p>708,1020507813</text:p>
          </table:table-cell>
          <table:table-cell table:number-columns-repeated="1020"/>
        </table:table-row>
        <table:table-row table:style-name="ro1">
          <table:table-cell table:style-name="ce5" office:value-type="float" office:value="4.20000028610229">
            <text:p>4,2000002861</text:p>
          </table:table-cell>
          <table:table-cell table:style-name="ce5" office:value-type="float" office:value="1.89664280414581">
            <text:p>1,8966428041</text:p>
          </table:table-cell>
          <table:table-cell table:style-name="ce5" office:value-type="float" office:value="0.00710306642577052">
            <text:p>0,0071030664</text:p>
          </table:table-cell>
          <table:table-cell table:style-name="ce5" office:value-type="float" office:value="705.532165527344">
            <text:p>705,5321655273</text:p>
          </table:table-cell>
          <table:table-cell table:number-columns-repeated="1020"/>
        </table:table-row>
        <table:table-row table:style-name="ro1">
          <table:table-cell table:style-name="ce5" office:value-type="float" office:value="4.21000003814697">
            <text:p>4,2100000381</text:p>
          </table:table-cell>
          <table:table-cell table:style-name="ce5" office:value-type="float" office:value="1.88790428638458">
            <text:p>1,8879042864</text:p>
          </table:table-cell>
          <table:table-cell table:style-name="ce5" office:value-type="float" office:value="0.00703304121270776">
            <text:p>0,0070330412</text:p>
          </table:table-cell>
          <table:table-cell table:style-name="ce5" office:value-type="float" office:value="702.968383789063">
            <text:p>702,9683837891</text:p>
          </table:table-cell>
          <table:table-cell table:number-columns-repeated="1020"/>
        </table:table-row>
        <table:table-row table:style-name="ro1">
          <table:table-cell table:style-name="ce5" office:value-type="float" office:value="4.22000026702881">
            <text:p>4,220000267</text:p>
          </table:table-cell>
          <table:table-cell table:style-name="ce5" office:value-type="float" office:value="1.87835788726807">
            <text:p>1,8783578873</text:p>
          </table:table-cell>
          <table:table-cell table:style-name="ce5" office:value-type="float" office:value="0.00697091221809387">
            <text:p>0,0069709122</text:p>
          </table:table-cell>
          <table:table-cell table:style-name="ce5" office:value-type="float" office:value="700.409423828125">
            <text:p>700,4094238281</text:p>
          </table:table-cell>
          <table:table-cell table:number-columns-repeated="1020"/>
        </table:table-row>
        <table:table-row table:style-name="ro1">
          <table:table-cell table:style-name="ce5" office:value-type="float" office:value="4.23000049591064">
            <text:p>4,2300004959</text:p>
          </table:table-cell>
          <table:table-cell table:style-name="ce5" office:value-type="float" office:value="1.86987507343292">
            <text:p>1,8698750734</text:p>
          </table:table-cell>
          <table:table-cell table:style-name="ce5" office:value-type="float" office:value="0.00693107256665826">
            <text:p>0,0069310726</text:p>
          </table:table-cell>
          <table:table-cell table:style-name="ce5" office:value-type="float" office:value="697.849914550781">
            <text:p>697,8499145508</text:p>
          </table:table-cell>
          <table:table-cell table:number-columns-repeated="1020"/>
        </table:table-row>
        <table:table-row table:style-name="ro1">
          <table:table-cell table:style-name="ce5" office:value-type="float" office:value="4.24000024795532">
            <text:p>4,240000248</text:p>
          </table:table-cell>
          <table:table-cell table:style-name="ce5" office:value-type="float" office:value="1.86144483089447">
            <text:p>1,8614448309</text:p>
          </table:table-cell>
          <table:table-cell table:style-name="ce5" office:value-type="float" office:value="0.0069211539812386">
            <text:p>0,006921154</text:p>
          </table:table-cell>
          <table:table-cell table:style-name="ce5" office:value-type="float" office:value="695.283996582031">
            <text:p>695,283996582</text:p>
          </table:table-cell>
          <table:table-cell table:number-columns-repeated="1020"/>
        </table:table-row>
        <table:table-row table:style-name="ro1">
          <table:table-cell table:style-name="ce5" office:value-type="float" office:value="4.25000047683716">
            <text:p>4,2500004768</text:p>
          </table:table-cell>
          <table:table-cell table:style-name="ce5" office:value-type="float" office:value="1.85317635536194">
            <text:p>1,8531763554</text:p>
          </table:table-cell>
          <table:table-cell table:style-name="ce5" office:value-type="float" office:value="0.00693810638040304">
            <text:p>0,0069381064</text:p>
          </table:table-cell>
          <table:table-cell table:style-name="ce5" office:value-type="float" office:value="692.708190917969">
            <text:p>692,708190918</text:p>
          </table:table-cell>
          <table:table-cell table:number-columns-repeated="1020"/>
        </table:table-row>
        <table:table-row table:style-name="ro1">
          <table:table-cell table:style-name="ce5" office:value-type="float" office:value="4.26000022888184">
            <text:p>4,2600002289</text:p>
          </table:table-cell>
          <table:table-cell table:style-name="ce5" office:value-type="float" office:value="1.84673082828522">
            <text:p>1,8467308283</text:p>
          </table:table-cell>
          <table:table-cell table:style-name="ce5" office:value-type="float" office:value="0.00697941845282912">
            <text:p>0,0069794185</text:p>
          </table:table-cell>
          <table:table-cell table:style-name="ce5" office:value-type="float" office:value="690.126159667969">
            <text:p>690,126159668</text:p>
          </table:table-cell>
          <table:table-cell table:number-columns-repeated="1020"/>
        </table:table-row>
        <table:table-row table:style-name="ro1">
          <table:table-cell table:style-name="ce5" office:value-type="float" office:value="4.27000045776367">
            <text:p>4,2700004578</text:p>
          </table:table-cell>
          <table:table-cell table:style-name="ce5" office:value-type="float" office:value="1.84010279178619">
            <text:p>1,8401027918</text:p>
          </table:table-cell>
          <table:table-cell table:style-name="ce5" office:value-type="float" office:value="0.00704594608396292">
            <text:p>0,0070459461</text:p>
          </table:table-cell>
          <table:table-cell table:style-name="ce5" office:value-type="float" office:value="687.542541503906">
            <text:p>687,5425415039</text:p>
          </table:table-cell>
          <table:table-cell table:number-columns-repeated="1020"/>
        </table:table-row>
        <table:table-row table:style-name="ro1">
          <table:table-cell table:style-name="ce5" office:value-type="float" office:value="4.28000020980835">
            <text:p>4,2800002098</text:p>
          </table:table-cell>
          <table:table-cell table:style-name="ce5" office:value-type="float" office:value="1.83349227905273">
            <text:p>1,8334922791</text:p>
          </table:table-cell>
          <table:table-cell table:style-name="ce5" office:value-type="float" office:value="0.00713452603667974">
            <text:p>0,007134526</text:p>
          </table:table-cell>
          <table:table-cell table:style-name="ce5" office:value-type="float" office:value="684.964111328125">
            <text:p>684,9641113281</text:p>
          </table:table-cell>
          <table:table-cell table:number-columns-repeated="1020"/>
        </table:table-row>
        <table:table-row table:style-name="ro1">
          <table:table-cell table:style-name="ce5" office:value-type="float" office:value="4.29000043869019">
            <text:p>4,2900004387</text:p>
          </table:table-cell>
          <table:table-cell table:style-name="ce5" office:value-type="float" office:value="1.8282732963562">
            <text:p>1,8282732964</text:p>
          </table:table-cell>
          <table:table-cell table:style-name="ce5" office:value-type="float" office:value="0.00723267672583461">
            <text:p>0,0072326767</text:p>
          </table:table-cell>
          <table:table-cell table:style-name="ce5" office:value-type="float" office:value="682.393981933594">
            <text:p>682,3939819336</text:p>
          </table:table-cell>
          <table:table-cell table:number-columns-repeated="1020"/>
        </table:table-row>
        <table:table-row table:style-name="ro1">
          <table:table-cell table:style-name="ce5" office:value-type="float" office:value="4.30000019073486">
            <text:p>4,3000001907</text:p>
          </table:table-cell>
          <table:table-cell table:style-name="ce5" office:value-type="float" office:value="1.8221971988678">
            <text:p>1,8221971989</text:p>
          </table:table-cell>
          <table:table-cell table:style-name="ce5" office:value-type="float" office:value="0.00732096517458558">
            <text:p>0,0073209652</text:p>
          </table:table-cell>
          <table:table-cell table:style-name="ce5" office:value-type="float" office:value="679.835388183594">
            <text:p>679,8353881836</text:p>
          </table:table-cell>
          <table:table-cell table:number-columns-repeated="1020"/>
        </table:table-row>
        <table:table-row table:style-name="ro1">
          <table:table-cell table:style-name="ce5" office:value-type="float" office:value="4.3100004196167">
            <text:p>4,3100004196</text:p>
          </table:table-cell>
          <table:table-cell table:style-name="ce5" office:value-type="float" office:value="1.81598484516144">
            <text:p>1,8159848452</text:p>
          </table:table-cell>
          <table:table-cell table:style-name="ce5" office:value-type="float" office:value="0.00738408416509628">
            <text:p>0,0073840842</text:p>
          </table:table-cell>
          <table:table-cell table:style-name="ce5" office:value-type="float" office:value="677.283813476563">
            <text:p>677,2838134766</text:p>
          </table:table-cell>
          <table:table-cell table:number-columns-repeated="1020"/>
        </table:table-row>
        <table:table-row table:style-name="ro1">
          <table:table-cell table:style-name="ce5" office:value-type="float" office:value="4.32000017166138">
            <text:p>4,3200001717</text:p>
          </table:table-cell>
          <table:table-cell table:style-name="ce5" office:value-type="float" office:value="1.8112176656723">
            <text:p>1,8112176657</text:p>
          </table:table-cell>
          <table:table-cell table:style-name="ce5" office:value-type="float" office:value="0.00741681735962629">
            <text:p>0,0074168174</text:p>
          </table:table-cell>
          <table:table-cell table:style-name="ce5" office:value-type="float" office:value="674.735412597656">
            <text:p>674,7354125977</text:p>
          </table:table-cell>
          <table:table-cell table:number-columns-repeated="1020"/>
        </table:table-row>
        <table:table-row table:style-name="ro1">
          <table:table-cell table:style-name="ce5" office:value-type="float" office:value="4.33000040054321">
            <text:p>4,3300004005</text:p>
          </table:table-cell>
          <table:table-cell table:style-name="ce5" office:value-type="float" office:value="1.8057963848114">
            <text:p>1,8057963848</text:p>
          </table:table-cell>
          <table:table-cell table:style-name="ce5" office:value-type="float" office:value="0.00742054730653763">
            <text:p>0,0074205473</text:p>
          </table:table-cell>
          <table:table-cell table:style-name="ce5" office:value-type="float" office:value="672.1826171875">
            <text:p>672,1826171875</text:p>
          </table:table-cell>
          <table:table-cell table:number-columns-repeated="1020"/>
        </table:table-row>
        <table:table-row table:style-name="ro1">
          <table:table-cell table:style-name="ce5" office:value-type="float" office:value="4.34000015258789">
            <text:p>4,3400001526</text:p>
          </table:table-cell>
          <table:table-cell table:style-name="ce5" office:value-type="float" office:value="1.80062222480774">
            <text:p>1,8006222248</text:p>
          </table:table-cell>
          <table:table-cell table:style-name="ce5" office:value-type="float" office:value="0.00739763164892793">
            <text:p>0,0073976316</text:p>
          </table:table-cell>
          <table:table-cell table:style-name="ce5" office:value-type="float" office:value="669.623718261719">
            <text:p>669,6237182617</text:p>
          </table:table-cell>
          <table:table-cell table:number-columns-repeated="1020"/>
        </table:table-row>
        <table:table-row table:style-name="ro1">
          <table:table-cell table:style-name="ce5" office:value-type="float" office:value="4.35000038146973">
            <text:p>4,3500003815</text:p>
          </table:table-cell>
          <table:table-cell table:style-name="ce5" office:value-type="float" office:value="1.79707598686218">
            <text:p>1,7970759869</text:p>
          </table:table-cell>
          <table:table-cell table:style-name="ce5" office:value-type="float" office:value="0.00735093560069799">
            <text:p>0,0073509356</text:p>
          </table:table-cell>
          <table:table-cell table:style-name="ce5" office:value-type="float" office:value="667.060913085938">
            <text:p>667,0609130859</text:p>
          </table:table-cell>
          <table:table-cell table:number-columns-repeated="1020"/>
        </table:table-row>
        <table:table-row table:style-name="ro1">
          <table:table-cell table:style-name="ce5" office:value-type="float" office:value="4.3600001335144">
            <text:p>4,3600001335</text:p>
          </table:table-cell>
          <table:table-cell table:style-name="ce5" office:value-type="float" office:value="1.79298770427704">
            <text:p>1,7929877043</text:p>
          </table:table-cell>
          <table:table-cell table:style-name="ce5" office:value-type="float" office:value="0.00728831952437758">
            <text:p>0,0072883195</text:p>
          </table:table-cell>
          <table:table-cell table:style-name="ce5" office:value-type="float" office:value="664.500793457031">
            <text:p>664,500793457</text:p>
          </table:table-cell>
          <table:table-cell table:number-columns-repeated="1020"/>
        </table:table-row>
        <table:table-row table:style-name="ro1">
          <table:table-cell table:style-name="ce5" office:value-type="float" office:value="4.37000036239624">
            <text:p>4,3700003624</text:p>
          </table:table-cell>
          <table:table-cell table:style-name="ce5" office:value-type="float" office:value="1.78909468650818">
            <text:p>1,7890946865</text:p>
          </table:table-cell>
          <table:table-cell table:style-name="ce5" office:value-type="float" office:value="0.00722031714394689">
            <text:p>0,0072203171</text:p>
          </table:table-cell>
          <table:table-cell table:style-name="ce5" office:value-type="float" office:value="661.94677734375">
            <text:p>661,9467773438</text:p>
          </table:table-cell>
          <table:table-cell table:number-columns-repeated="1020"/>
        </table:table-row>
        <table:table-row table:style-name="ro1">
          <table:table-cell table:style-name="ce5" office:value-type="float" office:value="4.38000011444092">
            <text:p>4,3800001144</text:p>
          </table:table-cell>
          <table:table-cell table:style-name="ce5" office:value-type="float" office:value="1.78605282306671">
            <text:p>1,7860528231</text:p>
          </table:table-cell>
          <table:table-cell table:style-name="ce5" office:value-type="float" office:value="0.00715281721204519">
            <text:p>0,0071528172</text:p>
          </table:table-cell>
          <table:table-cell table:style-name="ce5" office:value-type="float" office:value="659.401611328125">
            <text:p>659,4016113281</text:p>
          </table:table-cell>
          <table:table-cell table:number-columns-repeated="1020"/>
        </table:table-row>
        <table:table-row table:style-name="ro1">
          <table:table-cell table:style-name="ce5" office:value-type="float" office:value="4.39000034332275">
            <text:p>4,3900003433</text:p>
          </table:table-cell>
          <table:table-cell table:style-name="ce5" office:value-type="float" office:value="1.78114938735962">
            <text:p>1,7811493874</text:p>
          </table:table-cell>
          <table:table-cell table:style-name="ce5" office:value-type="float" office:value="0.00708392634987831">
            <text:p>0,0070839263</text:p>
          </table:table-cell>
          <table:table-cell table:style-name="ce5" office:value-type="float" office:value="656.866455078125">
            <text:p>656,8664550781</text:p>
          </table:table-cell>
          <table:table-cell table:number-columns-repeated="1020"/>
        </table:table-row>
        <table:table-row table:style-name="ro1">
          <table:table-cell table:style-name="ce5" office:value-type="float" office:value="4.40000009536743">
            <text:p>4,4000000954</text:p>
          </table:table-cell>
          <table:table-cell table:style-name="ce5" office:value-type="float" office:value="1.77538573741913">
            <text:p>1,7753857374</text:p>
          </table:table-cell>
          <table:table-cell table:style-name="ce5" office:value-type="float" office:value="0.00701041333377361">
            <text:p>0,0070104133</text:p>
          </table:table-cell>
          <table:table-cell table:style-name="ce5" office:value-type="float" office:value="654.335754394531">
            <text:p>654,3357543945</text:p>
          </table:table-cell>
          <table:table-cell table:number-columns-repeated="1020"/>
        </table:table-row>
        <table:table-row table:style-name="ro1">
          <table:table-cell table:style-name="ce5" office:value-type="float" office:value="4.41000032424927">
            <text:p>4,4100003242</text:p>
          </table:table-cell>
          <table:table-cell table:style-name="ce5" office:value-type="float" office:value="1.770383477211">
            <text:p>1,7703834772</text:p>
          </table:table-cell>
          <table:table-cell table:style-name="ce5" office:value-type="float" office:value="0.00693575479090214">
            <text:p>0,0069357548</text:p>
          </table:table-cell>
          <table:table-cell table:style-name="ce5" office:value-type="float" office:value="651.803955078125">
            <text:p>651,8039550781</text:p>
          </table:table-cell>
          <table:table-cell table:number-columns-repeated="1020"/>
        </table:table-row>
        <table:table-row table:style-name="ro1">
          <table:table-cell table:style-name="ce5" office:value-type="float" office:value="4.42000007629395">
            <text:p>4,4200000763</text:p>
          </table:table-cell>
          <table:table-cell table:style-name="ce5" office:value-type="float" office:value="1.76429510116577">
            <text:p>1,7642951012</text:p>
          </table:table-cell>
          <table:table-cell table:style-name="ce5" office:value-type="float" office:value="0.00686742411926389">
            <text:p>0,0068674241</text:p>
          </table:table-cell>
          <table:table-cell table:style-name="ce5" office:value-type="float" office:value="649.264221191406">
            <text:p>649,2642211914</text:p>
          </table:table-cell>
          <table:table-cell table:number-columns-repeated="1020"/>
        </table:table-row>
        <table:table-row table:style-name="ro1">
          <table:table-cell table:style-name="ce5" office:value-type="float" office:value="4.43000030517578">
            <text:p>4,4300003052</text:p>
          </table:table-cell>
          <table:table-cell table:style-name="ce5" office:value-type="float" office:value="1.75836408138275">
            <text:p>1,7583640814</text:p>
          </table:table-cell>
          <table:table-cell table:style-name="ce5" office:value-type="float" office:value="0.0068160155788064">
            <text:p>0,0068160156</text:p>
          </table:table-cell>
          <table:table-cell table:style-name="ce5" office:value-type="float" office:value="646.713256835938">
            <text:p>646,7132568359</text:p>
          </table:table-cell>
          <table:table-cell table:number-columns-repeated="1020"/>
        </table:table-row>
        <table:table-row table:style-name="ro1">
          <table:table-cell table:style-name="ce5" office:value-type="float" office:value="4.44000005722046">
            <text:p>4,4400000572</text:p>
          </table:table-cell>
          <table:table-cell table:style-name="ce5" office:value-type="float" office:value="1.75397861003876">
            <text:p>1,75397861</text:p>
          </table:table-cell>
          <table:table-cell table:style-name="ce5" office:value-type="float" office:value="0.00679312599822879">
            <text:p>0,006793126</text:p>
          </table:table-cell>
          <table:table-cell table:style-name="ce5" office:value-type="float" office:value="644.155578613281">
            <text:p>644,1555786133</text:p>
          </table:table-cell>
          <table:table-cell table:number-columns-repeated="1020"/>
        </table:table-row>
        <table:table-row table:style-name="ro1">
          <table:table-cell table:style-name="ce5" office:value-type="float" office:value="4.45000028610229">
            <text:p>4,4500002861</text:p>
          </table:table-cell>
          <table:table-cell table:style-name="ce5" office:value-type="float" office:value="1.74831581115723">
            <text:p>1,7483158112</text:p>
          </table:table-cell>
          <table:table-cell table:style-name="ce5" office:value-type="float" office:value="0.00680158007889986">
            <text:p>0,0068015801</text:p>
          </table:table-cell>
          <table:table-cell table:style-name="ce5" office:value-type="float" office:value="641.595153808594">
            <text:p>641,5951538086</text:p>
          </table:table-cell>
          <table:table-cell table:number-columns-repeated="1020"/>
        </table:table-row>
        <table:table-row table:style-name="ro1">
          <table:table-cell table:style-name="ce5" office:value-type="float" office:value="4.46000003814697">
            <text:p>4,4600000381</text:p>
          </table:table-cell>
          <table:table-cell table:style-name="ce5" office:value-type="float" office:value="1.74186635017395">
            <text:p>1,7418663502</text:p>
          </table:table-cell>
          <table:table-cell table:style-name="ce5" office:value-type="float" office:value="0.0068376543931663">
            <text:p>0,0068376544</text:p>
          </table:table-cell>
          <table:table-cell table:style-name="ce5" office:value-type="float" office:value="639.03564453125">
            <text:p>639,0356445313</text:p>
          </table:table-cell>
          <table:table-cell table:number-columns-repeated="1020"/>
        </table:table-row>
        <table:table-row table:style-name="ro1">
          <table:table-cell table:style-name="ce5" office:value-type="float" office:value="4.47000026702881">
            <text:p>4,470000267</text:p>
          </table:table-cell>
          <table:table-cell table:style-name="ce5" office:value-type="float" office:value="1.73654198646545">
            <text:p>1,7365419865</text:p>
          </table:table-cell>
          <table:table-cell table:style-name="ce5" office:value-type="float" office:value="0.0068958206102252">
            <text:p>0,0068958206</text:p>
          </table:table-cell>
          <table:table-cell table:style-name="ce5" office:value-type="float" office:value="636.481628417969">
            <text:p>636,481628418</text:p>
          </table:table-cell>
          <table:table-cell table:number-columns-repeated="1020"/>
        </table:table-row>
        <table:table-row table:style-name="ro1">
          <table:table-cell table:style-name="ce5" office:value-type="float" office:value="4.48000049591064">
            <text:p>4,4800004959</text:p>
          </table:table-cell>
          <table:table-cell table:style-name="ce5" office:value-type="float" office:value="1.7297945022583">
            <text:p>1,7297945023</text:p>
          </table:table-cell>
          <table:table-cell table:style-name="ce5" office:value-type="float" office:value="0.00696482323110104">
            <text:p>0,0069648232</text:p>
          </table:table-cell>
          <table:table-cell table:style-name="ce5" office:value-type="float" office:value="633.933715820313">
            <text:p>633,9337158203</text:p>
          </table:table-cell>
          <table:table-cell table:number-columns-repeated="1020"/>
        </table:table-row>
        <table:table-row table:style-name="ro1">
          <table:table-cell table:style-name="ce5" office:value-type="float" office:value="4.49000024795532">
            <text:p>4,490000248</text:p>
          </table:table-cell>
          <table:table-cell table:style-name="ce5" office:value-type="float" office:value="1.72177565097809">
            <text:p>1,721775651</text:p>
          </table:table-cell>
          <table:table-cell table:style-name="ce5" office:value-type="float" office:value="0.0070277526974678">
            <text:p>0,0070277527</text:p>
          </table:table-cell>
          <table:table-cell table:style-name="ce5" office:value-type="float" office:value="631.38916015625">
            <text:p>631,3891601563</text:p>
          </table:table-cell>
          <table:table-cell table:number-columns-repeated="1020"/>
        </table:table-row>
        <table:table-row table:style-name="ro1">
          <table:table-cell table:style-name="ce5" office:value-type="float" office:value="4.50000047683716">
            <text:p>4,5000004768</text:p>
          </table:table-cell>
          <table:table-cell table:style-name="ce5" office:value-type="float" office:value="1.71501171588898">
            <text:p>1,7150117159</text:p>
          </table:table-cell>
          <table:table-cell table:style-name="ce5" office:value-type="float" office:value="0.00707053812220693">
            <text:p>0,0070705381</text:p>
          </table:table-cell>
          <table:table-cell table:style-name="ce5" office:value-type="float" office:value="628.843688964844">
            <text:p>628,8436889648</text:p>
          </table:table-cell>
          <table:table-cell table:number-columns-repeated="1020"/>
        </table:table-row>
        <table:table-row table:style-name="ro1">
          <table:table-cell table:style-name="ce5" office:value-type="float" office:value="4.51000022888184">
            <text:p>4,5100002289</text:p>
          </table:table-cell>
          <table:table-cell table:style-name="ce5" office:value-type="float" office:value="1.70741212368011">
            <text:p>1,7074121237</text:p>
          </table:table-cell>
          <table:table-cell table:style-name="ce5" office:value-type="float" office:value="0.00709283910691738">
            <text:p>0,0070928391</text:p>
          </table:table-cell>
          <table:table-cell table:style-name="ce5" office:value-type="float" office:value="626.291809082031">
            <text:p>626,291809082</text:p>
          </table:table-cell>
          <table:table-cell table:number-columns-repeated="1020"/>
        </table:table-row>
        <table:table-row table:style-name="ro1">
          <table:table-cell table:style-name="ce5" office:value-type="float" office:value="4.52000045776367">
            <text:p>4,5200004578</text:p>
          </table:table-cell>
          <table:table-cell table:style-name="ce5" office:value-type="float" office:value="1.69865393638611">
            <text:p>1,6986539364</text:p>
          </table:table-cell>
          <table:table-cell table:style-name="ce5" office:value-type="float" office:value="0.00710436422377825">
            <text:p>0,0071043642</text:p>
          </table:table-cell>
          <table:table-cell table:style-name="ce5" office:value-type="float" office:value="623.730041503906">
            <text:p>623,7300415039</text:p>
          </table:table-cell>
          <table:table-cell table:number-columns-repeated="1020"/>
        </table:table-row>
        <table:table-row table:style-name="ro1">
          <table:table-cell table:style-name="ce5" office:value-type="float" office:value="4.53000020980835">
            <text:p>4,5300002098</text:p>
          </table:table-cell>
          <table:table-cell table:style-name="ce5" office:value-type="float" office:value="1.69178640842438">
            <text:p>1,6917864084</text:p>
          </table:table-cell>
          <table:table-cell table:style-name="ce5" office:value-type="float" office:value="0.00711037637665868">
            <text:p>0,0071103764</text:p>
          </table:table-cell>
          <table:table-cell table:style-name="ce5" office:value-type="float" office:value="621.161987304688">
            <text:p>621,1619873047</text:p>
          </table:table-cell>
          <table:table-cell table:number-columns-repeated="1020"/>
        </table:table-row>
        <table:table-row table:style-name="ro1">
          <table:table-cell table:style-name="ce5" office:value-type="float" office:value="4.54000043869019">
            <text:p>4,5400004387</text:p>
          </table:table-cell>
          <table:table-cell table:style-name="ce5" office:value-type="float" office:value="1.68523120880127">
            <text:p>1,6852312088</text:p>
          </table:table-cell>
          <table:table-cell table:style-name="ce5" office:value-type="float" office:value="0.00711089046671987">
            <text:p>0,0071108905</text:p>
          </table:table-cell>
          <table:table-cell table:style-name="ce5" office:value-type="float" office:value="618.590759277344">
            <text:p>618,5907592773</text:p>
          </table:table-cell>
          <table:table-cell table:number-columns-repeated="1020"/>
        </table:table-row>
        <table:table-row table:style-name="ro1">
          <table:table-cell table:style-name="ce5" office:value-type="float" office:value="4.55000019073486">
            <text:p>4,5500001907</text:p>
          </table:table-cell>
          <table:table-cell table:style-name="ce5" office:value-type="float" office:value="1.677414894104">
            <text:p>1,6774148941</text:p>
          </table:table-cell>
          <table:table-cell table:style-name="ce5" office:value-type="float" office:value="0.00710864085704088">
            <text:p>0,0071086409</text:p>
          </table:table-cell>
          <table:table-cell table:style-name="ce5" office:value-type="float" office:value="616.02392578125">
            <text:p>616,0239257813</text:p>
          </table:table-cell>
          <table:table-cell table:number-columns-repeated="1020"/>
        </table:table-row>
        <table:table-row table:style-name="ro1">
          <table:table-cell table:style-name="ce5" office:value-type="float" office:value="4.5600004196167">
            <text:p>4,5600004196</text:p>
          </table:table-cell>
          <table:table-cell table:style-name="ce5" office:value-type="float" office:value="1.6712874174118">
            <text:p>1,6712874174</text:p>
          </table:table-cell>
          <table:table-cell table:style-name="ce5" office:value-type="float" office:value="0.00711259571835399">
            <text:p>0,0071125957</text:p>
          </table:table-cell>
          <table:table-cell table:style-name="ce5" office:value-type="float" office:value="613.463195800781">
            <text:p>613,4631958008</text:p>
          </table:table-cell>
          <table:table-cell table:number-columns-repeated="1020"/>
        </table:table-row>
        <table:table-row table:style-name="ro1">
          <table:table-cell table:style-name="ce5" office:value-type="float" office:value="4.57000017166138">
            <text:p>4,5700001717</text:p>
          </table:table-cell>
          <table:table-cell table:style-name="ce5" office:value-type="float" office:value="1.6664742231369">
            <text:p>1,6664742231</text:p>
          </table:table-cell>
          <table:table-cell table:style-name="ce5" office:value-type="float" office:value="0.0071301213465631">
            <text:p>0,0071301213</text:p>
          </table:table-cell>
          <table:table-cell table:style-name="ce5" office:value-type="float" office:value="610.911926269531">
            <text:p>610,9119262695</text:p>
          </table:table-cell>
          <table:table-cell table:number-columns-repeated="1020"/>
        </table:table-row>
        <table:table-row table:style-name="ro1">
          <table:table-cell table:style-name="ce5" office:value-type="float" office:value="4.58000040054321">
            <text:p>4,5800004005</text:p>
          </table:table-cell>
          <table:table-cell table:style-name="ce5" office:value-type="float" office:value="1.66046106815338">
            <text:p>1,6604610682</text:p>
          </table:table-cell>
          <table:table-cell table:style-name="ce5" office:value-type="float" office:value="0.00715821934863925">
            <text:p>0,0071582193</text:p>
          </table:table-cell>
          <table:table-cell table:style-name="ce5" office:value-type="float" office:value="608.372863769531">
            <text:p>608,3728637695</text:p>
          </table:table-cell>
          <table:table-cell table:number-columns-repeated="1020"/>
        </table:table-row>
        <table:table-row table:style-name="ro1">
          <table:table-cell table:style-name="ce5" office:value-type="float" office:value="4.59000015258789">
            <text:p>4,5900001526</text:p>
          </table:table-cell>
          <table:table-cell table:style-name="ce5" office:value-type="float" office:value="1.65559208393097">
            <text:p>1,6555920839</text:p>
          </table:table-cell>
          <table:table-cell table:style-name="ce5" office:value-type="float" office:value="0.00718950061127543">
            <text:p>0,0071895006</text:p>
          </table:table-cell>
          <table:table-cell table:style-name="ce5" office:value-type="float" office:value="605.845642089844">
            <text:p>605,8456420898</text:p>
          </table:table-cell>
          <table:table-cell table:number-columns-repeated="1020"/>
        </table:table-row>
        <table:table-row table:style-name="ro1">
          <table:table-cell table:style-name="ce5" office:value-type="float" office:value="4.60000038146973">
            <text:p>4,6000003815</text:p>
          </table:table-cell>
          <table:table-cell table:style-name="ce5" office:value-type="float" office:value="1.65268838405609">
            <text:p>1,6526883841</text:p>
          </table:table-cell>
          <table:table-cell table:style-name="ce5" office:value-type="float" office:value="0.00721755810081959">
            <text:p>0,0072175581</text:p>
          </table:table-cell>
          <table:table-cell table:style-name="ce5" office:value-type="float" office:value="603.325439453125">
            <text:p>603,3254394531</text:p>
          </table:table-cell>
          <table:table-cell table:number-columns-repeated="1020"/>
        </table:table-row>
        <table:table-row table:style-name="ro1">
          <table:table-cell table:style-name="ce5" office:value-type="float" office:value="4.6100001335144">
            <text:p>4,6100001335</text:p>
          </table:table-cell>
          <table:table-cell table:style-name="ce5" office:value-type="float" office:value="1.64805769920349">
            <text:p>1,6480576992</text:p>
          </table:table-cell>
          <table:table-cell table:style-name="ce5" office:value-type="float" office:value="0.00723646441474557">
            <text:p>0,0072364644</text:p>
          </table:table-cell>
          <table:table-cell table:style-name="ce5" office:value-type="float" office:value="600.806518554688">
            <text:p>600,8065185547</text:p>
          </table:table-cell>
          <table:table-cell table:number-columns-repeated="1020"/>
        </table:table-row>
        <table:table-row table:style-name="ro1">
          <table:table-cell table:style-name="ce5" office:value-type="float" office:value="4.62000036239624">
            <text:p>4,6200003624</text:p>
          </table:table-cell>
          <table:table-cell table:style-name="ce5" office:value-type="float" office:value="1.64251565933228">
            <text:p>1,6425156593</text:p>
          </table:table-cell>
          <table:table-cell table:style-name="ce5" office:value-type="float" office:value="0.00724192569032311">
            <text:p>0,0072419257</text:p>
          </table:table-cell>
          <table:table-cell table:style-name="ce5" office:value-type="float" office:value="598.28759765625">
            <text:p>598,2875976563</text:p>
          </table:table-cell>
          <table:table-cell table:number-columns-repeated="1020"/>
        </table:table-row>
        <table:table-row table:style-name="ro1">
          <table:table-cell table:style-name="ce5" office:value-type="float" office:value="4.63000011444092">
            <text:p>4,6300001144</text:p>
          </table:table-cell>
          <table:table-cell table:style-name="ce5" office:value-type="float" office:value="1.63860738277435">
            <text:p>1,6386073828</text:p>
          </table:table-cell>
          <table:table-cell table:style-name="ce5" office:value-type="float" office:value="0.00723319454118609">
            <text:p>0,0072331945</text:p>
          </table:table-cell>
          <table:table-cell table:style-name="ce5" office:value-type="float" office:value="595.768676757813">
            <text:p>595,7686767578</text:p>
          </table:table-cell>
          <table:table-cell table:number-columns-repeated="1020"/>
        </table:table-row>
        <table:table-row table:style-name="ro1">
          <table:table-cell table:style-name="ce5" office:value-type="float" office:value="4.64000034332275">
            <text:p>4,6400003433</text:p>
          </table:table-cell>
          <table:table-cell table:style-name="ce5" office:value-type="float" office:value="1.63329422473907">
            <text:p>1,6332942247</text:p>
          </table:table-cell>
          <table:table-cell table:style-name="ce5" office:value-type="float" office:value="0.00721583003178239">
            <text:p>0,00721583</text:p>
          </table:table-cell>
          <table:table-cell table:style-name="ce5" office:value-type="float" office:value="593.251037597656">
            <text:p>593,2510375977</text:p>
          </table:table-cell>
          <table:table-cell table:number-columns-repeated="1020"/>
        </table:table-row>
        <table:table-row table:style-name="ro1">
          <table:table-cell table:style-name="ce5" office:value-type="float" office:value="4.65000009536743">
            <text:p>4,6500000954</text:p>
          </table:table-cell>
          <table:table-cell table:style-name="ce5" office:value-type="float" office:value="1.62571775913239">
            <text:p>1,6257177591</text:p>
          </table:table-cell>
          <table:table-cell table:style-name="ce5" office:value-type="float" office:value="0.00719843525439501">
            <text:p>0,0071984353</text:p>
          </table:table-cell>
          <table:table-cell table:style-name="ce5" office:value-type="float" office:value="590.737854003906">
            <text:p>590,7378540039</text:p>
          </table:table-cell>
          <table:table-cell table:number-columns-repeated="1020"/>
        </table:table-row>
        <table:table-row table:style-name="ro1">
          <table:table-cell table:style-name="ce5" office:value-type="float" office:value="4.66000032424927">
            <text:p>4,6600003242</text:p>
          </table:table-cell>
          <table:table-cell table:style-name="ce5" office:value-type="float" office:value="1.61932146549225">
            <text:p>1,6193214655</text:p>
          </table:table-cell>
          <table:table-cell table:style-name="ce5" office:value-type="float" office:value="0.00718801748007536">
            <text:p>0,0071880175</text:p>
          </table:table-cell>
          <table:table-cell table:style-name="ce5" office:value-type="float" office:value="588.22509765625">
            <text:p>588,2250976563</text:p>
          </table:table-cell>
          <table:table-cell table:number-columns-repeated="1020"/>
        </table:table-row>
        <table:table-row table:style-name="ro1">
          <table:table-cell table:style-name="ce5" office:value-type="float" office:value="4.67000007629395">
            <text:p>4,6700000763</text:p>
          </table:table-cell>
          <table:table-cell table:style-name="ce5" office:value-type="float" office:value="1.61301147937775">
            <text:p>1,6130114794</text:p>
          </table:table-cell>
          <table:table-cell table:style-name="ce5" office:value-type="float" office:value="0.0071892780251801">
            <text:p>0,007189278</text:p>
          </table:table-cell>
          <table:table-cell table:style-name="ce5" office:value-type="float" office:value="585.716247558594">
            <text:p>585,7162475586</text:p>
          </table:table-cell>
          <table:table-cell table:number-columns-repeated="1020"/>
        </table:table-row>
        <table:table-row table:style-name="ro1">
          <table:table-cell table:style-name="ce5" office:value-type="float" office:value="4.68000030517578">
            <text:p>4,6800003052</text:p>
          </table:table-cell>
          <table:table-cell table:style-name="ce5" office:value-type="float" office:value="1.60440909862518">
            <text:p>1,6044090986</text:p>
          </table:table-cell>
          <table:table-cell table:style-name="ce5" office:value-type="float" office:value="0.00720051722601056">
            <text:p>0,0072005172</text:p>
          </table:table-cell>
          <table:table-cell table:style-name="ce5" office:value-type="float" office:value="583.212890625">
            <text:p>583,212890625</text:p>
          </table:table-cell>
          <table:table-cell table:number-columns-repeated="1020"/>
        </table:table-row>
        <table:table-row table:style-name="ro1">
          <table:table-cell table:style-name="ce5" office:value-type="float" office:value="4.69000005722046">
            <text:p>4,6900000572</text:p>
          </table:table-cell>
          <table:table-cell table:style-name="ce5" office:value-type="float" office:value="1.59662115573883">
            <text:p>1,5966211557</text:p>
          </table:table-cell>
          <table:table-cell table:style-name="ce5" office:value-type="float" office:value="0.00721594272181392">
            <text:p>0,0072159427</text:p>
          </table:table-cell>
          <table:table-cell table:style-name="ce5" office:value-type="float" office:value="580.710388183594">
            <text:p>580,7103881836</text:p>
          </table:table-cell>
          <table:table-cell table:number-columns-repeated="1020"/>
        </table:table-row>
        <table:table-row table:style-name="ro1">
          <table:table-cell table:style-name="ce5" office:value-type="float" office:value="4.70000028610229">
            <text:p>4,7000002861</text:p>
          </table:table-cell>
          <table:table-cell table:style-name="ce5" office:value-type="float" office:value="1.5910747051239">
            <text:p>1,5910747051</text:p>
          </table:table-cell>
          <table:table-cell table:style-name="ce5" office:value-type="float" office:value="0.00723058823496103">
            <text:p>0,0072305882</text:p>
          </table:table-cell>
          <table:table-cell table:style-name="ce5" office:value-type="float" office:value="578.20361328125">
            <text:p>578,2036132813</text:p>
          </table:table-cell>
          <table:table-cell table:number-columns-repeated="1020"/>
        </table:table-row>
        <table:table-row table:style-name="ro1">
          <table:table-cell table:style-name="ce5" office:value-type="float" office:value="4.71000051498413">
            <text:p>4,710000515</text:p>
          </table:table-cell>
          <table:table-cell table:style-name="ce5" office:value-type="float" office:value="1.58391070365906">
            <text:p>1,5839107037</text:p>
          </table:table-cell>
          <table:table-cell table:style-name="ce5" office:value-type="float" office:value="0.00724011193960905">
            <text:p>0,0072401119</text:p>
          </table:table-cell>
          <table:table-cell table:style-name="ce5" office:value-type="float" office:value="575.685913085938">
            <text:p>575,6859130859</text:p>
          </table:table-cell>
          <table:table-cell table:number-columns-repeated="1020"/>
        </table:table-row>
        <table:table-row table:style-name="ro1">
          <table:table-cell table:style-name="ce5" office:value-type="float" office:value="4.72000026702881">
            <text:p>4,720000267</text:p>
          </table:table-cell>
          <table:table-cell table:style-name="ce5" office:value-type="float" office:value="1.57588350772858">
            <text:p>1,5758835077</text:p>
          </table:table-cell>
          <table:table-cell table:style-name="ce5" office:value-type="float" office:value="0.00724251801148057">
            <text:p>0,007242518</text:p>
          </table:table-cell>
          <table:table-cell table:style-name="ce5" office:value-type="float" office:value="573.156005859375">
            <text:p>573,1560058594</text:p>
          </table:table-cell>
          <table:table-cell table:number-columns-repeated="1020"/>
        </table:table-row>
        <table:table-row table:style-name="ro1">
          <table:table-cell table:style-name="ce5" office:value-type="float" office:value="4.73000049591064">
            <text:p>4,7300004959</text:p>
          </table:table-cell>
          <table:table-cell table:style-name="ce5" office:value-type="float" office:value="1.5708202123642">
            <text:p>1,5708202124</text:p>
          </table:table-cell>
          <table:table-cell table:style-name="ce5" office:value-type="float" office:value="0.00723809748888016">
            <text:p>0,0072380975</text:p>
          </table:table-cell>
          <table:table-cell table:style-name="ce5" office:value-type="float" office:value="570.616088867188">
            <text:p>570,6160888672</text:p>
          </table:table-cell>
          <table:table-cell table:number-columns-repeated="1020"/>
        </table:table-row>
        <table:table-row table:style-name="ro1">
          <table:table-cell table:style-name="ce5" office:value-type="float" office:value="4.74000024795532">
            <text:p>4,740000248</text:p>
          </table:table-cell>
          <table:table-cell table:style-name="ce5" office:value-type="float" office:value="1.5660138130188">
            <text:p>1,566013813</text:p>
          </table:table-cell>
          <table:table-cell table:style-name="ce5" office:value-type="float" office:value="0.00722824316471815">
            <text:p>0,0072282432</text:p>
          </table:table-cell>
          <table:table-cell table:style-name="ce5" office:value-type="float" office:value="568.072265625">
            <text:p>568,072265625</text:p>
          </table:table-cell>
          <table:table-cell table:number-columns-repeated="1020"/>
        </table:table-row>
        <table:table-row table:style-name="ro1">
          <table:table-cell table:style-name="ce5" office:value-type="float" office:value="4.75000047683716">
            <text:p>4,7500004768</text:p>
          </table:table-cell>
          <table:table-cell table:style-name="ce5" office:value-type="float" office:value="1.55886554718018">
            <text:p>1,5588655472</text:p>
          </table:table-cell>
          <table:table-cell table:style-name="ce5" office:value-type="float" office:value="0.00721517903730273">
            <text:p>0,007215179</text:p>
          </table:table-cell>
          <table:table-cell table:style-name="ce5" office:value-type="float" office:value="565.532287597656">
            <text:p>565,5322875977</text:p>
          </table:table-cell>
          <table:table-cell table:number-columns-repeated="1020"/>
        </table:table-row>
        <table:table-row table:style-name="ro1">
          <table:table-cell table:style-name="ce5" office:value-type="float" office:value="4.76000022888184">
            <text:p>4,7600002289</text:p>
          </table:table-cell>
          <table:table-cell table:style-name="ce5" office:value-type="float" office:value="1.55285823345184">
            <text:p>1,5528582335</text:p>
          </table:table-cell>
          <table:table-cell table:style-name="ce5" office:value-type="float" office:value="0.00719894096255302">
            <text:p>0,007198941</text:p>
          </table:table-cell>
          <table:table-cell table:style-name="ce5" office:value-type="float" office:value="562.9990234375">
            <text:p>562,9990234375</text:p>
          </table:table-cell>
          <table:table-cell table:number-columns-repeated="1020"/>
        </table:table-row>
        <table:table-row table:style-name="ro1">
          <table:table-cell table:style-name="ce5" office:value-type="float" office:value="4.77000045776367">
            <text:p>4,7700004578</text:p>
          </table:table-cell>
          <table:table-cell table:style-name="ce5" office:value-type="float" office:value="1.54891073703766">
            <text:p>1,548910737</text:p>
          </table:table-cell>
          <table:table-cell table:style-name="ce5" office:value-type="float" office:value="0.00717718247324228">
            <text:p>0,0071771825</text:p>
          </table:table-cell>
          <table:table-cell table:style-name="ce5" office:value-type="float" office:value="560.477661132813">
            <text:p>560,4776611328</text:p>
          </table:table-cell>
          <table:table-cell table:number-columns-repeated="1020"/>
        </table:table-row>
        <table:table-row table:style-name="ro1">
          <table:table-cell table:style-name="ce5" office:value-type="float" office:value="4.78000020980835">
            <text:p>4,7800002098</text:p>
          </table:table-cell>
          <table:table-cell table:style-name="ce5" office:value-type="float" office:value="1.54290544986725">
            <text:p>1,5429054499</text:p>
          </table:table-cell>
          <table:table-cell table:style-name="ce5" office:value-type="float" office:value="0.00714936247095466">
            <text:p>0,0071493625</text:p>
          </table:table-cell>
          <table:table-cell table:style-name="ce5" office:value-type="float" office:value="557.971496582031">
            <text:p>557,971496582</text:p>
          </table:table-cell>
          <table:table-cell table:number-columns-repeated="1020"/>
        </table:table-row>
        <table:table-row table:style-name="ro1">
          <table:table-cell table:style-name="ce5" office:value-type="float" office:value="4.79000043869019">
            <text:p>4,7900004387</text:p>
          </table:table-cell>
          <table:table-cell table:style-name="ce5" office:value-type="float" office:value="1.53560864925385">
            <text:p>1,5356086493</text:p>
          </table:table-cell>
          <table:table-cell table:style-name="ce5" office:value-type="float" office:value="0.00712185306474566">
            <text:p>0,0071218531</text:p>
          </table:table-cell>
          <table:table-cell table:style-name="ce5" office:value-type="float" office:value="555.475891113281">
            <text:p>555,4758911133</text:p>
          </table:table-cell>
          <table:table-cell table:number-columns-repeated="1020"/>
        </table:table-row>
        <table:table-row table:style-name="ro1">
          <table:table-cell table:style-name="ce5" office:value-type="float" office:value="4.80000019073486">
            <text:p>4,8000001907</text:p>
          </table:table-cell>
          <table:table-cell table:style-name="ce5" office:value-type="float" office:value="1.53096508979797">
            <text:p>1,5309650898</text:p>
          </table:table-cell>
          <table:table-cell table:style-name="ce5" office:value-type="float" office:value="0.00710359588265419">
            <text:p>0,0071035959</text:p>
          </table:table-cell>
          <table:table-cell table:style-name="ce5" office:value-type="float" office:value="552.98486328125">
            <text:p>552,9848632813</text:p>
          </table:table-cell>
          <table:table-cell table:number-columns-repeated="1020"/>
        </table:table-row>
        <table:table-row table:style-name="ro1">
          <table:table-cell table:style-name="ce5" office:value-type="float" office:value="4.8100004196167">
            <text:p>4,8100004196</text:p>
          </table:table-cell>
          <table:table-cell table:style-name="ce5" office:value-type="float" office:value="1.52645611763">
            <text:p>1,5264561176</text:p>
          </table:table-cell>
          <table:table-cell table:style-name="ce5" office:value-type="float" office:value="0.00709759350866079">
            <text:p>0,0070975935</text:p>
          </table:table-cell>
          <table:table-cell table:style-name="ce5" office:value-type="float" office:value="550.490600585938">
            <text:p>550,4906005859</text:p>
          </table:table-cell>
          <table:table-cell table:number-columns-repeated="1020"/>
        </table:table-row>
        <table:table-row table:style-name="ro1">
          <table:table-cell table:style-name="ce5" office:value-type="float" office:value="4.82000017166138">
            <text:p>4,8200001717</text:p>
          </table:table-cell>
          <table:table-cell table:style-name="ce5" office:value-type="float" office:value="1.51921916007996">
            <text:p>1,5192191601</text:p>
          </table:table-cell>
          <table:table-cell table:style-name="ce5" office:value-type="float" office:value="0.00710675586014986">
            <text:p>0,0071067559</text:p>
          </table:table-cell>
          <table:table-cell table:style-name="ce5" office:value-type="float" office:value="547.986328125">
            <text:p>547,986328125</text:p>
          </table:table-cell>
          <table:table-cell table:number-columns-repeated="1020"/>
        </table:table-row>
        <table:table-row table:style-name="ro1">
          <table:table-cell table:style-name="ce5" office:value-type="float" office:value="4.83000040054321">
            <text:p>4,8300004005</text:p>
          </table:table-cell>
          <table:table-cell table:style-name="ce5" office:value-type="float" office:value="1.5129177570343">
            <text:p>1,512917757</text:p>
          </table:table-cell>
          <table:table-cell table:style-name="ce5" office:value-type="float" office:value="0.00713544990867376">
            <text:p>0,0071354499</text:p>
          </table:table-cell>
          <table:table-cell table:style-name="ce5" office:value-type="float" office:value="545.472595214844">
            <text:p>545,4725952148</text:p>
          </table:table-cell>
          <table:table-cell table:number-columns-repeated="1020"/>
        </table:table-row>
        <table:table-row table:style-name="ro1">
          <table:table-cell table:style-name="ce5" office:value-type="float" office:value="4.84000015258789">
            <text:p>4,8400001526</text:p>
          </table:table-cell>
          <table:table-cell table:style-name="ce5" office:value-type="float" office:value="1.50937676429749">
            <text:p>1,5093767643</text:p>
          </table:table-cell>
          <table:table-cell table:style-name="ce5" office:value-type="float" office:value="0.00717708468437195">
            <text:p>0,0071770847</text:p>
          </table:table-cell>
          <table:table-cell table:style-name="ce5" office:value-type="float" office:value="542.952941894531">
            <text:p>542,9529418945</text:p>
          </table:table-cell>
          <table:table-cell table:number-columns-repeated="1020"/>
        </table:table-row>
        <table:table-row table:style-name="ro1">
          <table:table-cell table:style-name="ce5" office:value-type="float" office:value="4.85000038146973">
            <text:p>4,8500003815</text:p>
          </table:table-cell>
          <table:table-cell table:style-name="ce5" office:value-type="float" office:value="1.50388407707214">
            <text:p>1,5038840771</text:p>
          </table:table-cell>
          <table:table-cell table:style-name="ce5" office:value-type="float" office:value="0.00721440371125937">
            <text:p>0,0072144037</text:p>
          </table:table-cell>
          <table:table-cell table:style-name="ce5" office:value-type="float" office:value="540.432495117188">
            <text:p>540,4324951172</text:p>
          </table:table-cell>
          <table:table-cell table:number-columns-repeated="1020"/>
        </table:table-row>
        <table:table-row table:style-name="ro1">
          <table:table-cell table:style-name="ce5" office:value-type="float" office:value="4.8600001335144">
            <text:p>4,8600001335</text:p>
          </table:table-cell>
          <table:table-cell table:style-name="ce5" office:value-type="float" office:value="1.49581623077393">
            <text:p>1,4958162308</text:p>
          </table:table-cell>
          <table:table-cell table:style-name="ce5" office:value-type="float" office:value="0.00723715731874108">
            <text:p>0,0072371573</text:p>
          </table:table-cell>
          <table:table-cell table:style-name="ce5" office:value-type="float" office:value="537.917541503906">
            <text:p>537,9175415039</text:p>
          </table:table-cell>
          <table:table-cell table:number-columns-repeated="1020"/>
        </table:table-row>
        <table:table-row table:style-name="ro1">
          <table:table-cell table:style-name="ce5" office:value-type="float" office:value="4.87000036239624">
            <text:p>4,8700003624</text:p>
          </table:table-cell>
          <table:table-cell table:style-name="ce5" office:value-type="float" office:value="1.48979508876801">
            <text:p>1,4897950888</text:p>
          </table:table-cell>
          <table:table-cell table:style-name="ce5" office:value-type="float" office:value="0.00724773574620485">
            <text:p>0,0072477357</text:p>
          </table:table-cell>
          <table:table-cell table:style-name="ce5" office:value-type="float" office:value="535.410400390625">
            <text:p>535,4104003906</text:p>
          </table:table-cell>
          <table:table-cell table:number-columns-repeated="1020"/>
        </table:table-row>
        <table:table-row table:style-name="ro1">
          <table:table-cell table:style-name="ce5" office:value-type="float" office:value="4.88000011444092">
            <text:p>4,8800001144</text:p>
          </table:table-cell>
          <table:table-cell table:style-name="ce5" office:value-type="float" office:value="1.48503160476685">
            <text:p>1,4850316048</text:p>
          </table:table-cell>
          <table:table-cell table:style-name="ce5" office:value-type="float" office:value="0.00725184101611376">
            <text:p>0,007251841</text:p>
          </table:table-cell>
          <table:table-cell table:style-name="ce5" office:value-type="float" office:value="532.915283203125">
            <text:p>532,9152832031</text:p>
          </table:table-cell>
          <table:table-cell table:number-columns-repeated="1020"/>
        </table:table-row>
        <table:table-row table:style-name="ro1">
          <table:table-cell table:style-name="ce5" office:value-type="float" office:value="4.89000034332275">
            <text:p>4,8900003433</text:p>
          </table:table-cell>
          <table:table-cell table:style-name="ce5" office:value-type="float" office:value="1.4770085811615">
            <text:p>1,4770085812</text:p>
          </table:table-cell>
          <table:table-cell table:style-name="ce5" office:value-type="float" office:value="0.00725346989929676">
            <text:p>0,0072534699</text:p>
          </table:table-cell>
          <table:table-cell table:style-name="ce5" office:value-type="float" office:value="530.432189941406">
            <text:p>530,4321899414</text:p>
          </table:table-cell>
          <table:table-cell table:number-columns-repeated="1020"/>
        </table:table-row>
        <table:table-row table:style-name="ro1">
          <table:table-cell table:style-name="ce5" office:value-type="float" office:value="4.90000009536743">
            <text:p>4,9000000954</text:p>
          </table:table-cell>
          <table:table-cell table:style-name="ce5" office:value-type="float" office:value="1.46774816513062">
            <text:p>1,4677481651</text:p>
          </table:table-cell>
          <table:table-cell table:style-name="ce5" office:value-type="float" office:value="0.00725736655294895">
            <text:p>0,0072573666</text:p>
          </table:table-cell>
          <table:table-cell table:style-name="ce5" office:value-type="float" office:value="527.956726074219">
            <text:p>527,9567260742</text:p>
          </table:table-cell>
          <table:table-cell table:number-columns-repeated="1020"/>
        </table:table-row>
        <table:table-row table:style-name="ro1">
          <table:table-cell table:style-name="ce5" office:value-type="float" office:value="4.91000032424927">
            <text:p>4,9100003242</text:p>
          </table:table-cell>
          <table:table-cell table:style-name="ce5" office:value-type="float" office:value="1.46194398403168">
            <text:p>1,461943984</text:p>
          </table:table-cell>
          <table:table-cell table:style-name="ce5" office:value-type="float" office:value="0.00726682553067803">
            <text:p>0,0072668255</text:p>
          </table:table-cell>
          <table:table-cell table:style-name="ce5" office:value-type="float" office:value="525.482788085938">
            <text:p>525,4827880859</text:p>
          </table:table-cell>
          <table:table-cell table:number-columns-repeated="1020"/>
        </table:table-row>
        <table:table-row table:style-name="ro1">
          <table:table-cell table:style-name="ce5" office:value-type="float" office:value="4.92000007629395">
            <text:p>4,9200000763</text:p>
          </table:table-cell>
          <table:table-cell table:style-name="ce5" office:value-type="float" office:value="1.45684313774109">
            <text:p>1,4568431377</text:p>
          </table:table-cell>
          <table:table-cell table:style-name="ce5" office:value-type="float" office:value="0.0072787506505847">
            <text:p>0,0072787507</text:p>
          </table:table-cell>
          <table:table-cell table:style-name="ce5" office:value-type="float" office:value="523.003540039063">
            <text:p>523,0035400391</text:p>
          </table:table-cell>
          <table:table-cell table:number-columns-repeated="1020"/>
        </table:table-row>
        <table:table-row table:style-name="ro1">
          <table:table-cell table:style-name="ce5" office:value-type="float" office:value="4.93000030517578">
            <text:p>4,9300003052</text:p>
          </table:table-cell>
          <table:table-cell table:style-name="ce5" office:value-type="float" office:value="1.44896447658539">
            <text:p>1,4489644766</text:p>
          </table:table-cell>
          <table:table-cell table:style-name="ce5" office:value-type="float" office:value="0.00728704547509551">
            <text:p>0,0072870455</text:p>
          </table:table-cell>
          <table:table-cell table:style-name="ce5" office:value-type="float" office:value="520.5126953125">
            <text:p>520,5126953125</text:p>
          </table:table-cell>
          <table:table-cell table:number-columns-repeated="1020"/>
        </table:table-row>
        <table:table-row table:style-name="ro1">
          <table:table-cell table:style-name="ce5" office:value-type="float" office:value="4.94000053405762">
            <text:p>4,9400005341</text:p>
          </table:table-cell>
          <table:table-cell table:style-name="ce5" office:value-type="float" office:value="1.44195103645325">
            <text:p>1,4419510365</text:p>
          </table:table-cell>
          <table:table-cell table:style-name="ce5" office:value-type="float" office:value="0.00728632230311632">
            <text:p>0,0072863223</text:p>
          </table:table-cell>
          <table:table-cell table:style-name="ce5" office:value-type="float" office:value="518.010559082031">
            <text:p>518,010559082</text:p>
          </table:table-cell>
          <table:table-cell table:number-columns-repeated="1020"/>
        </table:table-row>
        <table:table-row table:style-name="ro1">
          <table:table-cell table:style-name="ce5" office:value-type="float" office:value="4.95000028610229">
            <text:p>4,9500002861</text:p>
          </table:table-cell>
          <table:table-cell table:style-name="ce5" office:value-type="float" office:value="1.43923783302307">
            <text:p>1,439237833</text:p>
          </table:table-cell>
          <table:table-cell table:style-name="ce5" office:value-type="float" office:value="0.00727121066302061">
            <text:p>0,0072712107</text:p>
          </table:table-cell>
          <table:table-cell table:style-name="ce5" office:value-type="float" office:value="515.501770019531">
            <text:p>515,5017700195</text:p>
          </table:table-cell>
          <table:table-cell table:number-columns-repeated="1020"/>
        </table:table-row>
        <table:table-row table:style-name="ro1">
          <table:table-cell table:style-name="ce5" office:value-type="float" office:value="4.96000051498413">
            <text:p>4,960000515</text:p>
          </table:table-cell>
          <table:table-cell table:style-name="ce5" office:value-type="float" office:value="1.43621850013733">
            <text:p>1,4362185001</text:p>
          </table:table-cell>
          <table:table-cell table:style-name="ce5" office:value-type="float" office:value="0.00723483366891742">
            <text:p>0,0072348337</text:p>
          </table:table-cell>
          <table:table-cell table:style-name="ce5" office:value-type="float" office:value="512.991149902344">
            <text:p>512,9911499023</text:p>
          </table:table-cell>
          <table:table-cell table:number-columns-repeated="1020"/>
        </table:table-row>
        <table:table-row table:style-name="ro1">
          <table:table-cell table:style-name="ce5" office:value-type="float" office:value="4.97000026702881">
            <text:p>4,970000267</text:p>
          </table:table-cell>
          <table:table-cell table:style-name="ce5" office:value-type="float" office:value="1.42989265918732">
            <text:p>1,4298926592</text:p>
          </table:table-cell>
          <table:table-cell table:style-name="ce5" office:value-type="float" office:value="0.0071742283180356">
            <text:p>0,0071742283</text:p>
          </table:table-cell>
          <table:table-cell table:style-name="ce5" office:value-type="float" office:value="510.485870361328">
            <text:p>510,4858703613</text:p>
          </table:table-cell>
          <table:table-cell table:number-columns-repeated="1020"/>
        </table:table-row>
        <table:table-row table:style-name="ro1">
          <table:table-cell table:style-name="ce5" office:value-type="float" office:value="4.98000049591064">
            <text:p>4,9800004959</text:p>
          </table:table-cell>
          <table:table-cell table:style-name="ce5" office:value-type="float" office:value="1.42465031147003">
            <text:p>1,4246503115</text:p>
          </table:table-cell>
          <table:table-cell table:style-name="ce5" office:value-type="float" office:value="0.007098657079041">
            <text:p>0,0070986571</text:p>
          </table:table-cell>
          <table:table-cell table:style-name="ce5" office:value-type="float" office:value="507.989410400391">
            <text:p>507,9894104004</text:p>
          </table:table-cell>
          <table:table-cell table:number-columns-repeated="1020"/>
        </table:table-row>
        <table:table-row table:style-name="ro1">
          <table:table-cell table:style-name="ce5" office:value-type="float" office:value="4.99000024795532">
            <text:p>4,990000248</text:p>
          </table:table-cell>
          <table:table-cell table:style-name="ce5" office:value-type="float" office:value="1.4226735830307">
            <text:p>1,422673583</text:p>
          </table:table-cell>
          <table:table-cell table:style-name="ce5" office:value-type="float" office:value="0.00702042412012815">
            <text:p>0,0070204241</text:p>
          </table:table-cell>
          <table:table-cell table:style-name="ce5" office:value-type="float" office:value="505.504699707031">
            <text:p>505,504699707</text:p>
          </table:table-cell>
          <table:table-cell table:number-columns-repeated="1020"/>
        </table:table-row>
        <table:table-row table:style-name="ro1">
          <table:table-cell table:style-name="ce5" office:value-type="float" office:value="5.00000047683716">
            <text:p>5,0000004768</text:p>
          </table:table-cell>
          <table:table-cell table:style-name="ce5" office:value-type="float" office:value="1.41857051849365">
            <text:p>1,4185705185</text:p>
          </table:table-cell>
          <table:table-cell table:style-name="ce5" office:value-type="float" office:value="0.00694818329066038">
            <text:p>0,0069481833</text:p>
          </table:table-cell>
          <table:table-cell table:style-name="ce5" office:value-type="float" office:value="503.034973144531">
            <text:p>503,0349731445</text:p>
          </table:table-cell>
          <table:table-cell table:number-columns-repeated="1020"/>
        </table:table-row>
        <table:table-row table:style-name="ro1">
          <table:table-cell table:style-name="ce5" office:value-type="float" office:value="5.01000022888184">
            <text:p>5,0100002289</text:p>
          </table:table-cell>
          <table:table-cell table:style-name="ce5" office:value-type="float" office:value="1.41045725345612">
            <text:p>1,4104572535</text:p>
          </table:table-cell>
          <table:table-cell table:style-name="ce5" office:value-type="float" office:value="0.00689482083544135">
            <text:p>0,0068948208</text:p>
          </table:table-cell>
          <table:table-cell table:style-name="ce5" office:value-type="float" office:value="500.577362060547">
            <text:p>500,5773620605</text:p>
          </table:table-cell>
          <table:table-cell table:number-columns-repeated="1020"/>
        </table:table-row>
        <table:table-row table:style-name="ro1">
          <table:table-cell table:style-name="ce5" office:value-type="float" office:value="5.02000045776367">
            <text:p>5,0200004578</text:p>
          </table:table-cell>
          <table:table-cell table:style-name="ce5" office:value-type="float" office:value="1.4038782119751">
            <text:p>1,403878212</text:p>
          </table:table-cell>
          <table:table-cell table:style-name="ce5" office:value-type="float" office:value="0.00687649054452777">
            <text:p>0,0068764905</text:p>
          </table:table-cell>
          <table:table-cell table:style-name="ce5" office:value-type="float" office:value="498.125854492188">
            <text:p>498,1258544922</text:p>
          </table:table-cell>
          <table:table-cell table:number-columns-repeated="1020"/>
        </table:table-row>
        <table:table-row table:style-name="ro1">
          <table:table-cell table:style-name="ce5" office:value-type="float" office:value="5.03000020980835">
            <text:p>5,0300002098</text:p>
          </table:table-cell>
          <table:table-cell table:style-name="ce5" office:value-type="float" office:value="1.40089595317841">
            <text:p>1,4008959532</text:p>
          </table:table-cell>
          <table:table-cell table:style-name="ce5" office:value-type="float" office:value="0.0069016688503325">
            <text:p>0,0069016689</text:p>
          </table:table-cell>
          <table:table-cell table:style-name="ce5" office:value-type="float" office:value="495.673370361328">
            <text:p>495,6733703613</text:p>
          </table:table-cell>
          <table:table-cell table:number-columns-repeated="1020"/>
        </table:table-row>
        <table:table-row table:style-name="ro1">
          <table:table-cell table:style-name="ce5" office:value-type="float" office:value="5.04000043869019">
            <text:p>5,0400004387</text:p>
          </table:table-cell>
          <table:table-cell table:style-name="ce5" office:value-type="float" office:value="1.39593398571014">
            <text:p>1,3959339857</text:p>
          </table:table-cell>
          <table:table-cell table:style-name="ce5" office:value-type="float" office:value="0.00696264673024416">
            <text:p>0,0069626467</text:p>
          </table:table-cell>
          <table:table-cell table:style-name="ce5" office:value-type="float" office:value="493.211212158203">
            <text:p>493,2112121582</text:p>
          </table:table-cell>
          <table:table-cell table:number-columns-repeated="1020"/>
        </table:table-row>
        <table:table-row table:style-name="ro1">
          <table:table-cell table:style-name="ce5" office:value-type="float" office:value="5.05000019073486">
            <text:p>5,0500001907</text:p>
          </table:table-cell>
          <table:table-cell table:style-name="ce5" office:value-type="float" office:value="1.38723695278168">
            <text:p>1,3872369528</text:p>
          </table:table-cell>
          <table:table-cell table:style-name="ce5" office:value-type="float" office:value="0.0070407553575933">
            <text:p>0,0070407554</text:p>
          </table:table-cell>
          <table:table-cell table:style-name="ce5" office:value-type="float" office:value="490.734893798828">
            <text:p>490,7348937988</text:p>
          </table:table-cell>
          <table:table-cell table:number-columns-repeated="1020"/>
        </table:table-row>
        <table:table-row table:style-name="ro1">
          <table:table-cell table:style-name="ce5" office:value-type="float" office:value="5.0600004196167">
            <text:p>5,0600004196</text:p>
          </table:table-cell>
          <table:table-cell table:style-name="ce5" office:value-type="float" office:value="1.3803448677063">
            <text:p>1,3803448677</text:p>
          </table:table-cell>
          <table:table-cell table:style-name="ce5" office:value-type="float" office:value="0.00712007051333785">
            <text:p>0,0071200705</text:p>
          </table:table-cell>
          <table:table-cell table:style-name="ce5" office:value-type="float" office:value="488.24755859375">
            <text:p>488,2475585938</text:p>
          </table:table-cell>
          <table:table-cell table:number-columns-repeated="1020"/>
        </table:table-row>
        <table:table-row table:style-name="ro1">
          <table:table-cell table:style-name="ce5" office:value-type="float" office:value="5.07000017166138">
            <text:p>5,0700001717</text:p>
          </table:table-cell>
          <table:table-cell table:style-name="ce5" office:value-type="float" office:value="1.37722933292389">
            <text:p>1,3772293329</text:p>
          </table:table-cell>
          <table:table-cell table:style-name="ce5" office:value-type="float" office:value="0.00718783959746361">
            <text:p>0,0071878396</text:p>
          </table:table-cell>
          <table:table-cell table:style-name="ce5" office:value-type="float" office:value="485.7529296875">
            <text:p>485,7529296875</text:p>
          </table:table-cell>
          <table:table-cell table:number-columns-repeated="1020"/>
        </table:table-row>
        <table:table-row table:style-name="ro1">
          <table:table-cell table:style-name="ce5" office:value-type="float" office:value="5.08000040054321">
            <text:p>5,0800004005</text:p>
          </table:table-cell>
          <table:table-cell table:style-name="ce5" office:value-type="float" office:value="1.372239112854">
            <text:p>1,3722391129</text:p>
          </table:table-cell>
          <table:table-cell table:style-name="ce5" office:value-type="float" office:value="0.00723132165148854">
            <text:p>0,0072313217</text:p>
          </table:table-cell>
          <table:table-cell table:style-name="ce5" office:value-type="float" office:value="483.256652832031">
            <text:p>483,256652832</text:p>
          </table:table-cell>
          <table:table-cell table:number-columns-repeated="1020"/>
        </table:table-row>
        <table:table-row table:style-name="ro1">
          <table:table-cell table:style-name="ce5" office:value-type="float" office:value="5.09000015258789">
            <text:p>5,0900001526</text:p>
          </table:table-cell>
          <table:table-cell table:style-name="ce5" office:value-type="float" office:value="1.36342453956604">
            <text:p>1,3634245396</text:p>
          </table:table-cell>
          <table:table-cell table:style-name="ce5" office:value-type="float" office:value="0.00724007189273834">
            <text:p>0,0072400719</text:p>
          </table:table-cell>
          <table:table-cell table:style-name="ce5" office:value-type="float" office:value="480.765502929688">
            <text:p>480,7655029297</text:p>
          </table:table-cell>
          <table:table-cell table:number-columns-repeated="1020"/>
        </table:table-row>
        <table:table-row table:style-name="ro1">
          <table:table-cell table:style-name="ce5" office:value-type="float" office:value="5.10000038146973">
            <text:p>5,1000003815</text:p>
          </table:table-cell>
          <table:table-cell table:style-name="ce5" office:value-type="float" office:value="1.35620701313019">
            <text:p>1,3562070131</text:p>
          </table:table-cell>
          <table:table-cell table:style-name="ce5" office:value-type="float" office:value="0.00721282698214054">
            <text:p>0,007212827</text:p>
          </table:table-cell>
          <table:table-cell table:style-name="ce5" office:value-type="float" office:value="478.283142089844">
            <text:p>478,2831420898</text:p>
          </table:table-cell>
          <table:table-cell table:number-columns-repeated="1020"/>
        </table:table-row>
        <table:table-row table:style-name="ro1">
          <table:table-cell table:style-name="ce5" office:value-type="float" office:value="5.1100001335144">
            <text:p>5,1100001335</text:p>
          </table:table-cell>
          <table:table-cell table:style-name="ce5" office:value-type="float" office:value="1.3528368473053">
            <text:p>1,3528368473</text:p>
          </table:table-cell>
          <table:table-cell table:style-name="ce5" office:value-type="float" office:value="0.00716299889609218">
            <text:p>0,0071629989</text:p>
          </table:table-cell>
          <table:table-cell table:style-name="ce5" office:value-type="float" office:value="475.81298828125">
            <text:p>475,8129882813</text:p>
          </table:table-cell>
          <table:table-cell table:number-columns-repeated="1020"/>
        </table:table-row>
        <table:table-row table:style-name="ro1">
          <table:table-cell table:style-name="ce5" office:value-type="float" office:value="5.12000036239624">
            <text:p>5,1200003624</text:p>
          </table:table-cell>
          <table:table-cell table:style-name="ce5" office:value-type="float" office:value="1.34721386432648">
            <text:p>1,3472138643</text:p>
          </table:table-cell>
          <table:table-cell table:style-name="ce5" office:value-type="float" office:value="0.00710547203198075">
            <text:p>0,007105472</text:p>
          </table:table-cell>
          <table:table-cell table:style-name="ce5" office:value-type="float" office:value="473.358276367188">
            <text:p>473,3582763672</text:p>
          </table:table-cell>
          <table:table-cell table:number-columns-repeated="1020"/>
        </table:table-row>
        <table:table-row table:style-name="ro1">
          <table:table-cell table:style-name="ce5" office:value-type="float" office:value="5.13000011444092">
            <text:p>5,1300001144</text:p>
          </table:table-cell>
          <table:table-cell table:style-name="ce5" office:value-type="float" office:value="1.33606791496277">
            <text:p>1,336067915</text:p>
          </table:table-cell>
          <table:table-cell table:style-name="ce5" office:value-type="float" office:value="0.00704575516283512">
            <text:p>0,0070457552</text:p>
          </table:table-cell>
          <table:table-cell table:style-name="ce5" office:value-type="float" office:value="470.916687011719">
            <text:p>470,9166870117</text:p>
          </table:table-cell>
          <table:table-cell table:number-columns-repeated="1020"/>
        </table:table-row>
        <table:table-row table:style-name="ro1">
          <table:table-cell table:style-name="ce5" office:value-type="float" office:value="5.14000034332275">
            <text:p>5,1400003433</text:p>
          </table:table-cell>
          <table:table-cell table:style-name="ce5" office:value-type="float" office:value="1.32481038570404">
            <text:p>1,3248103857</text:p>
          </table:table-cell>
          <table:table-cell table:style-name="ce5" office:value-type="float" office:value="0.00698414165526628">
            <text:p>0,0069841417</text:p>
          </table:table-cell>
          <table:table-cell table:style-name="ce5" office:value-type="float" office:value="468.48193359375">
            <text:p>468,4819335938</text:p>
          </table:table-cell>
          <table:table-cell table:number-columns-repeated="1020"/>
        </table:table-row>
        <table:table-row table:style-name="ro1">
          <table:table-cell table:style-name="ce5" office:value-type="float" office:value="5.15000009536743">
            <text:p>5,1500000954</text:p>
          </table:table-cell>
          <table:table-cell table:style-name="ce5" office:value-type="float" office:value="1.31810629367828">
            <text:p>1,3181062937</text:p>
          </table:table-cell>
          <table:table-cell table:style-name="ce5" office:value-type="float" office:value="0.00691872509196401">
            <text:p>0,0069187251</text:p>
          </table:table-cell>
          <table:table-cell table:style-name="ce5" office:value-type="float" office:value="466.047424316406">
            <text:p>466,0474243164</text:p>
          </table:table-cell>
          <table:table-cell table:number-columns-repeated="1020"/>
        </table:table-row>
        <table:table-row table:style-name="ro1">
          <table:table-cell table:style-name="ce5" office:value-type="float" office:value="5.16000032424927">
            <text:p>5,1600003242</text:p>
          </table:table-cell>
          <table:table-cell table:style-name="ce5" office:value-type="float" office:value="1.31173253059387">
            <text:p>1,3117325306</text:p>
          </table:table-cell>
          <table:table-cell table:style-name="ce5" office:value-type="float" office:value="0.00685064727440476">
            <text:p>0,0068506473</text:p>
          </table:table-cell>
          <table:table-cell table:style-name="ce5" office:value-type="float" office:value="463.604827880859">
            <text:p>463,6048278809</text:p>
          </table:table-cell>
          <table:table-cell table:number-columns-repeated="1020"/>
        </table:table-row>
        <table:table-row table:style-name="ro1">
          <table:table-cell table:style-name="ce5" office:value-type="float" office:value="5.1700005531311">
            <text:p>5,1700005531</text:p>
          </table:table-cell>
          <table:table-cell table:style-name="ce5" office:value-type="float" office:value="1.30153620243073">
            <text:p>1,3015362024</text:p>
          </table:table-cell>
          <table:table-cell table:style-name="ce5" office:value-type="float" office:value="0.00678386446088552">
            <text:p>0,0067838645</text:p>
          </table:table-cell>
          <table:table-cell table:style-name="ce5" office:value-type="float" office:value="461.147735595703">
            <text:p>461,1477355957</text:p>
          </table:table-cell>
          <table:table-cell table:number-columns-repeated="1020"/>
        </table:table-row>
        <table:table-row table:style-name="ro1">
          <table:table-cell table:style-name="ce5" office:value-type="float" office:value="5.18000030517578">
            <text:p>5,1800003052</text:p>
          </table:table-cell>
          <table:table-cell table:style-name="ce5" office:value-type="float" office:value="1.29186916351318">
            <text:p>1,2918691635</text:p>
          </table:table-cell>
          <table:table-cell table:style-name="ce5" office:value-type="float" office:value="0.00672200927510858">
            <text:p>0,0067220093</text:p>
          </table:table-cell>
          <table:table-cell table:style-name="ce5" office:value-type="float" office:value="458.677795410156">
            <text:p>458,6777954102</text:p>
          </table:table-cell>
          <table:table-cell table:number-columns-repeated="1020"/>
        </table:table-row>
        <table:table-row table:style-name="ro1">
          <table:table-cell table:style-name="ce5" office:value-type="float" office:value="5.19000053405762">
            <text:p>5,1900005341</text:p>
          </table:table-cell>
          <table:table-cell table:style-name="ce5" office:value-type="float" office:value="1.28868925571442">
            <text:p>1,2886892557</text:p>
          </table:table-cell>
          <table:table-cell table:style-name="ce5" office:value-type="float" office:value="0.00666961120441556">
            <text:p>0,0066696112</text:p>
          </table:table-cell>
          <table:table-cell table:style-name="ce5" office:value-type="float" office:value="456.199493408203">
            <text:p>456,1994934082</text:p>
          </table:table-cell>
          <table:table-cell table:number-columns-repeated="1020"/>
        </table:table-row>
        <table:table-row table:style-name="ro1">
          <table:table-cell table:style-name="ce5" office:value-type="float" office:value="5.20000028610229">
            <text:p>5,2000002861</text:p>
          </table:table-cell>
          <table:table-cell table:style-name="ce5" office:value-type="float" office:value="1.28876757621765">
            <text:p>1,2887675762</text:p>
          </table:table-cell>
          <table:table-cell table:style-name="ce5" office:value-type="float" office:value="0.00662782369181514">
            <text:p>0,0066278237</text:p>
          </table:table-cell>
          <table:table-cell table:style-name="ce5" office:value-type="float" office:value="453.717041015625">
            <text:p>453,7170410156</text:p>
          </table:table-cell>
          <table:table-cell table:number-columns-repeated="1020"/>
        </table:table-row>
        <table:table-row table:style-name="ro1">
          <table:table-cell table:style-name="ce5" office:value-type="float" office:value="5.21000051498413">
            <text:p>5,210000515</text:p>
          </table:table-cell>
          <table:table-cell table:style-name="ce5" office:value-type="float" office:value="1.28521537780762">
            <text:p>1,2852153778</text:p>
          </table:table-cell>
          <table:table-cell table:style-name="ce5" office:value-type="float" office:value="0.00659889355301857">
            <text:p>0,0065988936</text:p>
          </table:table-cell>
          <table:table-cell table:style-name="ce5" office:value-type="float" office:value="451.236267089844">
            <text:p>451,2362670898</text:p>
          </table:table-cell>
          <table:table-cell table:number-columns-repeated="1020"/>
        </table:table-row>
        <table:table-row table:style-name="ro1">
          <table:table-cell table:style-name="ce5" office:value-type="float" office:value="5.22000026702881">
            <text:p>5,220000267</text:p>
          </table:table-cell>
          <table:table-cell table:style-name="ce5" office:value-type="float" office:value="1.2789124250412">
            <text:p>1,278912425</text:p>
          </table:table-cell>
          <table:table-cell table:style-name="ce5" office:value-type="float" office:value="0.00659052142873406">
            <text:p>0,0065905214</text:p>
          </table:table-cell>
          <table:table-cell table:style-name="ce5" office:value-type="float" office:value="448.761383056641">
            <text:p>448,7613830566</text:p>
          </table:table-cell>
          <table:table-cell table:number-columns-repeated="1020"/>
        </table:table-row>
        <table:table-row table:style-name="ro1">
          <table:table-cell table:style-name="ce5" office:value-type="float" office:value="5.23000049591064">
            <text:p>5,2300004959</text:p>
          </table:table-cell>
          <table:table-cell table:style-name="ce5" office:value-type="float" office:value="1.27639424800873">
            <text:p>1,276394248</text:p>
          </table:table-cell>
          <table:table-cell table:style-name="ce5" office:value-type="float" office:value="0.00660693179816008">
            <text:p>0,0066069318</text:p>
          </table:table-cell>
          <table:table-cell table:style-name="ce5" office:value-type="float" office:value="446.294982910156">
            <text:p>446,2949829102</text:p>
          </table:table-cell>
          <table:table-cell table:number-columns-repeated="1020"/>
        </table:table-row>
        <table:table-row table:style-name="ro1">
          <table:table-cell table:style-name="ce5" office:value-type="float" office:value="5.24000024795532">
            <text:p>5,240000248</text:p>
          </table:table-cell>
          <table:table-cell table:style-name="ce5" office:value-type="float" office:value="1.27770733833313">
            <text:p>1,2777073383</text:p>
          </table:table-cell>
          <table:table-cell table:style-name="ce5" office:value-type="float" office:value="0.00664545223116875">
            <text:p>0,0066454522</text:p>
          </table:table-cell>
          <table:table-cell table:style-name="ce5" office:value-type="float" office:value="443.841278076172">
            <text:p>443,8412780762</text:p>
          </table:table-cell>
          <table:table-cell table:number-columns-repeated="1020"/>
        </table:table-row>
        <table:table-row table:style-name="ro1">
          <table:table-cell table:style-name="ce5" office:value-type="float" office:value="5.25000047683716">
            <text:p>5,2500004768</text:p>
          </table:table-cell>
          <table:table-cell table:style-name="ce5" office:value-type="float" office:value="1.2753564119339">
            <text:p>1,2753564119</text:p>
          </table:table-cell>
          <table:table-cell table:style-name="ce5" office:value-type="float" office:value="0.00669951550662518">
            <text:p>0,0066995155</text:p>
          </table:table-cell>
          <table:table-cell table:style-name="ce5" office:value-type="float" office:value="441.403900146484">
            <text:p>441,4039001465</text:p>
          </table:table-cell>
          <table:table-cell table:number-columns-repeated="1020"/>
        </table:table-row>
        <table:table-row table:style-name="ro1">
          <table:table-cell table:style-name="ce5" office:value-type="float" office:value="5.26000022888184">
            <text:p>5,2600002289</text:p>
          </table:table-cell>
          <table:table-cell table:style-name="ce5" office:value-type="float" office:value="1.26659321784973">
            <text:p>1,2665932178</text:p>
          </table:table-cell>
          <table:table-cell table:style-name="ce5" office:value-type="float" office:value="0.00676280353218317">
            <text:p>0,0067628035</text:p>
          </table:table-cell>
          <table:table-cell table:style-name="ce5" office:value-type="float" office:value="438.979461669922">
            <text:p>438,9794616699</text:p>
          </table:table-cell>
          <table:table-cell table:number-columns-repeated="1020"/>
        </table:table-row>
        <table:table-row table:style-name="ro1">
          <table:table-cell table:style-name="ce5" office:value-type="float" office:value="5.27000045776367">
            <text:p>5,2700004578</text:p>
          </table:table-cell>
          <table:table-cell table:style-name="ce5" office:value-type="float" office:value="1.2578352689743">
            <text:p>1,257835269</text:p>
          </table:table-cell>
          <table:table-cell table:style-name="ce5" office:value-type="float" office:value="0.0068283905275166">
            <text:p>0,0068283905</text:p>
          </table:table-cell>
          <table:table-cell table:style-name="ce5" office:value-type="float" office:value="436.561218261719">
            <text:p>436,5612182617</text:p>
          </table:table-cell>
          <table:table-cell table:number-columns-repeated="1020"/>
        </table:table-row>
        <table:table-row table:style-name="ro1">
          <table:table-cell table:style-name="ce5" office:value-type="float" office:value="5.28000020980835">
            <text:p>5,2800002098</text:p>
          </table:table-cell>
          <table:table-cell table:style-name="ce5" office:value-type="float" office:value="1.25419270992279">
            <text:p>1,2541927099</text:p>
          </table:table-cell>
          <table:table-cell table:style-name="ce5" office:value-type="float" office:value="0.00688833743333817">
            <text:p>0,0068883374</text:p>
          </table:table-cell>
          <table:table-cell table:style-name="ce5" office:value-type="float" office:value="434.142272949219">
            <text:p>434,1422729492</text:p>
          </table:table-cell>
          <table:table-cell table:number-columns-repeated="1020"/>
        </table:table-row>
        <table:table-row table:style-name="ro1">
          <table:table-cell table:style-name="ce5" office:value-type="float" office:value="5.29000043869019">
            <text:p>5,2900004387</text:p>
          </table:table-cell>
          <table:table-cell table:style-name="ce5" office:value-type="float" office:value="1.25095224380493">
            <text:p>1,2509522438</text:p>
          </table:table-cell>
          <table:table-cell table:style-name="ce5" office:value-type="float" office:value="0.0069385995157063">
            <text:p>0,0069385995</text:p>
          </table:table-cell>
          <table:table-cell table:style-name="ce5" office:value-type="float" office:value="431.713500976563">
            <text:p>431,7135009766</text:p>
          </table:table-cell>
          <table:table-cell table:number-columns-repeated="1020"/>
        </table:table-row>
        <table:table-row table:style-name="ro1">
          <table:table-cell table:style-name="ce5" office:value-type="float" office:value="5.30000019073486">
            <text:p>5,3000001907</text:p>
          </table:table-cell>
          <table:table-cell table:style-name="ce5" office:value-type="float" office:value="1.24166238307953">
            <text:p>1,2416623831</text:p>
          </table:table-cell>
          <table:table-cell table:style-name="ce5" office:value-type="float" office:value="0.0069779478944838">
            <text:p>0,0069779479</text:p>
          </table:table-cell>
          <table:table-cell table:style-name="ce5" office:value-type="float" office:value="429.267822265625">
            <text:p>429,2678222656</text:p>
          </table:table-cell>
          <table:table-cell table:number-columns-repeated="1020"/>
        </table:table-row>
        <table:table-row table:style-name="ro1">
          <table:table-cell table:style-name="ce5" office:value-type="float" office:value="5.3100004196167">
            <text:p>5,3100004196</text:p>
          </table:table-cell>
          <table:table-cell table:style-name="ce5" office:value-type="float" office:value="1.22889697551727">
            <text:p>1,2288969755</text:p>
          </table:table-cell>
          <table:table-cell table:style-name="ce5" office:value-type="float" office:value="0.00700638815760612">
            <text:p>0,0070063882</text:p>
          </table:table-cell>
          <table:table-cell table:style-name="ce5" office:value-type="float" office:value="426.806182861328">
            <text:p>426,8061828613</text:p>
          </table:table-cell>
          <table:table-cell table:number-columns-repeated="1020"/>
        </table:table-row>
        <table:table-row table:style-name="ro1">
          <table:table-cell table:style-name="ce5" office:value-type="float" office:value="5.32000017166138">
            <text:p>5,3200001717</text:p>
          </table:table-cell>
          <table:table-cell table:style-name="ce5" office:value-type="float" office:value="1.22083187103271">
            <text:p>1,220831871</text:p>
          </table:table-cell>
          <table:table-cell table:style-name="ce5" office:value-type="float" office:value="0.00702335452660918">
            <text:p>0,0070233545</text:p>
          </table:table-cell>
          <table:table-cell table:style-name="ce5" office:value-type="float" office:value="424.334411621094">
            <text:p>424,3344116211</text:p>
          </table:table-cell>
          <table:table-cell table:number-columns-repeated="1020"/>
        </table:table-row>
        <table:table-row table:style-name="ro1">
          <table:table-cell table:style-name="ce5" office:value-type="float" office:value="5.33000040054321">
            <text:p>5,3300004005</text:p>
          </table:table-cell>
          <table:table-cell table:style-name="ce5" office:value-type="float" office:value="1.2186484336853">
            <text:p>1,2186484337</text:p>
          </table:table-cell>
          <table:table-cell table:style-name="ce5" office:value-type="float" office:value="0.00702605349943042">
            <text:p>0,0070260535</text:p>
          </table:table-cell>
          <table:table-cell table:style-name="ce5" office:value-type="float" office:value="421.856750488281">
            <text:p>421,8567504883</text:p>
          </table:table-cell>
          <table:table-cell table:number-columns-repeated="1020"/>
        </table:table-row>
        <table:table-row table:style-name="ro1">
          <table:table-cell table:style-name="ce5" office:value-type="float" office:value="5.34000015258789">
            <text:p>5,3400001526</text:p>
          </table:table-cell>
          <table:table-cell table:style-name="ce5" office:value-type="float" office:value="1.21478867530823">
            <text:p>1,2147886753</text:p>
          </table:table-cell>
          <table:table-cell table:style-name="ce5" office:value-type="float" office:value="0.00701887486502528">
            <text:p>0,0070188749</text:p>
          </table:table-cell>
          <table:table-cell table:style-name="ce5" office:value-type="float" office:value="419.378540039063">
            <text:p>419,3785400391</text:p>
          </table:table-cell>
          <table:table-cell table:number-columns-repeated="1020"/>
        </table:table-row>
        <table:table-row table:style-name="ro1">
          <table:table-cell table:style-name="ce5" office:value-type="float" office:value="5.35000038146973">
            <text:p>5,3500003815</text:p>
          </table:table-cell>
          <table:table-cell table:style-name="ce5" office:value-type="float" office:value="1.20490407943726">
            <text:p>1,2049040794</text:p>
          </table:table-cell>
          <table:table-cell table:style-name="ce5" office:value-type="float" office:value="0.00701374374330044">
            <text:p>0,0070137437</text:p>
          </table:table-cell>
          <table:table-cell table:style-name="ce5" office:value-type="float" office:value="416.90625">
            <text:p>416,90625</text:p>
          </table:table-cell>
          <table:table-cell table:number-columns-repeated="1020"/>
        </table:table-row>
        <table:table-row table:style-name="ro1">
          <table:table-cell table:style-name="ce5" office:value-type="float" office:value="5.3600001335144">
            <text:p>5,3600001335</text:p>
          </table:table-cell>
          <table:table-cell table:style-name="ce5" office:value-type="float" office:value="1.19456076622009">
            <text:p>1,1945607662</text:p>
          </table:table-cell>
          <table:table-cell table:style-name="ce5" office:value-type="float" office:value="0.00701752351596951">
            <text:p>0,0070175235</text:p>
          </table:table-cell>
          <table:table-cell table:style-name="ce5" office:value-type="float" office:value="414.444122314453">
            <text:p>414,4441223145</text:p>
          </table:table-cell>
          <table:table-cell table:number-columns-repeated="1020"/>
        </table:table-row>
        <table:table-row table:style-name="ro1">
          <table:table-cell table:style-name="ce5" office:value-type="float" office:value="5.37000036239624">
            <text:p>5,3700003624</text:p>
          </table:table-cell>
          <table:table-cell table:style-name="ce5" office:value-type="float" office:value="1.19080209732056">
            <text:p>1,1908020973</text:p>
          </table:table-cell>
          <table:table-cell table:style-name="ce5" office:value-type="float" office:value="0.00703027052804828">
            <text:p>0,0070302705</text:p>
          </table:table-cell>
          <table:table-cell table:style-name="ce5" office:value-type="float" office:value="411.995574951172">
            <text:p>411,9955749512</text:p>
          </table:table-cell>
          <table:table-cell table:number-columns-repeated="1020"/>
        </table:table-row>
        <table:table-row table:style-name="ro1">
          <table:table-cell table:style-name="ce5" office:value-type="float" office:value="5.38000011444092">
            <text:p>5,3800001144</text:p>
          </table:table-cell>
          <table:table-cell table:style-name="ce5" office:value-type="float" office:value="1.19097411632538">
            <text:p>1,1909741163</text:p>
          </table:table-cell>
          <table:table-cell table:style-name="ce5" office:value-type="float" office:value="0.00705035775899887">
            <text:p>0,0070503578</text:p>
          </table:table-cell>
          <table:table-cell table:style-name="ce5" office:value-type="float" office:value="409.565948486328">
            <text:p>409,5659484863</text:p>
          </table:table-cell>
          <table:table-cell table:number-columns-repeated="1020"/>
        </table:table-row>
        <table:table-row table:style-name="ro1">
          <table:table-cell table:style-name="ce5" office:value-type="float" office:value="5.39000034332275">
            <text:p>5,3900003433</text:p>
          </table:table-cell>
          <table:table-cell table:style-name="ce5" office:value-type="float" office:value="1.18660843372345">
            <text:p>1,1866084337</text:p>
          </table:table-cell>
          <table:table-cell table:style-name="ce5" office:value-type="float" office:value="0.00708046462386847">
            <text:p>0,0070804646</text:p>
          </table:table-cell>
          <table:table-cell table:style-name="ce5" office:value-type="float" office:value="407.157165527344">
            <text:p>407,1571655273</text:p>
          </table:table-cell>
          <table:table-cell table:number-columns-repeated="1020"/>
        </table:table-row>
        <table:table-row table:style-name="ro1">
          <table:table-cell table:style-name="ce5" office:value-type="float" office:value="5.40000009536743">
            <text:p>5,4000000954</text:p>
          </table:table-cell>
          <table:table-cell table:style-name="ce5" office:value-type="float" office:value="1.17602777481079">
            <text:p>1,1760277748</text:p>
          </table:table-cell>
          <table:table-cell table:style-name="ce5" office:value-type="float" office:value="0.00712574506178498">
            <text:p>0,0071257451</text:p>
          </table:table-cell>
          <table:table-cell table:style-name="ce5" office:value-type="float" office:value="404.763885498047">
            <text:p>404,763885498</text:p>
          </table:table-cell>
          <table:table-cell table:number-columns-repeated="1020"/>
        </table:table-row>
        <table:table-row table:style-name="ro1">
          <table:table-cell table:style-name="ce5" office:value-type="float" office:value="5.41000032424927">
            <text:p>5,4100003242</text:p>
          </table:table-cell>
          <table:table-cell table:style-name="ce5" office:value-type="float" office:value="1.16686713695526">
            <text:p>1,166867137</text:p>
          </table:table-cell>
          <table:table-cell table:style-name="ce5" office:value-type="float" office:value="0.00718304142355919">
            <text:p>0,0071830414</text:p>
          </table:table-cell>
          <table:table-cell table:style-name="ce5" office:value-type="float" office:value="402.377593994141">
            <text:p>402,3775939941</text:p>
          </table:table-cell>
          <table:table-cell table:number-columns-repeated="1020"/>
        </table:table-row>
        <table:table-row table:style-name="ro1">
          <table:table-cell table:style-name="ce5" office:value-type="float" office:value="5.4200005531311">
            <text:p>5,4200005531</text:p>
          </table:table-cell>
          <table:table-cell table:style-name="ce5" office:value-type="float" office:value="1.16512942314148">
            <text:p>1,1651294231</text:p>
          </table:table-cell>
          <table:table-cell table:style-name="ce5" office:value-type="float" office:value="0.00723963603377342">
            <text:p>0,007239636</text:p>
          </table:table-cell>
          <table:table-cell table:style-name="ce5" office:value-type="float" office:value="399.989929199219">
            <text:p>399,9899291992</text:p>
          </table:table-cell>
          <table:table-cell table:number-columns-repeated="1020"/>
        </table:table-row>
        <table:table-row table:style-name="ro1">
          <table:table-cell table:style-name="ce5" office:value-type="float" office:value="5.43000030517578">
            <text:p>5,4300003052</text:p>
          </table:table-cell>
          <table:table-cell table:style-name="ce5" office:value-type="float" office:value="1.16634798049927">
            <text:p>1,1663479805</text:p>
          </table:table-cell>
          <table:table-cell table:style-name="ce5" office:value-type="float" office:value="0.00728141097351909">
            <text:p>0,007281411</text:p>
          </table:table-cell>
          <table:table-cell table:style-name="ce5" office:value-type="float" office:value="397.592041015625">
            <text:p>397,5920410156</text:p>
          </table:table-cell>
          <table:table-cell table:number-columns-repeated="1020"/>
        </table:table-row>
        <table:table-row table:style-name="ro1">
          <table:table-cell table:style-name="ce5" office:value-type="float" office:value="5.44000053405762">
            <text:p>5,4400005341</text:p>
          </table:table-cell>
          <table:table-cell table:style-name="ce5" office:value-type="float" office:value="1.16192758083344">
            <text:p>1,1619275808</text:p>
          </table:table-cell>
          <table:table-cell table:style-name="ce5" office:value-type="float" office:value="0.00730252033099532">
            <text:p>0,0073025203</text:p>
          </table:table-cell>
          <table:table-cell table:style-name="ce5" office:value-type="float" office:value="395.176879882813">
            <text:p>395,1768798828</text:p>
          </table:table-cell>
          <table:table-cell table:number-columns-repeated="1020"/>
        </table:table-row>
        <table:table-row table:style-name="ro1">
          <table:table-cell table:style-name="ce5" office:value-type="float" office:value="5.45000028610229">
            <text:p>5,4500002861</text:p>
          </table:table-cell>
          <table:table-cell table:style-name="ce5" office:value-type="float" office:value="1.1511971950531">
            <text:p>1,1511971951</text:p>
          </table:table-cell>
          <table:table-cell table:style-name="ce5" office:value-type="float" office:value="0.00730867916718125">
            <text:p>0,0073086792</text:p>
          </table:table-cell>
          <table:table-cell table:style-name="ce5" office:value-type="float" office:value="392.744140625">
            <text:p>392,744140625</text:p>
          </table:table-cell>
          <table:table-cell table:number-columns-repeated="1020"/>
        </table:table-row>
        <table:table-row table:style-name="ro1">
          <table:table-cell table:style-name="ce5" office:value-type="float" office:value="5.46000051498413">
            <text:p>5,460000515</text:p>
          </table:table-cell>
          <table:table-cell table:style-name="ce5" office:value-type="float" office:value="1.142409324646">
            <text:p>1,1424093246</text:p>
          </table:table-cell>
          <table:table-cell table:style-name="ce5" office:value-type="float" office:value="0.00731018744409084">
            <text:p>0,0073101874</text:p>
          </table:table-cell>
          <table:table-cell table:style-name="ce5" office:value-type="float" office:value="390.299011230469">
            <text:p>390,2990112305</text:p>
          </table:table-cell>
          <table:table-cell table:number-columns-repeated="1020"/>
        </table:table-row>
        <table:table-row table:style-name="ro1">
          <table:table-cell table:style-name="ce5" office:value-type="float" office:value="5.47000026702881">
            <text:p>5,470000267</text:p>
          </table:table-cell>
          <table:table-cell table:style-name="ce5" office:value-type="float" office:value="1.14142143726349">
            <text:p>1,1414214373</text:p>
          </table:table-cell>
          <table:table-cell table:style-name="ce5" office:value-type="float" office:value="0.0073123830370605">
            <text:p>0,007312383</text:p>
          </table:table-cell>
          <table:table-cell table:style-name="ce5" office:value-type="float" office:value="387.845733642578">
            <text:p>387,8457336426</text:p>
          </table:table-cell>
          <table:table-cell table:number-columns-repeated="1020"/>
        </table:table-row>
        <table:table-row table:style-name="ro1">
          <table:table-cell table:style-name="ce5" office:value-type="float" office:value="5.48000049591064">
            <text:p>5,4800004959</text:p>
          </table:table-cell>
          <table:table-cell table:style-name="ce5" office:value-type="float" office:value="1.14341449737549">
            <text:p>1,1434144974</text:p>
          </table:table-cell>
          <table:table-cell table:style-name="ce5" office:value-type="float" office:value="0.00730996718630195">
            <text:p>0,0073099672</text:p>
          </table:table-cell>
          <table:table-cell table:style-name="ce5" office:value-type="float" office:value="385.388000488281">
            <text:p>385,3880004883</text:p>
          </table:table-cell>
          <table:table-cell table:number-columns-repeated="1020"/>
        </table:table-row>
        <table:table-row table:style-name="ro1">
          <table:table-cell table:style-name="ce5" office:value-type="float" office:value="5.49000024795532">
            <text:p>5,490000248</text:p>
          </table:table-cell>
          <table:table-cell table:style-name="ce5" office:value-type="float" office:value="1.13930249214172">
            <text:p>1,1393024921</text:p>
          </table:table-cell>
          <table:table-cell table:style-name="ce5" office:value-type="float" office:value="0.00728984829038382">
            <text:p>0,0072898483</text:p>
          </table:table-cell>
          <table:table-cell table:style-name="ce5" office:value-type="float" office:value="382.932159423828">
            <text:p>382,9321594238</text:p>
          </table:table-cell>
          <table:table-cell table:number-columns-repeated="1020"/>
        </table:table-row>
        <table:table-row table:style-name="ro1">
          <table:table-cell table:style-name="ce5" office:value-type="float" office:value="5.50000047683716">
            <text:p>5,5000004768</text:p>
          </table:table-cell>
          <table:table-cell table:style-name="ce5" office:value-type="float" office:value="1.12791752815247">
            <text:p>1,1279175282</text:p>
          </table:table-cell>
          <table:table-cell table:style-name="ce5" office:value-type="float" office:value="0.00724018737673759">
            <text:p>0,0072401874</text:p>
          </table:table-cell>
          <table:table-cell table:style-name="ce5" office:value-type="float" office:value="380.484497070313">
            <text:p>380,4844970703</text:p>
          </table:table-cell>
          <table:table-cell table:number-columns-repeated="1020"/>
        </table:table-row>
        <table:table-row table:style-name="ro1">
          <table:table-cell table:style-name="ce5" office:value-type="float" office:value="5.51000022888184">
            <text:p>5,5100002289</text:p>
          </table:table-cell>
          <table:table-cell table:style-name="ce5" office:value-type="float" office:value="1.11770176887512">
            <text:p>1,1177017689</text:p>
          </table:table-cell>
          <table:table-cell table:style-name="ce5" office:value-type="float" office:value="0.00715768057852983">
            <text:p>0,0071576806</text:p>
          </table:table-cell>
          <table:table-cell table:style-name="ce5" office:value-type="float" office:value="378.049041748047">
            <text:p>378,049041748</text:p>
          </table:table-cell>
          <table:table-cell table:number-columns-repeated="1020"/>
        </table:table-row>
        <table:table-row table:style-name="ro1">
          <table:table-cell table:style-name="ce5" office:value-type="float" office:value="5.52000045776367">
            <text:p>5,5200004578</text:p>
          </table:table-cell>
          <table:table-cell table:style-name="ce5" office:value-type="float" office:value="1.11558902263641">
            <text:p>1,1155890226</text:p>
          </table:table-cell>
          <table:table-cell table:style-name="ce5" office:value-type="float" office:value="0.00705272378399968">
            <text:p>0,0070527238</text:p>
          </table:table-cell>
          <table:table-cell table:style-name="ce5" office:value-type="float" office:value="375.629821777344">
            <text:p>375,6298217773</text:p>
          </table:table-cell>
          <table:table-cell table:number-columns-repeated="1020"/>
        </table:table-row>
        <table:table-row table:style-name="ro1">
          <table:table-cell table:style-name="ce5" office:value-type="float" office:value="5.53000020980835">
            <text:p>5,5300002098</text:p>
          </table:table-cell>
          <table:table-cell table:style-name="ce5" office:value-type="float" office:value="1.11772358417511">
            <text:p>1,1177235842</text:p>
          </table:table-cell>
          <table:table-cell table:style-name="ce5" office:value-type="float" office:value="0.00694535253569484">
            <text:p>0,0069453525</text:p>
          </table:table-cell>
          <table:table-cell table:style-name="ce5" office:value-type="float" office:value="373.231506347656">
            <text:p>373,2315063477</text:p>
          </table:table-cell>
          <table:table-cell table:number-columns-repeated="1020"/>
        </table:table-row>
        <table:table-row table:style-name="ro1">
          <table:table-cell table:style-name="ce5" office:value-type="float" office:value="5.54000043869019">
            <text:p>5,5400004387</text:p>
          </table:table-cell>
          <table:table-cell table:style-name="ce5" office:value-type="float" office:value="1.11426758766174">
            <text:p>1,1142675877</text:p>
          </table:table-cell>
          <table:table-cell table:style-name="ce5" office:value-type="float" office:value="0.00685318605974317">
            <text:p>0,0068531861</text:p>
          </table:table-cell>
          <table:table-cell table:style-name="ce5" office:value-type="float" office:value="370.854217529297">
            <text:p>370,8542175293</text:p>
          </table:table-cell>
          <table:table-cell table:number-columns-repeated="1020"/>
        </table:table-row>
        <table:table-row table:style-name="ro1">
          <table:table-cell table:style-name="ce5" office:value-type="float" office:value="5.55000019073486">
            <text:p>5,5500001907</text:p>
          </table:table-cell>
          <table:table-cell table:style-name="ce5" office:value-type="float" office:value="1.10193920135498">
            <text:p>1,1019392014</text:p>
          </table:table-cell>
          <table:table-cell table:style-name="ce5" office:value-type="float" office:value="0.00678666867315769">
            <text:p>0,0067866687</text:p>
          </table:table-cell>
          <table:table-cell table:style-name="ce5" office:value-type="float" office:value="368.491119384766">
            <text:p>368,4911193848</text:p>
          </table:table-cell>
          <table:table-cell table:number-columns-repeated="1020"/>
        </table:table-row>
        <table:table-row table:style-name="ro1">
          <table:table-cell table:style-name="ce5" office:value-type="float" office:value="5.5600004196167">
            <text:p>5,5600004196</text:p>
          </table:table-cell>
          <table:table-cell table:style-name="ce5" office:value-type="float" office:value="1.08848357200623">
            <text:p>1,088483572</text:p>
          </table:table-cell>
          <table:table-cell table:style-name="ce5" office:value-type="float" office:value="0.00674982042983174">
            <text:p>0,0067498204</text:p>
          </table:table-cell>
          <table:table-cell table:style-name="ce5" office:value-type="float" office:value="366.13330078125">
            <text:p>366,1333007813</text:p>
          </table:table-cell>
          <table:table-cell table:number-columns-repeated="1020"/>
        </table:table-row>
        <table:table-row table:style-name="ro1">
          <table:table-cell table:style-name="ce5" office:value-type="float" office:value="5.57000017166138">
            <text:p>5,5700001717</text:p>
          </table:table-cell>
          <table:table-cell table:style-name="ce5" office:value-type="float" office:value="1.08324992656708">
            <text:p>1,0832499266</text:p>
          </table:table-cell>
          <table:table-cell table:style-name="ce5" office:value-type="float" office:value="0.00674046762287617">
            <text:p>0,0067404676</text:p>
          </table:table-cell>
          <table:table-cell table:style-name="ce5" office:value-type="float" office:value="363.773101806641">
            <text:p>363,7731018066</text:p>
          </table:table-cell>
          <table:table-cell table:number-columns-repeated="1020"/>
        </table:table-row>
        <table:table-row table:style-name="ro1">
          <table:table-cell table:style-name="ce5" office:value-type="float" office:value="5.58000040054321">
            <text:p>5,5800004005</text:p>
          </table:table-cell>
          <table:table-cell table:style-name="ce5" office:value-type="float" office:value="1.08573734760284">
            <text:p>1,0857373476</text:p>
          </table:table-cell>
          <table:table-cell table:style-name="ce5" office:value-type="float" office:value="0.00675372732803226">
            <text:p>0,0067537273</text:p>
          </table:table-cell>
          <table:table-cell table:style-name="ce5" office:value-type="float" office:value="361.403381347656">
            <text:p>361,4033813477</text:p>
          </table:table-cell>
          <table:table-cell table:number-columns-repeated="1020"/>
        </table:table-row>
        <table:table-row table:style-name="ro1">
          <table:table-cell table:style-name="ce5" office:value-type="float" office:value="5.59000015258789">
            <text:p>5,5900001526</text:p>
          </table:table-cell>
          <table:table-cell table:style-name="ce5" office:value-type="float" office:value="1.08640313148499">
            <text:p>1,0864031315</text:p>
          </table:table-cell>
          <table:table-cell table:style-name="ce5" office:value-type="float" office:value="0.00678396178409457">
            <text:p>0,0067839618</text:p>
          </table:table-cell>
          <table:table-cell table:style-name="ce5" office:value-type="float" office:value="359.016906738281">
            <text:p>359,0169067383</text:p>
          </table:table-cell>
          <table:table-cell table:number-columns-repeated="1020"/>
        </table:table-row>
        <table:table-row table:style-name="ro1">
          <table:table-cell table:style-name="ce5" office:value-type="float" office:value="5.60000038146973">
            <text:p>5,6000003815</text:p>
          </table:table-cell>
          <table:table-cell table:style-name="ce5" office:value-type="float" office:value="1.07807016372681">
            <text:p>1,0780701637</text:p>
          </table:table-cell>
          <table:table-cell table:style-name="ce5" office:value-type="float" office:value="0.00682291621342301">
            <text:p>0,0068229162</text:p>
          </table:table-cell>
          <table:table-cell table:style-name="ce5" office:value-type="float" office:value="356.609832763672">
            <text:p>356,6098327637</text:p>
          </table:table-cell>
          <table:table-cell table:number-columns-repeated="1020"/>
        </table:table-row>
        <table:table-row table:style-name="ro1">
          <table:table-cell table:style-name="ce5" office:value-type="float" office:value="5.6100001335144">
            <text:p>5,6100001335</text:p>
          </table:table-cell>
          <table:table-cell table:style-name="ce5" office:value-type="float" office:value="1.06438767910004">
            <text:p>1,0643876791</text:p>
          </table:table-cell>
          <table:table-cell table:style-name="ce5" office:value-type="float" office:value="0.00686043733730912">
            <text:p>0,0068604373</text:p>
          </table:table-cell>
          <table:table-cell table:style-name="ce5" office:value-type="float" office:value="354.185821533203">
            <text:p>354,1858215332</text:p>
          </table:table-cell>
          <table:table-cell table:number-columns-repeated="1020"/>
        </table:table-row>
        <table:table-row table:style-name="ro1">
          <table:table-cell table:style-name="ce5" office:value-type="float" office:value="5.62000036239624">
            <text:p>5,6200003624</text:p>
          </table:table-cell>
          <table:table-cell table:style-name="ce5" office:value-type="float" office:value="1.05542469024658">
            <text:p>1,0554246902</text:p>
          </table:table-cell>
          <table:table-cell table:style-name="ce5" office:value-type="float" office:value="0.00688994815573096">
            <text:p>0,0068899482</text:p>
          </table:table-cell>
          <table:table-cell table:style-name="ce5" office:value-type="float" office:value="351.750671386719">
            <text:p>351,7506713867</text:p>
          </table:table-cell>
          <table:table-cell table:number-columns-repeated="1020"/>
        </table:table-row>
        <table:table-row table:style-name="ro1">
          <table:table-cell table:style-name="ce5" office:value-type="float" office:value="5.63000011444092">
            <text:p>5,6300001144</text:p>
          </table:table-cell>
          <table:table-cell table:style-name="ce5" office:value-type="float" office:value="1.05571758747101">
            <text:p>1,0557175875</text:p>
          </table:table-cell>
          <table:table-cell table:style-name="ce5" office:value-type="float" office:value="0.00690986355766654">
            <text:p>0,0069098636</text:p>
          </table:table-cell>
          <table:table-cell table:style-name="ce5" office:value-type="float" office:value="349.307006835938">
            <text:p>349,3070068359</text:p>
          </table:table-cell>
          <table:table-cell table:number-columns-repeated="1020"/>
        </table:table-row>
        <table:table-row table:style-name="ro1">
          <table:table-cell table:style-name="ce5" office:value-type="float" office:value="5.64000034332275">
            <text:p>5,6400003433</text:p>
          </table:table-cell>
          <table:table-cell table:style-name="ce5" office:value-type="float" office:value="1.05883872509003">
            <text:p>1,0588387251</text:p>
          </table:table-cell>
          <table:table-cell table:style-name="ce5" office:value-type="float" office:value="0.00691626220941544">
            <text:p>0,0069162622</text:p>
          </table:table-cell>
          <table:table-cell table:style-name="ce5" office:value-type="float" office:value="346.858093261719">
            <text:p>346,8580932617</text:p>
          </table:table-cell>
          <table:table-cell table:number-columns-repeated="1020"/>
        </table:table-row>
        <table:table-row table:style-name="ro1">
          <table:table-cell table:style-name="ce5" office:value-type="float" office:value="5.65000057220459">
            <text:p>5,6500005722</text:p>
          </table:table-cell>
          <table:table-cell table:style-name="ce5" office:value-type="float" office:value="1.05455088615417">
            <text:p>1,0545508862</text:p>
          </table:table-cell>
          <table:table-cell table:style-name="ce5" office:value-type="float" office:value="0.0069031729362905">
            <text:p>0,0069031729</text:p>
          </table:table-cell>
          <table:table-cell table:style-name="ce5" office:value-type="float" office:value="344.410308837891">
            <text:p>344,4103088379</text:p>
          </table:table-cell>
          <table:table-cell table:number-columns-repeated="1020"/>
        </table:table-row>
        <table:table-row table:style-name="ro1">
          <table:table-cell table:style-name="ce5" office:value-type="float" office:value="5.66000032424927">
            <text:p>5,6600003242</text:p>
          </table:table-cell>
          <table:table-cell table:style-name="ce5" office:value-type="float" office:value="1.04067599773407">
            <text:p>1,0406759977</text:p>
          </table:table-cell>
          <table:table-cell table:style-name="ce5" office:value-type="float" office:value="0.00686884298920631">
            <text:p>0,006868843</text:p>
          </table:table-cell>
          <table:table-cell table:style-name="ce5" office:value-type="float" office:value="341.970916748047">
            <text:p>341,970916748</text:p>
          </table:table-cell>
          <table:table-cell table:number-columns-repeated="1020"/>
        </table:table-row>
        <table:table-row table:style-name="ro1">
          <table:table-cell table:style-name="ce5" office:value-type="float" office:value="5.6700005531311">
            <text:p>5,6700005531</text:p>
          </table:table-cell>
          <table:table-cell table:style-name="ce5" office:value-type="float" office:value="1.02598142623901">
            <text:p>1,0259814262</text:p>
          </table:table-cell>
          <table:table-cell table:style-name="ce5" office:value-type="float" office:value="0.00681492872536182">
            <text:p>0,0068149287</text:p>
          </table:table-cell>
          <table:table-cell table:style-name="ce5" office:value-type="float" office:value="339.543853759766">
            <text:p>339,5438537598</text:p>
          </table:table-cell>
          <table:table-cell table:number-columns-repeated="1020"/>
        </table:table-row>
        <table:table-row table:style-name="ro1">
          <table:table-cell table:style-name="ce5" office:value-type="float" office:value="5.68000030517578">
            <text:p>5,6800003052</text:p>
          </table:table-cell>
          <table:table-cell table:style-name="ce5" office:value-type="float" office:value="1.02088010311127">
            <text:p>1,0208801031</text:p>
          </table:table-cell>
          <table:table-cell table:style-name="ce5" office:value-type="float" office:value="0.00674647046253085">
            <text:p>0,0067464705</text:p>
          </table:table-cell>
          <table:table-cell table:style-name="ce5" office:value-type="float" office:value="337.132049560547">
            <text:p>337,1320495605</text:p>
          </table:table-cell>
          <table:table-cell table:number-columns-repeated="1020"/>
        </table:table-row>
        <table:table-row table:style-name="ro1">
          <table:table-cell table:style-name="ce5" office:value-type="float" office:value="5.69000053405762">
            <text:p>5,6900005341</text:p>
          </table:table-cell>
          <table:table-cell table:style-name="ce5" office:value-type="float" office:value="1.02624499797821">
            <text:p>1,026244998</text:p>
          </table:table-cell>
          <table:table-cell table:style-name="ce5" office:value-type="float" office:value="0.00667237304151058">
            <text:p>0,006672373</text:p>
          </table:table-cell>
          <table:table-cell table:style-name="ce5" office:value-type="float" office:value="334.739349365234">
            <text:p>334,7393493652</text:p>
          </table:table-cell>
          <table:table-cell table:number-columns-repeated="1020"/>
        </table:table-row>
        <table:table-row table:style-name="ro1">
          <table:table-cell table:style-name="ce5" office:value-type="float" office:value="5.70000028610229">
            <text:p>5,7000002861</text:p>
          </table:table-cell>
          <table:table-cell table:style-name="ce5" office:value-type="float" office:value="1.03221797943115">
            <text:p>1,0322179794</text:p>
          </table:table-cell>
          <table:table-cell table:style-name="ce5" office:value-type="float" office:value="0.00660336716100574">
            <text:p>0,0066033672</text:p>
          </table:table-cell>
          <table:table-cell table:style-name="ce5" office:value-type="float" office:value="332.367950439453">
            <text:p>332,3679504395</text:p>
          </table:table-cell>
          <table:table-cell table:number-columns-repeated="1020"/>
        </table:table-row>
        <table:table-row table:style-name="ro1">
          <table:table-cell table:style-name="ce5" office:value-type="float" office:value="5.71000051498413">
            <text:p>5,710000515</text:p>
          </table:table-cell>
          <table:table-cell table:style-name="ce5" office:value-type="float" office:value="1.02851784229279">
            <text:p>1,0285178423</text:p>
          </table:table-cell>
          <table:table-cell table:style-name="ce5" office:value-type="float" office:value="0.00655135372653604">
            <text:p>0,0065513537</text:p>
          </table:table-cell>
          <table:table-cell table:style-name="ce5" office:value-type="float" office:value="330.01513671875">
            <text:p>330,0151367188</text:p>
          </table:table-cell>
          <table:table-cell table:number-columns-repeated="1020"/>
        </table:table-row>
        <table:table-row table:style-name="ro1">
          <table:table-cell table:style-name="ce5" office:value-type="float" office:value="5.72000026702881">
            <text:p>5,720000267</text:p>
          </table:table-cell>
          <table:table-cell table:style-name="ce5" office:value-type="float" office:value="1.01507651805878">
            <text:p>1,0150765181</text:p>
          </table:table-cell>
          <table:table-cell table:style-name="ce5" office:value-type="float" office:value="0.0065230606123805">
            <text:p>0,0065230606</text:p>
          </table:table-cell>
          <table:table-cell table:style-name="ce5" office:value-type="float" office:value="327.6728515625">
            <text:p>327,6728515625</text:p>
          </table:table-cell>
          <table:table-cell table:number-columns-repeated="1020"/>
        </table:table-row>
        <table:table-row table:style-name="ro1">
          <table:table-cell table:style-name="ce5" office:value-type="float" office:value="5.73000049591064">
            <text:p>5,7300004959</text:p>
          </table:table-cell>
          <table:table-cell table:style-name="ce5" office:value-type="float" office:value="1.00193274021149">
            <text:p>1,0019327402</text:p>
          </table:table-cell>
          <table:table-cell table:style-name="ce5" office:value-type="float" office:value="0.00651889108121395">
            <text:p>0,0065188911</text:p>
          </table:table-cell>
          <table:table-cell table:style-name="ce5" office:value-type="float" office:value="325.333160400391">
            <text:p>325,3331604004</text:p>
          </table:table-cell>
          <table:table-cell table:number-columns-repeated="1020"/>
        </table:table-row>
        <table:table-row table:style-name="ro1">
          <table:table-cell table:style-name="ce5" office:value-type="float" office:value="5.74000024795532">
            <text:p>5,740000248</text:p>
          </table:table-cell>
          <table:table-cell table:style-name="ce5" office:value-type="float" office:value="0.998759984970093">
            <text:p>0,998759985</text:p>
          </table:table-cell>
          <table:table-cell table:style-name="ce5" office:value-type="float" office:value="0.00653761206194758">
            <text:p>0,0065376121</text:p>
          </table:table-cell>
          <table:table-cell table:style-name="ce5" office:value-type="float" office:value="322.990203857422">
            <text:p>322,9902038574</text:p>
          </table:table-cell>
          <table:table-cell table:number-columns-repeated="1020"/>
        </table:table-row>
        <table:table-row table:style-name="ro1">
          <table:table-cell table:style-name="ce5" office:value-type="float" office:value="5.75000047683716">
            <text:p>5,7500004768</text:p>
          </table:table-cell>
          <table:table-cell table:style-name="ce5" office:value-type="float" office:value="1.00516545772552">
            <text:p>1,0051654577</text:p>
          </table:table-cell>
          <table:table-cell table:style-name="ce5" office:value-type="float" office:value="0.0065752137452364">
            <text:p>0,0065752137</text:p>
          </table:table-cell>
          <table:table-cell table:style-name="ce5" office:value-type="float" office:value="320.638610839844">
            <text:p>320,6386108398</text:p>
          </table:table-cell>
          <table:table-cell table:number-columns-repeated="1020"/>
        </table:table-row>
        <table:table-row table:style-name="ro1">
          <table:table-cell table:style-name="ce5" office:value-type="float" office:value="5.76000022888184">
            <text:p>5,7600002289</text:p>
          </table:table-cell>
          <table:table-cell table:style-name="ce5" office:value-type="float" office:value="1.01098370552063">
            <text:p>1,0109837055</text:p>
          </table:table-cell>
          <table:table-cell table:style-name="ce5" office:value-type="float" office:value="0.00662799552083015">
            <text:p>0,0066279955</text:p>
          </table:table-cell>
          <table:table-cell table:style-name="ce5" office:value-type="float" office:value="318.272399902344">
            <text:p>318,2723999023</text:p>
          </table:table-cell>
          <table:table-cell table:number-columns-repeated="1020"/>
        </table:table-row>
        <table:table-row table:style-name="ro1">
          <table:table-cell table:style-name="ce5" office:value-type="float" office:value="5.77000045776367">
            <text:p>5,7700004578</text:p>
          </table:table-cell>
          <table:table-cell table:style-name="ce5" office:value-type="float" office:value="1.00601637363434">
            <text:p>1,0060163736</text:p>
          </table:table-cell>
          <table:table-cell table:style-name="ce5" office:value-type="float" office:value="0.00669526029378176">
            <text:p>0,0066952603</text:p>
          </table:table-cell>
          <table:table-cell table:style-name="ce5" office:value-type="float" office:value="315.888061523438">
            <text:p>315,8880615234</text:p>
          </table:table-cell>
          <table:table-cell table:number-columns-repeated="1020"/>
        </table:table-row>
        <table:table-row table:style-name="ro1">
          <table:table-cell table:style-name="ce5" office:value-type="float" office:value="5.78000020980835">
            <text:p>5,7800002098</text:p>
          </table:table-cell>
          <table:table-cell table:style-name="ce5" office:value-type="float" office:value="0.990154981613159">
            <text:p>0,9901549816</text:p>
          </table:table-cell>
          <table:table-cell table:style-name="ce5" office:value-type="float" office:value="0.00677582621574402">
            <text:p>0,0067758262</text:p>
          </table:table-cell>
          <table:table-cell table:style-name="ce5" office:value-type="float" office:value="313.486694335938">
            <text:p>313,4866943359</text:p>
          </table:table-cell>
          <table:table-cell table:number-columns-repeated="1020"/>
        </table:table-row>
        <table:table-row table:style-name="ro1">
          <table:table-cell table:style-name="ce5" office:value-type="float" office:value="5.79000043869019">
            <text:p>5,7900004387</text:p>
          </table:table-cell>
          <table:table-cell table:style-name="ce5" office:value-type="float" office:value="0.973765850067139">
            <text:p>0,9737658501</text:p>
          </table:table-cell>
          <table:table-cell table:style-name="ce5" office:value-type="float" office:value="0.00686576496809721">
            <text:p>0,006865765</text:p>
          </table:table-cell>
          <table:table-cell table:style-name="ce5" office:value-type="float" office:value="311.073303222656">
            <text:p>311,0733032227</text:p>
          </table:table-cell>
          <table:table-cell table:number-columns-repeated="1020"/>
        </table:table-row>
        <table:table-row table:style-name="ro1">
          <table:table-cell table:style-name="ce5" office:value-type="float" office:value="5.80000019073486">
            <text:p>5,8000001907</text:p>
          </table:table-cell>
          <table:table-cell table:style-name="ce5" office:value-type="float" office:value="0.968067765235901">
            <text:p>0,9680677652</text:p>
          </table:table-cell>
          <table:table-cell table:style-name="ce5" office:value-type="float" office:value="0.00695901643484831">
            <text:p>0,0069590164</text:p>
          </table:table-cell>
          <table:table-cell table:style-name="ce5" office:value-type="float" office:value="308.651763916016">
            <text:p>308,651763916</text:p>
          </table:table-cell>
          <table:table-cell table:number-columns-repeated="1020"/>
        </table:table-row>
        <table:table-row table:style-name="ro1">
          <table:table-cell table:style-name="ce5" office:value-type="float" office:value="5.8100004196167">
            <text:p>5,8100004196</text:p>
          </table:table-cell>
          <table:table-cell table:style-name="ce5" office:value-type="float" office:value="0.974723219871521">
            <text:p>0,9747232199</text:p>
          </table:table-cell>
          <table:table-cell table:style-name="ce5" office:value-type="float" office:value="0.00704959174618125">
            <text:p>0,0070495917</text:p>
          </table:table-cell>
          <table:table-cell table:style-name="ce5" office:value-type="float" office:value="306.224548339844">
            <text:p>306,2245483398</text:p>
          </table:table-cell>
          <table:table-cell table:number-columns-repeated="1020"/>
        </table:table-row>
        <table:table-row table:style-name="ro1">
          <table:table-cell table:style-name="ce5" office:value-type="float" office:value="5.82000017166138">
            <text:p>5,8200001717</text:p>
          </table:table-cell>
          <table:table-cell table:style-name="ce5" office:value-type="float" office:value="0.984173774719238">
            <text:p>0,9841737747</text:p>
          </table:table-cell>
          <table:table-cell table:style-name="ce5" office:value-type="float" office:value="0.00713033974170685">
            <text:p>0,0071303397</text:p>
          </table:table-cell>
          <table:table-cell table:style-name="ce5" office:value-type="float" office:value="303.795257568359">
            <text:p>303,7952575684</text:p>
          </table:table-cell>
          <table:table-cell table:number-columns-repeated="1020"/>
        </table:table-row>
        <table:table-row table:style-name="ro1">
          <table:table-cell table:style-name="ce5" office:value-type="float" office:value="5.83000040054321">
            <text:p>5,8300004005</text:p>
          </table:table-cell>
          <table:table-cell table:style-name="ce5" office:value-type="float" office:value="0.984100580215454">
            <text:p>0,9841005802</text:p>
          </table:table-cell>
          <table:table-cell table:style-name="ce5" office:value-type="float" office:value="0.0071914428845048">
            <text:p>0,0071914429</text:p>
          </table:table-cell>
          <table:table-cell table:style-name="ce5" office:value-type="float" office:value="301.36962890625">
            <text:p>301,3696289063</text:p>
          </table:table-cell>
          <table:table-cell table:number-columns-repeated="1020"/>
        </table:table-row>
        <table:table-row table:style-name="ro1">
          <table:table-cell table:style-name="ce5" office:value-type="float" office:value="5.84000015258789">
            <text:p>5,8400001526</text:p>
          </table:table-cell>
          <table:table-cell table:style-name="ce5" office:value-type="float" office:value="0.970536410808563">
            <text:p>0,9705364108</text:p>
          </table:table-cell>
          <table:table-cell table:style-name="ce5" office:value-type="float" office:value="0.00722605688497424">
            <text:p>0,0072260569</text:p>
          </table:table-cell>
          <table:table-cell table:style-name="ce5" office:value-type="float" office:value="298.953338623047">
            <text:p>298,953338623</text:p>
          </table:table-cell>
          <table:table-cell table:number-columns-repeated="1020"/>
        </table:table-row>
        <table:table-row table:style-name="ro1">
          <table:table-cell table:style-name="ce5" office:value-type="float" office:value="5.85000038146973">
            <text:p>5,8500003815</text:p>
          </table:table-cell>
          <table:table-cell table:style-name="ce5" office:value-type="float" office:value="0.951483130455017">
            <text:p>0,9514831305</text:p>
          </table:table-cell>
          <table:table-cell table:style-name="ce5" office:value-type="float" office:value="0.00723776081576943">
            <text:p>0,0072377608</text:p>
          </table:table-cell>
          <table:table-cell table:style-name="ce5" office:value-type="float" office:value="296.549163818359">
            <text:p>296,5491638184</text:p>
          </table:table-cell>
          <table:table-cell table:number-columns-repeated="1020"/>
        </table:table-row>
        <table:table-row table:style-name="ro1">
          <table:table-cell table:style-name="ce5" office:value-type="float" office:value="5.8600001335144">
            <text:p>5,8600001335</text:p>
          </table:table-cell>
          <table:table-cell table:style-name="ce5" office:value-type="float" office:value="0.939882695674896">
            <text:p>0,9398826957</text:p>
          </table:table-cell>
          <table:table-cell table:style-name="ce5" office:value-type="float" office:value="0.00724123790860176">
            <text:p>0,0072412379</text:p>
          </table:table-cell>
          <table:table-cell table:style-name="ce5" office:value-type="float" office:value="294.157836914063">
            <text:p>294,1578369141</text:p>
          </table:table-cell>
          <table:table-cell table:number-columns-repeated="1020"/>
        </table:table-row>
        <table:table-row table:style-name="ro1">
          <table:table-cell table:style-name="ce5" office:value-type="float" office:value="5.87000036239624">
            <text:p>5,8700003624</text:p>
          </table:table-cell>
          <table:table-cell table:style-name="ce5" office:value-type="float" office:value="0.942399203777313">
            <text:p>0,9423992038</text:p>
          </table:table-cell>
          <table:table-cell table:style-name="ce5" office:value-type="float" office:value="0.00725098932161927">
            <text:p>0,0072509893</text:p>
          </table:table-cell>
          <table:table-cell table:style-name="ce5" office:value-type="float" office:value="291.782440185547">
            <text:p>291,7824401855</text:p>
          </table:table-cell>
          <table:table-cell table:number-columns-repeated="1020"/>
        </table:table-row>
        <table:table-row table:style-name="ro1">
          <table:table-cell table:style-name="ce5" office:value-type="float" office:value="5.88000059127808">
            <text:p>5,8800005913</text:p>
          </table:table-cell>
          <table:table-cell table:style-name="ce5" office:value-type="float" office:value="0.953771770000458">
            <text:p>0,95377177</text:p>
          </table:table-cell>
          <table:table-cell table:style-name="ce5" office:value-type="float" office:value="0.00726950680837035">
            <text:p>0,0072695068</text:p>
          </table:table-cell>
          <table:table-cell table:style-name="ce5" office:value-type="float" office:value="289.426635742188">
            <text:p>289,4266357422</text:p>
          </table:table-cell>
          <table:table-cell table:number-columns-repeated="1020"/>
        </table:table-row>
        <table:table-row table:style-name="ro1">
          <table:table-cell table:style-name="ce5" office:value-type="float" office:value="5.89000034332275">
            <text:p>5,8900003433</text:p>
          </table:table-cell>
          <table:table-cell table:style-name="ce5" office:value-type="float" office:value="0.961052477359772">
            <text:p>0,9610524774</text:p>
          </table:table-cell>
          <table:table-cell table:style-name="ce5" office:value-type="float" office:value="0.00729155307635665">
            <text:p>0,0072915531</text:p>
          </table:table-cell>
          <table:table-cell table:style-name="ce5" office:value-type="float" office:value="287.091522216797">
            <text:p>287,0915222168</text:p>
          </table:table-cell>
          <table:table-cell table:number-columns-repeated="1020"/>
        </table:table-row>
        <table:table-row table:style-name="ro1">
          <table:table-cell table:style-name="ce5" office:value-type="float" office:value="5.90000057220459">
            <text:p>5,9000005722</text:p>
          </table:table-cell>
          <table:table-cell table:style-name="ce5" office:value-type="float" office:value="0.954414963722229">
            <text:p>0,9544149637</text:p>
          </table:table-cell>
          <table:table-cell table:style-name="ce5" office:value-type="float" office:value="0.00730909034609795">
            <text:p>0,0073090903</text:p>
          </table:table-cell>
          <table:table-cell table:style-name="ce5" office:value-type="float" office:value="284.771789550781">
            <text:p>284,7717895508</text:p>
          </table:table-cell>
          <table:table-cell table:number-columns-repeated="1020"/>
        </table:table-row>
        <table:table-row table:style-name="ro1">
          <table:table-cell table:style-name="ce5" office:value-type="float" office:value="5.91000032424927">
            <text:p>5,9100003242</text:p>
          </table:table-cell>
          <table:table-cell table:style-name="ce5" office:value-type="float" office:value="0.935346305370331">
            <text:p>0,9353463054</text:p>
          </table:table-cell>
          <table:table-cell table:style-name="ce5" office:value-type="float" office:value="0.0073157143779099">
            <text:p>0,0073157144</text:p>
          </table:table-cell>
          <table:table-cell table:style-name="ce5" office:value-type="float" office:value="282.459350585938">
            <text:p>282,4593505859</text:p>
          </table:table-cell>
          <table:table-cell table:number-columns-repeated="1020"/>
        </table:table-row>
        <table:table-row table:style-name="ro1">
          <table:table-cell table:style-name="ce5" office:value-type="float" office:value="5.9200005531311">
            <text:p>5,9200005531</text:p>
          </table:table-cell>
          <table:table-cell table:style-name="ce5" office:value-type="float" office:value="0.915539264678955">
            <text:p>0,9155392647</text:p>
          </table:table-cell>
          <table:table-cell table:style-name="ce5" office:value-type="float" office:value="0.00731251388788223">
            <text:p>0,0073125139</text:p>
          </table:table-cell>
          <table:table-cell table:style-name="ce5" office:value-type="float" office:value="280.147308349609">
            <text:p>280,1473083496</text:p>
          </table:table-cell>
          <table:table-cell table:number-columns-repeated="1020"/>
        </table:table-row>
        <table:table-row table:style-name="ro1">
          <table:table-cell table:style-name="ce5" office:value-type="float" office:value="5.93000030517578">
            <text:p>5,9300003052</text:p>
          </table:table-cell>
          <table:table-cell table:style-name="ce5" office:value-type="float" office:value="0.907737076282501">
            <text:p>0,9077370763</text:p>
          </table:table-cell>
          <table:table-cell table:style-name="ce5" office:value-type="float" office:value="0.00730385538190603">
            <text:p>0,0073038554</text:p>
          </table:table-cell>
          <table:table-cell table:style-name="ce5" office:value-type="float" office:value="277.831939697266">
            <text:p>277,8319396973</text:p>
          </table:table-cell>
          <table:table-cell table:number-columns-repeated="1020"/>
        </table:table-row>
        <table:table-row table:style-name="ro1">
          <table:table-cell table:style-name="ce5" office:value-type="float" office:value="5.94000053405762">
            <text:p>5,9400005341</text:p>
          </table:table-cell>
          <table:table-cell table:style-name="ce5" office:value-type="float" office:value="0.915814459323883">
            <text:p>0,9158144593</text:p>
          </table:table-cell>
          <table:table-cell table:style-name="ce5" office:value-type="float" office:value="0.00729369418695569">
            <text:p>0,0072936942</text:p>
          </table:table-cell>
          <table:table-cell table:style-name="ce5" office:value-type="float" office:value="275.510131835938">
            <text:p>275,5101318359</text:p>
          </table:table-cell>
          <table:table-cell table:number-columns-repeated="1020"/>
        </table:table-row>
        <table:table-row table:style-name="ro1">
          <table:table-cell table:style-name="ce5" office:value-type="float" office:value="5.95000028610229">
            <text:p>5,9500002861</text:p>
          </table:table-cell>
          <table:table-cell table:style-name="ce5" office:value-type="float" office:value="0.931580126285553">
            <text:p>0,9315801263</text:p>
          </table:table-cell>
          <table:table-cell table:style-name="ce5" office:value-type="float" office:value="0.00728522753342986">
            <text:p>0,0072852275</text:p>
          </table:table-cell>
          <table:table-cell table:style-name="ce5" office:value-type="float" office:value="273.177368164063">
            <text:p>273,1773681641</text:p>
          </table:table-cell>
          <table:table-cell table:number-columns-repeated="1020"/>
        </table:table-row>
        <table:table-row table:style-name="ro1">
          <table:table-cell table:style-name="ce5" office:value-type="float" office:value="5.96000051498413">
            <text:p>5,960000515</text:p>
          </table:table-cell>
          <table:table-cell table:style-name="ce5" office:value-type="float" office:value="0.940506875514984">
            <text:p>0,9405068755</text:p>
          </table:table-cell>
          <table:table-cell table:style-name="ce5" office:value-type="float" office:value="0.00728346826508641">
            <text:p>0,0072834683</text:p>
          </table:table-cell>
          <table:table-cell table:style-name="ce5" office:value-type="float" office:value="270.828948974609">
            <text:p>270,8289489746</text:p>
          </table:table-cell>
          <table:table-cell table:number-columns-repeated="1020"/>
        </table:table-row>
        <table:table-row table:style-name="ro1">
          <table:table-cell table:style-name="ce5" office:value-type="float" office:value="5.97000026702881">
            <text:p>5,970000267</text:p>
          </table:table-cell>
          <table:table-cell table:style-name="ce5" office:value-type="float" office:value="0.932374656200409">
            <text:p>0,9323746562</text:p>
          </table:table-cell>
          <table:table-cell table:style-name="ce5" office:value-type="float" office:value="0.00729202013462782">
            <text:p>0,0072920201</text:p>
          </table:table-cell>
          <table:table-cell table:style-name="ce5" office:value-type="float" office:value="268.462310791016">
            <text:p>268,462310791</text:p>
          </table:table-cell>
          <table:table-cell table:number-columns-repeated="1020"/>
        </table:table-row>
        <table:table-row table:style-name="ro1">
          <table:table-cell table:style-name="ce5" office:value-type="float" office:value="5.98000049591064">
            <text:p>5,9800004959</text:p>
          </table:table-cell>
          <table:table-cell table:style-name="ce5" office:value-type="float" office:value="0.908979892730713">
            <text:p>0,9089798927</text:p>
          </table:table-cell>
          <table:table-cell table:style-name="ce5" office:value-type="float" office:value="0.00730281788855791">
            <text:p>0,0073028179</text:p>
          </table:table-cell>
          <table:table-cell table:style-name="ce5" office:value-type="float" office:value="266.079223632813">
            <text:p>266,0792236328</text:p>
          </table:table-cell>
          <table:table-cell table:number-columns-repeated="1020"/>
        </table:table-row>
        <table:table-row table:style-name="ro1">
          <table:table-cell table:style-name="ce5" office:value-type="float" office:value="5.99000024795532">
            <text:p>5,990000248</text:p>
          </table:table-cell>
          <table:table-cell table:style-name="ce5" office:value-type="float" office:value="0.883000791072845">
            <text:p>0,8830007911</text:p>
          </table:table-cell>
          <table:table-cell table:style-name="ce5" office:value-type="float" office:value="0.00730011938139796">
            <text:p>0,0073001194</text:p>
          </table:table-cell>
          <table:table-cell table:style-name="ce5" office:value-type="float" office:value="263.684143066406">
            <text:p>263,6841430664</text:p>
          </table:table-cell>
          <table:table-cell table:number-columns-repeated="1020"/>
        </table:table-row>
        <table:table-row table:style-name="ro1">
          <table:table-cell table:style-name="ce5" office:value-type="float" office:value="6.00000047683716">
            <text:p>6,0000004768</text:p>
          </table:table-cell>
          <table:table-cell table:style-name="ce5" office:value-type="float" office:value="0.869033396244049">
            <text:p>0,8690333962</text:p>
          </table:table-cell>
          <table:table-cell table:style-name="ce5" office:value-type="float" office:value="0.00727105792611837">
            <text:p>0,0072710579</text:p>
          </table:table-cell>
          <table:table-cell table:style-name="ce5" office:value-type="float" office:value="261.280456542969">
            <text:p>261,280456543</text:p>
          </table:table-cell>
          <table:table-cell table:number-columns-repeated="1020"/>
        </table:table-row>
        <table:table-row table:style-name="ro1">
          <table:table-cell table:style-name="ce5" office:value-type="float" office:value="6.01000022888184">
            <text:p>6,0100002289</text:p>
          </table:table-cell>
          <table:table-cell table:style-name="ce5" office:value-type="float" office:value="0.873678684234619">
            <text:p>0,8736786842</text:p>
          </table:table-cell>
          <table:table-cell table:style-name="ce5" office:value-type="float" office:value="0.00721219554543495">
            <text:p>0,0072121955</text:p>
          </table:table-cell>
          <table:table-cell table:style-name="ce5" office:value-type="float" office:value="258.870483398438">
            <text:p>258,8704833984</text:p>
          </table:table-cell>
          <table:table-cell table:number-columns-repeated="1020"/>
        </table:table-row>
        <table:table-row table:style-name="ro1">
          <table:table-cell table:style-name="ce5" office:value-type="float" office:value="6.02000045776367">
            <text:p>6,0200004578</text:p>
          </table:table-cell>
          <table:table-cell table:style-name="ce5" office:value-type="float" office:value="0.891359210014343">
            <text:p>0,89135921</text:p>
          </table:table-cell>
          <table:table-cell table:style-name="ce5" office:value-type="float" office:value="0.00713389879092574">
            <text:p>0,0071338988</text:p>
          </table:table-cell>
          <table:table-cell table:style-name="ce5" office:value-type="float" office:value="256.455047607422">
            <text:p>256,4550476074</text:p>
          </table:table-cell>
          <table:table-cell table:number-columns-repeated="1020"/>
        </table:table-row>
        <table:table-row table:style-name="ro1">
          <table:table-cell table:style-name="ce5" office:value-type="float" office:value="6.03000020980835">
            <text:p>6,0300002098</text:p>
          </table:table-cell>
          <table:table-cell table:style-name="ce5" office:value-type="float" office:value="0.907936275005341">
            <text:p>0,907936275</text:p>
          </table:table-cell>
          <table:table-cell table:style-name="ce5" office:value-type="float" office:value="0.00705366674810648">
            <text:p>0,0070536667</text:p>
          </table:table-cell>
          <table:table-cell table:style-name="ce5" office:value-type="float" office:value="254.037551879883">
            <text:p>254,0375518799</text:p>
          </table:table-cell>
          <table:table-cell table:number-columns-repeated="1020"/>
        </table:table-row>
        <table:table-row table:style-name="ro1">
          <table:table-cell table:style-name="ce5" office:value-type="float" office:value="6.04000043869019">
            <text:p>6,0400004387</text:p>
          </table:table-cell>
          <table:table-cell table:style-name="ce5" office:value-type="float" office:value="0.909986615180969">
            <text:p>0,9099866152</text:p>
          </table:table-cell>
          <table:table-cell table:style-name="ce5" office:value-type="float" office:value="0.00698460778221488">
            <text:p>0,0069846078</text:p>
          </table:table-cell>
          <table:table-cell table:style-name="ce5" office:value-type="float" office:value="251.623672485352">
            <text:p>251,6236724854</text:p>
          </table:table-cell>
          <table:table-cell table:number-columns-repeated="1020"/>
        </table:table-row>
        <table:table-row table:style-name="ro1">
          <table:table-cell table:style-name="ce5" office:value-type="float" office:value="6.05000019073486">
            <text:p>6,0500001907</text:p>
          </table:table-cell>
          <table:table-cell table:style-name="ce5" office:value-type="float" office:value="0.893572151660919">
            <text:p>0,8935721517</text:p>
          </table:table-cell>
          <table:table-cell table:style-name="ce5" office:value-type="float" office:value="0.00693317223340273">
            <text:p>0,0069331722</text:p>
          </table:table-cell>
          <table:table-cell table:style-name="ce5" office:value-type="float" office:value="249.219039916992">
            <text:p>249,219039917</text:p>
          </table:table-cell>
          <table:table-cell table:number-columns-repeated="1020"/>
        </table:table-row>
        <table:table-row table:style-name="ro1">
          <table:table-cell table:style-name="ce5" office:value-type="float" office:value="6.0600004196167">
            <text:p>6,0600004196</text:p>
          </table:table-cell>
          <table:table-cell table:style-name="ce5" office:value-type="float" office:value="0.866787791252136">
            <text:p>0,8667877913</text:p>
          </table:table-cell>
          <table:table-cell table:style-name="ce5" office:value-type="float" office:value="0.00690063741058111">
            <text:p>0,0069006374</text:p>
          </table:table-cell>
          <table:table-cell table:style-name="ce5" office:value-type="float" office:value="246.826690673828">
            <text:p>246,8266906738</text:p>
          </table:table-cell>
          <table:table-cell table:number-columns-repeated="1020"/>
        </table:table-row>
        <table:table-row table:style-name="ro1">
          <table:table-cell table:style-name="ce5" office:value-type="float" office:value="6.07000017166138">
            <text:p>6,0700001717</text:p>
          </table:table-cell>
          <table:table-cell table:style-name="ce5" office:value-type="float" office:value="0.844595193862915">
            <text:p>0,8445951939</text:p>
          </table:table-cell>
          <table:table-cell table:style-name="ce5" office:value-type="float" office:value="0.00688572879880667">
            <text:p>0,0068857288</text:p>
          </table:table-cell>
          <table:table-cell table:style-name="ce5" office:value-type="float" office:value="244.44807434082">
            <text:p>244,4480743408</text:p>
          </table:table-cell>
          <table:table-cell table:number-columns-repeated="1020"/>
        </table:table-row>
        <table:table-row table:style-name="ro1">
          <table:table-cell table:style-name="ce5" office:value-type="float" office:value="6.08000040054321">
            <text:p>6,0800004005</text:p>
          </table:table-cell>
          <table:table-cell table:style-name="ce5" office:value-type="float" office:value="0.839337110519409">
            <text:p>0,8393371105</text:p>
          </table:table-cell>
          <table:table-cell table:style-name="ce5" office:value-type="float" office:value="0.00688712112605572">
            <text:p>0,0068871211</text:p>
          </table:table-cell>
          <table:table-cell table:style-name="ce5" office:value-type="float" office:value="242.0849609375">
            <text:p>242,0849609375</text:p>
          </table:table-cell>
          <table:table-cell table:number-columns-repeated="1020"/>
        </table:table-row>
        <table:table-row table:style-name="ro1">
          <table:table-cell table:style-name="ce5" office:value-type="float" office:value="6.09000015258789">
            <text:p>6,0900001526</text:p>
          </table:table-cell>
          <table:table-cell table:style-name="ce5" office:value-type="float" office:value="0.853148221969604">
            <text:p>0,853148222</text:p>
          </table:table-cell>
          <table:table-cell table:style-name="ce5" office:value-type="float" office:value="0.00690580904483795">
            <text:p>0,006905809</text:p>
          </table:table-cell>
          <table:table-cell table:style-name="ce5" office:value-type="float" office:value="239.740386962891">
            <text:p>239,7403869629</text:p>
          </table:table-cell>
          <table:table-cell table:number-columns-repeated="1020"/>
        </table:table-row>
        <table:table-row table:style-name="ro1">
          <table:table-cell table:style-name="ce5" office:value-type="float" office:value="6.10000038146973">
            <text:p>6,1000003815</text:p>
          </table:table-cell>
          <table:table-cell table:style-name="ce5" office:value-type="float" office:value="0.876814842224121">
            <text:p>0,8768148422</text:p>
          </table:table-cell>
          <table:table-cell table:style-name="ce5" office:value-type="float" office:value="0.00694141862913966">
            <text:p>0,0069414186</text:p>
          </table:table-cell>
          <table:table-cell table:style-name="ce5" office:value-type="float" office:value="237.416931152344">
            <text:p>237,4169311523</text:p>
          </table:table-cell>
          <table:table-cell table:number-columns-repeated="1020"/>
        </table:table-row>
        <table:table-row table:style-name="ro1">
          <table:table-cell table:style-name="ce5" office:value-type="float" office:value="6.11000061035156">
            <text:p>6,1100006104</text:p>
          </table:table-cell>
          <table:table-cell table:style-name="ce5" office:value-type="float" office:value="0.894932568073273">
            <text:p>0,8949325681</text:p>
          </table:table-cell>
          <table:table-cell table:style-name="ce5" office:value-type="float" office:value="0.00698733935132623">
            <text:p>0,0069873394</text:p>
          </table:table-cell>
          <table:table-cell table:style-name="ce5" office:value-type="float" office:value="235.114013671875">
            <text:p>235,1140136719</text:p>
          </table:table-cell>
          <table:table-cell table:number-columns-repeated="1020"/>
        </table:table-row>
        <table:table-row table:style-name="ro1">
          <table:table-cell table:style-name="ce5" office:value-type="float" office:value="6.12000036239624">
            <text:p>6,1200003624</text:p>
          </table:table-cell>
          <table:table-cell table:style-name="ce5" office:value-type="float" office:value="0.894741415977478">
            <text:p>0,894741416</text:p>
          </table:table-cell>
          <table:table-cell table:style-name="ce5" office:value-type="float" office:value="0.00703850574791431">
            <text:p>0,0070385057</text:p>
          </table:table-cell>
          <table:table-cell table:style-name="ce5" office:value-type="float" office:value="232.82666015625">
            <text:p>232,8266601563</text:p>
          </table:table-cell>
          <table:table-cell table:number-columns-repeated="1020"/>
        </table:table-row>
        <table:table-row table:style-name="ro1">
          <table:table-cell table:style-name="ce5" office:value-type="float" office:value="6.13000059127808">
            <text:p>6,1300005913</text:p>
          </table:table-cell>
          <table:table-cell table:style-name="ce5" office:value-type="float" office:value="0.873450040817261">
            <text:p>0,8734500408</text:p>
          </table:table-cell>
          <table:table-cell table:style-name="ce5" office:value-type="float" office:value="0.00709271896630526">
            <text:p>0,007092719</text:p>
          </table:table-cell>
          <table:table-cell table:style-name="ce5" office:value-type="float" office:value="230.548263549805">
            <text:p>230,5482635498</text:p>
          </table:table-cell>
          <table:table-cell table:number-columns-repeated="1020"/>
        </table:table-row>
        <table:table-row table:style-name="ro1">
          <table:table-cell table:style-name="ce5" office:value-type="float" office:value="6.14000034332275">
            <text:p>6,1400003433</text:p>
          </table:table-cell>
          <table:table-cell table:style-name="ce5" office:value-type="float" office:value="0.839987516403198">
            <text:p>0,8399875164</text:p>
          </table:table-cell>
          <table:table-cell table:style-name="ce5" office:value-type="float" office:value="0.00714533356949687">
            <text:p>0,0071453336</text:p>
          </table:table-cell>
          <table:table-cell table:style-name="ce5" office:value-type="float" office:value="228.273086547852">
            <text:p>228,2730865479</text:p>
          </table:table-cell>
          <table:table-cell table:number-columns-repeated="1020"/>
        </table:table-row>
        <table:table-row table:style-name="ro1">
          <table:table-cell table:style-name="ce5" office:value-type="float" office:value="6.15000057220459">
            <text:p>6,1500005722</text:p>
          </table:table-cell>
          <table:table-cell table:style-name="ce5" office:value-type="float" office:value="0.810340225696564">
            <text:p>0,8103402257</text:p>
          </table:table-cell>
          <table:table-cell table:style-name="ce5" office:value-type="float" office:value="0.00719158770516515">
            <text:p>0,0071915877</text:p>
          </table:table-cell>
          <table:table-cell table:style-name="ce5" office:value-type="float" office:value="225.99772644043">
            <text:p>225,9977264404</text:p>
          </table:table-cell>
          <table:table-cell table:number-columns-repeated="1020"/>
        </table:table-row>
        <table:table-row table:style-name="ro1">
          <table:table-cell table:style-name="ce5" office:value-type="float" office:value="6.16000032424927">
            <text:p>6,1600003242</text:p>
          </table:table-cell>
          <table:table-cell table:style-name="ce5" office:value-type="float" office:value="0.798982679843903">
            <text:p>0,7989826798</text:p>
          </table:table-cell>
          <table:table-cell table:style-name="ce5" office:value-type="float" office:value="0.00722865015268326">
            <text:p>0,0072286502</text:p>
          </table:table-cell>
          <table:table-cell table:style-name="ce5" office:value-type="float" office:value="223.720458984375">
            <text:p>223,7204589844</text:p>
          </table:table-cell>
          <table:table-cell table:number-columns-repeated="1020"/>
        </table:table-row>
        <table:table-row table:style-name="ro1">
          <table:table-cell table:style-name="ce5" office:value-type="float" office:value="6.1700005531311">
            <text:p>6,1700005531</text:p>
          </table:table-cell>
          <table:table-cell table:style-name="ce5" office:value-type="float" office:value="0.811220049858093">
            <text:p>0,8112200499</text:p>
          </table:table-cell>
          <table:table-cell table:style-name="ce5" office:value-type="float" office:value="0.00725754536688328">
            <text:p>0,0072575454</text:p>
          </table:table-cell>
          <table:table-cell table:style-name="ce5" office:value-type="float" office:value="221.439483642578">
            <text:p>221,4394836426</text:p>
          </table:table-cell>
          <table:table-cell table:number-columns-repeated="1020"/>
        </table:table-row>
        <table:table-row table:style-name="ro1">
          <table:table-cell table:style-name="ce5" office:value-type="float" office:value="6.18000030517578">
            <text:p>6,1800003052</text:p>
          </table:table-cell>
          <table:table-cell table:style-name="ce5" office:value-type="float" office:value="0.84040641784668">
            <text:p>0,8404064178</text:p>
          </table:table-cell>
          <table:table-cell table:style-name="ce5" office:value-type="float" office:value="0.00728403497487307">
            <text:p>0,007284035</text:p>
          </table:table-cell>
          <table:table-cell table:style-name="ce5" office:value-type="float" office:value="219.151214599609">
            <text:p>219,1512145996</text:p>
          </table:table-cell>
          <table:table-cell table:number-columns-repeated="1020"/>
        </table:table-row>
        <table:table-row table:style-name="ro1">
          <table:table-cell table:style-name="ce5" office:value-type="float" office:value="6.19000053405762">
            <text:p>6,1900005341</text:p>
          </table:table-cell>
          <table:table-cell table:style-name="ce5" office:value-type="float" office:value="0.871444463729858">
            <text:p>0,8714444637</text:p>
          </table:table-cell>
          <table:table-cell table:style-name="ce5" office:value-type="float" office:value="0.0073158061131835">
            <text:p>0,0073158061</text:p>
          </table:table-cell>
          <table:table-cell table:style-name="ce5" office:value-type="float" office:value="216.850784301758">
            <text:p>216,8507843018</text:p>
          </table:table-cell>
          <table:table-cell table:number-columns-repeated="1020"/>
        </table:table-row>
        <table:table-row table:style-name="ro1">
          <table:table-cell table:style-name="ce5" office:value-type="float" office:value="6.20000028610229">
            <text:p>6,2000002861</text:p>
          </table:table-cell>
          <table:table-cell table:style-name="ce5" office:value-type="float" office:value="0.888383865356445">
            <text:p>0,8883838654</text:p>
          </table:table-cell>
          <table:table-cell table:style-name="ce5" office:value-type="float" office:value="0.00735284760594368">
            <text:p>0,0073528476</text:p>
          </table:table-cell>
          <table:table-cell table:style-name="ce5" office:value-type="float" office:value="214.534194946289">
            <text:p>214,5341949463</text:p>
          </table:table-cell>
          <table:table-cell table:number-columns-repeated="1020"/>
        </table:table-row>
        <table:table-row table:style-name="ro1">
          <table:table-cell table:style-name="ce5" office:value-type="float" office:value="6.21000051498413">
            <text:p>6,210000515</text:p>
          </table:table-cell>
          <table:table-cell table:style-name="ce5" office:value-type="float" office:value="0.88213723897934">
            <text:p>0,882137239</text:p>
          </table:table-cell>
          <table:table-cell table:style-name="ce5" office:value-type="float" office:value="0.00738560361787677">
            <text:p>0,0073856036</text:p>
          </table:table-cell>
          <table:table-cell table:style-name="ce5" office:value-type="float" office:value="212.200042724609">
            <text:p>212,2000427246</text:p>
          </table:table-cell>
          <table:table-cell table:number-columns-repeated="1020"/>
        </table:table-row>
        <table:table-row table:style-name="ro1">
          <table:table-cell table:style-name="ce5" office:value-type="float" office:value="6.22000026702881">
            <text:p>6,220000267</text:p>
          </table:table-cell>
          <table:table-cell table:style-name="ce5" office:value-type="float" office:value="0.854743719100952">
            <text:p>0,8547437191</text:p>
          </table:table-cell>
          <table:table-cell table:style-name="ce5" office:value-type="float" office:value="0.00740880286321044">
            <text:p>0,0074088029</text:p>
          </table:table-cell>
          <table:table-cell table:style-name="ce5" office:value-type="float" office:value="209.851150512695">
            <text:p>209,8511505127</text:p>
          </table:table-cell>
          <table:table-cell table:number-columns-repeated="1020"/>
        </table:table-row>
        <table:table-row table:style-name="ro1">
          <table:table-cell table:style-name="ce5" office:value-type="float" office:value="6.23000049591064">
            <text:p>6,2300004959</text:p>
          </table:table-cell>
          <table:table-cell table:style-name="ce5" office:value-type="float" office:value="0.818225920200348">
            <text:p>0,8182259202</text:p>
          </table:table-cell>
          <table:table-cell table:style-name="ce5" office:value-type="float" office:value="0.00742282997816801">
            <text:p>0,00742283</text:p>
          </table:table-cell>
          <table:table-cell table:style-name="ce5" office:value-type="float" office:value="207.492050170898">
            <text:p>207,4920501709</text:p>
          </table:table-cell>
          <table:table-cell table:number-columns-repeated="1020"/>
        </table:table-row>
        <table:table-row table:style-name="ro1">
          <table:table-cell table:style-name="ce5" office:value-type="float" office:value="6.24000024795532">
            <text:p>6,240000248</text:p>
          </table:table-cell>
          <table:table-cell table:style-name="ce5" office:value-type="float" office:value="0.788974046707153">
            <text:p>0,7889740467</text:p>
          </table:table-cell>
          <table:table-cell table:style-name="ce5" office:value-type="float" office:value="0.00742595922201872">
            <text:p>0,0074259592</text:p>
          </table:table-cell>
          <table:table-cell table:style-name="ce5" office:value-type="float" office:value="205.126556396484">
            <text:p>205,1265563965</text:p>
          </table:table-cell>
          <table:table-cell table:number-columns-repeated="1020"/>
        </table:table-row>
        <table:table-row table:style-name="ro1">
          <table:table-cell table:style-name="ce5" office:value-type="float" office:value="6.25000047683716">
            <text:p>6,2500004768</text:p>
          </table:table-cell>
          <table:table-cell table:style-name="ce5" office:value-type="float" office:value="0.780408322811127">
            <text:p>0,7804083228</text:p>
          </table:table-cell>
          <table:table-cell table:style-name="ce5" office:value-type="float" office:value="0.00741649232804775">
            <text:p>0,0074164923</text:p>
          </table:table-cell>
          <table:table-cell table:style-name="ce5" office:value-type="float" office:value="202.756332397461">
            <text:p>202,7563323975</text:p>
          </table:table-cell>
          <table:table-cell table:number-columns-repeated="1020"/>
        </table:table-row>
        <table:table-row table:style-name="ro1">
          <table:table-cell table:style-name="ce5" office:value-type="float" office:value="6.26000022888184">
            <text:p>6,2600002289</text:p>
          </table:table-cell>
          <table:table-cell table:style-name="ce5" office:value-type="float" office:value="0.796797871589661">
            <text:p>0,7967978716</text:p>
          </table:table-cell>
          <table:table-cell table:style-name="ce5" office:value-type="float" office:value="0.00739336665719748">
            <text:p>0,0073933667</text:p>
          </table:table-cell>
          <table:table-cell table:style-name="ce5" office:value-type="float" office:value="200.381530761719">
            <text:p>200,3815307617</text:p>
          </table:table-cell>
          <table:table-cell table:number-columns-repeated="1020"/>
        </table:table-row>
        <table:table-row table:style-name="ro1">
          <table:table-cell table:style-name="ce5" office:value-type="float" office:value="6.27000045776367">
            <text:p>6,2700004578</text:p>
          </table:table-cell>
          <table:table-cell table:style-name="ce5" office:value-type="float" office:value="0.831572949886322">
            <text:p>0,8315729499</text:p>
          </table:table-cell>
          <table:table-cell table:style-name="ce5" office:value-type="float" office:value="0.00735764857381582">
            <text:p>0,0073576486</text:p>
          </table:table-cell>
          <table:table-cell table:style-name="ce5" office:value-type="float" office:value="198.002151489258">
            <text:p>198,0021514893</text:p>
          </table:table-cell>
          <table:table-cell table:number-columns-repeated="1020"/>
        </table:table-row>
        <table:table-row table:style-name="ro1">
          <table:table-cell table:style-name="ce5" office:value-type="float" office:value="6.28000020980835">
            <text:p>6,2800002098</text:p>
          </table:table-cell>
          <table:table-cell table:style-name="ce5" office:value-type="float" office:value="0.87042760848999">
            <text:p>0,8704276085</text:p>
          </table:table-cell>
          <table:table-cell table:style-name="ce5" office:value-type="float" office:value="0.00731530040502548">
            <text:p>0,0073153004</text:p>
          </table:table-cell>
          <table:table-cell table:style-name="ce5" office:value-type="float" office:value="195.618835449219">
            <text:p>195,6188354492</text:p>
          </table:table-cell>
          <table:table-cell table:number-columns-repeated="1020"/>
        </table:table-row>
        <table:table-row table:style-name="ro1">
          <table:table-cell table:style-name="ce5" office:value-type="float" office:value="6.29000043869019">
            <text:p>6,2900004387</text:p>
          </table:table-cell>
          <table:table-cell table:style-name="ce5" office:value-type="float" office:value="0.897075235843658">
            <text:p>0,8970752358</text:p>
          </table:table-cell>
          <table:table-cell table:style-name="ce5" office:value-type="float" office:value="0.00727316178381443">
            <text:p>0,0072731618</text:p>
          </table:table-cell>
          <table:table-cell table:style-name="ce5" office:value-type="float" office:value="193.234756469727">
            <text:p>193,2347564697</text:p>
          </table:table-cell>
          <table:table-cell table:number-columns-repeated="1020"/>
        </table:table-row>
        <table:table-row table:style-name="ro1">
          <table:table-cell table:style-name="ce5" office:value-type="float" office:value="6.30000019073486">
            <text:p>6,3000001907</text:p>
          </table:table-cell>
          <table:table-cell table:style-name="ce5" office:value-type="float" office:value="0.899667263031006">
            <text:p>0,899667263</text:p>
          </table:table-cell>
          <table:table-cell table:style-name="ce5" office:value-type="float" office:value="0.00723610492423177">
            <text:p>0,0072361049</text:p>
          </table:table-cell>
          <table:table-cell table:style-name="ce5" office:value-type="float" office:value="190.854568481445">
            <text:p>190,8545684814</text:p>
          </table:table-cell>
          <table:table-cell table:number-columns-repeated="1020"/>
        </table:table-row>
        <table:table-row table:style-name="ro1">
          <table:table-cell table:style-name="ce5" office:value-type="float" office:value="6.3100004196167">
            <text:p>6,3100004196</text:p>
          </table:table-cell>
          <table:table-cell table:style-name="ce5" office:value-type="float" office:value="0.87538355588913">
            <text:p>0,8753835559</text:p>
          </table:table-cell>
          <table:table-cell table:style-name="ce5" office:value-type="float" office:value="0.00720656663179398">
            <text:p>0,0072065666</text:p>
          </table:table-cell>
          <table:table-cell table:style-name="ce5" office:value-type="float" office:value="188.482284545898">
            <text:p>188,4822845459</text:p>
          </table:table-cell>
          <table:table-cell table:number-columns-repeated="1020"/>
        </table:table-row>
        <table:table-row table:style-name="ro1">
          <table:table-cell table:style-name="ce5" office:value-type="float" office:value="6.32000017166138">
            <text:p>6,3200001717</text:p>
          </table:table-cell>
          <table:table-cell table:style-name="ce5" office:value-type="float" office:value="0.831525504589081">
            <text:p>0,8315255046</text:p>
          </table:table-cell>
          <table:table-cell table:style-name="ce5" office:value-type="float" office:value="0.00718895019963384">
            <text:p>0,0071889502</text:p>
          </table:table-cell>
          <table:table-cell table:style-name="ce5" office:value-type="float" office:value="186.119155883789">
            <text:p>186,1191558838</text:p>
          </table:table-cell>
          <table:table-cell table:number-columns-repeated="1020"/>
        </table:table-row>
        <table:table-row table:style-name="ro1">
          <table:table-cell table:style-name="ce5" office:value-type="float" office:value="6.33000040054321">
            <text:p>6,3300004005</text:p>
          </table:table-cell>
          <table:table-cell table:style-name="ce5" office:value-type="float" office:value="0.782982468605042">
            <text:p>0,7829824686</text:p>
          </table:table-cell>
          <table:table-cell table:style-name="ce5" office:value-type="float" office:value="0.00719167198985815">
            <text:p>0,007191672</text:p>
          </table:table-cell>
          <table:table-cell table:style-name="ce5" office:value-type="float" office:value="183.765182495117">
            <text:p>183,7651824951</text:p>
          </table:table-cell>
          <table:table-cell table:number-columns-repeated="1020"/>
        </table:table-row>
        <table:table-row table:style-name="ro1">
          <table:table-cell table:style-name="ce5" office:value-type="float" office:value="6.34000015258789">
            <text:p>6,3400001526</text:p>
          </table:table-cell>
          <table:table-cell table:style-name="ce5" office:value-type="float" office:value="0.746754229068756">
            <text:p>0,7467542291</text:p>
          </table:table-cell>
          <table:table-cell table:style-name="ce5" office:value-type="float" office:value="0.00721496436744928">
            <text:p>0,0072149644</text:p>
          </table:table-cell>
          <table:table-cell table:style-name="ce5" office:value-type="float" office:value="181.420684814453">
            <text:p>181,4206848145</text:p>
          </table:table-cell>
          <table:table-cell table:number-columns-repeated="1020"/>
        </table:table-row>
        <table:table-row table:style-name="ro1">
          <table:table-cell table:style-name="ce5" office:value-type="float" office:value="6.35000038146973">
            <text:p>6,3500003815</text:p>
          </table:table-cell>
          <table:table-cell table:style-name="ce5" office:value-type="float" office:value="0.735528528690338">
            <text:p>0,7355285287</text:p>
          </table:table-cell>
          <table:table-cell table:style-name="ce5" office:value-type="float" office:value="0.00724655855447054">
            <text:p>0,0072465586</text:p>
          </table:table-cell>
          <table:table-cell table:style-name="ce5" office:value-type="float" office:value="179.087249755859">
            <text:p>179,0872497559</text:p>
          </table:table-cell>
          <table:table-cell table:number-columns-repeated="1020"/>
        </table:table-row>
        <table:table-row table:style-name="ro1">
          <table:table-cell table:style-name="ce5" office:value-type="float" office:value="6.36000061035156">
            <text:p>6,3600006104</text:p>
          </table:table-cell>
          <table:table-cell table:style-name="ce5" office:value-type="float" office:value="0.753046095371246">
            <text:p>0,7530460954</text:p>
          </table:table-cell>
          <table:table-cell table:style-name="ce5" office:value-type="float" office:value="0.00727498857304454">
            <text:p>0,0072749886</text:p>
          </table:table-cell>
          <table:table-cell table:style-name="ce5" office:value-type="float" office:value="176.767669677734">
            <text:p>176,7676696777</text:p>
          </table:table-cell>
          <table:table-cell table:number-columns-repeated="1020"/>
        </table:table-row>
        <table:table-row table:style-name="ro1">
          <table:table-cell table:style-name="ce5" office:value-type="float" office:value="6.37000036239624">
            <text:p>6,3700003624</text:p>
          </table:table-cell>
          <table:table-cell table:style-name="ce5" office:value-type="float" office:value="0.792930006980896">
            <text:p>0,792930007</text:p>
          </table:table-cell>
          <table:table-cell table:style-name="ce5" office:value-type="float" office:value="0.00729750841856003">
            <text:p>0,0072975084</text:p>
          </table:table-cell>
          <table:table-cell table:style-name="ce5" office:value-type="float" office:value="174.464431762695">
            <text:p>174,4644317627</text:p>
          </table:table-cell>
          <table:table-cell table:number-columns-repeated="1020"/>
        </table:table-row>
        <table:table-row table:style-name="ro1">
          <table:table-cell table:style-name="ce5" office:value-type="float" office:value="6.38000059127808">
            <text:p>6,3800005913</text:p>
          </table:table-cell>
          <table:table-cell table:style-name="ce5" office:value-type="float" office:value="0.841178178787231">
            <text:p>0,8411781788</text:p>
          </table:table-cell>
          <table:table-cell table:style-name="ce5" office:value-type="float" office:value="0.00731653440743685">
            <text:p>0,0073165344</text:p>
          </table:table-cell>
          <table:table-cell table:style-name="ce5" office:value-type="float" office:value="172.177978515625">
            <text:p>172,1779785156</text:p>
          </table:table-cell>
          <table:table-cell table:number-columns-repeated="1020"/>
        </table:table-row>
        <table:table-row table:style-name="ro1">
          <table:table-cell table:style-name="ce5" office:value-type="float" office:value="6.39000034332275">
            <text:p>6,3900003433</text:p>
          </table:table-cell>
          <table:table-cell table:style-name="ce5" office:value-type="float" office:value="0.8809654712677">
            <text:p>0,8809654713</text:p>
          </table:table-cell>
          <table:table-cell table:style-name="ce5" office:value-type="float" office:value="0.00733177969232202">
            <text:p>0,0073317797</text:p>
          </table:table-cell>
          <table:table-cell table:style-name="ce5" office:value-type="float" office:value="169.907791137695">
            <text:p>169,9077911377</text:p>
          </table:table-cell>
          <table:table-cell table:number-columns-repeated="1020"/>
        </table:table-row>
        <table:table-row table:style-name="ro1">
          <table:table-cell table:style-name="ce5" office:value-type="float" office:value="6.40000057220459">
            <text:p>6,4000005722</text:p>
          </table:table-cell>
          <table:table-cell table:style-name="ce5" office:value-type="float" office:value="0.898195624351501">
            <text:p>0,8981956244</text:p>
          </table:table-cell>
          <table:table-cell table:style-name="ce5" office:value-type="float" office:value="0.00733918370679021">
            <text:p>0,0073391837</text:p>
          </table:table-cell>
          <table:table-cell table:style-name="ce5" office:value-type="float" office:value="167.651000976563">
            <text:p>167,6510009766</text:p>
          </table:table-cell>
          <table:table-cell table:number-columns-repeated="1020"/>
        </table:table-row>
        <table:table-row table:style-name="ro1">
          <table:table-cell table:style-name="ce5" office:value-type="float" office:value="6.41000032424927">
            <text:p>6,4100003242</text:p>
          </table:table-cell>
          <table:table-cell table:style-name="ce5" office:value-type="float" office:value="0.885960459709167">
            <text:p>0,8859604597</text:p>
          </table:table-cell>
          <table:table-cell table:style-name="ce5" office:value-type="float" office:value="0.00733786961063743">
            <text:p>0,0073378696</text:p>
          </table:table-cell>
          <table:table-cell table:style-name="ce5" office:value-type="float" office:value="165.404220581055">
            <text:p>165,4042205811</text:p>
          </table:table-cell>
          <table:table-cell table:number-columns-repeated="1020"/>
        </table:table-row>
        <table:table-row table:style-name="ro1">
          <table:table-cell table:style-name="ce5" office:value-type="float" office:value="6.4200005531311">
            <text:p>6,4200005531</text:p>
          </table:table-cell>
          <table:table-cell table:style-name="ce5" office:value-type="float" office:value="0.846460461616516">
            <text:p>0,8464604616</text:p>
          </table:table-cell>
          <table:table-cell table:style-name="ce5" office:value-type="float" office:value="0.00733073381707072">
            <text:p>0,0073307338</text:p>
          </table:table-cell>
          <table:table-cell table:style-name="ce5" office:value-type="float" office:value="163.164138793945">
            <text:p>163,1641387939</text:p>
          </table:table-cell>
          <table:table-cell table:number-columns-repeated="1020"/>
        </table:table-row>
        <table:table-row table:style-name="ro1">
          <table:table-cell table:style-name="ce5" office:value-type="float" office:value="6.43000030517578">
            <text:p>6,4300003052</text:p>
          </table:table-cell>
          <table:table-cell table:style-name="ce5" office:value-type="float" office:value="0.790049433708191">
            <text:p>0,7900494337</text:p>
          </table:table-cell>
          <table:table-cell table:style-name="ce5" office:value-type="float" office:value="0.00731681101024151">
            <text:p>0,007316811</text:p>
          </table:table-cell>
          <table:table-cell table:style-name="ce5" office:value-type="float" office:value="160.927658081055">
            <text:p>160,9276580811</text:p>
          </table:table-cell>
          <table:table-cell table:number-columns-repeated="1020"/>
        </table:table-row>
        <table:table-row table:style-name="ro1">
          <table:table-cell table:style-name="ce5" office:value-type="float" office:value="6.44000053405762">
            <text:p>6,4400005341</text:p>
          </table:table-cell>
          <table:table-cell table:style-name="ce5" office:value-type="float" office:value="0.732158422470093">
            <text:p>0,7321584225</text:p>
          </table:table-cell>
          <table:table-cell table:style-name="ce5" office:value-type="float" office:value="0.00729104224592447">
            <text:p>0,0072910422</text:p>
          </table:table-cell>
          <table:table-cell table:style-name="ce5" office:value-type="float" office:value="158.692932128906">
            <text:p>158,6929321289</text:p>
          </table:table-cell>
          <table:table-cell table:number-columns-repeated="1020"/>
        </table:table-row>
        <table:table-row table:style-name="ro1">
          <table:table-cell table:style-name="ce5" office:value-type="float" office:value="6.45000028610229">
            <text:p>6,4500002861</text:p>
          </table:table-cell>
          <table:table-cell table:style-name="ce5" office:value-type="float" office:value="0.688931822776794">
            <text:p>0,6889318228</text:p>
          </table:table-cell>
          <table:table-cell table:style-name="ce5" office:value-type="float" office:value="0.00725151691585779">
            <text:p>0,0072515169</text:p>
          </table:table-cell>
          <table:table-cell table:style-name="ce5" office:value-type="float" office:value="156.459732055664">
            <text:p>156,4597320557</text:p>
          </table:table-cell>
          <table:table-cell table:number-columns-repeated="1020"/>
        </table:table-row>
        <table:table-row table:style-name="ro1">
          <table:table-cell table:style-name="ce5" office:value-type="float" office:value="6.46000051498413">
            <text:p>6,460000515</text:p>
          </table:table-cell>
          <table:table-cell table:style-name="ce5" office:value-type="float" office:value="0.672584116458893">
            <text:p>0,6725841165</text:p>
          </table:table-cell>
          <table:table-cell table:style-name="ce5" office:value-type="float" office:value="0.0071998150087893">
            <text:p>0,007199815</text:p>
          </table:table-cell>
          <table:table-cell table:style-name="ce5" office:value-type="float" office:value="154.227676391602">
            <text:p>154,2276763916</text:p>
          </table:table-cell>
          <table:table-cell table:number-columns-repeated="1020"/>
        </table:table-row>
        <table:table-row table:style-name="ro1">
          <table:table-cell table:style-name="ce5" office:value-type="float" office:value="6.47000026702881">
            <text:p>6,470000267</text:p>
          </table:table-cell>
          <table:table-cell table:style-name="ce5" office:value-type="float" office:value="0.688083946704865">
            <text:p>0,6880839467</text:p>
          </table:table-cell>
          <table:table-cell table:style-name="ce5" office:value-type="float" office:value="0.00713854609057307">
            <text:p>0,0071385461</text:p>
          </table:table-cell>
          <table:table-cell table:style-name="ce5" office:value-type="float" office:value="151.99577331543">
            <text:p>151,9957733154</text:p>
          </table:table-cell>
          <table:table-cell table:number-columns-repeated="1020"/>
        </table:table-row>
        <table:table-row table:style-name="ro1">
          <table:table-cell table:style-name="ce5" office:value-type="float" office:value="6.48000049591064">
            <text:p>6,4800004959</text:p>
          </table:table-cell>
          <table:table-cell table:style-name="ce5" office:value-type="float" office:value="0.732183396816254">
            <text:p>0,7321833968</text:p>
          </table:table-cell>
          <table:table-cell table:style-name="ce5" office:value-type="float" office:value="0.00707408180460334">
            <text:p>0,0070740818</text:p>
          </table:table-cell>
          <table:table-cell table:style-name="ce5" office:value-type="float" office:value="149.762802124023">
            <text:p>149,762802124</text:p>
          </table:table-cell>
          <table:table-cell table:number-columns-repeated="1020"/>
        </table:table-row>
        <table:table-row table:style-name="ro1">
          <table:table-cell table:style-name="ce5" office:value-type="float" office:value="6.49000024795532">
            <text:p>6,490000248</text:p>
          </table:table-cell>
          <table:table-cell table:style-name="ce5" office:value-type="float" office:value="0.794565498828888">
            <text:p>0,7945654988</text:p>
          </table:table-cell>
          <table:table-cell table:style-name="ce5" office:value-type="float" office:value="0.00701384944841266">
            <text:p>0,0070138494</text:p>
          </table:table-cell>
          <table:table-cell table:style-name="ce5" office:value-type="float" office:value="147.525756835938">
            <text:p>147,5257568359</text:p>
          </table:table-cell>
          <table:table-cell table:number-columns-repeated="1020"/>
        </table:table-row>
        <table:table-row table:style-name="ro1">
          <table:table-cell table:style-name="ce5" office:value-type="float" office:value="6.50000047683716">
            <text:p>6,5000004768</text:p>
          </table:table-cell>
          <table:table-cell table:style-name="ce5" office:value-type="float" office:value="0.860545992851257">
            <text:p>0,8605459929</text:p>
          </table:table-cell>
          <table:table-cell table:style-name="ce5" office:value-type="float" office:value="0.00696104066446424">
            <text:p>0,0069610407</text:p>
          </table:table-cell>
          <table:table-cell table:style-name="ce5" office:value-type="float" office:value="145.28125">
            <text:p>145,28125</text:p>
          </table:table-cell>
          <table:table-cell table:number-columns-repeated="1020"/>
        </table:table-row>
        <table:table-row table:style-name="ro1">
          <table:table-cell table:style-name="ce5" office:value-type="float" office:value="6.51000022888184">
            <text:p>6,5100002289</text:p>
          </table:table-cell>
          <table:table-cell table:style-name="ce5" office:value-type="float" office:value="0.914993047714233">
            <text:p>0,9149930477</text:p>
          </table:table-cell>
          <table:table-cell table:style-name="ce5" office:value-type="float" office:value="0.00691632041707635">
            <text:p>0,0069163204</text:p>
          </table:table-cell>
          <table:table-cell table:style-name="ce5" office:value-type="float" office:value="143.026382446289">
            <text:p>143,0263824463</text:p>
          </table:table-cell>
          <table:table-cell table:number-columns-repeated="1020"/>
        </table:table-row>
        <table:table-row table:style-name="ro1">
          <table:table-cell table:style-name="ce5" office:value-type="float" office:value="6.52000045776367">
            <text:p>6,5200004578</text:p>
          </table:table-cell>
          <table:table-cell table:style-name="ce5" office:value-type="float" office:value="0.945845305919647">
            <text:p>0,9458453059</text:p>
          </table:table-cell>
          <table:table-cell table:style-name="ce5" office:value-type="float" office:value="0.0068841353058815">
            <text:p>0,0068841353</text:p>
          </table:table-cell>
          <table:table-cell table:style-name="ce5" office:value-type="float" office:value="140.759536743164">
            <text:p>140,7595367432</text:p>
          </table:table-cell>
          <table:table-cell table:number-columns-repeated="1020"/>
        </table:table-row>
        <table:table-row table:style-name="ro1">
          <table:table-cell table:style-name="ce5" office:value-type="float" office:value="6.53000020980835">
            <text:p>6,5300002098</text:p>
          </table:table-cell>
          <table:table-cell table:style-name="ce5" office:value-type="float" office:value="0.946434319019318">
            <text:p>0,946434319</text:p>
          </table:table-cell>
          <table:table-cell table:style-name="ce5" office:value-type="float" office:value="0.00687341066077352">
            <text:p>0,0068734107</text:p>
          </table:table-cell>
          <table:table-cell table:style-name="ce5" office:value-type="float" office:value="138.481048583984">
            <text:p>138,481048584</text:p>
          </table:table-cell>
          <table:table-cell table:number-columns-repeated="1020"/>
        </table:table-row>
        <table:table-row table:style-name="ro1">
          <table:table-cell table:style-name="ce5" office:value-type="float" office:value="6.54000043869019">
            <text:p>6,5400004387</text:p>
          </table:table-cell>
          <table:table-cell table:style-name="ce5" office:value-type="float" office:value="0.916678786277771">
            <text:p>0,9166787863</text:p>
          </table:table-cell>
          <table:table-cell table:style-name="ce5" office:value-type="float" office:value="0.00688833091408014">
            <text:p>0,0068883309</text:p>
          </table:table-cell>
          <table:table-cell table:style-name="ce5" office:value-type="float" office:value="136.193359375">
            <text:p>136,193359375</text:p>
          </table:table-cell>
          <table:table-cell table:number-columns-repeated="1020"/>
        </table:table-row>
        <table:table-row table:style-name="ro1">
          <table:table-cell table:style-name="ce5" office:value-type="float" office:value="6.55000019073486">
            <text:p>6,5500001907</text:p>
          </table:table-cell>
          <table:table-cell table:style-name="ce5" office:value-type="float" office:value="0.862734258174896">
            <text:p>0,8627342582</text:p>
          </table:table-cell>
          <table:table-cell table:style-name="ce5" office:value-type="float" office:value="0.00692434655502439">
            <text:p>0,0069243466</text:p>
          </table:table-cell>
          <table:table-cell table:style-name="ce5" office:value-type="float" office:value="133.900253295898">
            <text:p>133,9002532959</text:p>
          </table:table-cell>
          <table:table-cell table:number-columns-repeated="1020"/>
        </table:table-row>
        <table:table-row table:style-name="ro1">
          <table:table-cell table:style-name="ce5" office:value-type="float" office:value="6.5600004196167">
            <text:p>6,5600004196</text:p>
          </table:table-cell>
          <table:table-cell table:style-name="ce5" office:value-type="float" office:value="0.795356750488281">
            <text:p>0,7953567505</text:p>
          </table:table-cell>
          <table:table-cell table:style-name="ce5" office:value-type="float" office:value="0.0069760144688189">
            <text:p>0,0069760145</text:p>
          </table:table-cell>
          <table:table-cell table:style-name="ce5" office:value-type="float" office:value="131.606033325195">
            <text:p>131,6060333252</text:p>
          </table:table-cell>
          <table:table-cell table:number-columns-repeated="1020"/>
        </table:table-row>
        <table:table-row table:style-name="ro1">
          <table:table-cell table:style-name="ce5" office:value-type="float" office:value="6.57000017166138">
            <text:p>6,5700001717</text:p>
          </table:table-cell>
          <table:table-cell table:style-name="ce5" office:value-type="float" office:value="0.727662801742554">
            <text:p>0,7276628017</text:p>
          </table:table-cell>
          <table:table-cell table:style-name="ce5" office:value-type="float" office:value="0.00703996513038874">
            <text:p>0,0070399651</text:p>
          </table:table-cell>
          <table:table-cell table:style-name="ce5" office:value-type="float" office:value="129.314804077148">
            <text:p>129,3148040771</text:p>
          </table:table-cell>
          <table:table-cell table:number-columns-repeated="1020"/>
        </table:table-row>
        <table:table-row table:style-name="ro1">
          <table:table-cell table:style-name="ce5" office:value-type="float" office:value="6.58000040054321">
            <text:p>6,5800004005</text:p>
          </table:table-cell>
          <table:table-cell table:style-name="ce5" office:value-type="float" office:value="0.67240297794342">
            <text:p>0,6724029779</text:p>
          </table:table-cell>
          <table:table-cell table:style-name="ce5" office:value-type="float" office:value="0.00710720848292112">
            <text:p>0,0071072085</text:p>
          </table:table-cell>
          <table:table-cell table:style-name="ce5" office:value-type="float" office:value="127.02961730957">
            <text:p>127,0296173096</text:p>
          </table:table-cell>
          <table:table-cell table:number-columns-repeated="1020"/>
        </table:table-row>
        <table:table-row table:style-name="ro1">
          <table:table-cell table:style-name="ce5" office:value-type="float" office:value="6.59000062942505">
            <text:p>6,5900006294</text:p>
          </table:table-cell>
          <table:table-cell table:style-name="ce5" office:value-type="float" office:value="0.639422178268433">
            <text:p>0,6394221783</text:p>
          </table:table-cell>
          <table:table-cell table:style-name="ce5" office:value-type="float" office:value="0.00716350646689534">
            <text:p>0,0071635065</text:p>
          </table:table-cell>
          <table:table-cell table:style-name="ce5" office:value-type="float" office:value="124.75178527832">
            <text:p>124,7517852783</text:p>
          </table:table-cell>
          <table:table-cell table:number-columns-repeated="1020"/>
        </table:table-row>
        <table:table-row table:style-name="ro1">
          <table:table-cell table:style-name="ce5" office:value-type="float" office:value="6.60000038146973">
            <text:p>6,6000003815</text:p>
          </table:table-cell>
          <table:table-cell table:style-name="ce5" office:value-type="float" office:value="0.634282290935516">
            <text:p>0,6342822909</text:p>
          </table:table-cell>
          <table:table-cell table:style-name="ce5" office:value-type="float" office:value="0.00719953514635563">
            <text:p>0,0071995351</text:p>
          </table:table-cell>
          <table:table-cell table:style-name="ce5" office:value-type="float" office:value="122.48112487793">
            <text:p>122,4811248779</text:p>
          </table:table-cell>
          <table:table-cell table:number-columns-repeated="1020"/>
        </table:table-row>
        <table:table-row table:style-name="ro1">
          <table:table-cell table:style-name="ce5" office:value-type="float" office:value="6.61000061035156">
            <text:p>6,6100006104</text:p>
          </table:table-cell>
          <table:table-cell table:style-name="ce5" office:value-type="float" office:value="0.65782642364502">
            <text:p>0,6578264236</text:p>
          </table:table-cell>
          <table:table-cell table:style-name="ce5" office:value-type="float" office:value="0.00721575925126672">
            <text:p>0,0072157593</text:p>
          </table:table-cell>
          <table:table-cell table:style-name="ce5" office:value-type="float" office:value="120.216018676758">
            <text:p>120,2160186768</text:p>
          </table:table-cell>
          <table:table-cell table:number-columns-repeated="1020"/>
        </table:table-row>
        <table:table-row table:style-name="ro1">
          <table:table-cell table:style-name="ce5" office:value-type="float" office:value="6.62000036239624">
            <text:p>6,6200003624</text:p>
          </table:table-cell>
          <table:table-cell table:style-name="ce5" office:value-type="float" office:value="0.706057548522949">
            <text:p>0,7060575485</text:p>
          </table:table-cell>
          <table:table-cell table:style-name="ce5" office:value-type="float" office:value="0.00721759907901287">
            <text:p>0,0072175991</text:p>
          </table:table-cell>
          <table:table-cell table:style-name="ce5" office:value-type="float" office:value="117.954383850098">
            <text:p>117,9543838501</text:p>
          </table:table-cell>
          <table:table-cell table:number-columns-repeated="1020"/>
        </table:table-row>
        <table:table-row table:style-name="ro1">
          <table:table-cell table:style-name="ce5" office:value-type="float" office:value="6.63000059127808">
            <text:p>6,6300005913</text:p>
          </table:table-cell>
          <table:table-cell table:style-name="ce5" office:value-type="float" office:value="0.770843863487244">
            <text:p>0,7708438635</text:p>
          </table:table-cell>
          <table:table-cell table:style-name="ce5" office:value-type="float" office:value="0.0072121606208384">
            <text:p>0,0072121606</text:p>
          </table:table-cell>
          <table:table-cell table:style-name="ce5" office:value-type="float" office:value="115.694480895996">
            <text:p>115,694480896</text:p>
          </table:table-cell>
          <table:table-cell table:number-columns-repeated="1020"/>
        </table:table-row>
        <table:table-row table:style-name="ro1">
          <table:table-cell table:style-name="ce5" office:value-type="float" office:value="6.64000034332275">
            <text:p>6,6400003433</text:p>
          </table:table-cell>
          <table:table-cell table:style-name="ce5" office:value-type="float" office:value="0.841665029525757">
            <text:p>0,8416650295</text:p>
          </table:table-cell>
          <table:table-cell table:style-name="ce5" office:value-type="float" office:value="0.00721018621698022">
            <text:p>0,0072101862</text:p>
          </table:table-cell>
          <table:table-cell table:style-name="ce5" office:value-type="float" office:value="113.436225891113">
            <text:p>113,4362258911</text:p>
          </table:table-cell>
          <table:table-cell table:number-columns-repeated="1020"/>
        </table:table-row>
        <table:table-row table:style-name="ro1">
          <table:table-cell table:style-name="ce5" office:value-type="float" office:value="6.65000057220459">
            <text:p>6,6500005722</text:p>
          </table:table-cell>
          <table:table-cell table:style-name="ce5" office:value-type="float" office:value="0.907539427280426">
            <text:p>0,9075394273</text:p>
          </table:table-cell>
          <table:table-cell table:style-name="ce5" office:value-type="float" office:value="0.00722188223153353">
            <text:p>0,0072218822</text:p>
          </table:table-cell>
          <table:table-cell table:style-name="ce5" office:value-type="float" office:value="111.180931091309">
            <text:p>111,1809310913</text:p>
          </table:table-cell>
          <table:table-cell table:number-columns-repeated="1020"/>
        </table:table-row>
        <table:table-row table:style-name="ro1">
          <table:table-cell table:style-name="ce5" office:value-type="float" office:value="6.66000032424927">
            <text:p>6,6600003242</text:p>
          </table:table-cell>
          <table:table-cell table:style-name="ce5" office:value-type="float" office:value="0.958775639533997">
            <text:p>0,9587756395</text:p>
          </table:table-cell>
          <table:table-cell table:style-name="ce5" office:value-type="float" office:value="0.00724985962733626">
            <text:p>0,0072498596</text:p>
          </table:table-cell>
          <table:table-cell table:style-name="ce5" office:value-type="float" office:value="108.93049621582">
            <text:p>108,9304962158</text:p>
          </table:table-cell>
          <table:table-cell table:number-columns-repeated="1020"/>
        </table:table-row>
        <table:table-row table:style-name="ro1">
          <table:table-cell table:style-name="ce5" office:value-type="float" office:value="6.6700005531311">
            <text:p>6,6700005531</text:p>
          </table:table-cell>
          <table:table-cell table:style-name="ce5" office:value-type="float" office:value="0.988052368164063">
            <text:p>0,9880523682</text:p>
          </table:table-cell>
          <table:table-cell table:style-name="ce5" office:value-type="float" office:value="0.00729008158668876">
            <text:p>0,0072900816</text:p>
          </table:table-cell>
          <table:table-cell table:style-name="ce5" office:value-type="float" office:value="106.686973571777">
            <text:p>106,6869735718</text:p>
          </table:table-cell>
          <table:table-cell table:number-columns-repeated="1020"/>
        </table:table-row>
        <table:table-row table:style-name="ro1">
          <table:table-cell table:style-name="ce5" office:value-type="float" office:value="6.68000030517578">
            <text:p>6,6800003052</text:p>
          </table:table-cell>
          <table:table-cell table:style-name="ce5" office:value-type="float" office:value="0.991227626800537">
            <text:p>0,9912276268</text:p>
          </table:table-cell>
          <table:table-cell table:style-name="ce5" office:value-type="float" office:value="0.00733748823404312">
            <text:p>0,0073374882</text:p>
          </table:table-cell>
          <table:table-cell table:style-name="ce5" office:value-type="float" office:value="104.45246887207">
            <text:p>104,4524688721</text:p>
          </table:table-cell>
          <table:table-cell table:number-columns-repeated="1020"/>
        </table:table-row>
        <table:table-row table:style-name="ro1">
          <table:table-cell table:style-name="ce5" office:value-type="float" office:value="6.69000053405762">
            <text:p>6,6900005341</text:p>
          </table:table-cell>
          <table:table-cell table:style-name="ce5" office:value-type="float" office:value="0.968016147613525">
            <text:p>0,9680161476</text:p>
          </table:table-cell>
          <table:table-cell table:style-name="ce5" office:value-type="float" office:value="0.00739062391221523">
            <text:p>0,0073906239</text:p>
          </table:table-cell>
          <table:table-cell table:style-name="ce5" office:value-type="float" office:value="102.22834777832">
            <text:p>102,2283477783</text:p>
          </table:table-cell>
          <table:table-cell table:number-columns-repeated="1020"/>
        </table:table-row>
        <table:table-row table:style-name="ro1">
          <table:table-cell table:style-name="ce5" office:value-type="float" office:value="6.70000028610229">
            <text:p>6,7000002861</text:p>
          </table:table-cell>
          <table:table-cell table:style-name="ce5" office:value-type="float" office:value="0.921672642230988">
            <text:p>0,9216726422</text:p>
          </table:table-cell>
          <table:table-cell table:style-name="ce5" office:value-type="float" office:value="0.00745130935683846">
            <text:p>0,0074513094</text:p>
          </table:table-cell>
          <table:table-cell table:style-name="ce5" office:value-type="float" office:value="100.014320373535">
            <text:p>100,0143203735</text:p>
          </table:table-cell>
          <table:table-cell table:number-columns-repeated="1020"/>
        </table:table-row>
        <table:table-row table:style-name="ro1">
          <table:table-cell table:style-name="ce5" office:value-type="float" office:value="6.71000051498413">
            <text:p>6,710000515</text:p>
          </table:table-cell>
          <table:table-cell table:style-name="ce5" office:value-type="float" office:value="0.858061671257019">
            <text:p>0,8580616713</text:p>
          </table:table-cell>
          <table:table-cell table:style-name="ce5" office:value-type="float" office:value="0.00751953991129994">
            <text:p>0,0075195399</text:p>
          </table:table-cell>
          <table:table-cell table:style-name="ce5" office:value-type="float" office:value="97.8087997436523">
            <text:p>97,8087997437</text:p>
          </table:table-cell>
          <table:table-cell table:number-columns-repeated="1020"/>
        </table:table-row>
        <table:table-row table:style-name="ro1">
          <table:table-cell table:style-name="ce5" office:value-type="float" office:value="6.72000026702881">
            <text:p>6,720000267</text:p>
          </table:table-cell>
          <table:table-cell table:style-name="ce5" office:value-type="float" office:value="0.78493195772171">
            <text:p>0,7849319577</text:p>
          </table:table-cell>
          <table:table-cell table:style-name="ce5" office:value-type="float" office:value="0.00759274419397116">
            <text:p>0,0075927442</text:p>
          </table:table-cell>
          <table:table-cell table:style-name="ce5" office:value-type="float" office:value="95.6098937988281">
            <text:p>95,6098937988</text:p>
          </table:table-cell>
          <table:table-cell table:number-columns-repeated="1020"/>
        </table:table-row>
        <table:table-row table:style-name="ro1">
          <table:table-cell table:style-name="ce5" office:value-type="float" office:value="6.73000049591064">
            <text:p>6,7300004959</text:p>
          </table:table-cell>
          <table:table-cell table:style-name="ce5" office:value-type="float" office:value="0.711088299751282">
            <text:p>0,7110882998</text:p>
          </table:table-cell>
          <table:table-cell table:style-name="ce5" office:value-type="float" office:value="0.00766618736088276">
            <text:p>0,0076661874</text:p>
          </table:table-cell>
          <table:table-cell table:style-name="ce5" office:value-type="float" office:value="93.4159469604492">
            <text:p>93,4159469604</text:p>
          </table:table-cell>
          <table:table-cell table:number-columns-repeated="1020"/>
        </table:table-row>
        <table:table-row table:style-name="ro1">
          <table:table-cell table:style-name="ce5" office:value-type="float" office:value="6.74000024795532">
            <text:p>6,740000248</text:p>
          </table:table-cell>
          <table:table-cell table:style-name="ce5" office:value-type="float" office:value="0.645002365112305">
            <text:p>0,6450023651</text:p>
          </table:table-cell>
          <table:table-cell table:style-name="ce5" office:value-type="float" office:value="0.00773069774731994">
            <text:p>0,0077306977</text:p>
          </table:table-cell>
          <table:table-cell table:style-name="ce5" office:value-type="float" office:value="91.2254257202148">
            <text:p>91,2254257202</text:p>
          </table:table-cell>
          <table:table-cell table:number-columns-repeated="1020"/>
        </table:table-row>
        <table:table-row table:style-name="ro1">
          <table:table-cell table:style-name="ce5" office:value-type="float" office:value="6.75000047683716">
            <text:p>6,7500004768</text:p>
          </table:table-cell>
          <table:table-cell table:style-name="ce5" office:value-type="float" office:value="0.593522429466248">
            <text:p>0,5935224295</text:p>
          </table:table-cell>
          <table:table-cell table:style-name="ce5" office:value-type="float" office:value="0.00777711346745491">
            <text:p>0,0077771135</text:p>
          </table:table-cell>
          <table:table-cell table:style-name="ce5" office:value-type="float" office:value="89.0371932983398">
            <text:p>89,0371932983</text:p>
          </table:table-cell>
          <table:table-cell table:number-columns-repeated="1020"/>
        </table:table-row>
        <table:table-row table:style-name="ro1">
          <table:table-cell table:style-name="ce5" office:value-type="float" office:value="6.76000022888184">
            <text:p>6,7600002289</text:p>
          </table:table-cell>
          <table:table-cell table:style-name="ce5" office:value-type="float" office:value="0.56137228012085">
            <text:p>0,5613722801</text:p>
          </table:table-cell>
          <table:table-cell table:style-name="ce5" office:value-type="float" office:value="0.00780311459675431">
            <text:p>0,0078031146</text:p>
          </table:table-cell>
          <table:table-cell table:style-name="ce5" office:value-type="float" office:value="86.8505783081055">
            <text:p>86,8505783081</text:p>
          </table:table-cell>
          <table:table-cell table:number-columns-repeated="1020"/>
        </table:table-row>
        <table:table-row table:style-name="ro1">
          <table:table-cell table:style-name="ce5" office:value-type="float" office:value="6.77000045776367">
            <text:p>6,7700004578</text:p>
          </table:table-cell>
          <table:table-cell table:style-name="ce5" office:value-type="float" office:value="0.551016271114349">
            <text:p>0,5510162711</text:p>
          </table:table-cell>
          <table:table-cell table:style-name="ce5" office:value-type="float" office:value="0.0078117735683918">
            <text:p>0,0078117736</text:p>
          </table:table-cell>
          <table:table-cell table:style-name="ce5" office:value-type="float" office:value="84.6659469604492">
            <text:p>84,6659469604</text:p>
          </table:table-cell>
          <table:table-cell table:number-columns-repeated="1020"/>
        </table:table-row>
        <table:table-row table:style-name="ro1">
          <table:table-cell table:style-name="ce5" office:value-type="float" office:value="6.78000020980835">
            <text:p>6,7800002098</text:p>
          </table:table-cell>
          <table:table-cell table:style-name="ce5" office:value-type="float" office:value="0.562470674514771">
            <text:p>0,5624706745</text:p>
          </table:table-cell>
          <table:table-cell table:style-name="ce5" office:value-type="float" office:value="0.0078047001734376">
            <text:p>0,0078047002</text:p>
          </table:table-cell>
          <table:table-cell table:style-name="ce5" office:value-type="float" office:value="82.4835968017578">
            <text:p>82,4835968018</text:p>
          </table:table-cell>
          <table:table-cell table:number-columns-repeated="1020"/>
        </table:table-row>
        <table:table-row table:style-name="ro1">
          <table:table-cell table:style-name="ce5" office:value-type="float" office:value="6.79000043869019">
            <text:p>6,7900004387</text:p>
          </table:table-cell>
          <table:table-cell table:style-name="ce5" office:value-type="float" office:value="0.593437016010284">
            <text:p>0,593437016</text:p>
          </table:table-cell>
          <table:table-cell table:style-name="ce5" office:value-type="float" office:value="0.00778191350400448">
            <text:p>0,0077819135</text:p>
          </table:table-cell>
          <table:table-cell table:style-name="ce5" office:value-type="float" office:value="80.303581237793">
            <text:p>80,3035812378</text:p>
          </table:table-cell>
          <table:table-cell table:number-columns-repeated="1020"/>
        </table:table-row>
        <table:table-row table:style-name="ro1">
          <table:table-cell table:style-name="ce5" office:value-type="float" office:value="6.80000019073486">
            <text:p>6,8000001907</text:p>
          </table:table-cell>
          <table:table-cell table:style-name="ce5" office:value-type="float" office:value="0.639963448047638">
            <text:p>0,639963448</text:p>
          </table:table-cell>
          <table:table-cell table:style-name="ce5" office:value-type="float" office:value="0.00774739217013121">
            <text:p>0,0077473922</text:p>
          </table:table-cell>
          <table:table-cell table:style-name="ce5" office:value-type="float" office:value="78.1268463134766">
            <text:p>78,1268463135</text:p>
          </table:table-cell>
          <table:table-cell table:number-columns-repeated="1020"/>
        </table:table-row>
        <table:table-row table:style-name="ro1">
          <table:table-cell table:style-name="ce5" office:value-type="float" office:value="6.8100004196167">
            <text:p>6,8100004196</text:p>
          </table:table-cell>
          <table:table-cell table:style-name="ce5" office:value-type="float" office:value="0.697072744369507">
            <text:p>0,6970727444</text:p>
          </table:table-cell>
          <table:table-cell table:style-name="ce5" office:value-type="float" office:value="0.00770846614614129">
            <text:p>0,0077084661</text:p>
          </table:table-cell>
          <table:table-cell table:style-name="ce5" office:value-type="float" office:value="75.9551849365234">
            <text:p>75,9551849365</text:p>
          </table:table-cell>
          <table:table-cell table:number-columns-repeated="1020"/>
        </table:table-row>
        <table:table-row table:style-name="ro1">
          <table:table-cell table:style-name="ce5" office:value-type="float" office:value="6.82000064849854">
            <text:p>6,8200006485</text:p>
          </table:table-cell>
          <table:table-cell table:style-name="ce5" office:value-type="float" office:value="0.759246408939362">
            <text:p>0,7592464089</text:p>
          </table:table-cell>
          <table:table-cell table:style-name="ce5" office:value-type="float" office:value="0.00766983442008495">
            <text:p>0,0076698344</text:p>
          </table:table-cell>
          <table:table-cell table:style-name="ce5" office:value-type="float" office:value="73.7914047241211">
            <text:p>73,7914047241</text:p>
          </table:table-cell>
          <table:table-cell table:number-columns-repeated="1020"/>
        </table:table-row>
        <table:table-row table:style-name="ro1">
          <table:table-cell table:style-name="ce5" office:value-type="float" office:value="6.83000040054321">
            <text:p>6,8300004005</text:p>
          </table:table-cell>
          <table:table-cell table:style-name="ce5" office:value-type="float" office:value="0.821082174777985">
            <text:p>0,8210821748</text:p>
          </table:table-cell>
          <table:table-cell table:style-name="ce5" office:value-type="float" office:value="0.00762887112796307">
            <text:p>0,0076288711</text:p>
          </table:table-cell>
          <table:table-cell table:style-name="ce5" office:value-type="float" office:value="71.6381301879883">
            <text:p>71,638130188</text:p>
          </table:table-cell>
          <table:table-cell table:number-columns-repeated="1020"/>
        </table:table-row>
        <table:table-row table:style-name="ro1">
          <table:table-cell table:style-name="ce5" office:value-type="float" office:value="6.84000062942505">
            <text:p>6,8400006294</text:p>
          </table:table-cell>
          <table:table-cell table:style-name="ce5" office:value-type="float" office:value="0.87798023223877">
            <text:p>0,8779802322</text:p>
          </table:table-cell>
          <table:table-cell table:style-name="ce5" office:value-type="float" office:value="0.00758595950901508">
            <text:p>0,0075859595</text:p>
          </table:table-cell>
          <table:table-cell table:style-name="ce5" office:value-type="float" office:value="69.4977264404297">
            <text:p>69,4977264404</text:p>
          </table:table-cell>
          <table:table-cell table:number-columns-repeated="1020"/>
        </table:table-row>
        <table:table-row table:style-name="ro1">
          <table:table-cell table:style-name="ce5" office:value-type="float" office:value="6.85000038146973">
            <text:p>6,8500003815</text:p>
          </table:table-cell>
          <table:table-cell table:style-name="ce5" office:value-type="float" office:value="0.926465213298798">
            <text:p>0,9264652133</text:p>
          </table:table-cell>
          <table:table-cell table:style-name="ce5" office:value-type="float" office:value="0.00755348242819309">
            <text:p>0,0075534824</text:p>
          </table:table-cell>
          <table:table-cell table:style-name="ce5" office:value-type="float" office:value="67.3710784912109">
            <text:p>67,3710784912</text:p>
          </table:table-cell>
          <table:table-cell table:number-columns-repeated="1020"/>
        </table:table-row>
        <table:table-row table:style-name="ro1">
          <table:table-cell table:style-name="ce5" office:value-type="float" office:value="6.86000061035156">
            <text:p>6,8600006104</text:p>
          </table:table-cell>
          <table:table-cell table:style-name="ce5" office:value-type="float" office:value="0.964066326618195">
            <text:p>0,9640663266</text:p>
          </table:table-cell>
          <table:table-cell table:style-name="ce5" office:value-type="float" office:value="0.00754132494330406">
            <text:p>0,0075413249</text:p>
          </table:table-cell>
          <table:table-cell table:style-name="ce5" office:value-type="float" office:value="65.2587661743164">
            <text:p>65,2587661743</text:p>
          </table:table-cell>
          <table:table-cell table:number-columns-repeated="1020"/>
        </table:table-row>
        <table:table-row table:style-name="ro1">
          <table:table-cell table:style-name="ce5" office:value-type="float" office:value="6.87000036239624">
            <text:p>6,8700003624</text:p>
          </table:table-cell>
          <table:table-cell table:style-name="ce5" office:value-type="float" office:value="0.989233791828156">
            <text:p>0,9892337918</text:p>
          </table:table-cell>
          <table:table-cell table:style-name="ce5" office:value-type="float" office:value="0.00754682580009103">
            <text:p>0,0075468258</text:p>
          </table:table-cell>
          <table:table-cell table:style-name="ce5" office:value-type="float" office:value="63.1607666015625">
            <text:p>63,1607666016</text:p>
          </table:table-cell>
          <table:table-cell table:number-columns-repeated="1020"/>
        </table:table-row>
        <table:table-row table:style-name="ro1">
          <table:table-cell table:style-name="ce5" office:value-type="float" office:value="6.88000059127808">
            <text:p>6,8800005913</text:p>
          </table:table-cell>
          <table:table-cell table:style-name="ce5" office:value-type="float" office:value="1.00131130218506">
            <text:p>1,0013113022</text:p>
          </table:table-cell>
          <table:table-cell table:style-name="ce5" office:value-type="float" office:value="0.00756150623783469">
            <text:p>0,0075615062</text:p>
          </table:table-cell>
          <table:table-cell table:style-name="ce5" office:value-type="float" office:value="61.076114654541">
            <text:p>61,0761146545</text:p>
          </table:table-cell>
          <table:table-cell table:number-columns-repeated="1020"/>
        </table:table-row>
        <table:table-row table:style-name="ro1">
          <table:table-cell table:style-name="ce5" office:value-type="float" office:value="6.89000034332275">
            <text:p>6,8900003433</text:p>
          </table:table-cell>
          <table:table-cell table:style-name="ce5" office:value-type="float" office:value="1.00049412250519">
            <text:p>1,0004941225</text:p>
          </table:table-cell>
          <table:table-cell table:style-name="ce5" office:value-type="float" office:value="0.00757890287786722">
            <text:p>0,0075789029</text:p>
          </table:table-cell>
          <table:table-cell table:style-name="ce5" office:value-type="float" office:value="59.0033645629883">
            <text:p>59,003364563</text:p>
          </table:table-cell>
          <table:table-cell table:number-columns-repeated="1020"/>
        </table:table-row>
        <table:table-row table:style-name="ro1">
          <table:table-cell table:style-name="ce5" office:value-type="float" office:value="6.90000057220459">
            <text:p>6,9000005722</text:p>
          </table:table-cell>
          <table:table-cell table:style-name="ce5" office:value-type="float" office:value="0.987844288349152">
            <text:p>0,9878442883</text:p>
          </table:table-cell>
          <table:table-cell table:style-name="ce5" office:value-type="float" office:value="0.00759653653949499">
            <text:p>0,0075965365</text:p>
          </table:table-cell>
          <table:table-cell table:style-name="ce5" office:value-type="float" office:value="56.9399871826172">
            <text:p>56,9399871826</text:p>
          </table:table-cell>
          <table:table-cell table:number-columns-repeated="1020"/>
        </table:table-row>
        <table:table-row table:style-name="ro1">
          <table:table-cell table:style-name="ce5" office:value-type="float" office:value="6.91000032424927">
            <text:p>6,9100003242</text:p>
          </table:table-cell>
          <table:table-cell table:style-name="ce5" office:value-type="float" office:value="0.965016841888428">
            <text:p>0,9650168419</text:p>
          </table:table-cell>
          <table:table-cell table:style-name="ce5" office:value-type="float" office:value="0.00761031126603484">
            <text:p>0,0076103113</text:p>
          </table:table-cell>
          <table:table-cell table:style-name="ce5" office:value-type="float" office:value="54.8837394714355">
            <text:p>54,8837394714</text:p>
          </table:table-cell>
          <table:table-cell table:number-columns-repeated="1020"/>
        </table:table-row>
        <table:table-row table:style-name="ro1">
          <table:table-cell table:style-name="ce5" office:value-type="float" office:value="6.9200005531311">
            <text:p>6,9200005531</text:p>
          </table:table-cell>
          <table:table-cell table:style-name="ce5" office:value-type="float" office:value="0.933985769748688">
            <text:p>0,9339857697</text:p>
          </table:table-cell>
          <table:table-cell table:style-name="ce5" office:value-type="float" office:value="0.00761471781879663">
            <text:p>0,0076147178</text:p>
          </table:table-cell>
          <table:table-cell table:style-name="ce5" office:value-type="float" office:value="52.8323211669922">
            <text:p>52,832321167</text:p>
          </table:table-cell>
          <table:table-cell table:number-columns-repeated="1020"/>
        </table:table-row>
        <table:table-row table:style-name="ro1">
          <table:table-cell table:style-name="ce5" office:value-type="float" office:value="6.93000030517578">
            <text:p>6,9300003052</text:p>
          </table:table-cell>
          <table:table-cell table:style-name="ce5" office:value-type="float" office:value="0.89714914560318">
            <text:p>0,8971491456</text:p>
          </table:table-cell>
          <table:table-cell table:style-name="ce5" office:value-type="float" office:value="0.00760780042037368">
            <text:p>0,0076078004</text:p>
          </table:table-cell>
          <table:table-cell table:style-name="ce5" office:value-type="float" office:value="50.7831382751465">
            <text:p>50,7831382751</text:p>
          </table:table-cell>
          <table:table-cell table:number-columns-repeated="1020"/>
        </table:table-row>
        <table:table-row table:style-name="ro1">
          <table:table-cell table:style-name="ce5" office:value-type="float" office:value="6.94000053405762">
            <text:p>6,9400005341</text:p>
          </table:table-cell>
          <table:table-cell table:style-name="ce5" office:value-type="float" office:value="0.857206881046295">
            <text:p>0,857206881</text:p>
          </table:table-cell>
          <table:table-cell table:style-name="ce5" office:value-type="float" office:value="0.0075898882932961">
            <text:p>0,0075898883</text:p>
          </table:table-cell>
          <table:table-cell table:style-name="ce5" office:value-type="float" office:value="48.734489440918">
            <text:p>48,7344894409</text:p>
          </table:table-cell>
          <table:table-cell table:number-columns-repeated="1020"/>
        </table:table-row>
        <table:table-row table:style-name="ro1">
          <table:table-cell table:style-name="ce5" office:value-type="float" office:value="6.95000028610229">
            <text:p>6,9500002861</text:p>
          </table:table-cell>
          <table:table-cell table:style-name="ce5" office:value-type="float" office:value="0.816787362098694">
            <text:p>0,8167873621</text:p>
          </table:table-cell>
          <table:table-cell table:style-name="ce5" office:value-type="float" office:value="0.00756205804646015">
            <text:p>0,007562058</text:p>
          </table:table-cell>
          <table:table-cell table:style-name="ce5" office:value-type="float" office:value="46.6849174499512">
            <text:p>46,68491745</text:p>
          </table:table-cell>
          <table:table-cell table:number-columns-repeated="1020"/>
        </table:table-row>
        <table:table-row table:style-name="ro1">
          <table:table-cell table:style-name="ce5" office:value-type="float" office:value="6.96000051498413">
            <text:p>6,960000515</text:p>
          </table:table-cell>
          <table:table-cell table:style-name="ce5" office:value-type="float" office:value="0.778226494789124">
            <text:p>0,7782264948</text:p>
          </table:table-cell>
          <table:table-cell table:style-name="ce5" office:value-type="float" office:value="0.007526695728302">
            <text:p>0,0075266957</text:p>
          </table:table-cell>
          <table:table-cell table:style-name="ce5" office:value-type="float" office:value="44.6338691711426">
            <text:p>44,6338691711</text:p>
          </table:table-cell>
          <table:table-cell table:number-columns-repeated="1020"/>
        </table:table-row>
        <table:table-row table:style-name="ro1">
          <table:table-cell table:style-name="ce5" office:value-type="float" office:value="6.97000026702881">
            <text:p>6,970000267</text:p>
          </table:table-cell>
          <table:table-cell table:style-name="ce5" office:value-type="float" office:value="0.74344402551651">
            <text:p>0,7434440255</text:p>
          </table:table-cell>
          <table:table-cell table:style-name="ce5" office:value-type="float" office:value="0.0074888663366437">
            <text:p>0,0074888663</text:p>
          </table:table-cell>
          <table:table-cell table:style-name="ce5" office:value-type="float" office:value="42.5819053649902">
            <text:p>42,581905365</text:p>
          </table:table-cell>
          <table:table-cell table:number-columns-repeated="1020"/>
        </table:table-row>
        <table:table-row table:style-name="ro1">
          <table:table-cell table:style-name="ce5" office:value-type="float" office:value="6.98000049591064">
            <text:p>6,9800004959</text:p>
          </table:table-cell>
          <table:table-cell table:style-name="ce5" office:value-type="float" office:value="0.71372127532959">
            <text:p>0,7137212753</text:p>
          </table:table-cell>
          <table:table-cell table:style-name="ce5" office:value-type="float" office:value="0.00745233194902539">
            <text:p>0,0074523319</text:p>
          </table:table-cell>
          <table:table-cell table:style-name="ce5" office:value-type="float" office:value="40.5292167663574">
            <text:p>40,5292167664</text:p>
          </table:table-cell>
          <table:table-cell table:number-columns-repeated="1020"/>
        </table:table-row>
        <table:table-row table:style-name="ro1">
          <table:table-cell table:style-name="ce5" office:value-type="float" office:value="6.99000024795532">
            <text:p>6,990000248</text:p>
          </table:table-cell>
          <table:table-cell table:style-name="ce5" office:value-type="float" office:value="0.689519762992859">
            <text:p>0,689519763</text:p>
          </table:table-cell>
          <table:table-cell table:style-name="ce5" office:value-type="float" office:value="0.00741286668926477">
            <text:p>0,0074128667</text:p>
          </table:table-cell>
          <table:table-cell table:style-name="ce5" office:value-type="float" office:value="38.475757598877">
            <text:p>38,4757575989</text:p>
          </table:table-cell>
          <table:table-cell table:number-columns-repeated="1020"/>
        </table:table-row>
        <table:table-row table:style-name="ro1">
          <table:table-cell table:style-name="ce5" office:value-type="float" office:value="7.00000047683716">
            <text:p>7,0000004768</text:p>
          </table:table-cell>
          <table:table-cell table:style-name="ce5" office:value-type="float" office:value="0.670605957508087">
            <text:p>0,6706059575</text:p>
          </table:table-cell>
          <table:table-cell table:style-name="ce5" office:value-type="float" office:value="0.00736636435613036">
            <text:p>0,0073663644</text:p>
          </table:table-cell>
          <table:table-cell table:style-name="ce5" office:value-type="float" office:value="36.4227333068848">
            <text:p>36,4227333069</text:p>
          </table:table-cell>
          <table:table-cell table:number-columns-repeated="1020"/>
        </table:table-row>
        <table:table-row table:style-name="ro1">
          <table:table-cell table:style-name="ce5" office:value-type="float" office:value="7.01000022888184">
            <text:p>7,0100002289</text:p>
          </table:table-cell>
          <table:table-cell table:style-name="ce5" office:value-type="float" office:value="0.656429409980774">
            <text:p>0,65642941</text:p>
          </table:table-cell>
          <table:table-cell table:style-name="ce5" office:value-type="float" office:value="0.00731677003204823">
            <text:p>0,00731677</text:p>
          </table:table-cell>
          <table:table-cell table:style-name="ce5" office:value-type="float" office:value="34.3715476989746">
            <text:p>34,371547699</text:p>
          </table:table-cell>
          <table:table-cell table:number-columns-repeated="1020"/>
        </table:table-row>
        <table:table-row table:style-name="ro1">
          <table:table-cell table:style-name="ce5" office:value-type="float" office:value="7.02000045776367">
            <text:p>7,0200004578</text:p>
          </table:table-cell>
          <table:table-cell table:style-name="ce5" office:value-type="float" office:value="0.646425902843475">
            <text:p>0,6464259028</text:p>
          </table:table-cell>
          <table:table-cell table:style-name="ce5" office:value-type="float" office:value="0.00727006793022156">
            <text:p>0,0072700679</text:p>
          </table:table-cell>
          <table:table-cell table:style-name="ce5" office:value-type="float" office:value="32.3230438232422">
            <text:p>32,3230438232</text:p>
          </table:table-cell>
          <table:table-cell table:number-columns-repeated="1020"/>
        </table:table-row>
        <table:table-row table:style-name="ro1">
          <table:table-cell table:style-name="ce5" office:value-type="float" office:value="7.03000020980835">
            <text:p>7,0300002098</text:p>
          </table:table-cell>
          <table:table-cell table:style-name="ce5" office:value-type="float" office:value="0.640119612216949">
            <text:p>0,6401196122</text:p>
          </table:table-cell>
          <table:table-cell table:style-name="ce5" office:value-type="float" office:value="0.00722841033712029">
            <text:p>0,0072284103</text:p>
          </table:table-cell>
          <table:table-cell table:style-name="ce5" office:value-type="float" office:value="30.2786636352539">
            <text:p>30,2786636353</text:p>
          </table:table-cell>
          <table:table-cell table:number-columns-repeated="1020"/>
        </table:table-row>
        <table:table-row table:style-name="ro1">
          <table:table-cell table:style-name="ce5" office:value-type="float" office:value="7.04000043869019">
            <text:p>7,0400004387</text:p>
          </table:table-cell>
          <table:table-cell table:style-name="ce5" office:value-type="float" office:value="0.63715660572052">
            <text:p>0,6371566057</text:p>
          </table:table-cell>
          <table:table-cell table:style-name="ce5" office:value-type="float" office:value="0.0071917325258255">
            <text:p>0,0071917325</text:p>
          </table:table-cell>
          <table:table-cell table:style-name="ce5" office:value-type="float" office:value="28.2409038543701">
            <text:p>28,2409038544</text:p>
          </table:table-cell>
          <table:table-cell table:number-columns-repeated="1020"/>
        </table:table-row>
        <table:table-row table:style-name="ro1">
          <table:table-cell table:style-name="ce5" office:value-type="float" office:value="7.05000066757202">
            <text:p>7,0500006676</text:p>
          </table:table-cell>
          <table:table-cell table:style-name="ce5" office:value-type="float" office:value="0.637022972106934">
            <text:p>0,6370229721</text:p>
          </table:table-cell>
          <table:table-cell table:style-name="ce5" office:value-type="float" office:value="0.00715847965329885">
            <text:p>0,0071584797</text:p>
          </table:table-cell>
          <table:table-cell table:style-name="ce5" office:value-type="float" office:value="26.2123069763184">
            <text:p>26,2123069763</text:p>
          </table:table-cell>
          <table:table-cell table:number-columns-repeated="1020"/>
        </table:table-row>
        <table:table-row table:style-name="ro1">
          <table:table-cell table:style-name="ce5" office:value-type="float" office:value="7.0600004196167">
            <text:p>7,0600004196</text:p>
          </table:table-cell>
          <table:table-cell table:style-name="ce5" office:value-type="float" office:value="0.63887894153595">
            <text:p>0,6388789415</text:p>
          </table:table-cell>
          <table:table-cell table:style-name="ce5" office:value-type="float" office:value="0.00712155597284436">
            <text:p>0,007121556</text:p>
          </table:table-cell>
          <table:table-cell table:style-name="ce5" office:value-type="float" office:value="24.1950035095215">
            <text:p>24,1950035095</text:p>
          </table:table-cell>
          <table:table-cell table:number-columns-repeated="1020"/>
        </table:table-row>
        <table:table-row table:style-name="ro1">
          <table:table-cell table:style-name="ce5" office:value-type="float" office:value="7.07000064849854">
            <text:p>7,0700006485</text:p>
          </table:table-cell>
          <table:table-cell table:style-name="ce5" office:value-type="float" office:value="0.641912698745728">
            <text:p>0,6419126987</text:p>
          </table:table-cell>
          <table:table-cell table:style-name="ce5" office:value-type="float" office:value="0.00707309786230326">
            <text:p>0,0070730979</text:p>
          </table:table-cell>
          <table:table-cell table:style-name="ce5" office:value-type="float" office:value="22.1915893554688">
            <text:p>22,1915893555</text:p>
          </table:table-cell>
          <table:table-cell table:number-columns-repeated="1020"/>
        </table:table-row>
        <table:table-row table:style-name="ro1">
          <table:table-cell table:style-name="ce5" office:value-type="float" office:value="7.08000040054321">
            <text:p>7,0800004005</text:p>
          </table:table-cell>
          <table:table-cell table:style-name="ce5" office:value-type="float" office:value="0.645787119865417">
            <text:p>0,6457871199</text:p>
          </table:table-cell>
          <table:table-cell table:style-name="ce5" office:value-type="float" office:value="0.00701036350801587">
            <text:p>0,0070103635</text:p>
          </table:table-cell>
          <table:table-cell table:style-name="ce5" office:value-type="float" office:value="20.2053890228271">
            <text:p>20,2053890228</text:p>
          </table:table-cell>
          <table:table-cell table:number-columns-repeated="1020"/>
        </table:table-row>
        <table:table-row table:style-name="ro1">
          <table:table-cell table:style-name="ce5" office:value-type="float" office:value="7.09000062942505">
            <text:p>7,0900006294</text:p>
          </table:table-cell>
          <table:table-cell table:style-name="ce5" office:value-type="float" office:value="0.650572299957275">
            <text:p>0,6505723</text:p>
          </table:table-cell>
          <table:table-cell table:style-name="ce5" office:value-type="float" office:value="0.00693047512322664">
            <text:p>0,0069304751</text:p>
          </table:table-cell>
          <table:table-cell table:style-name="ce5" office:value-type="float" office:value="18.2398262023926">
            <text:p>18,2398262024</text:p>
          </table:table-cell>
          <table:table-cell table:number-columns-repeated="1020"/>
        </table:table-row>
        <table:table-row table:style-name="ro1">
          <table:table-cell table:style-name="ce5" office:value-type="float" office:value="7.10000038146973">
            <text:p>7,1000003815</text:p>
          </table:table-cell>
          <table:table-cell table:style-name="ce5" office:value-type="float" office:value="0.656284034252167">
            <text:p>0,6562840343</text:p>
          </table:table-cell>
          <table:table-cell table:style-name="ce5" office:value-type="float" office:value="0.00683140056207776">
            <text:p>0,0068314006</text:p>
          </table:table-cell>
          <table:table-cell table:style-name="ce5" office:value-type="float" office:value="16.2972717285156">
            <text:p>16,2972717285</text:p>
          </table:table-cell>
          <table:table-cell table:number-columns-repeated="1020"/>
        </table:table-row>
        <table:table-row table:style-name="ro1">
          <table:table-cell table:style-name="ce5" office:value-type="float" office:value="7.11000061035156">
            <text:p>7,1100006104</text:p>
          </table:table-cell>
          <table:table-cell table:style-name="ce5" office:value-type="float" office:value="0.662833034992218">
            <text:p>0,662833035</text:p>
          </table:table-cell>
          <table:table-cell table:style-name="ce5" office:value-type="float" office:value="0.00672540673986077">
            <text:p>0,0067254067</text:p>
          </table:table-cell>
          <table:table-cell table:style-name="ce5" office:value-type="float" office:value="14.3783349990845">
            <text:p>14,3783349991</text:p>
          </table:table-cell>
          <table:table-cell table:number-columns-repeated="1020"/>
        </table:table-row>
        <table:table-row table:style-name="ro1">
          <table:table-cell table:style-name="ce5" office:value-type="float" office:value="7.12000036239624">
            <text:p>7,1200003624</text:p>
          </table:table-cell>
          <table:table-cell table:style-name="ce5" office:value-type="float" office:value="0.670419335365295">
            <text:p>0,6704193354</text:p>
          </table:table-cell>
          <table:table-cell table:style-name="ce5" office:value-type="float" office:value="0.00664688227698207">
            <text:p>0,0066468823</text:p>
          </table:table-cell>
          <table:table-cell table:style-name="ce5" office:value-type="float" office:value="12.482949256897">
            <text:p>12,4829492569</text:p>
          </table:table-cell>
          <table:table-cell table:number-columns-repeated="1020"/>
        </table:table-row>
        <table:table-row table:style-name="ro1">
          <table:table-cell table:style-name="ce5" office:value-type="float" office:value="7.13000059127808">
            <text:p>7,1300005913</text:p>
          </table:table-cell>
          <table:table-cell table:style-name="ce5" office:value-type="float" office:value="0.679503738880157">
            <text:p>0,6795037389</text:p>
          </table:table-cell>
          <table:table-cell table:style-name="ce5" office:value-type="float" office:value="0.00665131164714694">
            <text:p>0,0066513116</text:p>
          </table:table-cell>
          <table:table-cell table:style-name="ce5" office:value-type="float" office:value="10.6108102798462">
            <text:p>10,6108102798</text:p>
          </table:table-cell>
          <table:table-cell table:number-columns-repeated="1020"/>
        </table:table-row>
        <table:table-row table:style-name="ro1">
          <table:table-cell table:style-name="ce5" office:value-type="float" office:value="7.14000034332275">
            <text:p>7,1400003433</text:p>
          </table:table-cell>
          <table:table-cell table:style-name="ce5" office:value-type="float" office:value="0.690465569496155">
            <text:p>0,6904655695</text:p>
          </table:table-cell>
          <table:table-cell table:style-name="ce5" office:value-type="float" office:value="0.00681537855416536">
            <text:p>0,0068153786</text:p>
          </table:table-cell>
          <table:table-cell table:style-name="ce5" office:value-type="float" office:value="8.76099014282227">
            <text:p>8,7609901428</text:p>
          </table:table-cell>
          <table:table-cell table:number-columns-repeated="1020"/>
        </table:table-row>
        <table:table-row table:style-name="ro1">
          <table:table-cell table:style-name="ce5" office:value-type="float" office:value="7.15000057220459">
            <text:p>7,1500005722</text:p>
          </table:table-cell>
          <table:table-cell table:style-name="ce5" office:value-type="float" office:value="0.703952193260193">
            <text:p>0,7039521933</text:p>
          </table:table-cell>
          <table:table-cell table:style-name="ce5" office:value-type="float" office:value="0.00723691936582327">
            <text:p>0,0072369194</text:p>
          </table:table-cell>
          <table:table-cell table:style-name="ce5" office:value-type="float" office:value="6.9314079284668">
            <text:p>6,9314079285</text:p>
          </table:table-cell>
          <table:table-cell table:number-columns-repeated="1020"/>
        </table:table-row>
        <table:table-row table:style-name="ro1">
          <table:table-cell table:style-name="ce5" office:value-type="float" office:value="7.16000032424927">
            <text:p>7,1600003242</text:p>
          </table:table-cell>
          <table:table-cell table:style-name="ce5" office:value-type="float" office:value="0.72139710187912">
            <text:p>0,7213971019</text:p>
          </table:table-cell>
          <table:table-cell table:style-name="ce5" office:value-type="float" office:value="0.00803201086819172">
            <text:p>0,0080320109</text:p>
          </table:table-cell>
          <table:table-cell table:style-name="ce5" office:value-type="float" office:value="5.11798191070557">
            <text:p>5,1179819107</text:p>
          </table:table-cell>
          <table:table-cell table:number-columns-repeated="1020"/>
        </table:table-row>
        <table:table-row table:style-name="ro1">
          <table:table-cell table:style-name="ce5" office:value-type="float" office:value="7.1700005531311">
            <text:p>7,1700005531</text:p>
          </table:table-cell>
          <table:table-cell table:style-name="ce5" office:value-type="float" office:value="0.744670569896698">
            <text:p>0,7446705699</text:p>
          </table:table-cell>
          <table:table-cell table:style-name="ce5" office:value-type="float" office:value="0.00932597834616899">
            <text:p>0,0093259783</text:p>
          </table:table-cell>
          <table:table-cell table:style-name="ce5" office:value-type="float" office:value="3.31351494789124">
            <text:p>3,3135149479</text:p>
          </table:table-cell>
          <table:table-cell table:number-columns-repeated="1020"/>
        </table:table-row>
        <table:table-row table:style-name="ro1">
          <table:table-cell table:style-name="ce5" office:value-type="float" office:value="7.18000030517578">
            <text:p>7,1800003052</text:p>
          </table:table-cell>
          <table:table-cell table:style-name="ce5" office:value-type="float" office:value="0.775539875030518">
            <text:p>0,775539875</text:p>
          </table:table-cell>
          <table:table-cell table:style-name="ce5" office:value-type="float" office:value="0.0112352892756462">
            <text:p>0,0112352893</text:p>
          </table:table-cell>
          <table:table-cell table:style-name="ce5" office:value-type="float" office:value="1.50710737705231">
            <text:p>1,5071073771</text:p>
          </table:table-cell>
          <table:table-cell table:number-columns-repeated="1020"/>
        </table:table-row>
        <table:table-row table:style-name="ro1">
          <table:table-cell table:style-name="ce5" office:value-type="float" office:value="7.19000053405762">
            <text:p>7,1900005341</text:p>
          </table:table-cell>
          <table:table-cell table:style-name="ce5" office:value-type="float" office:value="0.815285325050354">
            <text:p>0,8152853251</text:p>
          </table:table-cell>
          <table:table-cell table:style-name="ce5" office:value-type="float" office:value="0.0138348061591387">
            <text:p>0,0138348062</text:p>
          </table:table-cell>
          <table:table-cell table:style-name="ce5" office:value-type="float" office:value="-0.315956830978394">
            <text:p>-0,315956831</text:p>
          </table:table-cell>
          <table:table-cell table:number-columns-repeated="1020"/>
        </table:table-row>
        <table:table-row table:style-name="ro1">
          <table:table-cell table:style-name="ce5" office:value-type="float" office:value="7.20000028610229">
            <text:p>7,2000002861</text:p>
          </table:table-cell>
          <table:table-cell table:style-name="ce5" office:value-type="float" office:value="0.864220261573792">
            <text:p>0,8642202616</text:p>
          </table:table-cell>
          <table:table-cell table:style-name="ce5" office:value-type="float" office:value="0.0171212591230869">
            <text:p>0,0171212591</text:p>
          </table:table-cell>
          <table:table-cell table:style-name="ce5" office:value-type="float" office:value="-2.17391490936279">
            <text:p>-2,1739149094</text:p>
          </table:table-cell>
          <table:table-cell table:number-columns-repeated="1020"/>
        </table:table-row>
        <table:table-row table:style-name="ro1">
          <table:table-cell table:style-name="ce5" office:value-type="float" office:value="7.21000051498413">
            <text:p>7,210000515</text:p>
          </table:table-cell>
          <table:table-cell table:style-name="ce5" office:value-type="float" office:value="0.921438157558441">
            <text:p>0,9214381576</text:p>
          </table:table-cell>
          <table:table-cell table:style-name="ce5" office:value-type="float" office:value="0.0209681075066328">
            <text:p>0,0209681075</text:p>
          </table:table-cell>
          <table:table-cell table:style-name="ce5" office:value-type="float" office:value="-4.08857917785645">
            <text:p>-4,0885791779</text:p>
          </table:table-cell>
          <table:table-cell table:number-columns-repeated="1020"/>
        </table:table-row>
        <table:table-row table:style-name="ro1">
          <table:table-cell table:style-name="ce5" office:value-type="float" office:value="7.22000026702881">
            <text:p>7,220000267</text:p>
          </table:table-cell>
          <table:table-cell table:style-name="ce5" office:value-type="float" office:value="0.98398345708847">
            <text:p>0,9839834571</text:p>
          </table:table-cell>
          <table:table-cell table:style-name="ce5" office:value-type="float" office:value="0.0250545162707567">
            <text:p>0,0250545163</text:p>
          </table:table-cell>
          <table:table-cell table:style-name="ce5" office:value-type="float" office:value="-6.0849781036377">
            <text:p>-6,0849781036</text:p>
          </table:table-cell>
          <table:table-cell table:number-columns-repeated="1020"/>
        </table:table-row>
        <table:table-row table:style-name="ro1">
          <table:table-cell table:style-name="ce5" office:value-type="float" office:value="7.23000049591064">
            <text:p>7,2300004959</text:p>
          </table:table-cell>
          <table:table-cell table:style-name="ce5" office:value-type="float" office:value="1.04551923274994">
            <text:p>1,0455192327</text:p>
          </table:table-cell>
          <table:table-cell table:style-name="ce5" office:value-type="float" office:value="0.0287827868014574">
            <text:p>0,0287827868</text:p>
          </table:table-cell>
          <table:table-cell table:style-name="ce5" office:value-type="float" office:value="-8.190993309021">
            <text:p>-8,190993309</text:p>
          </table:table-cell>
          <table:table-cell table:number-columns-repeated="1020"/>
        </table:table-row>
        <table:table-row table:style-name="ro1">
          <table:table-cell table:style-name="ce5" office:value-type="float" office:value="7.24000024795532">
            <text:p>7,240000248</text:p>
          </table:table-cell>
          <table:table-cell table:style-name="ce5" office:value-type="float" office:value="1.09546148777008">
            <text:p>1,0954614878</text:p>
          </table:table-cell>
          <table:table-cell table:style-name="ce5" office:value-type="float" office:value="0.0311979744583368">
            <text:p>0,0311979745</text:p>
          </table:table-cell>
          <table:table-cell table:style-name="ce5" office:value-type="float" office:value="-10.4365606307983">
            <text:p>-10,4365606308</text:p>
          </table:table-cell>
          <table:table-cell table:number-columns-repeated="1020"/>
        </table:table-row>
        <table:table-row table:style-name="ro1">
          <table:table-cell table:style-name="ce5" office:value-type="float" office:value="7.25000047683716">
            <text:p>7,2500004768</text:p>
          </table:table-cell>
          <table:table-cell table:style-name="ce5" office:value-type="float" office:value="1.11816072463989">
            <text:p>1,1181607246</text:p>
          </table:table-cell>
          <table:table-cell table:style-name="ce5" office:value-type="float" office:value="0.0309158693999052">
            <text:p>0,0309158694</text:p>
          </table:table-cell>
          <table:table-cell table:style-name="ce5" office:value-type="float" office:value="-12.8524541854858">
            <text:p>-12,8524541855</text:p>
          </table:table-cell>
          <table:table-cell table:number-columns-repeated="1020"/>
        </table:table-row>
        <table:table-row table:style-name="ro1">
          <table:table-cell table:style-name="ce5" office:value-type="float" office:value="7.26000022888184">
            <text:p>7,2600002289</text:p>
          </table:table-cell>
          <table:table-cell table:style-name="ce5" office:value-type="float" office:value="1.09198200702667">
            <text:p>1,091982007</text:p>
          </table:table-cell>
          <table:table-cell table:style-name="ce5" office:value-type="float" office:value="0.0260778870433569">
            <text:p>0,026077887</text:p>
          </table:table-cell>
          <table:table-cell table:style-name="ce5" office:value-type="float" office:value="-15.4681024551392">
            <text:p>-15,4681024551</text:p>
          </table:table-cell>
          <table:table-cell table:number-columns-repeated="1020"/>
        </table:table-row>
        <table:table-row table:style-name="ro1">
          <table:table-cell table:style-name="ce5" office:value-type="float" office:value="7.27000045776367">
            <text:p>7,2700004578</text:p>
          </table:table-cell>
          <table:table-cell table:style-name="ce5" office:value-type="float" office:value="0.989046037197113">
            <text:p>0,9890460372</text:p>
          </table:table-cell>
          <table:table-cell table:style-name="ce5" office:value-type="float" office:value="0.0143609801307321">
            <text:p>0,0143609801</text:p>
          </table:table-cell>
          <table:table-cell table:style-name="ce5" office:value-type="float" office:value="-18.3086986541748">
            <text:p>-18,3086986542</text:p>
          </table:table-cell>
          <table:table-cell table:number-columns-repeated="1020"/>
        </table:table-row>
        <table:table-row table:style-name="ro1">
          <table:table-cell table:style-name="ce5" office:value-type="float" office:value="7.28000020980835">
            <text:p>7,2800002098</text:p>
          </table:table-cell>
          <table:table-cell table:style-name="ce5" office:value-type="float" office:value="0.775987565517426">
            <text:p>0,7759875655</text:p>
          </table:table-cell>
          <table:table-cell table:style-name="ce5" office:value-type="float" office:value="-0.00691634183749557">
            <text:p>-0,0069163418</text:p>
          </table:table-cell>
          <table:table-cell table:style-name="ce5" office:value-type="float" office:value="-21.3911743164063">
            <text:p>-21,3911743164</text:p>
          </table:table-cell>
          <table:table-cell table:number-columns-repeated="1020"/>
        </table:table-row>
        <table:table-row table:style-name="ro1">
          <table:table-cell table:style-name="ce5" office:value-type="float" office:value="7.29000043869019">
            <text:p>7,2900004387</text:p>
          </table:table-cell>
          <table:table-cell table:style-name="ce5" office:value-type="float" office:value="0.415923029184341">
            <text:p>0,4159230292</text:p>
          </table:table-cell>
          <table:table-cell table:style-name="ce5" office:value-type="float" office:value="-0.0405508875846863">
            <text:p>-0,0405508876</text:p>
          </table:table-cell>
          <table:table-cell table:style-name="ce5" office:value-type="float" office:value="-24.7168922424316">
            <text:p>-24,7168922424</text:p>
          </table:table-cell>
          <table:table-cell table:number-columns-repeated="1020"/>
        </table:table-row>
        <table:table-row table:style-name="ro1">
          <table:table-cell table:style-name="ce5" office:value-type="float" office:value="7.30000066757202">
            <text:p>7,3000006676</text:p>
          </table:table-cell>
          <table:table-cell table:style-name="ce5" office:value-type="float" office:value="-0.12743291258812">
            <text:p>-0,1274329126</text:p>
          </table:table-cell>
          <table:table-cell table:style-name="ce5" office:value-type="float" office:value="-0.0890172198414803">
            <text:p>-0,0890172198</text:p>
          </table:table-cell>
          <table:table-cell table:style-name="ce5" office:value-type="float" office:value="-28.2596893310547">
            <text:p>-28,2596893311</text:p>
          </table:table-cell>
          <table:table-cell table:number-columns-repeated="1020"/>
        </table:table-row>
        <table:table-row table:style-name="ro1">
          <table:table-cell table:style-name="ce5" office:value-type="float" office:value="7.3100004196167">
            <text:p>7,3100004196</text:p>
          </table:table-cell>
          <table:table-cell table:style-name="ce5" office:value-type="float" office:value="-0.882311880588531">
            <text:p>-0,8823118806</text:p>
          </table:table-cell>
          <table:table-cell table:style-name="ce5" office:value-type="float" office:value="-0.153762325644493">
            <text:p>-0,1537623256</text:p>
          </table:table-cell>
          <table:table-cell table:style-name="ce5" office:value-type="float" office:value="-31.9529838562012">
            <text:p>-31,9529838562</text:p>
          </table:table-cell>
          <table:table-cell table:number-columns-repeated="1020"/>
        </table:table-row>
        <table:table-row table:style-name="ro1">
          <table:table-cell table:style-name="ce5" office:value-type="float" office:value="7.32000064849854">
            <text:p>7,3200006485</text:p>
          </table:table-cell>
          <table:table-cell table:style-name="ce5" office:value-type="float" office:value="-1.85757505893707">
            <text:p>-1,8575750589</text:p>
          </table:table-cell>
          <table:table-cell table:style-name="ce5" office:value-type="float" office:value="-0.234207913279533">
            <text:p>-0,2342079133</text:p>
          </table:table-cell>
          <table:table-cell table:style-name="ce5" office:value-type="float" office:value="-35.6754989624023">
            <text:p>-35,6754989624</text:p>
          </table:table-cell>
          <table:table-cell table:number-columns-repeated="1020"/>
        </table:table-row>
        <table:table-row table:style-name="ro1">
          <table:table-cell table:style-name="ce5" office:value-type="float" office:value="7.33000040054321">
            <text:p>7,3300004005</text:p>
          </table:table-cell>
          <table:table-cell table:style-name="ce5" office:value-type="float" office:value="-3.02738070487976">
            <text:p>-3,0273807049</text:p>
          </table:table-cell>
          <table:table-cell table:style-name="ce5" office:value-type="float" office:value="-0.32645508646965">
            <text:p>-0,3264550865</text:p>
          </table:table-cell>
          <table:table-cell table:style-name="ce5" office:value-type="float" office:value="-39.2368774414063">
            <text:p>-39,2368774414</text:p>
          </table:table-cell>
          <table:table-cell table:number-columns-repeated="1020"/>
        </table:table-row>
        <table:table-row table:style-name="ro1">
          <table:table-cell table:style-name="ce5" office:value-type="float" office:value="7.34000062942505">
            <text:p>7,3400006294</text:p>
          </table:table-cell>
          <table:table-cell table:style-name="ce5" office:value-type="float" office:value="-4.31169462203979">
            <text:p>-4,311694622</text:p>
          </table:table-cell>
          <table:table-cell table:style-name="ce5" office:value-type="float" office:value="-0.421678513288498">
            <text:p>-0,4216785133</text:p>
          </table:table-cell>
          <table:table-cell table:style-name="ce5" office:value-type="float" office:value="-42.3628425598145">
            <text:p>-42,3628425598</text:p>
          </table:table-cell>
          <table:table-cell table:number-columns-repeated="1020"/>
        </table:table-row>
        <table:table-row table:style-name="ro1">
          <table:table-cell table:style-name="ce5" office:value-type="float" office:value="7.35000038146973">
            <text:p>7,3500003815</text:p>
          </table:table-cell>
          <table:table-cell table:style-name="ce5" office:value-type="float" office:value="-5.55318641662598">
            <text:p>-5,5531864166</text:p>
          </table:table-cell>
          <table:table-cell table:style-name="ce5" office:value-type="float" office:value="-0.504287540912628">
            <text:p>-0,5042875409</text:p>
          </table:table-cell>
          <table:table-cell table:style-name="ce5" office:value-type="float" office:value="-44.6812477111816">
            <text:p>-44,6812477112</text:p>
          </table:table-cell>
          <table:table-cell table:number-columns-repeated="1020"/>
        </table:table-row>
        <table:table-row table:style-name="ro1">
          <table:table-cell table:style-name="ce5" office:value-type="float" office:value="7.36000061035156">
            <text:p>7,3600006104</text:p>
          </table:table-cell>
          <table:table-cell table:style-name="ce5" office:value-type="float" office:value="-6.49177360534668">
            <text:p>-6,4917736053</text:p>
          </table:table-cell>
          <table:table-cell table:style-name="ce5" office:value-type="float" office:value="-0.550051748752594">
            <text:p>-0,5500517488</text:p>
          </table:table-cell>
          <table:table-cell table:style-name="ce5" office:value-type="float" office:value="-45.7100067138672">
            <text:p>-45,7100067139</text:p>
          </table:table-cell>
          <table:table-cell table:number-columns-repeated="1020"/>
        </table:table-row>
        <table:table-row table:style-name="ro1">
          <table:table-cell table:style-name="ce5" office:value-type="float" office:value="7.37000036239624">
            <text:p>7,3700003624</text:p>
          </table:table-cell>
          <table:table-cell table:style-name="ce5" office:value-type="float" office:value="-6.74005746841431">
            <text:p>-6,7400574684</text:p>
          </table:table-cell>
          <table:table-cell table:style-name="ce5" office:value-type="float" office:value="-0.524514734745026">
            <text:p>-0,5245147347</text:p>
          </table:table-cell>
          <table:table-cell table:style-name="ce5" office:value-type="float" office:value="-44.8482398986816">
            <text:p>-44,8482398987</text:p>
          </table:table-cell>
          <table:table-cell table:number-columns-repeated="1020"/>
        </table:table-row>
        <table:table-row table:style-name="ro1">
          <table:table-cell table:style-name="ce5" office:value-type="float" office:value="7.38000059127808">
            <text:p>7,3800005913</text:p>
          </table:table-cell>
          <table:table-cell table:style-name="ce5" office:value-type="float" office:value="-5.76561403274536">
            <text:p>-5,7656140327</text:p>
          </table:table-cell>
          <table:table-cell table:style-name="ce5" office:value-type="float" office:value="-0.382188588380814">
            <text:p>-0,3821885884</text:p>
          </table:table-cell>
          <table:table-cell table:style-name="ce5" office:value-type="float" office:value="-41.3724937438965">
            <text:p>-41,3724937439</text:p>
          </table:table-cell>
          <table:table-cell table:number-columns-repeated="1020"/>
        </table:table-row>
        <table:table-row table:style-name="ro1">
          <table:table-cell table:style-name="ce5" office:value-type="float" office:value="7.39000034332275">
            <text:p>7,3900003433</text:p>
          </table:table-cell>
          <table:table-cell table:style-name="ce5" office:value-type="float" office:value="-2.88807439804077">
            <text:p>-2,888074398</text:p>
          </table:table-cell>
          <table:table-cell table:style-name="ce5" office:value-type="float" office:value="-0.0672237947583199">
            <text:p>-0,0672237948</text:p>
          </table:table-cell>
          <table:table-cell table:style-name="ce5" office:value-type="float" office:value="-34.4407272338867">
            <text:p>-34,4407272339</text:p>
          </table:table-cell>
          <table:table-cell table:number-columns-repeated="1020"/>
        </table:table-row>
        <table:table-row table:style-name="ro1">
          <table:table-cell table:style-name="ce5" office:value-type="float" office:value="7.40000057220459">
            <text:p>7,4000005722</text:p>
          </table:table-cell>
          <table:table-cell table:style-name="ce5" office:value-type="float" office:value="2.69867825508118">
            <text:p>2,6986782551</text:p>
          </table:table-cell>
          <table:table-cell table:style-name="ce5" office:value-type="float" office:value="0.483517825603485">
            <text:p>0,4835178256</text:p>
          </table:table-cell>
          <table:table-cell table:style-name="ce5" office:value-type="float" office:value="-23.1066036224365">
            <text:p>-23,1066036224</text:p>
          </table:table-cell>
          <table:table-cell table:number-columns-repeated="1020"/>
        </table:table-row>
        <table:table-row table:style-name="ro1">
          <table:table-cell table:style-name="ce5" office:value-type="float" office:value="7.41000032424927">
            <text:p>7,4100003242</text:p>
          </table:table-cell>
          <table:table-cell table:style-name="ce5" office:value-type="float" office:value="11.8656492233276">
            <text:p>11,8656492233</text:p>
          </table:table-cell>
          <table:table-cell table:style-name="ce5" office:value-type="float" office:value="1.33387267589569">
            <text:p>1,3338726759</text:p>
          </table:table-cell>
          <table:table-cell table:style-name="ce5" office:value-type="float" office:value="-6.34788799285889">
            <text:p>-6,3478879929</text:p>
          </table:table-cell>
          <table:table-cell table:number-columns-repeated="1020"/>
        </table:table-row>
        <table:table-row table:style-name="ro1">
          <table:table-cell table:style-name="ce5" office:value-type="float" office:value="7.4200005531311">
            <text:p>7,4200005531</text:p>
          </table:table-cell>
          <table:table-cell table:style-name="ce5" office:value-type="float" office:value="25.4331398010254">
            <text:p>25,433139801</text:p>
          </table:table-cell>
          <table:table-cell table:style-name="ce5" office:value-type="float" office:value="2.53701853752136">
            <text:p>2,5370185375</text:p>
          </table:table-cell>
          <table:table-cell table:style-name="ce5" office:value-type="float" office:value="16.8876972198486">
            <text:p>16,8876972198</text:p>
          </table:table-cell>
          <table:table-cell table:number-columns-repeated="1020"/>
        </table:table-row>
        <table:table-row table:style-name="ro1">
          <table:table-cell table:style-name="ce5" office:value-type="float" office:value="7.43000030517578">
            <text:p>7,4300003052</text:p>
          </table:table-cell>
          <table:table-cell table:style-name="ce5" office:value-type="float" office:value="43.9827995300293">
            <text:p>43,98279953</text:p>
          </table:table-cell>
          <table:table-cell table:style-name="ce5" office:value-type="float" office:value="4.11810541152954">
            <text:p>4,1181054115</text:p>
          </table:table-cell>
          <table:table-cell table:style-name="ce5" office:value-type="float" office:value="47.6149635314941">
            <text:p>47,6149635315</text:p>
          </table:table-cell>
          <table:table-cell table:number-columns-repeated="1020"/>
        </table:table-row>
        <table:table-row table:style-name="ro1">
          <table:table-cell table:style-name="ce5" office:value-type="float" office:value="7.44000053405762">
            <text:p>7,4400005341</text:p>
          </table:table-cell>
          <table:table-cell table:style-name="ce5" office:value-type="float" office:value="67.5812225341797">
            <text:p>67,5812225342</text:p>
          </table:table-cell>
          <table:table-cell table:style-name="ce5" office:value-type="float" office:value="6.04987096786499">
            <text:p>6,0498709679</text:p>
          </table:table-cell>
          <table:table-cell table:style-name="ce5" office:value-type="float" office:value="86.7177352905273">
            <text:p>86,7177352905</text:p>
          </table:table-cell>
          <table:table-cell table:number-columns-repeated="1020"/>
        </table:table-row>
        <table:table-row table:style-name="ro1">
          <table:table-cell table:style-name="ce5" office:value-type="float" office:value="7.45000028610229">
            <text:p>7,4500002861</text:p>
          </table:table-cell>
          <table:table-cell table:style-name="ce5" office:value-type="float" office:value="95.404670715332">
            <text:p>95,4046707153</text:p>
          </table:table-cell>
          <table:table-cell table:style-name="ce5" office:value-type="float" office:value="8.2207727432251">
            <text:p>8,2207727432</text:p>
          </table:table-cell>
          <table:table-cell table:style-name="ce5" office:value-type="float" office:value="134.825454711914">
            <text:p>134,8254547119</text:p>
          </table:table-cell>
          <table:table-cell table:number-columns-repeated="1020"/>
        </table:table-row>
        <table:table-row table:style-name="ro1">
          <table:table-cell table:style-name="ce5" office:value-type="float" office:value="7.46000051498413">
            <text:p>7,460000515</text:p>
          </table:table-cell>
          <table:table-cell table:style-name="ce5" office:value-type="float" office:value="125.33765411377">
            <text:p>125,3376541138</text:p>
          </table:table-cell>
          <table:table-cell table:style-name="ce5" office:value-type="float" office:value="10.4013166427612">
            <text:p>10,4013166428</text:p>
          </table:table-cell>
          <table:table-cell table:style-name="ce5" office:value-type="float" office:value="192.156646728516">
            <text:p>192,1566467285</text:p>
          </table:table-cell>
          <table:table-cell table:number-columns-repeated="1020"/>
        </table:table-row>
        <table:table-row table:style-name="ro1">
          <table:table-cell table:style-name="ce5" office:value-type="float" office:value="7.47000026702881">
            <text:p>7,470000267</text:p>
          </table:table-cell>
          <table:table-cell table:style-name="ce5" office:value-type="float" office:value="154.383041381836">
            <text:p>154,3830413818</text:p>
          </table:table-cell>
          <table:table-cell table:style-name="ce5" office:value-type="float" office:value="12.2877731323242">
            <text:p>12,2877731323</text:p>
          </table:table-cell>
          <table:table-cell table:style-name="ce5" office:value-type="float" office:value="258.323852539063">
            <text:p>258,3238525391</text:p>
          </table:table-cell>
          <table:table-cell table:number-columns-repeated="1020"/>
        </table:table-row>
        <table:table-row table:style-name="ro1">
          <table:table-cell table:style-name="ce5" office:value-type="float" office:value="7.48000049591064">
            <text:p>7,4800004959</text:p>
          </table:table-cell>
          <table:table-cell table:style-name="ce5" office:value-type="float" office:value="180.02490234375">
            <text:p>180,0249023438</text:p>
          </table:table-cell>
          <table:table-cell table:style-name="ce5" office:value-type="float" office:value="13.6269617080688">
            <text:p>13,6269617081</text:p>
          </table:table-cell>
          <table:table-cell table:style-name="ce5" office:value-type="float" office:value="332.087615966797">
            <text:p>332,0876159668</text:p>
          </table:table-cell>
          <table:table-cell table:number-columns-repeated="1020"/>
        </table:table-row>
        <table:table-row table:style-name="ro1">
          <table:table-cell table:style-name="ce5" office:value-type="float" office:value="7.49000024795532">
            <text:p>7,490000248</text:p>
          </table:table-cell>
          <table:table-cell table:style-name="ce5" office:value-type="float" office:value="200.953872680664">
            <text:p>200,9538726807</text:p>
          </table:table-cell>
          <table:table-cell table:style-name="ce5" office:value-type="float" office:value="14.2752122879028">
            <text:p>14,2752122879</text:p>
          </table:table-cell>
          <table:table-cell table:style-name="ce5" office:value-type="float" office:value="411.346557617188">
            <text:p>411,3465576172</text:p>
          </table:table-cell>
          <table:table-cell table:number-columns-repeated="1020"/>
        </table:table-row>
        <table:table-row table:style-name="ro1">
          <table:table-cell table:style-name="ce5" office:value-type="float" office:value="7.50000047683716">
            <text:p>7,5000004768</text:p>
          </table:table-cell>
          <table:table-cell table:style-name="ce5" office:value-type="float" office:value="216.904235839844">
            <text:p>216,9042358398</text:p>
          </table:table-cell>
          <table:table-cell table:style-name="ce5" office:value-type="float" office:value="14.2210807800293">
            <text:p>14,22108078</text:p>
          </table:table-cell>
          <table:table-cell table:style-name="ce5" office:value-type="float" office:value="493.602355957031">
            <text:p>493,602355957</text:p>
          </table:table-cell>
          <table:table-cell table:number-columns-repeated="1020"/>
        </table:table-row>
        <table:table-row table:style-name="ro1">
          <table:table-cell table:style-name="ce5" office:value-type="float" office:value="7.51000022888184">
            <text:p>7,5100002289</text:p>
          </table:table-cell>
          <table:table-cell table:style-name="ce5" office:value-type="float" office:value="228.258239746094">
            <text:p>228,2582397461</text:p>
          </table:table-cell>
          <table:table-cell table:style-name="ce5" office:value-type="float" office:value="13.5655641555786">
            <text:p>13,5655641556</text:p>
          </table:table-cell>
          <table:table-cell table:style-name="ce5" office:value-type="float" office:value="576.190063476563">
            <text:p>576,1900634766</text:p>
          </table:table-cell>
          <table:table-cell table:number-columns-repeated="1020"/>
        </table:table-row>
        <table:table-row table:style-name="ro1">
          <table:table-cell table:style-name="ce5" office:value-type="float" office:value="7.52000045776367">
            <text:p>7,5200004578</text:p>
          </table:table-cell>
          <table:table-cell table:style-name="ce5" office:value-type="float" office:value="235.738754272461">
            <text:p>235,7387542725</text:p>
          </table:table-cell>
          <table:table-cell table:style-name="ce5" office:value-type="float" office:value="12.4538402557373">
            <text:p>12,4538402557</text:p>
          </table:table-cell>
          <table:table-cell table:style-name="ce5" office:value-type="float" office:value="656.24951171875">
            <text:p>656,2495117188</text:p>
          </table:table-cell>
          <table:table-cell table:number-columns-repeated="1020"/>
        </table:table-row>
        <table:table-row table:style-name="ro1">
          <table:table-cell table:style-name="ce5" office:value-type="float" office:value="7.53000068664551">
            <text:p>7,5300006866</text:p>
          </table:table-cell>
          <table:table-cell table:style-name="ce5" office:value-type="float" office:value="240.179550170898">
            <text:p>240,1795501709</text:p>
          </table:table-cell>
          <table:table-cell table:style-name="ce5" office:value-type="float" office:value="11.0535440444946">
            <text:p>11,0535440445</text:p>
          </table:table-cell>
          <table:table-cell table:style-name="ce5" office:value-type="float" office:value="731.136291503906">
            <text:p>731,1362915039</text:p>
          </table:table-cell>
          <table:table-cell table:number-columns-repeated="1020"/>
        </table:table-row>
        <table:table-row table:style-name="ro1">
          <table:table-cell table:style-name="ce5" office:value-type="float" office:value="7.54000043869019">
            <text:p>7,5400004387</text:p>
          </table:table-cell>
          <table:table-cell table:style-name="ce5" office:value-type="float" office:value="242.381271362305">
            <text:p>242,3812713623</text:p>
          </table:table-cell>
          <table:table-cell table:style-name="ce5" office:value-type="float" office:value="9.55537605285645">
            <text:p>9,5553760529</text:p>
          </table:table-cell>
          <table:table-cell table:style-name="ce5" office:value-type="float" office:value="798.713012695313">
            <text:p>798,7130126953</text:p>
          </table:table-cell>
          <table:table-cell table:number-columns-repeated="1020"/>
        </table:table-row>
        <table:table-row table:style-name="ro1">
          <table:table-cell table:style-name="ce5" office:value-type="float" office:value="7.55000066757202">
            <text:p>7,5500006676</text:p>
          </table:table-cell>
          <table:table-cell table:style-name="ce5" office:value-type="float" office:value="243.043838500977">
            <text:p>243,043838501</text:p>
          </table:table-cell>
          <table:table-cell table:style-name="ce5" office:value-type="float" office:value="8.13004016876221">
            <text:p>8,1300401688</text:p>
          </table:table-cell>
          <table:table-cell table:style-name="ce5" office:value-type="float" office:value="857.531921386719">
            <text:p>857,5319213867</text:p>
          </table:table-cell>
          <table:table-cell table:number-columns-repeated="1020"/>
        </table:table-row>
        <table:table-row table:style-name="ro1">
          <table:table-cell table:style-name="ce5" office:value-type="float" office:value="7.5600004196167">
            <text:p>7,5600004196</text:p>
          </table:table-cell>
          <table:table-cell table:style-name="ce5" office:value-type="float" office:value="242.738006591797">
            <text:p>242,7380065918</text:p>
          </table:table-cell>
          <table:table-cell table:style-name="ce5" office:value-type="float" office:value="6.89014005661011">
            <text:p>6,8901400566</text:p>
          </table:table-cell>
          <table:table-cell table:style-name="ce5" office:value-type="float" office:value="906.852783203125">
            <text:p>906,8527832031</text:p>
          </table:table-cell>
          <table:table-cell table:number-columns-repeated="1020"/>
        </table:table-row>
        <table:table-row table:style-name="ro1">
          <table:table-cell table:style-name="ce5" office:value-type="float" office:value="7.57000064849854">
            <text:p>7,5700006485</text:p>
          </table:table-cell>
          <table:table-cell table:style-name="ce5" office:value-type="float" office:value="241.899810791016">
            <text:p>241,899810791</text:p>
          </table:table-cell>
          <table:table-cell table:style-name="ce5" office:value-type="float" office:value="5.88887214660645">
            <text:p>5,8888721466</text:p>
          </table:table-cell>
          <table:table-cell table:style-name="ce5" office:value-type="float" office:value="946.586669921875">
            <text:p>946,5866699219</text:p>
          </table:table-cell>
          <table:table-cell table:number-columns-repeated="1020"/>
        </table:table-row>
        <table:table-row table:style-name="ro1">
          <table:table-cell table:style-name="ce5" office:value-type="float" office:value="7.58000040054321">
            <text:p>7,5800004005</text:p>
          </table:table-cell>
          <table:table-cell table:style-name="ce5" office:value-type="float" office:value="240.841110229492">
            <text:p>240,8411102295</text:p>
          </table:table-cell>
          <table:table-cell table:style-name="ce5" office:value-type="float" office:value="5.13438320159912">
            <text:p>5,1343832016</text:p>
          </table:table-cell>
          <table:table-cell table:style-name="ce5" office:value-type="float" office:value="977.178161621094">
            <text:p>977,1781616211</text:p>
          </table:table-cell>
          <table:table-cell table:number-columns-repeated="1020"/>
        </table:table-row>
        <table:table-row table:style-name="ro1">
          <table:table-cell table:style-name="ce5" office:value-type="float" office:value="7.59000062942505">
            <text:p>7,5900006294</text:p>
          </table:table-cell>
          <table:table-cell table:style-name="ce5" office:value-type="float" office:value="239.768188476563">
            <text:p>239,7681884766</text:p>
          </table:table-cell>
          <table:table-cell table:style-name="ce5" office:value-type="float" office:value="4.60494661331177">
            <text:p>4,6049466133</text:p>
          </table:table-cell>
          <table:table-cell table:style-name="ce5" office:value-type="float" office:value="999.462890625">
            <text:p>999,462890625</text:p>
          </table:table-cell>
          <table:table-cell table:number-columns-repeated="1020"/>
        </table:table-row>
        <table:table-row table:style-name="ro1">
          <table:table-cell table:style-name="ce5" office:value-type="float" office:value="7.60000038146973">
            <text:p>7,6000003815</text:p>
          </table:table-cell>
          <table:table-cell table:style-name="ce5" office:value-type="float" office:value="238.802459716797">
            <text:p>238,8024597168</text:p>
          </table:table-cell>
          <table:table-cell table:style-name="ce5" office:value-type="float" office:value="4.26249217987061">
            <text:p>4,2624921799</text:p>
          </table:table-cell>
          <table:table-cell table:style-name="ce5" office:value-type="float" office:value="1014.53302001953">
            <text:p>1014,5330200195</text:p>
          </table:table-cell>
          <table:table-cell table:number-columns-repeated="1020"/>
        </table:table-row>
        <table:table-row table:style-name="ro1">
          <table:table-cell table:style-name="ce5" office:value-type="float" office:value="7.61000061035156">
            <text:p>7,6100006104</text:p>
          </table:table-cell>
          <table:table-cell table:style-name="ce5" office:value-type="float" office:value="238.001495361328">
            <text:p>238,0014953613</text:p>
          </table:table-cell>
          <table:table-cell table:style-name="ce5" office:value-type="float" office:value="4.06376457214355">
            <text:p>4,0637645721</text:p>
          </table:table-cell>
          <table:table-cell table:style-name="ce5" office:value-type="float" office:value="1023.62310791016">
            <text:p>1023,6231079102</text:p>
          </table:table-cell>
          <table:table-cell table:number-columns-repeated="1020"/>
        </table:table-row>
        <table:table-row table:style-name="ro1">
          <table:table-cell table:style-name="ce5" office:value-type="float" office:value="7.62000036239624">
            <text:p>7,6200003624</text:p>
          </table:table-cell>
          <table:table-cell table:style-name="ce5" office:value-type="float" office:value="237.380340576172">
            <text:p>237,3803405762</text:p>
          </table:table-cell>
          <table:table-cell table:style-name="ce5" office:value-type="float" office:value="3.96833753585815">
            <text:p>3,9683375359</text:p>
          </table:table-cell>
          <table:table-cell table:style-name="ce5" office:value-type="float" office:value="1028.00122070313">
            <text:p>1028,0012207031</text:p>
          </table:table-cell>
          <table:table-cell table:number-columns-repeated="1020"/>
        </table:table-row>
        <table:table-row table:style-name="ro1">
          <table:table-cell table:style-name="ce5" office:value-type="float" office:value="7.63000059127808">
            <text:p>7,6300005913</text:p>
          </table:table-cell>
          <table:table-cell table:style-name="ce5" office:value-type="float" office:value="236.928985595703">
            <text:p>236,9289855957</text:p>
          </table:table-cell>
          <table:table-cell table:style-name="ce5" office:value-type="float" office:value="3.94252419471741">
            <text:p>3,9425241947</text:p>
          </table:table-cell>
          <table:table-cell table:style-name="ce5" office:value-type="float" office:value="1028.87939453125">
            <text:p>1028,8793945313</text:p>
          </table:table-cell>
          <table:table-cell table:number-columns-repeated="1020"/>
        </table:table-row>
        <table:table-row table:style-name="ro1">
          <table:table-cell table:style-name="ce5" office:value-type="float" office:value="7.64000034332275">
            <text:p>7,6400003433</text:p>
          </table:table-cell>
          <table:table-cell table:style-name="ce5" office:value-type="float" office:value="236.623977661133">
            <text:p>236,6239776611</text:p>
          </table:table-cell>
          <table:table-cell table:style-name="ce5" office:value-type="float" office:value="3.96003437042236">
            <text:p>3,9600343704</text:p>
          </table:table-cell>
          <table:table-cell table:style-name="ce5" office:value-type="float" office:value="1027.34143066406">
            <text:p>1027,3414306641</text:p>
          </table:table-cell>
          <table:table-cell table:number-columns-repeated="1020"/>
        </table:table-row>
        <table:table-row table:style-name="ro1">
          <table:table-cell table:style-name="ce5" office:value-type="float" office:value="7.65000057220459">
            <text:p>7,6500005722</text:p>
          </table:table-cell>
          <table:table-cell table:style-name="ce5" office:value-type="float" office:value="236.436248779297">
            <text:p>236,4362487793</text:p>
          </table:table-cell>
          <table:table-cell table:style-name="ce5" office:value-type="float" office:value="4.0012640953064">
            <text:p>4,0012640953</text:p>
          </table:table-cell>
          <table:table-cell table:style-name="ce5" office:value-type="float" office:value="1024.30981445313">
            <text:p>1024,3098144531</text:p>
          </table:table-cell>
          <table:table-cell table:number-columns-repeated="1020"/>
        </table:table-row>
        <table:table-row table:style-name="ro1">
          <table:table-cell table:style-name="ce5" office:value-type="float" office:value="7.66000032424927">
            <text:p>7,6600003242</text:p>
          </table:table-cell>
          <table:table-cell table:style-name="ce5" office:value-type="float" office:value="236.335556030273">
            <text:p>236,3355560303</text:p>
          </table:table-cell>
          <table:table-cell table:style-name="ce5" office:value-type="float" office:value="4.05209112167358">
            <text:p>4,0520911217</text:p>
          </table:table-cell>
          <table:table-cell table:style-name="ce5" office:value-type="float" office:value="1020.52026367188">
            <text:p>1020,5202636719</text:p>
          </table:table-cell>
          <table:table-cell table:number-columns-repeated="1020"/>
        </table:table-row>
        <table:table-row table:style-name="ro1">
          <table:table-cell table:style-name="ce5" office:value-type="float" office:value="7.6700005531311">
            <text:p>7,6700005531</text:p>
          </table:table-cell>
          <table:table-cell table:style-name="ce5" office:value-type="float" office:value="236.295150756836">
            <text:p>236,2951507568</text:p>
          </table:table-cell>
          <table:table-cell table:style-name="ce5" office:value-type="float" office:value="4.10309362411499">
            <text:p>4,1030936241</text:p>
          </table:table-cell>
          <table:table-cell table:style-name="ce5" office:value-type="float" office:value="1016.53234863281">
            <text:p>1016,5323486328</text:p>
          </table:table-cell>
          <table:table-cell table:number-columns-repeated="1020"/>
        </table:table-row>
        <table:table-row table:style-name="ro1">
          <table:table-cell table:style-name="ce5" office:value-type="float" office:value="7.68000030517578">
            <text:p>7,6800003052</text:p>
          </table:table-cell>
          <table:table-cell table:style-name="ce5" office:value-type="float" office:value="236.29345703125">
            <text:p>236,2934570313</text:p>
          </table:table-cell>
          <table:table-cell table:style-name="ce5" office:value-type="float" office:value="4.14899444580078">
            <text:p>4,1489944458</text:p>
          </table:table-cell>
          <table:table-cell table:style-name="ce5" office:value-type="float" office:value="1012.73358154297">
            <text:p>1012,733581543</text:p>
          </table:table-cell>
          <table:table-cell table:number-columns-repeated="1020"/>
        </table:table-row>
        <table:table-row table:style-name="ro1">
          <table:table-cell table:style-name="ce5" office:value-type="float" office:value="7.69000053405762">
            <text:p>7,6900005341</text:p>
          </table:table-cell>
          <table:table-cell table:style-name="ce5" office:value-type="float" office:value="236.314331054688">
            <text:p>236,3143310547</text:p>
          </table:table-cell>
          <table:table-cell table:style-name="ce5" office:value-type="float" office:value="4.18758869171143">
            <text:p>4,1875886917</text:p>
          </table:table-cell>
          <table:table-cell table:style-name="ce5" office:value-type="float" office:value="1009.361328125">
            <text:p>1009,361328125</text:p>
          </table:table-cell>
          <table:table-cell table:number-columns-repeated="1020"/>
        </table:table-row>
        <table:table-row table:style-name="ro1">
          <table:table-cell table:style-name="ce5" office:value-type="float" office:value="7.70000028610229">
            <text:p>7,7000002861</text:p>
          </table:table-cell>
          <table:table-cell table:style-name="ce5" office:value-type="float" office:value="236.347229003906">
            <text:p>236,3472290039</text:p>
          </table:table-cell>
          <table:table-cell table:style-name="ce5" office:value-type="float" office:value="4.21854639053345">
            <text:p>4,2185463905</text:p>
          </table:table-cell>
          <table:table-cell table:style-name="ce5" office:value-type="float" office:value="1006.52136230469">
            <text:p>1006,5213623047</text:p>
          </table:table-cell>
          <table:table-cell table:number-columns-repeated="1020"/>
        </table:table-row>
        <table:table-row table:style-name="ro1">
          <table:table-cell table:style-name="ce5" office:value-type="float" office:value="7.71000051498413">
            <text:p>7,710000515</text:p>
          </table:table-cell>
          <table:table-cell table:style-name="ce5" office:value-type="float" office:value="236.385330200195">
            <text:p>236,3853302002</text:p>
          </table:table-cell>
          <table:table-cell table:style-name="ce5" office:value-type="float" office:value="4.24235963821411">
            <text:p>4,2423596382</text:p>
          </table:table-cell>
          <table:table-cell table:style-name="ce5" office:value-type="float" office:value="1004.22631835938">
            <text:p>1004,2263183594</text:p>
          </table:table-cell>
          <table:table-cell table:number-columns-repeated="1020"/>
        </table:table-row>
        <table:table-row table:style-name="ro1">
          <table:table-cell table:style-name="ce5" office:value-type="float" office:value="7.72000026702881">
            <text:p>7,720000267</text:p>
          </table:table-cell>
          <table:table-cell table:style-name="ce5" office:value-type="float" office:value="236.424163818359">
            <text:p>236,4241638184</text:p>
          </table:table-cell>
          <table:table-cell table:style-name="ce5" office:value-type="float" office:value="4.25954627990723">
            <text:p>4,2595462799</text:p>
          </table:table-cell>
          <table:table-cell table:style-name="ce5" office:value-type="float" office:value="1002.42718505859">
            <text:p>1002,4271850586</text:p>
          </table:table-cell>
          <table:table-cell table:number-columns-repeated="1020"/>
        </table:table-row>
        <table:table-row table:style-name="ro1">
          <table:table-cell table:style-name="ce5" office:value-type="float" office:value="7.73000049591064">
            <text:p>7,7300004959</text:p>
          </table:table-cell>
          <table:table-cell table:style-name="ce5" office:value-type="float" office:value="236.4609375">
            <text:p>236,4609375</text:p>
          </table:table-cell>
          <table:table-cell table:style-name="ce5" office:value-type="float" office:value="4.2707462310791">
            <text:p>4,2707462311</text:p>
          </table:table-cell>
          <table:table-cell table:style-name="ce5" office:value-type="float" office:value="1001.04656982422">
            <text:p>1001,0465698242</text:p>
          </table:table-cell>
          <table:table-cell table:number-columns-repeated="1020"/>
        </table:table-row>
        <table:table-row table:style-name="ro1">
          <table:table-cell table:style-name="ce5" office:value-type="float" office:value="7.74000024795532">
            <text:p>7,740000248</text:p>
          </table:table-cell>
          <table:table-cell table:style-name="ce5" office:value-type="float" office:value="236.494506835938">
            <text:p>236,4945068359</text:p>
          </table:table-cell>
          <table:table-cell table:style-name="ce5" office:value-type="float" office:value="4.27712345123291">
            <text:p>4,2771234512</text:p>
          </table:table-cell>
          <table:table-cell table:style-name="ce5" office:value-type="float" office:value="999.997497558594">
            <text:p>999,9974975586</text:p>
          </table:table-cell>
          <table:table-cell table:number-columns-repeated="1020"/>
        </table:table-row>
        <table:table-row table:style-name="ro1">
          <table:table-cell table:style-name="ce5" office:value-type="float" office:value="7.75000047683716">
            <text:p>7,7500004768</text:p>
          </table:table-cell>
          <table:table-cell table:style-name="ce5" office:value-type="float" office:value="236.523727416992">
            <text:p>236,523727417</text:p>
          </table:table-cell>
          <table:table-cell table:style-name="ce5" office:value-type="float" office:value="4.28003406524658">
            <text:p>4,2800340652</text:p>
          </table:table-cell>
          <table:table-cell table:style-name="ce5" office:value-type="float" office:value="999.199096679688">
            <text:p>999,1990966797</text:p>
          </table:table-cell>
          <table:table-cell table:number-columns-repeated="1020"/>
        </table:table-row>
        <table:table-row table:style-name="ro1">
          <table:table-cell table:style-name="ce5" office:value-type="float" office:value="7.76000070571899">
            <text:p>7,7600007057</text:p>
          </table:table-cell>
          <table:table-cell table:style-name="ce5" office:value-type="float" office:value="236.548370361328">
            <text:p>236,5483703613</text:p>
          </table:table-cell>
          <table:table-cell table:style-name="ce5" office:value-type="float" office:value="4.28063917160034">
            <text:p>4,2806391716</text:p>
          </table:table-cell>
          <table:table-cell table:style-name="ce5" office:value-type="float" office:value="998.584350585938">
            <text:p>998,5843505859</text:p>
          </table:table-cell>
          <table:table-cell table:number-columns-repeated="1020"/>
        </table:table-row>
        <table:table-row table:style-name="ro1">
          <table:table-cell table:style-name="ce5" office:value-type="float" office:value="7.77000045776367">
            <text:p>7,7700004578</text:p>
          </table:table-cell>
          <table:table-cell table:style-name="ce5" office:value-type="float" office:value="236.567886352539">
            <text:p>236,5678863525</text:p>
          </table:table-cell>
          <table:table-cell table:style-name="ce5" office:value-type="float" office:value="4.27981042861938">
            <text:p>4,2798104286</text:p>
          </table:table-cell>
          <table:table-cell table:style-name="ce5" office:value-type="float" office:value="998.102966308594">
            <text:p>998,1029663086</text:p>
          </table:table-cell>
          <table:table-cell table:number-columns-repeated="1020"/>
        </table:table-row>
        <table:table-row table:style-name="ro1">
          <table:table-cell table:style-name="ce5" office:value-type="float" office:value="7.78000068664551">
            <text:p>7,7800006866</text:p>
          </table:table-cell>
          <table:table-cell table:style-name="ce5" office:value-type="float" office:value="236.581314086914">
            <text:p>236,5813140869</text:p>
          </table:table-cell>
          <table:table-cell table:style-name="ce5" office:value-type="float" office:value="4.27805709838867">
            <text:p>4,2780570984</text:p>
          </table:table-cell>
          <table:table-cell table:style-name="ce5" office:value-type="float" office:value="997.720092773438">
            <text:p>997,7200927734</text:p>
          </table:table-cell>
          <table:table-cell table:number-columns-repeated="1020"/>
        </table:table-row>
        <table:table-row table:style-name="ro1">
          <table:table-cell table:style-name="ce5" office:value-type="float" office:value="7.79000043869019">
            <text:p>7,7900004387</text:p>
          </table:table-cell>
          <table:table-cell table:style-name="ce5" office:value-type="float" office:value="236.588638305664">
            <text:p>236,5886383057</text:p>
          </table:table-cell>
          <table:table-cell table:style-name="ce5" office:value-type="float" office:value="4.275710105896">
            <text:p>4,2757101059</text:p>
          </table:table-cell>
          <table:table-cell table:style-name="ce5" office:value-type="float" office:value="997.414672851563">
            <text:p>997,4146728516</text:p>
          </table:table-cell>
          <table:table-cell table:number-columns-repeated="1020"/>
        </table:table-row>
        <table:table-row table:style-name="ro1">
          <table:table-cell table:style-name="ce5" office:value-type="float" office:value="7.80000066757202">
            <text:p>7,8000006676</text:p>
          </table:table-cell>
          <table:table-cell table:style-name="ce5" office:value-type="float" office:value="236.589859008789">
            <text:p>236,5898590088</text:p>
          </table:table-cell>
          <table:table-cell table:style-name="ce5" office:value-type="float" office:value="4.27311706542969">
            <text:p>4,2731170654</text:p>
          </table:table-cell>
          <table:table-cell table:style-name="ce5" office:value-type="float" office:value="997.170227050781">
            <text:p>997,1702270508</text:p>
          </table:table-cell>
          <table:table-cell table:number-columns-repeated="1020"/>
        </table:table-row>
        <table:table-row table:style-name="ro1">
          <table:table-cell table:style-name="ce5" office:value-type="float" office:value="7.8100004196167">
            <text:p>7,8100004196</text:p>
          </table:table-cell>
          <table:table-cell table:style-name="ce5" office:value-type="float" office:value="236.585815429688">
            <text:p>236,5858154297</text:p>
          </table:table-cell>
          <table:table-cell table:style-name="ce5" office:value-type="float" office:value="4.27054262161255">
            <text:p>4,2705426216</text:p>
          </table:table-cell>
          <table:table-cell table:style-name="ce5" office:value-type="float" office:value="996.978515625">
            <text:p>996,978515625</text:p>
          </table:table-cell>
          <table:table-cell table:number-columns-repeated="1020"/>
        </table:table-row>
        <table:table-row table:style-name="ro1">
          <table:table-cell table:style-name="ce5" office:value-type="float" office:value="7.82000064849854">
            <text:p>7,8200006485</text:p>
          </table:table-cell>
          <table:table-cell table:style-name="ce5" office:value-type="float" office:value="236.577423095703">
            <text:p>236,5774230957</text:p>
          </table:table-cell>
          <table:table-cell table:style-name="ce5" office:value-type="float" office:value="4.26818370819092">
            <text:p>4,2681837082</text:p>
          </table:table-cell>
          <table:table-cell table:style-name="ce5" office:value-type="float" office:value="996.833862304688">
            <text:p>996,8338623047</text:p>
          </table:table-cell>
          <table:table-cell table:number-columns-repeated="1020"/>
        </table:table-row>
        <table:table-row table:style-name="ro1">
          <table:table-cell table:style-name="ce5" office:value-type="float" office:value="7.83000040054321">
            <text:p>7,8300004005</text:p>
          </table:table-cell>
          <table:table-cell table:style-name="ce5" office:value-type="float" office:value="236.565979003906">
            <text:p>236,5659790039</text:p>
          </table:table-cell>
          <table:table-cell table:style-name="ce5" office:value-type="float" office:value="4.26614856719971">
            <text:p>4,2661485672</text:p>
          </table:table-cell>
          <table:table-cell table:style-name="ce5" office:value-type="float" office:value="996.738525390625">
            <text:p>996,7385253906</text:p>
          </table:table-cell>
          <table:table-cell table:number-columns-repeated="1020"/>
        </table:table-row>
        <table:table-row table:style-name="ro1">
          <table:table-cell table:style-name="ce5" office:value-type="float" office:value="7.84000062942505">
            <text:p>7,8400006294</text:p>
          </table:table-cell>
          <table:table-cell table:style-name="ce5" office:value-type="float" office:value="236.552932739258">
            <text:p>236,5529327393</text:p>
          </table:table-cell>
          <table:table-cell table:style-name="ce5" office:value-type="float" office:value="4.26440286636353">
            <text:p>4,2644028664</text:p>
          </table:table-cell>
          <table:table-cell table:style-name="ce5" office:value-type="float" office:value="996.696838378906">
            <text:p>996,6968383789</text:p>
          </table:table-cell>
          <table:table-cell table:number-columns-repeated="1020"/>
        </table:table-row>
        <table:table-row table:style-name="ro1">
          <table:table-cell table:style-name="ce5" office:value-type="float" office:value="7.85000038146973">
            <text:p>7,8500003815</text:p>
          </table:table-cell>
          <table:table-cell table:style-name="ce5" office:value-type="float" office:value="236.539886474609">
            <text:p>236,5398864746</text:p>
          </table:table-cell>
          <table:table-cell table:style-name="ce5" office:value-type="float" office:value="4.26293802261353">
            <text:p>4,2629380226</text:p>
          </table:table-cell>
          <table:table-cell table:style-name="ce5" office:value-type="float" office:value="996.709289550781">
            <text:p>996,7092895508</text:p>
          </table:table-cell>
          <table:table-cell table:number-columns-repeated="1020"/>
        </table:table-row>
        <table:table-row table:style-name="ro1">
          <table:table-cell table:style-name="ce5" office:value-type="float" office:value="7.86000061035156">
            <text:p>7,8600006104</text:p>
          </table:table-cell>
          <table:table-cell table:style-name="ce5" office:value-type="float" office:value="236.528442382813">
            <text:p>236,5284423828</text:p>
          </table:table-cell>
          <table:table-cell table:style-name="ce5" office:value-type="float" office:value="4.26190662384033">
            <text:p>4,2619066238</text:p>
          </table:table-cell>
          <table:table-cell table:style-name="ce5" office:value-type="float" office:value="996.771057128906">
            <text:p>996,7710571289</text:p>
          </table:table-cell>
          <table:table-cell table:number-columns-repeated="1020"/>
        </table:table-row>
        <table:table-row table:style-name="ro1">
          <table:table-cell table:style-name="ce5" office:value-type="float" office:value="7.87000036239624">
            <text:p>7,8700003624</text:p>
          </table:table-cell>
          <table:table-cell table:style-name="ce5" office:value-type="float" office:value="236.519897460938">
            <text:p>236,5198974609</text:p>
          </table:table-cell>
          <table:table-cell table:style-name="ce5" office:value-type="float" office:value="4.26146078109741">
            <text:p>4,2614607811</text:p>
          </table:table-cell>
          <table:table-cell table:style-name="ce5" office:value-type="float" office:value="996.874389648438">
            <text:p>996,8743896484</text:p>
          </table:table-cell>
          <table:table-cell table:number-columns-repeated="1020"/>
        </table:table-row>
        <table:table-row table:style-name="ro1">
          <table:table-cell table:style-name="ce5" office:value-type="float" office:value="7.88000059127808">
            <text:p>7,8800005913</text:p>
          </table:table-cell>
          <table:table-cell table:style-name="ce5" office:value-type="float" office:value="236.515090942383">
            <text:p>236,5150909424</text:p>
          </table:table-cell>
          <table:table-cell table:style-name="ce5" office:value-type="float" office:value="4.2616753578186">
            <text:p>4,2616753578</text:p>
          </table:table-cell>
          <table:table-cell table:style-name="ce5" office:value-type="float" office:value="997.009033203125">
            <text:p>997,0090332031</text:p>
          </table:table-cell>
          <table:table-cell table:number-columns-repeated="1020"/>
        </table:table-row>
        <table:table-row table:style-name="ro1">
          <table:table-cell table:style-name="ce5" office:value-type="float" office:value="7.89000034332275">
            <text:p>7,8900003433</text:p>
          </table:table-cell>
          <table:table-cell table:style-name="ce5" office:value-type="float" office:value="236.514175415039">
            <text:p>236,514175415</text:p>
          </table:table-cell>
          <table:table-cell table:style-name="ce5" office:value-type="float" office:value="4.26250886917114">
            <text:p>4,2625088692</text:p>
          </table:table-cell>
          <table:table-cell table:style-name="ce5" office:value-type="float" office:value="997.163940429688">
            <text:p>997,1639404297</text:p>
          </table:table-cell>
          <table:table-cell table:number-columns-repeated="1020"/>
        </table:table-row>
        <table:table-row table:style-name="ro1">
          <table:table-cell table:style-name="ce5" office:value-type="float" office:value="7.90000057220459">
            <text:p>7,9000005722</text:p>
          </table:table-cell>
          <table:table-cell table:style-name="ce5" office:value-type="float" office:value="236.516265869141">
            <text:p>236,5162658691</text:p>
          </table:table-cell>
          <table:table-cell table:style-name="ce5" office:value-type="float" office:value="4.26368713378906">
            <text:p>4,2636871338</text:p>
          </table:table-cell>
          <table:table-cell table:style-name="ce5" office:value-type="float" office:value="997.326721191406">
            <text:p>997,3267211914</text:p>
          </table:table-cell>
          <table:table-cell table:number-columns-repeated="1020"/>
        </table:table-row>
        <table:table-row table:style-name="ro1">
          <table:table-cell table:style-name="ce5" office:value-type="float" office:value="7.91000032424927">
            <text:p>7,9100003242</text:p>
          </table:table-cell>
          <table:table-cell table:style-name="ce5" office:value-type="float" office:value="236.520309448242">
            <text:p>236,5203094482</text:p>
          </table:table-cell>
          <table:table-cell table:style-name="ce5" office:value-type="float" office:value="4.2648777961731">
            <text:p>4,2648777962</text:p>
          </table:table-cell>
          <table:table-cell table:style-name="ce5" office:value-type="float" office:value="997.488037109375">
            <text:p>997,4880371094</text:p>
          </table:table-cell>
          <table:table-cell table:number-columns-repeated="1020"/>
        </table:table-row>
        <table:table-row table:style-name="ro1">
          <table:table-cell table:style-name="ce5" office:value-type="float" office:value="7.9200005531311">
            <text:p>7,9200005531</text:p>
          </table:table-cell>
          <table:table-cell table:style-name="ce5" office:value-type="float" office:value="236.525451660156">
            <text:p>236,5254516602</text:p>
          </table:table-cell>
          <table:table-cell table:style-name="ce5" office:value-type="float" office:value="4.26595306396484">
            <text:p>4,265953064</text:p>
          </table:table-cell>
          <table:table-cell table:style-name="ce5" office:value-type="float" office:value="997.634826660156">
            <text:p>997,6348266602</text:p>
          </table:table-cell>
          <table:table-cell table:number-columns-repeated="1020"/>
        </table:table-row>
        <table:table-row table:style-name="ro1">
          <table:table-cell table:style-name="ce5" office:value-type="float" office:value="7.93000030517578">
            <text:p>7,9300003052</text:p>
          </table:table-cell>
          <table:table-cell table:style-name="ce5" office:value-type="float" office:value="236.530639648438">
            <text:p>236,5306396484</text:p>
          </table:table-cell>
          <table:table-cell table:style-name="ce5" office:value-type="float" office:value="4.26688528060913">
            <text:p>4,2668852806</text:p>
          </table:table-cell>
          <table:table-cell table:style-name="ce5" office:value-type="float" office:value="997.757751464844">
            <text:p>997,7577514648</text:p>
          </table:table-cell>
          <table:table-cell table:number-columns-repeated="1020"/>
        </table:table-row>
        <table:table-row table:style-name="ro1">
          <table:table-cell table:style-name="ce5" office:value-type="float" office:value="7.94000053405762">
            <text:p>7,9400005341</text:p>
          </table:table-cell>
          <table:table-cell table:style-name="ce5" office:value-type="float" office:value="236.535781860352">
            <text:p>236,5357818604</text:p>
          </table:table-cell>
          <table:table-cell table:style-name="ce5" office:value-type="float" office:value="4.26769304275513">
            <text:p>4,2676930428</text:p>
          </table:table-cell>
          <table:table-cell table:style-name="ce5" office:value-type="float" office:value="997.851440429688">
            <text:p>997,8514404297</text:p>
          </table:table-cell>
          <table:table-cell table:number-columns-repeated="1020"/>
        </table:table-row>
        <table:table-row table:style-name="ro1">
          <table:table-cell table:style-name="ce5" office:value-type="float" office:value="7.95000028610229">
            <text:p>7,9500002861</text:p>
          </table:table-cell>
          <table:table-cell table:style-name="ce5" office:value-type="float" office:value="236.540664672852">
            <text:p>236,5406646729</text:p>
          </table:table-cell>
          <table:table-cell table:style-name="ce5" office:value-type="float" office:value="4.26841974258423">
            <text:p>4,2684197426</text:p>
          </table:table-cell>
          <table:table-cell table:style-name="ce5" office:value-type="float" office:value="997.916259765625">
            <text:p>997,9162597656</text:p>
          </table:table-cell>
          <table:table-cell table:number-columns-repeated="1020"/>
        </table:table-row>
        <table:table-row table:style-name="ro1">
          <table:table-cell table:style-name="ce5" office:value-type="float" office:value="7.96000051498413">
            <text:p>7,960000515</text:p>
          </table:table-cell>
          <table:table-cell table:style-name="ce5" office:value-type="float" office:value="236.544708251953">
            <text:p>236,544708252</text:p>
          </table:table-cell>
          <table:table-cell table:style-name="ce5" office:value-type="float" office:value="4.2689380645752">
            <text:p>4,2689380646</text:p>
          </table:table-cell>
          <table:table-cell table:style-name="ce5" office:value-type="float" office:value="997.953186035156">
            <text:p>997,9531860352</text:p>
          </table:table-cell>
          <table:table-cell table:number-columns-repeated="1020"/>
        </table:table-row>
        <table:table-row table:style-name="ro1">
          <table:table-cell table:style-name="ce5" office:value-type="float" office:value="7.97000026702881">
            <text:p>7,970000267</text:p>
          </table:table-cell>
          <table:table-cell table:style-name="ce5" office:value-type="float" office:value="236.547317504883">
            <text:p>236,5473175049</text:p>
          </table:table-cell>
          <table:table-cell table:style-name="ce5" office:value-type="float" office:value="4.26914167404175">
            <text:p>4,269141674</text:p>
          </table:table-cell>
          <table:table-cell table:style-name="ce5" office:value-type="float" office:value="997.968139648438">
            <text:p>997,9681396484</text:p>
          </table:table-cell>
          <table:table-cell table:number-columns-repeated="1020"/>
        </table:table-row>
        <table:table-row table:style-name="ro1">
          <table:table-cell table:style-name="ce5" office:value-type="float" office:value="7.98000049591064">
            <text:p>7,9800004959</text:p>
          </table:table-cell>
          <table:table-cell table:style-name="ce5" office:value-type="float" office:value="236.549621582031">
            <text:p>236,549621582</text:p>
          </table:table-cell>
          <table:table-cell table:style-name="ce5" office:value-type="float" office:value="4.26915264129639">
            <text:p>4,2691526413</text:p>
          </table:table-cell>
          <table:table-cell table:style-name="ce5" office:value-type="float" office:value="997.965148925781">
            <text:p>997,9651489258</text:p>
          </table:table-cell>
          <table:table-cell table:number-columns-repeated="1020"/>
        </table:table-row>
        <table:table-row table:style-name="ro1">
          <table:table-cell table:style-name="ce5" office:value-type="float" office:value="7.99000072479248">
            <text:p>7,9900007248</text:p>
          </table:table-cell>
          <table:table-cell table:style-name="ce5" office:value-type="float" office:value="236.55290222168">
            <text:p>236,5529022217</text:p>
          </table:table-cell>
          <table:table-cell table:style-name="ce5" office:value-type="float" office:value="4.26913928985596">
            <text:p>4,2691392899</text:p>
          </table:table-cell>
          <table:table-cell table:style-name="ce5" office:value-type="float" office:value="997.949279785156">
            <text:p>997,9492797852</text:p>
          </table:table-cell>
          <table:table-cell table:number-columns-repeated="1020"/>
        </table:table-row>
        <table:table-row table:style-name="ro1">
          <table:table-cell table:style-name="ce5" office:value-type="float" office:value="8.00000095367432">
            <text:p>8,0000009537</text:p>
          </table:table-cell>
          <table:table-cell table:style-name="ce5" office:value-type="float" office:value="236.558395385742">
            <text:p>236,5583953857</text:p>
          </table:table-cell>
          <table:table-cell table:style-name="ce5" office:value-type="float" office:value="4.2692174911499">
            <text:p>4,2692174911</text:p>
          </table:table-cell>
          <table:table-cell table:style-name="ce5" office:value-type="float" office:value="997.926391601563">
            <text:p>997,9263916016</text:p>
          </table:table-cell>
          <table:table-cell table:number-columns-repeated="1020"/>
        </table:table-row>
        <table:table-row table:style-name="ro1">
          <table:table-cell table:style-name="ce5" office:value-type="float" office:value="8.01000022888184">
            <text:p>8,0100002289</text:p>
          </table:table-cell>
          <table:table-cell table:style-name="ce5" office:value-type="float" office:value="236.566940307617">
            <text:p>236,5669403076</text:p>
          </table:table-cell>
          <table:table-cell table:style-name="ce5" office:value-type="float" office:value="4.26946640014648">
            <text:p>4,2694664001</text:p>
          </table:table-cell>
          <table:table-cell table:style-name="ce5" office:value-type="float" office:value="997.901184082031">
            <text:p>997,901184082</text:p>
          </table:table-cell>
          <table:table-cell table:number-columns-repeated="1020"/>
        </table:table-row>
        <table:table-row table:style-name="ro1">
          <table:table-cell table:style-name="ce5" office:value-type="float" office:value="8.02000045776367">
            <text:p>8,0200004578</text:p>
          </table:table-cell>
          <table:table-cell table:style-name="ce5" office:value-type="float" office:value="236.578109741211">
            <text:p>236,5781097412</text:p>
          </table:table-cell>
          <table:table-cell table:style-name="ce5" office:value-type="float" office:value="4.26978778839111">
            <text:p>4,2697877884</text:p>
          </table:table-cell>
          <table:table-cell table:style-name="ce5" office:value-type="float" office:value="997.876953125">
            <text:p>997,876953125</text:p>
          </table:table-cell>
          <table:table-cell table:number-columns-repeated="1020"/>
        </table:table-row>
        <table:table-row table:style-name="ro1">
          <table:table-cell table:style-name="ce5" office:value-type="float" office:value="8.03000068664551">
            <text:p>8,0300006866</text:p>
          </table:table-cell>
          <table:table-cell table:style-name="ce5" office:value-type="float" office:value="236.590850830078">
            <text:p>236,5908508301</text:p>
          </table:table-cell>
          <table:table-cell table:style-name="ce5" office:value-type="float" office:value="4.27002716064453">
            <text:p>4,2700271606</text:p>
          </table:table-cell>
          <table:table-cell table:style-name="ce5" office:value-type="float" office:value="997.857116699219">
            <text:p>997,8571166992</text:p>
          </table:table-cell>
          <table:table-cell table:number-columns-repeated="1020"/>
        </table:table-row>
        <table:table-row table:style-name="ro1">
          <table:table-cell table:style-name="ce5" office:value-type="float" office:value="8.04000091552734">
            <text:p>8,0400009155</text:p>
          </table:table-cell>
          <table:table-cell table:style-name="ce5" office:value-type="float" office:value="236.605056762695">
            <text:p>236,6050567627</text:p>
          </table:table-cell>
          <table:table-cell table:style-name="ce5" office:value-type="float" office:value="4.27018737792969">
            <text:p>4,2701873779</text:p>
          </table:table-cell>
          <table:table-cell table:style-name="ce5" office:value-type="float" office:value="997.842102050781">
            <text:p>997,8421020508</text:p>
          </table:table-cell>
          <table:table-cell table:number-columns-repeated="1020"/>
        </table:table-row>
        <table:table-row table:style-name="ro1">
          <table:table-cell table:style-name="ce5" office:value-type="float" office:value="8.05000019073486">
            <text:p>8,0500001907</text:p>
          </table:table-cell>
          <table:table-cell table:style-name="ce5" office:value-type="float" office:value="236.619979858398">
            <text:p>236,6199798584</text:p>
          </table:table-cell>
          <table:table-cell table:style-name="ce5" office:value-type="float" office:value="4.27037763595581">
            <text:p>4,270377636</text:p>
          </table:table-cell>
          <table:table-cell table:style-name="ce5" office:value-type="float" office:value="997.832641601563">
            <text:p>997,8326416016</text:p>
          </table:table-cell>
          <table:table-cell table:number-columns-repeated="1020"/>
        </table:table-row>
        <table:table-row table:style-name="ro1">
          <table:table-cell table:style-name="ce5" office:value-type="float" office:value="8.0600004196167">
            <text:p>8,0600004196</text:p>
          </table:table-cell>
          <table:table-cell table:style-name="ce5" office:value-type="float" office:value="236.63508605957">
            <text:p>236,6350860596</text:p>
          </table:table-cell>
          <table:table-cell table:style-name="ce5" office:value-type="float" office:value="4.27072763442993">
            <text:p>4,2707276344</text:p>
          </table:table-cell>
          <table:table-cell table:style-name="ce5" office:value-type="float" office:value="997.825988769531">
            <text:p>997,8259887695</text:p>
          </table:table-cell>
          <table:table-cell table:number-columns-repeated="1020"/>
        </table:table-row>
        <table:table-row table:style-name="ro1">
          <table:table-cell table:style-name="ce5" office:value-type="float" office:value="8.07000064849854">
            <text:p>8,0700006485</text:p>
          </table:table-cell>
          <table:table-cell table:style-name="ce5" office:value-type="float" office:value="236.650588989258">
            <text:p>236,6505889893</text:p>
          </table:table-cell>
          <table:table-cell table:style-name="ce5" office:value-type="float" office:value="4.27133893966675">
            <text:p>4,2713389397</text:p>
          </table:table-cell>
          <table:table-cell table:style-name="ce5" office:value-type="float" office:value="997.8232421875">
            <text:p>997,8232421875</text:p>
          </table:table-cell>
          <table:table-cell table:number-columns-repeated="1020"/>
        </table:table-row>
        <table:table-row table:style-name="ro1">
          <table:table-cell table:style-name="ce5" office:value-type="float" office:value="8.08000087738037">
            <text:p>8,0800008774</text:p>
          </table:table-cell>
          <table:table-cell table:style-name="ce5" office:value-type="float" office:value="236.666458129883">
            <text:p>236,6664581299</text:p>
          </table:table-cell>
          <table:table-cell table:style-name="ce5" office:value-type="float" office:value="4.27211427688599">
            <text:p>4,2721142769</text:p>
          </table:table-cell>
          <table:table-cell table:style-name="ce5" office:value-type="float" office:value="997.825012207031">
            <text:p>997,825012207</text:p>
          </table:table-cell>
          <table:table-cell table:number-columns-repeated="1020"/>
        </table:table-row>
        <table:table-row table:style-name="ro1">
          <table:table-cell table:style-name="ce5" office:value-type="float" office:value="8.09000015258789">
            <text:p>8,0900001526</text:p>
          </table:table-cell>
          <table:table-cell table:style-name="ce5" office:value-type="float" office:value="236.682281494141">
            <text:p>236,6822814941</text:p>
          </table:table-cell>
          <table:table-cell table:style-name="ce5" office:value-type="float" office:value="4.27290010452271">
            <text:p>4,2729001045</text:p>
          </table:table-cell>
          <table:table-cell table:style-name="ce5" office:value-type="float" office:value="997.83203125">
            <text:p>997,83203125</text:p>
          </table:table-cell>
          <table:table-cell table:number-columns-repeated="1020"/>
        </table:table-row>
        <table:table-row table:style-name="ro1">
          <table:table-cell table:style-name="ce5" office:value-type="float" office:value="8.10000038146973">
            <text:p>8,1000003815</text:p>
          </table:table-cell>
          <table:table-cell table:style-name="ce5" office:value-type="float" office:value="236.697509765625">
            <text:p>236,6975097656</text:p>
          </table:table-cell>
          <table:table-cell table:style-name="ce5" office:value-type="float" office:value="4.27374649047852">
            <text:p>4,2737464905</text:p>
          </table:table-cell>
          <table:table-cell table:style-name="ce5" office:value-type="float" office:value="997.841796875">
            <text:p>997,841796875</text:p>
          </table:table-cell>
          <table:table-cell table:number-columns-repeated="1020"/>
        </table:table-row>
        <table:table-row table:style-name="ro1">
          <table:table-cell table:style-name="ce5" office:value-type="float" office:value="8.11000061035156">
            <text:p>8,1100006104</text:p>
          </table:table-cell>
          <table:table-cell table:style-name="ce5" office:value-type="float" office:value="236.712615966797">
            <text:p>236,7126159668</text:p>
          </table:table-cell>
          <table:table-cell table:style-name="ce5" office:value-type="float" office:value="4.27474117279053">
            <text:p>4,2747411728</text:p>
          </table:table-cell>
          <table:table-cell table:style-name="ce5" office:value-type="float" office:value="997.8515625">
            <text:p>997,8515625</text:p>
          </table:table-cell>
          <table:table-cell table:number-columns-repeated="1020"/>
        </table:table-row>
        <table:table-row table:style-name="ro1">
          <table:table-cell table:style-name="ce5" office:value-type="float" office:value="8.1200008392334">
            <text:p>8,1200008392</text:p>
          </table:table-cell>
          <table:table-cell table:style-name="ce5" office:value-type="float" office:value="236.727722167969">
            <text:p>236,727722168</text:p>
          </table:table-cell>
          <table:table-cell table:style-name="ce5" office:value-type="float" office:value="4.27588319778442">
            <text:p>4,2758831978</text:p>
          </table:table-cell>
          <table:table-cell table:style-name="ce5" office:value-type="float" office:value="997.859313964844">
            <text:p>997,8593139648</text:p>
          </table:table-cell>
          <table:table-cell table:number-columns-repeated="1020"/>
        </table:table-row>
        <table:table-row table:style-name="ro1">
          <table:table-cell table:style-name="ce5" office:value-type="float" office:value="8.13000011444092">
            <text:p>8,1300001144</text:p>
          </table:table-cell>
          <table:table-cell table:style-name="ce5" office:value-type="float" office:value="236.742828369141">
            <text:p>236,7428283691</text:p>
          </table:table-cell>
          <table:table-cell table:style-name="ce5" office:value-type="float" office:value="4.27714872360229">
            <text:p>4,2771487236</text:p>
          </table:table-cell>
          <table:table-cell table:style-name="ce5" office:value-type="float" office:value="997.865417480469">
            <text:p>997,8654174805</text:p>
          </table:table-cell>
          <table:table-cell table:number-columns-repeated="1020"/>
        </table:table-row>
        <table:table-row table:style-name="ro1">
          <table:table-cell table:style-name="ce5" office:value-type="float" office:value="8.14000034332275">
            <text:p>8,1400003433</text:p>
          </table:table-cell>
          <table:table-cell table:style-name="ce5" office:value-type="float" office:value="236.757934570313">
            <text:p>236,7579345703</text:p>
          </table:table-cell>
          <table:table-cell table:style-name="ce5" office:value-type="float" office:value="4.27837228775024">
            <text:p>4,2783722878</text:p>
          </table:table-cell>
          <table:table-cell table:style-name="ce5" office:value-type="float" office:value="997.870422363281">
            <text:p>997,8704223633</text:p>
          </table:table-cell>
          <table:table-cell table:number-columns-repeated="1020"/>
        </table:table-row>
        <table:table-row table:style-name="ro1">
          <table:table-cell table:style-name="ce5" office:value-type="float" office:value="8.15000057220459">
            <text:p>8,1500005722</text:p>
          </table:table-cell>
          <table:table-cell table:style-name="ce5" office:value-type="float" office:value="236.773040771484">
            <text:p>236,7730407715</text:p>
          </table:table-cell>
          <table:table-cell table:style-name="ce5" office:value-type="float" office:value="4.27934503555298">
            <text:p>4,2793450356</text:p>
          </table:table-cell>
          <table:table-cell table:style-name="ce5" office:value-type="float" office:value="997.876831054688">
            <text:p>997,8768310547</text:p>
          </table:table-cell>
          <table:table-cell table:number-columns-repeated="1020"/>
        </table:table-row>
        <table:table-row table:style-name="ro1">
          <table:table-cell table:style-name="ce5" office:value-type="float" office:value="8.16000080108643">
            <text:p>8,1600008011</text:p>
          </table:table-cell>
          <table:table-cell table:style-name="ce5" office:value-type="float" office:value="236.788055419922">
            <text:p>236,7880554199</text:p>
          </table:table-cell>
          <table:table-cell table:style-name="ce5" office:value-type="float" office:value="4.28006553649902">
            <text:p>4,2800655365</text:p>
          </table:table-cell>
          <table:table-cell table:style-name="ce5" office:value-type="float" office:value="997.883361816406">
            <text:p>997,8833618164</text:p>
          </table:table-cell>
          <table:table-cell table:number-columns-repeated="1020"/>
        </table:table-row>
        <table:table-row table:style-name="ro1">
          <table:table-cell table:style-name="ce5" office:value-type="float" office:value="8.17000007629395">
            <text:p>8,1700000763</text:p>
          </table:table-cell>
          <table:table-cell table:style-name="ce5" office:value-type="float" office:value="236.801635742188">
            <text:p>236,8016357422</text:p>
          </table:table-cell>
          <table:table-cell table:style-name="ce5" office:value-type="float" office:value="4.28062582015991">
            <text:p>4,2806258202</text:p>
          </table:table-cell>
          <table:table-cell table:style-name="ce5" office:value-type="float" office:value="997.889465332031">
            <text:p>997,889465332</text:p>
          </table:table-cell>
          <table:table-cell table:number-columns-repeated="1020"/>
        </table:table-row>
        <table:table-row table:style-name="ro1">
          <table:table-cell table:style-name="ce5" office:value-type="float" office:value="8.18000030517578">
            <text:p>8,1800003052</text:p>
          </table:table-cell>
          <table:table-cell table:style-name="ce5" office:value-type="float" office:value="236.812225341797">
            <text:p>236,8122253418</text:p>
          </table:table-cell>
          <table:table-cell table:style-name="ce5" office:value-type="float" office:value="4.28110551834106">
            <text:p>4,2811055183</text:p>
          </table:table-cell>
          <table:table-cell table:style-name="ce5" office:value-type="float" office:value="997.892395019531">
            <text:p>997,8923950195</text:p>
          </table:table-cell>
          <table:table-cell table:number-columns-repeated="1020"/>
        </table:table-row>
        <table:table-row table:style-name="ro1">
          <table:table-cell table:style-name="ce5" office:value-type="float" office:value="8.19000053405762">
            <text:p>8,1900005341</text:p>
          </table:table-cell>
          <table:table-cell table:style-name="ce5" office:value-type="float" office:value="236.818557739258">
            <text:p>236,8185577393</text:p>
          </table:table-cell>
          <table:table-cell table:style-name="ce5" office:value-type="float" office:value="4.28156757354736">
            <text:p>4,2815675735</text:p>
          </table:table-cell>
          <table:table-cell table:style-name="ce5" office:value-type="float" office:value="997.893615722656">
            <text:p>997,8936157227</text:p>
          </table:table-cell>
          <table:table-cell table:number-columns-repeated="1020"/>
        </table:table-row>
        <table:table-row table:style-name="ro1">
          <table:table-cell table:style-name="ce5" office:value-type="float" office:value="8.20000076293945">
            <text:p>8,2000007629</text:p>
          </table:table-cell>
          <table:table-cell table:style-name="ce5" office:value-type="float" office:value="236.8203125">
            <text:p>236,8203125</text:p>
          </table:table-cell>
          <table:table-cell table:style-name="ce5" office:value-type="float" office:value="4.28188943862915">
            <text:p>4,2818894386</text:p>
          </table:table-cell>
          <table:table-cell table:style-name="ce5" office:value-type="float" office:value="997.89501953125">
            <text:p>997,8950195313</text:p>
          </table:table-cell>
          <table:table-cell table:number-columns-repeated="1020"/>
        </table:table-row>
        <table:table-row table:style-name="ro1">
          <table:table-cell table:style-name="ce5" office:value-type="float" office:value="8.21000003814697">
            <text:p>8,2100000381</text:p>
          </table:table-cell>
          <table:table-cell table:style-name="ce5" office:value-type="float" office:value="236.817581176758">
            <text:p>236,8175811768</text:p>
          </table:table-cell>
          <table:table-cell table:style-name="ce5" office:value-type="float" office:value="4.28189563751221">
            <text:p>4,2818956375</text:p>
          </table:table-cell>
          <table:table-cell table:style-name="ce5" office:value-type="float" office:value="997.900817871094">
            <text:p>997,9008178711</text:p>
          </table:table-cell>
          <table:table-cell table:number-columns-repeated="1020"/>
        </table:table-row>
        <table:table-row table:style-name="ro1">
          <table:table-cell table:style-name="ce5" office:value-type="float" office:value="8.22000026702881">
            <text:p>8,220000267</text:p>
          </table:table-cell>
          <table:table-cell table:style-name="ce5" office:value-type="float" office:value="236.8115234375">
            <text:p>236,8115234375</text:p>
          </table:table-cell>
          <table:table-cell table:style-name="ce5" office:value-type="float" office:value="4.2816481590271">
            <text:p>4,281648159</text:p>
          </table:table-cell>
          <table:table-cell table:style-name="ce5" office:value-type="float" office:value="997.909973144531">
            <text:p>997,9099731445</text:p>
          </table:table-cell>
          <table:table-cell table:number-columns-repeated="1020"/>
        </table:table-row>
        <table:table-row table:style-name="ro1">
          <table:table-cell table:style-name="ce5" office:value-type="float" office:value="8.23000049591064">
            <text:p>8,2300004959</text:p>
          </table:table-cell>
          <table:table-cell table:style-name="ce5" office:value-type="float" office:value="236.803604125977">
            <text:p>236,803604126</text:p>
          </table:table-cell>
          <table:table-cell table:style-name="ce5" office:value-type="float" office:value="4.28130578994751">
            <text:p>4,2813057899</text:p>
          </table:table-cell>
          <table:table-cell table:style-name="ce5" office:value-type="float" office:value="997.919128417969">
            <text:p>997,919128418</text:p>
          </table:table-cell>
          <table:table-cell table:number-columns-repeated="1020"/>
        </table:table-row>
        <table:table-row table:style-name="ro1">
          <table:table-cell table:style-name="ce5" office:value-type="float" office:value="8.24000072479248">
            <text:p>8,2400007248</text:p>
          </table:table-cell>
          <table:table-cell table:style-name="ce5" office:value-type="float" office:value="236.795593261719">
            <text:p>236,7955932617</text:p>
          </table:table-cell>
          <table:table-cell table:style-name="ce5" office:value-type="float" office:value="4.28097772598267">
            <text:p>4,280977726</text:p>
          </table:table-cell>
          <table:table-cell table:style-name="ce5" office:value-type="float" office:value="997.924926757813">
            <text:p>997,9249267578</text:p>
          </table:table-cell>
          <table:table-cell table:number-columns-repeated="1020"/>
        </table:table-row>
        <table:table-row table:style-name="ro1">
          <table:table-cell table:style-name="ce5" office:value-type="float" office:value="8.25000095367432">
            <text:p>8,2500009537</text:p>
          </table:table-cell>
          <table:table-cell table:style-name="ce5" office:value-type="float" office:value="236.789184570313">
            <text:p>236,7891845703</text:p>
          </table:table-cell>
          <table:table-cell table:style-name="ce5" office:value-type="float" office:value="4.28076887130737">
            <text:p>4,2807688713</text:p>
          </table:table-cell>
          <table:table-cell table:style-name="ce5" office:value-type="float" office:value="997.92529296875">
            <text:p>997,9252929688</text:p>
          </table:table-cell>
          <table:table-cell table:number-columns-repeated="1020"/>
        </table:table-row>
        <table:table-row table:style-name="ro1">
          <table:table-cell table:style-name="ce5" office:value-type="float" office:value="8.26000022888184">
            <text:p>8,2600002289</text:p>
          </table:table-cell>
          <table:table-cell table:style-name="ce5" office:value-type="float" office:value="236.785675048828">
            <text:p>236,7856750488</text:p>
          </table:table-cell>
          <table:table-cell table:style-name="ce5" office:value-type="float" office:value="4.28063201904297">
            <text:p>4,280632019</text:p>
          </table:table-cell>
          <table:table-cell table:style-name="ce5" office:value-type="float" office:value="997.920166015625">
            <text:p>997,9201660156</text:p>
          </table:table-cell>
          <table:table-cell table:number-columns-repeated="1020"/>
        </table:table-row>
        <table:table-row table:style-name="ro1">
          <table:table-cell table:style-name="ce5" office:value-type="float" office:value="8.27000045776367">
            <text:p>8,2700004578</text:p>
          </table:table-cell>
          <table:table-cell table:style-name="ce5" office:value-type="float" office:value="236.785125732422">
            <text:p>236,7851257324</text:p>
          </table:table-cell>
          <table:table-cell table:style-name="ce5" office:value-type="float" office:value="4.28042984008789">
            <text:p>4,2804298401</text:p>
          </table:table-cell>
          <table:table-cell table:style-name="ce5" office:value-type="float" office:value="997.912841796875">
            <text:p>997,9128417969</text:p>
          </table:table-cell>
          <table:table-cell table:number-columns-repeated="1020"/>
        </table:table-row>
        <table:table-row table:style-name="ro1">
          <table:table-cell table:style-name="ce5" office:value-type="float" office:value="8.28000068664551">
            <text:p>8,2800006866</text:p>
          </table:table-cell>
          <table:table-cell table:style-name="ce5" office:value-type="float" office:value="236.786270141602">
            <text:p>236,7862701416</text:p>
          </table:table-cell>
          <table:table-cell table:style-name="ce5" office:value-type="float" office:value="4.28019857406616">
            <text:p>4,2801985741</text:p>
          </table:table-cell>
          <table:table-cell table:style-name="ce5" office:value-type="float" office:value="997.905517578125">
            <text:p>997,9055175781</text:p>
          </table:table-cell>
          <table:table-cell table:number-columns-repeated="1020"/>
        </table:table-row>
        <table:table-row table:style-name="ro1">
          <table:table-cell table:style-name="ce5" office:value-type="float" office:value="8.29000091552734">
            <text:p>8,2900009155</text:p>
          </table:table-cell>
          <table:table-cell table:style-name="ce5" office:value-type="float" office:value="236.787216186523">
            <text:p>236,7872161865</text:p>
          </table:table-cell>
          <table:table-cell table:style-name="ce5" office:value-type="float" office:value="4.28003644943237">
            <text:p>4,2800364494</text:p>
          </table:table-cell>
          <table:table-cell table:style-name="ce5" office:value-type="float" office:value="997.898193359375">
            <text:p>997,8981933594</text:p>
          </table:table-cell>
          <table:table-cell table:number-columns-repeated="1020"/>
        </table:table-row>
        <table:table-row table:style-name="ro1">
          <table:table-cell table:style-name="ce5" office:value-type="float" office:value="8.30000019073486">
            <text:p>8,3000001907</text:p>
          </table:table-cell>
          <table:table-cell table:style-name="ce5" office:value-type="float" office:value="236.7861328125">
            <text:p>236,7861328125</text:p>
          </table:table-cell>
          <table:table-cell table:style-name="ce5" office:value-type="float" office:value="4.27998304367065">
            <text:p>4,2799830437</text:p>
          </table:table-cell>
          <table:table-cell table:style-name="ce5" office:value-type="float" office:value="997.890869140625">
            <text:p>997,8908691406</text:p>
          </table:table-cell>
          <table:table-cell table:number-columns-repeated="1020"/>
        </table:table-row>
        <table:table-row table:style-name="ro1">
          <table:table-cell table:style-name="ce5" office:value-type="float" office:value="8.3100004196167">
            <text:p>8,3100004196</text:p>
          </table:table-cell>
          <table:table-cell table:style-name="ce5" office:value-type="float" office:value="236.782012939453">
            <text:p>236,7820129395</text:p>
          </table:table-cell>
          <table:table-cell table:style-name="ce5" office:value-type="float" office:value="4.28005790710449">
            <text:p>4,2800579071</text:p>
          </table:table-cell>
          <table:table-cell table:style-name="ce5" office:value-type="float" office:value="997.8857421875">
            <text:p>997,8857421875</text:p>
          </table:table-cell>
          <table:table-cell table:number-columns-repeated="1020"/>
        </table:table-row>
        <table:table-row table:style-name="ro1">
          <table:table-cell table:style-name="ce5" office:value-type="float" office:value="8.32000064849854">
            <text:p>8,3200006485</text:p>
          </table:table-cell>
          <table:table-cell table:style-name="ce5" office:value-type="float" office:value="236.774841308594">
            <text:p>236,7748413086</text:p>
          </table:table-cell>
          <table:table-cell table:style-name="ce5" office:value-type="float" office:value="4.28011178970337">
            <text:p>4,2801117897</text:p>
          </table:table-cell>
          <table:table-cell table:style-name="ce5" office:value-type="float" office:value="997.883483886719">
            <text:p>997,8834838867</text:p>
          </table:table-cell>
          <table:table-cell table:number-columns-repeated="1020"/>
        </table:table-row>
        <table:table-row table:style-name="ro1">
          <table:table-cell table:style-name="ce5" office:value-type="float" office:value="8.33000087738037">
            <text:p>8,3300008774</text:p>
          </table:table-cell>
          <table:table-cell table:style-name="ce5" office:value-type="float" office:value="236.764617919922">
            <text:p>236,7646179199</text:p>
          </table:table-cell>
          <table:table-cell table:style-name="ce5" office:value-type="float" office:value="4.27993822097778">
            <text:p>4,279938221</text:p>
          </table:table-cell>
          <table:table-cell table:style-name="ce5" office:value-type="float" office:value="997.885559082031">
            <text:p>997,885559082</text:p>
          </table:table-cell>
          <table:table-cell table:number-columns-repeated="1020"/>
        </table:table-row>
        <table:table-row table:style-name="ro1">
          <table:table-cell table:style-name="ce5" office:value-type="float" office:value="8.34000015258789">
            <text:p>8,3400001526</text:p>
          </table:table-cell>
          <table:table-cell table:style-name="ce5" office:value-type="float" office:value="236.751388549805">
            <text:p>236,7513885498</text:p>
          </table:table-cell>
          <table:table-cell table:style-name="ce5" office:value-type="float" office:value="4.27957916259766">
            <text:p>4,2795791626</text:p>
          </table:table-cell>
          <table:table-cell table:style-name="ce5" office:value-type="float" office:value="997.889831542969">
            <text:p>997,889831543</text:p>
          </table:table-cell>
          <table:table-cell table:number-columns-repeated="1020"/>
        </table:table-row>
        <table:table-row table:style-name="ro1">
          <table:table-cell table:style-name="ce5" office:value-type="float" office:value="8.35000038146973">
            <text:p>8,3500003815</text:p>
          </table:table-cell>
          <table:table-cell table:style-name="ce5" office:value-type="float" office:value="236.736251831055">
            <text:p>236,7362518311</text:p>
          </table:table-cell>
          <table:table-cell table:style-name="ce5" office:value-type="float" office:value="4.27917432785034">
            <text:p>4,2791743279</text:p>
          </table:table-cell>
          <table:table-cell table:style-name="ce5" office:value-type="float" office:value="997.894104003906">
            <text:p>997,8941040039</text:p>
          </table:table-cell>
          <table:table-cell table:number-columns-repeated="1020"/>
        </table:table-row>
        <table:table-row table:style-name="ro1">
          <table:table-cell table:style-name="ce5" office:value-type="float" office:value="8.36000061035156">
            <text:p>8,3600006104</text:p>
          </table:table-cell>
          <table:table-cell table:style-name="ce5" office:value-type="float" office:value="236.720687866211">
            <text:p>236,7206878662</text:p>
          </table:table-cell>
          <table:table-cell table:style-name="ce5" office:value-type="float" office:value="4.2787823677063">
            <text:p>4,2787823677</text:p>
          </table:table-cell>
          <table:table-cell table:style-name="ce5" office:value-type="float" office:value="997.897094726563">
            <text:p>997,8970947266</text:p>
          </table:table-cell>
          <table:table-cell table:number-columns-repeated="1020"/>
        </table:table-row>
        <table:table-row table:style-name="ro1">
          <table:table-cell table:style-name="ce5" office:value-type="float" office:value="8.3700008392334">
            <text:p>8,3700008392</text:p>
          </table:table-cell>
          <table:table-cell table:style-name="ce5" office:value-type="float" office:value="236.70556640625">
            <text:p>236,7055664063</text:p>
          </table:table-cell>
          <table:table-cell table:style-name="ce5" office:value-type="float" office:value="4.27842664718628">
            <text:p>4,2784266472</text:p>
          </table:table-cell>
          <table:table-cell table:style-name="ce5" office:value-type="float" office:value="997.899536132813">
            <text:p>997,8995361328</text:p>
          </table:table-cell>
          <table:table-cell table:number-columns-repeated="1020"/>
        </table:table-row>
        <table:table-row table:style-name="ro1">
          <table:table-cell table:style-name="ce5" office:value-type="float" office:value="8.38000011444092">
            <text:p>8,3800001144</text:p>
          </table:table-cell>
          <table:table-cell table:style-name="ce5" office:value-type="float" office:value="236.691864013672">
            <text:p>236,6918640137</text:p>
          </table:table-cell>
          <table:table-cell table:style-name="ce5" office:value-type="float" office:value="4.27797079086304">
            <text:p>4,2779707909</text:p>
          </table:table-cell>
          <table:table-cell table:style-name="ce5" office:value-type="float" office:value="997.901977539063">
            <text:p>997,9019775391</text:p>
          </table:table-cell>
          <table:table-cell table:number-columns-repeated="1020"/>
        </table:table-row>
        <table:table-row table:style-name="ro1">
          <table:table-cell table:style-name="ce5" office:value-type="float" office:value="8.39000034332275">
            <text:p>8,3900003433</text:p>
          </table:table-cell>
          <table:table-cell table:style-name="ce5" office:value-type="float" office:value="236.679306030273">
            <text:p>236,6793060303</text:p>
          </table:table-cell>
          <table:table-cell table:style-name="ce5" office:value-type="float" office:value="4.27719497680664">
            <text:p>4,2771949768</text:p>
          </table:table-cell>
          <table:table-cell table:style-name="ce5" office:value-type="float" office:value="997.905212402344">
            <text:p>997,9052124023</text:p>
          </table:table-cell>
          <table:table-cell table:number-columns-repeated="1020"/>
        </table:table-row>
        <table:table-row table:style-name="ro1">
          <table:table-cell table:style-name="ce5" office:value-type="float" office:value="8.40000057220459">
            <text:p>8,4000005722</text:p>
          </table:table-cell>
          <table:table-cell table:style-name="ce5" office:value-type="float" office:value="236.668243408203">
            <text:p>236,6682434082</text:p>
          </table:table-cell>
          <table:table-cell table:style-name="ce5" office:value-type="float" office:value="4.27609777450562">
            <text:p>4,2760977745</text:p>
          </table:table-cell>
          <table:table-cell table:style-name="ce5" office:value-type="float" office:value="997.90673828125">
            <text:p>997,9067382813</text:p>
          </table:table-cell>
          <table:table-cell table:number-columns-repeated="1020"/>
        </table:table-row>
        <table:table-row table:style-name="ro1">
          <table:table-cell table:style-name="ce5" office:value-type="float" office:value="8.41000080108643">
            <text:p>8,4100008011</text:p>
          </table:table-cell>
          <table:table-cell table:style-name="ce5" office:value-type="float" office:value="236.659255981445">
            <text:p>236,6592559814</text:p>
          </table:table-cell>
          <table:table-cell table:style-name="ce5" office:value-type="float" office:value="4.27484607696533">
            <text:p>4,274846077</text:p>
          </table:table-cell>
          <table:table-cell table:style-name="ce5" office:value-type="float" office:value="997.907287597656">
            <text:p>997,9072875977</text:p>
          </table:table-cell>
          <table:table-cell table:number-columns-repeated="1020"/>
        </table:table-row>
        <table:table-row table:style-name="ro1">
          <table:table-cell table:style-name="ce5" office:value-type="float" office:value="8.42000007629395">
            <text:p>8,4200000763</text:p>
          </table:table-cell>
          <table:table-cell table:style-name="ce5" office:value-type="float" office:value="236.654144287109">
            <text:p>236,6541442871</text:p>
          </table:table-cell>
          <table:table-cell table:style-name="ce5" office:value-type="float" office:value="4.27368927001953">
            <text:p>4,27368927</text:p>
          </table:table-cell>
          <table:table-cell table:style-name="ce5" office:value-type="float" office:value="997.904113769531">
            <text:p>997,9041137695</text:p>
          </table:table-cell>
          <table:table-cell table:number-columns-repeated="1020"/>
        </table:table-row>
        <table:table-row table:style-name="ro1">
          <table:table-cell table:style-name="ce5" office:value-type="float" office:value="8.43000030517578">
            <text:p>8,4300003052</text:p>
          </table:table-cell>
          <table:table-cell table:style-name="ce5" office:value-type="float" office:value="236.653610229492">
            <text:p>236,6536102295</text:p>
          </table:table-cell>
          <table:table-cell table:style-name="ce5" office:value-type="float" office:value="4.27292156219482">
            <text:p>4,2729215622</text:p>
          </table:table-cell>
          <table:table-cell table:style-name="ce5" office:value-type="float" office:value="997.899475097656">
            <text:p>997,8994750977</text:p>
          </table:table-cell>
          <table:table-cell table:number-columns-repeated="1020"/>
        </table:table-row>
        <table:table-row table:style-name="ro1">
          <table:table-cell table:style-name="ce5" office:value-type="float" office:value="8.44000053405762">
            <text:p>8,4400005341</text:p>
          </table:table-cell>
          <table:table-cell table:style-name="ce5" office:value-type="float" office:value="236.657424926758">
            <text:p>236,6574249268</text:p>
          </table:table-cell>
          <table:table-cell table:style-name="ce5" office:value-type="float" office:value="4.27256107330322">
            <text:p>4,2725610733</text:p>
          </table:table-cell>
          <table:table-cell table:style-name="ce5" office:value-type="float" office:value="997.895263671875">
            <text:p>997,8952636719</text:p>
          </table:table-cell>
          <table:table-cell table:number-columns-repeated="1020"/>
        </table:table-row>
        <table:table-row table:style-name="ro1">
          <table:table-cell table:style-name="ce5" office:value-type="float" office:value="8.45000076293945">
            <text:p>8,4500007629</text:p>
          </table:table-cell>
          <table:table-cell table:style-name="ce5" office:value-type="float" office:value="236.664215087891">
            <text:p>236,6642150879</text:p>
          </table:table-cell>
          <table:table-cell table:style-name="ce5" office:value-type="float" office:value="4.27239656448364">
            <text:p>4,2723965645</text:p>
          </table:table-cell>
          <table:table-cell table:style-name="ce5" office:value-type="float" office:value="997.894958496094">
            <text:p>997,8949584961</text:p>
          </table:table-cell>
          <table:table-cell table:number-columns-repeated="1020"/>
        </table:table-row>
        <table:table-row table:style-name="ro1">
          <table:table-cell table:style-name="ce5" office:value-type="float" office:value="8.46000099182129">
            <text:p>8,4600009918</text:p>
          </table:table-cell>
          <table:table-cell table:style-name="ce5" office:value-type="float" office:value="236.672256469727">
            <text:p>236,6722564697</text:p>
          </table:table-cell>
          <table:table-cell table:style-name="ce5" office:value-type="float" office:value="4.27240371704102">
            <text:p>4,272403717</text:p>
          </table:table-cell>
          <table:table-cell table:style-name="ce5" office:value-type="float" office:value="997.897399902344">
            <text:p>997,8973999023</text:p>
          </table:table-cell>
          <table:table-cell table:number-columns-repeated="1020"/>
        </table:table-row>
        <table:table-row table:style-name="ro1">
          <table:table-cell table:style-name="ce5" office:value-type="float" office:value="8.47000026702881">
            <text:p>8,470000267</text:p>
          </table:table-cell>
          <table:table-cell table:style-name="ce5" office:value-type="float" office:value="236.679916381836">
            <text:p>236,6799163818</text:p>
          </table:table-cell>
          <table:table-cell table:style-name="ce5" office:value-type="float" office:value="4.27264451980591">
            <text:p>4,2726445198</text:p>
          </table:table-cell>
          <table:table-cell table:style-name="ce5" office:value-type="float" office:value="997.899841308594">
            <text:p>997,8998413086</text:p>
          </table:table-cell>
          <table:table-cell table:number-columns-repeated="1020"/>
        </table:table-row>
        <table:table-row table:style-name="ro1">
          <table:table-cell table:style-name="ce5" office:value-type="float" office:value="8.48000049591064">
            <text:p>8,4800004959</text:p>
          </table:table-cell>
          <table:table-cell table:style-name="ce5" office:value-type="float" office:value="236.686096191406">
            <text:p>236,6860961914</text:p>
          </table:table-cell>
          <table:table-cell table:style-name="ce5" office:value-type="float" office:value="4.27312421798706">
            <text:p>4,273124218</text:p>
          </table:table-cell>
          <table:table-cell table:style-name="ce5" office:value-type="float" office:value="997.902282714844">
            <text:p>997,9022827148</text:p>
          </table:table-cell>
          <table:table-cell table:number-columns-repeated="1020"/>
        </table:table-row>
        <table:table-row table:style-name="ro1">
          <table:table-cell table:style-name="ce5" office:value-type="float" office:value="8.49000072479248">
            <text:p>8,4900007248</text:p>
          </table:table-cell>
          <table:table-cell table:style-name="ce5" office:value-type="float" office:value="236.69075012207">
            <text:p>236,6907501221</text:p>
          </table:table-cell>
          <table:table-cell table:style-name="ce5" office:value-type="float" office:value="4.2738561630249">
            <text:p>4,273856163</text:p>
          </table:table-cell>
          <table:table-cell table:style-name="ce5" office:value-type="float" office:value="997.904724121094">
            <text:p>997,9047241211</text:p>
          </table:table-cell>
          <table:table-cell table:number-columns-repeated="1020"/>
        </table:table-row>
        <table:table-row table:style-name="ro1">
          <table:table-cell table:style-name="ce5" office:value-type="float" office:value="8.50000095367432">
            <text:p>8,5000009537</text:p>
          </table:table-cell>
          <table:table-cell table:style-name="ce5" office:value-type="float" office:value="236.693634033203">
            <text:p>236,6936340332</text:p>
          </table:table-cell>
          <table:table-cell table:style-name="ce5" office:value-type="float" office:value="4.27471160888672">
            <text:p>4,2747116089</text:p>
          </table:table-cell>
          <table:table-cell table:style-name="ce5" office:value-type="float" office:value="997.906066894531">
            <text:p>997,9060668945</text:p>
          </table:table-cell>
          <table:table-cell table:number-columns-repeated="1020"/>
        </table:table-row>
        <table:table-row table:style-name="ro1">
          <table:table-cell table:style-name="ce5" office:value-type="float" office:value="8.51000022888184">
            <text:p>8,5100002289</text:p>
          </table:table-cell>
          <table:table-cell table:style-name="ce5" office:value-type="float" office:value="236.6943359375">
            <text:p>236,6943359375</text:p>
          </table:table-cell>
          <table:table-cell table:style-name="ce5" office:value-type="float" office:value="4.27546262741089">
            <text:p>4,2754626274</text:p>
          </table:table-cell>
          <table:table-cell table:style-name="ce5" office:value-type="float" office:value="997.908508300781">
            <text:p>997,9085083008</text:p>
          </table:table-cell>
          <table:table-cell table:number-columns-repeated="1020"/>
        </table:table-row>
        <table:table-row table:style-name="ro1">
          <table:table-cell table:style-name="ce5" office:value-type="float" office:value="8.52000045776367">
            <text:p>8,5200004578</text:p>
          </table:table-cell>
          <table:table-cell table:style-name="ce5" office:value-type="float" office:value="236.692199707031">
            <text:p>236,692199707</text:p>
          </table:table-cell>
          <table:table-cell table:style-name="ce5" office:value-type="float" office:value="4.2760591506958">
            <text:p>4,2760591507</text:p>
          </table:table-cell>
          <table:table-cell table:style-name="ce5" office:value-type="float" office:value="997.912170410156">
            <text:p>997,9121704102</text:p>
          </table:table-cell>
          <table:table-cell table:number-columns-repeated="1020"/>
        </table:table-row>
        <table:table-row table:style-name="ro1" table:number-rows-repeated="10477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E" svg:font-family="'Arial CE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1" number:min-integer-digits="1"/>
    </number:number-style>
    <number:number-style style:name="N140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style:font-name="Arial CE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17.04.2015</text:date>, <text:time>19:05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43:48.93</meta:creation-date>
    <meta:generator>OpenOffice/4.1.1$Win32 OpenOffice.org_project/411m6$Build-9775</meta:generator>
    <meta:editing-duration>PT6M50S</meta:editing-duration>
    <meta:editing-cycles>2</meta:editing-cycles>
    <dc:date>2015-04-17T19:05:54.33</dc:date>
    <meta:document-statistic meta:table-count="3" meta:cell-count="396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graphic-properties draw:stroke="none" svg:stroke-color="#3c3c3c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3" style:family="chart">
      <style:chart-properties chart:stacked="true" chart:include-hidden-cells="false" chart:treat-empty-cells="use-zero"/>
    </style:style>
    <style:style style:name="ch4" style:family="chart" style:data-style-name="N2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 style:rotation-angle="90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2">
      <style:chart-properties chart:symbol-type="none" chart:link-data-style-to-source="fals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3c3c3c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7.574cm" svg:height="8.439cm" xlink:href="." xlink:type="simple" chart:class="chart:line" chart:style-name="ch1">
        <chart:legend svg:x="15.519cm" svg:y="3.839cm" style:legend-expansion="custom" chartooo:width="1.612cm" chartooo:height="0.664cm" style:legend-expansion-aspect-ratio="2.42771084337349" chart:style-name="ch2"/>
        <chart:plot-area chart:style-name="ch3" chart:data-source-has-labels="both" svg:x="0.931cm" svg:y="0.146cm" svg:width="14.396cm" svg:height="8.279cm">
          <chartooo:coordinate-region svg:x="1.658cm" svg:y="0.345cm" svg:width="13.47cm" svg:height="7.881cm"/>
          <chart:axis chart:dimension="x" chart:name="primary-x" chart:style-name="ch4" chartooo:axis-type="auto">
            <chartooo:date-scale/>
            <chart:categories table:cell-range-address="local-table.$A$2:.$A$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" chart:label-cell-address="local-table.$B$1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s)</text:p>
              </table:table-cell>
            </table:table-row>
          </table:table-header-rows>
          <table:table-rows>
            <table:table-row>
              <table:table-cell office:value-type="float" office:value="0.236924599901006">
                <text:p>0</text:p>
              </table:table-cell>
              <table:table-cell office:value-type="float" office:value="-22.6">
                <text:p>-22.6</text:p>
              </table:table-cell>
            </table:table-row>
            <table:table-row>
              <table:table-cell office:value-type="float" office:value="0.216765453005927">
                <text:p>0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float" office:value="0.200242088881203">
                <text:p>0</text:p>
              </table:table-cell>
              <table:table-cell office:value-type="float" office:value="-16.7">
                <text:p>-16.7</text:p>
              </table:table-cell>
            </table:table-row>
            <table:table-row>
              <table:table-cell office:value-type="float" office:value="0.18278999911653">
                <text:p>0</text:p>
              </table:table-cell>
              <table:table-cell office:value-type="float" office:value="-13.9">
                <text:p>-13.9</text:p>
              </table:table-cell>
            </table:table-row>
            <table:table-row>
              <table:table-cell office:value-type="float" office:value="0.167866138898884">
                <text:p>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float" office:value="0.142247774480712">
                <text:p>0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float" office:value="0.121724268894797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0.100894245723173">
                <text:p>0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float" office:value="0.0862392571372122">
                <text:p>0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float" office:value="0.0660339256865912">
                <text:p>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float" office:value="0.0517683239364429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0340434419381788">
                <text:p>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0.0111182381868719">
                <text:p>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-0.0201830815043564">
                <text:p>-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-0.0468537799909461">
                <text:p>-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-0.0773351968320521">
                <text:p>-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-0.101321585903084">
                <text:p>-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-0.147357975688415">
                <text:p>-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-0.172518696919762">
                <text:p>-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0.209624689420688">
                <text:p>-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-0.259017285967061">
                <text:p>-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-0.324455899198167">
                <text:p>-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-0.367331855136733">
                <text:p>-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-0.426588525601481">
                <text:p>-0</text:p>
              </table:table-cell>
              <table:table-cell office:value-type="float" office:value="7.1">
                <text:p>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6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solid" svg:stroke-color="#808080"/>
    </style:style>
    <style:style style:name="ch2" style:family="chart">
      <style:graphic-properties draw:stroke="none" svg:stroke-color="#3c3c3c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3" style:family="chart">
      <style:chart-properties chart:stacked="true" chart:include-hidden-cells="false" chart:treat-empty-cells="use-zero"/>
    </style:style>
    <style:style style:name="ch4" style:family="chart" style:data-style-name="N16036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90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2">
      <style:chart-properties chart:symbol-type="none" chart:link-data-style-to-source="fals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3c3c3c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7.531cm" svg:height="8.439cm" xlink:href="." xlink:type="simple" chart:class="chart:line" chart:style-name="ch1">
        <chart:legend svg:x="15.477cm" svg:y="3.839cm" style:legend-expansion="custom" chartooo:width="1.612cm" chartooo:height="0.664cm" style:legend-expansion-aspect-ratio="2.42771084337349" chart:style-name="ch2"/>
        <chart:plot-area chart:style-name="ch3" chart:data-source-has-labels="both" svg:x="1.446cm" svg:y="0.146cm" svg:width="13.64cm" svg:height="8.279cm">
          <chartooo:coordinate-region svg:x="1.446cm" svg:y="0.345cm" svg:width="13.64cm" svg:height="7.881cm"/>
          <chart:axis chart:dimension="x" chart:name="primary-x" chart:style-name="ch4" chartooo:axis-type="auto">
            <chartooo:date-scale/>
            <chart:categories table:cell-range-address="local-table.$A$2:.$A$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" chart:label-cell-address="local-table.$B$1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s)</text:p>
              </table:table-cell>
            </table:table-row>
          </table:table-header-rows>
          <table:table-rows>
            <table:table-row>
              <table:table-cell office:value-type="float" office:value="0.236924599901006">
                <text:p>0</text:p>
              </table:table-cell>
              <table:table-cell office:value-type="float" office:value="-6.88655815669888">
                <text:p>-6.88655815669888</text:p>
              </table:table-cell>
            </table:table-row>
            <table:table-row>
              <table:table-cell office:value-type="float" office:value="0.216765453005927">
                <text:p>0</text:p>
              </table:table-cell>
              <table:table-cell office:value-type="float" office:value="-6.68634792980601">
                <text:p>-6.68634792980601</text:p>
              </table:table-cell>
            </table:table-row>
            <table:table-row>
              <table:table-cell office:value-type="float" office:value="0.200242088881203">
                <text:p>0</text:p>
              </table:table-cell>
              <table:table-cell office:value-type="float" office:value="-6.47533794337804">
                <text:p>-6.47533794337804</text:p>
              </table:table-cell>
            </table:table-row>
            <table:table-row>
              <table:table-cell office:value-type="float" office:value="0.18278999911653">
                <text:p>0</text:p>
              </table:table-cell>
              <table:table-cell office:value-type="float" office:value="-6.20192012604604">
                <text:p>-6.20192012604604</text:p>
              </table:table-cell>
            </table:table-row>
            <table:table-row>
              <table:table-cell office:value-type="float" office:value="0.167866138898884">
                <text:p>0</text:p>
              </table:table-cell>
              <table:table-cell office:value-type="float" office:value="-5.92382333763517">
                <text:p>-5.92382333763517</text:p>
              </table:table-cell>
            </table:table-row>
            <table:table-row>
              <table:table-cell office:value-type="float" office:value="0.142247774480712">
                <text:p>0</text:p>
              </table:table-cell>
              <table:table-cell office:value-type="float" office:value="-5.34497325351127">
                <text:p>-5.34497325351127</text:p>
              </table:table-cell>
            </table:table-row>
            <table:table-row>
              <table:table-cell office:value-type="float" office:value="0.121724268894797">
                <text:p>0</text:p>
              </table:table-cell>
              <table:table-cell office:value-type="float" office:value="-4.7851966814483">
                <text:p>-4.7851966814483</text:p>
              </table:table-cell>
            </table:table-row>
            <table:table-row>
              <table:table-cell office:value-type="float" office:value="0.100894245723173">
                <text:p>0</text:p>
              </table:table-cell>
              <table:table-cell office:value-type="float" office:value="-4.12970451733713">
                <text:p>-4.12970451733713</text:p>
              </table:table-cell>
            </table:table-row>
            <table:table-row>
              <table:table-cell office:value-type="float" office:value="0.0862392571372122">
                <text:p>0</text:p>
              </table:table-cell>
              <table:table-cell office:value-type="float" office:value="-3.6179952021733">
                <text:p>-3.6179952021733</text:p>
              </table:table-cell>
            </table:table-row>
            <table:table-row>
              <table:table-cell office:value-type="float" office:value="0.0660339256865912">
                <text:p>0</text:p>
              </table:table-cell>
              <table:table-cell office:value-type="float" office:value="-2.85015889250786">
                <text:p>-2.85015889250786</text:p>
              </table:table-cell>
            </table:table-row>
            <table:table-row>
              <table:table-cell office:value-type="float" office:value="0.0517683239364429">
                <text:p>0</text:p>
              </table:table-cell>
              <table:table-cell office:value-type="float" office:value="-2.27016110536008">
                <text:p>-2.27016110536008</text:p>
              </table:table-cell>
            </table:table-row>
            <table:table-row>
              <table:table-cell office:value-type="float" office:value="0.0340434419381788">
                <text:p>0</text:p>
              </table:table-cell>
              <table:table-cell office:value-type="float" office:value="-1.51481037085324">
                <text:p>-1.51481037085324</text:p>
              </table:table-cell>
            </table:table-row>
            <table:table-row>
              <table:table-cell office:value-type="float" office:value="0.0111182381868719">
                <text:p>0</text:p>
              </table:table-cell>
              <table:table-cell office:value-type="float" office:value="-0.499717469531073">
                <text:p>-0.499717469531073</text:p>
              </table:table-cell>
            </table:table-row>
            <table:table-row>
              <table:table-cell office:value-type="float" office:value="-0.0201830815043564">
                <text:p>-0</text:p>
              </table:table-cell>
              <table:table-cell office:value-type="float" office:value="0.904639925448033">
                <text:p>0.904639925448033</text:p>
              </table:table-cell>
            </table:table-row>
            <table:table-row>
              <table:table-cell office:value-type="float" office:value="-0.0468537799909461">
                <text:p>-0</text:p>
              </table:table-cell>
              <table:table-cell office:value-type="float" office:value="2.06416795300122">
                <text:p>2.06416795300122</text:p>
              </table:table-cell>
            </table:table-row>
            <table:table-row>
              <table:table-cell office:value-type="float" office:value="-0.0773351968320521">
                <text:p>-0</text:p>
              </table:table-cell>
              <table:table-cell office:value-type="float" office:value="3.2880437161305">
                <text:p>3.2880437161305</text:p>
              </table:table-cell>
            </table:table-row>
            <table:table-row>
              <table:table-cell office:value-type="float" office:value="-0.101321585903084">
                <text:p>-0</text:p>
              </table:table-cell>
              <table:table-cell office:value-type="float" office:value="4.14401508510035">
                <text:p>4.14401508510035</text:p>
              </table:table-cell>
            </table:table-row>
            <table:table-row>
              <table:table-cell office:value-type="float" office:value="-0.147357975688415">
                <text:p>-0</text:p>
              </table:table-cell>
              <table:table-cell office:value-type="float" office:value="5.47096629959009">
                <text:p>5.47096629959009</text:p>
              </table:table-cell>
            </table:table-row>
            <table:table-row>
              <table:table-cell office:value-type="float" office:value="-0.172518696919762">
                <text:p>-0</text:p>
              </table:table-cell>
              <table:table-cell office:value-type="float" office:value="6.01505682520907">
                <text:p>6.01505682520907</text:p>
              </table:table-cell>
            </table:table-row>
            <table:table-row>
              <table:table-cell office:value-type="float" office:value="-0.209624689420688">
                <text:p>-0</text:p>
              </table:table-cell>
              <table:table-cell office:value-type="float" office:value="6.60061499637476">
                <text:p>6.60061499637476</text:p>
              </table:table-cell>
            </table:table-row>
            <table:table-row>
              <table:table-cell office:value-type="float" office:value="-0.259017285967061">
                <text:p>-0</text:p>
              </table:table-cell>
              <table:table-cell office:value-type="float" office:value="7.04202002857328">
                <text:p>7.04202002857328</text:p>
              </table:table-cell>
            </table:table-row>
            <table:table-row>
              <table:table-cell office:value-type="float" office:value="-0.324455899198167">
                <text:p>-0</text:p>
              </table:table-cell>
              <table:table-cell office:value-type="float" office:value="7.19931162349512">
                <text:p>7.19931162349512</text:p>
              </table:table-cell>
            </table:table-row>
            <table:table-row>
              <table:table-cell office:value-type="float" office:value="-0.367331855136733">
                <text:p>-0</text:p>
              </table:table-cell>
              <table:table-cell office:value-type="float" office:value="7.13203552214102">
                <text:p>7.13203552214102</text:p>
              </table:table-cell>
            </table:table-row>
            <table:table-row>
              <table:table-cell office:value-type="float" office:value="-0.426588525601481">
                <text:p>-0</text:p>
              </table:table-cell>
              <table:table-cell office:value-type="float" office:value="6.91235438256314">
                <text:p>6.912354382563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number:number-style style:name="N13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39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933cm" svg:height="17.879cm" xlink:href=".." xlink:type="simple" chart:class="chart:scatter" chart:style-name="ch1">
        <chart:title svg:x="11.959cm" svg:y="0.493cm" chart:style-name="ch2">
          <text:p>Charakterystyka mechaniczna</text:p>
        </chart:title>
        <chart:legend svg:x="21.023cm" svg:y="12.462cm" style:legend-expansion="custom" chartooo:width="4.18cm" chartooo:height="1.24cm" style:legend-expansion-aspect-ratio="3.37096774193548" chart:style-name="ch3"/>
        <chart:plot-area chart:style-name="ch4" table:cell-range-address="Arkusz1.V3:Arkusz1.W26 Arkusz1.W2:Arkusz1.W2 Arkusz1.AC2:Arkusz1.AC26" chart:data-source-has-labels="row" svg:x="1.636cm" svg:y="2.343cm" svg:width="27.101cm" svg:height="14.171cm">
          <chartooo:coordinate-region svg:x="1.927cm" svg:y="2.556cm" svg:width="26.57cm" svg:height="13.746cm"/>
          <chart:axis chart:dimension="x" chart:name="primary-x" chart:style-name="ch5">
            <chart:title svg:x="14.481cm" svg:y="16.872cm" chart:style-name="ch6">
              <text:p>poślizg s</text:p>
            </chart:title>
          </chart:axis>
          <chart:axis chart:dimension="y" chart:name="primary-y" chart:style-name="ch7">
            <chart:title svg:x="0.451cm" svg:y="11.232cm" chart:style-name="ch8">
              <text:p>moment obrotowy [N*m]</text:p>
            </chart:title>
            <chart:grid chart:style-name="ch9" chart:class="major"/>
          </chart:axis>
          <chart:series chart:style-name="ch10" chart:values-cell-range-address="Arkusz1.W3:Arkusz1.W26" chart:label-cell-address="Arkusz1.W2:Arkusz1.W2" chart:class="chart:scatter">
            <chart:domain table:cell-range-address="Arkusz1.V3:Arkusz1.V26"/>
            <chart:data-point chart:repeated="24"/>
          </chart:series>
          <chart:series chart:style-name="ch11" chart:values-cell-range-address="Arkusz1.AC2:Arkusz1.AC26" chart:label-cell-address="Arkusz1.AC2:Arkusz1.AC2" chart:class="chart:scatter">
            <chart:domain table:cell-range-address="Arkusz1.V2:Arkusz1.V26"/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V</text:p>
              </table:table-cell>
              <table:table-cell office:value-type="string">
                <text:p>T [N*m]</text:p>
                <draw:g>
                  <svg:desc>Arkusz1.W2:Arkusz1.W2</svg:desc>
                </draw:g>
              </table:table-cell>
              <table:table-cell office:value-type="string">
                <text:p>Kolumna V</text:p>
              </table:table-cell>
              <table:table-cell office:value-type="string">
                <text:p>T_kloss [N*m]</text:p>
                <draw:g>
                  <svg:desc>Arkusz1.AC2:Arkusz1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122">
                <text:p>-0.2122</text:p>
                <draw:g>
                  <svg:desc>Arkusz1.V3:Arkusz1.V26</svg:desc>
                </draw:g>
              </table:table-cell>
              <table:table-cell office:value-type="float" office:value="-22.6">
                <text:p>-22.6</text:p>
                <draw:g>
                  <svg:desc>Arkusz1.W3:Arkusz1.W26</svg:desc>
                </draw:g>
              </table:table-cell>
              <table:table-cell office:value-type="float" office:value="NaN">
                <text:p>NaN</text:p>
                <draw:g>
                  <svg:desc>Arkusz1.V2:Arkusz1.V26</svg:desc>
                </draw:g>
              </table:table-cell>
              <table:table-cell office:value-type="float" office:value="NaN">
                <text:p>NaN</text:p>
                <draw:g>
                  <svg:desc>Arkusz1.AC2:Arkusz1.A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81">
                <text:p>-0.181</text:p>
              </table:table-cell>
              <table:table-cell office:value-type="float" office:value="-19.2">
                <text:p>-19.2</text:p>
              </table:table-cell>
              <table:table-cell office:value-type="float" office:value="-0.2122">
                <text:p>-0.2122</text:p>
              </table:table-cell>
              <table:table-cell office:value-type="float" office:value="-6.60412400791576">
                <text:p>-6.60412400791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566">
                <text:p>-0.1566</text:p>
              </table:table-cell>
              <table:table-cell office:value-type="float" office:value="-16.7">
                <text:p>-16.7</text:p>
              </table:table-cell>
              <table:table-cell office:value-type="float" office:value="-0.181">
                <text:p>-0.181</text:p>
              </table:table-cell>
              <table:table-cell office:value-type="float" office:value="-6.13601963420558">
                <text:p>-6.13601963420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319">
                <text:p>-0.1319</text:p>
              </table:table-cell>
              <table:table-cell office:value-type="float" office:value="-13.9">
                <text:p>-13.9</text:p>
              </table:table-cell>
              <table:table-cell office:value-type="float" office:value="-0.1566">
                <text:p>-0.1566</text:p>
              </table:table-cell>
              <table:table-cell office:value-type="float" office:value="-5.64738428967467">
                <text:p>-5.64738428967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116">
                <text:p>-0.1116</text:p>
              </table:table-cell>
              <table:table-cell office:value-type="float" office:value="-11.9">
                <text:p>-11.9</text:p>
              </table:table-cell>
              <table:table-cell office:value-type="float" office:value="-0.1319">
                <text:p>-0.1319</text:p>
              </table:table-cell>
              <table:table-cell office:value-type="float" office:value="-5.03436021966761">
                <text:p>-5.03436021966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784">
                <text:p>-0.0784</text:p>
              </table:table-cell>
              <table:table-cell office:value-type="float" office:value="-8.5">
                <text:p>-8.5</text:p>
              </table:table-cell>
              <table:table-cell office:value-type="float" office:value="-0.1116">
                <text:p>-0.1116</text:p>
              </table:table-cell>
              <table:table-cell office:value-type="float" office:value="-4.43934421917905">
                <text:p>-4.43934421917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532000000000001">
                <text:p>-0.0532000000000001</text:p>
              </table:table-cell>
              <table:table-cell office:value-type="float" office:value="-6">
                <text:p>-6</text:p>
              </table:table-cell>
              <table:table-cell office:value-type="float" office:value="-0.0784">
                <text:p>-0.0784</text:p>
              </table:table-cell>
              <table:table-cell office:value-type="float" office:value="-3.29623179165914">
                <text:p>-3.29623179165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87999999999999">
                <text:p>-0.0287999999999999</text:p>
              </table:table-cell>
              <table:table-cell office:value-type="float" office:value="-3.7">
                <text:p>-3.7</text:p>
              </table:table-cell>
              <table:table-cell office:value-type="float" office:value="-0.0532000000000001">
                <text:p>-0.0532000000000001</text:p>
              </table:table-cell>
              <table:table-cell office:value-type="float" office:value="-2.3057418934005">
                <text:p>-2.3057418934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23">
                <text:p>-0.0123</text:p>
              </table:table-cell>
              <table:table-cell office:value-type="float" office:value="-2.3">
                <text:p>-2.3</text:p>
              </table:table-cell>
              <table:table-cell office:value-type="float" office:value="-0.0287999999999999">
                <text:p>-0.0287999999999999</text:p>
              </table:table-cell>
              <table:table-cell office:value-type="float" office:value="-1.27189771039884">
                <text:p>-1.271897710398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60000000000005">
                <text:p>0.00960000000000005</text:p>
              </table:table-cell>
              <table:table-cell office:value-type="float" office:value="-0.3">
                <text:p>-0.3</text:p>
              </table:table-cell>
              <table:table-cell office:value-type="float" office:value="-0.0123">
                <text:p>-0.0123</text:p>
              </table:table-cell>
              <table:table-cell office:value-type="float" office:value="-0.546721227164654">
                <text:p>-0.546721227164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45">
                <text:p>0.0245</text:p>
              </table:table-cell>
              <table:table-cell office:value-type="float" office:value="0.8">
                <text:p>0.8</text:p>
              </table:table-cell>
              <table:table-cell office:value-type="float" office:value="0.00960000000000005">
                <text:p>0.00960000000000005</text:p>
              </table:table-cell>
              <table:table-cell office:value-type="float" office:value="0.426950135095517">
                <text:p>0.4269501350955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24">
                <text:p>0.0424</text:p>
              </table:table-cell>
              <table:table-cell office:value-type="float" office:value="1.9">
                <text:p>1.9</text:p>
              </table:table-cell>
              <table:table-cell office:value-type="float" office:value="0.0245">
                <text:p>0.0245</text:p>
              </table:table-cell>
              <table:table-cell office:value-type="float" office:value="1.08435239067956">
                <text:p>1.084352390679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46">
                <text:p>0.0646</text:p>
              </table:table-cell>
              <table:table-cell office:value-type="float" office:value="3.2">
                <text:p>3.2</text:p>
              </table:table-cell>
              <table:table-cell office:value-type="float" office:value="0.0424">
                <text:p>0.0424</text:p>
              </table:table-cell>
              <table:table-cell office:value-type="float" office:value="1.85548277543609">
                <text:p>1.85548277543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32999999999999">
                <text:p>0.0932999999999999</text:p>
              </table:table-cell>
              <table:table-cell office:value-type="float" office:value="4.5">
                <text:p>4.5</text:p>
              </table:table-cell>
              <table:table-cell office:value-type="float" office:value="0.0646">
                <text:p>0.0646</text:p>
              </table:table-cell>
              <table:table-cell office:value-type="float" office:value="2.76527917514852">
                <text:p>2.76527917514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64">
                <text:p>0.1164</text:p>
              </table:table-cell>
              <table:table-cell office:value-type="float" office:value="5.2">
                <text:p>5.2</text:p>
              </table:table-cell>
              <table:table-cell office:value-type="float" office:value="0.0932999999999999">
                <text:p>0.0932999999999999</text:p>
              </table:table-cell>
              <table:table-cell office:value-type="float" office:value="3.83415389626097">
                <text:p>3.83415389626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14">
                <text:p>0.1414</text:p>
              </table:table-cell>
              <table:table-cell office:value-type="float" office:value="5.9">
                <text:p>5.9</text:p>
              </table:table-cell>
              <table:table-cell office:value-type="float" office:value="0.1164">
                <text:p>0.1164</text:p>
              </table:table-cell>
              <table:table-cell office:value-type="float" office:value="4.58741293765098">
                <text:p>4.587412937650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01">
                <text:p>0.1601</text:p>
              </table:table-cell>
              <table:table-cell office:value-type="float" office:value="6.3">
                <text:p>6.3</text:p>
              </table:table-cell>
              <table:table-cell office:value-type="float" office:value="0.1414">
                <text:p>0.1414</text:p>
              </table:table-cell>
              <table:table-cell office:value-type="float" office:value="5.28453901646909">
                <text:p>5.28453901646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938">
                <text:p>0.1938</text:p>
              </table:table-cell>
              <table:table-cell office:value-type="float" office:value="6.8">
                <text:p>6.8</text:p>
              </table:table-cell>
              <table:table-cell office:value-type="float" office:value="0.1601">
                <text:p>0.1601</text:p>
              </table:table-cell>
              <table:table-cell office:value-type="float" office:value="5.72448152984866">
                <text:p>5.724481529848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11">
                <text:p>0.2111</text:p>
              </table:table-cell>
              <table:table-cell office:value-type="float" office:value="7">
                <text:p>7</text:p>
              </table:table-cell>
              <table:table-cell office:value-type="float" office:value="0.1938">
                <text:p>0.1938</text:p>
              </table:table-cell>
              <table:table-cell office:value-type="float" office:value="6.34831263388146">
                <text:p>6.34831263388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53">
                <text:p>0.2353</text:p>
              </table:table-cell>
              <table:table-cell office:value-type="float" office:value="7.1">
                <text:p>7.1</text:p>
              </table:table-cell>
              <table:table-cell office:value-type="float" office:value="0.2111">
                <text:p>0.2111</text:p>
              </table:table-cell>
              <table:table-cell office:value-type="float" office:value="6.59039110290583">
                <text:p>6.59039110290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53">
                <text:p>0.2653</text:p>
              </table:table-cell>
              <table:table-cell office:value-type="float" office:value="7.2">
                <text:p>7.2</text:p>
              </table:table-cell>
              <table:table-cell office:value-type="float" office:value="0.2353">
                <text:p>0.2353</text:p>
              </table:table-cell>
              <table:table-cell office:value-type="float" office:value="6.84997432169338">
                <text:p>6.849974321693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16">
                <text:p>0.3016</text:p>
              </table:table-cell>
              <table:table-cell office:value-type="float" office:value="7.2">
                <text:p>7.2</text:p>
              </table:table-cell>
              <table:table-cell office:value-type="float" office:value="0.2653">
                <text:p>0.2653</text:p>
              </table:table-cell>
              <table:table-cell office:value-type="float" office:value="7.06066820181455">
                <text:p>7.06066820181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35">
                <text:p>0.3235</text:p>
              </table:table-cell>
              <table:table-cell office:value-type="float" office:value="7.2">
                <text:p>7.2</text:p>
              </table:table-cell>
              <table:table-cell office:value-type="float" office:value="0.3016">
                <text:p>0.3016</text:p>
              </table:table-cell>
              <table:table-cell office:value-type="float" office:value="7.18234698078331">
                <text:p>7.18234698078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16">
                <text:p>0.3516</text:p>
              </table:table-cell>
              <table:table-cell office:value-type="float" office:value="7.1">
                <text:p>7.1</text:p>
              </table:table-cell>
              <table:table-cell office:value-type="float" office:value="0.3235">
                <text:p>0.323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6">
                <text:p>0.3516</text:p>
              </table:table-cell>
              <table:table-cell office:value-type="float" office:value="7.17509496558118">
                <text:p>7.17509496558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5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5pt" fo:font-weight="bold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2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cm" chart:symbol-height="0cm">
        <chart:symbol-image xlink:href="Pictures/2000000D000000DD000000DD3F0040E4.svm" xlink:type="simple" xlink:actuate="onLoad"/>
      </style:chart-properties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cm" chart:symbol-height="0cm">
        <chart:symbol-image xlink:href="Pictures/2000000D000000DD000000DD8384ABF7.svm" xlink:type="simple" xlink:actuate="onLoad"/>
      </style:chart-properties>
      <style:graphic-properties svg:stroke-width="0.05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cm" chart:symbol-height="0cm">
        <chart:symbol-image xlink:href="Pictures/2000000D000000DD000000DD539AEB53.svm" xlink:type="simple" xlink:actuate="onLoad"/>
      </style:chart-properties>
      <style:graphic-properties svg:stroke-width="0.05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138cm" svg:height="15.719cm" xlink:href=".." xlink:type="simple" chart:class="chart:scatter" chart:style-name="ch1">
        <chart:title svg:x="7.836cm" svg:y="0.45cm" chart:style-name="ch2">
          <text:p>Wykres przejść trójkąt-gwiazda</text:p>
        </chart:title>
        <chart:legend chart:legend-position="top" svg:x="8.634cm" svg:y="1.876cm" style:legend-expansion="wide" chart:style-name="ch3"/>
        <chart:plot-area chart:style-name="ch4" table:cell-range-address="Arkusz2.A1:Arkusz2.D853" chart:data-source-has-labels="row" svg:x="1.866cm" svg:y="3.181cm" svg:width="19.394cm" svg:height="10.85cm">
          <chartooo:coordinate-region svg:x="3.07cm" svg:y="3.42cm" svg:width="17.462cm" svg:height="9.885cm"/>
          <chart:axis chart:dimension="x" chart:name="primary-x" chart:style-name="ch5">
            <chart:title svg:x="10.965cm" svg:y="14.346cm" chart:style-name="ch6">
              <text:p>t [s]</text:p>
            </chart:title>
            <chart:grid chart:style-name="ch7" chart:class="major"/>
          </chart:axis>
          <chart:axis chart:dimension="y" chart:name="primary-y" chart:style-name="ch8">
            <chart:title svg:x="0.451cm" svg:y="9.323cm" chart:style-name="ch9">
              <text:p>U [V]</text:p>
            </chart:title>
            <chart:grid chart:style-name="ch7" chart:class="major"/>
          </chart:axis>
          <chart:axis chart:dimension="y" chart:name="secondary-y" chart:style-name="ch10">
            <chart:title svg:x="21.723cm" svg:y="9.204cm" chart:style-name="ch9">
              <text:p>I [A]</text:p>
            </chart:title>
          </chart:axis>
          <chart:series chart:attached-axis="primary-y" chart:style-name="ch11" chart:values-cell-range-address="Arkusz2.B2:Arkusz2.B853" chart:label-cell-address="Arkusz2.B1:Arkusz2.B1" chart:class="chart:scatter">
            <chart:domain table:cell-range-address="Arkusz2.A2:Arkusz2.A853"/>
            <chart:data-point chart:repeated="852"/>
          </chart:series>
          <chart:series chart:attached-axis="secondary-y" chart:style-name="ch12" chart:values-cell-range-address="Arkusz2.C2:Arkusz2.C853" chart:label-cell-address="Arkusz2.C1:Arkusz2.C1" chart:class="chart:scatter">
            <chart:data-point chart:repeated="852"/>
          </chart:series>
          <chart:series chart:attached-axis="primary-y" chart:style-name="ch13" chart:values-cell-range-address="Arkusz2.D2:Arkusz2.D853" chart:label-cell-address="Arkusz2.D1:Arkusz2.D1" chart:class="chart:scatter">
            <chart:data-point chart:repeated="85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U_ab</text:p>
                <draw:g>
                  <svg:desc>Arkusz2.B1:Arkusz2.B1</svg:desc>
                </draw:g>
              </table:table-cell>
              <table:table-cell office:value-type="string">
                <text:p>I_a</text:p>
                <draw:g>
                  <svg:desc>Arkusz2.C1:Arkusz2.C1</svg:desc>
                </draw:g>
              </table:table-cell>
              <table:table-cell office:value-type="string">
                <text:p>U_1</text:p>
                <draw:g>
                  <svg:desc>Arkusz2.D1:Arkusz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0000007078052">
                <text:p>0.0100000007078052</text:p>
                <draw:g>
                  <svg:desc>Arkusz2.A2:Arkusz2.A853</svg:desc>
                </draw:g>
              </table:table-cell>
              <table:table-cell office:value-type="float" office:value="237.317306518555">
                <text:p>237.317306518555</text:p>
                <draw:g>
                  <svg:desc>Arkusz2.B2:Arkusz2.B853</svg:desc>
                </draw:g>
              </table:table-cell>
              <table:table-cell office:value-type="float" office:value="0.00554037187248468">
                <text:p>0.00554037187248468</text:p>
                <draw:g>
                  <svg:desc>Arkusz2.C2:Arkusz2.C853</svg:desc>
                </draw:g>
              </table:table-cell>
              <table:table-cell office:value-type="float" office:value="-14.5661849975586">
                <text:p>-14.5661849975586</text:p>
                <draw:g>
                  <svg:desc>Arkusz2.D2:Arkusz2.D8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0000014156103">
                <text:p>0.0200000014156103</text:p>
              </table:table-cell>
              <table:table-cell office:value-type="float" office:value="237.30583190918">
                <text:p>237.30583190918</text:p>
              </table:table-cell>
              <table:table-cell office:value-type="float" office:value="0.00558357825502753">
                <text:p>0.00558357825502753</text:p>
              </table:table-cell>
              <table:table-cell office:value-type="float" office:value="-14.5074491500854">
                <text:p>-14.5074491500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0000011920929">
                <text:p>0.0300000011920929</text:p>
              </table:table-cell>
              <table:table-cell office:value-type="float" office:value="237.295867919922">
                <text:p>237.295867919922</text:p>
              </table:table-cell>
              <table:table-cell office:value-type="float" office:value="0.00561534473672509">
                <text:p>0.00561534473672509</text:p>
              </table:table-cell>
              <table:table-cell office:value-type="float" office:value="-14.4627075195313">
                <text:p>-14.4627075195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00000028312206">
                <text:p>0.0400000028312206</text:p>
              </table:table-cell>
              <table:table-cell office:value-type="float" office:value="237.288055419922">
                <text:p>237.288055419922</text:p>
              </table:table-cell>
              <table:table-cell office:value-type="float" office:value="0.00563284428790212">
                <text:p>0.00563284428790212</text:p>
              </table:table-cell>
              <table:table-cell office:value-type="float" office:value="-14.4320831298828">
                <text:p>-14.4320831298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00000044703484">
                <text:p>0.0500000044703484</text:p>
              </table:table-cell>
              <table:table-cell office:value-type="float" office:value="237.281875610352">
                <text:p>237.281875610352</text:p>
              </table:table-cell>
              <table:table-cell office:value-type="float" office:value="0.00563895236700773">
                <text:p>0.00563895236700773</text:p>
              </table:table-cell>
              <table:table-cell office:value-type="float" office:value="-14.4126930236816">
                <text:p>-14.41269302368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00000023841858">
                <text:p>0.0600000023841858</text:p>
              </table:table-cell>
              <table:table-cell office:value-type="float" office:value="237.27653503418">
                <text:p>237.27653503418</text:p>
              </table:table-cell>
              <table:table-cell office:value-type="float" office:value="0.00563836703076959">
                <text:p>0.00563836703076959</text:p>
              </table:table-cell>
              <table:table-cell office:value-type="float" office:value="-14.4029350280762">
                <text:p>-14.4029350280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00000077486038">
                <text:p>0.0700000077486038</text:p>
              </table:table-cell>
              <table:table-cell office:value-type="float" office:value="237.271102905273">
                <text:p>237.271102905273</text:p>
              </table:table-cell>
              <table:table-cell office:value-type="float" office:value="0.00563208060339093">
                <text:p>0.00563208060339093</text:p>
              </table:table-cell>
              <table:table-cell office:value-type="float" office:value="-14.3991203308105">
                <text:p>-14.3991203308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00000056624413">
                <text:p>0.0800000056624413</text:p>
              </table:table-cell>
              <table:table-cell office:value-type="float" office:value="237.264465332031">
                <text:p>237.264465332031</text:p>
              </table:table-cell>
              <table:table-cell office:value-type="float" office:value="0.00562220579013228">
                <text:p>0.00562220579013228</text:p>
              </table:table-cell>
              <table:table-cell office:value-type="float" office:value="-14.3993215560913">
                <text:p>-14.39932155609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00000035762787">
                <text:p>0.0900000035762787</text:p>
              </table:table-cell>
              <table:table-cell office:value-type="float" office:value="237.255996704102">
                <text:p>237.255996704102</text:p>
              </table:table-cell>
              <table:table-cell office:value-type="float" office:value="0.00561348209157586">
                <text:p>0.00561348209157586</text:p>
              </table:table-cell>
              <table:table-cell office:value-type="float" office:value="-14.3999214172363">
                <text:p>-14.3999214172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000008940697">
                <text:p>0.100000008940697</text:p>
              </table:table-cell>
              <table:table-cell office:value-type="float" office:value="237.245635986328">
                <text:p>237.245635986328</text:p>
              </table:table-cell>
              <table:table-cell office:value-type="float" office:value="0.00560587923973799">
                <text:p>0.00560587923973799</text:p>
              </table:table-cell>
              <table:table-cell office:value-type="float" office:value="-14.3993701934814">
                <text:p>-14.39937019348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0000006854534">
                <text:p>0.110000006854534</text:p>
              </table:table-cell>
              <table:table-cell office:value-type="float" office:value="237.235275268555">
                <text:p>237.235275268555</text:p>
              </table:table-cell>
              <table:table-cell office:value-type="float" office:value="0.00559806451201439">
                <text:p>0.00559806451201439</text:p>
              </table:table-cell>
              <table:table-cell office:value-type="float" office:value="-14.3946838378906">
                <text:p>-14.3946838378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0000004768372">
                <text:p>0.120000004768372</text:p>
              </table:table-cell>
              <table:table-cell office:value-type="float" office:value="237.226425170898">
                <text:p>237.226425170898</text:p>
              </table:table-cell>
              <table:table-cell office:value-type="float" office:value="0.0055904071778059">
                <text:p>0.0055904071778059</text:p>
              </table:table-cell>
              <table:table-cell office:value-type="float" office:value="-14.3849897384644">
                <text:p>-14.3849897384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000001013279">
                <text:p>0.13000001013279</text:p>
              </table:table-cell>
              <table:table-cell office:value-type="float" office:value="237.220001220703">
                <text:p>237.220001220703</text:p>
              </table:table-cell>
              <table:table-cell office:value-type="float" office:value="0.00558177661150694">
                <text:p>0.00558177661150694</text:p>
              </table:table-cell>
              <table:table-cell office:value-type="float" office:value="-14.3679685592651">
                <text:p>-14.3679685592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0000015497208">
                <text:p>0.140000015497208</text:p>
              </table:table-cell>
              <table:table-cell office:value-type="float" office:value="237.216323852539">
                <text:p>237.216323852539</text:p>
              </table:table-cell>
              <table:table-cell office:value-type="float" office:value="0.00557043123990297">
                <text:p>0.00557043123990297</text:p>
              </table:table-cell>
              <table:table-cell office:value-type="float" office:value="-14.3434963226318">
                <text:p>-14.3434963226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0000005960464">
                <text:p>0.150000005960464</text:p>
              </table:table-cell>
              <table:table-cell office:value-type="float" office:value="237.214569091797">
                <text:p>237.214569091797</text:p>
              </table:table-cell>
              <table:table-cell office:value-type="float" office:value="0.00555793149396777">
                <text:p>0.00555793149396777</text:p>
              </table:table-cell>
              <table:table-cell office:value-type="float" office:value="-14.309983253479">
                <text:p>-14.309983253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0000011324883">
                <text:p>0.160000011324883</text:p>
              </table:table-cell>
              <table:table-cell office:value-type="float" office:value="237.214340209961">
                <text:p>237.214340209961</text:p>
              </table:table-cell>
              <table:table-cell office:value-type="float" office:value="0.00555784162133932">
                <text:p>0.00555784162133932</text:p>
              </table:table-cell>
              <table:table-cell office:value-type="float" office:value="-14.2682065963745">
                <text:p>-14.26820659637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0000016689301">
                <text:p>0.170000016689301</text:p>
              </table:table-cell>
              <table:table-cell office:value-type="float" office:value="237.215637207031">
                <text:p>237.215637207031</text:p>
              </table:table-cell>
              <table:table-cell office:value-type="float" office:value="0.00559920584782958">
                <text:p>0.00559920584782958</text:p>
              </table:table-cell>
              <table:table-cell office:value-type="float" office:value="-14.2179613113403">
                <text:p>-14.2179613113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0000007152557">
                <text:p>0.180000007152557</text:p>
              </table:table-cell>
              <table:table-cell office:value-type="float" office:value="237.218460083008">
                <text:p>237.218460083008</text:p>
              </table:table-cell>
              <table:table-cell office:value-type="float" office:value="0.00571904424577951">
                <text:p>0.00571904424577951</text:p>
              </table:table-cell>
              <table:table-cell office:value-type="float" office:value="-14.161958694458">
                <text:p>-14.1619586944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0000012516975">
                <text:p>0.190000012516975</text:p>
              </table:table-cell>
              <table:table-cell office:value-type="float" office:value="237.222579956055">
                <text:p>237.222579956055</text:p>
              </table:table-cell>
              <table:table-cell office:value-type="float" office:value="0.00596287287771702">
                <text:p>0.00596287287771702</text:p>
              </table:table-cell>
              <table:table-cell office:value-type="float" office:value="-14.1024188995361">
                <text:p>-14.1024188995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0000017881393">
                <text:p>0.200000017881393</text:p>
              </table:table-cell>
              <table:table-cell office:value-type="float" office:value="237.226837158203">
                <text:p>237.226837158203</text:p>
              </table:table-cell>
              <table:table-cell office:value-type="float" office:value="0.00638690777122974">
                <text:p>0.00638690777122974</text:p>
              </table:table-cell>
              <table:table-cell office:value-type="float" office:value="-14.0447912216187">
                <text:p>-14.04479122161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000000834465">
                <text:p>0.21000000834465</text:p>
              </table:table-cell>
              <table:table-cell office:value-type="float" office:value="237.230102539063">
                <text:p>237.230102539063</text:p>
              </table:table-cell>
              <table:table-cell office:value-type="float" office:value="0.0070500373840332">
                <text:p>0.0070500373840332</text:p>
              </table:table-cell>
              <table:table-cell office:value-type="float" office:value="-13.9945459365845">
                <text:p>-13.99454593658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0000013709068">
                <text:p>0.220000013709068</text:p>
              </table:table-cell>
              <table:table-cell office:value-type="float" office:value="237.230865478516">
                <text:p>237.230865478516</text:p>
              </table:table-cell>
              <table:table-cell office:value-type="float" office:value="0.00799965392798185">
                <text:p>0.00799965392798185</text:p>
              </table:table-cell>
              <table:table-cell office:value-type="float" office:value="-13.961012840271">
                <text:p>-13.9610128402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0000019073486">
                <text:p>0.230000019073486</text:p>
              </table:table-cell>
              <table:table-cell office:value-type="float" office:value="237.228576660156">
                <text:p>237.228576660156</text:p>
              </table:table-cell>
              <table:table-cell office:value-type="float" office:value="0.00924847554415464">
                <text:p>0.00924847554415464</text:p>
              </table:table-cell>
              <table:table-cell office:value-type="float" office:value="-13.9539575576782">
                <text:p>-13.95395755767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0000009536743">
                <text:p>0.240000009536743</text:p>
              </table:table-cell>
              <table:table-cell office:value-type="float" office:value="237.222946166992">
                <text:p>237.222946166992</text:p>
              </table:table-cell>
              <table:table-cell office:value-type="float" office:value="0.0107564888894558">
                <text:p>0.0107564888894558</text:p>
              </table:table-cell>
              <table:table-cell office:value-type="float" office:value="-13.9872941970825">
                <text:p>-13.9872941970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0000029802322">
                <text:p>0.250000029802322</text:p>
              </table:table-cell>
              <table:table-cell office:value-type="float" office:value="237.213119506836">
                <text:p>237.213119506836</text:p>
              </table:table-cell>
              <table:table-cell office:value-type="float" office:value="0.0124134188517928">
                <text:p>0.0124134188517928</text:p>
              </table:table-cell>
              <table:table-cell office:value-type="float" office:value="-14.0753078460693">
                <text:p>-14.07530784606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0000020265579">
                <text:p>0.260000020265579</text:p>
              </table:table-cell>
              <table:table-cell office:value-type="float" office:value="237.199737548828">
                <text:p>237.199737548828</text:p>
              </table:table-cell>
              <table:table-cell office:value-type="float" office:value="0.0140098091214895">
                <text:p>0.0140098091214895</text:p>
              </table:table-cell>
              <table:table-cell office:value-type="float" office:value="-14.2362775802612">
                <text:p>-14.23627758026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0000010728836">
                <text:p>0.270000010728836</text:p>
              </table:table-cell>
              <table:table-cell office:value-type="float" office:value="237.184722900391">
                <text:p>237.184722900391</text:p>
              </table:table-cell>
              <table:table-cell office:value-type="float" office:value="0.0152045292779803">
                <text:p>0.0152045292779803</text:p>
              </table:table-cell>
              <table:table-cell office:value-type="float" office:value="-14.4885425567627">
                <text:p>-14.4885425567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0000030994415">
                <text:p>0.280000030994415</text:p>
              </table:table-cell>
              <table:table-cell office:value-type="float" office:value="237.170303344727">
                <text:p>237.170303344727</text:p>
              </table:table-cell>
              <table:table-cell office:value-type="float" office:value="0.015496033243835">
                <text:p>0.015496033243835</text:p>
              </table:table-cell>
              <table:table-cell office:value-type="float" office:value="-14.8533687591553">
                <text:p>-14.85336875915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0000021457672">
                <text:p>0.290000021457672</text:p>
              </table:table-cell>
              <table:table-cell office:value-type="float" office:value="237.157409667969">
                <text:p>237.157409667969</text:p>
              </table:table-cell>
              <table:table-cell office:value-type="float" office:value="0.0142053468152881">
                <text:p>0.0142053468152881</text:p>
              </table:table-cell>
              <table:table-cell office:value-type="float" office:value="-15.3504724502563">
                <text:p>-15.35047245025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0000011920929">
                <text:p>0.300000011920929</text:p>
              </table:table-cell>
              <table:table-cell office:value-type="float" office:value="237.146591186523">
                <text:p>237.146591186523</text:p>
              </table:table-cell>
              <table:table-cell office:value-type="float" office:value="0.010466986335814">
                <text:p>0.010466986335814</text:p>
              </table:table-cell>
              <table:table-cell office:value-type="float" office:value="-16.0002384185791">
                <text:p>-16.0002384185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0000032186508">
                <text:p>0.310000032186508</text:p>
              </table:table-cell>
              <table:table-cell office:value-type="float" office:value="237.138809204102">
                <text:p>237.138809204102</text:p>
              </table:table-cell>
              <table:table-cell office:value-type="float" office:value="0.00325045664794743">
                <text:p>0.00325045664794743</text:p>
              </table:table-cell>
              <table:table-cell office:value-type="float" office:value="-16.8180694580078">
                <text:p>-16.81806945800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0000022649765">
                <text:p>0.320000022649765</text:p>
              </table:table-cell>
              <table:table-cell office:value-type="float" office:value="237.134231567383">
                <text:p>237.134231567383</text:p>
              </table:table-cell>
              <table:table-cell office:value-type="float" office:value="-0.00855832640081644">
                <text:p>-0.00855832640081644</text:p>
              </table:table-cell>
              <table:table-cell office:value-type="float" office:value="-17.8153858184814">
                <text:p>-17.81538581848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0000013113022">
                <text:p>0.330000013113022</text:p>
              </table:table-cell>
              <table:table-cell office:value-type="float" office:value="237.134002685547">
                <text:p>237.134002685547</text:p>
              </table:table-cell>
              <table:table-cell office:value-type="float" office:value="-0.0260081700980663">
                <text:p>-0.0260081700980663</text:p>
              </table:table-cell>
              <table:table-cell office:value-type="float" office:value="-18.9925765991211">
                <text:p>-18.99257659912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0000033378601">
                <text:p>0.340000033378601</text:p>
              </table:table-cell>
              <table:table-cell office:value-type="float" office:value="237.138671875">
                <text:p>237.138671875</text:p>
              </table:table-cell>
              <table:table-cell office:value-type="float" office:value="-0.049842543900013">
                <text:p>-0.049842543900013</text:p>
              </table:table-cell>
              <table:table-cell office:value-type="float" office:value="-20.3385047912598">
                <text:p>-20.33850479125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0000023841858">
                <text:p>0.350000023841858</text:p>
              </table:table-cell>
              <table:table-cell office:value-type="float" office:value="237.149353027344">
                <text:p>237.149353027344</text:p>
              </table:table-cell>
              <table:table-cell office:value-type="float" office:value="-0.0801416710019112">
                <text:p>-0.0801416710019112</text:p>
              </table:table-cell>
              <table:table-cell office:value-type="float" office:value="-21.8224105834961">
                <text:p>-21.82241058349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0000014305115">
                <text:p>0.360000014305115</text:p>
              </table:table-cell>
              <table:table-cell office:value-type="float" office:value="237.165588378906">
                <text:p>237.165588378906</text:p>
              </table:table-cell>
              <table:table-cell office:value-type="float" office:value="-0.115837506949902">
                <text:p>-0.115837506949902</text:p>
              </table:table-cell>
              <table:table-cell office:value-type="float" office:value="-23.3922119140625">
                <text:p>-23.392211914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0000034570694">
                <text:p>0.370000034570694</text:p>
              </table:table-cell>
              <table:table-cell office:value-type="float" office:value="237.185729980469">
                <text:p>237.185729980469</text:p>
              </table:table-cell>
              <table:table-cell office:value-type="float" office:value="-0.154097691178322">
                <text:p>-0.154097691178322</text:p>
              </table:table-cell>
              <table:table-cell office:value-type="float" office:value="-24.9648971557617">
                <text:p>-24.96489715576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0000025033951">
                <text:p>0.380000025033951</text:p>
              </table:table-cell>
              <table:table-cell office:value-type="float" office:value="237.207931518555">
                <text:p>237.207931518555</text:p>
              </table:table-cell>
              <table:table-cell office:value-type="float" office:value="-0.189613193273544">
                <text:p>-0.189613193273544</text:p>
              </table:table-cell>
              <table:table-cell office:value-type="float" office:value="-26.4239025115967">
                <text:p>-26.42390251159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0000015497208">
                <text:p>0.390000015497208</text:p>
              </table:table-cell>
              <table:table-cell office:value-type="float" office:value="237.229400634766">
                <text:p>237.229400634766</text:p>
              </table:table-cell>
              <table:table-cell office:value-type="float" office:value="-0.213851198554039">
                <text:p>-0.213851198554039</text:p>
              </table:table-cell>
              <table:table-cell office:value-type="float" office:value="-27.6094055175781">
                <text:p>-27.6094055175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0000035762787">
                <text:p>0.400000035762787</text:p>
              </table:table-cell>
              <table:table-cell office:value-type="float" office:value="237.245758056641">
                <text:p>237.245758056641</text:p>
              </table:table-cell>
              <table:table-cell office:value-type="float" office:value="-0.214372664690018">
                <text:p>-0.214372664690018</text:p>
              </table:table-cell>
              <table:table-cell office:value-type="float" office:value="-28.3162174224854">
                <text:p>-28.31621742248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0000026226044">
                <text:p>0.410000026226044</text:p>
              </table:table-cell>
              <table:table-cell office:value-type="float" office:value="237.251327514648">
                <text:p>237.251327514648</text:p>
              </table:table-cell>
              <table:table-cell office:value-type="float" office:value="-0.174390643835068">
                <text:p>-0.174390643835068</text:p>
              </table:table-cell>
              <table:table-cell office:value-type="float" office:value="-28.2855625152588">
                <text:p>-28.28556251525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0000016689301">
                <text:p>0.420000016689301</text:p>
              </table:table-cell>
              <table:table-cell office:value-type="float" office:value="237.238998413086">
                <text:p>237.238998413086</text:p>
              </table:table-cell>
              <table:table-cell office:value-type="float" office:value="-0.072817362844944">
                <text:p>-0.072817362844944</text:p>
              </table:table-cell>
              <table:table-cell office:value-type="float" office:value="-27.2060165405273">
                <text:p>-27.20601654052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000003695488">
                <text:p>0.43000003695488</text:p>
              </table:table-cell>
              <table:table-cell office:value-type="float" office:value="237.201568603516">
                <text:p>237.201568603516</text:p>
              </table:table-cell>
              <table:table-cell office:value-type="float" office:value="0.114860646426678">
                <text:p>0.114860646426678</text:p>
              </table:table-cell>
              <table:table-cell office:value-type="float" office:value="-24.7102947235107">
                <text:p>-24.71029472351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0000027418137">
                <text:p>0.440000027418137</text:p>
              </table:table-cell>
              <table:table-cell office:value-type="float" office:value="237.131820678711">
                <text:p>237.131820678711</text:p>
              </table:table-cell>
              <table:table-cell office:value-type="float" office:value="0.414456725120544">
                <text:p>0.414456725120544</text:p>
              </table:table-cell>
              <table:table-cell office:value-type="float" office:value="-20.3835735321045">
                <text:p>-20.38357353210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0000017881393">
                <text:p>0.450000017881393</text:p>
              </table:table-cell>
              <table:table-cell office:value-type="float" office:value="237.023712158203">
                <text:p>237.023712158203</text:p>
              </table:table-cell>
              <table:table-cell office:value-type="float" office:value="0.849206268787384">
                <text:p>0.849206268787384</text:p>
              </table:table-cell>
              <table:table-cell office:value-type="float" office:value="-13.7698373794556">
                <text:p>-13.7698373794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0000038146973">
                <text:p>0.460000038146973</text:p>
              </table:table-cell>
              <table:table-cell office:value-type="float" office:value="236.874557495117">
                <text:p>236.874557495117</text:p>
              </table:table-cell>
              <table:table-cell office:value-type="float" office:value="1.43362009525299">
                <text:p>1.43362009525299</text:p>
              </table:table-cell>
              <table:table-cell office:value-type="float" office:value="-4.39311647415161">
                <text:p>-4.393116474151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0000028610229">
                <text:p>0.470000028610229</text:p>
              </table:table-cell>
              <table:table-cell office:value-type="float" office:value="236.685729980469">
                <text:p>236.685729980469</text:p>
              </table:table-cell>
              <table:table-cell office:value-type="float" office:value="2.16464519500732">
                <text:p>2.16464519500732</text:p>
              </table:table-cell>
              <table:table-cell office:value-type="float" office:value="8.21937847137451">
                <text:p>8.219378471374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0000019073486">
                <text:p>0.480000019073486</text:p>
              </table:table-cell>
              <table:table-cell office:value-type="float" office:value="236.465133666992">
                <text:p>236.465133666992</text:p>
              </table:table-cell>
              <table:table-cell office:value-type="float" office:value="3.00987410545349">
                <text:p>3.00987410545349</text:p>
              </table:table-cell>
              <table:table-cell office:value-type="float" office:value="24.4959182739258">
                <text:p>24.49591827392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0000039339066">
                <text:p>0.490000039339066</text:p>
              </table:table-cell>
              <table:table-cell office:value-type="float" office:value="236.23095703125">
                <text:p>236.23095703125</text:p>
              </table:table-cell>
              <table:table-cell office:value-type="float" office:value="3.89459109306335">
                <text:p>3.89459109306335</text:p>
              </table:table-cell>
              <table:table-cell office:value-type="float" office:value="44.7732467651367">
                <text:p>44.7732467651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0000059604645">
                <text:p>0.500000059604645</text:p>
              </table:table-cell>
              <table:table-cell office:value-type="float" office:value="236.007308959961">
                <text:p>236.007308959961</text:p>
              </table:table-cell>
              <table:table-cell office:value-type="float" office:value="4.71840620040894">
                <text:p>4.71840620040894</text:p>
              </table:table-cell>
              <table:table-cell office:value-type="float" office:value="69.2290802001953">
                <text:p>69.22908020019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0000050067902">
                <text:p>0.510000050067902</text:p>
              </table:table-cell>
              <table:table-cell office:value-type="float" office:value="235.812377929688">
                <text:p>235.812377929688</text:p>
              </table:table-cell>
              <table:table-cell office:value-type="float" office:value="5.40899276733398">
                <text:p>5.40899276733398</text:p>
              </table:table-cell>
              <table:table-cell office:value-type="float" office:value="97.8215942382813">
                <text:p>97.82159423828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0000040531158">
                <text:p>0.520000040531158</text:p>
              </table:table-cell>
              <table:table-cell office:value-type="float" office:value="235.654449462891">
                <text:p>235.654449462891</text:p>
              </table:table-cell>
              <table:table-cell office:value-type="float" office:value="5.93626689910889">
                <text:p>5.93626689910889</text:p>
              </table:table-cell>
              <table:table-cell office:value-type="float" office:value="130.256866455078">
                <text:p>130.2568664550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0000030994415">
                <text:p>0.530000030994415</text:p>
              </table:table-cell>
              <table:table-cell office:value-type="float" office:value="235.535263061523">
                <text:p>235.535263061523</text:p>
              </table:table-cell>
              <table:table-cell office:value-type="float" office:value="6.29804992675781">
                <text:p>6.29804992675781</text:p>
              </table:table-cell>
              <table:table-cell office:value-type="float" office:value="166.182250976563">
                <text:p>166.1822509765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0000021457672">
                <text:p>0.540000021457672</text:p>
              </table:table-cell>
              <table:table-cell office:value-type="float" office:value="235.451766967773">
                <text:p>235.451766967773</text:p>
              </table:table-cell>
              <table:table-cell office:value-type="float" office:value="6.50805187225342">
                <text:p>6.50805187225342</text:p>
              </table:table-cell>
              <table:table-cell office:value-type="float" office:value="205.245300292969">
                <text:p>205.2453002929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0000011920929">
                <text:p>0.550000011920929</text:p>
              </table:table-cell>
              <table:table-cell office:value-type="float" office:value="235.399063110352">
                <text:p>235.399063110352</text:p>
              </table:table-cell>
              <table:table-cell office:value-type="float" office:value="6.58783483505249">
                <text:p>6.58783483505249</text:p>
              </table:table-cell>
              <table:table-cell office:value-type="float" office:value="247.016906738281">
                <text:p>247.0169067382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0000061988831">
                <text:p>0.560000061988831</text:p>
              </table:table-cell>
              <table:table-cell office:value-type="float" office:value="235.372192382813">
                <text:p>235.372192382813</text:p>
              </table:table-cell>
              <table:table-cell office:value-type="float" office:value="6.56200742721558">
                <text:p>6.56200742721558</text:p>
              </table:table-cell>
              <table:table-cell office:value-type="float" office:value="291.050170898438">
                <text:p>291.050170898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0000052452087">
                <text:p>0.570000052452087</text:p>
              </table:table-cell>
              <table:table-cell office:value-type="float" office:value="235.367385864258">
                <text:p>235.367385864258</text:p>
              </table:table-cell>
              <table:table-cell office:value-type="float" office:value="6.45413494110107">
                <text:p>6.45413494110107</text:p>
              </table:table-cell>
              <table:table-cell office:value-type="float" office:value="336.911071777344">
                <text:p>336.9110717773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0000042915344">
                <text:p>0.580000042915344</text:p>
              </table:table-cell>
              <table:table-cell office:value-type="float" office:value="235.3818359375">
                <text:p>235.3818359375</text:p>
              </table:table-cell>
              <table:table-cell office:value-type="float" office:value="6.2841157913208">
                <text:p>6.2841157913208</text:p>
              </table:table-cell>
              <table:table-cell office:value-type="float" office:value="384.168029785156">
                <text:p>384.1680297851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0000033378601">
                <text:p>0.590000033378601</text:p>
              </table:table-cell>
              <table:table-cell office:value-type="float" office:value="235.413345336914">
                <text:p>235.413345336914</text:p>
              </table:table-cell>
              <table:table-cell office:value-type="float" office:value="6.06631517410278">
                <text:p>6.06631517410278</text:p>
              </table:table-cell>
              <table:table-cell office:value-type="float" office:value="432.384674072266">
                <text:p>432.3846740722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00000023841858">
                <text:p>0.600000023841858</text:p>
              </table:table-cell>
              <table:table-cell office:value-type="float" office:value="235.460327148438">
                <text:p>235.460327148438</text:p>
              </table:table-cell>
              <table:table-cell office:value-type="float" office:value="5.81109666824341">
                <text:p>5.81109666824341</text:p>
              </table:table-cell>
              <table:table-cell office:value-type="float" office:value="481.126434326172">
                <text:p>481.1264343261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0000014305115">
                <text:p>0.610000014305115</text:p>
              </table:table-cell>
              <table:table-cell office:value-type="float" office:value="235.521591186523">
                <text:p>235.521591186523</text:p>
              </table:table-cell>
              <table:table-cell office:value-type="float" office:value="5.52499771118164">
                <text:p>5.52499771118164</text:p>
              </table:table-cell>
              <table:table-cell office:value-type="float" office:value="529.939636230469">
                <text:p>529.9396362304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0000064373016">
                <text:p>0.620000064373016</text:p>
              </table:table-cell>
              <table:table-cell office:value-type="float" office:value="235.596588134766">
                <text:p>235.596588134766</text:p>
              </table:table-cell>
              <table:table-cell office:value-type="float" office:value="5.21166324615479">
                <text:p>5.21166324615479</text:p>
              </table:table-cell>
              <table:table-cell office:value-type="float" office:value="578.3583984375">
                <text:p>578.3583984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0000054836273">
                <text:p>0.630000054836273</text:p>
              </table:table-cell>
              <table:table-cell office:value-type="float" office:value="235.685272216797">
                <text:p>235.685272216797</text:p>
              </table:table-cell>
              <table:table-cell office:value-type="float" office:value="4.87424373626709">
                <text:p>4.87424373626709</text:p>
              </table:table-cell>
              <table:table-cell office:value-type="float" office:value="625.910583496094">
                <text:p>625.9105834960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000004529953">
                <text:p>0.64000004529953</text:p>
              </table:table-cell>
              <table:table-cell office:value-type="float" office:value="235.786575317383">
                <text:p>235.786575317383</text:p>
              </table:table-cell>
              <table:table-cell office:value-type="float" office:value="4.5157732963562">
                <text:p>4.5157732963562</text:p>
              </table:table-cell>
              <table:table-cell office:value-type="float" office:value="672.113647460938">
                <text:p>672.1136474609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0000035762787">
                <text:p>0.650000035762787</text:p>
              </table:table-cell>
              <table:table-cell office:value-type="float" office:value="235.898880004883">
                <text:p>235.898880004883</text:p>
              </table:table-cell>
              <table:table-cell office:value-type="float" office:value="4.14015054702759">
                <text:p>4.14015054702759</text:p>
              </table:table-cell>
              <table:table-cell office:value-type="float" office:value="716.489807128906">
                <text:p>716.4898071289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0000026226044">
                <text:p>0.660000026226044</text:p>
              </table:table-cell>
              <table:table-cell office:value-type="float" office:value="236.019287109375">
                <text:p>236.019287109375</text:p>
              </table:table-cell>
              <table:table-cell office:value-type="float" office:value="3.75345253944397">
                <text:p>3.75345253944397</text:p>
              </table:table-cell>
              <table:table-cell office:value-type="float" office:value="758.575378417969">
                <text:p>758.5753784179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0000016689301">
                <text:p>0.670000016689301</text:p>
              </table:table-cell>
              <table:table-cell office:value-type="float" office:value="236.144149780273">
                <text:p>236.144149780273</text:p>
              </table:table-cell>
              <table:table-cell office:value-type="float" office:value="3.36386847496033">
                <text:p>3.36386847496033</text:p>
              </table:table-cell>
              <table:table-cell office:value-type="float" office:value="797.93994140625">
                <text:p>797.93994140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0000066757202">
                <text:p>0.680000066757202</text:p>
              </table:table-cell>
              <table:table-cell office:value-type="float" office:value="236.269668579102">
                <text:p>236.269668579102</text:p>
              </table:table-cell>
              <table:table-cell office:value-type="float" office:value="2.98113632202148">
                <text:p>2.98113632202148</text:p>
              </table:table-cell>
              <table:table-cell office:value-type="float" office:value="834.199096679688">
                <text:p>834.1990966796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0000057220459">
                <text:p>0.690000057220459</text:p>
              </table:table-cell>
              <table:table-cell office:value-type="float" office:value="236.392181396484">
                <text:p>236.392181396484</text:p>
              </table:table-cell>
              <table:table-cell office:value-type="float" office:value="2.61562776565552">
                <text:p>2.61562776565552</text:p>
              </table:table-cell>
              <table:table-cell office:value-type="float" office:value="867.0380859375">
                <text:p>867.0380859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00000047683716">
                <text:p>0.700000047683716</text:p>
              </table:table-cell>
              <table:table-cell office:value-type="float" office:value="236.50846862793">
                <text:p>236.50846862793</text:p>
              </table:table-cell>
              <table:table-cell office:value-type="float" office:value="2.277188539505">
                <text:p>2.277188539505</text:p>
              </table:table-cell>
              <table:table-cell office:value-type="float" office:value="896.23046875">
                <text:p>896.2304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0000038146973">
                <text:p>0.710000038146973</text:p>
              </table:table-cell>
              <table:table-cell office:value-type="float" office:value="236.615570068359">
                <text:p>236.615570068359</text:p>
              </table:table-cell>
              <table:table-cell office:value-type="float" office:value="1.97416305541992">
                <text:p>1.97416305541992</text:p>
              </table:table-cell>
              <table:table-cell office:value-type="float" office:value="921.665588378906">
                <text:p>921.6655883789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0000028610229">
                <text:p>0.720000028610229</text:p>
              </table:table-cell>
              <table:table-cell office:value-type="float" office:value="236.71061706543">
                <text:p>236.71061706543</text:p>
              </table:table-cell>
              <table:table-cell office:value-type="float" office:value="1.71267437934875">
                <text:p>1.71267437934875</text:p>
              </table:table-cell>
              <table:table-cell office:value-type="float" office:value="943.348876953125">
                <text:p>943.348876953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236.791976928711">
                <text:p>236.791976928711</text:p>
              </table:table-cell>
              <table:table-cell office:value-type="float" office:value="1.49608421325684">
                <text:p>1.49608421325684</text:p>
              </table:table-cell>
              <table:table-cell office:value-type="float" office:value="961.392028808594">
                <text:p>961.3920288085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0000069141388">
                <text:p>0.740000069141388</text:p>
              </table:table-cell>
              <table:table-cell office:value-type="float" office:value="236.858749389648">
                <text:p>236.858749389648</text:p>
              </table:table-cell>
              <table:table-cell office:value-type="float" office:value="1.32462525367737">
                <text:p>1.32462525367737</text:p>
              </table:table-cell>
              <table:table-cell office:value-type="float" office:value="975.9990234375">
                <text:p>975.999023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0000059604645">
                <text:p>0.750000059604645</text:p>
              </table:table-cell>
              <table:table-cell office:value-type="float" office:value="236.911468505859">
                <text:p>236.911468505859</text:p>
              </table:table-cell>
              <table:table-cell office:value-type="float" office:value="1.19549810886383">
                <text:p>1.19549810886383</text:p>
              </table:table-cell>
              <table:table-cell office:value-type="float" office:value="987.446594238281">
                <text:p>987.4465942382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0000050067902">
                <text:p>0.760000050067902</text:p>
              </table:table-cell>
              <table:table-cell office:value-type="float" office:value="236.950546264648">
                <text:p>236.950546264648</text:p>
              </table:table-cell>
              <table:table-cell office:value-type="float" office:value="1.10355806350708">
                <text:p>1.10355806350708</text:p>
              </table:table-cell>
              <table:table-cell office:value-type="float" office:value="996.06201171875">
                <text:p>996.06201171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0000040531158">
                <text:p>0.770000040531158</text:p>
              </table:table-cell>
              <table:table-cell office:value-type="float" office:value="236.977325439453">
                <text:p>236.977325439453</text:p>
              </table:table-cell>
              <table:table-cell office:value-type="float" office:value="1.04236972332001">
                <text:p>1.04236972332001</text:p>
              </table:table-cell>
              <table:table-cell office:value-type="float" office:value="1002.20904541016">
                <text:p>1002.20904541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0000030994415">
                <text:p>0.780000030994415</text:p>
              </table:table-cell>
              <table:table-cell office:value-type="float" office:value="236.994110107422">
                <text:p>236.994110107422</text:p>
              </table:table-cell>
              <table:table-cell office:value-type="float" office:value="1.00521767139435">
                <text:p>1.00521767139435</text:p>
              </table:table-cell>
              <table:table-cell office:value-type="float" office:value="1006.26257324219">
                <text:p>1006.262573242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0000021457672">
                <text:p>0.790000021457672</text:p>
              </table:table-cell>
              <table:table-cell office:value-type="float" office:value="237.003952026367">
                <text:p>237.003952026367</text:p>
              </table:table-cell>
              <table:table-cell office:value-type="float" office:value="0.985788822174072">
                <text:p>0.985788822174072</text:p>
              </table:table-cell>
              <table:table-cell office:value-type="float" office:value="1008.59405517578">
                <text:p>1008.594055175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00000071525574">
                <text:p>0.800000071525574</text:p>
              </table:table-cell>
              <table:table-cell office:value-type="float" office:value="237.010055541992">
                <text:p>237.010055541992</text:p>
              </table:table-cell>
              <table:table-cell office:value-type="float" office:value="0.978595197200775">
                <text:p>0.978595197200775</text:p>
              </table:table-cell>
              <table:table-cell office:value-type="float" office:value="1009.55395507813">
                <text:p>1009.553955078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0000061988831">
                <text:p>0.810000061988831</text:p>
              </table:table-cell>
              <table:table-cell office:value-type="float" office:value="237.014831542969">
                <text:p>237.014831542969</text:p>
              </table:table-cell>
              <table:table-cell office:value-type="float" office:value="0.979231834411621">
                <text:p>0.979231834411621</text:p>
              </table:table-cell>
              <table:table-cell office:value-type="float" office:value="1009.46014404297">
                <text:p>1009.460144042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0000052452087">
                <text:p>0.820000052452087</text:p>
              </table:table-cell>
              <table:table-cell office:value-type="float" office:value="237.019607543945">
                <text:p>237.019607543945</text:p>
              </table:table-cell>
              <table:table-cell office:value-type="float" office:value="0.984355747699738">
                <text:p>0.984355747699738</text:p>
              </table:table-cell>
              <table:table-cell office:value-type="float" office:value="1008.59222412109">
                <text:p>1008.592224121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0000042915344">
                <text:p>0.830000042915344</text:p>
              </table:table-cell>
              <table:table-cell office:value-type="float" office:value="237.025283813477">
                <text:p>237.025283813477</text:p>
              </table:table-cell>
              <table:table-cell office:value-type="float" office:value="0.991522610187531">
                <text:p>0.991522610187531</text:p>
              </table:table-cell>
              <table:table-cell office:value-type="float" office:value="1007.19384765625">
                <text:p>1007.19384765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0000033378601">
                <text:p>0.840000033378601</text:p>
              </table:table-cell>
              <table:table-cell office:value-type="float" office:value="237.032379150391">
                <text:p>237.032379150391</text:p>
              </table:table-cell>
              <table:table-cell office:value-type="float" office:value="0.999080002307892">
                <text:p>0.999080002307892</text:p>
              </table:table-cell>
              <table:table-cell office:value-type="float" office:value="1005.47320556641">
                <text:p>1005.473205566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0000023841858">
                <text:p>0.850000023841858</text:p>
              </table:table-cell>
              <table:table-cell office:value-type="float" office:value="237.041000366211">
                <text:p>237.041000366211</text:p>
              </table:table-cell>
              <table:table-cell office:value-type="float" office:value="1.0060510635376">
                <text:p>1.0060510635376</text:p>
              </table:table-cell>
              <table:table-cell office:value-type="float" office:value="1003.60162353516">
                <text:p>1003.601623535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000007390976">
                <text:p>0.86000007390976</text:p>
              </table:table-cell>
              <table:table-cell office:value-type="float" office:value="237.051177978516">
                <text:p>237.051177978516</text:p>
              </table:table-cell>
              <table:table-cell office:value-type="float" office:value="1.01198291778564">
                <text:p>1.01198291778564</text:p>
              </table:table-cell>
              <table:table-cell office:value-type="float" office:value="1001.71356201172">
                <text:p>1001.71356201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0000064373016">
                <text:p>0.870000064373016</text:p>
              </table:table-cell>
              <table:table-cell office:value-type="float" office:value="237.063278198242">
                <text:p>237.063278198242</text:p>
              </table:table-cell>
              <table:table-cell office:value-type="float" office:value="1.01679980754852">
                <text:p>1.01679980754852</text:p>
              </table:table-cell>
              <table:table-cell office:value-type="float" office:value="999.908203125">
                <text:p>999.908203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0000054836273">
                <text:p>0.880000054836273</text:p>
              </table:table-cell>
              <table:table-cell office:value-type="float" office:value="237.076843261719">
                <text:p>237.076843261719</text:p>
              </table:table-cell>
              <table:table-cell office:value-type="float" office:value="1.02064335346222">
                <text:p>1.02064335346222</text:p>
              </table:table-cell>
              <table:table-cell office:value-type="float" office:value="998.254455566406">
                <text:p>998.2544555664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000004529953">
                <text:p>0.89000004529953</text:p>
              </table:table-cell>
              <table:table-cell office:value-type="float" office:value="237.09049987793">
                <text:p>237.09049987793</text:p>
              </table:table-cell>
              <table:table-cell office:value-type="float" office:value="1.02373623847961">
                <text:p>1.02373623847961</text:p>
              </table:table-cell>
              <table:table-cell office:value-type="float" office:value="996.800964355469">
                <text:p>996.8009643554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00000035762787">
                <text:p>0.900000035762787</text:p>
              </table:table-cell>
              <table:table-cell office:value-type="float" office:value="237.102783203125">
                <text:p>237.102783203125</text:p>
              </table:table-cell>
              <table:table-cell office:value-type="float" office:value="1.02631437778473">
                <text:p>1.02631437778473</text:p>
              </table:table-cell>
              <table:table-cell office:value-type="float" office:value="995.576232910156">
                <text:p>995.5762329101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0000026226044">
                <text:p>0.910000026226044</text:p>
              </table:table-cell>
              <table:table-cell office:value-type="float" office:value="237.113540649414">
                <text:p>237.113540649414</text:p>
              </table:table-cell>
              <table:table-cell office:value-type="float" office:value="1.02858412265778">
                <text:p>1.02858412265778</text:p>
              </table:table-cell>
              <table:table-cell office:value-type="float" office:value="994.594177246094">
                <text:p>994.5941772460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0000076293945">
                <text:p>0.920000076293945</text:p>
              </table:table-cell>
              <table:table-cell office:value-type="float" office:value="237.122772216797">
                <text:p>237.122772216797</text:p>
              </table:table-cell>
              <table:table-cell office:value-type="float" office:value="1.0307252407074">
                <text:p>1.0307252407074</text:p>
              </table:table-cell>
              <table:table-cell office:value-type="float" office:value="993.852416992188">
                <text:p>993.8524169921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0000066757202">
                <text:p>0.930000066757202</text:p>
              </table:table-cell>
              <table:table-cell office:value-type="float" office:value="237.130477905273">
                <text:p>237.130477905273</text:p>
              </table:table-cell>
              <table:table-cell office:value-type="float" office:value="1.03289461135864">
                <text:p>1.03289461135864</text:p>
              </table:table-cell>
              <table:table-cell office:value-type="float" office:value="993.334533691406">
                <text:p>993.3345336914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0000057220459">
                <text:p>0.940000057220459</text:p>
              </table:table-cell>
              <table:table-cell office:value-type="float" office:value="237.135818481445">
                <text:p>237.135818481445</text:p>
              </table:table-cell>
              <table:table-cell office:value-type="float" office:value="1.03516328334808">
                <text:p>1.03516328334808</text:p>
              </table:table-cell>
              <table:table-cell office:value-type="float" office:value="993.013488769531">
                <text:p>993.0134887695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0000047683716">
                <text:p>0.950000047683716</text:p>
              </table:table-cell>
              <table:table-cell office:value-type="float" office:value="237.137878417969">
                <text:p>237.137878417969</text:p>
              </table:table-cell>
              <table:table-cell office:value-type="float" office:value="1.03749060630798">
                <text:p>1.03749060630798</text:p>
              </table:table-cell>
              <table:table-cell office:value-type="float" office:value="992.858215332031">
                <text:p>992.8582153320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0000038146973">
                <text:p>0.960000038146973</text:p>
              </table:table-cell>
              <table:table-cell office:value-type="float" office:value="237.135513305664">
                <text:p>237.135513305664</text:p>
              </table:table-cell>
              <table:table-cell office:value-type="float" office:value="1.03971314430237">
                <text:p>1.03971314430237</text:p>
              </table:table-cell>
              <table:table-cell office:value-type="float" office:value="992.836181640625">
                <text:p>992.836181640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0000088214874">
                <text:p>0.970000088214874</text:p>
              </table:table-cell>
              <table:table-cell office:value-type="float" office:value="237.129165649414">
                <text:p>237.129165649414</text:p>
              </table:table-cell>
              <table:table-cell office:value-type="float" office:value="1.04151225090027">
                <text:p>1.04151225090027</text:p>
              </table:table-cell>
              <table:table-cell office:value-type="float" office:value="992.919677734375">
                <text:p>992.919677734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0000078678131">
                <text:p>0.980000078678131</text:p>
              </table:table-cell>
              <table:table-cell office:value-type="float" office:value="237.121170043945">
                <text:p>237.121170043945</text:p>
              </table:table-cell>
              <table:table-cell office:value-type="float" office:value="1.04241693019867">
                <text:p>1.04241693019867</text:p>
              </table:table-cell>
              <table:table-cell office:value-type="float" office:value="993.082946777344">
                <text:p>993.0829467773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0000069141388">
                <text:p>0.990000069141388</text:p>
              </table:table-cell>
              <table:table-cell office:value-type="float" office:value="237.113922119141">
                <text:p>237.113922119141</text:p>
              </table:table-cell>
              <table:table-cell office:value-type="float" office:value="1.04178380966187">
                <text:p>1.04178380966187</text:p>
              </table:table-cell>
              <table:table-cell office:value-type="float" office:value="993.298400878906">
                <text:p>993.2984008789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0000011920929">
                <text:p>1.00000011920929</text:p>
              </table:table-cell>
              <table:table-cell office:value-type="float" office:value="237.108276367188">
                <text:p>237.108276367188</text:p>
              </table:table-cell>
              <table:table-cell office:value-type="float" office:value="1.03869640827179">
                <text:p>1.03869640827179</text:p>
              </table:table-cell>
              <table:table-cell office:value-type="float" office:value="993.537414550781">
                <text:p>993.537414550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000010967255">
                <text:p>1.01000010967255</text:p>
              </table:table-cell>
              <table:table-cell office:value-type="float" office:value="237.104919433594">
                <text:p>237.104919433594</text:p>
              </table:table-cell>
              <table:table-cell office:value-type="float" office:value="1.03192627429962">
                <text:p>1.03192627429962</text:p>
              </table:table-cell>
              <table:table-cell office:value-type="float" office:value="993.775573730469">
                <text:p>993.7755737304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00001001358">
                <text:p>1.0200001001358</text:p>
              </table:table-cell>
              <table:table-cell office:value-type="float" office:value="237.104080200195">
                <text:p>237.104080200195</text:p>
              </table:table-cell>
              <table:table-cell office:value-type="float" office:value="1.02002382278442">
                <text:p>1.02002382278442</text:p>
              </table:table-cell>
              <table:table-cell office:value-type="float" office:value="993.990478515625">
                <text:p>993.990478515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000009059906">
                <text:p>1.03000009059906</text:p>
              </table:table-cell>
              <table:table-cell office:value-type="float" office:value="237.10595703125">
                <text:p>237.10595703125</text:p>
              </table:table-cell>
              <table:table-cell office:value-type="float" office:value="1.00147688388824">
                <text:p>1.00147688388824</text:p>
              </table:table-cell>
              <table:table-cell office:value-type="float" office:value="994.162658691406">
                <text:p>994.1626586914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000008106232">
                <text:p>1.04000008106232</text:p>
              </table:table-cell>
              <table:table-cell office:value-type="float" office:value="237.110778808594">
                <text:p>237.110778808594</text:p>
              </table:table-cell>
              <table:table-cell office:value-type="float" office:value="0.974988281726837">
                <text:p>0.974988281726837</text:p>
              </table:table-cell>
              <table:table-cell office:value-type="float" office:value="994.271484375">
                <text:p>994.2714843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000007152557">
                <text:p>1.05000007152557</text:p>
              </table:table-cell>
              <table:table-cell office:value-type="float" office:value="237.118179321289">
                <text:p>237.118179321289</text:p>
              </table:table-cell>
              <table:table-cell office:value-type="float" office:value="0.939879298210144">
                <text:p>0.939879298210144</text:p>
              </table:table-cell>
              <table:table-cell office:value-type="float" office:value="994.293762207031">
                <text:p>994.293762207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000006198883">
                <text:p>1.06000006198883</text:p>
              </table:table-cell>
              <table:table-cell office:value-type="float" office:value="237.128555297852">
                <text:p>237.128555297852</text:p>
              </table:table-cell>
              <table:table-cell office:value-type="float" office:value="0.896563112735748">
                <text:p>0.896563112735748</text:p>
              </table:table-cell>
              <table:table-cell office:value-type="float" office:value="994.203796386719">
                <text:p>994.2037963867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000005245209">
                <text:p>1.07000005245209</text:p>
              </table:table-cell>
              <table:table-cell office:value-type="float" office:value="237.141983032227">
                <text:p>237.141983032227</text:p>
              </table:table-cell>
              <table:table-cell office:value-type="float" office:value="0.847205996513367">
                <text:p>0.847205996513367</text:p>
              </table:table-cell>
              <table:table-cell office:value-type="float" office:value="993.979370117188">
                <text:p>993.9793701171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000004291534">
                <text:p>1.08000004291534</text:p>
              </table:table-cell>
              <table:table-cell office:value-type="float" office:value="237.157470703125">
                <text:p>237.157470703125</text:p>
              </table:table-cell>
              <table:table-cell office:value-type="float" office:value="0.796596527099609">
                <text:p>0.796596527099609</text:p>
              </table:table-cell>
              <table:table-cell office:value-type="float" office:value="993.598876953125">
                <text:p>993.598876953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00000333786">
                <text:p>1.0900000333786</text:p>
              </table:table-cell>
              <table:table-cell office:value-type="float" office:value="237.171981811523">
                <text:p>237.171981811523</text:p>
              </table:table-cell>
              <table:table-cell office:value-type="float" office:value="0.753111064434052">
                <text:p>0.753111064434052</text:p>
              </table:table-cell>
              <table:table-cell office:value-type="float" office:value="993.043518066406">
                <text:p>993.0435180664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0000002384186">
                <text:p>1.10000002384186</text:p>
              </table:table-cell>
              <table:table-cell office:value-type="float" office:value="237.181732177734">
                <text:p>237.181732177734</text:p>
              </table:table-cell>
              <table:table-cell office:value-type="float" office:value="0.729739487171173">
                <text:p>0.729739487171173</text:p>
              </table:table-cell>
              <table:table-cell office:value-type="float" office:value="992.293884277344">
                <text:p>992.293884277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000001430511">
                <text:p>1.11000001430511</text:p>
              </table:table-cell>
              <table:table-cell office:value-type="float" office:value="237.182739257813">
                <text:p>237.182739257813</text:p>
              </table:table-cell>
              <table:table-cell office:value-type="float" office:value="0.744962096214294">
                <text:p>0.744962096214294</text:p>
              </table:table-cell>
              <table:table-cell office:value-type="float" office:value="991.330932617188">
                <text:p>991.3309326171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000012397766">
                <text:p>1.12000012397766</text:p>
              </table:table-cell>
              <table:table-cell office:value-type="float" office:value="237.170181274414">
                <text:p>237.170181274414</text:p>
              </table:table-cell>
              <table:table-cell office:value-type="float" office:value="0.823102712631226">
                <text:p>0.823102712631226</text:p>
              </table:table-cell>
              <table:table-cell office:value-type="float" office:value="990.140747070313">
                <text:p>990.1407470703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000011444092">
                <text:p>1.13000011444092</text:p>
              </table:table-cell>
              <table:table-cell office:value-type="float" office:value="237.13737487793">
                <text:p>237.13737487793</text:p>
              </table:table-cell>
              <table:table-cell office:value-type="float" office:value="0.9939124584198">
                <text:p>0.9939124584198</text:p>
              </table:table-cell>
              <table:table-cell office:value-type="float" office:value="988.721008300781">
                <text:p>988.7210083007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000010490417">
                <text:p>1.14000010490417</text:p>
              </table:table-cell>
              <table:table-cell office:value-type="float" office:value="237.076126098633">
                <text:p>237.076126098633</text:p>
              </table:table-cell>
              <table:table-cell office:value-type="float" office:value="1.29092407226563">
                <text:p>1.29092407226563</text:p>
              </table:table-cell>
              <table:table-cell office:value-type="float" office:value="987.085998535156">
                <text:p>987.0859985351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000009536743">
                <text:p>1.15000009536743</text:p>
              </table:table-cell>
              <table:table-cell office:value-type="float" office:value="236.977828979492">
                <text:p>236.977828979492</text:p>
              </table:table-cell>
              <table:table-cell office:value-type="float" office:value="1.74705195426941">
                <text:p>1.74705195426941</text:p>
              </table:table-cell>
              <table:table-cell office:value-type="float" office:value="985.273132324219">
                <text:p>985.2731323242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000008583069">
                <text:p>1.16000008583069</text:p>
              </table:table-cell>
              <table:table-cell office:value-type="float" office:value="236.836761474609">
                <text:p>236.836761474609</text:p>
              </table:table-cell>
              <table:table-cell office:value-type="float" office:value="2.38357782363892">
                <text:p>2.38357782363892</text:p>
              </table:table-cell>
              <table:table-cell office:value-type="float" office:value="983.348510742188">
                <text:p>983.3485107421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000007629395">
                <text:p>1.17000007629395</text:p>
              </table:table-cell>
              <table:table-cell office:value-type="float" office:value="236.655197143555">
                <text:p>236.655197143555</text:p>
              </table:table-cell>
              <table:table-cell office:value-type="float" office:value="3.19146537780762">
                <text:p>3.19146537780762</text:p>
              </table:table-cell>
              <table:table-cell office:value-type="float" office:value="981.409301757813">
                <text:p>981.4093017578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800000667572">
                <text:p>1.1800000667572</text:p>
              </table:table-cell>
              <table:table-cell office:value-type="float" office:value="236.447326660156">
                <text:p>236.447326660156</text:p>
              </table:table-cell>
              <table:table-cell office:value-type="float" office:value="4.11339902877808">
                <text:p>4.11339902877808</text:p>
              </table:table-cell>
              <table:table-cell office:value-type="float" office:value="979.585205078125">
                <text:p>979.585205078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000005722046">
                <text:p>1.19000005722046</text:p>
              </table:table-cell>
              <table:table-cell office:value-type="float" office:value="236.242736816406">
                <text:p>236.242736816406</text:p>
              </table:table-cell>
              <table:table-cell office:value-type="float" office:value="5.02795886993408">
                <text:p>5.02795886993408</text:p>
              </table:table-cell>
              <table:table-cell office:value-type="float" office:value="978.042541503906">
                <text:p>978.0425415039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0000004768372">
                <text:p>1.20000004768372</text:p>
              </table:table-cell>
              <table:table-cell office:value-type="float" office:value="236.082962036133">
                <text:p>236.082962036133</text:p>
              </table:table-cell>
              <table:table-cell office:value-type="float" office:value="5.76256990432739">
                <text:p>5.76256990432739</text:p>
              </table:table-cell>
              <table:table-cell office:value-type="float" office:value="976.966735839844">
                <text:p>976.9667358398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000003814697">
                <text:p>1.21000003814697</text:p>
              </table:table-cell>
              <table:table-cell office:value-type="float" office:value="235.997161865234">
                <text:p>235.997161865234</text:p>
              </table:table-cell>
              <table:table-cell office:value-type="float" office:value="6.18745183944702">
                <text:p>6.18745183944702</text:p>
              </table:table-cell>
              <table:table-cell office:value-type="float" office:value="976.560363769531">
                <text:p>976.5603637695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000002861023">
                <text:p>1.22000002861023</text:p>
              </table:table-cell>
              <table:table-cell office:value-type="float" office:value="235.982421875">
                <text:p>235.982421875</text:p>
              </table:table-cell>
              <table:table-cell office:value-type="float" office:value="6.29462242126465">
                <text:p>6.29462242126465</text:p>
              </table:table-cell>
              <table:table-cell office:value-type="float" office:value="977.011535644531">
                <text:p>977.0115356445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000001907349">
                <text:p>1.23000001907349</text:p>
              </table:table-cell>
              <table:table-cell office:value-type="float" office:value="236.017227172852">
                <text:p>236.017227172852</text:p>
              </table:table-cell>
              <table:table-cell office:value-type="float" office:value="6.17081308364868">
                <text:p>6.17081308364868</text:p>
              </table:table-cell>
              <table:table-cell office:value-type="float" office:value="978.437927246094">
                <text:p>978.4379272460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4000012874603">
                <text:p>1.24000012874603</text:p>
              </table:table-cell>
              <table:table-cell office:value-type="float" office:value="236.081665039063">
                <text:p>236.081665039063</text:p>
              </table:table-cell>
              <table:table-cell office:value-type="float" office:value="5.91140556335449">
                <text:p>5.91140556335449</text:p>
              </table:table-cell>
              <table:table-cell office:value-type="float" office:value="980.806396484375">
                <text:p>980.806396484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000011920929">
                <text:p>1.25000011920929</text:p>
              </table:table-cell>
              <table:table-cell office:value-type="float" office:value="236.162384033203">
                <text:p>236.162384033203</text:p>
              </table:table-cell>
              <table:table-cell office:value-type="float" office:value="5.59482526779175">
                <text:p>5.59482526779175</text:p>
              </table:table-cell>
              <table:table-cell office:value-type="float" office:value="983.916625976563">
                <text:p>983.9166259765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6000010967255">
                <text:p>1.26000010967255</text:p>
              </table:table-cell>
              <table:table-cell office:value-type="float" office:value="236.251586914063">
                <text:p>236.251586914063</text:p>
              </table:table-cell>
              <table:table-cell office:value-type="float" office:value="5.27760601043701">
                <text:p>5.27760601043701</text:p>
              </table:table-cell>
              <table:table-cell office:value-type="float" office:value="987.44873046875">
                <text:p>987.44873046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700001001358">
                <text:p>1.2700001001358</text:p>
              </table:table-cell>
              <table:table-cell office:value-type="float" office:value="236.343124389648">
                <text:p>236.343124389648</text:p>
              </table:table-cell>
              <table:table-cell office:value-type="float" office:value="4.99205112457275">
                <text:p>4.99205112457275</text:p>
              </table:table-cell>
              <table:table-cell office:value-type="float" office:value="991.03125">
                <text:p>991.03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000009059906">
                <text:p>1.28000009059906</text:p>
              </table:table-cell>
              <table:table-cell office:value-type="float" office:value="236.428558349609">
                <text:p>236.428558349609</text:p>
              </table:table-cell>
              <table:table-cell office:value-type="float" office:value="4.75400161743164">
                <text:p>4.75400161743164</text:p>
              </table:table-cell>
              <table:table-cell office:value-type="float" office:value="994.342834472656">
                <text:p>994.3428344726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9000008106232">
                <text:p>1.29000008106232</text:p>
              </table:table-cell>
              <table:table-cell office:value-type="float" office:value="236.500091552734">
                <text:p>236.500091552734</text:p>
              </table:table-cell>
              <table:table-cell office:value-type="float" office:value="4.56785917282104">
                <text:p>4.56785917282104</text:p>
              </table:table-cell>
              <table:table-cell office:value-type="float" office:value="997.14599609375">
                <text:p>997.14599609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0000007152557">
                <text:p>1.30000007152557</text:p>
              </table:table-cell>
              <table:table-cell office:value-type="float" office:value="236.553802490234">
                <text:p>236.553802490234</text:p>
              </table:table-cell>
              <table:table-cell office:value-type="float" office:value="4.43182849884033">
                <text:p>4.43182849884033</text:p>
              </table:table-cell>
              <table:table-cell office:value-type="float" office:value="999.296813964844">
                <text:p>999.2968139648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1000006198883">
                <text:p>1.31000006198883</text:p>
              </table:table-cell>
              <table:table-cell office:value-type="float" office:value="236.587905883789">
                <text:p>236.587905883789</text:p>
              </table:table-cell>
              <table:table-cell office:value-type="float" office:value="4.33958053588867">
                <text:p>4.33958053588867</text:p>
              </table:table-cell>
              <table:table-cell office:value-type="float" office:value="1000.73834228516">
                <text:p>1000.738342285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000005245209">
                <text:p>1.32000005245209</text:p>
              </table:table-cell>
              <table:table-cell office:value-type="float" office:value="236.603164672852">
                <text:p>236.603164672852</text:p>
              </table:table-cell>
              <table:table-cell office:value-type="float" office:value="4.28219413757324">
                <text:p>4.28219413757324</text:p>
              </table:table-cell>
              <table:table-cell office:value-type="float" office:value="1001.48669433594">
                <text:p>1001.486694335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3000004291534">
                <text:p>1.33000004291534</text:p>
              </table:table-cell>
              <table:table-cell office:value-type="float" office:value="236.602615356445">
                <text:p>236.602615356445</text:p>
              </table:table-cell>
              <table:table-cell office:value-type="float" office:value="4.25098466873169">
                <text:p>4.25098466873169</text:p>
              </table:table-cell>
              <table:table-cell office:value-type="float" office:value="1001.61303710938">
                <text:p>1001.613037109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400000333786">
                <text:p>1.3400000333786</text:p>
              </table:table-cell>
              <table:table-cell office:value-type="float" office:value="236.590057373047">
                <text:p>236.590057373047</text:p>
              </table:table-cell>
              <table:table-cell office:value-type="float" office:value="4.23784112930298">
                <text:p>4.23784112930298</text:p>
              </table:table-cell>
              <table:table-cell office:value-type="float" office:value="1001.22735595703">
                <text:p>1001.227355957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000002384186">
                <text:p>1.35000002384186</text:p>
              </table:table-cell>
              <table:table-cell office:value-type="float" office:value="236.569595336914">
                <text:p>236.569595336914</text:p>
              </table:table-cell>
              <table:table-cell office:value-type="float" office:value="4.23606204986572">
                <text:p>4.23606204986572</text:p>
              </table:table-cell>
              <table:table-cell office:value-type="float" office:value="1000.45825195313">
                <text:p>1000.458251953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00001335144">
                <text:p>1.3600001335144</text:p>
              </table:table-cell>
              <table:table-cell office:value-type="float" office:value="236.544891357422">
                <text:p>236.544891357422</text:p>
              </table:table-cell>
              <table:table-cell office:value-type="float" office:value="4.24071216583252">
                <text:p>4.24071216583252</text:p>
              </table:table-cell>
              <table:table-cell office:value-type="float" office:value="999.444091796875">
                <text:p>999.44409179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7000012397766">
                <text:p>1.37000012397766</text:p>
              </table:table-cell>
              <table:table-cell office:value-type="float" office:value="236.519195556641">
                <text:p>236.519195556641</text:p>
              </table:table-cell>
              <table:table-cell office:value-type="float" office:value="4.24820947647095">
                <text:p>4.24820947647095</text:p>
              </table:table-cell>
              <table:table-cell office:value-type="float" office:value="998.321472167969">
                <text:p>998.3214721679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000011444092">
                <text:p>1.38000011444092</text:p>
              </table:table-cell>
              <table:table-cell office:value-type="float" office:value="236.495132446289">
                <text:p>236.495132446289</text:p>
              </table:table-cell>
              <table:table-cell office:value-type="float" office:value="4.25638341903687">
                <text:p>4.25638341903687</text:p>
              </table:table-cell>
              <table:table-cell office:value-type="float" office:value="997.215393066406">
                <text:p>997.2153930664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9000010490417">
                <text:p>1.39000010490417</text:p>
              </table:table-cell>
              <table:table-cell office:value-type="float" office:value="236.474761962891">
                <text:p>236.474761962891</text:p>
              </table:table-cell>
              <table:table-cell office:value-type="float" office:value="4.26395177841187">
                <text:p>4.26395177841187</text:p>
              </table:table-cell>
              <table:table-cell office:value-type="float" office:value="996.228332519531">
                <text:p>996.2283325195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0000009536743">
                <text:p>1.40000009536743</text:p>
              </table:table-cell>
              <table:table-cell office:value-type="float" office:value="236.458969116211">
                <text:p>236.458969116211</text:p>
              </table:table-cell>
              <table:table-cell office:value-type="float" office:value="4.27013444900513">
                <text:p>4.27013444900513</text:p>
              </table:table-cell>
              <table:table-cell office:value-type="float" office:value="995.438110351563">
                <text:p>995.4381103515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000008583069">
                <text:p>1.41000008583069</text:p>
              </table:table-cell>
              <table:table-cell office:value-type="float" office:value="236.447799682617">
                <text:p>236.447799682617</text:p>
              </table:table-cell>
              <table:table-cell office:value-type="float" office:value="4.27474594116211">
                <text:p>4.27474594116211</text:p>
              </table:table-cell>
              <table:table-cell office:value-type="float" office:value="994.890197753906">
                <text:p>994.890197753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000007629395">
                <text:p>1.42000007629395</text:p>
              </table:table-cell>
              <table:table-cell office:value-type="float" office:value="236.441345214844">
                <text:p>236.441345214844</text:p>
              </table:table-cell>
              <table:table-cell office:value-type="float" office:value="4.27806806564331">
                <text:p>4.27806806564331</text:p>
              </table:table-cell>
              <table:table-cell office:value-type="float" office:value="994.602661132813">
                <text:p>994.6026611328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300000667572">
                <text:p>1.4300000667572</text:p>
              </table:table-cell>
              <table:table-cell office:value-type="float" office:value="236.439910888672">
                <text:p>236.439910888672</text:p>
              </table:table-cell>
              <table:table-cell office:value-type="float" office:value="4.28063344955444">
                <text:p>4.28063344955444</text:p>
              </table:table-cell>
              <table:table-cell office:value-type="float" office:value="994.566040039063">
                <text:p>994.5660400390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236.44416809082">
                <text:p>236.44416809082</text:p>
              </table:table-cell>
              <table:table-cell office:value-type="float" office:value="4.28295707702637">
                <text:p>4.28295707702637</text:p>
              </table:table-cell>
              <table:table-cell office:value-type="float" office:value="994.749572753906">
                <text:p>994.7495727539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5000004768372">
                <text:p>1.45000004768372</text:p>
              </table:table-cell>
              <table:table-cell office:value-type="float" office:value="236.453079223633">
                <text:p>236.453079223633</text:p>
              </table:table-cell>
              <table:table-cell office:value-type="float" office:value="4.28514432907104">
                <text:p>4.28514432907104</text:p>
              </table:table-cell>
              <table:table-cell office:value-type="float" office:value="995.105590820313">
                <text:p>995.1055908203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000003814697">
                <text:p>1.46000003814697</text:p>
              </table:table-cell>
              <table:table-cell office:value-type="float" office:value="236.465591430664">
                <text:p>236.465591430664</text:p>
              </table:table-cell>
              <table:table-cell office:value-type="float" office:value="4.28700017929077">
                <text:p>4.28700017929077</text:p>
              </table:table-cell>
              <table:table-cell office:value-type="float" office:value="995.581970214844">
                <text:p>995.5819702148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000014781952">
                <text:p>1.47000014781952</text:p>
              </table:table-cell>
              <table:table-cell office:value-type="float" office:value="236.481155395508">
                <text:p>236.481155395508</text:p>
              </table:table-cell>
              <table:table-cell office:value-type="float" office:value="4.28844785690308">
                <text:p>4.28844785690308</text:p>
              </table:table-cell>
              <table:table-cell office:value-type="float" office:value="996.12109375">
                <text:p>996.12109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000013828278">
                <text:p>1.48000013828278</text:p>
              </table:table-cell>
              <table:table-cell office:value-type="float" office:value="236.499771118164">
                <text:p>236.499771118164</text:p>
              </table:table-cell>
              <table:table-cell office:value-type="float" office:value="4.28963232040405">
                <text:p>4.28963232040405</text:p>
              </table:table-cell>
              <table:table-cell office:value-type="float" office:value="996.667114257813">
                <text:p>996.6671142578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000012874603">
                <text:p>1.49000012874603</text:p>
              </table:table-cell>
              <table:table-cell office:value-type="float" office:value="236.520751953125">
                <text:p>236.520751953125</text:p>
              </table:table-cell>
              <table:table-cell office:value-type="float" office:value="4.29069566726685">
                <text:p>4.29069566726685</text:p>
              </table:table-cell>
              <table:table-cell office:value-type="float" office:value="997.17333984375">
                <text:p>997.17333984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0000011920929">
                <text:p>1.50000011920929</text:p>
              </table:table-cell>
              <table:table-cell office:value-type="float" office:value="236.542709350586">
                <text:p>236.542709350586</text:p>
              </table:table-cell>
              <table:table-cell office:value-type="float" office:value="4.29164409637451">
                <text:p>4.29164409637451</text:p>
              </table:table-cell>
              <table:table-cell office:value-type="float" office:value="997.606140136719">
                <text:p>997.6061401367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1000010967255">
                <text:p>1.51000010967255</text:p>
              </table:table-cell>
              <table:table-cell office:value-type="float" office:value="236.563995361328">
                <text:p>236.563995361328</text:p>
              </table:table-cell>
              <table:table-cell office:value-type="float" office:value="4.29230499267578">
                <text:p>4.29230499267578</text:p>
              </table:table-cell>
              <table:table-cell office:value-type="float" office:value="997.944091796875">
                <text:p>997.94409179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200001001358">
                <text:p>1.5200001001358</text:p>
              </table:table-cell>
              <table:table-cell office:value-type="float" office:value="236.583755493164">
                <text:p>236.583755493164</text:p>
              </table:table-cell>
              <table:table-cell office:value-type="float" office:value="4.29247951507568">
                <text:p>4.29247951507568</text:p>
              </table:table-cell>
              <table:table-cell office:value-type="float" office:value="998.179992675781">
                <text:p>998.1799926757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000009059906">
                <text:p>1.53000009059906</text:p>
              </table:table-cell>
              <table:table-cell office:value-type="float" office:value="236.601303100586">
                <text:p>236.601303100586</text:p>
              </table:table-cell>
              <table:table-cell office:value-type="float" office:value="4.29218578338623">
                <text:p>4.29218578338623</text:p>
              </table:table-cell>
              <table:table-cell office:value-type="float" office:value="998.315246582031">
                <text:p>998.3152465820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000008106232">
                <text:p>1.54000008106232</text:p>
              </table:table-cell>
              <table:table-cell office:value-type="float" office:value="236.616027832031">
                <text:p>236.616027832031</text:p>
              </table:table-cell>
              <table:table-cell office:value-type="float" office:value="4.29158544540405">
                <text:p>4.29158544540405</text:p>
              </table:table-cell>
              <table:table-cell office:value-type="float" office:value="998.359252929688">
                <text:p>998.3592529296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000007152557">
                <text:p>1.55000007152557</text:p>
              </table:table-cell>
              <table:table-cell office:value-type="float" office:value="236.62907409668">
                <text:p>236.62907409668</text:p>
              </table:table-cell>
              <table:table-cell office:value-type="float" office:value="4.29085969924927">
                <text:p>4.29085969924927</text:p>
              </table:table-cell>
              <table:table-cell office:value-type="float" office:value="998.32666015625">
                <text:p>998.32666015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6000006198883">
                <text:p>1.56000006198883</text:p>
              </table:table-cell>
              <table:table-cell office:value-type="float" office:value="236.640594482422">
                <text:p>236.640594482422</text:p>
              </table:table-cell>
              <table:table-cell office:value-type="float" office:value="4.29014873504639">
                <text:p>4.29014873504639</text:p>
              </table:table-cell>
              <table:table-cell office:value-type="float" office:value="998.239929199219">
                <text:p>998.2399291992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000005245209">
                <text:p>1.57000005245209</text:p>
              </table:table-cell>
              <table:table-cell office:value-type="float" office:value="236.650588989258">
                <text:p>236.650588989258</text:p>
              </table:table-cell>
              <table:table-cell office:value-type="float" office:value="4.28942155838013">
                <text:p>4.28942155838013</text:p>
              </table:table-cell>
              <table:table-cell office:value-type="float" office:value="998.121643066406">
                <text:p>998.1216430664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000004291534">
                <text:p>1.58000004291534</text:p>
              </table:table-cell>
              <table:table-cell office:value-type="float" office:value="236.659149169922">
                <text:p>236.659149169922</text:p>
              </table:table-cell>
              <table:table-cell office:value-type="float" office:value="4.28862237930298">
                <text:p>4.28862237930298</text:p>
              </table:table-cell>
              <table:table-cell office:value-type="float" office:value="997.99462890625">
                <text:p>997.99462890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000015258789">
                <text:p>1.59000015258789</text:p>
              </table:table-cell>
              <table:table-cell office:value-type="float" office:value="236.667388916016">
                <text:p>236.667388916016</text:p>
              </table:table-cell>
              <table:table-cell office:value-type="float" office:value="4.28784036636353">
                <text:p>4.28784036636353</text:p>
              </table:table-cell>
              <table:table-cell office:value-type="float" office:value="997.875854492188">
                <text:p>997.8758544921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0000014305115">
                <text:p>1.60000014305115</text:p>
              </table:table-cell>
              <table:table-cell office:value-type="float" office:value="236.675399780273">
                <text:p>236.675399780273</text:p>
              </table:table-cell>
              <table:table-cell office:value-type="float" office:value="4.28717565536499">
                <text:p>4.28717565536499</text:p>
              </table:table-cell>
              <table:table-cell office:value-type="float" office:value="997.779418945313">
                <text:p>997.7794189453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00001335144">
                <text:p>1.6100001335144</text:p>
              </table:table-cell>
              <table:table-cell office:value-type="float" office:value="236.682037353516">
                <text:p>236.682037353516</text:p>
              </table:table-cell>
              <table:table-cell office:value-type="float" office:value="4.28674125671387">
                <text:p>4.28674125671387</text:p>
              </table:table-cell>
              <table:table-cell office:value-type="float" office:value="997.711608886719">
                <text:p>997.7116088867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2000012397766">
                <text:p>1.62000012397766</text:p>
              </table:table-cell>
              <table:table-cell office:value-type="float" office:value="236.686599731445">
                <text:p>236.686599731445</text:p>
              </table:table-cell>
              <table:table-cell office:value-type="float" office:value="4.28662061691284">
                <text:p>4.28662061691284</text:p>
              </table:table-cell>
              <table:table-cell office:value-type="float" office:value="997.675903320313">
                <text:p>997.6759033203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3000011444092">
                <text:p>1.63000011444092</text:p>
              </table:table-cell>
              <table:table-cell office:value-type="float" office:value="236.688812255859">
                <text:p>236.688812255859</text:p>
              </table:table-cell>
              <table:table-cell office:value-type="float" office:value="4.28668832778931">
                <text:p>4.28668832778931</text:p>
              </table:table-cell>
              <table:table-cell office:value-type="float" office:value="997.670654296875">
                <text:p>997.6706542968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000010490417">
                <text:p>1.64000010490417</text:p>
              </table:table-cell>
              <table:table-cell office:value-type="float" office:value="236.689498901367">
                <text:p>236.689498901367</text:p>
              </table:table-cell>
              <table:table-cell office:value-type="float" office:value="4.28667259216309">
                <text:p>4.28667259216309</text:p>
              </table:table-cell>
              <table:table-cell office:value-type="float" office:value="997.690734863281">
                <text:p>997.6907348632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5000009536743">
                <text:p>1.65000009536743</text:p>
              </table:table-cell>
              <table:table-cell office:value-type="float" office:value="236.688629150391">
                <text:p>236.688629150391</text:p>
              </table:table-cell>
              <table:table-cell office:value-type="float" office:value="4.28642845153809">
                <text:p>4.28642845153809</text:p>
              </table:table-cell>
              <table:table-cell office:value-type="float" office:value="997.729125976563">
                <text:p>997.7291259765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6000008583069">
                <text:p>1.66000008583069</text:p>
              </table:table-cell>
              <table:table-cell office:value-type="float" office:value="236.685653686523">
                <text:p>236.685653686523</text:p>
              </table:table-cell>
              <table:table-cell office:value-type="float" office:value="4.2860050201416">
                <text:p>4.2860050201416</text:p>
              </table:table-cell>
              <table:table-cell office:value-type="float" office:value="997.77734375">
                <text:p>997.777343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7000007629395">
                <text:p>1.67000007629395</text:p>
              </table:table-cell>
              <table:table-cell office:value-type="float" office:value="236.680847167969">
                <text:p>236.680847167969</text:p>
              </table:table-cell>
              <table:table-cell office:value-type="float" office:value="4.28553152084351">
                <text:p>4.28553152084351</text:p>
              </table:table-cell>
              <table:table-cell office:value-type="float" office:value="997.826110839844">
                <text:p>997.8261108398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800000667572">
                <text:p>1.6800000667572</text:p>
              </table:table-cell>
              <table:table-cell office:value-type="float" office:value="236.674514770508">
                <text:p>236.674514770508</text:p>
              </table:table-cell>
              <table:table-cell office:value-type="float" office:value="4.28508996963501">
                <text:p>4.28508996963501</text:p>
              </table:table-cell>
              <table:table-cell office:value-type="float" office:value="997.869689941406">
                <text:p>997.8696899414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000005722046">
                <text:p>1.69000005722046</text:p>
              </table:table-cell>
              <table:table-cell office:value-type="float" office:value="236.666656494141">
                <text:p>236.666656494141</text:p>
              </table:table-cell>
              <table:table-cell office:value-type="float" office:value="4.28458404541016">
                <text:p>4.28458404541016</text:p>
              </table:table-cell>
              <table:table-cell office:value-type="float" office:value="997.904174804688">
                <text:p>997.9041748046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0000004768372">
                <text:p>1.70000004768372</text:p>
              </table:table-cell>
              <table:table-cell office:value-type="float" office:value="236.658203125">
                <text:p>236.658203125</text:p>
              </table:table-cell>
              <table:table-cell office:value-type="float" office:value="4.28383684158325">
                <text:p>4.28383684158325</text:p>
              </table:table-cell>
              <table:table-cell office:value-type="float" office:value="997.929809570313">
                <text:p>997.9298095703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1000015735626">
                <text:p>1.71000015735626</text:p>
              </table:table-cell>
              <table:table-cell office:value-type="float" office:value="236.650955200195">
                <text:p>236.650955200195</text:p>
              </table:table-cell>
              <table:table-cell office:value-type="float" office:value="4.28288745880127">
                <text:p>4.28288745880127</text:p>
              </table:table-cell>
              <table:table-cell office:value-type="float" office:value="997.94384765625">
                <text:p>997.94384765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000014781952">
                <text:p>1.72000014781952</text:p>
              </table:table-cell>
              <table:table-cell office:value-type="float" office:value="236.645935058594">
                <text:p>236.645935058594</text:p>
              </table:table-cell>
              <table:table-cell office:value-type="float" office:value="4.28191518783569">
                <text:p>4.28191518783569</text:p>
              </table:table-cell>
              <table:table-cell office:value-type="float" office:value="997.948120117188">
                <text:p>997.9481201171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000013828278">
                <text:p>1.73000013828278</text:p>
              </table:table-cell>
              <table:table-cell office:value-type="float" office:value="236.643829345703">
                <text:p>236.643829345703</text:p>
              </table:table-cell>
              <table:table-cell office:value-type="float" office:value="4.28103399276733">
                <text:p>4.28103399276733</text:p>
              </table:table-cell>
              <table:table-cell office:value-type="float" office:value="997.943542480469">
                <text:p>997.9435424804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000012874603">
                <text:p>1.74000012874603</text:p>
              </table:table-cell>
              <table:table-cell office:value-type="float" office:value="236.643753051758">
                <text:p>236.643753051758</text:p>
              </table:table-cell>
              <table:table-cell office:value-type="float" office:value="4.28032302856445">
                <text:p>4.28032302856445</text:p>
              </table:table-cell>
              <table:table-cell office:value-type="float" office:value="997.934875488281">
                <text:p>997.9348754882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5000011920929">
                <text:p>1.75000011920929</text:p>
              </table:table-cell>
              <table:table-cell office:value-type="float" office:value="236.645263671875">
                <text:p>236.645263671875</text:p>
              </table:table-cell>
              <table:table-cell office:value-type="float" office:value="4.27974462509155">
                <text:p>4.27974462509155</text:p>
              </table:table-cell>
              <table:table-cell office:value-type="float" office:value="997.92578125">
                <text:p>997.92578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000010967255">
                <text:p>1.76000010967255</text:p>
              </table:table-cell>
              <table:table-cell office:value-type="float" office:value="236.648391723633">
                <text:p>236.648391723633</text:p>
              </table:table-cell>
              <table:table-cell office:value-type="float" office:value="4.2791314125061">
                <text:p>4.2791314125061</text:p>
              </table:table-cell>
              <table:table-cell office:value-type="float" office:value="997.922424316406">
                <text:p>997.9224243164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700001001358">
                <text:p>1.7700001001358</text:p>
              </table:table-cell>
              <table:table-cell office:value-type="float" office:value="236.653045654297">
                <text:p>236.653045654297</text:p>
              </table:table-cell>
              <table:table-cell office:value-type="float" office:value="4.27842473983765">
                <text:p>4.27842473983765</text:p>
              </table:table-cell>
              <table:table-cell office:value-type="float" office:value="997.925170898438">
                <text:p>997.9251708984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8000009059906">
                <text:p>1.78000009059906</text:p>
              </table:table-cell>
              <table:table-cell office:value-type="float" office:value="236.658920288086">
                <text:p>236.658920288086</text:p>
              </table:table-cell>
              <table:table-cell office:value-type="float" office:value="4.27772569656372">
                <text:p>4.27772569656372</text:p>
              </table:table-cell>
              <table:table-cell office:value-type="float" office:value="997.932739257813">
                <text:p>997.9327392578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000008106232">
                <text:p>1.79000008106232</text:p>
              </table:table-cell>
              <table:table-cell office:value-type="float" office:value="236.665802001953">
                <text:p>236.665802001953</text:p>
              </table:table-cell>
              <table:table-cell office:value-type="float" office:value="4.27717304229736">
                <text:p>4.27717304229736</text:p>
              </table:table-cell>
              <table:table-cell office:value-type="float" office:value="997.943420410156">
                <text:p>997.9434204101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0000007152557">
                <text:p>1.80000007152557</text:p>
              </table:table-cell>
              <table:table-cell office:value-type="float" office:value="236.673889160156">
                <text:p>236.673889160156</text:p>
              </table:table-cell>
              <table:table-cell office:value-type="float" office:value="4.2768759727478">
                <text:p>4.2768759727478</text:p>
              </table:table-cell>
              <table:table-cell office:value-type="float" office:value="997.956848144531">
                <text:p>997.9568481445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1000006198883">
                <text:p>1.81000006198883</text:p>
              </table:table-cell>
              <table:table-cell office:value-type="float" office:value="236.683135986328">
                <text:p>236.683135986328</text:p>
              </table:table-cell>
              <table:table-cell office:value-type="float" office:value="4.27678966522217">
                <text:p>4.27678966522217</text:p>
              </table:table-cell>
              <table:table-cell office:value-type="float" office:value="997.970275878906">
                <text:p>997.9702758789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000005245209">
                <text:p>1.82000005245209</text:p>
              </table:table-cell>
              <table:table-cell office:value-type="float" office:value="236.693328857422">
                <text:p>236.693328857422</text:p>
              </table:table-cell>
              <table:table-cell office:value-type="float" office:value="4.27673673629761">
                <text:p>4.27673673629761</text:p>
              </table:table-cell>
              <table:table-cell office:value-type="float" office:value="997.983520507813">
                <text:p>997.9835205078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000016212463">
                <text:p>1.83000016212463</text:p>
              </table:table-cell>
              <table:table-cell office:value-type="float" office:value="236.705001831055">
                <text:p>236.705001831055</text:p>
              </table:table-cell>
              <table:table-cell office:value-type="float" office:value="4.27666330337524">
                <text:p>4.27666330337524</text:p>
              </table:table-cell>
              <table:table-cell office:value-type="float" office:value="997.9951171875">
                <text:p>997.99511718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4000015258789">
                <text:p>1.84000015258789</text:p>
              </table:table-cell>
              <table:table-cell office:value-type="float" office:value="236.717880249023">
                <text:p>236.717880249023</text:p>
              </table:table-cell>
              <table:table-cell office:value-type="float" office:value="4.27665662765503">
                <text:p>4.27665662765503</text:p>
              </table:table-cell>
              <table:table-cell office:value-type="float" office:value="998.003356933594">
                <text:p>998.0033569335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000014305115">
                <text:p>1.85000014305115</text:p>
              </table:table-cell>
              <table:table-cell office:value-type="float" office:value="236.730850219727">
                <text:p>236.730850219727</text:p>
              </table:table-cell>
              <table:table-cell office:value-type="float" office:value="4.2768349647522">
                <text:p>4.2768349647522</text:p>
              </table:table-cell>
              <table:table-cell office:value-type="float" office:value="998.005493164063">
                <text:p>998.0054931640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600001335144">
                <text:p>1.8600001335144</text:p>
              </table:table-cell>
              <table:table-cell office:value-type="float" office:value="236.74382019043">
                <text:p>236.74382019043</text:p>
              </table:table-cell>
              <table:table-cell office:value-type="float" office:value="4.27730464935303">
                <text:p>4.27730464935303</text:p>
              </table:table-cell>
              <table:table-cell office:value-type="float" office:value="998.001525878906">
                <text:p>998.0015258789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7000012397766">
                <text:p>1.87000012397766</text:p>
              </table:table-cell>
              <table:table-cell office:value-type="float" office:value="236.756790161133">
                <text:p>236.756790161133</text:p>
              </table:table-cell>
              <table:table-cell office:value-type="float" office:value="4.27800798416138">
                <text:p>4.27800798416138</text:p>
              </table:table-cell>
              <table:table-cell office:value-type="float" office:value="997.992065429688">
                <text:p>997.9920654296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8000011444092">
                <text:p>1.88000011444092</text:p>
              </table:table-cell>
              <table:table-cell office:value-type="float" office:value="236.769760131836">
                <text:p>236.769760131836</text:p>
              </table:table-cell>
              <table:table-cell office:value-type="float" office:value="4.27873468399048">
                <text:p>4.27873468399048</text:p>
              </table:table-cell>
              <table:table-cell office:value-type="float" office:value="997.979553222656">
                <text:p>997.9795532226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9000010490417">
                <text:p>1.89000010490417</text:p>
              </table:table-cell>
              <table:table-cell office:value-type="float" office:value="236.782043457031">
                <text:p>236.782043457031</text:p>
              </table:table-cell>
              <table:table-cell office:value-type="float" office:value="4.27940511703491">
                <text:p>4.27940511703491</text:p>
              </table:table-cell>
              <table:table-cell office:value-type="float" office:value="997.964904785156">
                <text:p>997.9649047851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0000009536743">
                <text:p>1.90000009536743</text:p>
              </table:table-cell>
              <table:table-cell office:value-type="float" office:value="236.793350219727">
                <text:p>236.793350219727</text:p>
              </table:table-cell>
              <table:table-cell office:value-type="float" office:value="4.28012371063232">
                <text:p>4.28012371063232</text:p>
              </table:table-cell>
              <table:table-cell office:value-type="float" office:value="997.950256347656">
                <text:p>997.9502563476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000008583069">
                <text:p>1.91000008583069</text:p>
              </table:table-cell>
              <table:table-cell office:value-type="float" office:value="236.804870605469">
                <text:p>236.804870605469</text:p>
              </table:table-cell>
              <table:table-cell office:value-type="float" office:value="4.28102827072144">
                <text:p>4.28102827072144</text:p>
              </table:table-cell>
              <table:table-cell office:value-type="float" office:value="997.937316894531">
                <text:p>997.9373168945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2000007629395">
                <text:p>1.92000007629395</text:p>
              </table:table-cell>
              <table:table-cell office:value-type="float" office:value="236.817764282227">
                <text:p>236.817764282227</text:p>
              </table:table-cell>
              <table:table-cell office:value-type="float" office:value="4.28216934204102">
                <text:p>4.28216934204102</text:p>
              </table:table-cell>
              <table:table-cell office:value-type="float" office:value="997.930297851563">
                <text:p>997.9302978515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300000667572">
                <text:p>1.9300000667572</text:p>
              </table:table-cell>
              <table:table-cell office:value-type="float" office:value="236.83203125">
                <text:p>236.83203125</text:p>
              </table:table-cell>
              <table:table-cell office:value-type="float" office:value="4.28336143493652">
                <text:p>4.28336143493652</text:p>
              </table:table-cell>
              <table:table-cell office:value-type="float" office:value="997.931091308594">
                <text:p>997.9310913085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4000017642975">
                <text:p>1.94000017642975</text:p>
              </table:table-cell>
              <table:table-cell office:value-type="float" office:value="236.846527099609">
                <text:p>236.846527099609</text:p>
              </table:table-cell>
              <table:table-cell office:value-type="float" office:value="4.28427410125732">
                <text:p>4.28427410125732</text:p>
              </table:table-cell>
              <table:table-cell office:value-type="float" office:value="997.940551757813">
                <text:p>997.9405517578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5000016689301">
                <text:p>1.95000016689301</text:p>
              </table:table-cell>
              <table:table-cell office:value-type="float" office:value="236.861022949219">
                <text:p>236.861022949219</text:p>
              </table:table-cell>
              <table:table-cell office:value-type="float" office:value="4.28477048873901">
                <text:p>4.28477048873901</text:p>
              </table:table-cell>
              <table:table-cell office:value-type="float" office:value="997.956115722656">
                <text:p>997.9561157226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000015735626">
                <text:p>1.96000015735626</text:p>
              </table:table-cell>
              <table:table-cell office:value-type="float" office:value="236.875518798828">
                <text:p>236.875518798828</text:p>
              </table:table-cell>
              <table:table-cell office:value-type="float" office:value="4.28492593765259">
                <text:p>4.28492593765259</text:p>
              </table:table-cell>
              <table:table-cell office:value-type="float" office:value="997.9755859375">
                <text:p>997.9755859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7000014781952">
                <text:p>1.97000014781952</text:p>
              </table:table-cell>
              <table:table-cell office:value-type="float" office:value="236.889923095703">
                <text:p>236.889923095703</text:p>
              </table:table-cell>
              <table:table-cell office:value-type="float" office:value="4.28485059738159">
                <text:p>4.28485059738159</text:p>
              </table:table-cell>
              <table:table-cell office:value-type="float" office:value="997.995666503906">
                <text:p>997.9956665039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000013828278">
                <text:p>1.98000013828278</text:p>
              </table:table-cell>
              <table:table-cell office:value-type="float" office:value="236.903121948242">
                <text:p>236.903121948242</text:p>
              </table:table-cell>
              <table:table-cell office:value-type="float" office:value="4.28467178344727">
                <text:p>4.28467178344727</text:p>
              </table:table-cell>
              <table:table-cell office:value-type="float" office:value="998.015319824219">
                <text:p>998.0153198242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000012874603">
                <text:p>1.99000012874603</text:p>
              </table:table-cell>
              <table:table-cell office:value-type="float" office:value="236.914794921875">
                <text:p>236.914794921875</text:p>
              </table:table-cell>
              <table:table-cell office:value-type="float" office:value="4.28439235687256">
                <text:p>4.28439235687256</text:p>
              </table:table-cell>
              <table:table-cell office:value-type="float" office:value="998.033630371094">
                <text:p>998.0336303710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0000023841858">
                <text:p>2.00000023841858</text:p>
              </table:table-cell>
              <table:table-cell office:value-type="float" office:value="236.924789428711">
                <text:p>236.924789428711</text:p>
              </table:table-cell>
              <table:table-cell office:value-type="float" office:value="4.28385066986084">
                <text:p>4.28385066986084</text:p>
              </table:table-cell>
              <table:table-cell office:value-type="float" office:value="998.049194335938">
                <text:p>998.0491943359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1000022888184">
                <text:p>2.01000022888184</text:p>
              </table:table-cell>
              <table:table-cell office:value-type="float" office:value="236.931640625">
                <text:p>236.931640625</text:p>
              </table:table-cell>
              <table:table-cell office:value-type="float" office:value="4.28299808502197">
                <text:p>4.28299808502197</text:p>
              </table:table-cell>
              <table:table-cell office:value-type="float" office:value="998.058654785156">
                <text:p>998.0586547851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2000021934509">
                <text:p>2.02000021934509</text:p>
              </table:table-cell>
              <table:table-cell office:value-type="float" office:value="236.934005737305">
                <text:p>236.934005737305</text:p>
              </table:table-cell>
              <table:table-cell office:value-type="float" office:value="4.28196668624878">
                <text:p>4.28196668624878</text:p>
              </table:table-cell>
              <table:table-cell office:value-type="float" office:value="998.061157226563">
                <text:p>998.0611572265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3000020980835">
                <text:p>2.03000020980835</text:p>
              </table:table-cell>
              <table:table-cell office:value-type="float" office:value="236.932479858398">
                <text:p>236.932479858398</text:p>
              </table:table-cell>
              <table:table-cell office:value-type="float" office:value="4.2809534072876">
                <text:p>4.2809534072876</text:p>
              </table:table-cell>
              <table:table-cell office:value-type="float" office:value="998.056884765625">
                <text:p>998.0568847656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4000020027161">
                <text:p>2.04000020027161</text:p>
              </table:table-cell>
              <table:table-cell office:value-type="float" office:value="236.928131103516">
                <text:p>236.928131103516</text:p>
              </table:table-cell>
              <table:table-cell office:value-type="float" office:value="4.28016185760498">
                <text:p>4.28016185760498</text:p>
              </table:table-cell>
              <table:table-cell office:value-type="float" office:value="998.048645019531">
                <text:p>998.0486450195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5000019073486">
                <text:p>2.05000019073486</text:p>
              </table:table-cell>
              <table:table-cell office:value-type="float" office:value="236.922103881836">
                <text:p>236.922103881836</text:p>
              </table:table-cell>
              <table:table-cell office:value-type="float" office:value="4.27960348129272">
                <text:p>4.27960348129272</text:p>
              </table:table-cell>
              <table:table-cell office:value-type="float" office:value="998.037658691406">
                <text:p>998.0376586914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000018119812">
                <text:p>2.06000018119812</text:p>
              </table:table-cell>
              <table:table-cell office:value-type="float" office:value="236.915237426758">
                <text:p>236.915237426758</text:p>
              </table:table-cell>
              <table:table-cell office:value-type="float" office:value="4.27912044525146">
                <text:p>4.27912044525146</text:p>
              </table:table-cell>
              <table:table-cell office:value-type="float" office:value="998.025756835938">
                <text:p>998.0257568359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000017166138">
                <text:p>2.07000017166138</text:p>
              </table:table-cell>
              <table:table-cell office:value-type="float" office:value="236.909255981445">
                <text:p>236.909255981445</text:p>
              </table:table-cell>
              <table:table-cell office:value-type="float" office:value="4.27864599227905">
                <text:p>4.27864599227905</text:p>
              </table:table-cell>
              <table:table-cell office:value-type="float" office:value="998.01171875">
                <text:p>998.011718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8000016212463">
                <text:p>2.08000016212463</text:p>
              </table:table-cell>
              <table:table-cell office:value-type="float" office:value="236.905899047852">
                <text:p>236.905899047852</text:p>
              </table:table-cell>
              <table:table-cell office:value-type="float" office:value="4.27823209762573">
                <text:p>4.27823209762573</text:p>
              </table:table-cell>
              <table:table-cell office:value-type="float" office:value="997.995971679688">
                <text:p>997.9959716796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9000015258789">
                <text:p>2.09000015258789</text:p>
              </table:table-cell>
              <table:table-cell office:value-type="float" office:value="236.906433105469">
                <text:p>236.906433105469</text:p>
              </table:table-cell>
              <table:table-cell office:value-type="float" office:value="4.27795505523682">
                <text:p>4.27795505523682</text:p>
              </table:table-cell>
              <table:table-cell office:value-type="float" office:value="997.97705078125">
                <text:p>997.97705078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0000014305115">
                <text:p>2.10000014305115</text:p>
              </table:table-cell>
              <table:table-cell office:value-type="float" office:value="236.911544799805">
                <text:p>236.911544799805</text:p>
              </table:table-cell>
              <table:table-cell office:value-type="float" office:value="4.27791595458984">
                <text:p>4.27791595458984</text:p>
              </table:table-cell>
              <table:table-cell office:value-type="float" office:value="997.958129882813">
                <text:p>997.9581298828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100001335144">
                <text:p>2.1100001335144</text:p>
              </table:table-cell>
              <table:table-cell office:value-type="float" office:value="236.921234130859">
                <text:p>236.921234130859</text:p>
              </table:table-cell>
              <table:table-cell office:value-type="float" office:value="4.27808856964111">
                <text:p>4.27808856964111</text:p>
              </table:table-cell>
              <table:table-cell office:value-type="float" office:value="997.941955566406">
                <text:p>997.9419555664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2000012397766">
                <text:p>2.12000012397766</text:p>
              </table:table-cell>
              <table:table-cell office:value-type="float" office:value="236.935180664063">
                <text:p>236.935180664063</text:p>
              </table:table-cell>
              <table:table-cell office:value-type="float" office:value="4.2782564163208">
                <text:p>4.2782564163208</text:p>
              </table:table-cell>
              <table:table-cell office:value-type="float" office:value="997.931884765625">
                <text:p>997.9318847656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3000011444092">
                <text:p>2.13000011444092</text:p>
              </table:table-cell>
              <table:table-cell office:value-type="float" office:value="236.951416015625">
                <text:p>236.951416015625</text:p>
              </table:table-cell>
              <table:table-cell office:value-type="float" office:value="4.27829217910767">
                <text:p>4.27829217910767</text:p>
              </table:table-cell>
              <table:table-cell office:value-type="float" office:value="997.927917480469">
                <text:p>997.9279174804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000010490417">
                <text:p>2.14000010490417</text:p>
              </table:table-cell>
              <table:table-cell office:value-type="float" office:value="236.968200683594">
                <text:p>236.968200683594</text:p>
              </table:table-cell>
              <table:table-cell office:value-type="float" office:value="4.27826309204102">
                <text:p>4.27826309204102</text:p>
              </table:table-cell>
              <table:table-cell office:value-type="float" office:value="997.928771972656">
                <text:p>997.9287719726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5000009536743">
                <text:p>2.15000009536743</text:p>
              </table:table-cell>
              <table:table-cell office:value-type="float" office:value="236.984985351563">
                <text:p>236.984985351563</text:p>
              </table:table-cell>
              <table:table-cell office:value-type="float" office:value="4.27828407287598">
                <text:p>4.27828407287598</text:p>
              </table:table-cell>
              <table:table-cell office:value-type="float" office:value="997.932739257813">
                <text:p>997.9327392578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6000008583069">
                <text:p>2.16000008583069</text:p>
              </table:table-cell>
              <table:table-cell office:value-type="float" office:value="237.001083374023">
                <text:p>237.001083374023</text:p>
              </table:table-cell>
              <table:table-cell office:value-type="float" office:value="4.27843141555786">
                <text:p>4.27843141555786</text:p>
              </table:table-cell>
              <table:table-cell office:value-type="float" office:value="997.941162109375">
                <text:p>997.9411621093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7000007629395">
                <text:p>2.17000007629395</text:p>
              </table:table-cell>
              <table:table-cell office:value-type="float" office:value="237.014663696289">
                <text:p>237.014663696289</text:p>
              </table:table-cell>
              <table:table-cell office:value-type="float" office:value="4.2786340713501">
                <text:p>4.2786340713501</text:p>
              </table:table-cell>
              <table:table-cell office:value-type="float" office:value="997.953674316406">
                <text:p>997.9536743164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00000667572">
                <text:p>2.1800000667572</text:p>
              </table:table-cell>
              <table:table-cell office:value-type="float" office:value="237.023742675781">
                <text:p>237.023742675781</text:p>
              </table:table-cell>
              <table:table-cell office:value-type="float" office:value="4.27869844436646">
                <text:p>4.27869844436646</text:p>
              </table:table-cell>
              <table:table-cell office:value-type="float" office:value="997.971008300781">
                <text:p>997.9710083007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9000005722046">
                <text:p>2.19000005722046</text:p>
              </table:table-cell>
              <table:table-cell office:value-type="float" office:value="237.026947021484">
                <text:p>237.026947021484</text:p>
              </table:table-cell>
              <table:table-cell office:value-type="float" office:value="4.27856397628784">
                <text:p>4.27856397628784</text:p>
              </table:table-cell>
              <table:table-cell office:value-type="float" office:value="997.988708496094">
                <text:p>997.9887084960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0000004768372">
                <text:p>2.20000004768372</text:p>
              </table:table-cell>
              <table:table-cell office:value-type="float" office:value="237.024887084961">
                <text:p>237.024887084961</text:p>
              </table:table-cell>
              <table:table-cell office:value-type="float" office:value="4.27834892272949">
                <text:p>4.27834892272949</text:p>
              </table:table-cell>
              <table:table-cell office:value-type="float" office:value="998.005493164063">
                <text:p>998.0054931640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1000003814697">
                <text:p>2.21000003814697</text:p>
              </table:table-cell>
              <table:table-cell office:value-type="float" office:value="237.018569946289">
                <text:p>237.018569946289</text:p>
              </table:table-cell>
              <table:table-cell office:value-type="float" office:value="4.27819967269897">
                <text:p>4.27819967269897</text:p>
              </table:table-cell>
              <table:table-cell office:value-type="float" office:value="998.020141601563">
                <text:p>998.0201416015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2000002861023">
                <text:p>2.22000002861023</text:p>
              </table:table-cell>
              <table:table-cell office:value-type="float" office:value="237.009201049805">
                <text:p>237.009201049805</text:p>
              </table:table-cell>
              <table:table-cell office:value-type="float" office:value="4.2782564163208">
                <text:p>4.2782564163208</text:p>
              </table:table-cell>
              <table:table-cell office:value-type="float" office:value="998.034057617188">
                <text:p>998.0340576171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000001907349">
                <text:p>2.23000001907349</text:p>
              </table:table-cell>
              <table:table-cell office:value-type="float" office:value="236.997985839844">
                <text:p>236.997985839844</text:p>
              </table:table-cell>
              <table:table-cell office:value-type="float" office:value="4.27853059768677">
                <text:p>4.27853059768677</text:p>
              </table:table-cell>
              <table:table-cell office:value-type="float" office:value="998.047973632813">
                <text:p>998.0479736328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4000024795532">
                <text:p>2.24000024795532</text:p>
              </table:table-cell>
              <table:table-cell office:value-type="float" office:value="236.985321044922">
                <text:p>236.985321044922</text:p>
              </table:table-cell>
              <table:table-cell office:value-type="float" office:value="4.27886152267456">
                <text:p>4.27886152267456</text:p>
              </table:table-cell>
              <table:table-cell office:value-type="float" office:value="998.063232421875">
                <text:p>998.0632324218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5000023841858">
                <text:p>2.25000023841858</text:p>
              </table:table-cell>
              <table:table-cell office:value-type="float" office:value="236.971206665039">
                <text:p>236.971206665039</text:p>
              </table:table-cell>
              <table:table-cell office:value-type="float" office:value="4.27916145324707">
                <text:p>4.27916145324707</text:p>
              </table:table-cell>
              <table:table-cell office:value-type="float" office:value="998.078491210938">
                <text:p>998.0784912109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6000022888184">
                <text:p>2.26000022888184</text:p>
              </table:table-cell>
              <table:table-cell office:value-type="float" office:value="236.95556640625">
                <text:p>236.95556640625</text:p>
              </table:table-cell>
              <table:table-cell office:value-type="float" office:value="4.27951288223267">
                <text:p>4.27951288223267</text:p>
              </table:table-cell>
              <table:table-cell office:value-type="float" office:value="998.091552734375">
                <text:p>998.0915527343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7000021934509">
                <text:p>2.27000021934509</text:p>
              </table:table-cell>
              <table:table-cell office:value-type="float" office:value="236.93879699707">
                <text:p>236.93879699707</text:p>
              </table:table-cell>
              <table:table-cell office:value-type="float" office:value="4.28000688552856">
                <text:p>4.28000688552856</text:p>
              </table:table-cell>
              <table:table-cell office:value-type="float" office:value="998.100219726563">
                <text:p>998.1002197265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8000020980835">
                <text:p>2.28000020980835</text:p>
              </table:table-cell>
              <table:table-cell office:value-type="float" office:value="236.921691894531">
                <text:p>236.921691894531</text:p>
              </table:table-cell>
              <table:table-cell office:value-type="float" office:value="4.28069114685059">
                <text:p>4.28069114685059</text:p>
              </table:table-cell>
              <table:table-cell office:value-type="float" office:value="998.104797363281">
                <text:p>998.1047973632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9000020027161">
                <text:p>2.29000020027161</text:p>
              </table:table-cell>
              <table:table-cell office:value-type="float" office:value="236.904037475586">
                <text:p>236.904037475586</text:p>
              </table:table-cell>
              <table:table-cell office:value-type="float" office:value="4.28149080276489">
                <text:p>4.28149080276489</text:p>
              </table:table-cell>
              <table:table-cell office:value-type="float" office:value="998.104187011719">
                <text:p>998.1041870117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0000019073486">
                <text:p>2.30000019073486</text:p>
              </table:table-cell>
              <table:table-cell office:value-type="float" office:value="236.886566162109">
                <text:p>236.886566162109</text:p>
              </table:table-cell>
              <table:table-cell office:value-type="float" office:value="4.28219509124756">
                <text:p>4.28219509124756</text:p>
              </table:table-cell>
              <table:table-cell office:value-type="float" office:value="998.099670410156">
                <text:p>998.0996704101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1000018119812">
                <text:p>2.31000018119812</text:p>
              </table:table-cell>
              <table:table-cell office:value-type="float" office:value="236.870895385742">
                <text:p>236.870895385742</text:p>
              </table:table-cell>
              <table:table-cell office:value-type="float" office:value="4.28271865844727">
                <text:p>4.28271865844727</text:p>
              </table:table-cell>
              <table:table-cell office:value-type="float" office:value="998.092956542969">
                <text:p>998.0929565429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2000017166138">
                <text:p>2.32000017166138</text:p>
              </table:table-cell>
              <table:table-cell office:value-type="float" office:value="236.85823059082">
                <text:p>236.85823059082</text:p>
              </table:table-cell>
              <table:table-cell office:value-type="float" office:value="4.28314208984375">
                <text:p>4.28314208984375</text:p>
              </table:table-cell>
              <table:table-cell office:value-type="float" office:value="998.086242675781">
                <text:p>998.0862426757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3000016212463">
                <text:p>2.33000016212463</text:p>
              </table:table-cell>
              <table:table-cell office:value-type="float" office:value="236.848617553711">
                <text:p>236.848617553711</text:p>
              </table:table-cell>
              <table:table-cell office:value-type="float" office:value="4.28354549407959">
                <text:p>4.28354549407959</text:p>
              </table:table-cell>
              <table:table-cell office:value-type="float" office:value="998.080810546875">
                <text:p>998.080810546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4000015258789">
                <text:p>2.34000015258789</text:p>
              </table:table-cell>
              <table:table-cell office:value-type="float" office:value="236.842056274414">
                <text:p>236.842056274414</text:p>
              </table:table-cell>
              <table:table-cell office:value-type="float" office:value="4.28399276733398">
                <text:p>4.28399276733398</text:p>
              </table:table-cell>
              <table:table-cell office:value-type="float" office:value="998.078430175781">
                <text:p>998.0784301757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5000014305115">
                <text:p>2.35000014305115</text:p>
              </table:table-cell>
              <table:table-cell office:value-type="float" office:value="236.83854675293">
                <text:p>236.83854675293</text:p>
              </table:table-cell>
              <table:table-cell office:value-type="float" office:value="4.2844409942627">
                <text:p>4.2844409942627</text:p>
              </table:table-cell>
              <table:table-cell office:value-type="float" office:value="998.079956054688">
                <text:p>998.0799560546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600001335144">
                <text:p>2.3600001335144</text:p>
              </table:table-cell>
              <table:table-cell office:value-type="float" office:value="236.837860107422">
                <text:p>236.837860107422</text:p>
              </table:table-cell>
              <table:table-cell office:value-type="float" office:value="4.28469705581665">
                <text:p>4.28469705581665</text:p>
              </table:table-cell>
              <table:table-cell office:value-type="float" office:value="998.087585449219">
                <text:p>998.0875854492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000012397766">
                <text:p>2.37000012397766</text:p>
              </table:table-cell>
              <table:table-cell office:value-type="float" office:value="236.838623046875">
                <text:p>236.838623046875</text:p>
              </table:table-cell>
              <table:table-cell office:value-type="float" office:value="4.28467321395874">
                <text:p>4.28467321395874</text:p>
              </table:table-cell>
              <table:table-cell office:value-type="float" office:value="998.101318359375">
                <text:p>998.1013183593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8000011444092">
                <text:p>2.38000011444092</text:p>
              </table:table-cell>
              <table:table-cell office:value-type="float" office:value="236.839218139648">
                <text:p>236.839218139648</text:p>
              </table:table-cell>
              <table:table-cell office:value-type="float" office:value="4.28444480895996">
                <text:p>4.28444480895996</text:p>
              </table:table-cell>
              <table:table-cell office:value-type="float" office:value="998.118408203125">
                <text:p>998.1184082031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000010490417">
                <text:p>2.39000010490417</text:p>
              </table:table-cell>
              <table:table-cell office:value-type="float" office:value="236.837951660156">
                <text:p>236.837951660156</text:p>
              </table:table-cell>
              <table:table-cell office:value-type="float" office:value="4.28412246704102">
                <text:p>4.28412246704102</text:p>
              </table:table-cell>
              <table:table-cell office:value-type="float" office:value="998.135498046875">
                <text:p>998.1354980468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0000009536743">
                <text:p>2.40000009536743</text:p>
              </table:table-cell>
              <table:table-cell office:value-type="float" office:value="236.833679199219">
                <text:p>236.833679199219</text:p>
              </table:table-cell>
              <table:table-cell office:value-type="float" office:value="4.28381490707397">
                <text:p>4.28381490707397</text:p>
              </table:table-cell>
              <table:table-cell office:value-type="float" office:value="998.150390625">
                <text:p>998.1503906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1000008583069">
                <text:p>2.41000008583069</text:p>
              </table:table-cell>
              <table:table-cell office:value-type="float" office:value="236.826217651367">
                <text:p>236.826217651367</text:p>
              </table:table-cell>
              <table:table-cell office:value-type="float" office:value="4.28353643417358">
                <text:p>4.28353643417358</text:p>
              </table:table-cell>
              <table:table-cell office:value-type="float" office:value="998.160766601563">
                <text:p>998.1607666015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2000007629395">
                <text:p>2.42000007629395</text:p>
              </table:table-cell>
              <table:table-cell office:value-type="float" office:value="236.815734863281">
                <text:p>236.815734863281</text:p>
              </table:table-cell>
              <table:table-cell office:value-type="float" office:value="4.28316688537598">
                <text:p>4.28316688537598</text:p>
              </table:table-cell>
              <table:table-cell office:value-type="float" office:value="998.166564941406">
                <text:p>998.1665649414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300000667572">
                <text:p>2.4300000667572</text:p>
              </table:table-cell>
              <table:table-cell office:value-type="float" office:value="236.803344726563">
                <text:p>236.803344726563</text:p>
              </table:table-cell>
              <table:table-cell office:value-type="float" office:value="4.28268432617188">
                <text:p>4.28268432617188</text:p>
              </table:table-cell>
              <table:table-cell office:value-type="float" office:value="998.166259765625">
                <text:p>998.166259765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4000005722046">
                <text:p>2.44000005722046</text:p>
              </table:table-cell>
              <table:table-cell office:value-type="float" office:value="236.79052734375">
                <text:p>236.79052734375</text:p>
              </table:table-cell>
              <table:table-cell office:value-type="float" office:value="4.28222036361694">
                <text:p>4.28222036361694</text:p>
              </table:table-cell>
              <table:table-cell office:value-type="float" office:value="998.158630371094">
                <text:p>998.1586303710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5000004768372">
                <text:p>2.45000004768372</text:p>
              </table:table-cell>
              <table:table-cell office:value-type="float" office:value="236.777709960938">
                <text:p>236.777709960938</text:p>
              </table:table-cell>
              <table:table-cell office:value-type="float" office:value="4.28189086914063">
                <text:p>4.28189086914063</text:p>
              </table:table-cell>
              <table:table-cell office:value-type="float" office:value="998.143615722656">
                <text:p>998.1436157226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6000003814697">
                <text:p>2.46000003814697</text:p>
              </table:table-cell>
              <table:table-cell office:value-type="float" office:value="236.764892578125">
                <text:p>236.764892578125</text:p>
              </table:table-cell>
              <table:table-cell office:value-type="float" office:value="4.28179931640625">
                <text:p>4.28179931640625</text:p>
              </table:table-cell>
              <table:table-cell office:value-type="float" office:value="998.123779296875">
                <text:p>998.1237792968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7000026702881">
                <text:p>2.47000026702881</text:p>
              </table:table-cell>
              <table:table-cell office:value-type="float" office:value="236.752166748047">
                <text:p>236.752166748047</text:p>
              </table:table-cell>
              <table:table-cell office:value-type="float" office:value="4.28191947937012">
                <text:p>4.28191947937012</text:p>
              </table:table-cell>
              <table:table-cell office:value-type="float" office:value="998.101196289063">
                <text:p>998.1011962890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8000025749207">
                <text:p>2.48000025749207</text:p>
              </table:table-cell>
              <table:table-cell office:value-type="float" office:value="236.740493774414">
                <text:p>236.740493774414</text:p>
              </table:table-cell>
              <table:table-cell office:value-type="float" office:value="4.28202199935913">
                <text:p>4.28202199935913</text:p>
              </table:table-cell>
              <table:table-cell office:value-type="float" office:value="998.07861328125">
                <text:p>998.07861328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9000024795532">
                <text:p>2.49000024795532</text:p>
              </table:table-cell>
              <table:table-cell office:value-type="float" office:value="236.730270385742">
                <text:p>236.730270385742</text:p>
              </table:table-cell>
              <table:table-cell office:value-type="float" office:value="4.28195810317993">
                <text:p>4.28195810317993</text:p>
              </table:table-cell>
              <table:table-cell office:value-type="float" office:value="998.056030273438">
                <text:p>998.0560302734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0000023841858">
                <text:p>2.50000023841858</text:p>
              </table:table-cell>
              <table:table-cell office:value-type="float" office:value="236.721496582031">
                <text:p>236.721496582031</text:p>
              </table:table-cell>
              <table:table-cell office:value-type="float" office:value="4.2817907333374">
                <text:p>4.2817907333374</text:p>
              </table:table-cell>
              <table:table-cell office:value-type="float" office:value="998.032897949219">
                <text:p>998.0328979492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1000022888184">
                <text:p>2.51000022888184</text:p>
              </table:table-cell>
              <table:table-cell office:value-type="float" office:value="236.714248657227">
                <text:p>236.714248657227</text:p>
              </table:table-cell>
              <table:table-cell office:value-type="float" office:value="4.28160953521729">
                <text:p>4.28160953521729</text:p>
              </table:table-cell>
              <table:table-cell office:value-type="float" office:value="998.009399414063">
                <text:p>998.0093994140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2000021934509">
                <text:p>2.52000021934509</text:p>
              </table:table-cell>
              <table:table-cell office:value-type="float" office:value="236.708526611328">
                <text:p>236.708526611328</text:p>
              </table:table-cell>
              <table:table-cell office:value-type="float" office:value="4.28146743774414">
                <text:p>4.28146743774414</text:p>
              </table:table-cell>
              <table:table-cell office:value-type="float" office:value="997.988037109375">
                <text:p>997.9880371093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3000020980835">
                <text:p>2.53000020980835</text:p>
              </table:table-cell>
              <table:table-cell office:value-type="float" office:value="236.703643798828">
                <text:p>236.703643798828</text:p>
              </table:table-cell>
              <table:table-cell office:value-type="float" office:value="4.28130531311035">
                <text:p>4.28130531311035</text:p>
              </table:table-cell>
              <table:table-cell office:value-type="float" office:value="997.970031738281">
                <text:p>997.9700317382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4000020027161">
                <text:p>2.54000020027161</text:p>
              </table:table-cell>
              <table:table-cell office:value-type="float" office:value="236.698211669922">
                <text:p>236.698211669922</text:p>
              </table:table-cell>
              <table:table-cell office:value-type="float" office:value="4.28093290328979">
                <text:p>4.28093290328979</text:p>
              </table:table-cell>
              <table:table-cell office:value-type="float" office:value="997.958129882813">
                <text:p>997.9581298828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5000019073486">
                <text:p>2.55000019073486</text:p>
              </table:table-cell>
              <table:table-cell office:value-type="float" office:value="236.691268920898">
                <text:p>236.691268920898</text:p>
              </table:table-cell>
              <table:table-cell office:value-type="float" office:value="4.2802882194519">
                <text:p>4.2802882194519</text:p>
              </table:table-cell>
              <table:table-cell office:value-type="float" office:value="997.952331542969">
                <text:p>997.9523315429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6000018119812">
                <text:p>2.56000018119812</text:p>
              </table:table-cell>
              <table:table-cell office:value-type="float" office:value="236.682708740234">
                <text:p>236.682708740234</text:p>
              </table:table-cell>
              <table:table-cell office:value-type="float" office:value="4.27950477600098">
                <text:p>4.27950477600098</text:p>
              </table:table-cell>
              <table:table-cell office:value-type="float" office:value="997.951354980469">
                <text:p>997.9513549804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7000017166138">
                <text:p>2.57000017166138</text:p>
              </table:table-cell>
              <table:table-cell office:value-type="float" office:value="236.671508789063">
                <text:p>236.671508789063</text:p>
              </table:table-cell>
              <table:table-cell office:value-type="float" office:value="4.27874517440796">
                <text:p>4.27874517440796</text:p>
              </table:table-cell>
              <table:table-cell office:value-type="float" office:value="997.952941894531">
                <text:p>997.9529418945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8000016212463">
                <text:p>2.58000016212463</text:p>
              </table:table-cell>
              <table:table-cell office:value-type="float" office:value="236.658508300781">
                <text:p>236.658508300781</text:p>
              </table:table-cell>
              <table:table-cell office:value-type="float" office:value="4.2781777381897">
                <text:p>4.2781777381897</text:p>
              </table:table-cell>
              <table:table-cell office:value-type="float" office:value="997.958374023438">
                <text:p>997.9583740234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9000015258789">
                <text:p>2.59000015258789</text:p>
              </table:table-cell>
              <table:table-cell office:value-type="float" office:value="236.645080566406">
                <text:p>236.645080566406</text:p>
              </table:table-cell>
              <table:table-cell office:value-type="float" office:value="4.27786302566528">
                <text:p>4.27786302566528</text:p>
              </table:table-cell>
              <table:table-cell office:value-type="float" office:value="997.966613769531">
                <text:p>997.9666137695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0000014305115">
                <text:p>2.60000014305115</text:p>
              </table:table-cell>
              <table:table-cell office:value-type="float" office:value="236.631652832031">
                <text:p>236.631652832031</text:p>
              </table:table-cell>
              <table:table-cell office:value-type="float" office:value="4.27762174606323">
                <text:p>4.27762174606323</text:p>
              </table:table-cell>
              <table:table-cell office:value-type="float" office:value="997.979248046875">
                <text:p>997.9792480468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100001335144">
                <text:p>2.6100001335144</text:p>
              </table:table-cell>
              <table:table-cell office:value-type="float" office:value="236.618225097656">
                <text:p>236.618225097656</text:p>
              </table:table-cell>
              <table:table-cell office:value-type="float" office:value="4.27734327316284">
                <text:p>4.27734327316284</text:p>
              </table:table-cell>
              <table:table-cell office:value-type="float" office:value="997.992370605469">
                <text:p>997.9923706054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2000012397766">
                <text:p>2.62000012397766</text:p>
              </table:table-cell>
              <table:table-cell office:value-type="float" office:value="236.604797363281">
                <text:p>236.604797363281</text:p>
              </table:table-cell>
              <table:table-cell office:value-type="float" office:value="4.27711009979248">
                <text:p>4.27711009979248</text:p>
              </table:table-cell>
              <table:table-cell office:value-type="float" office:value="998.005187988281">
                <text:p>998.0051879882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3000011444092">
                <text:p>2.63000011444092</text:p>
              </table:table-cell>
              <table:table-cell office:value-type="float" office:value="236.591690063477">
                <text:p>236.591690063477</text:p>
              </table:table-cell>
              <table:table-cell office:value-type="float" office:value="4.27705001831055">
                <text:p>4.27705001831055</text:p>
              </table:table-cell>
              <table:table-cell office:value-type="float" office:value="998.015563964844">
                <text:p>998.0155639648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4000010490417">
                <text:p>2.64000010490417</text:p>
              </table:table-cell>
              <table:table-cell office:value-type="float" office:value="236.580017089844">
                <text:p>236.580017089844</text:p>
              </table:table-cell>
              <table:table-cell office:value-type="float" office:value="4.27727651596069">
                <text:p>4.27727651596069</text:p>
              </table:table-cell>
              <table:table-cell office:value-type="float" office:value="998.024841308594">
                <text:p>998.0248413085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5000009536743">
                <text:p>2.65000009536743</text:p>
              </table:table-cell>
              <table:table-cell office:value-type="float" office:value="236.569961547852">
                <text:p>236.569961547852</text:p>
              </table:table-cell>
              <table:table-cell office:value-type="float" office:value="4.27778100967407">
                <text:p>4.27778100967407</text:p>
              </table:table-cell>
              <table:table-cell office:value-type="float" office:value="998.033996582031">
                <text:p>998.0339965820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6000008583069">
                <text:p>2.66000008583069</text:p>
              </table:table-cell>
              <table:table-cell office:value-type="float" office:value="236.562149047852">
                <text:p>236.562149047852</text:p>
              </table:table-cell>
              <table:table-cell office:value-type="float" office:value="4.27835988998413">
                <text:p>4.27835988998413</text:p>
              </table:table-cell>
              <table:table-cell office:value-type="float" office:value="998.044982910156">
                <text:p>998.0449829101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7000007629395">
                <text:p>2.67000007629395</text:p>
              </table:table-cell>
              <table:table-cell office:value-type="float" office:value="236.556747436523">
                <text:p>236.556747436523</text:p>
              </table:table-cell>
              <table:table-cell office:value-type="float" office:value="4.27890491485596">
                <text:p>4.27890491485596</text:p>
              </table:table-cell>
              <table:table-cell office:value-type="float" office:value="998.055969238281">
                <text:p>998.0559692382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800000667572">
                <text:p>2.6800000667572</text:p>
              </table:table-cell>
              <table:table-cell office:value-type="float" office:value="236.5537109375">
                <text:p>236.5537109375</text:p>
              </table:table-cell>
              <table:table-cell office:value-type="float" office:value="4.27949810028076">
                <text:p>4.27949810028076</text:p>
              </table:table-cell>
              <table:table-cell office:value-type="float" office:value="998.066040039063">
                <text:p>998.0660400390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9000005722046">
                <text:p>2.69000005722046</text:p>
              </table:table-cell>
              <table:table-cell office:value-type="float" office:value="236.5537109375">
                <text:p>236.5537109375</text:p>
              </table:table-cell>
              <table:table-cell office:value-type="float" office:value="4.28022766113281">
                <text:p>4.28022766113281</text:p>
              </table:table-cell>
              <table:table-cell office:value-type="float" office:value="998.072814941406">
                <text:p>998.0728149414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0000004768372">
                <text:p>2.70000004768372</text:p>
              </table:table-cell>
              <table:table-cell office:value-type="float" office:value="236.556762695313">
                <text:p>236.556762695313</text:p>
              </table:table-cell>
              <table:table-cell office:value-type="float" office:value="4.28116893768311">
                <text:p>4.28116893768311</text:p>
              </table:table-cell>
              <table:table-cell office:value-type="float" office:value="998.076782226563">
                <text:p>998.0767822265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1000027656555">
                <text:p>2.71000027656555</text:p>
              </table:table-cell>
              <table:table-cell office:value-type="float" office:value="236.562713623047">
                <text:p>236.562713623047</text:p>
              </table:table-cell>
              <table:table-cell office:value-type="float" office:value="4.28228282928467">
                <text:p>4.28228282928467</text:p>
              </table:table-cell>
              <table:table-cell office:value-type="float" office:value="998.077392578125">
                <text:p>998.0773925781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2000026702881">
                <text:p>2.72000026702881</text:p>
              </table:table-cell>
              <table:table-cell office:value-type="float" office:value="236.570373535156">
                <text:p>236.570373535156</text:p>
              </table:table-cell>
              <table:table-cell office:value-type="float" office:value="4.28332233428955">
                <text:p>4.28332233428955</text:p>
              </table:table-cell>
              <table:table-cell office:value-type="float" office:value="998.076171875">
                <text:p>998.0761718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3000025749207">
                <text:p>2.73000025749207</text:p>
              </table:table-cell>
              <table:table-cell office:value-type="float" office:value="236.57844543457">
                <text:p>236.57844543457</text:p>
              </table:table-cell>
              <table:table-cell office:value-type="float" office:value="4.28410482406616">
                <text:p>4.28410482406616</text:p>
              </table:table-cell>
              <table:table-cell office:value-type="float" office:value="998.07373046875">
                <text:p>998.073730468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4000024795532">
                <text:p>2.74000024795532</text:p>
              </table:table-cell>
              <table:table-cell office:value-type="float" office:value="236.585540771484">
                <text:p>236.585540771484</text:p>
              </table:table-cell>
              <table:table-cell office:value-type="float" office:value="4.2846884727478">
                <text:p>4.2846884727478</text:p>
              </table:table-cell>
              <table:table-cell office:value-type="float" office:value="998.070007324219">
                <text:p>998.0700073242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5000023841858">
                <text:p>2.75000023841858</text:p>
              </table:table-cell>
              <table:table-cell office:value-type="float" office:value="236.591110229492">
                <text:p>236.591110229492</text:p>
              </table:table-cell>
              <table:table-cell office:value-type="float" office:value="4.28518390655518">
                <text:p>4.28518390655518</text:p>
              </table:table-cell>
              <table:table-cell office:value-type="float" office:value="998.063903808594">
                <text:p>998.0639038085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6000022888184">
                <text:p>2.76000022888184</text:p>
              </table:table-cell>
              <table:table-cell office:value-type="float" office:value="236.595153808594">
                <text:p>236.595153808594</text:p>
              </table:table-cell>
              <table:table-cell office:value-type="float" office:value="4.28567600250244">
                <text:p>4.28567600250244</text:p>
              </table:table-cell>
              <table:table-cell office:value-type="float" office:value="998.057800292969">
                <text:p>998.0578002929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7000021934509">
                <text:p>2.77000021934509</text:p>
              </table:table-cell>
              <table:table-cell office:value-type="float" office:value="236.597671508789">
                <text:p>236.597671508789</text:p>
              </table:table-cell>
              <table:table-cell office:value-type="float" office:value="4.28614902496338">
                <text:p>4.28614902496338</text:p>
              </table:table-cell>
              <table:table-cell office:value-type="float" office:value="998.054443359375">
                <text:p>998.0544433593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8000020980835">
                <text:p>2.78000020980835</text:p>
              </table:table-cell>
              <table:table-cell office:value-type="float" office:value="236.598693847656">
                <text:p>236.598693847656</text:p>
              </table:table-cell>
              <table:table-cell office:value-type="float" office:value="4.28642845153809">
                <text:p>4.28642845153809</text:p>
              </table:table-cell>
              <table:table-cell office:value-type="float" office:value="998.055541992188">
                <text:p>998.0555419921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9000020027161">
                <text:p>2.79000020027161</text:p>
              </table:table-cell>
              <table:table-cell office:value-type="float" office:value="236.598556518555">
                <text:p>236.598556518555</text:p>
              </table:table-cell>
              <table:table-cell office:value-type="float" office:value="4.28641557693481">
                <text:p>4.28641557693481</text:p>
              </table:table-cell>
              <table:table-cell office:value-type="float" office:value="998.060729980469">
                <text:p>998.0607299804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0000019073486">
                <text:p>2.80000019073486</text:p>
              </table:table-cell>
              <table:table-cell office:value-type="float" office:value="236.596954345703">
                <text:p>236.596954345703</text:p>
              </table:table-cell>
              <table:table-cell office:value-type="float" office:value="4.28616094589233">
                <text:p>4.28616094589233</text:p>
              </table:table-cell>
              <table:table-cell office:value-type="float" office:value="998.068664550781">
                <text:p>998.0686645507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1000018119812">
                <text:p>2.81000018119812</text:p>
              </table:table-cell>
              <table:table-cell office:value-type="float" office:value="236.593826293945">
                <text:p>236.593826293945</text:p>
              </table:table-cell>
              <table:table-cell office:value-type="float" office:value="4.28571748733521">
                <text:p>4.28571748733521</text:p>
              </table:table-cell>
              <table:table-cell office:value-type="float" office:value="998.076599121094">
                <text:p>998.0765991210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2000017166138">
                <text:p>2.82000017166138</text:p>
              </table:table-cell>
              <table:table-cell office:value-type="float" office:value="236.588851928711">
                <text:p>236.588851928711</text:p>
              </table:table-cell>
              <table:table-cell office:value-type="float" office:value="4.28515243530273">
                <text:p>4.28515243530273</text:p>
              </table:table-cell>
              <table:table-cell office:value-type="float" office:value="998.082885742188">
                <text:p>998.082885742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3000016212463">
                <text:p>2.83000016212463</text:p>
              </table:table-cell>
              <table:table-cell office:value-type="float" office:value="236.580825805664">
                <text:p>236.580825805664</text:p>
              </table:table-cell>
              <table:table-cell office:value-type="float" office:value="4.28448295593262">
                <text:p>4.28448295593262</text:p>
              </table:table-cell>
              <table:table-cell office:value-type="float" office:value="998.087158203125">
                <text:p>998.0871582031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4000015258789">
                <text:p>2.84000015258789</text:p>
              </table:table-cell>
              <table:table-cell office:value-type="float" office:value="236.568450927734">
                <text:p>236.568450927734</text:p>
              </table:table-cell>
              <table:table-cell office:value-type="float" office:value="4.28355026245117">
                <text:p>4.28355026245117</text:p>
              </table:table-cell>
              <table:table-cell office:value-type="float" office:value="998.091430664063">
                <text:p>998.0914306640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5000014305115">
                <text:p>2.85000014305115</text:p>
              </table:table-cell>
              <table:table-cell office:value-type="float" office:value="236.55029296875">
                <text:p>236.55029296875</text:p>
              </table:table-cell>
              <table:table-cell office:value-type="float" office:value="4.28228807449341">
                <text:p>4.28228807449341</text:p>
              </table:table-cell>
              <table:table-cell office:value-type="float" office:value="998.095703125">
                <text:p>998.0957031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600001335144">
                <text:p>2.8600001335144</text:p>
              </table:table-cell>
              <table:table-cell office:value-type="float" office:value="236.526031494141">
                <text:p>236.526031494141</text:p>
              </table:table-cell>
              <table:table-cell office:value-type="float" office:value="4.28089094161987">
                <text:p>4.28089094161987</text:p>
              </table:table-cell>
              <table:table-cell office:value-type="float" office:value="998.099243164063">
                <text:p>998.0992431640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7000012397766">
                <text:p>2.87000012397766</text:p>
              </table:table-cell>
              <table:table-cell office:value-type="float" office:value="236.496231079102">
                <text:p>236.496231079102</text:p>
              </table:table-cell>
              <table:table-cell office:value-type="float" office:value="4.27958917617798">
                <text:p>4.27958917617798</text:p>
              </table:table-cell>
              <table:table-cell office:value-type="float" office:value="998.102600097656">
                <text:p>998.1026000976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8000011444092">
                <text:p>2.88000011444092</text:p>
              </table:table-cell>
              <table:table-cell office:value-type="float" office:value="236.462966918945">
                <text:p>236.462966918945</text:p>
              </table:table-cell>
              <table:table-cell office:value-type="float" office:value="4.2785964012146">
                <text:p>4.2785964012146</text:p>
              </table:table-cell>
              <table:table-cell office:value-type="float" office:value="998.109436035156">
                <text:p>998.1094360351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9000010490417">
                <text:p>2.89000010490417</text:p>
              </table:table-cell>
              <table:table-cell office:value-type="float" office:value="236.428649902344">
                <text:p>236.428649902344</text:p>
              </table:table-cell>
              <table:table-cell office:value-type="float" office:value="4.27803754806519">
                <text:p>4.27803754806519</text:p>
              </table:table-cell>
              <table:table-cell office:value-type="float" office:value="998.121643066406">
                <text:p>998.1216430664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0000009536743">
                <text:p>2.90000009536743</text:p>
              </table:table-cell>
              <table:table-cell office:value-type="float" office:value="236.396713256836">
                <text:p>236.396713256836</text:p>
              </table:table-cell>
              <table:table-cell office:value-type="float" office:value="4.27788352966309">
                <text:p>4.27788352966309</text:p>
              </table:table-cell>
              <table:table-cell office:value-type="float" office:value="998.140869140625">
                <text:p>998.140869140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1000008583069">
                <text:p>2.91000008583069</text:p>
              </table:table-cell>
              <table:table-cell office:value-type="float" office:value="236.372375488281">
                <text:p>236.372375488281</text:p>
              </table:table-cell>
              <table:table-cell office:value-type="float" office:value="4.27824449539185">
                <text:p>4.27824449539185</text:p>
              </table:table-cell>
              <table:table-cell office:value-type="float" office:value="998.169555664063">
                <text:p>998.1695556640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2000007629395">
                <text:p>2.92000007629395</text:p>
              </table:table-cell>
              <table:table-cell office:value-type="float" office:value="236.363311767578">
                <text:p>236.363311767578</text:p>
              </table:table-cell>
              <table:table-cell office:value-type="float" office:value="4.27951288223267">
                <text:p>4.27951288223267</text:p>
              </table:table-cell>
              <table:table-cell office:value-type="float" office:value="998.209167480469">
                <text:p>998.2091674804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300000667572">
                <text:p>2.9300000667572</text:p>
              </table:table-cell>
              <table:table-cell office:value-type="float" office:value="236.380554199219">
                <text:p>236.380554199219</text:p>
              </table:table-cell>
              <table:table-cell office:value-type="float" office:value="4.28218364715576">
                <text:p>4.28218364715576</text:p>
              </table:table-cell>
              <table:table-cell office:value-type="float" office:value="998.259521484375">
                <text:p>998.2595214843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4000029563904">
                <text:p>2.94000029563904</text:p>
              </table:table-cell>
              <table:table-cell office:value-type="float" office:value="236.438293457031">
                <text:p>236.438293457031</text:p>
              </table:table-cell>
              <table:table-cell office:value-type="float" office:value="4.28690481185913">
                <text:p>4.28690481185913</text:p>
              </table:table-cell>
              <table:table-cell office:value-type="float" office:value="998.324890136719">
                <text:p>998.3248901367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5000028610229">
                <text:p>2.95000028610229</text:p>
              </table:table-cell>
              <table:table-cell office:value-type="float" office:value="236.554290771484">
                <text:p>236.554290771484</text:p>
              </table:table-cell>
              <table:table-cell office:value-type="float" office:value="4.29432153701782">
                <text:p>4.29432153701782</text:p>
              </table:table-cell>
              <table:table-cell office:value-type="float" office:value="998.406372070313">
                <text:p>998.4063720703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6000027656555">
                <text:p>2.96000027656555</text:p>
              </table:table-cell>
              <table:table-cell office:value-type="float" office:value="236.748016357422">
                <text:p>236.748016357422</text:p>
              </table:table-cell>
              <table:table-cell office:value-type="float" office:value="4.30485439300537">
                <text:p>4.30485439300537</text:p>
              </table:table-cell>
              <table:table-cell office:value-type="float" office:value="998.506164550781">
                <text:p>998.5061645507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7000026702881">
                <text:p>2.97000026702881</text:p>
              </table:table-cell>
              <table:table-cell office:value-type="float" office:value="237.038619995117">
                <text:p>237.038619995117</text:p>
              </table:table-cell>
              <table:table-cell office:value-type="float" office:value="4.31887435913086">
                <text:p>4.31887435913086</text:p>
              </table:table-cell>
              <table:table-cell office:value-type="float" office:value="998.624084472656">
                <text:p>998.6240844726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8000025749207">
                <text:p>2.98000025749207</text:p>
              </table:table-cell>
              <table:table-cell office:value-type="float" office:value="237.442413330078">
                <text:p>237.442413330078</text:p>
              </table:table-cell>
              <table:table-cell office:value-type="float" office:value="4.33665800094604">
                <text:p>4.33665800094604</text:p>
              </table:table-cell>
              <table:table-cell office:value-type="float" office:value="998.754638671875">
                <text:p>998.7546386718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9000024795532">
                <text:p>2.99000024795532</text:p>
              </table:table-cell>
              <table:table-cell office:value-type="float" office:value="237.967514038086">
                <text:p>237.967514038086</text:p>
              </table:table-cell>
              <table:table-cell office:value-type="float" office:value="4.35793256759644">
                <text:p>4.35793256759644</text:p>
              </table:table-cell>
              <table:table-cell office:value-type="float" office:value="998.891052246094">
                <text:p>998.8910522460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0000023841858">
                <text:p>3.00000023841858</text:p>
              </table:table-cell>
              <table:table-cell office:value-type="float" office:value="238.606063842773">
                <text:p>238.606063842773</text:p>
              </table:table-cell>
              <table:table-cell office:value-type="float" office:value="4.38163566589355">
                <text:p>4.38163566589355</text:p>
              </table:table-cell>
              <table:table-cell office:value-type="float" office:value="999.023681640625">
                <text:p>999.0236816406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1000022888184">
                <text:p>3.01000022888184</text:p>
              </table:table-cell>
              <table:table-cell office:value-type="float" office:value="239.322540283203">
                <text:p>239.322540283203</text:p>
              </table:table-cell>
              <table:table-cell office:value-type="float" office:value="4.40549898147583">
                <text:p>4.40549898147583</text:p>
              </table:table-cell>
              <table:table-cell office:value-type="float" office:value="999.140380859375">
                <text:p>999.1403808593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2000021934509">
                <text:p>3.02000021934509</text:p>
              </table:table-cell>
              <table:table-cell office:value-type="float" office:value="240.040542602539">
                <text:p>240.040542602539</text:p>
              </table:table-cell>
              <table:table-cell office:value-type="float" office:value="4.4254207611084">
                <text:p>4.4254207611084</text:p>
              </table:table-cell>
              <table:table-cell office:value-type="float" office:value="999.230163574219">
                <text:p>999.2301635742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3000020980835">
                <text:p>3.03000020980835</text:p>
              </table:table-cell>
              <table:table-cell office:value-type="float" office:value="240.62922668457">
                <text:p>240.62922668457</text:p>
              </table:table-cell>
              <table:table-cell office:value-type="float" office:value="4.43528604507446">
                <text:p>4.43528604507446</text:p>
              </table:table-cell>
              <table:table-cell office:value-type="float" office:value="999.276916503906">
                <text:p>999.2769165039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4000020027161">
                <text:p>3.04000020027161</text:p>
              </table:table-cell>
              <table:table-cell office:value-type="float" office:value="240.889266967773">
                <text:p>240.889266967773</text:p>
              </table:table-cell>
              <table:table-cell office:value-type="float" office:value="4.42666721343994">
                <text:p>4.42666721343994</text:p>
              </table:table-cell>
              <table:table-cell office:value-type="float" office:value="999.260681152344">
                <text:p>999.2606811523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5000019073486">
                <text:p>3.05000019073486</text:p>
              </table:table-cell>
              <table:table-cell office:value-type="float" office:value="240.541366577148">
                <text:p>240.541366577148</text:p>
              </table:table-cell>
              <table:table-cell office:value-type="float" office:value="4.38843488693237">
                <text:p>4.38843488693237</text:p>
              </table:table-cell>
              <table:table-cell office:value-type="float" office:value="999.157348632813">
                <text:p>999.1573486328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6000018119812">
                <text:p>3.06000018119812</text:p>
              </table:table-cell>
              <table:table-cell office:value-type="float" office:value="239.222244262695">
                <text:p>239.222244262695</text:p>
              </table:table-cell>
              <table:table-cell office:value-type="float" office:value="4.30696439743042">
                <text:p>4.30696439743042</text:p>
              </table:table-cell>
              <table:table-cell office:value-type="float" office:value="998.940979003906">
                <text:p>998.9409790039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7000017166138">
                <text:p>3.07000017166138</text:p>
              </table:table-cell>
              <table:table-cell office:value-type="float" office:value="236.491760253906">
                <text:p>236.491760253906</text:p>
              </table:table-cell>
              <table:table-cell office:value-type="float" office:value="4.16680574417114">
                <text:p>4.16680574417114</text:p>
              </table:table-cell>
              <table:table-cell office:value-type="float" office:value="998.580749511719">
                <text:p>998.5807495117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8000016212463">
                <text:p>3.08000016212463</text:p>
              </table:table-cell>
              <table:table-cell office:value-type="float" office:value="231.860412597656">
                <text:p>231.860412597656</text:p>
              </table:table-cell>
              <table:table-cell office:value-type="float" office:value="3.95219278335571">
                <text:p>3.95219278335571</text:p>
              </table:table-cell>
              <table:table-cell office:value-type="float" office:value="998.04248046875">
                <text:p>998.042480468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9000015258789">
                <text:p>3.09000015258789</text:p>
              </table:table-cell>
              <table:table-cell office:value-type="float" office:value="224.846740722656">
                <text:p>224.846740722656</text:p>
              </table:table-cell>
              <table:table-cell office:value-type="float" office:value="3.65019822120667">
                <text:p>3.65019822120667</text:p>
              </table:table-cell>
              <table:table-cell office:value-type="float" office:value="997.286743164063">
                <text:p>997.2867431640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0000014305115">
                <text:p>3.10000014305115</text:p>
              </table:table-cell>
              <table:table-cell office:value-type="float" office:value="215.072662353516">
                <text:p>215.072662353516</text:p>
              </table:table-cell>
              <table:table-cell office:value-type="float" office:value="3.25519728660583">
                <text:p>3.25519728660583</text:p>
              </table:table-cell>
              <table:table-cell office:value-type="float" office:value="996.272521972656">
                <text:p>996.2725219726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100001335144">
                <text:p>3.1100001335144</text:p>
              </table:table-cell>
              <table:table-cell office:value-type="float" office:value="202.406372070313">
                <text:p>202.406372070313</text:p>
              </table:table-cell>
              <table:table-cell office:value-type="float" office:value="2.77477025985718">
                <text:p>2.77477025985718</text:p>
              </table:table-cell>
              <table:table-cell office:value-type="float" office:value="994.961547851563">
                <text:p>994.9615478515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2000012397766">
                <text:p>3.12000012397766</text:p>
              </table:table-cell>
              <table:table-cell office:value-type="float" office:value="187.142562866211">
                <text:p>187.142562866211</text:p>
              </table:table-cell>
              <table:table-cell office:value-type="float" office:value="2.23647046089172">
                <text:p>2.23647046089172</text:p>
              </table:table-cell>
              <table:table-cell office:value-type="float" office:value="993.323974609375">
                <text:p>993.3239746093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3000011444092">
                <text:p>3.13000011444092</text:p>
              </table:table-cell>
              <table:table-cell office:value-type="float" office:value="170.062347412109">
                <text:p>170.062347412109</text:p>
              </table:table-cell>
              <table:table-cell office:value-type="float" office:value="1.68830943107605">
                <text:p>1.68830943107605</text:p>
              </table:table-cell>
              <table:table-cell office:value-type="float" office:value="991.341247558594">
                <text:p>991.3412475585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4000010490417">
                <text:p>3.14000010490417</text:p>
              </table:table-cell>
              <table:table-cell office:value-type="float" office:value="152.195999145508">
                <text:p>152.195999145508</text:p>
              </table:table-cell>
              <table:table-cell office:value-type="float" office:value="1.18417286872864">
                <text:p>1.18417286872864</text:p>
              </table:table-cell>
              <table:table-cell office:value-type="float" office:value="989.022583007813">
                <text:p>989.0225830078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5000009536743">
                <text:p>3.15000009536743</text:p>
              </table:table-cell>
              <table:table-cell office:value-type="float" office:value="134.490005493164">
                <text:p>134.490005493164</text:p>
              </table:table-cell>
              <table:table-cell office:value-type="float" office:value="0.760233104228973">
                <text:p>0.760233104228973</text:p>
              </table:table-cell>
              <table:table-cell office:value-type="float" office:value="986.405029296875">
                <text:p>986.4050292968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6000008583069">
                <text:p>3.16000008583069</text:p>
              </table:table-cell>
              <table:table-cell office:value-type="float" office:value="117.654312133789">
                <text:p>117.654312133789</text:p>
              </table:table-cell>
              <table:table-cell office:value-type="float" office:value="0.429496437311172">
                <text:p>0.429496437311172</text:p>
              </table:table-cell>
              <table:table-cell office:value-type="float" office:value="983.547729492188">
                <text:p>983.5477294921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7000007629395">
                <text:p>3.17000007629395</text:p>
              </table:table-cell>
              <table:table-cell office:value-type="float" office:value="102.150207519531">
                <text:p>102.150207519531</text:p>
              </table:table-cell>
              <table:table-cell office:value-type="float" office:value="0.189447402954102">
                <text:p>0.189447402954102</text:p>
              </table:table-cell>
              <table:table-cell office:value-type="float" office:value="980.523742675781">
                <text:p>980.5237426757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8000030517578">
                <text:p>3.18000030517578</text:p>
              </table:table-cell>
              <table:table-cell office:value-type="float" office:value="88.2350540161133">
                <text:p>88.2350540161133</text:p>
              </table:table-cell>
              <table:table-cell office:value-type="float" office:value="0.0287326481193304">
                <text:p>0.0287326481193304</text:p>
              </table:table-cell>
              <table:table-cell office:value-type="float" office:value="977.398620605469">
                <text:p>977.3986206054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9000029563904">
                <text:p>3.19000029563904</text:p>
              </table:table-cell>
              <table:table-cell office:value-type="float" office:value="76.0103988647461">
                <text:p>76.0103988647461</text:p>
              </table:table-cell>
              <table:table-cell office:value-type="float" office:value="-0.0679443031549454">
                <text:p>-0.0679443031549454</text:p>
              </table:table-cell>
              <table:table-cell office:value-type="float" office:value="974.217468261719">
                <text:p>974.2174682617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0000028610229">
                <text:p>3.20000028610229</text:p>
              </table:table-cell>
              <table:table-cell office:value-type="float" office:value="65.4561614990234">
                <text:p>65.4561614990234</text:p>
              </table:table-cell>
              <table:table-cell office:value-type="float" office:value="-0.116525180637836">
                <text:p>-0.116525180637836</text:p>
              </table:table-cell>
              <table:table-cell office:value-type="float" office:value="971.011108398438">
                <text:p>971.0111083984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1000027656555">
                <text:p>3.21000027656555</text:p>
              </table:table-cell>
              <table:table-cell office:value-type="float" office:value="56.4643974304199">
                <text:p>56.4643974304199</text:p>
              </table:table-cell>
              <table:table-cell office:value-type="float" office:value="-0.1315977871418">
                <text:p>-0.1315977871418</text:p>
              </table:table-cell>
              <table:table-cell office:value-type="float" office:value="967.801391601563">
                <text:p>967.8013916015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2000026702881">
                <text:p>3.22000026702881</text:p>
              </table:table-cell>
              <table:table-cell office:value-type="float" office:value="48.8720512390137">
                <text:p>48.8720512390137</text:p>
              </table:table-cell>
              <table:table-cell office:value-type="float" office:value="-0.125365644693375">
                <text:p>-0.125365644693375</text:p>
              </table:table-cell>
              <table:table-cell office:value-type="float" office:value="964.603637695313">
                <text:p>964.6036376953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3000025749207">
                <text:p>3.23000025749207</text:p>
              </table:table-cell>
              <table:table-cell office:value-type="float" office:value="42.4898147583008">
                <text:p>42.4898147583008</text:p>
              </table:table-cell>
              <table:table-cell office:value-type="float" office:value="-0.107302911579609">
                <text:p>-0.107302911579609</text:p>
              </table:table-cell>
              <table:table-cell office:value-type="float" office:value="961.431762695313">
                <text:p>961.4317626953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4000024795532">
                <text:p>3.24000024795532</text:p>
              </table:table-cell>
              <table:table-cell office:value-type="float" office:value="37.1265563964844">
                <text:p>37.1265563964844</text:p>
              </table:table-cell>
              <table:table-cell office:value-type="float" office:value="-0.0842537358403206">
                <text:p>-0.0842537358403206</text:p>
              </table:table-cell>
              <table:table-cell office:value-type="float" office:value="958.29736328125">
                <text:p>958.297363281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5000023841858">
                <text:p>3.25000023841858</text:p>
              </table:table-cell>
              <table:table-cell office:value-type="float" office:value="32.6053123474121">
                <text:p>32.6053123474121</text:p>
              </table:table-cell>
              <table:table-cell office:value-type="float" office:value="-0.0607805512845516">
                <text:p>-0.0607805512845516</text:p>
              </table:table-cell>
              <table:table-cell office:value-type="float" office:value="955.208984375">
                <text:p>955.2089843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6000022888184">
                <text:p>3.26000022888184</text:p>
              </table:table-cell>
              <table:table-cell office:value-type="float" office:value="28.7718181610107">
                <text:p>28.7718181610107</text:p>
              </table:table-cell>
              <table:table-cell office:value-type="float" office:value="-0.0396122746169567">
                <text:p>-0.0396122746169567</text:p>
              </table:table-cell>
              <table:table-cell office:value-type="float" office:value="952.169799804688">
                <text:p>952.1697998046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7000021934509">
                <text:p>3.27000021934509</text:p>
              </table:table-cell>
              <table:table-cell office:value-type="float" office:value="25.4969253540039">
                <text:p>25.4969253540039</text:p>
              </table:table-cell>
              <table:table-cell office:value-type="float" office:value="-0.0220998767763376">
                <text:p>-0.0220998767763376</text:p>
              </table:table-cell>
              <table:table-cell office:value-type="float" office:value="949.184204101563">
                <text:p>949.1842041015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8000020980835">
                <text:p>3.28000020980835</text:p>
              </table:table-cell>
              <table:table-cell office:value-type="float" office:value="22.6754150390625">
                <text:p>22.6754150390625</text:p>
              </table:table-cell>
              <table:table-cell office:value-type="float" office:value="-0.00863429717719555">
                <text:p>-0.00863429717719555</text:p>
              </table:table-cell>
              <table:table-cell office:value-type="float" office:value="946.250183105469">
                <text:p>946.2501831054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9000020027161">
                <text:p>3.29000020027161</text:p>
              </table:table-cell>
              <table:table-cell office:value-type="float" office:value="20.2246742248535">
                <text:p>20.2246742248535</text:p>
              </table:table-cell>
              <table:table-cell office:value-type="float" office:value="0.00100184592884034">
                <text:p>0.00100184592884034</text:p>
              </table:table-cell>
              <table:table-cell office:value-type="float" office:value="943.364379882813">
                <text:p>943.3643798828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0000019073486">
                <text:p>3.30000019073486</text:p>
              </table:table-cell>
              <table:table-cell office:value-type="float" office:value="18.0806827545166">
                <text:p>18.0806827545166</text:p>
              </table:table-cell>
              <table:table-cell office:value-type="float" office:value="0.00735429301857948">
                <text:p>0.00735429301857948</text:p>
              </table:table-cell>
              <table:table-cell office:value-type="float" office:value="940.518920898438">
                <text:p>940.5189208984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1000018119812">
                <text:p>3.31000018119812</text:p>
              </table:table-cell>
              <table:table-cell office:value-type="float" office:value="16.1945610046387">
                <text:p>16.1945610046387</text:p>
              </table:table-cell>
              <table:table-cell office:value-type="float" office:value="0.0110923163592815">
                <text:p>0.0110923163592815</text:p>
              </table:table-cell>
              <table:table-cell office:value-type="float" office:value="937.710083007813">
                <text:p>937.7100830078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2000017166138">
                <text:p>3.32000017166138</text:p>
              </table:table-cell>
              <table:table-cell office:value-type="float" office:value="14.5292472839355">
                <text:p>14.5292472839355</text:p>
              </table:table-cell>
              <table:table-cell office:value-type="float" office:value="0.0128884417936206">
                <text:p>0.0128884417936206</text:p>
              </table:table-cell>
              <table:table-cell office:value-type="float" office:value="934.933227539063">
                <text:p>934.9332275390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3000016212463">
                <text:p>3.33000016212463</text:p>
              </table:table-cell>
              <table:table-cell office:value-type="float" office:value="13.0553312301636">
                <text:p>13.0553312301636</text:p>
              </table:table-cell>
              <table:table-cell office:value-type="float" office:value="0.0133459847420454">
                <text:p>0.0133459847420454</text:p>
              </table:table-cell>
              <table:table-cell office:value-type="float" office:value="932.18115234375">
                <text:p>932.181152343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4000015258789">
                <text:p>3.34000015258789</text:p>
              </table:table-cell>
              <table:table-cell office:value-type="float" office:value="11.7489318847656">
                <text:p>11.7489318847656</text:p>
              </table:table-cell>
              <table:table-cell office:value-type="float" office:value="0.0129603780806065">
                <text:p>0.0129603780806065</text:p>
              </table:table-cell>
              <table:table-cell office:value-type="float" office:value="929.452880859375">
                <text:p>929.4528808593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5000014305115">
                <text:p>3.35000014305115</text:p>
              </table:table-cell>
              <table:table-cell office:value-type="float" office:value="10.5924491882324">
                <text:p>10.5924491882324</text:p>
              </table:table-cell>
              <table:table-cell office:value-type="float" office:value="0.0121114635840058">
                <text:p>0.0121114635840058</text:p>
              </table:table-cell>
              <table:table-cell office:value-type="float" office:value="926.742370605469">
                <text:p>926.7423706054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600001335144">
                <text:p>3.3600001335144</text:p>
              </table:table-cell>
              <table:table-cell office:value-type="float" office:value="9.57113552093506">
                <text:p>9.57113552093506</text:p>
              </table:table-cell>
              <table:table-cell office:value-type="float" office:value="0.0110701164230704">
                <text:p>0.0110701164230704</text:p>
              </table:table-cell>
              <table:table-cell office:value-type="float" office:value="924.037780761719">
                <text:p>924.0377807617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7000012397766">
                <text:p>3.37000012397766</text:p>
              </table:table-cell>
              <table:table-cell office:value-type="float" office:value="8.67114925384521">
                <text:p>8.67114925384521</text:p>
              </table:table-cell>
              <table:table-cell office:value-type="float" office:value="0.0100153312087059">
                <text:p>0.0100153312087059</text:p>
              </table:table-cell>
              <table:table-cell office:value-type="float" office:value="921.329345703125">
                <text:p>921.3293457031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8000011444092">
                <text:p>3.38000011444092</text:p>
              </table:table-cell>
              <table:table-cell office:value-type="float" office:value="7.87837505340576">
                <text:p>7.87837505340576</text:p>
              </table:table-cell>
              <table:table-cell office:value-type="float" office:value="0.00905331782996655">
                <text:p>0.00905331782996655</text:p>
              </table:table-cell>
              <table:table-cell office:value-type="float" office:value="918.6171875">
                <text:p>918.61718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9000010490417">
                <text:p>3.39000010490417</text:p>
              </table:table-cell>
              <table:table-cell office:value-type="float" office:value="7.17992115020752">
                <text:p>7.17992115020752</text:p>
              </table:table-cell>
              <table:table-cell office:value-type="float" office:value="0.00823757518082857">
                <text:p>0.00823757518082857</text:p>
              </table:table-cell>
              <table:table-cell office:value-type="float" office:value="915.911682128906">
                <text:p>915.9116821289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0000009536743">
                <text:p>3.40000009536743</text:p>
              </table:table-cell>
              <table:table-cell office:value-type="float" office:value="6.56445646286011">
                <text:p>6.56445646286011</text:p>
              </table:table-cell>
              <table:table-cell office:value-type="float" office:value="0.00758783472701907">
                <text:p>0.00758783472701907</text:p>
              </table:table-cell>
              <table:table-cell office:value-type="float" office:value="913.227661132813">
                <text:p>913.2276611328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1000032424927">
                <text:p>3.41000032424927</text:p>
              </table:table-cell>
              <table:table-cell office:value-type="float" office:value="6.02289485931396">
                <text:p>6.02289485931396</text:p>
              </table:table-cell>
              <table:table-cell office:value-type="float" office:value="0.00709990598261356">
                <text:p>0.00709990598261356</text:p>
              </table:table-cell>
              <table:table-cell office:value-type="float" office:value="910.576904296875">
                <text:p>910.576904296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2000031471252">
                <text:p>3.42000031471252</text:p>
              </table:table-cell>
              <table:table-cell office:value-type="float" office:value="5.54764986038208">
                <text:p>5.54764986038208</text:p>
              </table:table-cell>
              <table:table-cell office:value-type="float" office:value="0.0067559415474534">
                <text:p>0.0067559415474534</text:p>
              </table:table-cell>
              <table:table-cell office:value-type="float" office:value="907.962768554688">
                <text:p>907.9627685546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3000030517578">
                <text:p>3.43000030517578</text:p>
              </table:table-cell>
              <table:table-cell office:value-type="float" office:value="5.13177919387817">
                <text:p>5.13177919387817</text:p>
              </table:table-cell>
              <table:table-cell office:value-type="float" office:value="0.00653649028390646">
                <text:p>0.00653649028390646</text:p>
              </table:table-cell>
              <table:table-cell office:value-type="float" office:value="905.385192871094">
                <text:p>905.3851928710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4000029563904">
                <text:p>3.44000029563904</text:p>
              </table:table-cell>
              <table:table-cell office:value-type="float" office:value="4.76885652542114">
                <text:p>4.76885652542114</text:p>
              </table:table-cell>
              <table:table-cell office:value-type="float" office:value="0.00642137601971626">
                <text:p>0.00642137601971626</text:p>
              </table:table-cell>
              <table:table-cell office:value-type="float" office:value="902.839965820313">
                <text:p>902.8399658203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5000028610229">
                <text:p>3.45000028610229</text:p>
              </table:table-cell>
              <table:table-cell office:value-type="float" office:value="4.45235967636108">
                <text:p>4.45235967636108</text:p>
              </table:table-cell>
              <table:table-cell office:value-type="float" office:value="0.0063870563171804">
                <text:p>0.0063870563171804</text:p>
              </table:table-cell>
              <table:table-cell office:value-type="float" office:value="900.318115234375">
                <text:p>900.3181152343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6000027656555">
                <text:p>3.46000027656555</text:p>
              </table:table-cell>
              <table:table-cell office:value-type="float" office:value="4.17665386199951">
                <text:p>4.17665386199951</text:p>
              </table:table-cell>
              <table:table-cell office:value-type="float" office:value="0.00641203112900257">
                <text:p>0.00641203112900257</text:p>
              </table:table-cell>
              <table:table-cell office:value-type="float" office:value="897.805236816406">
                <text:p>897.8052368164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7000026702881">
                <text:p>3.47000026702881</text:p>
              </table:table-cell>
              <table:table-cell office:value-type="float" office:value="3.93637990951538">
                <text:p>3.93637990951538</text:p>
              </table:table-cell>
              <table:table-cell office:value-type="float" office:value="0.00648500490933657">
                <text:p>0.00648500490933657</text:p>
              </table:table-cell>
              <table:table-cell office:value-type="float" office:value="895.286987304688">
                <text:p>895.2869873046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8000025749207">
                <text:p>3.48000025749207</text:p>
              </table:table-cell>
              <table:table-cell office:value-type="float" office:value="3.72787666320801">
                <text:p>3.72787666320801</text:p>
              </table:table-cell>
              <table:table-cell office:value-type="float" office:value="0.00660090753808618">
                <text:p>0.00660090753808618</text:p>
              </table:table-cell>
              <table:table-cell office:value-type="float" office:value="892.749694824219">
                <text:p>892.7496948242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9000024795532">
                <text:p>3.49000024795532</text:p>
              </table:table-cell>
              <table:table-cell office:value-type="float" office:value="3.54747223854065">
                <text:p>3.54747223854065</text:p>
              </table:table-cell>
              <table:table-cell office:value-type="float" office:value="0.00674742739647627">
                <text:p>0.00674742739647627</text:p>
              </table:table-cell>
              <table:table-cell office:value-type="float" office:value="890.187622070313">
                <text:p>890.1876220703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0000023841858">
                <text:p>3.50000023841858</text:p>
              </table:table-cell>
              <table:table-cell office:value-type="float" office:value="3.39164853096008">
                <text:p>3.39164853096008</text:p>
              </table:table-cell>
              <table:table-cell office:value-type="float" office:value="0.00690463045611978">
                <text:p>0.00690463045611978</text:p>
              </table:table-cell>
              <table:table-cell office:value-type="float" office:value="887.6064453125">
                <text:p>887.60644531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1000022888184">
                <text:p>3.51000022888184</text:p>
              </table:table-cell>
              <table:table-cell office:value-type="float" office:value="3.25624942779541">
                <text:p>3.25624942779541</text:p>
              </table:table-cell>
              <table:table-cell office:value-type="float" office:value="0.00705634290352464">
                <text:p>0.00705634290352464</text:p>
              </table:table-cell>
              <table:table-cell office:value-type="float" office:value="885.016174316406">
                <text:p>885.0161743164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2000021934509">
                <text:p>3.52000021934509</text:p>
              </table:table-cell>
              <table:table-cell office:value-type="float" office:value="3.13773632049561">
                <text:p>3.13773632049561</text:p>
              </table:table-cell>
              <table:table-cell office:value-type="float" office:value="0.0071946787647903">
                <text:p>0.0071946787647903</text:p>
              </table:table-cell>
              <table:table-cell office:value-type="float" office:value="882.424072265625">
                <text:p>882.4240722656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3000020980835">
                <text:p>3.53000020980835</text:p>
              </table:table-cell>
              <table:table-cell office:value-type="float" office:value="3.03349328041077">
                <text:p>3.03349328041077</text:p>
              </table:table-cell>
              <table:table-cell office:value-type="float" office:value="0.00731631927192211">
                <text:p>0.00731631927192211</text:p>
              </table:table-cell>
              <table:table-cell office:value-type="float" office:value="879.830688476563">
                <text:p>879.8306884765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4000020027161">
                <text:p>3.54000020027161</text:p>
              </table:table-cell>
              <table:table-cell office:value-type="float" office:value="2.94106078147888">
                <text:p>2.94106078147888</text:p>
              </table:table-cell>
              <table:table-cell office:value-type="float" office:value="0.00741577427834272">
                <text:p>0.00741577427834272</text:p>
              </table:table-cell>
              <table:table-cell office:value-type="float" office:value="877.2373046875">
                <text:p>877.23730468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5000019073486">
                <text:p>3.55000019073486</text:p>
              </table:table-cell>
              <table:table-cell office:value-type="float" office:value="2.85876488685608">
                <text:p>2.85876488685608</text:p>
              </table:table-cell>
              <table:table-cell office:value-type="float" office:value="0.00748690450564027">
                <text:p>0.00748690450564027</text:p>
              </table:table-cell>
              <table:table-cell office:value-type="float" office:value="874.643737792969">
                <text:p>874.6437377929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6000018119812">
                <text:p>3.56000018119812</text:p>
              </table:table-cell>
              <table:table-cell office:value-type="float" office:value="2.784747838974">
                <text:p>2.784747838974</text:p>
              </table:table-cell>
              <table:table-cell office:value-type="float" office:value="0.00752871902659535">
                <text:p>0.00752871902659535</text:p>
              </table:table-cell>
              <table:table-cell office:value-type="float" office:value="872.045776367188">
                <text:p>872.0457763671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7000017166138">
                <text:p>3.57000017166138</text:p>
              </table:table-cell>
              <table:table-cell office:value-type="float" office:value="2.71846413612366">
                <text:p>2.71846413612366</text:p>
              </table:table-cell>
              <table:table-cell office:value-type="float" office:value="0.00754064181819558">
                <text:p>0.00754064181819558</text:p>
              </table:table-cell>
              <table:table-cell office:value-type="float" office:value="869.443481445313">
                <text:p>869.4434814453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8000016212463">
                <text:p>3.58000016212463</text:p>
              </table:table-cell>
              <table:table-cell office:value-type="float" office:value="2.65917468070984">
                <text:p>2.65917468070984</text:p>
              </table:table-cell>
              <table:table-cell office:value-type="float" office:value="0.0075189471244812">
                <text:p>0.0075189471244812</text:p>
              </table:table-cell>
              <table:table-cell office:value-type="float" office:value="866.840942382813">
                <text:p>866.8409423828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9000015258789">
                <text:p>3.59000015258789</text:p>
              </table:table-cell>
              <table:table-cell office:value-type="float" office:value="2.60706353187561">
                <text:p>2.60706353187561</text:p>
              </table:table-cell>
              <table:table-cell office:value-type="float" office:value="0.00746011920273304">
                <text:p>0.00746011920273304</text:p>
              </table:table-cell>
              <table:table-cell office:value-type="float" office:value="864.238403320313">
                <text:p>864.2384033203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0000014305115">
                <text:p>3.60000014305115</text:p>
              </table:table-cell>
              <table:table-cell office:value-type="float" office:value="2.56183481216431">
                <text:p>2.56183481216431</text:p>
              </table:table-cell>
              <table:table-cell office:value-type="float" office:value="0.00736633036285639">
                <text:p>0.00736633036285639</text:p>
              </table:table-cell>
              <table:table-cell office:value-type="float" office:value="861.635864257813">
                <text:p>861.6358642578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100001335144">
                <text:p>3.6100001335144</text:p>
              </table:table-cell>
              <table:table-cell office:value-type="float" office:value="2.5226879119873">
                <text:p>2.5226879119873</text:p>
              </table:table-cell>
              <table:table-cell office:value-type="float" office:value="0.00724790059030056">
                <text:p>0.00724790059030056</text:p>
              </table:table-cell>
              <table:table-cell office:value-type="float" office:value="859.033325195313">
                <text:p>859.0333251953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2000012397766">
                <text:p>3.62000012397766</text:p>
              </table:table-cell>
              <table:table-cell office:value-type="float" office:value="2.48880743980408">
                <text:p>2.48880743980408</text:p>
              </table:table-cell>
              <table:table-cell office:value-type="float" office:value="0.007120655849576">
                <text:p>0.007120655849576</text:p>
              </table:table-cell>
              <table:table-cell office:value-type="float" office:value="856.429504394531">
                <text:p>856.4295043945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3000011444092">
                <text:p>3.63000011444092</text:p>
              </table:table-cell>
              <table:table-cell office:value-type="float" office:value="2.45849776268005">
                <text:p>2.45849776268005</text:p>
              </table:table-cell>
              <table:table-cell office:value-type="float" office:value="0.00700351735576987">
                <text:p>0.00700351735576987</text:p>
              </table:table-cell>
              <table:table-cell office:value-type="float" office:value="853.819946289063">
                <text:p>853.8199462890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4000010490417">
                <text:p>3.64000010490417</text:p>
              </table:table-cell>
              <table:table-cell office:value-type="float" office:value="2.43082857131958">
                <text:p>2.43082857131958</text:p>
              </table:table-cell>
              <table:table-cell office:value-type="float" office:value="0.00691319117322564">
                <text:p>0.00691319117322564</text:p>
              </table:table-cell>
              <table:table-cell office:value-type="float" office:value="851.204284667969">
                <text:p>851.2042846679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5000033378601">
                <text:p>3.65000033378601</text:p>
              </table:table-cell>
              <table:table-cell office:value-type="float" office:value="2.40435719490051">
                <text:p>2.40435719490051</text:p>
              </table:table-cell>
              <table:table-cell office:value-type="float" office:value="0.00685766572132707">
                <text:p>0.00685766572132707</text:p>
              </table:table-cell>
              <table:table-cell office:value-type="float" office:value="848.584716796875">
                <text:p>848.5847167968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6000032424927">
                <text:p>3.66000032424927</text:p>
              </table:table-cell>
              <table:table-cell office:value-type="float" office:value="2.3793478012085">
                <text:p>2.3793478012085</text:p>
              </table:table-cell>
              <table:table-cell office:value-type="float" office:value="0.00683949096128345">
                <text:p>0.00683949096128345</text:p>
              </table:table-cell>
              <table:table-cell office:value-type="float" office:value="845.965087890625">
                <text:p>845.9650878906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7000031471252">
                <text:p>3.67000031471252</text:p>
              </table:table-cell>
              <table:table-cell office:value-type="float" office:value="2.35615801811218">
                <text:p>2.35615801811218</text:p>
              </table:table-cell>
              <table:table-cell office:value-type="float" office:value="0.00685925269499421">
                <text:p>0.00685925269499421</text:p>
              </table:table-cell>
              <table:table-cell office:value-type="float" office:value="843.345458984375">
                <text:p>843.3454589843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8000030517578">
                <text:p>3.68000030517578</text:p>
              </table:table-cell>
              <table:table-cell office:value-type="float" office:value="2.33511352539063">
                <text:p>2.33511352539063</text:p>
              </table:table-cell>
              <table:table-cell office:value-type="float" office:value="0.0069145429879427">
                <text:p>0.0069145429879427</text:p>
              </table:table-cell>
              <table:table-cell office:value-type="float" office:value="840.725830078125">
                <text:p>840.7258300781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9000029563904">
                <text:p>3.69000029563904</text:p>
              </table:table-cell>
              <table:table-cell office:value-type="float" office:value="2.31670880317688">
                <text:p>2.31670880317688</text:p>
              </table:table-cell>
              <table:table-cell office:value-type="float" office:value="0.00699846725910902">
                <text:p>0.00699846725910902</text:p>
              </table:table-cell>
              <table:table-cell office:value-type="float" office:value="838.106018066406">
                <text:p>838.1060180664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0000028610229">
                <text:p>3.70000028610229</text:p>
              </table:table-cell>
              <table:table-cell office:value-type="float" office:value="2.30008006095886">
                <text:p>2.30008006095886</text:p>
              </table:table-cell>
              <table:table-cell office:value-type="float" office:value="0.00709668267518282">
                <text:p>0.00709668267518282</text:p>
              </table:table-cell>
              <table:table-cell office:value-type="float" office:value="835.481994628906">
                <text:p>835.4819946289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1000027656555">
                <text:p>3.71000027656555</text:p>
              </table:table-cell>
              <table:table-cell office:value-type="float" office:value="2.28512477874756">
                <text:p>2.28512477874756</text:p>
              </table:table-cell>
              <table:table-cell office:value-type="float" office:value="0.00719310203567147">
                <text:p>0.00719310203567147</text:p>
              </table:table-cell>
              <table:table-cell office:value-type="float" office:value="832.854919433594">
                <text:p>832.8549194335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2000026702881">
                <text:p>3.72000026702881</text:p>
              </table:table-cell>
              <table:table-cell office:value-type="float" office:value="2.27062392234802">
                <text:p>2.27062392234802</text:p>
              </table:table-cell>
              <table:table-cell office:value-type="float" office:value="0.00727648753672838">
                <text:p>0.00727648753672838</text:p>
              </table:table-cell>
              <table:table-cell office:value-type="float" office:value="830.226745605469">
                <text:p>830.2267456054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3000025749207">
                <text:p>3.73000025749207</text:p>
              </table:table-cell>
              <table:table-cell office:value-type="float" office:value="2.25621271133423">
                <text:p>2.25621271133423</text:p>
              </table:table-cell>
              <table:table-cell office:value-type="float" office:value="0.00733710546046495">
                <text:p>0.00733710546046495</text:p>
              </table:table-cell>
              <table:table-cell office:value-type="float" office:value="827.598937988281">
                <text:p>827.5989379882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4000024795532">
                <text:p>3.74000024795532</text:p>
              </table:table-cell>
              <table:table-cell office:value-type="float" office:value="2.24156713485718">
                <text:p>2.24156713485718</text:p>
              </table:table-cell>
              <table:table-cell office:value-type="float" office:value="0.00736547820270061">
                <text:p>0.00736547820270061</text:p>
              </table:table-cell>
              <table:table-cell office:value-type="float" office:value="824.975952148438">
                <text:p>824.9759521484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5000023841858">
                <text:p>3.75000023841858</text:p>
              </table:table-cell>
              <table:table-cell office:value-type="float" office:value="2.22636485099792">
                <text:p>2.22636485099792</text:p>
              </table:table-cell>
              <table:table-cell office:value-type="float" office:value="0.00735740689560771">
                <text:p>0.00735740689560771</text:p>
              </table:table-cell>
              <table:table-cell office:value-type="float" office:value="822.359008789063">
                <text:p>822.3590087890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6000022888184">
                <text:p>3.76000022888184</text:p>
              </table:table-cell>
              <table:table-cell office:value-type="float" office:value="2.21198725700378">
                <text:p>2.21198725700378</text:p>
              </table:table-cell>
              <table:table-cell office:value-type="float" office:value="0.00731752207502723">
                <text:p>0.00731752207502723</text:p>
              </table:table-cell>
              <table:table-cell office:value-type="float" office:value="819.744262695313">
                <text:p>819.7442626953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7000021934509">
                <text:p>3.77000021934509</text:p>
              </table:table-cell>
              <table:table-cell office:value-type="float" office:value="2.19883680343628">
                <text:p>2.19883680343628</text:p>
              </table:table-cell>
              <table:table-cell office:value-type="float" office:value="0.00725528411567211">
                <text:p>0.00725528411567211</text:p>
              </table:table-cell>
              <table:table-cell office:value-type="float" office:value="817.128234863281">
                <text:p>817.1282348632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8000020980835">
                <text:p>3.78000020980835</text:p>
              </table:table-cell>
              <table:table-cell office:value-type="float" office:value="2.18810129165649">
                <text:p>2.18810129165649</text:p>
              </table:table-cell>
              <table:table-cell office:value-type="float" office:value="0.00718045188114047">
                <text:p>0.00718045188114047</text:p>
              </table:table-cell>
              <table:table-cell office:value-type="float" office:value="814.511657714844">
                <text:p>814.5116577148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9000020027161">
                <text:p>3.79000020027161</text:p>
              </table:table-cell>
              <table:table-cell office:value-type="float" office:value="2.17934727668762">
                <text:p>2.17934727668762</text:p>
              </table:table-cell>
              <table:table-cell office:value-type="float" office:value="0.00710507109761238">
                <text:p>0.00710507109761238</text:p>
              </table:table-cell>
              <table:table-cell office:value-type="float" office:value="811.895080566406">
                <text:p>811.8950805664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0000019073486">
                <text:p>3.80000019073486</text:p>
              </table:table-cell>
              <table:table-cell office:value-type="float" office:value="2.17131090164185">
                <text:p>2.17131090164185</text:p>
              </table:table-cell>
              <table:table-cell office:value-type="float" office:value="0.00704078190028667">
                <text:p>0.00704078190028667</text:p>
              </table:table-cell>
              <table:table-cell office:value-type="float" office:value="809.27978515625">
                <text:p>809.279785156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1000018119812">
                <text:p>3.81000018119812</text:p>
              </table:table-cell>
              <table:table-cell office:value-type="float" office:value="2.16354703903198">
                <text:p>2.16354703903198</text:p>
              </table:table-cell>
              <table:table-cell office:value-type="float" office:value="0.00699366861954331">
                <text:p>0.00699366861954331</text:p>
              </table:table-cell>
              <table:table-cell office:value-type="float" office:value="806.670227050781">
                <text:p>806.6702270507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2000017166138">
                <text:p>3.82000017166138</text:p>
              </table:table-cell>
              <table:table-cell office:value-type="float" office:value="2.15470409393311">
                <text:p>2.15470409393311</text:p>
              </table:table-cell>
              <table:table-cell office:value-type="float" office:value="0.00696333590894938">
                <text:p>0.00696333590894938</text:p>
              </table:table-cell>
              <table:table-cell office:value-type="float" office:value="804.066772460938">
                <text:p>804.0667724609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3000016212463">
                <text:p>3.83000016212463</text:p>
              </table:table-cell>
              <table:table-cell office:value-type="float" office:value="2.14547681808472">
                <text:p>2.14547681808472</text:p>
              </table:table-cell>
              <table:table-cell office:value-type="float" office:value="0.00694735161960125">
                <text:p>0.00694735161960125</text:p>
              </table:table-cell>
              <table:table-cell office:value-type="float" office:value="801.468505859375">
                <text:p>801.4685058593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4000015258789">
                <text:p>3.84000015258789</text:p>
              </table:table-cell>
              <table:table-cell office:value-type="float" office:value="2.13624930381775">
                <text:p>2.13624930381775</text:p>
              </table:table-cell>
              <table:table-cell office:value-type="float" office:value="0.00694570504128933">
                <text:p>0.00694570504128933</text:p>
              </table:table-cell>
              <table:table-cell office:value-type="float" office:value="798.870300292969">
                <text:p>798.8703002929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5000014305115">
                <text:p>3.85000014305115</text:p>
              </table:table-cell>
              <table:table-cell office:value-type="float" office:value="2.12756109237671">
                <text:p>2.12756109237671</text:p>
              </table:table-cell>
              <table:table-cell office:value-type="float" office:value="0.00695555191487074">
                <text:p>0.00695555191487074</text:p>
              </table:table-cell>
              <table:table-cell office:value-type="float" office:value="796.270812988281">
                <text:p>796.2708129882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600001335144">
                <text:p>3.8600001335144</text:p>
              </table:table-cell>
              <table:table-cell office:value-type="float" office:value="2.11990094184875">
                <text:p>2.11990094184875</text:p>
              </table:table-cell>
              <table:table-cell office:value-type="float" office:value="0.00697051361203194">
                <text:p>0.00697051361203194</text:p>
              </table:table-cell>
              <table:table-cell office:value-type="float" office:value="793.671325683594">
                <text:p>793.6713256835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7000012397766">
                <text:p>3.87000012397766</text:p>
              </table:table-cell>
              <table:table-cell office:value-type="float" office:value="2.11165261268616">
                <text:p>2.11165261268616</text:p>
              </table:table-cell>
              <table:table-cell office:value-type="float" office:value="0.00698569975793362">
                <text:p>0.00698569975793362</text:p>
              </table:table-cell>
              <table:table-cell office:value-type="float" office:value="791.074035644531">
                <text:p>791.0740356445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800003528595">
                <text:p>3.8800003528595</text:p>
              </table:table-cell>
              <table:table-cell office:value-type="float" office:value="2.10298681259155">
                <text:p>2.10298681259155</text:p>
              </table:table-cell>
              <table:table-cell office:value-type="float" office:value="0.00699678156524897">
                <text:p>0.00699678156524897</text:p>
              </table:table-cell>
              <table:table-cell office:value-type="float" office:value="788.482788085938">
                <text:p>788.4827880859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9000034332275">
                <text:p>3.89000034332275</text:p>
              </table:table-cell>
              <table:table-cell office:value-type="float" office:value="2.09352207183838">
                <text:p>2.09352207183838</text:p>
              </table:table-cell>
              <table:table-cell office:value-type="float" office:value="0.0070025809109211">
                <text:p>0.0070025809109211</text:p>
              </table:table-cell>
              <table:table-cell office:value-type="float" office:value="785.897644042969">
                <text:p>785.8976440429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0000033378601">
                <text:p>3.90000033378601</text:p>
              </table:table-cell>
              <table:table-cell office:value-type="float" office:value="2.08355641365051">
                <text:p>2.08355641365051</text:p>
              </table:table-cell>
              <table:table-cell office:value-type="float" office:value="0.00700709968805313">
                <text:p>0.00700709968805313</text:p>
              </table:table-cell>
              <table:table-cell office:value-type="float" office:value="783.317321777344">
                <text:p>783.3173217773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1000032424927">
                <text:p>3.91000032424927</text:p>
              </table:table-cell>
              <table:table-cell office:value-type="float" office:value="2.074782371521">
                <text:p>2.074782371521</text:p>
              </table:table-cell>
              <table:table-cell office:value-type="float" office:value="0.00701535306870937">
                <text:p>0.00701535306870937</text:p>
              </table:table-cell>
              <table:table-cell office:value-type="float" office:value="780.736755371094">
                <text:p>780.73675537109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2000031471252">
                <text:p>3.92000031471252</text:p>
              </table:table-cell>
              <table:table-cell office:value-type="float" office:value="2.06682109832764">
                <text:p>2.06682109832764</text:p>
              </table:table-cell>
              <table:table-cell office:value-type="float" office:value="0.00703122979030013">
                <text:p>0.00703122979030013</text:p>
              </table:table-cell>
              <table:table-cell office:value-type="float" office:value="778.151000976563">
                <text:p>778.1510009765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3000030517578">
                <text:p>3.93000030517578</text:p>
              </table:table-cell>
              <table:table-cell office:value-type="float" office:value="2.06016445159912">
                <text:p>2.06016445159912</text:p>
              </table:table-cell>
              <table:table-cell office:value-type="float" office:value="0.00705372402444482">
                <text:p>0.00705372402444482</text:p>
              </table:table-cell>
              <table:table-cell office:value-type="float" office:value="775.558959960938">
                <text:p>775.5589599609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4000029563904">
                <text:p>3.94000029563904</text:p>
              </table:table-cell>
              <table:table-cell office:value-type="float" office:value="2.05417823791504">
                <text:p>2.05417823791504</text:p>
              </table:table-cell>
              <table:table-cell office:value-type="float" office:value="0.00707840174436569">
                <text:p>0.00707840174436569</text:p>
              </table:table-cell>
              <table:table-cell office:value-type="float" office:value="772.958618164063">
                <text:p>772.9586181640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5000028610229">
                <text:p>3.95000028610229</text:p>
              </table:table-cell>
              <table:table-cell office:value-type="float" office:value="2.0482292175293">
                <text:p>2.0482292175293</text:p>
              </table:table-cell>
              <table:table-cell office:value-type="float" office:value="0.00710587203502655">
                <text:p>0.00710587203502655</text:p>
              </table:table-cell>
              <table:table-cell office:value-type="float" office:value="770.352111816406">
                <text:p>770.3521118164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6000027656555">
                <text:p>3.96000027656555</text:p>
              </table:table-cell>
              <table:table-cell office:value-type="float" office:value="2.04342412948608">
                <text:p>2.04342412948608</text:p>
              </table:table-cell>
              <table:table-cell office:value-type="float" office:value="0.00714186020195484">
                <text:p>0.00714186020195484</text:p>
              </table:table-cell>
              <table:table-cell office:value-type="float" office:value="767.742248535156">
                <text:p>767.7422485351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7000026702881">
                <text:p>3.97000026702881</text:p>
              </table:table-cell>
              <table:table-cell office:value-type="float" office:value="2.03873515129089">
                <text:p>2.03873515129089</text:p>
              </table:table-cell>
              <table:table-cell office:value-type="float" office:value="0.00718614878132939">
                <text:p>0.00718614878132939</text:p>
              </table:table-cell>
              <table:table-cell office:value-type="float" office:value="765.132385253906">
                <text:p>765.1323852539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8000025749207">
                <text:p>3.98000025749207</text:p>
              </table:table-cell>
              <table:table-cell office:value-type="float" office:value="2.0343017578125">
                <text:p>2.0343017578125</text:p>
              </table:table-cell>
              <table:table-cell office:value-type="float" office:value="0.00722724897786975">
                <text:p>0.00722724897786975</text:p>
              </table:table-cell>
              <table:table-cell office:value-type="float" office:value="762.522521972656">
                <text:p>762.5225219726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9000024795532">
                <text:p>3.99000024795532</text:p>
              </table:table-cell>
              <table:table-cell office:value-type="float" office:value="2.02999901771545">
                <text:p>2.02999901771545</text:p>
              </table:table-cell>
              <table:table-cell office:value-type="float" office:value="0.00725361099466681">
                <text:p>0.00725361099466681</text:p>
              </table:table-cell>
              <table:table-cell office:value-type="float" office:value="759.912292480469">
                <text:p>759.9122924804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00000047683716">
                <text:p>4.00000047683716</text:p>
              </table:table-cell>
              <table:table-cell office:value-type="float" office:value="2.0247848033905">
                <text:p>2.0247848033905</text:p>
              </table:table-cell>
              <table:table-cell office:value-type="float" office:value="0.00726024573668838">
                <text:p>0.00726024573668838</text:p>
              </table:table-cell>
              <table:table-cell office:value-type="float" office:value="757.297241210938">
                <text:p>757.2972412109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01000022888184">
                <text:p>4.01000022888184</text:p>
              </table:table-cell>
              <table:table-cell office:value-type="float" office:value="2.02004671096802">
                <text:p>2.02004671096802</text:p>
              </table:table-cell>
              <table:table-cell office:value-type="float" office:value="0.00724587449803948">
                <text:p>0.00724587449803948</text:p>
              </table:table-cell>
              <table:table-cell office:value-type="float" office:value="754.676452636719">
                <text:p>754.6764526367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2000045776367">
                <text:p>4.02000045776367</text:p>
              </table:table-cell>
              <table:table-cell office:value-type="float" office:value="2.01523995399475">
                <text:p>2.01523995399475</text:p>
              </table:table-cell>
              <table:table-cell office:value-type="float" office:value="0.00721560092642903">
                <text:p>0.00721560092642903</text:p>
              </table:table-cell>
              <table:table-cell office:value-type="float" office:value="752.054748535156">
                <text:p>752.0547485351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3000020980835">
                <text:p>4.03000020980835</text:p>
              </table:table-cell>
              <table:table-cell office:value-type="float" office:value="2.01014709472656">
                <text:p>2.01014709472656</text:p>
              </table:table-cell>
              <table:table-cell office:value-type="float" office:value="0.00718301720917225">
                <text:p>0.00718301720917225</text:p>
              </table:table-cell>
              <table:table-cell office:value-type="float" office:value="749.437866210938">
                <text:p>749.4378662109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4000043869019">
                <text:p>4.04000043869019</text:p>
              </table:table-cell>
              <table:table-cell office:value-type="float" office:value="2.00549077987671">
                <text:p>2.00549077987671</text:p>
              </table:table-cell>
              <table:table-cell office:value-type="float" office:value="0.00716225104406476">
                <text:p>0.00716225104406476</text:p>
              </table:table-cell>
              <table:table-cell office:value-type="float" office:value="746.827453613281">
                <text:p>746.8274536132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5000019073486">
                <text:p>4.05000019073486</text:p>
              </table:table-cell>
              <table:table-cell office:value-type="float" office:value="1.99967885017395">
                <text:p>1.99967885017395</text:p>
              </table:table-cell>
              <table:table-cell office:value-type="float" office:value="0.00715728988870978">
                <text:p>0.00715728988870978</text:p>
              </table:table-cell>
              <table:table-cell office:value-type="float" office:value="744.225219726563">
                <text:p>744.2252197265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600004196167">
                <text:p>4.0600004196167</text:p>
              </table:table-cell>
              <table:table-cell office:value-type="float" office:value="1.99355602264404">
                <text:p>1.99355602264404</text:p>
              </table:table-cell>
              <table:table-cell office:value-type="float" office:value="0.00716037396341562">
                <text:p>0.00716037396341562</text:p>
              </table:table-cell>
              <table:table-cell office:value-type="float" office:value="741.62890625">
                <text:p>741.628906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7000017166138">
                <text:p>4.07000017166138</text:p>
              </table:table-cell>
              <table:table-cell office:value-type="float" office:value="1.98770236968994">
                <text:p>1.98770236968994</text:p>
              </table:table-cell>
              <table:table-cell office:value-type="float" office:value="0.00716598564758897">
                <text:p>0.00716598564758897</text:p>
              </table:table-cell>
              <table:table-cell office:value-type="float" office:value="739.034301757813">
                <text:p>739.0343017578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8000040054321">
                <text:p>4.08000040054321</text:p>
              </table:table-cell>
              <table:table-cell office:value-type="float" office:value="1.9812296628952">
                <text:p>1.9812296628952</text:p>
              </table:table-cell>
              <table:table-cell office:value-type="float" office:value="0.00717609561979771">
                <text:p>0.00717609561979771</text:p>
              </table:table-cell>
              <table:table-cell office:value-type="float" office:value="736.439697265625">
                <text:p>736.4396972656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9000015258789">
                <text:p>4.09000015258789</text:p>
              </table:table-cell>
              <table:table-cell office:value-type="float" office:value="1.97526013851166">
                <text:p>1.97526013851166</text:p>
              </table:table-cell>
              <table:table-cell office:value-type="float" office:value="0.0071894652210176">
                <text:p>0.0071894652210176</text:p>
              </table:table-cell>
              <table:table-cell office:value-type="float" office:value="733.845092773438">
                <text:p>733.8450927734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0000038146973">
                <text:p>4.10000038146973</text:p>
              </table:table-cell>
              <table:table-cell office:value-type="float" office:value="1.96881461143494">
                <text:p>1.96881461143494</text:p>
              </table:table-cell>
              <table:table-cell office:value-type="float" office:value="0.00720127392560244">
                <text:p>0.00720127392560244</text:p>
              </table:table-cell>
              <table:table-cell office:value-type="float" office:value="731.253234863281">
                <text:p>731.2532348632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100001335144">
                <text:p>4.1100001335144</text:p>
              </table:table-cell>
              <table:table-cell office:value-type="float" office:value="1.96177840232849">
                <text:p>1.96177840232849</text:p>
              </table:table-cell>
              <table:table-cell office:value-type="float" office:value="0.00720943883061409">
                <text:p>0.00720943883061409</text:p>
              </table:table-cell>
              <table:table-cell office:value-type="float" office:value="728.66748046875">
                <text:p>728.667480468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2000036239624">
                <text:p>4.12000036239624</text:p>
              </table:table-cell>
              <table:table-cell office:value-type="float" office:value="1.95586049556732">
                <text:p>1.95586049556732</text:p>
              </table:table-cell>
              <table:table-cell office:value-type="float" office:value="0.00721673760563135">
                <text:p>0.00721673760563135</text:p>
              </table:table-cell>
              <table:table-cell office:value-type="float" office:value="726.089538574219">
                <text:p>726.0895385742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3000011444092">
                <text:p>4.13000011444092</text:p>
              </table:table-cell>
              <table:table-cell office:value-type="float" office:value="1.94953870773315">
                <text:p>1.94953870773315</text:p>
              </table:table-cell>
              <table:table-cell office:value-type="float" office:value="0.00723181758075953">
                <text:p>0.00723181758075953</text:p>
              </table:table-cell>
              <table:table-cell office:value-type="float" office:value="723.521911621094">
                <text:p>723.5219116210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4000034332275">
                <text:p>4.14000034332275</text:p>
              </table:table-cell>
              <table:table-cell office:value-type="float" office:value="1.94284236431122">
                <text:p>1.94284236431122</text:p>
              </table:table-cell>
              <table:table-cell office:value-type="float" office:value="0.00725850509479642">
                <text:p>0.00725850509479642</text:p>
              </table:table-cell>
              <table:table-cell office:value-type="float" office:value="720.959655761719">
                <text:p>720.9596557617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5000009536743">
                <text:p>4.15000009536743</text:p>
              </table:table-cell>
              <table:table-cell office:value-type="float" office:value="1.9363888502121">
                <text:p>1.9363888502121</text:p>
              </table:table-cell>
              <table:table-cell office:value-type="float" office:value="0.00728505617007613">
                <text:p>0.00728505617007613</text:p>
              </table:table-cell>
              <table:table-cell office:value-type="float" office:value="718.397399902344">
                <text:p>718.3973999023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6000032424927">
                <text:p>4.16000032424927</text:p>
              </table:table-cell>
              <table:table-cell office:value-type="float" office:value="1.92887127399445">
                <text:p>1.92887127399445</text:p>
              </table:table-cell>
              <table:table-cell office:value-type="float" office:value="0.00729283504188061">
                <text:p>0.00729283504188061</text:p>
              </table:table-cell>
              <table:table-cell office:value-type="float" office:value="715.829956054688">
                <text:p>715.8299560546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7000007629395">
                <text:p>4.17000007629395</text:p>
              </table:table-cell>
              <table:table-cell office:value-type="float" office:value="1.92155885696411">
                <text:p>1.92155885696411</text:p>
              </table:table-cell>
              <table:table-cell office:value-type="float" office:value="0.00727303326129913">
                <text:p>0.00727303326129913</text:p>
              </table:table-cell>
              <table:table-cell office:value-type="float" office:value="713.256408691406">
                <text:p>713.2564086914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8000030517578">
                <text:p>4.18000030517578</text:p>
              </table:table-cell>
              <table:table-cell office:value-type="float" office:value="1.91416895389557">
                <text:p>1.91416895389557</text:p>
              </table:table-cell>
              <table:table-cell office:value-type="float" office:value="0.00723000383004546">
                <text:p>0.00723000383004546</text:p>
              </table:table-cell>
              <table:table-cell office:value-type="float" office:value="710.678039550781">
                <text:p>710.67803955078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9000005722046">
                <text:p>4.19000005722046</text:p>
              </table:table-cell>
              <table:table-cell office:value-type="float" office:value="1.90525126457214">
                <text:p>1.90525126457214</text:p>
              </table:table-cell>
              <table:table-cell office:value-type="float" office:value="0.00717106135562062">
                <text:p>0.00717106135562062</text:p>
              </table:table-cell>
              <table:table-cell office:value-type="float" office:value="708.10205078125">
                <text:p>708.102050781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0000028610229">
                <text:p>4.20000028610229</text:p>
              </table:table-cell>
              <table:table-cell office:value-type="float" office:value="1.89664280414581">
                <text:p>1.89664280414581</text:p>
              </table:table-cell>
              <table:table-cell office:value-type="float" office:value="0.00710306642577052">
                <text:p>0.00710306642577052</text:p>
              </table:table-cell>
              <table:table-cell office:value-type="float" office:value="705.532165527344">
                <text:p>705.5321655273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1000003814697">
                <text:p>4.21000003814697</text:p>
              </table:table-cell>
              <table:table-cell office:value-type="float" office:value="1.88790428638458">
                <text:p>1.88790428638458</text:p>
              </table:table-cell>
              <table:table-cell office:value-type="float" office:value="0.00703304121270776">
                <text:p>0.00703304121270776</text:p>
              </table:table-cell>
              <table:table-cell office:value-type="float" office:value="702.968383789063">
                <text:p>702.9683837890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2000026702881">
                <text:p>4.22000026702881</text:p>
              </table:table-cell>
              <table:table-cell office:value-type="float" office:value="1.87835788726807">
                <text:p>1.87835788726807</text:p>
              </table:table-cell>
              <table:table-cell office:value-type="float" office:value="0.00697091221809387">
                <text:p>0.00697091221809387</text:p>
              </table:table-cell>
              <table:table-cell office:value-type="float" office:value="700.409423828125">
                <text:p>700.4094238281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3000049591064">
                <text:p>4.23000049591064</text:p>
              </table:table-cell>
              <table:table-cell office:value-type="float" office:value="1.86987507343292">
                <text:p>1.86987507343292</text:p>
              </table:table-cell>
              <table:table-cell office:value-type="float" office:value="0.00693107256665826">
                <text:p>0.00693107256665826</text:p>
              </table:table-cell>
              <table:table-cell office:value-type="float" office:value="697.849914550781">
                <text:p>697.8499145507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4000024795532">
                <text:p>4.24000024795532</text:p>
              </table:table-cell>
              <table:table-cell office:value-type="float" office:value="1.86144483089447">
                <text:p>1.86144483089447</text:p>
              </table:table-cell>
              <table:table-cell office:value-type="float" office:value="0.0069211539812386">
                <text:p>0.0069211539812386</text:p>
              </table:table-cell>
              <table:table-cell office:value-type="float" office:value="695.283996582031">
                <text:p>695.2839965820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5000047683716">
                <text:p>4.25000047683716</text:p>
              </table:table-cell>
              <table:table-cell office:value-type="float" office:value="1.85317635536194">
                <text:p>1.85317635536194</text:p>
              </table:table-cell>
              <table:table-cell office:value-type="float" office:value="0.00693810638040304">
                <text:p>0.00693810638040304</text:p>
              </table:table-cell>
              <table:table-cell office:value-type="float" office:value="692.708190917969">
                <text:p>692.7081909179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6000022888184">
                <text:p>4.26000022888184</text:p>
              </table:table-cell>
              <table:table-cell office:value-type="float" office:value="1.84673082828522">
                <text:p>1.84673082828522</text:p>
              </table:table-cell>
              <table:table-cell office:value-type="float" office:value="0.00697941845282912">
                <text:p>0.00697941845282912</text:p>
              </table:table-cell>
              <table:table-cell office:value-type="float" office:value="690.126159667969">
                <text:p>690.1261596679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7000045776367">
                <text:p>4.27000045776367</text:p>
              </table:table-cell>
              <table:table-cell office:value-type="float" office:value="1.84010279178619">
                <text:p>1.84010279178619</text:p>
              </table:table-cell>
              <table:table-cell office:value-type="float" office:value="0.00704594608396292">
                <text:p>0.00704594608396292</text:p>
              </table:table-cell>
              <table:table-cell office:value-type="float" office:value="687.542541503906">
                <text:p>687.5425415039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8000020980835">
                <text:p>4.28000020980835</text:p>
              </table:table-cell>
              <table:table-cell office:value-type="float" office:value="1.83349227905273">
                <text:p>1.83349227905273</text:p>
              </table:table-cell>
              <table:table-cell office:value-type="float" office:value="0.00713452603667974">
                <text:p>0.00713452603667974</text:p>
              </table:table-cell>
              <table:table-cell office:value-type="float" office:value="684.964111328125">
                <text:p>684.9641113281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9000043869019">
                <text:p>4.29000043869019</text:p>
              </table:table-cell>
              <table:table-cell office:value-type="float" office:value="1.8282732963562">
                <text:p>1.8282732963562</text:p>
              </table:table-cell>
              <table:table-cell office:value-type="float" office:value="0.00723267672583461">
                <text:p>0.00723267672583461</text:p>
              </table:table-cell>
              <table:table-cell office:value-type="float" office:value="682.393981933594">
                <text:p>682.3939819335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0000019073486">
                <text:p>4.30000019073486</text:p>
              </table:table-cell>
              <table:table-cell office:value-type="float" office:value="1.8221971988678">
                <text:p>1.8221971988678</text:p>
              </table:table-cell>
              <table:table-cell office:value-type="float" office:value="0.00732096517458558">
                <text:p>0.00732096517458558</text:p>
              </table:table-cell>
              <table:table-cell office:value-type="float" office:value="679.835388183594">
                <text:p>679.8353881835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100004196167">
                <text:p>4.3100004196167</text:p>
              </table:table-cell>
              <table:table-cell office:value-type="float" office:value="1.81598484516144">
                <text:p>1.81598484516144</text:p>
              </table:table-cell>
              <table:table-cell office:value-type="float" office:value="0.00738408416509628">
                <text:p>0.00738408416509628</text:p>
              </table:table-cell>
              <table:table-cell office:value-type="float" office:value="677.283813476563">
                <text:p>677.2838134765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2000017166138">
                <text:p>4.32000017166138</text:p>
              </table:table-cell>
              <table:table-cell office:value-type="float" office:value="1.8112176656723">
                <text:p>1.8112176656723</text:p>
              </table:table-cell>
              <table:table-cell office:value-type="float" office:value="0.00741681735962629">
                <text:p>0.00741681735962629</text:p>
              </table:table-cell>
              <table:table-cell office:value-type="float" office:value="674.735412597656">
                <text:p>674.7354125976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3000040054321">
                <text:p>4.33000040054321</text:p>
              </table:table-cell>
              <table:table-cell office:value-type="float" office:value="1.8057963848114">
                <text:p>1.8057963848114</text:p>
              </table:table-cell>
              <table:table-cell office:value-type="float" office:value="0.00742054730653763">
                <text:p>0.00742054730653763</text:p>
              </table:table-cell>
              <table:table-cell office:value-type="float" office:value="672.1826171875">
                <text:p>672.18261718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4000015258789">
                <text:p>4.34000015258789</text:p>
              </table:table-cell>
              <table:table-cell office:value-type="float" office:value="1.80062222480774">
                <text:p>1.80062222480774</text:p>
              </table:table-cell>
              <table:table-cell office:value-type="float" office:value="0.00739763164892793">
                <text:p>0.00739763164892793</text:p>
              </table:table-cell>
              <table:table-cell office:value-type="float" office:value="669.623718261719">
                <text:p>669.6237182617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5000038146973">
                <text:p>4.35000038146973</text:p>
              </table:table-cell>
              <table:table-cell office:value-type="float" office:value="1.79707598686218">
                <text:p>1.79707598686218</text:p>
              </table:table-cell>
              <table:table-cell office:value-type="float" office:value="0.00735093560069799">
                <text:p>0.00735093560069799</text:p>
              </table:table-cell>
              <table:table-cell office:value-type="float" office:value="667.060913085938">
                <text:p>667.0609130859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600001335144">
                <text:p>4.3600001335144</text:p>
              </table:table-cell>
              <table:table-cell office:value-type="float" office:value="1.79298770427704">
                <text:p>1.79298770427704</text:p>
              </table:table-cell>
              <table:table-cell office:value-type="float" office:value="0.00728831952437758">
                <text:p>0.00728831952437758</text:p>
              </table:table-cell>
              <table:table-cell office:value-type="float" office:value="664.500793457031">
                <text:p>664.5007934570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7000036239624">
                <text:p>4.37000036239624</text:p>
              </table:table-cell>
              <table:table-cell office:value-type="float" office:value="1.78909468650818">
                <text:p>1.78909468650818</text:p>
              </table:table-cell>
              <table:table-cell office:value-type="float" office:value="0.00722031714394689">
                <text:p>0.00722031714394689</text:p>
              </table:table-cell>
              <table:table-cell office:value-type="float" office:value="661.94677734375">
                <text:p>661.946777343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8000011444092">
                <text:p>4.38000011444092</text:p>
              </table:table-cell>
              <table:table-cell office:value-type="float" office:value="1.78605282306671">
                <text:p>1.78605282306671</text:p>
              </table:table-cell>
              <table:table-cell office:value-type="float" office:value="0.00715281721204519">
                <text:p>0.00715281721204519</text:p>
              </table:table-cell>
              <table:table-cell office:value-type="float" office:value="659.401611328125">
                <text:p>659.4016113281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9000034332275">
                <text:p>4.39000034332275</text:p>
              </table:table-cell>
              <table:table-cell office:value-type="float" office:value="1.78114938735962">
                <text:p>1.78114938735962</text:p>
              </table:table-cell>
              <table:table-cell office:value-type="float" office:value="0.00708392634987831">
                <text:p>0.00708392634987831</text:p>
              </table:table-cell>
              <table:table-cell office:value-type="float" office:value="656.866455078125">
                <text:p>656.8664550781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0000009536743">
                <text:p>4.40000009536743</text:p>
              </table:table-cell>
              <table:table-cell office:value-type="float" office:value="1.77538573741913">
                <text:p>1.77538573741913</text:p>
              </table:table-cell>
              <table:table-cell office:value-type="float" office:value="0.00701041333377361">
                <text:p>0.00701041333377361</text:p>
              </table:table-cell>
              <table:table-cell office:value-type="float" office:value="654.335754394531">
                <text:p>654.3357543945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1000032424927">
                <text:p>4.41000032424927</text:p>
              </table:table-cell>
              <table:table-cell office:value-type="float" office:value="1.770383477211">
                <text:p>1.770383477211</text:p>
              </table:table-cell>
              <table:table-cell office:value-type="float" office:value="0.00693575479090214">
                <text:p>0.00693575479090214</text:p>
              </table:table-cell>
              <table:table-cell office:value-type="float" office:value="651.803955078125">
                <text:p>651.8039550781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2000007629395">
                <text:p>4.42000007629395</text:p>
              </table:table-cell>
              <table:table-cell office:value-type="float" office:value="1.76429510116577">
                <text:p>1.76429510116577</text:p>
              </table:table-cell>
              <table:table-cell office:value-type="float" office:value="0.00686742411926389">
                <text:p>0.00686742411926389</text:p>
              </table:table-cell>
              <table:table-cell office:value-type="float" office:value="649.264221191406">
                <text:p>649.2642211914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3000030517578">
                <text:p>4.43000030517578</text:p>
              </table:table-cell>
              <table:table-cell office:value-type="float" office:value="1.75836408138275">
                <text:p>1.75836408138275</text:p>
              </table:table-cell>
              <table:table-cell office:value-type="float" office:value="0.0068160155788064">
                <text:p>0.0068160155788064</text:p>
              </table:table-cell>
              <table:table-cell office:value-type="float" office:value="646.713256835938">
                <text:p>646.7132568359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4000005722046">
                <text:p>4.44000005722046</text:p>
              </table:table-cell>
              <table:table-cell office:value-type="float" office:value="1.75397861003876">
                <text:p>1.75397861003876</text:p>
              </table:table-cell>
              <table:table-cell office:value-type="float" office:value="0.00679312599822879">
                <text:p>0.00679312599822879</text:p>
              </table:table-cell>
              <table:table-cell office:value-type="float" office:value="644.155578613281">
                <text:p>644.1555786132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5000028610229">
                <text:p>4.45000028610229</text:p>
              </table:table-cell>
              <table:table-cell office:value-type="float" office:value="1.74831581115723">
                <text:p>1.74831581115723</text:p>
              </table:table-cell>
              <table:table-cell office:value-type="float" office:value="0.00680158007889986">
                <text:p>0.00680158007889986</text:p>
              </table:table-cell>
              <table:table-cell office:value-type="float" office:value="641.595153808594">
                <text:p>641.5951538085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6000003814697">
                <text:p>4.46000003814697</text:p>
              </table:table-cell>
              <table:table-cell office:value-type="float" office:value="1.74186635017395">
                <text:p>1.74186635017395</text:p>
              </table:table-cell>
              <table:table-cell office:value-type="float" office:value="0.0068376543931663">
                <text:p>0.0068376543931663</text:p>
              </table:table-cell>
              <table:table-cell office:value-type="float" office:value="639.03564453125">
                <text:p>639.035644531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7000026702881">
                <text:p>4.47000026702881</text:p>
              </table:table-cell>
              <table:table-cell office:value-type="float" office:value="1.73654198646545">
                <text:p>1.73654198646545</text:p>
              </table:table-cell>
              <table:table-cell office:value-type="float" office:value="0.0068958206102252">
                <text:p>0.0068958206102252</text:p>
              </table:table-cell>
              <table:table-cell office:value-type="float" office:value="636.481628417969">
                <text:p>636.4816284179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8000049591064">
                <text:p>4.48000049591064</text:p>
              </table:table-cell>
              <table:table-cell office:value-type="float" office:value="1.7297945022583">
                <text:p>1.7297945022583</text:p>
              </table:table-cell>
              <table:table-cell office:value-type="float" office:value="0.00696482323110104">
                <text:p>0.00696482323110104</text:p>
              </table:table-cell>
              <table:table-cell office:value-type="float" office:value="633.933715820313">
                <text:p>633.9337158203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9000024795532">
                <text:p>4.49000024795532</text:p>
              </table:table-cell>
              <table:table-cell office:value-type="float" office:value="1.72177565097809">
                <text:p>1.72177565097809</text:p>
              </table:table-cell>
              <table:table-cell office:value-type="float" office:value="0.0070277526974678">
                <text:p>0.0070277526974678</text:p>
              </table:table-cell>
              <table:table-cell office:value-type="float" office:value="631.38916015625">
                <text:p>631.389160156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0000047683716">
                <text:p>4.50000047683716</text:p>
              </table:table-cell>
              <table:table-cell office:value-type="float" office:value="1.71501171588898">
                <text:p>1.71501171588898</text:p>
              </table:table-cell>
              <table:table-cell office:value-type="float" office:value="0.00707053812220693">
                <text:p>0.00707053812220693</text:p>
              </table:table-cell>
              <table:table-cell office:value-type="float" office:value="628.843688964844">
                <text:p>628.8436889648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1000022888184">
                <text:p>4.51000022888184</text:p>
              </table:table-cell>
              <table:table-cell office:value-type="float" office:value="1.70741212368011">
                <text:p>1.70741212368011</text:p>
              </table:table-cell>
              <table:table-cell office:value-type="float" office:value="0.00709283910691738">
                <text:p>0.00709283910691738</text:p>
              </table:table-cell>
              <table:table-cell office:value-type="float" office:value="626.291809082031">
                <text:p>626.2918090820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2000045776367">
                <text:p>4.52000045776367</text:p>
              </table:table-cell>
              <table:table-cell office:value-type="float" office:value="1.69865393638611">
                <text:p>1.69865393638611</text:p>
              </table:table-cell>
              <table:table-cell office:value-type="float" office:value="0.00710436422377825">
                <text:p>0.00710436422377825</text:p>
              </table:table-cell>
              <table:table-cell office:value-type="float" office:value="623.730041503906">
                <text:p>623.7300415039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3000020980835">
                <text:p>4.53000020980835</text:p>
              </table:table-cell>
              <table:table-cell office:value-type="float" office:value="1.69178640842438">
                <text:p>1.69178640842438</text:p>
              </table:table-cell>
              <table:table-cell office:value-type="float" office:value="0.00711037637665868">
                <text:p>0.00711037637665868</text:p>
              </table:table-cell>
              <table:table-cell office:value-type="float" office:value="621.161987304688">
                <text:p>621.16198730468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4000043869019">
                <text:p>4.54000043869019</text:p>
              </table:table-cell>
              <table:table-cell office:value-type="float" office:value="1.68523120880127">
                <text:p>1.68523120880127</text:p>
              </table:table-cell>
              <table:table-cell office:value-type="float" office:value="0.00711089046671987">
                <text:p>0.00711089046671987</text:p>
              </table:table-cell>
              <table:table-cell office:value-type="float" office:value="618.590759277344">
                <text:p>618.5907592773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5000019073486">
                <text:p>4.55000019073486</text:p>
              </table:table-cell>
              <table:table-cell office:value-type="float" office:value="1.677414894104">
                <text:p>1.677414894104</text:p>
              </table:table-cell>
              <table:table-cell office:value-type="float" office:value="0.00710864085704088">
                <text:p>0.00710864085704088</text:p>
              </table:table-cell>
              <table:table-cell office:value-type="float" office:value="616.02392578125">
                <text:p>616.023925781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600004196167">
                <text:p>4.5600004196167</text:p>
              </table:table-cell>
              <table:table-cell office:value-type="float" office:value="1.6712874174118">
                <text:p>1.6712874174118</text:p>
              </table:table-cell>
              <table:table-cell office:value-type="float" office:value="0.00711259571835399">
                <text:p>0.00711259571835399</text:p>
              </table:table-cell>
              <table:table-cell office:value-type="float" office:value="613.463195800781">
                <text:p>613.4631958007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7000017166138">
                <text:p>4.57000017166138</text:p>
              </table:table-cell>
              <table:table-cell office:value-type="float" office:value="1.6664742231369">
                <text:p>1.6664742231369</text:p>
              </table:table-cell>
              <table:table-cell office:value-type="float" office:value="0.0071301213465631">
                <text:p>0.0071301213465631</text:p>
              </table:table-cell>
              <table:table-cell office:value-type="float" office:value="610.911926269531">
                <text:p>610.9119262695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8000040054321">
                <text:p>4.58000040054321</text:p>
              </table:table-cell>
              <table:table-cell office:value-type="float" office:value="1.66046106815338">
                <text:p>1.66046106815338</text:p>
              </table:table-cell>
              <table:table-cell office:value-type="float" office:value="0.00715821934863925">
                <text:p>0.00715821934863925</text:p>
              </table:table-cell>
              <table:table-cell office:value-type="float" office:value="608.372863769531">
                <text:p>608.3728637695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9000015258789">
                <text:p>4.59000015258789</text:p>
              </table:table-cell>
              <table:table-cell office:value-type="float" office:value="1.65559208393097">
                <text:p>1.65559208393097</text:p>
              </table:table-cell>
              <table:table-cell office:value-type="float" office:value="0.00718950061127543">
                <text:p>0.00718950061127543</text:p>
              </table:table-cell>
              <table:table-cell office:value-type="float" office:value="605.845642089844">
                <text:p>605.8456420898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0000038146973">
                <text:p>4.60000038146973</text:p>
              </table:table-cell>
              <table:table-cell office:value-type="float" office:value="1.65268838405609">
                <text:p>1.65268838405609</text:p>
              </table:table-cell>
              <table:table-cell office:value-type="float" office:value="0.00721755810081959">
                <text:p>0.00721755810081959</text:p>
              </table:table-cell>
              <table:table-cell office:value-type="float" office:value="603.325439453125">
                <text:p>603.3254394531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100001335144">
                <text:p>4.6100001335144</text:p>
              </table:table-cell>
              <table:table-cell office:value-type="float" office:value="1.64805769920349">
                <text:p>1.64805769920349</text:p>
              </table:table-cell>
              <table:table-cell office:value-type="float" office:value="0.00723646441474557">
                <text:p>0.00723646441474557</text:p>
              </table:table-cell>
              <table:table-cell office:value-type="float" office:value="600.806518554688">
                <text:p>600.8065185546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2000036239624">
                <text:p>4.62000036239624</text:p>
              </table:table-cell>
              <table:table-cell office:value-type="float" office:value="1.64251565933228">
                <text:p>1.64251565933228</text:p>
              </table:table-cell>
              <table:table-cell office:value-type="float" office:value="0.00724192569032311">
                <text:p>0.00724192569032311</text:p>
              </table:table-cell>
              <table:table-cell office:value-type="float" office:value="598.28759765625">
                <text:p>598.287597656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3000011444092">
                <text:p>4.63000011444092</text:p>
              </table:table-cell>
              <table:table-cell office:value-type="float" office:value="1.63860738277435">
                <text:p>1.63860738277435</text:p>
              </table:table-cell>
              <table:table-cell office:value-type="float" office:value="0.00723319454118609">
                <text:p>0.00723319454118609</text:p>
              </table:table-cell>
              <table:table-cell office:value-type="float" office:value="595.768676757813">
                <text:p>595.7686767578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4000034332275">
                <text:p>4.64000034332275</text:p>
              </table:table-cell>
              <table:table-cell office:value-type="float" office:value="1.63329422473907">
                <text:p>1.63329422473907</text:p>
              </table:table-cell>
              <table:table-cell office:value-type="float" office:value="0.00721583003178239">
                <text:p>0.00721583003178239</text:p>
              </table:table-cell>
              <table:table-cell office:value-type="float" office:value="593.251037597656">
                <text:p>593.2510375976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5000009536743">
                <text:p>4.65000009536743</text:p>
              </table:table-cell>
              <table:table-cell office:value-type="float" office:value="1.62571775913239">
                <text:p>1.62571775913239</text:p>
              </table:table-cell>
              <table:table-cell office:value-type="float" office:value="0.00719843525439501">
                <text:p>0.00719843525439501</text:p>
              </table:table-cell>
              <table:table-cell office:value-type="float" office:value="590.737854003906">
                <text:p>590.7378540039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6000032424927">
                <text:p>4.66000032424927</text:p>
              </table:table-cell>
              <table:table-cell office:value-type="float" office:value="1.61932146549225">
                <text:p>1.61932146549225</text:p>
              </table:table-cell>
              <table:table-cell office:value-type="float" office:value="0.00718801748007536">
                <text:p>0.00718801748007536</text:p>
              </table:table-cell>
              <table:table-cell office:value-type="float" office:value="588.22509765625">
                <text:p>588.225097656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7000007629395">
                <text:p>4.67000007629395</text:p>
              </table:table-cell>
              <table:table-cell office:value-type="float" office:value="1.61301147937775">
                <text:p>1.61301147937775</text:p>
              </table:table-cell>
              <table:table-cell office:value-type="float" office:value="0.0071892780251801">
                <text:p>0.0071892780251801</text:p>
              </table:table-cell>
              <table:table-cell office:value-type="float" office:value="585.716247558594">
                <text:p>585.7162475585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8000030517578">
                <text:p>4.68000030517578</text:p>
              </table:table-cell>
              <table:table-cell office:value-type="float" office:value="1.60440909862518">
                <text:p>1.60440909862518</text:p>
              </table:table-cell>
              <table:table-cell office:value-type="float" office:value="0.00720051722601056">
                <text:p>0.00720051722601056</text:p>
              </table:table-cell>
              <table:table-cell office:value-type="float" office:value="583.212890625">
                <text:p>583.2128906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9000005722046">
                <text:p>4.69000005722046</text:p>
              </table:table-cell>
              <table:table-cell office:value-type="float" office:value="1.59662115573883">
                <text:p>1.59662115573883</text:p>
              </table:table-cell>
              <table:table-cell office:value-type="float" office:value="0.00721594272181392">
                <text:p>0.00721594272181392</text:p>
              </table:table-cell>
              <table:table-cell office:value-type="float" office:value="580.710388183594">
                <text:p>580.7103881835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0000028610229">
                <text:p>4.70000028610229</text:p>
              </table:table-cell>
              <table:table-cell office:value-type="float" office:value="1.5910747051239">
                <text:p>1.5910747051239</text:p>
              </table:table-cell>
              <table:table-cell office:value-type="float" office:value="0.00723058823496103">
                <text:p>0.00723058823496103</text:p>
              </table:table-cell>
              <table:table-cell office:value-type="float" office:value="578.20361328125">
                <text:p>578.203613281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1000051498413">
                <text:p>4.71000051498413</text:p>
              </table:table-cell>
              <table:table-cell office:value-type="float" office:value="1.58391070365906">
                <text:p>1.58391070365906</text:p>
              </table:table-cell>
              <table:table-cell office:value-type="float" office:value="0.00724011193960905">
                <text:p>0.00724011193960905</text:p>
              </table:table-cell>
              <table:table-cell office:value-type="float" office:value="575.685913085938">
                <text:p>575.6859130859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2000026702881">
                <text:p>4.72000026702881</text:p>
              </table:table-cell>
              <table:table-cell office:value-type="float" office:value="1.57588350772858">
                <text:p>1.57588350772858</text:p>
              </table:table-cell>
              <table:table-cell office:value-type="float" office:value="0.00724251801148057">
                <text:p>0.00724251801148057</text:p>
              </table:table-cell>
              <table:table-cell office:value-type="float" office:value="573.156005859375">
                <text:p>573.1560058593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3000049591064">
                <text:p>4.73000049591064</text:p>
              </table:table-cell>
              <table:table-cell office:value-type="float" office:value="1.5708202123642">
                <text:p>1.5708202123642</text:p>
              </table:table-cell>
              <table:table-cell office:value-type="float" office:value="0.00723809748888016">
                <text:p>0.00723809748888016</text:p>
              </table:table-cell>
              <table:table-cell office:value-type="float" office:value="570.616088867188">
                <text:p>570.6160888671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4000024795532">
                <text:p>4.74000024795532</text:p>
              </table:table-cell>
              <table:table-cell office:value-type="float" office:value="1.5660138130188">
                <text:p>1.5660138130188</text:p>
              </table:table-cell>
              <table:table-cell office:value-type="float" office:value="0.00722824316471815">
                <text:p>0.00722824316471815</text:p>
              </table:table-cell>
              <table:table-cell office:value-type="float" office:value="568.072265625">
                <text:p>568.0722656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5000047683716">
                <text:p>4.75000047683716</text:p>
              </table:table-cell>
              <table:table-cell office:value-type="float" office:value="1.55886554718018">
                <text:p>1.55886554718018</text:p>
              </table:table-cell>
              <table:table-cell office:value-type="float" office:value="0.00721517903730273">
                <text:p>0.00721517903730273</text:p>
              </table:table-cell>
              <table:table-cell office:value-type="float" office:value="565.532287597656">
                <text:p>565.5322875976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6000022888184">
                <text:p>4.76000022888184</text:p>
              </table:table-cell>
              <table:table-cell office:value-type="float" office:value="1.55285823345184">
                <text:p>1.55285823345184</text:p>
              </table:table-cell>
              <table:table-cell office:value-type="float" office:value="0.00719894096255302">
                <text:p>0.00719894096255302</text:p>
              </table:table-cell>
              <table:table-cell office:value-type="float" office:value="562.9990234375">
                <text:p>562.99902343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7000045776367">
                <text:p>4.77000045776367</text:p>
              </table:table-cell>
              <table:table-cell office:value-type="float" office:value="1.54891073703766">
                <text:p>1.54891073703766</text:p>
              </table:table-cell>
              <table:table-cell office:value-type="float" office:value="0.00717718247324228">
                <text:p>0.00717718247324228</text:p>
              </table:table-cell>
              <table:table-cell office:value-type="float" office:value="560.477661132813">
                <text:p>560.4776611328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8000020980835">
                <text:p>4.78000020980835</text:p>
              </table:table-cell>
              <table:table-cell office:value-type="float" office:value="1.54290544986725">
                <text:p>1.54290544986725</text:p>
              </table:table-cell>
              <table:table-cell office:value-type="float" office:value="0.00714936247095466">
                <text:p>0.00714936247095466</text:p>
              </table:table-cell>
              <table:table-cell office:value-type="float" office:value="557.971496582031">
                <text:p>557.9714965820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9000043869019">
                <text:p>4.79000043869019</text:p>
              </table:table-cell>
              <table:table-cell office:value-type="float" office:value="1.53560864925385">
                <text:p>1.53560864925385</text:p>
              </table:table-cell>
              <table:table-cell office:value-type="float" office:value="0.00712185306474566">
                <text:p>0.00712185306474566</text:p>
              </table:table-cell>
              <table:table-cell office:value-type="float" office:value="555.475891113281">
                <text:p>555.47589111328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0000019073486">
                <text:p>4.80000019073486</text:p>
              </table:table-cell>
              <table:table-cell office:value-type="float" office:value="1.53096508979797">
                <text:p>1.53096508979797</text:p>
              </table:table-cell>
              <table:table-cell office:value-type="float" office:value="0.00710359588265419">
                <text:p>0.00710359588265419</text:p>
              </table:table-cell>
              <table:table-cell office:value-type="float" office:value="552.98486328125">
                <text:p>552.984863281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100004196167">
                <text:p>4.8100004196167</text:p>
              </table:table-cell>
              <table:table-cell office:value-type="float" office:value="1.52645611763">
                <text:p>1.52645611763</text:p>
              </table:table-cell>
              <table:table-cell office:value-type="float" office:value="0.00709759350866079">
                <text:p>0.00709759350866079</text:p>
              </table:table-cell>
              <table:table-cell office:value-type="float" office:value="550.490600585938">
                <text:p>550.4906005859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2000017166138">
                <text:p>4.82000017166138</text:p>
              </table:table-cell>
              <table:table-cell office:value-type="float" office:value="1.51921916007996">
                <text:p>1.51921916007996</text:p>
              </table:table-cell>
              <table:table-cell office:value-type="float" office:value="0.00710675586014986">
                <text:p>0.00710675586014986</text:p>
              </table:table-cell>
              <table:table-cell office:value-type="float" office:value="547.986328125">
                <text:p>547.9863281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3000040054321">
                <text:p>4.83000040054321</text:p>
              </table:table-cell>
              <table:table-cell office:value-type="float" office:value="1.5129177570343">
                <text:p>1.5129177570343</text:p>
              </table:table-cell>
              <table:table-cell office:value-type="float" office:value="0.00713544990867376">
                <text:p>0.00713544990867376</text:p>
              </table:table-cell>
              <table:table-cell office:value-type="float" office:value="545.472595214844">
                <text:p>545.47259521484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4000015258789">
                <text:p>4.84000015258789</text:p>
              </table:table-cell>
              <table:table-cell office:value-type="float" office:value="1.50937676429749">
                <text:p>1.50937676429749</text:p>
              </table:table-cell>
              <table:table-cell office:value-type="float" office:value="0.00717708468437195">
                <text:p>0.00717708468437195</text:p>
              </table:table-cell>
              <table:table-cell office:value-type="float" office:value="542.952941894531">
                <text:p>542.9529418945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5000038146973">
                <text:p>4.85000038146973</text:p>
              </table:table-cell>
              <table:table-cell office:value-type="float" office:value="1.50388407707214">
                <text:p>1.50388407707214</text:p>
              </table:table-cell>
              <table:table-cell office:value-type="float" office:value="0.00721440371125937">
                <text:p>0.00721440371125937</text:p>
              </table:table-cell>
              <table:table-cell office:value-type="float" office:value="540.432495117188">
                <text:p>540.4324951171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600001335144">
                <text:p>4.8600001335144</text:p>
              </table:table-cell>
              <table:table-cell office:value-type="float" office:value="1.49581623077393">
                <text:p>1.49581623077393</text:p>
              </table:table-cell>
              <table:table-cell office:value-type="float" office:value="0.00723715731874108">
                <text:p>0.00723715731874108</text:p>
              </table:table-cell>
              <table:table-cell office:value-type="float" office:value="537.917541503906">
                <text:p>537.91754150390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7000036239624">
                <text:p>4.87000036239624</text:p>
              </table:table-cell>
              <table:table-cell office:value-type="float" office:value="1.48979508876801">
                <text:p>1.48979508876801</text:p>
              </table:table-cell>
              <table:table-cell office:value-type="float" office:value="0.00724773574620485">
                <text:p>0.00724773574620485</text:p>
              </table:table-cell>
              <table:table-cell office:value-type="float" office:value="535.410400390625">
                <text:p>535.4104003906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8000011444092">
                <text:p>4.88000011444092</text:p>
              </table:table-cell>
              <table:table-cell office:value-type="float" office:value="1.48503160476685">
                <text:p>1.48503160476685</text:p>
              </table:table-cell>
              <table:table-cell office:value-type="float" office:value="0.00725184101611376">
                <text:p>0.00725184101611376</text:p>
              </table:table-cell>
              <table:table-cell office:value-type="float" office:value="532.915283203125">
                <text:p>532.9152832031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9000034332275">
                <text:p>4.89000034332275</text:p>
              </table:table-cell>
              <table:table-cell office:value-type="float" office:value="1.4770085811615">
                <text:p>1.4770085811615</text:p>
              </table:table-cell>
              <table:table-cell office:value-type="float" office:value="0.00725346989929676">
                <text:p>0.00725346989929676</text:p>
              </table:table-cell>
              <table:table-cell office:value-type="float" office:value="530.432189941406">
                <text:p>530.4321899414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0000009536743">
                <text:p>4.90000009536743</text:p>
              </table:table-cell>
              <table:table-cell office:value-type="float" office:value="1.46774816513062">
                <text:p>1.46774816513062</text:p>
              </table:table-cell>
              <table:table-cell office:value-type="float" office:value="0.00725736655294895">
                <text:p>0.00725736655294895</text:p>
              </table:table-cell>
              <table:table-cell office:value-type="float" office:value="527.956726074219">
                <text:p>527.9567260742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1000032424927">
                <text:p>4.91000032424927</text:p>
              </table:table-cell>
              <table:table-cell office:value-type="float" office:value="1.46194398403168">
                <text:p>1.46194398403168</text:p>
              </table:table-cell>
              <table:table-cell office:value-type="float" office:value="0.00726682553067803">
                <text:p>0.00726682553067803</text:p>
              </table:table-cell>
              <table:table-cell office:value-type="float" office:value="525.482788085938">
                <text:p>525.48278808593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2000007629395">
                <text:p>4.92000007629395</text:p>
              </table:table-cell>
              <table:table-cell office:value-type="float" office:value="1.45684313774109">
                <text:p>1.45684313774109</text:p>
              </table:table-cell>
              <table:table-cell office:value-type="float" office:value="0.0072787506505847">
                <text:p>0.0072787506505847</text:p>
              </table:table-cell>
              <table:table-cell office:value-type="float" office:value="523.003540039063">
                <text:p>523.0035400390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3000030517578">
                <text:p>4.93000030517578</text:p>
              </table:table-cell>
              <table:table-cell office:value-type="float" office:value="1.44896447658539">
                <text:p>1.44896447658539</text:p>
              </table:table-cell>
              <table:table-cell office:value-type="float" office:value="0.00728704547509551">
                <text:p>0.00728704547509551</text:p>
              </table:table-cell>
              <table:table-cell office:value-type="float" office:value="520.5126953125">
                <text:p>520.51269531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4000053405762">
                <text:p>4.94000053405762</text:p>
              </table:table-cell>
              <table:table-cell office:value-type="float" office:value="1.44195103645325">
                <text:p>1.44195103645325</text:p>
              </table:table-cell>
              <table:table-cell office:value-type="float" office:value="0.00728632230311632">
                <text:p>0.00728632230311632</text:p>
              </table:table-cell>
              <table:table-cell office:value-type="float" office:value="518.010559082031">
                <text:p>518.01055908203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5000028610229">
                <text:p>4.95000028610229</text:p>
              </table:table-cell>
              <table:table-cell office:value-type="float" office:value="1.43923783302307">
                <text:p>1.43923783302307</text:p>
              </table:table-cell>
              <table:table-cell office:value-type="float" office:value="0.00727121066302061">
                <text:p>0.00727121066302061</text:p>
              </table:table-cell>
              <table:table-cell office:value-type="float" office:value="515.501770019531">
                <text:p>515.5017700195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6000051498413">
                <text:p>4.96000051498413</text:p>
              </table:table-cell>
              <table:table-cell office:value-type="float" office:value="1.43621850013733">
                <text:p>1.43621850013733</text:p>
              </table:table-cell>
              <table:table-cell office:value-type="float" office:value="0.00723483366891742">
                <text:p>0.00723483366891742</text:p>
              </table:table-cell>
              <table:table-cell office:value-type="float" office:value="512.991149902344">
                <text:p>512.9911499023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7000026702881">
                <text:p>4.97000026702881</text:p>
              </table:table-cell>
              <table:table-cell office:value-type="float" office:value="1.42989265918732">
                <text:p>1.42989265918732</text:p>
              </table:table-cell>
              <table:table-cell office:value-type="float" office:value="0.0071742283180356">
                <text:p>0.0071742283180356</text:p>
              </table:table-cell>
              <table:table-cell office:value-type="float" office:value="510.485870361328">
                <text:p>510.4858703613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8000049591064">
                <text:p>4.98000049591064</text:p>
              </table:table-cell>
              <table:table-cell office:value-type="float" office:value="1.42465031147003">
                <text:p>1.42465031147003</text:p>
              </table:table-cell>
              <table:table-cell office:value-type="float" office:value="0.007098657079041">
                <text:p>0.007098657079041</text:p>
              </table:table-cell>
              <table:table-cell office:value-type="float" office:value="507.989410400391">
                <text:p>507.98941040039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9000024795532">
                <text:p>4.99000024795532</text:p>
              </table:table-cell>
              <table:table-cell office:value-type="float" office:value="1.4226735830307">
                <text:p>1.4226735830307</text:p>
              </table:table-cell>
              <table:table-cell office:value-type="float" office:value="0.00702042412012815">
                <text:p>0.00702042412012815</text:p>
              </table:table-cell>
              <table:table-cell office:value-type="float" office:value="505.504699707031">
                <text:p>505.5046997070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00000047683716">
                <text:p>5.00000047683716</text:p>
              </table:table-cell>
              <table:table-cell office:value-type="float" office:value="1.41857051849365">
                <text:p>1.41857051849365</text:p>
              </table:table-cell>
              <table:table-cell office:value-type="float" office:value="0.00694818329066038">
                <text:p>0.00694818329066038</text:p>
              </table:table-cell>
              <table:table-cell office:value-type="float" office:value="503.034973144531">
                <text:p>503.03497314453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01000022888184">
                <text:p>5.01000022888184</text:p>
              </table:table-cell>
              <table:table-cell office:value-type="float" office:value="1.41045725345612">
                <text:p>1.41045725345612</text:p>
              </table:table-cell>
              <table:table-cell office:value-type="float" office:value="0.00689482083544135">
                <text:p>0.00689482083544135</text:p>
              </table:table-cell>
              <table:table-cell office:value-type="float" office:value="500.577362060547">
                <text:p>500.5773620605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2000045776367">
                <text:p>5.02000045776367</text:p>
              </table:table-cell>
              <table:table-cell office:value-type="float" office:value="1.4038782119751">
                <text:p>1.4038782119751</text:p>
              </table:table-cell>
              <table:table-cell office:value-type="float" office:value="0.00687649054452777">
                <text:p>0.00687649054452777</text:p>
              </table:table-cell>
              <table:table-cell office:value-type="float" office:value="498.125854492188">
                <text:p>498.1258544921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3000020980835">
                <text:p>5.03000020980835</text:p>
              </table:table-cell>
              <table:table-cell office:value-type="float" office:value="1.40089595317841">
                <text:p>1.40089595317841</text:p>
              </table:table-cell>
              <table:table-cell office:value-type="float" office:value="0.0069016688503325">
                <text:p>0.0069016688503325</text:p>
              </table:table-cell>
              <table:table-cell office:value-type="float" office:value="495.673370361328">
                <text:p>495.67337036132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4000043869019">
                <text:p>5.04000043869019</text:p>
              </table:table-cell>
              <table:table-cell office:value-type="float" office:value="1.39593398571014">
                <text:p>1.39593398571014</text:p>
              </table:table-cell>
              <table:table-cell office:value-type="float" office:value="0.00696264673024416">
                <text:p>0.00696264673024416</text:p>
              </table:table-cell>
              <table:table-cell office:value-type="float" office:value="493.211212158203">
                <text:p>493.2112121582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5000019073486">
                <text:p>5.05000019073486</text:p>
              </table:table-cell>
              <table:table-cell office:value-type="float" office:value="1.38723695278168">
                <text:p>1.38723695278168</text:p>
              </table:table-cell>
              <table:table-cell office:value-type="float" office:value="0.0070407553575933">
                <text:p>0.0070407553575933</text:p>
              </table:table-cell>
              <table:table-cell office:value-type="float" office:value="490.734893798828">
                <text:p>490.73489379882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600004196167">
                <text:p>5.0600004196167</text:p>
              </table:table-cell>
              <table:table-cell office:value-type="float" office:value="1.3803448677063">
                <text:p>1.3803448677063</text:p>
              </table:table-cell>
              <table:table-cell office:value-type="float" office:value="0.00712007051333785">
                <text:p>0.00712007051333785</text:p>
              </table:table-cell>
              <table:table-cell office:value-type="float" office:value="488.24755859375">
                <text:p>488.247558593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7000017166138">
                <text:p>5.07000017166138</text:p>
              </table:table-cell>
              <table:table-cell office:value-type="float" office:value="1.37722933292389">
                <text:p>1.37722933292389</text:p>
              </table:table-cell>
              <table:table-cell office:value-type="float" office:value="0.00718783959746361">
                <text:p>0.00718783959746361</text:p>
              </table:table-cell>
              <table:table-cell office:value-type="float" office:value="485.7529296875">
                <text:p>485.75292968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8000040054321">
                <text:p>5.08000040054321</text:p>
              </table:table-cell>
              <table:table-cell office:value-type="float" office:value="1.372239112854">
                <text:p>1.372239112854</text:p>
              </table:table-cell>
              <table:table-cell office:value-type="float" office:value="0.00723132165148854">
                <text:p>0.00723132165148854</text:p>
              </table:table-cell>
              <table:table-cell office:value-type="float" office:value="483.256652832031">
                <text:p>483.25665283203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9000015258789">
                <text:p>5.09000015258789</text:p>
              </table:table-cell>
              <table:table-cell office:value-type="float" office:value="1.36342453956604">
                <text:p>1.36342453956604</text:p>
              </table:table-cell>
              <table:table-cell office:value-type="float" office:value="0.00724007189273834">
                <text:p>0.00724007189273834</text:p>
              </table:table-cell>
              <table:table-cell office:value-type="float" office:value="480.765502929688">
                <text:p>480.76550292968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0000038146973">
                <text:p>5.10000038146973</text:p>
              </table:table-cell>
              <table:table-cell office:value-type="float" office:value="1.35620701313019">
                <text:p>1.35620701313019</text:p>
              </table:table-cell>
              <table:table-cell office:value-type="float" office:value="0.00721282698214054">
                <text:p>0.00721282698214054</text:p>
              </table:table-cell>
              <table:table-cell office:value-type="float" office:value="478.283142089844">
                <text:p>478.2831420898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100001335144">
                <text:p>5.1100001335144</text:p>
              </table:table-cell>
              <table:table-cell office:value-type="float" office:value="1.3528368473053">
                <text:p>1.3528368473053</text:p>
              </table:table-cell>
              <table:table-cell office:value-type="float" office:value="0.00716299889609218">
                <text:p>0.00716299889609218</text:p>
              </table:table-cell>
              <table:table-cell office:value-type="float" office:value="475.81298828125">
                <text:p>475.81298828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2000036239624">
                <text:p>5.12000036239624</text:p>
              </table:table-cell>
              <table:table-cell office:value-type="float" office:value="1.34721386432648">
                <text:p>1.34721386432648</text:p>
              </table:table-cell>
              <table:table-cell office:value-type="float" office:value="0.00710547203198075">
                <text:p>0.00710547203198075</text:p>
              </table:table-cell>
              <table:table-cell office:value-type="float" office:value="473.358276367188">
                <text:p>473.3582763671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3000011444092">
                <text:p>5.13000011444092</text:p>
              </table:table-cell>
              <table:table-cell office:value-type="float" office:value="1.33606791496277">
                <text:p>1.33606791496277</text:p>
              </table:table-cell>
              <table:table-cell office:value-type="float" office:value="0.00704575516283512">
                <text:p>0.00704575516283512</text:p>
              </table:table-cell>
              <table:table-cell office:value-type="float" office:value="470.916687011719">
                <text:p>470.9166870117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4000034332275">
                <text:p>5.14000034332275</text:p>
              </table:table-cell>
              <table:table-cell office:value-type="float" office:value="1.32481038570404">
                <text:p>1.32481038570404</text:p>
              </table:table-cell>
              <table:table-cell office:value-type="float" office:value="0.00698414165526628">
                <text:p>0.00698414165526628</text:p>
              </table:table-cell>
              <table:table-cell office:value-type="float" office:value="468.48193359375">
                <text:p>468.481933593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5000009536743">
                <text:p>5.15000009536743</text:p>
              </table:table-cell>
              <table:table-cell office:value-type="float" office:value="1.31810629367828">
                <text:p>1.31810629367828</text:p>
              </table:table-cell>
              <table:table-cell office:value-type="float" office:value="0.00691872509196401">
                <text:p>0.00691872509196401</text:p>
              </table:table-cell>
              <table:table-cell office:value-type="float" office:value="466.047424316406">
                <text:p>466.0474243164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6000032424927">
                <text:p>5.16000032424927</text:p>
              </table:table-cell>
              <table:table-cell office:value-type="float" office:value="1.31173253059387">
                <text:p>1.31173253059387</text:p>
              </table:table-cell>
              <table:table-cell office:value-type="float" office:value="0.00685064727440476">
                <text:p>0.00685064727440476</text:p>
              </table:table-cell>
              <table:table-cell office:value-type="float" office:value="463.604827880859">
                <text:p>463.60482788085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700005531311">
                <text:p>5.1700005531311</text:p>
              </table:table-cell>
              <table:table-cell office:value-type="float" office:value="1.30153620243073">
                <text:p>1.30153620243073</text:p>
              </table:table-cell>
              <table:table-cell office:value-type="float" office:value="0.00678386446088552">
                <text:p>0.00678386446088552</text:p>
              </table:table-cell>
              <table:table-cell office:value-type="float" office:value="461.147735595703">
                <text:p>461.1477355957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8000030517578">
                <text:p>5.18000030517578</text:p>
              </table:table-cell>
              <table:table-cell office:value-type="float" office:value="1.29186916351318">
                <text:p>1.29186916351318</text:p>
              </table:table-cell>
              <table:table-cell office:value-type="float" office:value="0.00672200927510858">
                <text:p>0.00672200927510858</text:p>
              </table:table-cell>
              <table:table-cell office:value-type="float" office:value="458.677795410156">
                <text:p>458.6777954101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9000053405762">
                <text:p>5.19000053405762</text:p>
              </table:table-cell>
              <table:table-cell office:value-type="float" office:value="1.28868925571442">
                <text:p>1.28868925571442</text:p>
              </table:table-cell>
              <table:table-cell office:value-type="float" office:value="0.00666961120441556">
                <text:p>0.00666961120441556</text:p>
              </table:table-cell>
              <table:table-cell office:value-type="float" office:value="456.199493408203">
                <text:p>456.19949340820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0000028610229">
                <text:p>5.20000028610229</text:p>
              </table:table-cell>
              <table:table-cell office:value-type="float" office:value="1.28876757621765">
                <text:p>1.28876757621765</text:p>
              </table:table-cell>
              <table:table-cell office:value-type="float" office:value="0.00662782369181514">
                <text:p>0.00662782369181514</text:p>
              </table:table-cell>
              <table:table-cell office:value-type="float" office:value="453.717041015625">
                <text:p>453.7170410156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1000051498413">
                <text:p>5.21000051498413</text:p>
              </table:table-cell>
              <table:table-cell office:value-type="float" office:value="1.28521537780762">
                <text:p>1.28521537780762</text:p>
              </table:table-cell>
              <table:table-cell office:value-type="float" office:value="0.00659889355301857">
                <text:p>0.00659889355301857</text:p>
              </table:table-cell>
              <table:table-cell office:value-type="float" office:value="451.236267089844">
                <text:p>451.2362670898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2000026702881">
                <text:p>5.22000026702881</text:p>
              </table:table-cell>
              <table:table-cell office:value-type="float" office:value="1.2789124250412">
                <text:p>1.2789124250412</text:p>
              </table:table-cell>
              <table:table-cell office:value-type="float" office:value="0.00659052142873406">
                <text:p>0.00659052142873406</text:p>
              </table:table-cell>
              <table:table-cell office:value-type="float" office:value="448.761383056641">
                <text:p>448.76138305664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3000049591064">
                <text:p>5.23000049591064</text:p>
              </table:table-cell>
              <table:table-cell office:value-type="float" office:value="1.27639424800873">
                <text:p>1.27639424800873</text:p>
              </table:table-cell>
              <table:table-cell office:value-type="float" office:value="0.00660693179816008">
                <text:p>0.00660693179816008</text:p>
              </table:table-cell>
              <table:table-cell office:value-type="float" office:value="446.294982910156">
                <text:p>446.2949829101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4000024795532">
                <text:p>5.24000024795532</text:p>
              </table:table-cell>
              <table:table-cell office:value-type="float" office:value="1.27770733833313">
                <text:p>1.27770733833313</text:p>
              </table:table-cell>
              <table:table-cell office:value-type="float" office:value="0.00664545223116875">
                <text:p>0.00664545223116875</text:p>
              </table:table-cell>
              <table:table-cell office:value-type="float" office:value="443.841278076172">
                <text:p>443.8412780761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5000047683716">
                <text:p>5.25000047683716</text:p>
              </table:table-cell>
              <table:table-cell office:value-type="float" office:value="1.2753564119339">
                <text:p>1.2753564119339</text:p>
              </table:table-cell>
              <table:table-cell office:value-type="float" office:value="0.00669951550662518">
                <text:p>0.00669951550662518</text:p>
              </table:table-cell>
              <table:table-cell office:value-type="float" office:value="441.403900146484">
                <text:p>441.40390014648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6000022888184">
                <text:p>5.26000022888184</text:p>
              </table:table-cell>
              <table:table-cell office:value-type="float" office:value="1.26659321784973">
                <text:p>1.26659321784973</text:p>
              </table:table-cell>
              <table:table-cell office:value-type="float" office:value="0.00676280353218317">
                <text:p>0.00676280353218317</text:p>
              </table:table-cell>
              <table:table-cell office:value-type="float" office:value="438.979461669922">
                <text:p>438.9794616699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7000045776367">
                <text:p>5.27000045776367</text:p>
              </table:table-cell>
              <table:table-cell office:value-type="float" office:value="1.2578352689743">
                <text:p>1.2578352689743</text:p>
              </table:table-cell>
              <table:table-cell office:value-type="float" office:value="0.0068283905275166">
                <text:p>0.0068283905275166</text:p>
              </table:table-cell>
              <table:table-cell office:value-type="float" office:value="436.561218261719">
                <text:p>436.5612182617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8000020980835">
                <text:p>5.28000020980835</text:p>
              </table:table-cell>
              <table:table-cell office:value-type="float" office:value="1.25419270992279">
                <text:p>1.25419270992279</text:p>
              </table:table-cell>
              <table:table-cell office:value-type="float" office:value="0.00688833743333817">
                <text:p>0.00688833743333817</text:p>
              </table:table-cell>
              <table:table-cell office:value-type="float" office:value="434.142272949219">
                <text:p>434.1422729492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9000043869019">
                <text:p>5.29000043869019</text:p>
              </table:table-cell>
              <table:table-cell office:value-type="float" office:value="1.25095224380493">
                <text:p>1.25095224380493</text:p>
              </table:table-cell>
              <table:table-cell office:value-type="float" office:value="0.0069385995157063">
                <text:p>0.0069385995157063</text:p>
              </table:table-cell>
              <table:table-cell office:value-type="float" office:value="431.713500976563">
                <text:p>431.7135009765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0000019073486">
                <text:p>5.30000019073486</text:p>
              </table:table-cell>
              <table:table-cell office:value-type="float" office:value="1.24166238307953">
                <text:p>1.24166238307953</text:p>
              </table:table-cell>
              <table:table-cell office:value-type="float" office:value="0.0069779478944838">
                <text:p>0.0069779478944838</text:p>
              </table:table-cell>
              <table:table-cell office:value-type="float" office:value="429.267822265625">
                <text:p>429.2678222656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100004196167">
                <text:p>5.3100004196167</text:p>
              </table:table-cell>
              <table:table-cell office:value-type="float" office:value="1.22889697551727">
                <text:p>1.22889697551727</text:p>
              </table:table-cell>
              <table:table-cell office:value-type="float" office:value="0.00700638815760612">
                <text:p>0.00700638815760612</text:p>
              </table:table-cell>
              <table:table-cell office:value-type="float" office:value="426.806182861328">
                <text:p>426.80618286132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2000017166138">
                <text:p>5.32000017166138</text:p>
              </table:table-cell>
              <table:table-cell office:value-type="float" office:value="1.22083187103271">
                <text:p>1.22083187103271</text:p>
              </table:table-cell>
              <table:table-cell office:value-type="float" office:value="0.00702335452660918">
                <text:p>0.00702335452660918</text:p>
              </table:table-cell>
              <table:table-cell office:value-type="float" office:value="424.334411621094">
                <text:p>424.3344116210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3000040054321">
                <text:p>5.33000040054321</text:p>
              </table:table-cell>
              <table:table-cell office:value-type="float" office:value="1.2186484336853">
                <text:p>1.2186484336853</text:p>
              </table:table-cell>
              <table:table-cell office:value-type="float" office:value="0.00702605349943042">
                <text:p>0.00702605349943042</text:p>
              </table:table-cell>
              <table:table-cell office:value-type="float" office:value="421.856750488281">
                <text:p>421.85675048828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4000015258789">
                <text:p>5.34000015258789</text:p>
              </table:table-cell>
              <table:table-cell office:value-type="float" office:value="1.21478867530823">
                <text:p>1.21478867530823</text:p>
              </table:table-cell>
              <table:table-cell office:value-type="float" office:value="0.00701887486502528">
                <text:p>0.00701887486502528</text:p>
              </table:table-cell>
              <table:table-cell office:value-type="float" office:value="419.378540039063">
                <text:p>419.3785400390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5000038146973">
                <text:p>5.35000038146973</text:p>
              </table:table-cell>
              <table:table-cell office:value-type="float" office:value="1.20490407943726">
                <text:p>1.20490407943726</text:p>
              </table:table-cell>
              <table:table-cell office:value-type="float" office:value="0.00701374374330044">
                <text:p>0.00701374374330044</text:p>
              </table:table-cell>
              <table:table-cell office:value-type="float" office:value="416.90625">
                <text:p>416.906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600001335144">
                <text:p>5.3600001335144</text:p>
              </table:table-cell>
              <table:table-cell office:value-type="float" office:value="1.19456076622009">
                <text:p>1.19456076622009</text:p>
              </table:table-cell>
              <table:table-cell office:value-type="float" office:value="0.00701752351596951">
                <text:p>0.00701752351596951</text:p>
              </table:table-cell>
              <table:table-cell office:value-type="float" office:value="414.444122314453">
                <text:p>414.4441223144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7000036239624">
                <text:p>5.37000036239624</text:p>
              </table:table-cell>
              <table:table-cell office:value-type="float" office:value="1.19080209732056">
                <text:p>1.19080209732056</text:p>
              </table:table-cell>
              <table:table-cell office:value-type="float" office:value="0.00703027052804828">
                <text:p>0.00703027052804828</text:p>
              </table:table-cell>
              <table:table-cell office:value-type="float" office:value="411.995574951172">
                <text:p>411.99557495117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8000011444092">
                <text:p>5.38000011444092</text:p>
              </table:table-cell>
              <table:table-cell office:value-type="float" office:value="1.19097411632538">
                <text:p>1.19097411632538</text:p>
              </table:table-cell>
              <table:table-cell office:value-type="float" office:value="0.00705035775899887">
                <text:p>0.00705035775899887</text:p>
              </table:table-cell>
              <table:table-cell office:value-type="float" office:value="409.565948486328">
                <text:p>409.5659484863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9000034332275">
                <text:p>5.39000034332275</text:p>
              </table:table-cell>
              <table:table-cell office:value-type="float" office:value="1.18660843372345">
                <text:p>1.18660843372345</text:p>
              </table:table-cell>
              <table:table-cell office:value-type="float" office:value="0.00708046462386847">
                <text:p>0.00708046462386847</text:p>
              </table:table-cell>
              <table:table-cell office:value-type="float" office:value="407.157165527344">
                <text:p>407.15716552734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0000009536743">
                <text:p>5.40000009536743</text:p>
              </table:table-cell>
              <table:table-cell office:value-type="float" office:value="1.17602777481079">
                <text:p>1.17602777481079</text:p>
              </table:table-cell>
              <table:table-cell office:value-type="float" office:value="0.00712574506178498">
                <text:p>0.00712574506178498</text:p>
              </table:table-cell>
              <table:table-cell office:value-type="float" office:value="404.763885498047">
                <text:p>404.7638854980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1000032424927">
                <text:p>5.41000032424927</text:p>
              </table:table-cell>
              <table:table-cell office:value-type="float" office:value="1.16686713695526">
                <text:p>1.16686713695526</text:p>
              </table:table-cell>
              <table:table-cell office:value-type="float" office:value="0.00718304142355919">
                <text:p>0.00718304142355919</text:p>
              </table:table-cell>
              <table:table-cell office:value-type="float" office:value="402.377593994141">
                <text:p>402.3775939941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200005531311">
                <text:p>5.4200005531311</text:p>
              </table:table-cell>
              <table:table-cell office:value-type="float" office:value="1.16512942314148">
                <text:p>1.16512942314148</text:p>
              </table:table-cell>
              <table:table-cell office:value-type="float" office:value="0.00723963603377342">
                <text:p>0.00723963603377342</text:p>
              </table:table-cell>
              <table:table-cell office:value-type="float" office:value="399.989929199219">
                <text:p>399.98992919921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3000030517578">
                <text:p>5.43000030517578</text:p>
              </table:table-cell>
              <table:table-cell office:value-type="float" office:value="1.16634798049927">
                <text:p>1.16634798049927</text:p>
              </table:table-cell>
              <table:table-cell office:value-type="float" office:value="0.00728141097351909">
                <text:p>0.00728141097351909</text:p>
              </table:table-cell>
              <table:table-cell office:value-type="float" office:value="397.592041015625">
                <text:p>397.5920410156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4000053405762">
                <text:p>5.44000053405762</text:p>
              </table:table-cell>
              <table:table-cell office:value-type="float" office:value="1.16192758083344">
                <text:p>1.16192758083344</text:p>
              </table:table-cell>
              <table:table-cell office:value-type="float" office:value="0.00730252033099532">
                <text:p>0.00730252033099532</text:p>
              </table:table-cell>
              <table:table-cell office:value-type="float" office:value="395.176879882813">
                <text:p>395.1768798828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5000028610229">
                <text:p>5.45000028610229</text:p>
              </table:table-cell>
              <table:table-cell office:value-type="float" office:value="1.1511971950531">
                <text:p>1.1511971950531</text:p>
              </table:table-cell>
              <table:table-cell office:value-type="float" office:value="0.00730867916718125">
                <text:p>0.00730867916718125</text:p>
              </table:table-cell>
              <table:table-cell office:value-type="float" office:value="392.744140625">
                <text:p>392.7441406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6000051498413">
                <text:p>5.46000051498413</text:p>
              </table:table-cell>
              <table:table-cell office:value-type="float" office:value="1.142409324646">
                <text:p>1.142409324646</text:p>
              </table:table-cell>
              <table:table-cell office:value-type="float" office:value="0.00731018744409084">
                <text:p>0.00731018744409084</text:p>
              </table:table-cell>
              <table:table-cell office:value-type="float" office:value="390.299011230469">
                <text:p>390.2990112304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7000026702881">
                <text:p>5.47000026702881</text:p>
              </table:table-cell>
              <table:table-cell office:value-type="float" office:value="1.14142143726349">
                <text:p>1.14142143726349</text:p>
              </table:table-cell>
              <table:table-cell office:value-type="float" office:value="0.0073123830370605">
                <text:p>0.0073123830370605</text:p>
              </table:table-cell>
              <table:table-cell office:value-type="float" office:value="387.845733642578">
                <text:p>387.84573364257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8000049591064">
                <text:p>5.48000049591064</text:p>
              </table:table-cell>
              <table:table-cell office:value-type="float" office:value="1.14341449737549">
                <text:p>1.14341449737549</text:p>
              </table:table-cell>
              <table:table-cell office:value-type="float" office:value="0.00730996718630195">
                <text:p>0.00730996718630195</text:p>
              </table:table-cell>
              <table:table-cell office:value-type="float" office:value="385.388000488281">
                <text:p>385.38800048828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9000024795532">
                <text:p>5.49000024795532</text:p>
              </table:table-cell>
              <table:table-cell office:value-type="float" office:value="1.13930249214172">
                <text:p>1.13930249214172</text:p>
              </table:table-cell>
              <table:table-cell office:value-type="float" office:value="0.00728984829038382">
                <text:p>0.00728984829038382</text:p>
              </table:table-cell>
              <table:table-cell office:value-type="float" office:value="382.932159423828">
                <text:p>382.93215942382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50000047683716">
                <text:p>5.50000047683716</text:p>
              </table:table-cell>
              <table:table-cell office:value-type="float" office:value="1.12791752815247">
                <text:p>1.12791752815247</text:p>
              </table:table-cell>
              <table:table-cell office:value-type="float" office:value="0.00724018737673759">
                <text:p>0.00724018737673759</text:p>
              </table:table-cell>
              <table:table-cell office:value-type="float" office:value="380.484497070313">
                <text:p>380.4844970703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1000022888184">
                <text:p>5.51000022888184</text:p>
              </table:table-cell>
              <table:table-cell office:value-type="float" office:value="1.11770176887512">
                <text:p>1.11770176887512</text:p>
              </table:table-cell>
              <table:table-cell office:value-type="float" office:value="0.00715768057852983">
                <text:p>0.00715768057852983</text:p>
              </table:table-cell>
              <table:table-cell office:value-type="float" office:value="378.049041748047">
                <text:p>378.04904174804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2000045776367">
                <text:p>5.52000045776367</text:p>
              </table:table-cell>
              <table:table-cell office:value-type="float" office:value="1.11558902263641">
                <text:p>1.11558902263641</text:p>
              </table:table-cell>
              <table:table-cell office:value-type="float" office:value="0.00705272378399968">
                <text:p>0.00705272378399968</text:p>
              </table:table-cell>
              <table:table-cell office:value-type="float" office:value="375.629821777344">
                <text:p>375.6298217773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3000020980835">
                <text:p>5.53000020980835</text:p>
              </table:table-cell>
              <table:table-cell office:value-type="float" office:value="1.11772358417511">
                <text:p>1.11772358417511</text:p>
              </table:table-cell>
              <table:table-cell office:value-type="float" office:value="0.00694535253569484">
                <text:p>0.00694535253569484</text:p>
              </table:table-cell>
              <table:table-cell office:value-type="float" office:value="373.231506347656">
                <text:p>373.2315063476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4000043869019">
                <text:p>5.54000043869019</text:p>
              </table:table-cell>
              <table:table-cell office:value-type="float" office:value="1.11426758766174">
                <text:p>1.11426758766174</text:p>
              </table:table-cell>
              <table:table-cell office:value-type="float" office:value="0.00685318605974317">
                <text:p>0.00685318605974317</text:p>
              </table:table-cell>
              <table:table-cell office:value-type="float" office:value="370.854217529297">
                <text:p>370.85421752929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5000019073486">
                <text:p>5.55000019073486</text:p>
              </table:table-cell>
              <table:table-cell office:value-type="float" office:value="1.10193920135498">
                <text:p>1.10193920135498</text:p>
              </table:table-cell>
              <table:table-cell office:value-type="float" office:value="0.00678666867315769">
                <text:p>0.00678666867315769</text:p>
              </table:table-cell>
              <table:table-cell office:value-type="float" office:value="368.491119384766">
                <text:p>368.49111938476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600004196167">
                <text:p>5.5600004196167</text:p>
              </table:table-cell>
              <table:table-cell office:value-type="float" office:value="1.08848357200623">
                <text:p>1.08848357200623</text:p>
              </table:table-cell>
              <table:table-cell office:value-type="float" office:value="0.00674982042983174">
                <text:p>0.00674982042983174</text:p>
              </table:table-cell>
              <table:table-cell office:value-type="float" office:value="366.13330078125">
                <text:p>366.133300781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7000017166138">
                <text:p>5.57000017166138</text:p>
              </table:table-cell>
              <table:table-cell office:value-type="float" office:value="1.08324992656708">
                <text:p>1.08324992656708</text:p>
              </table:table-cell>
              <table:table-cell office:value-type="float" office:value="0.00674046762287617">
                <text:p>0.00674046762287617</text:p>
              </table:table-cell>
              <table:table-cell office:value-type="float" office:value="363.773101806641">
                <text:p>363.77310180664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8000040054321">
                <text:p>5.58000040054321</text:p>
              </table:table-cell>
              <table:table-cell office:value-type="float" office:value="1.08573734760284">
                <text:p>1.08573734760284</text:p>
              </table:table-cell>
              <table:table-cell office:value-type="float" office:value="0.00675372732803226">
                <text:p>0.00675372732803226</text:p>
              </table:table-cell>
              <table:table-cell office:value-type="float" office:value="361.403381347656">
                <text:p>361.4033813476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9000015258789">
                <text:p>5.59000015258789</text:p>
              </table:table-cell>
              <table:table-cell office:value-type="float" office:value="1.08640313148499">
                <text:p>1.08640313148499</text:p>
              </table:table-cell>
              <table:table-cell office:value-type="float" office:value="0.00678396178409457">
                <text:p>0.00678396178409457</text:p>
              </table:table-cell>
              <table:table-cell office:value-type="float" office:value="359.016906738281">
                <text:p>359.01690673828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60000038146973">
                <text:p>5.60000038146973</text:p>
              </table:table-cell>
              <table:table-cell office:value-type="float" office:value="1.07807016372681">
                <text:p>1.07807016372681</text:p>
              </table:table-cell>
              <table:table-cell office:value-type="float" office:value="0.00682291621342301">
                <text:p>0.00682291621342301</text:p>
              </table:table-cell>
              <table:table-cell office:value-type="float" office:value="356.609832763672">
                <text:p>356.60983276367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100001335144">
                <text:p>5.6100001335144</text:p>
              </table:table-cell>
              <table:table-cell office:value-type="float" office:value="1.06438767910004">
                <text:p>1.06438767910004</text:p>
              </table:table-cell>
              <table:table-cell office:value-type="float" office:value="0.00686043733730912">
                <text:p>0.00686043733730912</text:p>
              </table:table-cell>
              <table:table-cell office:value-type="float" office:value="354.185821533203">
                <text:p>354.1858215332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2000036239624">
                <text:p>5.62000036239624</text:p>
              </table:table-cell>
              <table:table-cell office:value-type="float" office:value="1.05542469024658">
                <text:p>1.05542469024658</text:p>
              </table:table-cell>
              <table:table-cell office:value-type="float" office:value="0.00688994815573096">
                <text:p>0.00688994815573096</text:p>
              </table:table-cell>
              <table:table-cell office:value-type="float" office:value="351.750671386719">
                <text:p>351.7506713867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3000011444092">
                <text:p>5.63000011444092</text:p>
              </table:table-cell>
              <table:table-cell office:value-type="float" office:value="1.05571758747101">
                <text:p>1.05571758747101</text:p>
              </table:table-cell>
              <table:table-cell office:value-type="float" office:value="0.00690986355766654">
                <text:p>0.00690986355766654</text:p>
              </table:table-cell>
              <table:table-cell office:value-type="float" office:value="349.307006835938">
                <text:p>349.30700683593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4000034332275">
                <text:p>5.64000034332275</text:p>
              </table:table-cell>
              <table:table-cell office:value-type="float" office:value="1.05883872509003">
                <text:p>1.05883872509003</text:p>
              </table:table-cell>
              <table:table-cell office:value-type="float" office:value="0.00691626220941544">
                <text:p>0.00691626220941544</text:p>
              </table:table-cell>
              <table:table-cell office:value-type="float" office:value="346.858093261719">
                <text:p>346.8580932617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5000057220459">
                <text:p>5.65000057220459</text:p>
              </table:table-cell>
              <table:table-cell office:value-type="float" office:value="1.05455088615417">
                <text:p>1.05455088615417</text:p>
              </table:table-cell>
              <table:table-cell office:value-type="float" office:value="0.0069031729362905">
                <text:p>0.0069031729362905</text:p>
              </table:table-cell>
              <table:table-cell office:value-type="float" office:value="344.410308837891">
                <text:p>344.4103088378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6000032424927">
                <text:p>5.66000032424927</text:p>
              </table:table-cell>
              <table:table-cell office:value-type="float" office:value="1.04067599773407">
                <text:p>1.04067599773407</text:p>
              </table:table-cell>
              <table:table-cell office:value-type="float" office:value="0.00686884298920631">
                <text:p>0.00686884298920631</text:p>
              </table:table-cell>
              <table:table-cell office:value-type="float" office:value="341.970916748047">
                <text:p>341.97091674804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700005531311">
                <text:p>5.6700005531311</text:p>
              </table:table-cell>
              <table:table-cell office:value-type="float" office:value="1.02598142623901">
                <text:p>1.02598142623901</text:p>
              </table:table-cell>
              <table:table-cell office:value-type="float" office:value="0.00681492872536182">
                <text:p>0.00681492872536182</text:p>
              </table:table-cell>
              <table:table-cell office:value-type="float" office:value="339.543853759766">
                <text:p>339.5438537597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8000030517578">
                <text:p>5.68000030517578</text:p>
              </table:table-cell>
              <table:table-cell office:value-type="float" office:value="1.02088010311127">
                <text:p>1.02088010311127</text:p>
              </table:table-cell>
              <table:table-cell office:value-type="float" office:value="0.00674647046253085">
                <text:p>0.00674647046253085</text:p>
              </table:table-cell>
              <table:table-cell office:value-type="float" office:value="337.132049560547">
                <text:p>337.13204956054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9000053405762">
                <text:p>5.69000053405762</text:p>
              </table:table-cell>
              <table:table-cell office:value-type="float" office:value="1.02624499797821">
                <text:p>1.02624499797821</text:p>
              </table:table-cell>
              <table:table-cell office:value-type="float" office:value="0.00667237304151058">
                <text:p>0.00667237304151058</text:p>
              </table:table-cell>
              <table:table-cell office:value-type="float" office:value="334.739349365234">
                <text:p>334.73934936523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70000028610229">
                <text:p>5.70000028610229</text:p>
              </table:table-cell>
              <table:table-cell office:value-type="float" office:value="1.03221797943115">
                <text:p>1.03221797943115</text:p>
              </table:table-cell>
              <table:table-cell office:value-type="float" office:value="0.00660336716100574">
                <text:p>0.00660336716100574</text:p>
              </table:table-cell>
              <table:table-cell office:value-type="float" office:value="332.367950439453">
                <text:p>332.36795043945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1000051498413">
                <text:p>5.71000051498413</text:p>
              </table:table-cell>
              <table:table-cell office:value-type="float" office:value="1.02851784229279">
                <text:p>1.02851784229279</text:p>
              </table:table-cell>
              <table:table-cell office:value-type="float" office:value="0.00655135372653604">
                <text:p>0.00655135372653604</text:p>
              </table:table-cell>
              <table:table-cell office:value-type="float" office:value="330.01513671875">
                <text:p>330.015136718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2000026702881">
                <text:p>5.72000026702881</text:p>
              </table:table-cell>
              <table:table-cell office:value-type="float" office:value="1.01507651805878">
                <text:p>1.01507651805878</text:p>
              </table:table-cell>
              <table:table-cell office:value-type="float" office:value="0.0065230606123805">
                <text:p>0.0065230606123805</text:p>
              </table:table-cell>
              <table:table-cell office:value-type="float" office:value="327.6728515625">
                <text:p>327.67285156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3000049591064">
                <text:p>5.73000049591064</text:p>
              </table:table-cell>
              <table:table-cell office:value-type="float" office:value="1.00193274021149">
                <text:p>1.00193274021149</text:p>
              </table:table-cell>
              <table:table-cell office:value-type="float" office:value="0.00651889108121395">
                <text:p>0.00651889108121395</text:p>
              </table:table-cell>
              <table:table-cell office:value-type="float" office:value="325.333160400391">
                <text:p>325.33316040039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4000024795532">
                <text:p>5.74000024795532</text:p>
              </table:table-cell>
              <table:table-cell office:value-type="float" office:value="0.998759984970093">
                <text:p>0.998759984970093</text:p>
              </table:table-cell>
              <table:table-cell office:value-type="float" office:value="0.00653761206194758">
                <text:p>0.00653761206194758</text:p>
              </table:table-cell>
              <table:table-cell office:value-type="float" office:value="322.990203857422">
                <text:p>322.9902038574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5000047683716">
                <text:p>5.75000047683716</text:p>
              </table:table-cell>
              <table:table-cell office:value-type="float" office:value="1.00516545772552">
                <text:p>1.00516545772552</text:p>
              </table:table-cell>
              <table:table-cell office:value-type="float" office:value="0.0065752137452364">
                <text:p>0.0065752137452364</text:p>
              </table:table-cell>
              <table:table-cell office:value-type="float" office:value="320.638610839844">
                <text:p>320.63861083984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6000022888184">
                <text:p>5.76000022888184</text:p>
              </table:table-cell>
              <table:table-cell office:value-type="float" office:value="1.01098370552063">
                <text:p>1.01098370552063</text:p>
              </table:table-cell>
              <table:table-cell office:value-type="float" office:value="0.00662799552083015">
                <text:p>0.00662799552083015</text:p>
              </table:table-cell>
              <table:table-cell office:value-type="float" office:value="318.272399902344">
                <text:p>318.2723999023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7000045776367">
                <text:p>5.77000045776367</text:p>
              </table:table-cell>
              <table:table-cell office:value-type="float" office:value="1.00601637363434">
                <text:p>1.00601637363434</text:p>
              </table:table-cell>
              <table:table-cell office:value-type="float" office:value="0.00669526029378176">
                <text:p>0.00669526029378176</text:p>
              </table:table-cell>
              <table:table-cell office:value-type="float" office:value="315.888061523438">
                <text:p>315.88806152343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8000020980835">
                <text:p>5.78000020980835</text:p>
              </table:table-cell>
              <table:table-cell office:value-type="float" office:value="0.990154981613159">
                <text:p>0.990154981613159</text:p>
              </table:table-cell>
              <table:table-cell office:value-type="float" office:value="0.00677582621574402">
                <text:p>0.00677582621574402</text:p>
              </table:table-cell>
              <table:table-cell office:value-type="float" office:value="313.486694335938">
                <text:p>313.4866943359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9000043869019">
                <text:p>5.79000043869019</text:p>
              </table:table-cell>
              <table:table-cell office:value-type="float" office:value="0.973765850067139">
                <text:p>0.973765850067139</text:p>
              </table:table-cell>
              <table:table-cell office:value-type="float" office:value="0.00686576496809721">
                <text:p>0.00686576496809721</text:p>
              </table:table-cell>
              <table:table-cell office:value-type="float" office:value="311.073303222656">
                <text:p>311.0733032226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80000019073486">
                <text:p>5.80000019073486</text:p>
              </table:table-cell>
              <table:table-cell office:value-type="float" office:value="0.968067765235901">
                <text:p>0.968067765235901</text:p>
              </table:table-cell>
              <table:table-cell office:value-type="float" office:value="0.00695901643484831">
                <text:p>0.00695901643484831</text:p>
              </table:table-cell>
              <table:table-cell office:value-type="float" office:value="308.651763916016">
                <text:p>308.6517639160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100004196167">
                <text:p>5.8100004196167</text:p>
              </table:table-cell>
              <table:table-cell office:value-type="float" office:value="0.974723219871521">
                <text:p>0.974723219871521</text:p>
              </table:table-cell>
              <table:table-cell office:value-type="float" office:value="0.00704959174618125">
                <text:p>0.00704959174618125</text:p>
              </table:table-cell>
              <table:table-cell office:value-type="float" office:value="306.224548339844">
                <text:p>306.22454833984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2000017166138">
                <text:p>5.82000017166138</text:p>
              </table:table-cell>
              <table:table-cell office:value-type="float" office:value="0.984173774719238">
                <text:p>0.984173774719238</text:p>
              </table:table-cell>
              <table:table-cell office:value-type="float" office:value="0.00713033974170685">
                <text:p>0.00713033974170685</text:p>
              </table:table-cell>
              <table:table-cell office:value-type="float" office:value="303.795257568359">
                <text:p>303.79525756835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3000040054321">
                <text:p>5.83000040054321</text:p>
              </table:table-cell>
              <table:table-cell office:value-type="float" office:value="0.984100580215454">
                <text:p>0.984100580215454</text:p>
              </table:table-cell>
              <table:table-cell office:value-type="float" office:value="0.0071914428845048">
                <text:p>0.0071914428845048</text:p>
              </table:table-cell>
              <table:table-cell office:value-type="float" office:value="301.36962890625">
                <text:p>301.369628906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4000015258789">
                <text:p>5.84000015258789</text:p>
              </table:table-cell>
              <table:table-cell office:value-type="float" office:value="0.970536410808563">
                <text:p>0.970536410808563</text:p>
              </table:table-cell>
              <table:table-cell office:value-type="float" office:value="0.00722605688497424">
                <text:p>0.00722605688497424</text:p>
              </table:table-cell>
              <table:table-cell office:value-type="float" office:value="298.953338623047">
                <text:p>298.95333862304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5000038146973">
                <text:p>5.85000038146973</text:p>
              </table:table-cell>
              <table:table-cell office:value-type="float" office:value="0.951483130455017">
                <text:p>0.951483130455017</text:p>
              </table:table-cell>
              <table:table-cell office:value-type="float" office:value="0.00723776081576943">
                <text:p>0.00723776081576943</text:p>
              </table:table-cell>
              <table:table-cell office:value-type="float" office:value="296.549163818359">
                <text:p>296.5491638183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600001335144">
                <text:p>5.8600001335144</text:p>
              </table:table-cell>
              <table:table-cell office:value-type="float" office:value="0.939882695674896">
                <text:p>0.939882695674896</text:p>
              </table:table-cell>
              <table:table-cell office:value-type="float" office:value="0.00724123790860176">
                <text:p>0.00724123790860176</text:p>
              </table:table-cell>
              <table:table-cell office:value-type="float" office:value="294.157836914063">
                <text:p>294.15783691406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7000036239624">
                <text:p>5.87000036239624</text:p>
              </table:table-cell>
              <table:table-cell office:value-type="float" office:value="0.942399203777313">
                <text:p>0.942399203777313</text:p>
              </table:table-cell>
              <table:table-cell office:value-type="float" office:value="0.00725098932161927">
                <text:p>0.00725098932161927</text:p>
              </table:table-cell>
              <table:table-cell office:value-type="float" office:value="291.782440185547">
                <text:p>291.78244018554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8000059127808">
                <text:p>5.88000059127808</text:p>
              </table:table-cell>
              <table:table-cell office:value-type="float" office:value="0.953771770000458">
                <text:p>0.953771770000458</text:p>
              </table:table-cell>
              <table:table-cell office:value-type="float" office:value="0.00726950680837035">
                <text:p>0.00726950680837035</text:p>
              </table:table-cell>
              <table:table-cell office:value-type="float" office:value="289.426635742188">
                <text:p>289.4266357421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9000034332275">
                <text:p>5.89000034332275</text:p>
              </table:table-cell>
              <table:table-cell office:value-type="float" office:value="0.961052477359772">
                <text:p>0.961052477359772</text:p>
              </table:table-cell>
              <table:table-cell office:value-type="float" office:value="0.00729155307635665">
                <text:p>0.00729155307635665</text:p>
              </table:table-cell>
              <table:table-cell office:value-type="float" office:value="287.091522216797">
                <text:p>287.0915222167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90000057220459">
                <text:p>5.90000057220459</text:p>
              </table:table-cell>
              <table:table-cell office:value-type="float" office:value="0.954414963722229">
                <text:p>0.954414963722229</text:p>
              </table:table-cell>
              <table:table-cell office:value-type="float" office:value="0.00730909034609795">
                <text:p>0.00730909034609795</text:p>
              </table:table-cell>
              <table:table-cell office:value-type="float" office:value="284.771789550781">
                <text:p>284.77178955078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1000032424927">
                <text:p>5.91000032424927</text:p>
              </table:table-cell>
              <table:table-cell office:value-type="float" office:value="0.935346305370331">
                <text:p>0.935346305370331</text:p>
              </table:table-cell>
              <table:table-cell office:value-type="float" office:value="0.0073157143779099">
                <text:p>0.0073157143779099</text:p>
              </table:table-cell>
              <table:table-cell office:value-type="float" office:value="282.459350585938">
                <text:p>282.45935058593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200005531311">
                <text:p>5.9200005531311</text:p>
              </table:table-cell>
              <table:table-cell office:value-type="float" office:value="0.915539264678955">
                <text:p>0.915539264678955</text:p>
              </table:table-cell>
              <table:table-cell office:value-type="float" office:value="0.00731251388788223">
                <text:p>0.00731251388788223</text:p>
              </table:table-cell>
              <table:table-cell office:value-type="float" office:value="280.147308349609">
                <text:p>280.1473083496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3000030517578">
                <text:p>5.93000030517578</text:p>
              </table:table-cell>
              <table:table-cell office:value-type="float" office:value="0.907737076282501">
                <text:p>0.907737076282501</text:p>
              </table:table-cell>
              <table:table-cell office:value-type="float" office:value="0.00730385538190603">
                <text:p>0.00730385538190603</text:p>
              </table:table-cell>
              <table:table-cell office:value-type="float" office:value="277.831939697266">
                <text:p>277.83193969726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4000053405762">
                <text:p>5.94000053405762</text:p>
              </table:table-cell>
              <table:table-cell office:value-type="float" office:value="0.915814459323883">
                <text:p>0.915814459323883</text:p>
              </table:table-cell>
              <table:table-cell office:value-type="float" office:value="0.00729369418695569">
                <text:p>0.00729369418695569</text:p>
              </table:table-cell>
              <table:table-cell office:value-type="float" office:value="275.510131835938">
                <text:p>275.51013183593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5000028610229">
                <text:p>5.95000028610229</text:p>
              </table:table-cell>
              <table:table-cell office:value-type="float" office:value="0.931580126285553">
                <text:p>0.931580126285553</text:p>
              </table:table-cell>
              <table:table-cell office:value-type="float" office:value="0.00728522753342986">
                <text:p>0.00728522753342986</text:p>
              </table:table-cell>
              <table:table-cell office:value-type="float" office:value="273.177368164063">
                <text:p>273.1773681640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6000051498413">
                <text:p>5.96000051498413</text:p>
              </table:table-cell>
              <table:table-cell office:value-type="float" office:value="0.940506875514984">
                <text:p>0.940506875514984</text:p>
              </table:table-cell>
              <table:table-cell office:value-type="float" office:value="0.00728346826508641">
                <text:p>0.00728346826508641</text:p>
              </table:table-cell>
              <table:table-cell office:value-type="float" office:value="270.828948974609">
                <text:p>270.82894897460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7000026702881">
                <text:p>5.97000026702881</text:p>
              </table:table-cell>
              <table:table-cell office:value-type="float" office:value="0.932374656200409">
                <text:p>0.932374656200409</text:p>
              </table:table-cell>
              <table:table-cell office:value-type="float" office:value="0.00729202013462782">
                <text:p>0.00729202013462782</text:p>
              </table:table-cell>
              <table:table-cell office:value-type="float" office:value="268.462310791016">
                <text:p>268.4623107910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8000049591064">
                <text:p>5.98000049591064</text:p>
              </table:table-cell>
              <table:table-cell office:value-type="float" office:value="0.908979892730713">
                <text:p>0.908979892730713</text:p>
              </table:table-cell>
              <table:table-cell office:value-type="float" office:value="0.00730281788855791">
                <text:p>0.00730281788855791</text:p>
              </table:table-cell>
              <table:table-cell office:value-type="float" office:value="266.079223632813">
                <text:p>266.0792236328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9000024795532">
                <text:p>5.99000024795532</text:p>
              </table:table-cell>
              <table:table-cell office:value-type="float" office:value="0.883000791072845">
                <text:p>0.883000791072845</text:p>
              </table:table-cell>
              <table:table-cell office:value-type="float" office:value="0.00730011938139796">
                <text:p>0.00730011938139796</text:p>
              </table:table-cell>
              <table:table-cell office:value-type="float" office:value="263.684143066406">
                <text:p>263.6841430664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00000047683716">
                <text:p>6.00000047683716</text:p>
              </table:table-cell>
              <table:table-cell office:value-type="float" office:value="0.869033396244049">
                <text:p>0.869033396244049</text:p>
              </table:table-cell>
              <table:table-cell office:value-type="float" office:value="0.00727105792611837">
                <text:p>0.00727105792611837</text:p>
              </table:table-cell>
              <table:table-cell office:value-type="float" office:value="261.280456542969">
                <text:p>261.2804565429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01000022888184">
                <text:p>6.01000022888184</text:p>
              </table:table-cell>
              <table:table-cell office:value-type="float" office:value="0.873678684234619">
                <text:p>0.873678684234619</text:p>
              </table:table-cell>
              <table:table-cell office:value-type="float" office:value="0.00721219554543495">
                <text:p>0.00721219554543495</text:p>
              </table:table-cell>
              <table:table-cell office:value-type="float" office:value="258.870483398438">
                <text:p>258.87048339843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2000045776367">
                <text:p>6.02000045776367</text:p>
              </table:table-cell>
              <table:table-cell office:value-type="float" office:value="0.891359210014343">
                <text:p>0.891359210014343</text:p>
              </table:table-cell>
              <table:table-cell office:value-type="float" office:value="0.00713389879092574">
                <text:p>0.00713389879092574</text:p>
              </table:table-cell>
              <table:table-cell office:value-type="float" office:value="256.455047607422">
                <text:p>256.45504760742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3000020980835">
                <text:p>6.03000020980835</text:p>
              </table:table-cell>
              <table:table-cell office:value-type="float" office:value="0.907936275005341">
                <text:p>0.907936275005341</text:p>
              </table:table-cell>
              <table:table-cell office:value-type="float" office:value="0.00705366674810648">
                <text:p>0.00705366674810648</text:p>
              </table:table-cell>
              <table:table-cell office:value-type="float" office:value="254.037551879883">
                <text:p>254.0375518798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4000043869019">
                <text:p>6.04000043869019</text:p>
              </table:table-cell>
              <table:table-cell office:value-type="float" office:value="0.909986615180969">
                <text:p>0.909986615180969</text:p>
              </table:table-cell>
              <table:table-cell office:value-type="float" office:value="0.00698460778221488">
                <text:p>0.00698460778221488</text:p>
              </table:table-cell>
              <table:table-cell office:value-type="float" office:value="251.623672485352">
                <text:p>251.6236724853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5000019073486">
                <text:p>6.05000019073486</text:p>
              </table:table-cell>
              <table:table-cell office:value-type="float" office:value="0.893572151660919">
                <text:p>0.893572151660919</text:p>
              </table:table-cell>
              <table:table-cell office:value-type="float" office:value="0.00693317223340273">
                <text:p>0.00693317223340273</text:p>
              </table:table-cell>
              <table:table-cell office:value-type="float" office:value="249.219039916992">
                <text:p>249.21903991699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600004196167">
                <text:p>6.0600004196167</text:p>
              </table:table-cell>
              <table:table-cell office:value-type="float" office:value="0.866787791252136">
                <text:p>0.866787791252136</text:p>
              </table:table-cell>
              <table:table-cell office:value-type="float" office:value="0.00690063741058111">
                <text:p>0.00690063741058111</text:p>
              </table:table-cell>
              <table:table-cell office:value-type="float" office:value="246.826690673828">
                <text:p>246.82669067382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7000017166138">
                <text:p>6.07000017166138</text:p>
              </table:table-cell>
              <table:table-cell office:value-type="float" office:value="0.844595193862915">
                <text:p>0.844595193862915</text:p>
              </table:table-cell>
              <table:table-cell office:value-type="float" office:value="0.00688572879880667">
                <text:p>0.00688572879880667</text:p>
              </table:table-cell>
              <table:table-cell office:value-type="float" office:value="244.44807434082">
                <text:p>244.4480743408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8000040054321">
                <text:p>6.08000040054321</text:p>
              </table:table-cell>
              <table:table-cell office:value-type="float" office:value="0.839337110519409">
                <text:p>0.839337110519409</text:p>
              </table:table-cell>
              <table:table-cell office:value-type="float" office:value="0.00688712112605572">
                <text:p>0.00688712112605572</text:p>
              </table:table-cell>
              <table:table-cell office:value-type="float" office:value="242.0849609375">
                <text:p>242.08496093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9000015258789">
                <text:p>6.09000015258789</text:p>
              </table:table-cell>
              <table:table-cell office:value-type="float" office:value="0.853148221969604">
                <text:p>0.853148221969604</text:p>
              </table:table-cell>
              <table:table-cell office:value-type="float" office:value="0.00690580904483795">
                <text:p>0.00690580904483795</text:p>
              </table:table-cell>
              <table:table-cell office:value-type="float" office:value="239.740386962891">
                <text:p>239.7403869628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10000038146973">
                <text:p>6.10000038146973</text:p>
              </table:table-cell>
              <table:table-cell office:value-type="float" office:value="0.876814842224121">
                <text:p>0.876814842224121</text:p>
              </table:table-cell>
              <table:table-cell office:value-type="float" office:value="0.00694141862913966">
                <text:p>0.00694141862913966</text:p>
              </table:table-cell>
              <table:table-cell office:value-type="float" office:value="237.416931152344">
                <text:p>237.4169311523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1000061035156">
                <text:p>6.11000061035156</text:p>
              </table:table-cell>
              <table:table-cell office:value-type="float" office:value="0.894932568073273">
                <text:p>0.894932568073273</text:p>
              </table:table-cell>
              <table:table-cell office:value-type="float" office:value="0.00698733935132623">
                <text:p>0.00698733935132623</text:p>
              </table:table-cell>
              <table:table-cell office:value-type="float" office:value="235.114013671875">
                <text:p>235.1140136718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2000036239624">
                <text:p>6.12000036239624</text:p>
              </table:table-cell>
              <table:table-cell office:value-type="float" office:value="0.894741415977478">
                <text:p>0.894741415977478</text:p>
              </table:table-cell>
              <table:table-cell office:value-type="float" office:value="0.00703850574791431">
                <text:p>0.00703850574791431</text:p>
              </table:table-cell>
              <table:table-cell office:value-type="float" office:value="232.82666015625">
                <text:p>232.826660156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3000059127808">
                <text:p>6.13000059127808</text:p>
              </table:table-cell>
              <table:table-cell office:value-type="float" office:value="0.873450040817261">
                <text:p>0.873450040817261</text:p>
              </table:table-cell>
              <table:table-cell office:value-type="float" office:value="0.00709271896630526">
                <text:p>0.00709271896630526</text:p>
              </table:table-cell>
              <table:table-cell office:value-type="float" office:value="230.548263549805">
                <text:p>230.5482635498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4000034332275">
                <text:p>6.14000034332275</text:p>
              </table:table-cell>
              <table:table-cell office:value-type="float" office:value="0.839987516403198">
                <text:p>0.839987516403198</text:p>
              </table:table-cell>
              <table:table-cell office:value-type="float" office:value="0.00714533356949687">
                <text:p>0.00714533356949687</text:p>
              </table:table-cell>
              <table:table-cell office:value-type="float" office:value="228.273086547852">
                <text:p>228.27308654785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5000057220459">
                <text:p>6.15000057220459</text:p>
              </table:table-cell>
              <table:table-cell office:value-type="float" office:value="0.810340225696564">
                <text:p>0.810340225696564</text:p>
              </table:table-cell>
              <table:table-cell office:value-type="float" office:value="0.00719158770516515">
                <text:p>0.00719158770516515</text:p>
              </table:table-cell>
              <table:table-cell office:value-type="float" office:value="225.99772644043">
                <text:p>225.9977264404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6000032424927">
                <text:p>6.16000032424927</text:p>
              </table:table-cell>
              <table:table-cell office:value-type="float" office:value="0.798982679843903">
                <text:p>0.798982679843903</text:p>
              </table:table-cell>
              <table:table-cell office:value-type="float" office:value="0.00722865015268326">
                <text:p>0.00722865015268326</text:p>
              </table:table-cell>
              <table:table-cell office:value-type="float" office:value="223.720458984375">
                <text:p>223.7204589843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700005531311">
                <text:p>6.1700005531311</text:p>
              </table:table-cell>
              <table:table-cell office:value-type="float" office:value="0.811220049858093">
                <text:p>0.811220049858093</text:p>
              </table:table-cell>
              <table:table-cell office:value-type="float" office:value="0.00725754536688328">
                <text:p>0.00725754536688328</text:p>
              </table:table-cell>
              <table:table-cell office:value-type="float" office:value="221.439483642578">
                <text:p>221.43948364257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8000030517578">
                <text:p>6.18000030517578</text:p>
              </table:table-cell>
              <table:table-cell office:value-type="float" office:value="0.84040641784668">
                <text:p>0.84040641784668</text:p>
              </table:table-cell>
              <table:table-cell office:value-type="float" office:value="0.00728403497487307">
                <text:p>0.00728403497487307</text:p>
              </table:table-cell>
              <table:table-cell office:value-type="float" office:value="219.151214599609">
                <text:p>219.1512145996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9000053405762">
                <text:p>6.19000053405762</text:p>
              </table:table-cell>
              <table:table-cell office:value-type="float" office:value="0.871444463729858">
                <text:p>0.871444463729858</text:p>
              </table:table-cell>
              <table:table-cell office:value-type="float" office:value="0.0073158061131835">
                <text:p>0.0073158061131835</text:p>
              </table:table-cell>
              <table:table-cell office:value-type="float" office:value="216.850784301758">
                <text:p>216.8507843017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20000028610229">
                <text:p>6.20000028610229</text:p>
              </table:table-cell>
              <table:table-cell office:value-type="float" office:value="0.888383865356445">
                <text:p>0.888383865356445</text:p>
              </table:table-cell>
              <table:table-cell office:value-type="float" office:value="0.00735284760594368">
                <text:p>0.00735284760594368</text:p>
              </table:table-cell>
              <table:table-cell office:value-type="float" office:value="214.534194946289">
                <text:p>214.53419494628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1000051498413">
                <text:p>6.21000051498413</text:p>
              </table:table-cell>
              <table:table-cell office:value-type="float" office:value="0.88213723897934">
                <text:p>0.88213723897934</text:p>
              </table:table-cell>
              <table:table-cell office:value-type="float" office:value="0.00738560361787677">
                <text:p>0.00738560361787677</text:p>
              </table:table-cell>
              <table:table-cell office:value-type="float" office:value="212.200042724609">
                <text:p>212.20004272460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2000026702881">
                <text:p>6.22000026702881</text:p>
              </table:table-cell>
              <table:table-cell office:value-type="float" office:value="0.854743719100952">
                <text:p>0.854743719100952</text:p>
              </table:table-cell>
              <table:table-cell office:value-type="float" office:value="0.00740880286321044">
                <text:p>0.00740880286321044</text:p>
              </table:table-cell>
              <table:table-cell office:value-type="float" office:value="209.851150512695">
                <text:p>209.85115051269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3000049591064">
                <text:p>6.23000049591064</text:p>
              </table:table-cell>
              <table:table-cell office:value-type="float" office:value="0.818225920200348">
                <text:p>0.818225920200348</text:p>
              </table:table-cell>
              <table:table-cell office:value-type="float" office:value="0.00742282997816801">
                <text:p>0.00742282997816801</text:p>
              </table:table-cell>
              <table:table-cell office:value-type="float" office:value="207.492050170898">
                <text:p>207.49205017089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4000024795532">
                <text:p>6.24000024795532</text:p>
              </table:table-cell>
              <table:table-cell office:value-type="float" office:value="0.788974046707153">
                <text:p>0.788974046707153</text:p>
              </table:table-cell>
              <table:table-cell office:value-type="float" office:value="0.00742595922201872">
                <text:p>0.00742595922201872</text:p>
              </table:table-cell>
              <table:table-cell office:value-type="float" office:value="205.126556396484">
                <text:p>205.12655639648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5000047683716">
                <text:p>6.25000047683716</text:p>
              </table:table-cell>
              <table:table-cell office:value-type="float" office:value="0.780408322811127">
                <text:p>0.780408322811127</text:p>
              </table:table-cell>
              <table:table-cell office:value-type="float" office:value="0.00741649232804775">
                <text:p>0.00741649232804775</text:p>
              </table:table-cell>
              <table:table-cell office:value-type="float" office:value="202.756332397461">
                <text:p>202.75633239746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6000022888184">
                <text:p>6.26000022888184</text:p>
              </table:table-cell>
              <table:table-cell office:value-type="float" office:value="0.796797871589661">
                <text:p>0.796797871589661</text:p>
              </table:table-cell>
              <table:table-cell office:value-type="float" office:value="0.00739336665719748">
                <text:p>0.00739336665719748</text:p>
              </table:table-cell>
              <table:table-cell office:value-type="float" office:value="200.381530761719">
                <text:p>200.3815307617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7000045776367">
                <text:p>6.27000045776367</text:p>
              </table:table-cell>
              <table:table-cell office:value-type="float" office:value="0.831572949886322">
                <text:p>0.831572949886322</text:p>
              </table:table-cell>
              <table:table-cell office:value-type="float" office:value="0.00735764857381582">
                <text:p>0.00735764857381582</text:p>
              </table:table-cell>
              <table:table-cell office:value-type="float" office:value="198.002151489258">
                <text:p>198.00215148925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8000020980835">
                <text:p>6.28000020980835</text:p>
              </table:table-cell>
              <table:table-cell office:value-type="float" office:value="0.87042760848999">
                <text:p>0.87042760848999</text:p>
              </table:table-cell>
              <table:table-cell office:value-type="float" office:value="0.00731530040502548">
                <text:p>0.00731530040502548</text:p>
              </table:table-cell>
              <table:table-cell office:value-type="float" office:value="195.618835449219">
                <text:p>195.6188354492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9000043869019">
                <text:p>6.29000043869019</text:p>
              </table:table-cell>
              <table:table-cell office:value-type="float" office:value="0.897075235843658">
                <text:p>0.897075235843658</text:p>
              </table:table-cell>
              <table:table-cell office:value-type="float" office:value="0.00727316178381443">
                <text:p>0.00727316178381443</text:p>
              </table:table-cell>
              <table:table-cell office:value-type="float" office:value="193.234756469727">
                <text:p>193.2347564697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30000019073486">
                <text:p>6.30000019073486</text:p>
              </table:table-cell>
              <table:table-cell office:value-type="float" office:value="0.899667263031006">
                <text:p>0.899667263031006</text:p>
              </table:table-cell>
              <table:table-cell office:value-type="float" office:value="0.00723610492423177">
                <text:p>0.00723610492423177</text:p>
              </table:table-cell>
              <table:table-cell office:value-type="float" office:value="190.854568481445">
                <text:p>190.85456848144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100004196167">
                <text:p>6.3100004196167</text:p>
              </table:table-cell>
              <table:table-cell office:value-type="float" office:value="0.87538355588913">
                <text:p>0.87538355588913</text:p>
              </table:table-cell>
              <table:table-cell office:value-type="float" office:value="0.00720656663179398">
                <text:p>0.00720656663179398</text:p>
              </table:table-cell>
              <table:table-cell office:value-type="float" office:value="188.482284545898">
                <text:p>188.4822845458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2000017166138">
                <text:p>6.32000017166138</text:p>
              </table:table-cell>
              <table:table-cell office:value-type="float" office:value="0.831525504589081">
                <text:p>0.831525504589081</text:p>
              </table:table-cell>
              <table:table-cell office:value-type="float" office:value="0.00718895019963384">
                <text:p>0.00718895019963384</text:p>
              </table:table-cell>
              <table:table-cell office:value-type="float" office:value="186.119155883789">
                <text:p>186.11915588378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3000040054321">
                <text:p>6.33000040054321</text:p>
              </table:table-cell>
              <table:table-cell office:value-type="float" office:value="0.782982468605042">
                <text:p>0.782982468605042</text:p>
              </table:table-cell>
              <table:table-cell office:value-type="float" office:value="0.00719167198985815">
                <text:p>0.00719167198985815</text:p>
              </table:table-cell>
              <table:table-cell office:value-type="float" office:value="183.765182495117">
                <text:p>183.7651824951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4000015258789">
                <text:p>6.34000015258789</text:p>
              </table:table-cell>
              <table:table-cell office:value-type="float" office:value="0.746754229068756">
                <text:p>0.746754229068756</text:p>
              </table:table-cell>
              <table:table-cell office:value-type="float" office:value="0.00721496436744928">
                <text:p>0.00721496436744928</text:p>
              </table:table-cell>
              <table:table-cell office:value-type="float" office:value="181.420684814453">
                <text:p>181.42068481445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5000038146973">
                <text:p>6.35000038146973</text:p>
              </table:table-cell>
              <table:table-cell office:value-type="float" office:value="0.735528528690338">
                <text:p>0.735528528690338</text:p>
              </table:table-cell>
              <table:table-cell office:value-type="float" office:value="0.00724655855447054">
                <text:p>0.00724655855447054</text:p>
              </table:table-cell>
              <table:table-cell office:value-type="float" office:value="179.087249755859">
                <text:p>179.08724975585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6000061035156">
                <text:p>6.36000061035156</text:p>
              </table:table-cell>
              <table:table-cell office:value-type="float" office:value="0.753046095371246">
                <text:p>0.753046095371246</text:p>
              </table:table-cell>
              <table:table-cell office:value-type="float" office:value="0.00727498857304454">
                <text:p>0.00727498857304454</text:p>
              </table:table-cell>
              <table:table-cell office:value-type="float" office:value="176.767669677734">
                <text:p>176.76766967773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7000036239624">
                <text:p>6.37000036239624</text:p>
              </table:table-cell>
              <table:table-cell office:value-type="float" office:value="0.792930006980896">
                <text:p>0.792930006980896</text:p>
              </table:table-cell>
              <table:table-cell office:value-type="float" office:value="0.00729750841856003">
                <text:p>0.00729750841856003</text:p>
              </table:table-cell>
              <table:table-cell office:value-type="float" office:value="174.464431762695">
                <text:p>174.4644317626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8000059127808">
                <text:p>6.38000059127808</text:p>
              </table:table-cell>
              <table:table-cell office:value-type="float" office:value="0.841178178787231">
                <text:p>0.841178178787231</text:p>
              </table:table-cell>
              <table:table-cell office:value-type="float" office:value="0.00731653440743685">
                <text:p>0.00731653440743685</text:p>
              </table:table-cell>
              <table:table-cell office:value-type="float" office:value="172.177978515625">
                <text:p>172.1779785156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9000034332275">
                <text:p>6.39000034332275</text:p>
              </table:table-cell>
              <table:table-cell office:value-type="float" office:value="0.8809654712677">
                <text:p>0.8809654712677</text:p>
              </table:table-cell>
              <table:table-cell office:value-type="float" office:value="0.00733177969232202">
                <text:p>0.00733177969232202</text:p>
              </table:table-cell>
              <table:table-cell office:value-type="float" office:value="169.907791137695">
                <text:p>169.90779113769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40000057220459">
                <text:p>6.40000057220459</text:p>
              </table:table-cell>
              <table:table-cell office:value-type="float" office:value="0.898195624351501">
                <text:p>0.898195624351501</text:p>
              </table:table-cell>
              <table:table-cell office:value-type="float" office:value="0.00733918370679021">
                <text:p>0.00733918370679021</text:p>
              </table:table-cell>
              <table:table-cell office:value-type="float" office:value="167.651000976563">
                <text:p>167.65100097656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1000032424927">
                <text:p>6.41000032424927</text:p>
              </table:table-cell>
              <table:table-cell office:value-type="float" office:value="0.885960459709167">
                <text:p>0.885960459709167</text:p>
              </table:table-cell>
              <table:table-cell office:value-type="float" office:value="0.00733786961063743">
                <text:p>0.00733786961063743</text:p>
              </table:table-cell>
              <table:table-cell office:value-type="float" office:value="165.404220581055">
                <text:p>165.4042205810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200005531311">
                <text:p>6.4200005531311</text:p>
              </table:table-cell>
              <table:table-cell office:value-type="float" office:value="0.846460461616516">
                <text:p>0.846460461616516</text:p>
              </table:table-cell>
              <table:table-cell office:value-type="float" office:value="0.00733073381707072">
                <text:p>0.00733073381707072</text:p>
              </table:table-cell>
              <table:table-cell office:value-type="float" office:value="163.164138793945">
                <text:p>163.16413879394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3000030517578">
                <text:p>6.43000030517578</text:p>
              </table:table-cell>
              <table:table-cell office:value-type="float" office:value="0.790049433708191">
                <text:p>0.790049433708191</text:p>
              </table:table-cell>
              <table:table-cell office:value-type="float" office:value="0.00731681101024151">
                <text:p>0.00731681101024151</text:p>
              </table:table-cell>
              <table:table-cell office:value-type="float" office:value="160.927658081055">
                <text:p>160.9276580810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4000053405762">
                <text:p>6.44000053405762</text:p>
              </table:table-cell>
              <table:table-cell office:value-type="float" office:value="0.732158422470093">
                <text:p>0.732158422470093</text:p>
              </table:table-cell>
              <table:table-cell office:value-type="float" office:value="0.00729104224592447">
                <text:p>0.00729104224592447</text:p>
              </table:table-cell>
              <table:table-cell office:value-type="float" office:value="158.692932128906">
                <text:p>158.69293212890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5000028610229">
                <text:p>6.45000028610229</text:p>
              </table:table-cell>
              <table:table-cell office:value-type="float" office:value="0.688931822776794">
                <text:p>0.688931822776794</text:p>
              </table:table-cell>
              <table:table-cell office:value-type="float" office:value="0.00725151691585779">
                <text:p>0.00725151691585779</text:p>
              </table:table-cell>
              <table:table-cell office:value-type="float" office:value="156.459732055664">
                <text:p>156.45973205566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6000051498413">
                <text:p>6.46000051498413</text:p>
              </table:table-cell>
              <table:table-cell office:value-type="float" office:value="0.672584116458893">
                <text:p>0.672584116458893</text:p>
              </table:table-cell>
              <table:table-cell office:value-type="float" office:value="0.0071998150087893">
                <text:p>0.0071998150087893</text:p>
              </table:table-cell>
              <table:table-cell office:value-type="float" office:value="154.227676391602">
                <text:p>154.2276763916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7000026702881">
                <text:p>6.47000026702881</text:p>
              </table:table-cell>
              <table:table-cell office:value-type="float" office:value="0.688083946704865">
                <text:p>0.688083946704865</text:p>
              </table:table-cell>
              <table:table-cell office:value-type="float" office:value="0.00713854609057307">
                <text:p>0.00713854609057307</text:p>
              </table:table-cell>
              <table:table-cell office:value-type="float" office:value="151.99577331543">
                <text:p>151.9957733154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8000049591064">
                <text:p>6.48000049591064</text:p>
              </table:table-cell>
              <table:table-cell office:value-type="float" office:value="0.732183396816254">
                <text:p>0.732183396816254</text:p>
              </table:table-cell>
              <table:table-cell office:value-type="float" office:value="0.00707408180460334">
                <text:p>0.00707408180460334</text:p>
              </table:table-cell>
              <table:table-cell office:value-type="float" office:value="149.762802124023">
                <text:p>149.76280212402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9000024795532">
                <text:p>6.49000024795532</text:p>
              </table:table-cell>
              <table:table-cell office:value-type="float" office:value="0.794565498828888">
                <text:p>0.794565498828888</text:p>
              </table:table-cell>
              <table:table-cell office:value-type="float" office:value="0.00701384944841266">
                <text:p>0.00701384944841266</text:p>
              </table:table-cell>
              <table:table-cell office:value-type="float" office:value="147.525756835938">
                <text:p>147.52575683593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50000047683716">
                <text:p>6.50000047683716</text:p>
              </table:table-cell>
              <table:table-cell office:value-type="float" office:value="0.860545992851257">
                <text:p>0.860545992851257</text:p>
              </table:table-cell>
              <table:table-cell office:value-type="float" office:value="0.00696104066446424">
                <text:p>0.00696104066446424</text:p>
              </table:table-cell>
              <table:table-cell office:value-type="float" office:value="145.28125">
                <text:p>145.281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1000022888184">
                <text:p>6.51000022888184</text:p>
              </table:table-cell>
              <table:table-cell office:value-type="float" office:value="0.914993047714233">
                <text:p>0.914993047714233</text:p>
              </table:table-cell>
              <table:table-cell office:value-type="float" office:value="0.00691632041707635">
                <text:p>0.00691632041707635</text:p>
              </table:table-cell>
              <table:table-cell office:value-type="float" office:value="143.026382446289">
                <text:p>143.02638244628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2000045776367">
                <text:p>6.52000045776367</text:p>
              </table:table-cell>
              <table:table-cell office:value-type="float" office:value="0.945845305919647">
                <text:p>0.945845305919647</text:p>
              </table:table-cell>
              <table:table-cell office:value-type="float" office:value="0.0068841353058815">
                <text:p>0.0068841353058815</text:p>
              </table:table-cell>
              <table:table-cell office:value-type="float" office:value="140.759536743164">
                <text:p>140.7595367431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3000020980835">
                <text:p>6.53000020980835</text:p>
              </table:table-cell>
              <table:table-cell office:value-type="float" office:value="0.946434319019318">
                <text:p>0.946434319019318</text:p>
              </table:table-cell>
              <table:table-cell office:value-type="float" office:value="0.00687341066077352">
                <text:p>0.00687341066077352</text:p>
              </table:table-cell>
              <table:table-cell office:value-type="float" office:value="138.481048583984">
                <text:p>138.48104858398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4000043869019">
                <text:p>6.54000043869019</text:p>
              </table:table-cell>
              <table:table-cell office:value-type="float" office:value="0.916678786277771">
                <text:p>0.916678786277771</text:p>
              </table:table-cell>
              <table:table-cell office:value-type="float" office:value="0.00688833091408014">
                <text:p>0.00688833091408014</text:p>
              </table:table-cell>
              <table:table-cell office:value-type="float" office:value="136.193359375">
                <text:p>136.1933593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5000019073486">
                <text:p>6.55000019073486</text:p>
              </table:table-cell>
              <table:table-cell office:value-type="float" office:value="0.862734258174896">
                <text:p>0.862734258174896</text:p>
              </table:table-cell>
              <table:table-cell office:value-type="float" office:value="0.00692434655502439">
                <text:p>0.00692434655502439</text:p>
              </table:table-cell>
              <table:table-cell office:value-type="float" office:value="133.900253295898">
                <text:p>133.90025329589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600004196167">
                <text:p>6.5600004196167</text:p>
              </table:table-cell>
              <table:table-cell office:value-type="float" office:value="0.795356750488281">
                <text:p>0.795356750488281</text:p>
              </table:table-cell>
              <table:table-cell office:value-type="float" office:value="0.0069760144688189">
                <text:p>0.0069760144688189</text:p>
              </table:table-cell>
              <table:table-cell office:value-type="float" office:value="131.606033325195">
                <text:p>131.60603332519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7000017166138">
                <text:p>6.57000017166138</text:p>
              </table:table-cell>
              <table:table-cell office:value-type="float" office:value="0.727662801742554">
                <text:p>0.727662801742554</text:p>
              </table:table-cell>
              <table:table-cell office:value-type="float" office:value="0.00703996513038874">
                <text:p>0.00703996513038874</text:p>
              </table:table-cell>
              <table:table-cell office:value-type="float" office:value="129.314804077148">
                <text:p>129.31480407714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8000040054321">
                <text:p>6.58000040054321</text:p>
              </table:table-cell>
              <table:table-cell office:value-type="float" office:value="0.67240297794342">
                <text:p>0.67240297794342</text:p>
              </table:table-cell>
              <table:table-cell office:value-type="float" office:value="0.00710720848292112">
                <text:p>0.00710720848292112</text:p>
              </table:table-cell>
              <table:table-cell office:value-type="float" office:value="127.02961730957">
                <text:p>127.0296173095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9000062942505">
                <text:p>6.59000062942505</text:p>
              </table:table-cell>
              <table:table-cell office:value-type="float" office:value="0.639422178268433">
                <text:p>0.639422178268433</text:p>
              </table:table-cell>
              <table:table-cell office:value-type="float" office:value="0.00716350646689534">
                <text:p>0.00716350646689534</text:p>
              </table:table-cell>
              <table:table-cell office:value-type="float" office:value="124.75178527832">
                <text:p>124.7517852783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60000038146973">
                <text:p>6.60000038146973</text:p>
              </table:table-cell>
              <table:table-cell office:value-type="float" office:value="0.634282290935516">
                <text:p>0.634282290935516</text:p>
              </table:table-cell>
              <table:table-cell office:value-type="float" office:value="0.00719953514635563">
                <text:p>0.00719953514635563</text:p>
              </table:table-cell>
              <table:table-cell office:value-type="float" office:value="122.48112487793">
                <text:p>122.4811248779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1000061035156">
                <text:p>6.61000061035156</text:p>
              </table:table-cell>
              <table:table-cell office:value-type="float" office:value="0.65782642364502">
                <text:p>0.65782642364502</text:p>
              </table:table-cell>
              <table:table-cell office:value-type="float" office:value="0.00721575925126672">
                <text:p>0.00721575925126672</text:p>
              </table:table-cell>
              <table:table-cell office:value-type="float" office:value="120.216018676758">
                <text:p>120.21601867675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2000036239624">
                <text:p>6.62000036239624</text:p>
              </table:table-cell>
              <table:table-cell office:value-type="float" office:value="0.706057548522949">
                <text:p>0.706057548522949</text:p>
              </table:table-cell>
              <table:table-cell office:value-type="float" office:value="0.00721759907901287">
                <text:p>0.00721759907901287</text:p>
              </table:table-cell>
              <table:table-cell office:value-type="float" office:value="117.954383850098">
                <text:p>117.95438385009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3000059127808">
                <text:p>6.63000059127808</text:p>
              </table:table-cell>
              <table:table-cell office:value-type="float" office:value="0.770843863487244">
                <text:p>0.770843863487244</text:p>
              </table:table-cell>
              <table:table-cell office:value-type="float" office:value="0.0072121606208384">
                <text:p>0.0072121606208384</text:p>
              </table:table-cell>
              <table:table-cell office:value-type="float" office:value="115.694480895996">
                <text:p>115.69448089599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4000034332275">
                <text:p>6.64000034332275</text:p>
              </table:table-cell>
              <table:table-cell office:value-type="float" office:value="0.841665029525757">
                <text:p>0.841665029525757</text:p>
              </table:table-cell>
              <table:table-cell office:value-type="float" office:value="0.00721018621698022">
                <text:p>0.00721018621698022</text:p>
              </table:table-cell>
              <table:table-cell office:value-type="float" office:value="113.436225891113">
                <text:p>113.4362258911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5000057220459">
                <text:p>6.65000057220459</text:p>
              </table:table-cell>
              <table:table-cell office:value-type="float" office:value="0.907539427280426">
                <text:p>0.907539427280426</text:p>
              </table:table-cell>
              <table:table-cell office:value-type="float" office:value="0.00722188223153353">
                <text:p>0.00722188223153353</text:p>
              </table:table-cell>
              <table:table-cell office:value-type="float" office:value="111.180931091309">
                <text:p>111.18093109130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6000032424927">
                <text:p>6.66000032424927</text:p>
              </table:table-cell>
              <table:table-cell office:value-type="float" office:value="0.958775639533997">
                <text:p>0.958775639533997</text:p>
              </table:table-cell>
              <table:table-cell office:value-type="float" office:value="0.00724985962733626">
                <text:p>0.00724985962733626</text:p>
              </table:table-cell>
              <table:table-cell office:value-type="float" office:value="108.93049621582">
                <text:p>108.930496215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700005531311">
                <text:p>6.6700005531311</text:p>
              </table:table-cell>
              <table:table-cell office:value-type="float" office:value="0.988052368164063">
                <text:p>0.988052368164063</text:p>
              </table:table-cell>
              <table:table-cell office:value-type="float" office:value="0.00729008158668876">
                <text:p>0.00729008158668876</text:p>
              </table:table-cell>
              <table:table-cell office:value-type="float" office:value="106.686973571777">
                <text:p>106.68697357177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8000030517578">
                <text:p>6.68000030517578</text:p>
              </table:table-cell>
              <table:table-cell office:value-type="float" office:value="0.991227626800537">
                <text:p>0.991227626800537</text:p>
              </table:table-cell>
              <table:table-cell office:value-type="float" office:value="0.00733748823404312">
                <text:p>0.00733748823404312</text:p>
              </table:table-cell>
              <table:table-cell office:value-type="float" office:value="104.45246887207">
                <text:p>104.4524688720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9000053405762">
                <text:p>6.69000053405762</text:p>
              </table:table-cell>
              <table:table-cell office:value-type="float" office:value="0.968016147613525">
                <text:p>0.968016147613525</text:p>
              </table:table-cell>
              <table:table-cell office:value-type="float" office:value="0.00739062391221523">
                <text:p>0.00739062391221523</text:p>
              </table:table-cell>
              <table:table-cell office:value-type="float" office:value="102.22834777832">
                <text:p>102.2283477783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70000028610229">
                <text:p>6.70000028610229</text:p>
              </table:table-cell>
              <table:table-cell office:value-type="float" office:value="0.921672642230988">
                <text:p>0.921672642230988</text:p>
              </table:table-cell>
              <table:table-cell office:value-type="float" office:value="0.00745130935683846">
                <text:p>0.00745130935683846</text:p>
              </table:table-cell>
              <table:table-cell office:value-type="float" office:value="100.014320373535">
                <text:p>100.0143203735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1000051498413">
                <text:p>6.71000051498413</text:p>
              </table:table-cell>
              <table:table-cell office:value-type="float" office:value="0.858061671257019">
                <text:p>0.858061671257019</text:p>
              </table:table-cell>
              <table:table-cell office:value-type="float" office:value="0.00751953991129994">
                <text:p>0.00751953991129994</text:p>
              </table:table-cell>
              <table:table-cell office:value-type="float" office:value="97.8087997436523">
                <text:p>97.80879974365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2000026702881">
                <text:p>6.72000026702881</text:p>
              </table:table-cell>
              <table:table-cell office:value-type="float" office:value="0.78493195772171">
                <text:p>0.78493195772171</text:p>
              </table:table-cell>
              <table:table-cell office:value-type="float" office:value="0.00759274419397116">
                <text:p>0.00759274419397116</text:p>
              </table:table-cell>
              <table:table-cell office:value-type="float" office:value="95.6098937988281">
                <text:p>95.609893798828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3000049591064">
                <text:p>6.73000049591064</text:p>
              </table:table-cell>
              <table:table-cell office:value-type="float" office:value="0.711088299751282">
                <text:p>0.711088299751282</text:p>
              </table:table-cell>
              <table:table-cell office:value-type="float" office:value="0.00766618736088276">
                <text:p>0.00766618736088276</text:p>
              </table:table-cell>
              <table:table-cell office:value-type="float" office:value="93.4159469604492">
                <text:p>93.415946960449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4000024795532">
                <text:p>6.74000024795532</text:p>
              </table:table-cell>
              <table:table-cell office:value-type="float" office:value="0.645002365112305">
                <text:p>0.645002365112305</text:p>
              </table:table-cell>
              <table:table-cell office:value-type="float" office:value="0.00773069774731994">
                <text:p>0.00773069774731994</text:p>
              </table:table-cell>
              <table:table-cell office:value-type="float" office:value="91.2254257202148">
                <text:p>91.225425720214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5000047683716">
                <text:p>6.75000047683716</text:p>
              </table:table-cell>
              <table:table-cell office:value-type="float" office:value="0.593522429466248">
                <text:p>0.593522429466248</text:p>
              </table:table-cell>
              <table:table-cell office:value-type="float" office:value="0.00777711346745491">
                <text:p>0.00777711346745491</text:p>
              </table:table-cell>
              <table:table-cell office:value-type="float" office:value="89.0371932983398">
                <text:p>89.037193298339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6000022888184">
                <text:p>6.76000022888184</text:p>
              </table:table-cell>
              <table:table-cell office:value-type="float" office:value="0.56137228012085">
                <text:p>0.56137228012085</text:p>
              </table:table-cell>
              <table:table-cell office:value-type="float" office:value="0.00780311459675431">
                <text:p>0.00780311459675431</text:p>
              </table:table-cell>
              <table:table-cell office:value-type="float" office:value="86.8505783081055">
                <text:p>86.850578308105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7000045776367">
                <text:p>6.77000045776367</text:p>
              </table:table-cell>
              <table:table-cell office:value-type="float" office:value="0.551016271114349">
                <text:p>0.551016271114349</text:p>
              </table:table-cell>
              <table:table-cell office:value-type="float" office:value="0.0078117735683918">
                <text:p>0.0078117735683918</text:p>
              </table:table-cell>
              <table:table-cell office:value-type="float" office:value="84.6659469604492">
                <text:p>84.665946960449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8000020980835">
                <text:p>6.78000020980835</text:p>
              </table:table-cell>
              <table:table-cell office:value-type="float" office:value="0.562470674514771">
                <text:p>0.562470674514771</text:p>
              </table:table-cell>
              <table:table-cell office:value-type="float" office:value="0.0078047001734376">
                <text:p>0.0078047001734376</text:p>
              </table:table-cell>
              <table:table-cell office:value-type="float" office:value="82.4835968017578">
                <text:p>82.483596801757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9000043869019">
                <text:p>6.79000043869019</text:p>
              </table:table-cell>
              <table:table-cell office:value-type="float" office:value="0.593437016010284">
                <text:p>0.593437016010284</text:p>
              </table:table-cell>
              <table:table-cell office:value-type="float" office:value="0.00778191350400448">
                <text:p>0.00778191350400448</text:p>
              </table:table-cell>
              <table:table-cell office:value-type="float" office:value="80.303581237793">
                <text:p>80.30358123779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80000019073486">
                <text:p>6.80000019073486</text:p>
              </table:table-cell>
              <table:table-cell office:value-type="float" office:value="0.639963448047638">
                <text:p>0.639963448047638</text:p>
              </table:table-cell>
              <table:table-cell office:value-type="float" office:value="0.00774739217013121">
                <text:p>0.00774739217013121</text:p>
              </table:table-cell>
              <table:table-cell office:value-type="float" office:value="78.1268463134766">
                <text:p>78.126846313476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100004196167">
                <text:p>6.8100004196167</text:p>
              </table:table-cell>
              <table:table-cell office:value-type="float" office:value="0.697072744369507">
                <text:p>0.697072744369507</text:p>
              </table:table-cell>
              <table:table-cell office:value-type="float" office:value="0.00770846614614129">
                <text:p>0.00770846614614129</text:p>
              </table:table-cell>
              <table:table-cell office:value-type="float" office:value="75.9551849365234">
                <text:p>75.955184936523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2000064849854">
                <text:p>6.82000064849854</text:p>
              </table:table-cell>
              <table:table-cell office:value-type="float" office:value="0.759246408939362">
                <text:p>0.759246408939362</text:p>
              </table:table-cell>
              <table:table-cell office:value-type="float" office:value="0.00766983442008495">
                <text:p>0.00766983442008495</text:p>
              </table:table-cell>
              <table:table-cell office:value-type="float" office:value="73.7914047241211">
                <text:p>73.79140472412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3000040054321">
                <text:p>6.83000040054321</text:p>
              </table:table-cell>
              <table:table-cell office:value-type="float" office:value="0.821082174777985">
                <text:p>0.821082174777985</text:p>
              </table:table-cell>
              <table:table-cell office:value-type="float" office:value="0.00762887112796307">
                <text:p>0.00762887112796307</text:p>
              </table:table-cell>
              <table:table-cell office:value-type="float" office:value="71.6381301879883">
                <text:p>71.638130187988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4000062942505">
                <text:p>6.84000062942505</text:p>
              </table:table-cell>
              <table:table-cell office:value-type="float" office:value="0.87798023223877">
                <text:p>0.87798023223877</text:p>
              </table:table-cell>
              <table:table-cell office:value-type="float" office:value="0.00758595950901508">
                <text:p>0.00758595950901508</text:p>
              </table:table-cell>
              <table:table-cell office:value-type="float" office:value="69.4977264404297">
                <text:p>69.497726440429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5000038146973">
                <text:p>6.85000038146973</text:p>
              </table:table-cell>
              <table:table-cell office:value-type="float" office:value="0.926465213298798">
                <text:p>0.926465213298798</text:p>
              </table:table-cell>
              <table:table-cell office:value-type="float" office:value="0.00755348242819309">
                <text:p>0.00755348242819309</text:p>
              </table:table-cell>
              <table:table-cell office:value-type="float" office:value="67.3710784912109">
                <text:p>67.371078491210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6000061035156">
                <text:p>6.86000061035156</text:p>
              </table:table-cell>
              <table:table-cell office:value-type="float" office:value="0.964066326618195">
                <text:p>0.964066326618195</text:p>
              </table:table-cell>
              <table:table-cell office:value-type="float" office:value="0.00754132494330406">
                <text:p>0.00754132494330406</text:p>
              </table:table-cell>
              <table:table-cell office:value-type="float" office:value="65.2587661743164">
                <text:p>65.258766174316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7000036239624">
                <text:p>6.87000036239624</text:p>
              </table:table-cell>
              <table:table-cell office:value-type="float" office:value="0.989233791828156">
                <text:p>0.989233791828156</text:p>
              </table:table-cell>
              <table:table-cell office:value-type="float" office:value="0.00754682580009103">
                <text:p>0.00754682580009103</text:p>
              </table:table-cell>
              <table:table-cell office:value-type="float" office:value="63.1607666015625">
                <text:p>63.16076660156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8000059127808">
                <text:p>6.88000059127808</text:p>
              </table:table-cell>
              <table:table-cell office:value-type="float" office:value="1.00131130218506">
                <text:p>1.00131130218506</text:p>
              </table:table-cell>
              <table:table-cell office:value-type="float" office:value="0.00756150623783469">
                <text:p>0.00756150623783469</text:p>
              </table:table-cell>
              <table:table-cell office:value-type="float" office:value="61.076114654541">
                <text:p>61.07611465454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9000034332275">
                <text:p>6.89000034332275</text:p>
              </table:table-cell>
              <table:table-cell office:value-type="float" office:value="1.00049412250519">
                <text:p>1.00049412250519</text:p>
              </table:table-cell>
              <table:table-cell office:value-type="float" office:value="0.00757890287786722">
                <text:p>0.00757890287786722</text:p>
              </table:table-cell>
              <table:table-cell office:value-type="float" office:value="59.0033645629883">
                <text:p>59.003364562988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90000057220459">
                <text:p>6.90000057220459</text:p>
              </table:table-cell>
              <table:table-cell office:value-type="float" office:value="0.987844288349152">
                <text:p>0.987844288349152</text:p>
              </table:table-cell>
              <table:table-cell office:value-type="float" office:value="0.00759653653949499">
                <text:p>0.00759653653949499</text:p>
              </table:table-cell>
              <table:table-cell office:value-type="float" office:value="56.9399871826172">
                <text:p>56.939987182617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1000032424927">
                <text:p>6.91000032424927</text:p>
              </table:table-cell>
              <table:table-cell office:value-type="float" office:value="0.965016841888428">
                <text:p>0.965016841888428</text:p>
              </table:table-cell>
              <table:table-cell office:value-type="float" office:value="0.00761031126603484">
                <text:p>0.00761031126603484</text:p>
              </table:table-cell>
              <table:table-cell office:value-type="float" office:value="54.8837394714355">
                <text:p>54.88373947143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200005531311">
                <text:p>6.9200005531311</text:p>
              </table:table-cell>
              <table:table-cell office:value-type="float" office:value="0.933985769748688">
                <text:p>0.933985769748688</text:p>
              </table:table-cell>
              <table:table-cell office:value-type="float" office:value="0.00761471781879663">
                <text:p>0.00761471781879663</text:p>
              </table:table-cell>
              <table:table-cell office:value-type="float" office:value="52.8323211669922">
                <text:p>52.83232116699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3000030517578">
                <text:p>6.93000030517578</text:p>
              </table:table-cell>
              <table:table-cell office:value-type="float" office:value="0.89714914560318">
                <text:p>0.89714914560318</text:p>
              </table:table-cell>
              <table:table-cell office:value-type="float" office:value="0.00760780042037368">
                <text:p>0.00760780042037368</text:p>
              </table:table-cell>
              <table:table-cell office:value-type="float" office:value="50.7831382751465">
                <text:p>50.783138275146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4000053405762">
                <text:p>6.94000053405762</text:p>
              </table:table-cell>
              <table:table-cell office:value-type="float" office:value="0.857206881046295">
                <text:p>0.857206881046295</text:p>
              </table:table-cell>
              <table:table-cell office:value-type="float" office:value="0.0075898882932961">
                <text:p>0.0075898882932961</text:p>
              </table:table-cell>
              <table:table-cell office:value-type="float" office:value="48.734489440918">
                <text:p>48.73448944091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5000028610229">
                <text:p>6.95000028610229</text:p>
              </table:table-cell>
              <table:table-cell office:value-type="float" office:value="0.816787362098694">
                <text:p>0.816787362098694</text:p>
              </table:table-cell>
              <table:table-cell office:value-type="float" office:value="0.00756205804646015">
                <text:p>0.00756205804646015</text:p>
              </table:table-cell>
              <table:table-cell office:value-type="float" office:value="46.6849174499512">
                <text:p>46.684917449951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6000051498413">
                <text:p>6.96000051498413</text:p>
              </table:table-cell>
              <table:table-cell office:value-type="float" office:value="0.778226494789124">
                <text:p>0.778226494789124</text:p>
              </table:table-cell>
              <table:table-cell office:value-type="float" office:value="0.007526695728302">
                <text:p>0.007526695728302</text:p>
              </table:table-cell>
              <table:table-cell office:value-type="float" office:value="44.6338691711426">
                <text:p>44.63386917114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7000026702881">
                <text:p>6.97000026702881</text:p>
              </table:table-cell>
              <table:table-cell office:value-type="float" office:value="0.74344402551651">
                <text:p>0.74344402551651</text:p>
              </table:table-cell>
              <table:table-cell office:value-type="float" office:value="0.0074888663366437">
                <text:p>0.0074888663366437</text:p>
              </table:table-cell>
              <table:table-cell office:value-type="float" office:value="42.5819053649902">
                <text:p>42.58190536499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8000049591064">
                <text:p>6.98000049591064</text:p>
              </table:table-cell>
              <table:table-cell office:value-type="float" office:value="0.71372127532959">
                <text:p>0.71372127532959</text:p>
              </table:table-cell>
              <table:table-cell office:value-type="float" office:value="0.00745233194902539">
                <text:p>0.00745233194902539</text:p>
              </table:table-cell>
              <table:table-cell office:value-type="float" office:value="40.5292167663574">
                <text:p>40.529216766357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9000024795532">
                <text:p>6.99000024795532</text:p>
              </table:table-cell>
              <table:table-cell office:value-type="float" office:value="0.689519762992859">
                <text:p>0.689519762992859</text:p>
              </table:table-cell>
              <table:table-cell office:value-type="float" office:value="0.00741286668926477">
                <text:p>0.00741286668926477</text:p>
              </table:table-cell>
              <table:table-cell office:value-type="float" office:value="38.475757598877">
                <text:p>38.47575759887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.00000047683716">
                <text:p>7.00000047683716</text:p>
              </table:table-cell>
              <table:table-cell office:value-type="float" office:value="0.670605957508087">
                <text:p>0.670605957508087</text:p>
              </table:table-cell>
              <table:table-cell office:value-type="float" office:value="0.00736636435613036">
                <text:p>0.00736636435613036</text:p>
              </table:table-cell>
              <table:table-cell office:value-type="float" office:value="36.4227333068848">
                <text:p>36.422733306884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01000022888184">
                <text:p>7.01000022888184</text:p>
              </table:table-cell>
              <table:table-cell office:value-type="float" office:value="0.656429409980774">
                <text:p>0.656429409980774</text:p>
              </table:table-cell>
              <table:table-cell office:value-type="float" office:value="0.00731677003204823">
                <text:p>0.00731677003204823</text:p>
              </table:table-cell>
              <table:table-cell office:value-type="float" office:value="34.3715476989746">
                <text:p>34.371547698974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2000045776367">
                <text:p>7.02000045776367</text:p>
              </table:table-cell>
              <table:table-cell office:value-type="float" office:value="0.646425902843475">
                <text:p>0.646425902843475</text:p>
              </table:table-cell>
              <table:table-cell office:value-type="float" office:value="0.00727006793022156">
                <text:p>0.00727006793022156</text:p>
              </table:table-cell>
              <table:table-cell office:value-type="float" office:value="32.3230438232422">
                <text:p>32.323043823242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3000020980835">
                <text:p>7.03000020980835</text:p>
              </table:table-cell>
              <table:table-cell office:value-type="float" office:value="0.640119612216949">
                <text:p>0.640119612216949</text:p>
              </table:table-cell>
              <table:table-cell office:value-type="float" office:value="0.00722841033712029">
                <text:p>0.00722841033712029</text:p>
              </table:table-cell>
              <table:table-cell office:value-type="float" office:value="30.2786636352539">
                <text:p>30.278663635253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4000043869019">
                <text:p>7.04000043869019</text:p>
              </table:table-cell>
              <table:table-cell office:value-type="float" office:value="0.63715660572052">
                <text:p>0.63715660572052</text:p>
              </table:table-cell>
              <table:table-cell office:value-type="float" office:value="0.0071917325258255">
                <text:p>0.0071917325258255</text:p>
              </table:table-cell>
              <table:table-cell office:value-type="float" office:value="28.2409038543701">
                <text:p>28.240903854370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5000066757202">
                <text:p>7.05000066757202</text:p>
              </table:table-cell>
              <table:table-cell office:value-type="float" office:value="0.637022972106934">
                <text:p>0.637022972106934</text:p>
              </table:table-cell>
              <table:table-cell office:value-type="float" office:value="0.00715847965329885">
                <text:p>0.00715847965329885</text:p>
              </table:table-cell>
              <table:table-cell office:value-type="float" office:value="26.2123069763184">
                <text:p>26.212306976318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600004196167">
                <text:p>7.0600004196167</text:p>
              </table:table-cell>
              <table:table-cell office:value-type="float" office:value="0.63887894153595">
                <text:p>0.63887894153595</text:p>
              </table:table-cell>
              <table:table-cell office:value-type="float" office:value="0.00712155597284436">
                <text:p>0.00712155597284436</text:p>
              </table:table-cell>
              <table:table-cell office:value-type="float" office:value="24.1950035095215">
                <text:p>24.19500350952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7000064849854">
                <text:p>7.07000064849854</text:p>
              </table:table-cell>
              <table:table-cell office:value-type="float" office:value="0.641912698745728">
                <text:p>0.641912698745728</text:p>
              </table:table-cell>
              <table:table-cell office:value-type="float" office:value="0.00707309786230326">
                <text:p>0.00707309786230326</text:p>
              </table:table-cell>
              <table:table-cell office:value-type="float" office:value="22.1915893554688">
                <text:p>22.191589355468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8000040054321">
                <text:p>7.08000040054321</text:p>
              </table:table-cell>
              <table:table-cell office:value-type="float" office:value="0.645787119865417">
                <text:p>0.645787119865417</text:p>
              </table:table-cell>
              <table:table-cell office:value-type="float" office:value="0.00701036350801587">
                <text:p>0.00701036350801587</text:p>
              </table:table-cell>
              <table:table-cell office:value-type="float" office:value="20.2053890228271">
                <text:p>20.205389022827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9000062942505">
                <text:p>7.09000062942505</text:p>
              </table:table-cell>
              <table:table-cell office:value-type="float" office:value="0.650572299957275">
                <text:p>0.650572299957275</text:p>
              </table:table-cell>
              <table:table-cell office:value-type="float" office:value="0.00693047512322664">
                <text:p>0.00693047512322664</text:p>
              </table:table-cell>
              <table:table-cell office:value-type="float" office:value="18.2398262023926">
                <text:p>18.239826202392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10000038146973">
                <text:p>7.10000038146973</text:p>
              </table:table-cell>
              <table:table-cell office:value-type="float" office:value="0.656284034252167">
                <text:p>0.656284034252167</text:p>
              </table:table-cell>
              <table:table-cell office:value-type="float" office:value="0.00683140056207776">
                <text:p>0.00683140056207776</text:p>
              </table:table-cell>
              <table:table-cell office:value-type="float" office:value="16.2972717285156">
                <text:p>16.297271728515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1000061035156">
                <text:p>7.11000061035156</text:p>
              </table:table-cell>
              <table:table-cell office:value-type="float" office:value="0.662833034992218">
                <text:p>0.662833034992218</text:p>
              </table:table-cell>
              <table:table-cell office:value-type="float" office:value="0.00672540673986077">
                <text:p>0.00672540673986077</text:p>
              </table:table-cell>
              <table:table-cell office:value-type="float" office:value="14.3783349990845">
                <text:p>14.37833499908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2000036239624">
                <text:p>7.12000036239624</text:p>
              </table:table-cell>
              <table:table-cell office:value-type="float" office:value="0.670419335365295">
                <text:p>0.670419335365295</text:p>
              </table:table-cell>
              <table:table-cell office:value-type="float" office:value="0.00664688227698207">
                <text:p>0.00664688227698207</text:p>
              </table:table-cell>
              <table:table-cell office:value-type="float" office:value="12.482949256897">
                <text:p>12.48294925689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3000059127808">
                <text:p>7.13000059127808</text:p>
              </table:table-cell>
              <table:table-cell office:value-type="float" office:value="0.679503738880157">
                <text:p>0.679503738880157</text:p>
              </table:table-cell>
              <table:table-cell office:value-type="float" office:value="0.00665131164714694">
                <text:p>0.00665131164714694</text:p>
              </table:table-cell>
              <table:table-cell office:value-type="float" office:value="10.6108102798462">
                <text:p>10.610810279846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4000034332275">
                <text:p>7.14000034332275</text:p>
              </table:table-cell>
              <table:table-cell office:value-type="float" office:value="0.690465569496155">
                <text:p>0.690465569496155</text:p>
              </table:table-cell>
              <table:table-cell office:value-type="float" office:value="0.00681537855416536">
                <text:p>0.00681537855416536</text:p>
              </table:table-cell>
              <table:table-cell office:value-type="float" office:value="8.76099014282227">
                <text:p>8.7609901428222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5000057220459">
                <text:p>7.15000057220459</text:p>
              </table:table-cell>
              <table:table-cell office:value-type="float" office:value="0.703952193260193">
                <text:p>0.703952193260193</text:p>
              </table:table-cell>
              <table:table-cell office:value-type="float" office:value="0.00723691936582327">
                <text:p>0.00723691936582327</text:p>
              </table:table-cell>
              <table:table-cell office:value-type="float" office:value="6.9314079284668">
                <text:p>6.931407928466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6000032424927">
                <text:p>7.16000032424927</text:p>
              </table:table-cell>
              <table:table-cell office:value-type="float" office:value="0.72139710187912">
                <text:p>0.72139710187912</text:p>
              </table:table-cell>
              <table:table-cell office:value-type="float" office:value="0.00803201086819172">
                <text:p>0.00803201086819172</text:p>
              </table:table-cell>
              <table:table-cell office:value-type="float" office:value="5.11798191070557">
                <text:p>5.1179819107055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700005531311">
                <text:p>7.1700005531311</text:p>
              </table:table-cell>
              <table:table-cell office:value-type="float" office:value="0.744670569896698">
                <text:p>0.744670569896698</text:p>
              </table:table-cell>
              <table:table-cell office:value-type="float" office:value="0.00932597834616899">
                <text:p>0.00932597834616899</text:p>
              </table:table-cell>
              <table:table-cell office:value-type="float" office:value="3.31351494789124">
                <text:p>3.3135149478912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8000030517578">
                <text:p>7.18000030517578</text:p>
              </table:table-cell>
              <table:table-cell office:value-type="float" office:value="0.775539875030518">
                <text:p>0.775539875030518</text:p>
              </table:table-cell>
              <table:table-cell office:value-type="float" office:value="0.0112352892756462">
                <text:p>0.0112352892756462</text:p>
              </table:table-cell>
              <table:table-cell office:value-type="float" office:value="1.50710737705231">
                <text:p>1.5071073770523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9000053405762">
                <text:p>7.19000053405762</text:p>
              </table:table-cell>
              <table:table-cell office:value-type="float" office:value="0.815285325050354">
                <text:p>0.815285325050354</text:p>
              </table:table-cell>
              <table:table-cell office:value-type="float" office:value="0.0138348061591387">
                <text:p>0.0138348061591387</text:p>
              </table:table-cell>
              <table:table-cell office:value-type="float" office:value="-0.315956830978394">
                <text:p>-0.31595683097839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20000028610229">
                <text:p>7.20000028610229</text:p>
              </table:table-cell>
              <table:table-cell office:value-type="float" office:value="0.864220261573792">
                <text:p>0.864220261573792</text:p>
              </table:table-cell>
              <table:table-cell office:value-type="float" office:value="0.0171212591230869">
                <text:p>0.0171212591230869</text:p>
              </table:table-cell>
              <table:table-cell office:value-type="float" office:value="-2.17391490936279">
                <text:p>-2.173914909362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1000051498413">
                <text:p>7.21000051498413</text:p>
              </table:table-cell>
              <table:table-cell office:value-type="float" office:value="0.921438157558441">
                <text:p>0.921438157558441</text:p>
              </table:table-cell>
              <table:table-cell office:value-type="float" office:value="0.0209681075066328">
                <text:p>0.0209681075066328</text:p>
              </table:table-cell>
              <table:table-cell office:value-type="float" office:value="-4.08857917785645">
                <text:p>-4.0885791778564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2000026702881">
                <text:p>7.22000026702881</text:p>
              </table:table-cell>
              <table:table-cell office:value-type="float" office:value="0.98398345708847">
                <text:p>0.98398345708847</text:p>
              </table:table-cell>
              <table:table-cell office:value-type="float" office:value="0.0250545162707567">
                <text:p>0.0250545162707567</text:p>
              </table:table-cell>
              <table:table-cell office:value-type="float" office:value="-6.0849781036377">
                <text:p>-6.084978103637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3000049591064">
                <text:p>7.23000049591064</text:p>
              </table:table-cell>
              <table:table-cell office:value-type="float" office:value="1.04551923274994">
                <text:p>1.04551923274994</text:p>
              </table:table-cell>
              <table:table-cell office:value-type="float" office:value="0.0287827868014574">
                <text:p>0.0287827868014574</text:p>
              </table:table-cell>
              <table:table-cell office:value-type="float" office:value="-8.190993309021">
                <text:p>-8.19099330902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4000024795532">
                <text:p>7.24000024795532</text:p>
              </table:table-cell>
              <table:table-cell office:value-type="float" office:value="1.09546148777008">
                <text:p>1.09546148777008</text:p>
              </table:table-cell>
              <table:table-cell office:value-type="float" office:value="0.0311979744583368">
                <text:p>0.0311979744583368</text:p>
              </table:table-cell>
              <table:table-cell office:value-type="float" office:value="-10.4365606307983">
                <text:p>-10.43656063079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5000047683716">
                <text:p>7.25000047683716</text:p>
              </table:table-cell>
              <table:table-cell office:value-type="float" office:value="1.11816072463989">
                <text:p>1.11816072463989</text:p>
              </table:table-cell>
              <table:table-cell office:value-type="float" office:value="0.0309158693999052">
                <text:p>0.0309158693999052</text:p>
              </table:table-cell>
              <table:table-cell office:value-type="float" office:value="-12.8524541854858">
                <text:p>-12.852454185485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6000022888184">
                <text:p>7.26000022888184</text:p>
              </table:table-cell>
              <table:table-cell office:value-type="float" office:value="1.09198200702667">
                <text:p>1.09198200702667</text:p>
              </table:table-cell>
              <table:table-cell office:value-type="float" office:value="0.0260778870433569">
                <text:p>0.0260778870433569</text:p>
              </table:table-cell>
              <table:table-cell office:value-type="float" office:value="-15.4681024551392">
                <text:p>-15.468102455139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7000045776367">
                <text:p>7.27000045776367</text:p>
              </table:table-cell>
              <table:table-cell office:value-type="float" office:value="0.989046037197113">
                <text:p>0.989046037197113</text:p>
              </table:table-cell>
              <table:table-cell office:value-type="float" office:value="0.0143609801307321">
                <text:p>0.0143609801307321</text:p>
              </table:table-cell>
              <table:table-cell office:value-type="float" office:value="-18.3086986541748">
                <text:p>-18.308698654174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8000020980835">
                <text:p>7.28000020980835</text:p>
              </table:table-cell>
              <table:table-cell office:value-type="float" office:value="0.775987565517426">
                <text:p>0.775987565517426</text:p>
              </table:table-cell>
              <table:table-cell office:value-type="float" office:value="-0.00691634183749557">
                <text:p>-0.00691634183749557</text:p>
              </table:table-cell>
              <table:table-cell office:value-type="float" office:value="-21.3911743164063">
                <text:p>-21.391174316406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9000043869019">
                <text:p>7.29000043869019</text:p>
              </table:table-cell>
              <table:table-cell office:value-type="float" office:value="0.415923029184341">
                <text:p>0.415923029184341</text:p>
              </table:table-cell>
              <table:table-cell office:value-type="float" office:value="-0.0405508875846863">
                <text:p>-0.0405508875846863</text:p>
              </table:table-cell>
              <table:table-cell office:value-type="float" office:value="-24.7168922424316">
                <text:p>-24.71689224243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30000066757202">
                <text:p>7.30000066757202</text:p>
              </table:table-cell>
              <table:table-cell office:value-type="float" office:value="-0.12743291258812">
                <text:p>-0.12743291258812</text:p>
              </table:table-cell>
              <table:table-cell office:value-type="float" office:value="-0.0890172198414803">
                <text:p>-0.0890172198414803</text:p>
              </table:table-cell>
              <table:table-cell office:value-type="float" office:value="-28.2596893310547">
                <text:p>-28.25968933105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100004196167">
                <text:p>7.3100004196167</text:p>
              </table:table-cell>
              <table:table-cell office:value-type="float" office:value="-0.882311880588531">
                <text:p>-0.882311880588531</text:p>
              </table:table-cell>
              <table:table-cell office:value-type="float" office:value="-0.153762325644493">
                <text:p>-0.153762325644493</text:p>
              </table:table-cell>
              <table:table-cell office:value-type="float" office:value="-31.9529838562012">
                <text:p>-31.952983856201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2000064849854">
                <text:p>7.32000064849854</text:p>
              </table:table-cell>
              <table:table-cell office:value-type="float" office:value="-1.85757505893707">
                <text:p>-1.85757505893707</text:p>
              </table:table-cell>
              <table:table-cell office:value-type="float" office:value="-0.234207913279533">
                <text:p>-0.234207913279533</text:p>
              </table:table-cell>
              <table:table-cell office:value-type="float" office:value="-35.6754989624023">
                <text:p>-35.675498962402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3000040054321">
                <text:p>7.33000040054321</text:p>
              </table:table-cell>
              <table:table-cell office:value-type="float" office:value="-3.02738070487976">
                <text:p>-3.02738070487976</text:p>
              </table:table-cell>
              <table:table-cell office:value-type="float" office:value="-0.32645508646965">
                <text:p>-0.32645508646965</text:p>
              </table:table-cell>
              <table:table-cell office:value-type="float" office:value="-39.2368774414063">
                <text:p>-39.236877441406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4000062942505">
                <text:p>7.34000062942505</text:p>
              </table:table-cell>
              <table:table-cell office:value-type="float" office:value="-4.31169462203979">
                <text:p>-4.31169462203979</text:p>
              </table:table-cell>
              <table:table-cell office:value-type="float" office:value="-0.421678513288498">
                <text:p>-0.421678513288498</text:p>
              </table:table-cell>
              <table:table-cell office:value-type="float" office:value="-42.3628425598145">
                <text:p>-42.362842559814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5000038146973">
                <text:p>7.35000038146973</text:p>
              </table:table-cell>
              <table:table-cell office:value-type="float" office:value="-5.55318641662598">
                <text:p>-5.55318641662598</text:p>
              </table:table-cell>
              <table:table-cell office:value-type="float" office:value="-0.504287540912628">
                <text:p>-0.504287540912628</text:p>
              </table:table-cell>
              <table:table-cell office:value-type="float" office:value="-44.6812477111816">
                <text:p>-44.681247711181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6000061035156">
                <text:p>7.36000061035156</text:p>
              </table:table-cell>
              <table:table-cell office:value-type="float" office:value="-6.49177360534668">
                <text:p>-6.49177360534668</text:p>
              </table:table-cell>
              <table:table-cell office:value-type="float" office:value="-0.550051748752594">
                <text:p>-0.550051748752594</text:p>
              </table:table-cell>
              <table:table-cell office:value-type="float" office:value="-45.7100067138672">
                <text:p>-45.71000671386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7000036239624">
                <text:p>7.37000036239624</text:p>
              </table:table-cell>
              <table:table-cell office:value-type="float" office:value="-6.74005746841431">
                <text:p>-6.74005746841431</text:p>
              </table:table-cell>
              <table:table-cell office:value-type="float" office:value="-0.524514734745026">
                <text:p>-0.524514734745026</text:p>
              </table:table-cell>
              <table:table-cell office:value-type="float" office:value="-44.8482398986816">
                <text:p>-44.84823989868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8000059127808">
                <text:p>7.38000059127808</text:p>
              </table:table-cell>
              <table:table-cell office:value-type="float" office:value="-5.76561403274536">
                <text:p>-5.76561403274536</text:p>
              </table:table-cell>
              <table:table-cell office:value-type="float" office:value="-0.382188588380814">
                <text:p>-0.382188588380814</text:p>
              </table:table-cell>
              <table:table-cell office:value-type="float" office:value="-41.3724937438965">
                <text:p>-41.372493743896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9000034332275">
                <text:p>7.39000034332275</text:p>
              </table:table-cell>
              <table:table-cell office:value-type="float" office:value="-2.88807439804077">
                <text:p>-2.88807439804077</text:p>
              </table:table-cell>
              <table:table-cell office:value-type="float" office:value="-0.0672237947583199">
                <text:p>-0.0672237947583199</text:p>
              </table:table-cell>
              <table:table-cell office:value-type="float" office:value="-34.4407272338867">
                <text:p>-34.44072723388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40000057220459">
                <text:p>7.40000057220459</text:p>
              </table:table-cell>
              <table:table-cell office:value-type="float" office:value="2.69867825508118">
                <text:p>2.69867825508118</text:p>
              </table:table-cell>
              <table:table-cell office:value-type="float" office:value="0.483517825603485">
                <text:p>0.483517825603485</text:p>
              </table:table-cell>
              <table:table-cell office:value-type="float" office:value="-23.1066036224365">
                <text:p>-23.106603622436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1000032424927">
                <text:p>7.41000032424927</text:p>
              </table:table-cell>
              <table:table-cell office:value-type="float" office:value="11.8656492233276">
                <text:p>11.8656492233276</text:p>
              </table:table-cell>
              <table:table-cell office:value-type="float" office:value="1.33387267589569">
                <text:p>1.33387267589569</text:p>
              </table:table-cell>
              <table:table-cell office:value-type="float" office:value="-6.34788799285889">
                <text:p>-6.3478879928588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200005531311">
                <text:p>7.4200005531311</text:p>
              </table:table-cell>
              <table:table-cell office:value-type="float" office:value="25.4331398010254">
                <text:p>25.4331398010254</text:p>
              </table:table-cell>
              <table:table-cell office:value-type="float" office:value="2.53701853752136">
                <text:p>2.53701853752136</text:p>
              </table:table-cell>
              <table:table-cell office:value-type="float" office:value="16.8876972198486">
                <text:p>16.887697219848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3000030517578">
                <text:p>7.43000030517578</text:p>
              </table:table-cell>
              <table:table-cell office:value-type="float" office:value="43.9827995300293">
                <text:p>43.9827995300293</text:p>
              </table:table-cell>
              <table:table-cell office:value-type="float" office:value="4.11810541152954">
                <text:p>4.11810541152954</text:p>
              </table:table-cell>
              <table:table-cell office:value-type="float" office:value="47.6149635314941">
                <text:p>47.614963531494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4000053405762">
                <text:p>7.44000053405762</text:p>
              </table:table-cell>
              <table:table-cell office:value-type="float" office:value="67.5812225341797">
                <text:p>67.5812225341797</text:p>
              </table:table-cell>
              <table:table-cell office:value-type="float" office:value="6.04987096786499">
                <text:p>6.04987096786499</text:p>
              </table:table-cell>
              <table:table-cell office:value-type="float" office:value="86.7177352905273">
                <text:p>86.717735290527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5000028610229">
                <text:p>7.45000028610229</text:p>
              </table:table-cell>
              <table:table-cell office:value-type="float" office:value="95.404670715332">
                <text:p>95.404670715332</text:p>
              </table:table-cell>
              <table:table-cell office:value-type="float" office:value="8.2207727432251">
                <text:p>8.2207727432251</text:p>
              </table:table-cell>
              <table:table-cell office:value-type="float" office:value="134.825454711914">
                <text:p>134.8254547119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6000051498413">
                <text:p>7.46000051498413</text:p>
              </table:table-cell>
              <table:table-cell office:value-type="float" office:value="125.33765411377">
                <text:p>125.33765411377</text:p>
              </table:table-cell>
              <table:table-cell office:value-type="float" office:value="10.4013166427612">
                <text:p>10.4013166427612</text:p>
              </table:table-cell>
              <table:table-cell office:value-type="float" office:value="192.156646728516">
                <text:p>192.1566467285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7000026702881">
                <text:p>7.47000026702881</text:p>
              </table:table-cell>
              <table:table-cell office:value-type="float" office:value="154.383041381836">
                <text:p>154.383041381836</text:p>
              </table:table-cell>
              <table:table-cell office:value-type="float" office:value="12.2877731323242">
                <text:p>12.2877731323242</text:p>
              </table:table-cell>
              <table:table-cell office:value-type="float" office:value="258.323852539063">
                <text:p>258.32385253906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8000049591064">
                <text:p>7.48000049591064</text:p>
              </table:table-cell>
              <table:table-cell office:value-type="float" office:value="180.02490234375">
                <text:p>180.02490234375</text:p>
              </table:table-cell>
              <table:table-cell office:value-type="float" office:value="13.6269617080688">
                <text:p>13.6269617080688</text:p>
              </table:table-cell>
              <table:table-cell office:value-type="float" office:value="332.087615966797">
                <text:p>332.08761596679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9000024795532">
                <text:p>7.49000024795532</text:p>
              </table:table-cell>
              <table:table-cell office:value-type="float" office:value="200.953872680664">
                <text:p>200.953872680664</text:p>
              </table:table-cell>
              <table:table-cell office:value-type="float" office:value="14.2752122879028">
                <text:p>14.2752122879028</text:p>
              </table:table-cell>
              <table:table-cell office:value-type="float" office:value="411.346557617188">
                <text:p>411.34655761718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50000047683716">
                <text:p>7.50000047683716</text:p>
              </table:table-cell>
              <table:table-cell office:value-type="float" office:value="216.904235839844">
                <text:p>216.904235839844</text:p>
              </table:table-cell>
              <table:table-cell office:value-type="float" office:value="14.2210807800293">
                <text:p>14.2210807800293</text:p>
              </table:table-cell>
              <table:table-cell office:value-type="float" office:value="493.602355957031">
                <text:p>493.60235595703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1000022888184">
                <text:p>7.51000022888184</text:p>
              </table:table-cell>
              <table:table-cell office:value-type="float" office:value="228.258239746094">
                <text:p>228.258239746094</text:p>
              </table:table-cell>
              <table:table-cell office:value-type="float" office:value="13.5655641555786">
                <text:p>13.5655641555786</text:p>
              </table:table-cell>
              <table:table-cell office:value-type="float" office:value="576.190063476563">
                <text:p>576.19006347656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2000045776367">
                <text:p>7.52000045776367</text:p>
              </table:table-cell>
              <table:table-cell office:value-type="float" office:value="235.738754272461">
                <text:p>235.738754272461</text:p>
              </table:table-cell>
              <table:table-cell office:value-type="float" office:value="12.4538402557373">
                <text:p>12.4538402557373</text:p>
              </table:table-cell>
              <table:table-cell office:value-type="float" office:value="656.24951171875">
                <text:p>656.249511718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3000068664551">
                <text:p>7.53000068664551</text:p>
              </table:table-cell>
              <table:table-cell office:value-type="float" office:value="240.179550170898">
                <text:p>240.179550170898</text:p>
              </table:table-cell>
              <table:table-cell office:value-type="float" office:value="11.0535440444946">
                <text:p>11.0535440444946</text:p>
              </table:table-cell>
              <table:table-cell office:value-type="float" office:value="731.136291503906">
                <text:p>731.13629150390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4000043869019">
                <text:p>7.54000043869019</text:p>
              </table:table-cell>
              <table:table-cell office:value-type="float" office:value="242.381271362305">
                <text:p>242.381271362305</text:p>
              </table:table-cell>
              <table:table-cell office:value-type="float" office:value="9.55537605285645">
                <text:p>9.55537605285645</text:p>
              </table:table-cell>
              <table:table-cell office:value-type="float" office:value="798.713012695313">
                <text:p>798.7130126953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5000066757202">
                <text:p>7.55000066757202</text:p>
              </table:table-cell>
              <table:table-cell office:value-type="float" office:value="243.043838500977">
                <text:p>243.043838500977</text:p>
              </table:table-cell>
              <table:table-cell office:value-type="float" office:value="8.13004016876221">
                <text:p>8.13004016876221</text:p>
              </table:table-cell>
              <table:table-cell office:value-type="float" office:value="857.531921386719">
                <text:p>857.53192138671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600004196167">
                <text:p>7.5600004196167</text:p>
              </table:table-cell>
              <table:table-cell office:value-type="float" office:value="242.738006591797">
                <text:p>242.738006591797</text:p>
              </table:table-cell>
              <table:table-cell office:value-type="float" office:value="6.89014005661011">
                <text:p>6.89014005661011</text:p>
              </table:table-cell>
              <table:table-cell office:value-type="float" office:value="906.852783203125">
                <text:p>906.8527832031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7000064849854">
                <text:p>7.57000064849854</text:p>
              </table:table-cell>
              <table:table-cell office:value-type="float" office:value="241.899810791016">
                <text:p>241.899810791016</text:p>
              </table:table-cell>
              <table:table-cell office:value-type="float" office:value="5.88887214660645">
                <text:p>5.88887214660645</text:p>
              </table:table-cell>
              <table:table-cell office:value-type="float" office:value="946.586669921875">
                <text:p>946.5866699218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8000040054321">
                <text:p>7.58000040054321</text:p>
              </table:table-cell>
              <table:table-cell office:value-type="float" office:value="240.841110229492">
                <text:p>240.841110229492</text:p>
              </table:table-cell>
              <table:table-cell office:value-type="float" office:value="5.13438320159912">
                <text:p>5.13438320159912</text:p>
              </table:table-cell>
              <table:table-cell office:value-type="float" office:value="977.178161621094">
                <text:p>977.1781616210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9000062942505">
                <text:p>7.59000062942505</text:p>
              </table:table-cell>
              <table:table-cell office:value-type="float" office:value="239.768188476563">
                <text:p>239.768188476563</text:p>
              </table:table-cell>
              <table:table-cell office:value-type="float" office:value="4.60494661331177">
                <text:p>4.60494661331177</text:p>
              </table:table-cell>
              <table:table-cell office:value-type="float" office:value="999.462890625">
                <text:p>999.4628906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60000038146973">
                <text:p>7.60000038146973</text:p>
              </table:table-cell>
              <table:table-cell office:value-type="float" office:value="238.802459716797">
                <text:p>238.802459716797</text:p>
              </table:table-cell>
              <table:table-cell office:value-type="float" office:value="4.26249217987061">
                <text:p>4.26249217987061</text:p>
              </table:table-cell>
              <table:table-cell office:value-type="float" office:value="1014.53302001953">
                <text:p>1014.5330200195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1000061035156">
                <text:p>7.61000061035156</text:p>
              </table:table-cell>
              <table:table-cell office:value-type="float" office:value="238.001495361328">
                <text:p>238.001495361328</text:p>
              </table:table-cell>
              <table:table-cell office:value-type="float" office:value="4.06376457214355">
                <text:p>4.06376457214355</text:p>
              </table:table-cell>
              <table:table-cell office:value-type="float" office:value="1023.62310791016">
                <text:p>1023.623107910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2000036239624">
                <text:p>7.62000036239624</text:p>
              </table:table-cell>
              <table:table-cell office:value-type="float" office:value="237.380340576172">
                <text:p>237.380340576172</text:p>
              </table:table-cell>
              <table:table-cell office:value-type="float" office:value="3.96833753585815">
                <text:p>3.96833753585815</text:p>
              </table:table-cell>
              <table:table-cell office:value-type="float" office:value="1028.00122070313">
                <text:p>1028.0012207031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3000059127808">
                <text:p>7.63000059127808</text:p>
              </table:table-cell>
              <table:table-cell office:value-type="float" office:value="236.928985595703">
                <text:p>236.928985595703</text:p>
              </table:table-cell>
              <table:table-cell office:value-type="float" office:value="3.94252419471741">
                <text:p>3.94252419471741</text:p>
              </table:table-cell>
              <table:table-cell office:value-type="float" office:value="1028.87939453125">
                <text:p>1028.879394531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4000034332275">
                <text:p>7.64000034332275</text:p>
              </table:table-cell>
              <table:table-cell office:value-type="float" office:value="236.623977661133">
                <text:p>236.623977661133</text:p>
              </table:table-cell>
              <table:table-cell office:value-type="float" office:value="3.96003437042236">
                <text:p>3.96003437042236</text:p>
              </table:table-cell>
              <table:table-cell office:value-type="float" office:value="1027.34143066406">
                <text:p>1027.3414306640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5000057220459">
                <text:p>7.65000057220459</text:p>
              </table:table-cell>
              <table:table-cell office:value-type="float" office:value="236.436248779297">
                <text:p>236.436248779297</text:p>
              </table:table-cell>
              <table:table-cell office:value-type="float" office:value="4.0012640953064">
                <text:p>4.0012640953064</text:p>
              </table:table-cell>
              <table:table-cell office:value-type="float" office:value="1024.30981445313">
                <text:p>1024.309814453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6000032424927">
                <text:p>7.66000032424927</text:p>
              </table:table-cell>
              <table:table-cell office:value-type="float" office:value="236.335556030273">
                <text:p>236.335556030273</text:p>
              </table:table-cell>
              <table:table-cell office:value-type="float" office:value="4.05209112167358">
                <text:p>4.05209112167358</text:p>
              </table:table-cell>
              <table:table-cell office:value-type="float" office:value="1020.52026367188">
                <text:p>1020.5202636718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700005531311">
                <text:p>7.6700005531311</text:p>
              </table:table-cell>
              <table:table-cell office:value-type="float" office:value="236.295150756836">
                <text:p>236.295150756836</text:p>
              </table:table-cell>
              <table:table-cell office:value-type="float" office:value="4.10309362411499">
                <text:p>4.10309362411499</text:p>
              </table:table-cell>
              <table:table-cell office:value-type="float" office:value="1016.53234863281">
                <text:p>1016.5323486328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8000030517578">
                <text:p>7.68000030517578</text:p>
              </table:table-cell>
              <table:table-cell office:value-type="float" office:value="236.29345703125">
                <text:p>236.29345703125</text:p>
              </table:table-cell>
              <table:table-cell office:value-type="float" office:value="4.14899444580078">
                <text:p>4.14899444580078</text:p>
              </table:table-cell>
              <table:table-cell office:value-type="float" office:value="1012.73358154297">
                <text:p>1012.733581542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9000053405762">
                <text:p>7.69000053405762</text:p>
              </table:table-cell>
              <table:table-cell office:value-type="float" office:value="236.314331054688">
                <text:p>236.314331054688</text:p>
              </table:table-cell>
              <table:table-cell office:value-type="float" office:value="4.18758869171143">
                <text:p>4.18758869171143</text:p>
              </table:table-cell>
              <table:table-cell office:value-type="float" office:value="1009.361328125">
                <text:p>1009.3613281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70000028610229">
                <text:p>7.70000028610229</text:p>
              </table:table-cell>
              <table:table-cell office:value-type="float" office:value="236.347229003906">
                <text:p>236.347229003906</text:p>
              </table:table-cell>
              <table:table-cell office:value-type="float" office:value="4.21854639053345">
                <text:p>4.21854639053345</text:p>
              </table:table-cell>
              <table:table-cell office:value-type="float" office:value="1006.52136230469">
                <text:p>1006.521362304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1000051498413">
                <text:p>7.71000051498413</text:p>
              </table:table-cell>
              <table:table-cell office:value-type="float" office:value="236.385330200195">
                <text:p>236.385330200195</text:p>
              </table:table-cell>
              <table:table-cell office:value-type="float" office:value="4.24235963821411">
                <text:p>4.24235963821411</text:p>
              </table:table-cell>
              <table:table-cell office:value-type="float" office:value="1004.22631835938">
                <text:p>1004.2263183593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2000026702881">
                <text:p>7.72000026702881</text:p>
              </table:table-cell>
              <table:table-cell office:value-type="float" office:value="236.424163818359">
                <text:p>236.424163818359</text:p>
              </table:table-cell>
              <table:table-cell office:value-type="float" office:value="4.25954627990723">
                <text:p>4.25954627990723</text:p>
              </table:table-cell>
              <table:table-cell office:value-type="float" office:value="1002.42718505859">
                <text:p>1002.4271850585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3000049591064">
                <text:p>7.73000049591064</text:p>
              </table:table-cell>
              <table:table-cell office:value-type="float" office:value="236.4609375">
                <text:p>236.4609375</text:p>
              </table:table-cell>
              <table:table-cell office:value-type="float" office:value="4.2707462310791">
                <text:p>4.2707462310791</text:p>
              </table:table-cell>
              <table:table-cell office:value-type="float" office:value="1001.04656982422">
                <text:p>1001.0465698242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4000024795532">
                <text:p>7.74000024795532</text:p>
              </table:table-cell>
              <table:table-cell office:value-type="float" office:value="236.494506835938">
                <text:p>236.494506835938</text:p>
              </table:table-cell>
              <table:table-cell office:value-type="float" office:value="4.27712345123291">
                <text:p>4.27712345123291</text:p>
              </table:table-cell>
              <table:table-cell office:value-type="float" office:value="999.997497558594">
                <text:p>999.99749755859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5000047683716">
                <text:p>7.75000047683716</text:p>
              </table:table-cell>
              <table:table-cell office:value-type="float" office:value="236.523727416992">
                <text:p>236.523727416992</text:p>
              </table:table-cell>
              <table:table-cell office:value-type="float" office:value="4.28003406524658">
                <text:p>4.28003406524658</text:p>
              </table:table-cell>
              <table:table-cell office:value-type="float" office:value="999.199096679688">
                <text:p>999.19909667968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6000070571899">
                <text:p>7.76000070571899</text:p>
              </table:table-cell>
              <table:table-cell office:value-type="float" office:value="236.548370361328">
                <text:p>236.548370361328</text:p>
              </table:table-cell>
              <table:table-cell office:value-type="float" office:value="4.28063917160034">
                <text:p>4.28063917160034</text:p>
              </table:table-cell>
              <table:table-cell office:value-type="float" office:value="998.584350585938">
                <text:p>998.58435058593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7000045776367">
                <text:p>7.77000045776367</text:p>
              </table:table-cell>
              <table:table-cell office:value-type="float" office:value="236.567886352539">
                <text:p>236.567886352539</text:p>
              </table:table-cell>
              <table:table-cell office:value-type="float" office:value="4.27981042861938">
                <text:p>4.27981042861938</text:p>
              </table:table-cell>
              <table:table-cell office:value-type="float" office:value="998.102966308594">
                <text:p>998.10296630859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8000068664551">
                <text:p>7.78000068664551</text:p>
              </table:table-cell>
              <table:table-cell office:value-type="float" office:value="236.581314086914">
                <text:p>236.581314086914</text:p>
              </table:table-cell>
              <table:table-cell office:value-type="float" office:value="4.27805709838867">
                <text:p>4.27805709838867</text:p>
              </table:table-cell>
              <table:table-cell office:value-type="float" office:value="997.720092773438">
                <text:p>997.72009277343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9000043869019">
                <text:p>7.79000043869019</text:p>
              </table:table-cell>
              <table:table-cell office:value-type="float" office:value="236.588638305664">
                <text:p>236.588638305664</text:p>
              </table:table-cell>
              <table:table-cell office:value-type="float" office:value="4.275710105896">
                <text:p>4.275710105896</text:p>
              </table:table-cell>
              <table:table-cell office:value-type="float" office:value="997.414672851563">
                <text:p>997.41467285156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80000066757202">
                <text:p>7.80000066757202</text:p>
              </table:table-cell>
              <table:table-cell office:value-type="float" office:value="236.589859008789">
                <text:p>236.589859008789</text:p>
              </table:table-cell>
              <table:table-cell office:value-type="float" office:value="4.27311706542969">
                <text:p>4.27311706542969</text:p>
              </table:table-cell>
              <table:table-cell office:value-type="float" office:value="997.170227050781">
                <text:p>997.17022705078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100004196167">
                <text:p>7.8100004196167</text:p>
              </table:table-cell>
              <table:table-cell office:value-type="float" office:value="236.585815429688">
                <text:p>236.585815429688</text:p>
              </table:table-cell>
              <table:table-cell office:value-type="float" office:value="4.27054262161255">
                <text:p>4.27054262161255</text:p>
              </table:table-cell>
              <table:table-cell office:value-type="float" office:value="996.978515625">
                <text:p>996.9785156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2000064849854">
                <text:p>7.82000064849854</text:p>
              </table:table-cell>
              <table:table-cell office:value-type="float" office:value="236.577423095703">
                <text:p>236.577423095703</text:p>
              </table:table-cell>
              <table:table-cell office:value-type="float" office:value="4.26818370819092">
                <text:p>4.26818370819092</text:p>
              </table:table-cell>
              <table:table-cell office:value-type="float" office:value="996.833862304688">
                <text:p>996.83386230468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3000040054321">
                <text:p>7.83000040054321</text:p>
              </table:table-cell>
              <table:table-cell office:value-type="float" office:value="236.565979003906">
                <text:p>236.565979003906</text:p>
              </table:table-cell>
              <table:table-cell office:value-type="float" office:value="4.26614856719971">
                <text:p>4.26614856719971</text:p>
              </table:table-cell>
              <table:table-cell office:value-type="float" office:value="996.738525390625">
                <text:p>996.7385253906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4000062942505">
                <text:p>7.84000062942505</text:p>
              </table:table-cell>
              <table:table-cell office:value-type="float" office:value="236.552932739258">
                <text:p>236.552932739258</text:p>
              </table:table-cell>
              <table:table-cell office:value-type="float" office:value="4.26440286636353">
                <text:p>4.26440286636353</text:p>
              </table:table-cell>
              <table:table-cell office:value-type="float" office:value="996.696838378906">
                <text:p>996.69683837890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5000038146973">
                <text:p>7.85000038146973</text:p>
              </table:table-cell>
              <table:table-cell office:value-type="float" office:value="236.539886474609">
                <text:p>236.539886474609</text:p>
              </table:table-cell>
              <table:table-cell office:value-type="float" office:value="4.26293802261353">
                <text:p>4.26293802261353</text:p>
              </table:table-cell>
              <table:table-cell office:value-type="float" office:value="996.709289550781">
                <text:p>996.70928955078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6000061035156">
                <text:p>7.86000061035156</text:p>
              </table:table-cell>
              <table:table-cell office:value-type="float" office:value="236.528442382813">
                <text:p>236.528442382813</text:p>
              </table:table-cell>
              <table:table-cell office:value-type="float" office:value="4.26190662384033">
                <text:p>4.26190662384033</text:p>
              </table:table-cell>
              <table:table-cell office:value-type="float" office:value="996.771057128906">
                <text:p>996.77105712890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7000036239624">
                <text:p>7.87000036239624</text:p>
              </table:table-cell>
              <table:table-cell office:value-type="float" office:value="236.519897460938">
                <text:p>236.519897460938</text:p>
              </table:table-cell>
              <table:table-cell office:value-type="float" office:value="4.26146078109741">
                <text:p>4.26146078109741</text:p>
              </table:table-cell>
              <table:table-cell office:value-type="float" office:value="996.874389648438">
                <text:p>996.87438964843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8000059127808">
                <text:p>7.88000059127808</text:p>
              </table:table-cell>
              <table:table-cell office:value-type="float" office:value="236.515090942383">
                <text:p>236.515090942383</text:p>
              </table:table-cell>
              <table:table-cell office:value-type="float" office:value="4.2616753578186">
                <text:p>4.2616753578186</text:p>
              </table:table-cell>
              <table:table-cell office:value-type="float" office:value="997.009033203125">
                <text:p>997.0090332031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9000034332275">
                <text:p>7.89000034332275</text:p>
              </table:table-cell>
              <table:table-cell office:value-type="float" office:value="236.514175415039">
                <text:p>236.514175415039</text:p>
              </table:table-cell>
              <table:table-cell office:value-type="float" office:value="4.26250886917114">
                <text:p>4.26250886917114</text:p>
              </table:table-cell>
              <table:table-cell office:value-type="float" office:value="997.163940429688">
                <text:p>997.16394042968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90000057220459">
                <text:p>7.90000057220459</text:p>
              </table:table-cell>
              <table:table-cell office:value-type="float" office:value="236.516265869141">
                <text:p>236.516265869141</text:p>
              </table:table-cell>
              <table:table-cell office:value-type="float" office:value="4.26368713378906">
                <text:p>4.26368713378906</text:p>
              </table:table-cell>
              <table:table-cell office:value-type="float" office:value="997.326721191406">
                <text:p>997.3267211914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1000032424927">
                <text:p>7.91000032424927</text:p>
              </table:table-cell>
              <table:table-cell office:value-type="float" office:value="236.520309448242">
                <text:p>236.520309448242</text:p>
              </table:table-cell>
              <table:table-cell office:value-type="float" office:value="4.2648777961731">
                <text:p>4.2648777961731</text:p>
              </table:table-cell>
              <table:table-cell office:value-type="float" office:value="997.488037109375">
                <text:p>997.48803710937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200005531311">
                <text:p>7.9200005531311</text:p>
              </table:table-cell>
              <table:table-cell office:value-type="float" office:value="236.525451660156">
                <text:p>236.525451660156</text:p>
              </table:table-cell>
              <table:table-cell office:value-type="float" office:value="4.26595306396484">
                <text:p>4.26595306396484</text:p>
              </table:table-cell>
              <table:table-cell office:value-type="float" office:value="997.634826660156">
                <text:p>997.63482666015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3000030517578">
                <text:p>7.93000030517578</text:p>
              </table:table-cell>
              <table:table-cell office:value-type="float" office:value="236.530639648438">
                <text:p>236.530639648438</text:p>
              </table:table-cell>
              <table:table-cell office:value-type="float" office:value="4.26688528060913">
                <text:p>4.26688528060913</text:p>
              </table:table-cell>
              <table:table-cell office:value-type="float" office:value="997.757751464844">
                <text:p>997.75775146484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4000053405762">
                <text:p>7.94000053405762</text:p>
              </table:table-cell>
              <table:table-cell office:value-type="float" office:value="236.535781860352">
                <text:p>236.535781860352</text:p>
              </table:table-cell>
              <table:table-cell office:value-type="float" office:value="4.26769304275513">
                <text:p>4.26769304275513</text:p>
              </table:table-cell>
              <table:table-cell office:value-type="float" office:value="997.851440429688">
                <text:p>997.8514404296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5000028610229">
                <text:p>7.95000028610229</text:p>
              </table:table-cell>
              <table:table-cell office:value-type="float" office:value="236.540664672852">
                <text:p>236.540664672852</text:p>
              </table:table-cell>
              <table:table-cell office:value-type="float" office:value="4.26841974258423">
                <text:p>4.26841974258423</text:p>
              </table:table-cell>
              <table:table-cell office:value-type="float" office:value="997.916259765625">
                <text:p>997.9162597656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6000051498413">
                <text:p>7.96000051498413</text:p>
              </table:table-cell>
              <table:table-cell office:value-type="float" office:value="236.544708251953">
                <text:p>236.544708251953</text:p>
              </table:table-cell>
              <table:table-cell office:value-type="float" office:value="4.2689380645752">
                <text:p>4.2689380645752</text:p>
              </table:table-cell>
              <table:table-cell office:value-type="float" office:value="997.953186035156">
                <text:p>997.95318603515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7000026702881">
                <text:p>7.97000026702881</text:p>
              </table:table-cell>
              <table:table-cell office:value-type="float" office:value="236.547317504883">
                <text:p>236.547317504883</text:p>
              </table:table-cell>
              <table:table-cell office:value-type="float" office:value="4.26914167404175">
                <text:p>4.26914167404175</text:p>
              </table:table-cell>
              <table:table-cell office:value-type="float" office:value="997.968139648438">
                <text:p>997.96813964843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8000049591064">
                <text:p>7.98000049591064</text:p>
              </table:table-cell>
              <table:table-cell office:value-type="float" office:value="236.549621582031">
                <text:p>236.549621582031</text:p>
              </table:table-cell>
              <table:table-cell office:value-type="float" office:value="4.26915264129639">
                <text:p>4.26915264129639</text:p>
              </table:table-cell>
              <table:table-cell office:value-type="float" office:value="997.965148925781">
                <text:p>997.96514892578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9000072479248">
                <text:p>7.99000072479248</text:p>
              </table:table-cell>
              <table:table-cell office:value-type="float" office:value="236.55290222168">
                <text:p>236.55290222168</text:p>
              </table:table-cell>
              <table:table-cell office:value-type="float" office:value="4.26913928985596">
                <text:p>4.26913928985596</text:p>
              </table:table-cell>
              <table:table-cell office:value-type="float" office:value="997.949279785156">
                <text:p>997.94927978515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.00000095367432">
                <text:p>8.00000095367432</text:p>
              </table:table-cell>
              <table:table-cell office:value-type="float" office:value="236.558395385742">
                <text:p>236.558395385742</text:p>
              </table:table-cell>
              <table:table-cell office:value-type="float" office:value="4.2692174911499">
                <text:p>4.2692174911499</text:p>
              </table:table-cell>
              <table:table-cell office:value-type="float" office:value="997.926391601563">
                <text:p>997.92639160156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.01000022888184">
                <text:p>8.01000022888184</text:p>
              </table:table-cell>
              <table:table-cell office:value-type="float" office:value="236.566940307617">
                <text:p>236.566940307617</text:p>
              </table:table-cell>
              <table:table-cell office:value-type="float" office:value="4.26946640014648">
                <text:p>4.26946640014648</text:p>
              </table:table-cell>
              <table:table-cell office:value-type="float" office:value="997.901184082031">
                <text:p>997.90118408203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2000045776367">
                <text:p>8.02000045776367</text:p>
              </table:table-cell>
              <table:table-cell office:value-type="float" office:value="236.578109741211">
                <text:p>236.578109741211</text:p>
              </table:table-cell>
              <table:table-cell office:value-type="float" office:value="4.26978778839111">
                <text:p>4.26978778839111</text:p>
              </table:table-cell>
              <table:table-cell office:value-type="float" office:value="997.876953125">
                <text:p>997.8769531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3000068664551">
                <text:p>8.03000068664551</text:p>
              </table:table-cell>
              <table:table-cell office:value-type="float" office:value="236.590850830078">
                <text:p>236.590850830078</text:p>
              </table:table-cell>
              <table:table-cell office:value-type="float" office:value="4.27002716064453">
                <text:p>4.27002716064453</text:p>
              </table:table-cell>
              <table:table-cell office:value-type="float" office:value="997.857116699219">
                <text:p>997.85711669921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4000091552734">
                <text:p>8.04000091552734</text:p>
              </table:table-cell>
              <table:table-cell office:value-type="float" office:value="236.605056762695">
                <text:p>236.605056762695</text:p>
              </table:table-cell>
              <table:table-cell office:value-type="float" office:value="4.27018737792969">
                <text:p>4.27018737792969</text:p>
              </table:table-cell>
              <table:table-cell office:value-type="float" office:value="997.842102050781">
                <text:p>997.84210205078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5000019073486">
                <text:p>8.05000019073486</text:p>
              </table:table-cell>
              <table:table-cell office:value-type="float" office:value="236.619979858398">
                <text:p>236.619979858398</text:p>
              </table:table-cell>
              <table:table-cell office:value-type="float" office:value="4.27037763595581">
                <text:p>4.27037763595581</text:p>
              </table:table-cell>
              <table:table-cell office:value-type="float" office:value="997.832641601563">
                <text:p>997.83264160156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600004196167">
                <text:p>8.0600004196167</text:p>
              </table:table-cell>
              <table:table-cell office:value-type="float" office:value="236.63508605957">
                <text:p>236.63508605957</text:p>
              </table:table-cell>
              <table:table-cell office:value-type="float" office:value="4.27072763442993">
                <text:p>4.27072763442993</text:p>
              </table:table-cell>
              <table:table-cell office:value-type="float" office:value="997.825988769531">
                <text:p>997.82598876953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7000064849854">
                <text:p>8.07000064849854</text:p>
              </table:table-cell>
              <table:table-cell office:value-type="float" office:value="236.650588989258">
                <text:p>236.650588989258</text:p>
              </table:table-cell>
              <table:table-cell office:value-type="float" office:value="4.27133893966675">
                <text:p>4.27133893966675</text:p>
              </table:table-cell>
              <table:table-cell office:value-type="float" office:value="997.8232421875">
                <text:p>997.82324218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8000087738037">
                <text:p>8.08000087738037</text:p>
              </table:table-cell>
              <table:table-cell office:value-type="float" office:value="236.666458129883">
                <text:p>236.666458129883</text:p>
              </table:table-cell>
              <table:table-cell office:value-type="float" office:value="4.27211427688599">
                <text:p>4.27211427688599</text:p>
              </table:table-cell>
              <table:table-cell office:value-type="float" office:value="997.825012207031">
                <text:p>997.82501220703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9000015258789">
                <text:p>8.09000015258789</text:p>
              </table:table-cell>
              <table:table-cell office:value-type="float" office:value="236.682281494141">
                <text:p>236.682281494141</text:p>
              </table:table-cell>
              <table:table-cell office:value-type="float" office:value="4.27290010452271">
                <text:p>4.27290010452271</text:p>
              </table:table-cell>
              <table:table-cell office:value-type="float" office:value="997.83203125">
                <text:p>997.832031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10000038146973">
                <text:p>8.10000038146973</text:p>
              </table:table-cell>
              <table:table-cell office:value-type="float" office:value="236.697509765625">
                <text:p>236.697509765625</text:p>
              </table:table-cell>
              <table:table-cell office:value-type="float" office:value="4.27374649047852">
                <text:p>4.27374649047852</text:p>
              </table:table-cell>
              <table:table-cell office:value-type="float" office:value="997.841796875">
                <text:p>997.8417968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1000061035156">
                <text:p>8.11000061035156</text:p>
              </table:table-cell>
              <table:table-cell office:value-type="float" office:value="236.712615966797">
                <text:p>236.712615966797</text:p>
              </table:table-cell>
              <table:table-cell office:value-type="float" office:value="4.27474117279053">
                <text:p>4.27474117279053</text:p>
              </table:table-cell>
              <table:table-cell office:value-type="float" office:value="997.8515625">
                <text:p>997.85156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200008392334">
                <text:p>8.1200008392334</text:p>
              </table:table-cell>
              <table:table-cell office:value-type="float" office:value="236.727722167969">
                <text:p>236.727722167969</text:p>
              </table:table-cell>
              <table:table-cell office:value-type="float" office:value="4.27588319778442">
                <text:p>4.27588319778442</text:p>
              </table:table-cell>
              <table:table-cell office:value-type="float" office:value="997.859313964844">
                <text:p>997.85931396484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3000011444092">
                <text:p>8.13000011444092</text:p>
              </table:table-cell>
              <table:table-cell office:value-type="float" office:value="236.742828369141">
                <text:p>236.742828369141</text:p>
              </table:table-cell>
              <table:table-cell office:value-type="float" office:value="4.27714872360229">
                <text:p>4.27714872360229</text:p>
              </table:table-cell>
              <table:table-cell office:value-type="float" office:value="997.865417480469">
                <text:p>997.86541748046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4000034332275">
                <text:p>8.14000034332275</text:p>
              </table:table-cell>
              <table:table-cell office:value-type="float" office:value="236.757934570313">
                <text:p>236.757934570313</text:p>
              </table:table-cell>
              <table:table-cell office:value-type="float" office:value="4.27837228775024">
                <text:p>4.27837228775024</text:p>
              </table:table-cell>
              <table:table-cell office:value-type="float" office:value="997.870422363281">
                <text:p>997.87042236328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5000057220459">
                <text:p>8.15000057220459</text:p>
              </table:table-cell>
              <table:table-cell office:value-type="float" office:value="236.773040771484">
                <text:p>236.773040771484</text:p>
              </table:table-cell>
              <table:table-cell office:value-type="float" office:value="4.27934503555298">
                <text:p>4.27934503555298</text:p>
              </table:table-cell>
              <table:table-cell office:value-type="float" office:value="997.876831054688">
                <text:p>997.87683105468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6000080108643">
                <text:p>8.16000080108643</text:p>
              </table:table-cell>
              <table:table-cell office:value-type="float" office:value="236.788055419922">
                <text:p>236.788055419922</text:p>
              </table:table-cell>
              <table:table-cell office:value-type="float" office:value="4.28006553649902">
                <text:p>4.28006553649902</text:p>
              </table:table-cell>
              <table:table-cell office:value-type="float" office:value="997.883361816406">
                <text:p>997.88336181640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7000007629395">
                <text:p>8.17000007629395</text:p>
              </table:table-cell>
              <table:table-cell office:value-type="float" office:value="236.801635742188">
                <text:p>236.801635742188</text:p>
              </table:table-cell>
              <table:table-cell office:value-type="float" office:value="4.28062582015991">
                <text:p>4.28062582015991</text:p>
              </table:table-cell>
              <table:table-cell office:value-type="float" office:value="997.889465332031">
                <text:p>997.88946533203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8000030517578">
                <text:p>8.18000030517578</text:p>
              </table:table-cell>
              <table:table-cell office:value-type="float" office:value="236.812225341797">
                <text:p>236.812225341797</text:p>
              </table:table-cell>
              <table:table-cell office:value-type="float" office:value="4.28110551834106">
                <text:p>4.28110551834106</text:p>
              </table:table-cell>
              <table:table-cell office:value-type="float" office:value="997.892395019531">
                <text:p>997.89239501953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9000053405762">
                <text:p>8.19000053405762</text:p>
              </table:table-cell>
              <table:table-cell office:value-type="float" office:value="236.818557739258">
                <text:p>236.818557739258</text:p>
              </table:table-cell>
              <table:table-cell office:value-type="float" office:value="4.28156757354736">
                <text:p>4.28156757354736</text:p>
              </table:table-cell>
              <table:table-cell office:value-type="float" office:value="997.893615722656">
                <text:p>997.89361572265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20000076293945">
                <text:p>8.20000076293945</text:p>
              </table:table-cell>
              <table:table-cell office:value-type="float" office:value="236.8203125">
                <text:p>236.8203125</text:p>
              </table:table-cell>
              <table:table-cell office:value-type="float" office:value="4.28188943862915">
                <text:p>4.28188943862915</text:p>
              </table:table-cell>
              <table:table-cell office:value-type="float" office:value="997.89501953125">
                <text:p>997.895019531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1000003814697">
                <text:p>8.21000003814697</text:p>
              </table:table-cell>
              <table:table-cell office:value-type="float" office:value="236.817581176758">
                <text:p>236.817581176758</text:p>
              </table:table-cell>
              <table:table-cell office:value-type="float" office:value="4.28189563751221">
                <text:p>4.28189563751221</text:p>
              </table:table-cell>
              <table:table-cell office:value-type="float" office:value="997.900817871094">
                <text:p>997.90081787109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2000026702881">
                <text:p>8.22000026702881</text:p>
              </table:table-cell>
              <table:table-cell office:value-type="float" office:value="236.8115234375">
                <text:p>236.8115234375</text:p>
              </table:table-cell>
              <table:table-cell office:value-type="float" office:value="4.2816481590271">
                <text:p>4.2816481590271</text:p>
              </table:table-cell>
              <table:table-cell office:value-type="float" office:value="997.909973144531">
                <text:p>997.90997314453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3000049591064">
                <text:p>8.23000049591064</text:p>
              </table:table-cell>
              <table:table-cell office:value-type="float" office:value="236.803604125977">
                <text:p>236.803604125977</text:p>
              </table:table-cell>
              <table:table-cell office:value-type="float" office:value="4.28130578994751">
                <text:p>4.28130578994751</text:p>
              </table:table-cell>
              <table:table-cell office:value-type="float" office:value="997.919128417969">
                <text:p>997.91912841796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4000072479248">
                <text:p>8.24000072479248</text:p>
              </table:table-cell>
              <table:table-cell office:value-type="float" office:value="236.795593261719">
                <text:p>236.795593261719</text:p>
              </table:table-cell>
              <table:table-cell office:value-type="float" office:value="4.28097772598267">
                <text:p>4.28097772598267</text:p>
              </table:table-cell>
              <table:table-cell office:value-type="float" office:value="997.924926757813">
                <text:p>997.92492675781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5000095367432">
                <text:p>8.25000095367432</text:p>
              </table:table-cell>
              <table:table-cell office:value-type="float" office:value="236.789184570313">
                <text:p>236.789184570313</text:p>
              </table:table-cell>
              <table:table-cell office:value-type="float" office:value="4.28076887130737">
                <text:p>4.28076887130737</text:p>
              </table:table-cell>
              <table:table-cell office:value-type="float" office:value="997.92529296875">
                <text:p>997.925292968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6000022888184">
                <text:p>8.26000022888184</text:p>
              </table:table-cell>
              <table:table-cell office:value-type="float" office:value="236.785675048828">
                <text:p>236.785675048828</text:p>
              </table:table-cell>
              <table:table-cell office:value-type="float" office:value="4.28063201904297">
                <text:p>4.28063201904297</text:p>
              </table:table-cell>
              <table:table-cell office:value-type="float" office:value="997.920166015625">
                <text:p>997.92016601562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7000045776367">
                <text:p>8.27000045776367</text:p>
              </table:table-cell>
              <table:table-cell office:value-type="float" office:value="236.785125732422">
                <text:p>236.785125732422</text:p>
              </table:table-cell>
              <table:table-cell office:value-type="float" office:value="4.28042984008789">
                <text:p>4.28042984008789</text:p>
              </table:table-cell>
              <table:table-cell office:value-type="float" office:value="997.912841796875">
                <text:p>997.91284179687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8000068664551">
                <text:p>8.28000068664551</text:p>
              </table:table-cell>
              <table:table-cell office:value-type="float" office:value="236.786270141602">
                <text:p>236.786270141602</text:p>
              </table:table-cell>
              <table:table-cell office:value-type="float" office:value="4.28019857406616">
                <text:p>4.28019857406616</text:p>
              </table:table-cell>
              <table:table-cell office:value-type="float" office:value="997.905517578125">
                <text:p>997.9055175781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9000091552734">
                <text:p>8.29000091552734</text:p>
              </table:table-cell>
              <table:table-cell office:value-type="float" office:value="236.787216186523">
                <text:p>236.787216186523</text:p>
              </table:table-cell>
              <table:table-cell office:value-type="float" office:value="4.28003644943237">
                <text:p>4.28003644943237</text:p>
              </table:table-cell>
              <table:table-cell office:value-type="float" office:value="997.898193359375">
                <text:p>997.8981933593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30000019073486">
                <text:p>8.30000019073486</text:p>
              </table:table-cell>
              <table:table-cell office:value-type="float" office:value="236.7861328125">
                <text:p>236.7861328125</text:p>
              </table:table-cell>
              <table:table-cell office:value-type="float" office:value="4.27998304367065">
                <text:p>4.27998304367065</text:p>
              </table:table-cell>
              <table:table-cell office:value-type="float" office:value="997.890869140625">
                <text:p>997.8908691406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100004196167">
                <text:p>8.3100004196167</text:p>
              </table:table-cell>
              <table:table-cell office:value-type="float" office:value="236.782012939453">
                <text:p>236.782012939453</text:p>
              </table:table-cell>
              <table:table-cell office:value-type="float" office:value="4.28005790710449">
                <text:p>4.28005790710449</text:p>
              </table:table-cell>
              <table:table-cell office:value-type="float" office:value="997.8857421875">
                <text:p>997.88574218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2000064849854">
                <text:p>8.32000064849854</text:p>
              </table:table-cell>
              <table:table-cell office:value-type="float" office:value="236.774841308594">
                <text:p>236.774841308594</text:p>
              </table:table-cell>
              <table:table-cell office:value-type="float" office:value="4.28011178970337">
                <text:p>4.28011178970337</text:p>
              </table:table-cell>
              <table:table-cell office:value-type="float" office:value="997.883483886719">
                <text:p>997.8834838867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3000087738037">
                <text:p>8.33000087738037</text:p>
              </table:table-cell>
              <table:table-cell office:value-type="float" office:value="236.764617919922">
                <text:p>236.764617919922</text:p>
              </table:table-cell>
              <table:table-cell office:value-type="float" office:value="4.27993822097778">
                <text:p>4.27993822097778</text:p>
              </table:table-cell>
              <table:table-cell office:value-type="float" office:value="997.885559082031">
                <text:p>997.88555908203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4000015258789">
                <text:p>8.34000015258789</text:p>
              </table:table-cell>
              <table:table-cell office:value-type="float" office:value="236.751388549805">
                <text:p>236.751388549805</text:p>
              </table:table-cell>
              <table:table-cell office:value-type="float" office:value="4.27957916259766">
                <text:p>4.27957916259766</text:p>
              </table:table-cell>
              <table:table-cell office:value-type="float" office:value="997.889831542969">
                <text:p>997.88983154296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5000038146973">
                <text:p>8.35000038146973</text:p>
              </table:table-cell>
              <table:table-cell office:value-type="float" office:value="236.736251831055">
                <text:p>236.736251831055</text:p>
              </table:table-cell>
              <table:table-cell office:value-type="float" office:value="4.27917432785034">
                <text:p>4.27917432785034</text:p>
              </table:table-cell>
              <table:table-cell office:value-type="float" office:value="997.894104003906">
                <text:p>997.89410400390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6000061035156">
                <text:p>8.36000061035156</text:p>
              </table:table-cell>
              <table:table-cell office:value-type="float" office:value="236.720687866211">
                <text:p>236.720687866211</text:p>
              </table:table-cell>
              <table:table-cell office:value-type="float" office:value="4.2787823677063">
                <text:p>4.2787823677063</text:p>
              </table:table-cell>
              <table:table-cell office:value-type="float" office:value="997.897094726563">
                <text:p>997.89709472656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700008392334">
                <text:p>8.3700008392334</text:p>
              </table:table-cell>
              <table:table-cell office:value-type="float" office:value="236.70556640625">
                <text:p>236.70556640625</text:p>
              </table:table-cell>
              <table:table-cell office:value-type="float" office:value="4.27842664718628">
                <text:p>4.27842664718628</text:p>
              </table:table-cell>
              <table:table-cell office:value-type="float" office:value="997.899536132813">
                <text:p>997.8995361328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8000011444092">
                <text:p>8.38000011444092</text:p>
              </table:table-cell>
              <table:table-cell office:value-type="float" office:value="236.691864013672">
                <text:p>236.691864013672</text:p>
              </table:table-cell>
              <table:table-cell office:value-type="float" office:value="4.27797079086304">
                <text:p>4.27797079086304</text:p>
              </table:table-cell>
              <table:table-cell office:value-type="float" office:value="997.901977539063">
                <text:p>997.90197753906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9000034332275">
                <text:p>8.39000034332275</text:p>
              </table:table-cell>
              <table:table-cell office:value-type="float" office:value="236.679306030273">
                <text:p>236.679306030273</text:p>
              </table:table-cell>
              <table:table-cell office:value-type="float" office:value="4.27719497680664">
                <text:p>4.27719497680664</text:p>
              </table:table-cell>
              <table:table-cell office:value-type="float" office:value="997.905212402344">
                <text:p>997.90521240234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40000057220459">
                <text:p>8.40000057220459</text:p>
              </table:table-cell>
              <table:table-cell office:value-type="float" office:value="236.668243408203">
                <text:p>236.668243408203</text:p>
              </table:table-cell>
              <table:table-cell office:value-type="float" office:value="4.27609777450562">
                <text:p>4.27609777450562</text:p>
              </table:table-cell>
              <table:table-cell office:value-type="float" office:value="997.90673828125">
                <text:p>997.906738281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1000080108643">
                <text:p>8.41000080108643</text:p>
              </table:table-cell>
              <table:table-cell office:value-type="float" office:value="236.659255981445">
                <text:p>236.659255981445</text:p>
              </table:table-cell>
              <table:table-cell office:value-type="float" office:value="4.27484607696533">
                <text:p>4.27484607696533</text:p>
              </table:table-cell>
              <table:table-cell office:value-type="float" office:value="997.907287597656">
                <text:p>997.90728759765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2000007629395">
                <text:p>8.42000007629395</text:p>
              </table:table-cell>
              <table:table-cell office:value-type="float" office:value="236.654144287109">
                <text:p>236.654144287109</text:p>
              </table:table-cell>
              <table:table-cell office:value-type="float" office:value="4.27368927001953">
                <text:p>4.27368927001953</text:p>
              </table:table-cell>
              <table:table-cell office:value-type="float" office:value="997.904113769531">
                <text:p>997.90411376953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3000030517578">
                <text:p>8.43000030517578</text:p>
              </table:table-cell>
              <table:table-cell office:value-type="float" office:value="236.653610229492">
                <text:p>236.653610229492</text:p>
              </table:table-cell>
              <table:table-cell office:value-type="float" office:value="4.27292156219482">
                <text:p>4.27292156219482</text:p>
              </table:table-cell>
              <table:table-cell office:value-type="float" office:value="997.899475097656">
                <text:p>997.89947509765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4000053405762">
                <text:p>8.44000053405762</text:p>
              </table:table-cell>
              <table:table-cell office:value-type="float" office:value="236.657424926758">
                <text:p>236.657424926758</text:p>
              </table:table-cell>
              <table:table-cell office:value-type="float" office:value="4.27256107330322">
                <text:p>4.27256107330322</text:p>
              </table:table-cell>
              <table:table-cell office:value-type="float" office:value="997.895263671875">
                <text:p>997.8952636718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5000076293945">
                <text:p>8.45000076293945</text:p>
              </table:table-cell>
              <table:table-cell office:value-type="float" office:value="236.664215087891">
                <text:p>236.664215087891</text:p>
              </table:table-cell>
              <table:table-cell office:value-type="float" office:value="4.27239656448364">
                <text:p>4.27239656448364</text:p>
              </table:table-cell>
              <table:table-cell office:value-type="float" office:value="997.894958496094">
                <text:p>997.89495849609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6000099182129">
                <text:p>8.46000099182129</text:p>
              </table:table-cell>
              <table:table-cell office:value-type="float" office:value="236.672256469727">
                <text:p>236.672256469727</text:p>
              </table:table-cell>
              <table:table-cell office:value-type="float" office:value="4.27240371704102">
                <text:p>4.27240371704102</text:p>
              </table:table-cell>
              <table:table-cell office:value-type="float" office:value="997.897399902344">
                <text:p>997.89739990234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7000026702881">
                <text:p>8.47000026702881</text:p>
              </table:table-cell>
              <table:table-cell office:value-type="float" office:value="236.679916381836">
                <text:p>236.679916381836</text:p>
              </table:table-cell>
              <table:table-cell office:value-type="float" office:value="4.27264451980591">
                <text:p>4.27264451980591</text:p>
              </table:table-cell>
              <table:table-cell office:value-type="float" office:value="997.899841308594">
                <text:p>997.89984130859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8000049591064">
                <text:p>8.48000049591064</text:p>
              </table:table-cell>
              <table:table-cell office:value-type="float" office:value="236.686096191406">
                <text:p>236.686096191406</text:p>
              </table:table-cell>
              <table:table-cell office:value-type="float" office:value="4.27312421798706">
                <text:p>4.27312421798706</text:p>
              </table:table-cell>
              <table:table-cell office:value-type="float" office:value="997.902282714844">
                <text:p>997.9022827148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9000072479248">
                <text:p>8.49000072479248</text:p>
              </table:table-cell>
              <table:table-cell office:value-type="float" office:value="236.69075012207">
                <text:p>236.69075012207</text:p>
              </table:table-cell>
              <table:table-cell office:value-type="float" office:value="4.2738561630249">
                <text:p>4.2738561630249</text:p>
              </table:table-cell>
              <table:table-cell office:value-type="float" office:value="997.904724121094">
                <text:p>997.90472412109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50000095367432">
                <text:p>8.50000095367432</text:p>
              </table:table-cell>
              <table:table-cell office:value-type="float" office:value="236.693634033203">
                <text:p>236.693634033203</text:p>
              </table:table-cell>
              <table:table-cell office:value-type="float" office:value="4.27471160888672">
                <text:p>4.27471160888672</text:p>
              </table:table-cell>
              <table:table-cell office:value-type="float" office:value="997.906066894531">
                <text:p>997.90606689453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1000022888184">
                <text:p>8.51000022888184</text:p>
              </table:table-cell>
              <table:table-cell office:value-type="float" office:value="236.6943359375">
                <text:p>236.6943359375</text:p>
              </table:table-cell>
              <table:table-cell office:value-type="float" office:value="4.27546262741089">
                <text:p>4.27546262741089</text:p>
              </table:table-cell>
              <table:table-cell office:value-type="float" office:value="997.908508300781">
                <text:p>997.90850830078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2000045776367">
                <text:p>8.52000045776367</text:p>
              </table:table-cell>
              <table:table-cell office:value-type="float" office:value="236.692199707031">
                <text:p>236.692199707031</text:p>
              </table:table-cell>
              <table:table-cell office:value-type="float" office:value="4.2760591506958">
                <text:p>4.2760591506958</text:p>
              </table:table-cell>
              <table:table-cell office:value-type="float" office:value="997.912170410156">
                <text:p>997.9121704101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